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dvent24_day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string" table:style-name="ce4">
            <text:p>SortA</text:p>
          </table:table-cell>
          <table:table-cell office:value-type="string" table:style-name="ce4">
            <text:p>SortB</text:p>
          </table:table-cell>
          <table:table-cell office:value-type="string" table:style-name="ce4">
            <text:p>dif</text:p>
          </table:table-cell>
          <table:table-cell office:value-type="string" table:style-name="ce4">
            <text:p>unique</text:p>
          </table:table-cell>
          <table:table-cell office:value-type="string" table:style-name="ce4">
            <text:p>count*num</text:p>
          </table:table-cell>
          <table:table-cell table:number-columns-repeated="16377" table:style-name="ce5"/>
        </table:table-row>
        <table:table-row table:style-name="ro1">
          <table:table-cell office:value-type="float" office:value="23238" table:style-name="ce2">
            <text:p>23238</text:p>
          </table:table-cell>
          <table:table-cell office:value-type="float" office:value="26034" table:style-name="ce2">
            <text:p>26034</text:p>
          </table:table-cell>
          <table:table-cell office:value-type="float" office:value="10058" table:formula="of:=COM.MICROSOFT.SINGLE(COM.MICROSOFT.SORT([.A$2:.A1001]))" table:style-name="ce3">
            <text:p>10058</text:p>
          </table:table-cell>
          <table:table-cell office:value-type="float" office:value="10017" table:formula="of:=COM.MICROSOFT.SINGLE(COM.MICROSOFT.SORT([.B$2:.B1001]))" table:style-name="ce3">
            <text:p>10017</text:p>
          </table:table-cell>
          <table:table-cell office:value-type="float" office:value="41" table:formula="of:=ABS([.D2]-[.C2])" table:style-name="ce3">
            <text:p>41</text:p>
          </table:table-cell>
          <table:table-cell office:value-type="float" office:value="10058" table:formula="of:=IFERROR(COM.MICROSOFT.SINGLE(__xludf.dummyfunction(&quot;UNIQUE(C2:C1001)&quot;));10058)" table:style-name="ce3">
            <text:p>10058</text:p>
          </table:table-cell>
          <table:table-cell office:value-type="float" office:value="0" table:formula="of:=COUNTIF([.D$2:.D1001];[.F2])*[.F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370" table:style-name="ce2">
            <text:p>94370</text:p>
          </table:table-cell>
          <table:table-cell office:value-type="float" office:value="90190" table:style-name="ce2">
            <text:p>90190</text:p>
          </table:table-cell>
          <table:table-cell office:value-type="float" office:value="10076" table:style-name="ce3">
            <text:p>10076</text:p>
          </table:table-cell>
          <table:table-cell office:value-type="float" office:value="10170" table:style-name="ce3">
            <text:p>10170</text:p>
          </table:table-cell>
          <table:table-cell office:value-type="float" office:value="94" table:formula="of:=ABS([.D3]-[.C3])" table:style-name="ce3">
            <text:p>94</text:p>
          </table:table-cell>
          <table:table-cell office:value-type="float" office:value="10076" table:formula="of:=IFERROR(COM.MICROSOFT.SINGLE(__xludf.dummyfunction(&quot;&quot;&quot;COMPUTED_VALUE&quot;&quot;&quot;));10076)" table:style-name="ce3">
            <text:p>10076</text:p>
          </table:table-cell>
          <table:table-cell office:value-type="float" office:value="0" table:formula="of:=COUNTIF([.D$2:.D1002];[.F3])*[.F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509" table:style-name="ce2">
            <text:p>15509</text:p>
          </table:table-cell>
          <table:table-cell office:value-type="float" office:value="72666" table:style-name="ce2">
            <text:p>72666</text:p>
          </table:table-cell>
          <table:table-cell office:value-type="float" office:value="10094" table:style-name="ce3">
            <text:p>10094</text:p>
          </table:table-cell>
          <table:table-cell office:value-type="float" office:value="10207" table:style-name="ce3">
            <text:p>10207</text:p>
          </table:table-cell>
          <table:table-cell office:value-type="float" office:value="113" table:formula="of:=ABS([.D4]-[.C4])" table:style-name="ce3">
            <text:p>113</text:p>
          </table:table-cell>
          <table:table-cell office:value-type="float" office:value="10094" table:formula="of:=IFERROR(COM.MICROSOFT.SINGLE(__xludf.dummyfunction(&quot;&quot;&quot;COMPUTED_VALUE&quot;&quot;&quot;));10094)" table:style-name="ce3">
            <text:p>10094</text:p>
          </table:table-cell>
          <table:table-cell office:value-type="float" office:value="0" table:formula="of:=COUNTIF([.D$2:.D1003];[.F4])*[.F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816" table:style-name="ce2">
            <text:p>48816</text:p>
          </table:table-cell>
          <table:table-cell office:value-type="float" office:value="23909" table:style-name="ce2">
            <text:p>23909</text:p>
          </table:table-cell>
          <table:table-cell office:value-type="float" office:value="10126" table:style-name="ce3">
            <text:p>10126</text:p>
          </table:table-cell>
          <table:table-cell office:value-type="float" office:value="10266" table:style-name="ce3">
            <text:p>10266</text:p>
          </table:table-cell>
          <table:table-cell office:value-type="float" office:value="140" table:formula="of:=ABS([.D5]-[.C5])" table:style-name="ce3">
            <text:p>140</text:p>
          </table:table-cell>
          <table:table-cell office:value-type="float" office:value="10126" table:formula="of:=IFERROR(COM.MICROSOFT.SINGLE(__xludf.dummyfunction(&quot;&quot;&quot;COMPUTED_VALUE&quot;&quot;&quot;));10126)" table:style-name="ce3">
            <text:p>10126</text:p>
          </table:table-cell>
          <table:table-cell office:value-type="float" office:value="0" table:formula="of:=COUNTIF([.D$2:.D1004];[.F5])*[.F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300" table:style-name="ce2">
            <text:p>31300</text:p>
          </table:table-cell>
          <table:table-cell office:value-type="float" office:value="40420" table:style-name="ce2">
            <text:p>40420</text:p>
          </table:table-cell>
          <table:table-cell office:value-type="float" office:value="10231" table:style-name="ce3">
            <text:p>10231</text:p>
          </table:table-cell>
          <table:table-cell office:value-type="float" office:value="10375" table:style-name="ce3">
            <text:p>10375</text:p>
          </table:table-cell>
          <table:table-cell office:value-type="float" office:value="144" table:formula="of:=ABS([.D6]-[.C6])" table:style-name="ce3">
            <text:p>144</text:p>
          </table:table-cell>
          <table:table-cell office:value-type="float" office:value="10231" table:formula="of:=IFERROR(COM.MICROSOFT.SINGLE(__xludf.dummyfunction(&quot;&quot;&quot;COMPUTED_VALUE&quot;&quot;&quot;));10231)" table:style-name="ce3">
            <text:p>10231</text:p>
          </table:table-cell>
          <table:table-cell office:value-type="float" office:value="0" table:formula="of:=COUNTIF([.D$2:.D1005];[.F6])*[.F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729" table:style-name="ce2">
            <text:p>14729</text:p>
          </table:table-cell>
          <table:table-cell office:value-type="float" office:value="97519" table:style-name="ce2">
            <text:p>97519</text:p>
          </table:table-cell>
          <table:table-cell office:value-type="float" office:value="10342" table:style-name="ce3">
            <text:p>10342</text:p>
          </table:table-cell>
          <table:table-cell office:value-type="float" office:value="10443" table:style-name="ce3">
            <text:p>10443</text:p>
          </table:table-cell>
          <table:table-cell office:value-type="float" office:value="101" table:formula="of:=ABS([.D7]-[.C7])" table:style-name="ce3">
            <text:p>101</text:p>
          </table:table-cell>
          <table:table-cell office:value-type="float" office:value="10342" table:formula="of:=IFERROR(COM.MICROSOFT.SINGLE(__xludf.dummyfunction(&quot;&quot;&quot;COMPUTED_VALUE&quot;&quot;&quot;));10342)" table:style-name="ce3">
            <text:p>10342</text:p>
          </table:table-cell>
          <table:table-cell office:value-type="float" office:value="0" table:formula="of:=COUNTIF([.D$2:.D1006];[.F7])*[.F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167" table:style-name="ce2">
            <text:p>47167</text:p>
          </table:table-cell>
          <table:table-cell office:value-type="float" office:value="21596" table:style-name="ce2">
            <text:p>21596</text:p>
          </table:table-cell>
          <table:table-cell office:value-type="float" office:value="10427" table:style-name="ce3">
            <text:p>10427</text:p>
          </table:table-cell>
          <table:table-cell office:value-type="float" office:value="10616" table:style-name="ce3">
            <text:p>10616</text:p>
          </table:table-cell>
          <table:table-cell office:value-type="float" office:value="189" table:formula="of:=ABS([.D8]-[.C8])" table:style-name="ce3">
            <text:p>189</text:p>
          </table:table-cell>
          <table:table-cell office:value-type="float" office:value="10427" table:formula="of:=IFERROR(COM.MICROSOFT.SINGLE(__xludf.dummyfunction(&quot;&quot;&quot;COMPUTED_VALUE&quot;&quot;&quot;));10427)" table:style-name="ce3">
            <text:p>10427</text:p>
          </table:table-cell>
          <table:table-cell office:value-type="float" office:value="0" table:formula="of:=COUNTIF([.D$2:.D1007];[.F8])*[.F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644" table:style-name="ce2">
            <text:p>18644</text:p>
          </table:table-cell>
          <table:table-cell office:value-type="float" office:value="62370" table:style-name="ce2">
            <text:p>62370</text:p>
          </table:table-cell>
          <table:table-cell office:value-type="float" office:value="10551" table:style-name="ce3">
            <text:p>10551</text:p>
          </table:table-cell>
          <table:table-cell office:value-type="float" office:value="10729" table:style-name="ce3">
            <text:p>10729</text:p>
          </table:table-cell>
          <table:table-cell office:value-type="float" office:value="178" table:formula="of:=ABS([.D9]-[.C9])" table:style-name="ce3">
            <text:p>178</text:p>
          </table:table-cell>
          <table:table-cell office:value-type="float" office:value="10551" table:formula="of:=IFERROR(COM.MICROSOFT.SINGLE(__xludf.dummyfunction(&quot;&quot;&quot;COMPUTED_VALUE&quot;&quot;&quot;));10551)" table:style-name="ce3">
            <text:p>10551</text:p>
          </table:table-cell>
          <table:table-cell office:value-type="float" office:value="0" table:formula="of:=COUNTIF([.D$2:.D1008];[.F9])*[.F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058" table:style-name="ce2">
            <text:p>10058</text:p>
          </table:table-cell>
          <table:table-cell office:value-type="float" office:value="89257" table:style-name="ce2">
            <text:p>89257</text:p>
          </table:table-cell>
          <table:table-cell office:value-type="float" office:value="10612" table:style-name="ce3">
            <text:p>10612</text:p>
          </table:table-cell>
          <table:table-cell office:value-type="float" office:value="10758" table:style-name="ce3">
            <text:p>10758</text:p>
          </table:table-cell>
          <table:table-cell office:value-type="float" office:value="146" table:formula="of:=ABS([.D10]-[.C10])" table:style-name="ce3">
            <text:p>146</text:p>
          </table:table-cell>
          <table:table-cell office:value-type="float" office:value="10612" table:formula="of:=IFERROR(COM.MICROSOFT.SINGLE(__xludf.dummyfunction(&quot;&quot;&quot;COMPUTED_VALUE&quot;&quot;&quot;));10612)" table:style-name="ce3">
            <text:p>10612</text:p>
          </table:table-cell>
          <table:table-cell office:value-type="float" office:value="0" table:formula="of:=COUNTIF([.D$2:.D1009];[.F10])*[.F1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802" table:style-name="ce2">
            <text:p>15802</text:p>
          </table:table-cell>
          <table:table-cell office:value-type="float" office:value="28645" table:style-name="ce2">
            <text:p>28645</text:p>
          </table:table-cell>
          <table:table-cell office:value-type="float" office:value="10638" table:style-name="ce3">
            <text:p>10638</text:p>
          </table:table-cell>
          <table:table-cell office:value-type="float" office:value="10985" table:style-name="ce3">
            <text:p>10985</text:p>
          </table:table-cell>
          <table:table-cell office:value-type="float" office:value="347" table:formula="of:=ABS([.D11]-[.C11])" table:style-name="ce3">
            <text:p>347</text:p>
          </table:table-cell>
          <table:table-cell office:value-type="float" office:value="10638" table:formula="of:=IFERROR(COM.MICROSOFT.SINGLE(__xludf.dummyfunction(&quot;&quot;&quot;COMPUTED_VALUE&quot;&quot;&quot;));10638)" table:style-name="ce3">
            <text:p>10638</text:p>
          </table:table-cell>
          <table:table-cell office:value-type="float" office:value="0" table:formula="of:=COUNTIF([.D$2:.D1010];[.F11])*[.F1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557" table:style-name="ce2">
            <text:p>63557</text:p>
          </table:table-cell>
          <table:table-cell office:value-type="float" office:value="90190" table:style-name="ce2">
            <text:p>90190</text:p>
          </table:table-cell>
          <table:table-cell office:value-type="float" office:value="10747" table:style-name="ce3">
            <text:p>10747</text:p>
          </table:table-cell>
          <table:table-cell office:value-type="float" office:value="11022" table:style-name="ce3">
            <text:p>11022</text:p>
          </table:table-cell>
          <table:table-cell office:value-type="float" office:value="275" table:formula="of:=ABS([.D12]-[.C12])" table:style-name="ce3">
            <text:p>275</text:p>
          </table:table-cell>
          <table:table-cell office:value-type="float" office:value="10747" table:formula="of:=IFERROR(COM.MICROSOFT.SINGLE(__xludf.dummyfunction(&quot;&quot;&quot;COMPUTED_VALUE&quot;&quot;&quot;));10747)" table:style-name="ce3">
            <text:p>10747</text:p>
          </table:table-cell>
          <table:table-cell office:value-type="float" office:value="0" table:formula="of:=COUNTIF([.D$2:.D1011];[.F12])*[.F1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6676" table:style-name="ce2">
            <text:p>66676</text:p>
          </table:table-cell>
          <table:table-cell office:value-type="float" office:value="90412" table:style-name="ce2">
            <text:p>90412</text:p>
          </table:table-cell>
          <table:table-cell office:value-type="float" office:value="10856" table:style-name="ce3">
            <text:p>10856</text:p>
          </table:table-cell>
          <table:table-cell office:value-type="float" office:value="11041" table:style-name="ce3">
            <text:p>11041</text:p>
          </table:table-cell>
          <table:table-cell office:value-type="float" office:value="185" table:formula="of:=ABS([.D13]-[.C13])" table:style-name="ce3">
            <text:p>185</text:p>
          </table:table-cell>
          <table:table-cell office:value-type="float" office:value="10856" table:formula="of:=IFERROR(COM.MICROSOFT.SINGLE(__xludf.dummyfunction(&quot;&quot;&quot;COMPUTED_VALUE&quot;&quot;&quot;));10856)" table:style-name="ce3">
            <text:p>10856</text:p>
          </table:table-cell>
          <table:table-cell office:value-type="float" office:value="0" table:formula="of:=COUNTIF([.D$2:.D1012];[.F13])*[.F1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5224" table:style-name="ce2">
            <text:p>95224</text:p>
          </table:table-cell>
          <table:table-cell office:value-type="float" office:value="92079" table:style-name="ce2">
            <text:p>92079</text:p>
          </table:table-cell>
          <table:table-cell office:value-type="float" office:value="10865" table:style-name="ce3">
            <text:p>10865</text:p>
          </table:table-cell>
          <table:table-cell office:value-type="float" office:value="11244" table:style-name="ce3">
            <text:p>11244</text:p>
          </table:table-cell>
          <table:table-cell office:value-type="float" office:value="379" table:formula="of:=ABS([.D14]-[.C14])" table:style-name="ce3">
            <text:p>379</text:p>
          </table:table-cell>
          <table:table-cell office:value-type="float" office:value="10865" table:formula="of:=IFERROR(COM.MICROSOFT.SINGLE(__xludf.dummyfunction(&quot;&quot;&quot;COMPUTED_VALUE&quot;&quot;&quot;));10865)" table:style-name="ce3">
            <text:p>10865</text:p>
          </table:table-cell>
          <table:table-cell office:value-type="float" office:value="0" table:formula="of:=COUNTIF([.D$2:.D1013];[.F14])*[.F1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0517" table:style-name="ce2">
            <text:p>20517</text:p>
          </table:table-cell>
          <table:table-cell office:value-type="float" office:value="91403" table:style-name="ce2">
            <text:p>91403</text:p>
          </table:table-cell>
          <table:table-cell office:value-type="float" office:value="10868" table:style-name="ce3">
            <text:p>10868</text:p>
          </table:table-cell>
          <table:table-cell office:value-type="float" office:value="11251" table:style-name="ce3">
            <text:p>11251</text:p>
          </table:table-cell>
          <table:table-cell office:value-type="float" office:value="383" table:formula="of:=ABS([.D15]-[.C15])" table:style-name="ce3">
            <text:p>383</text:p>
          </table:table-cell>
          <table:table-cell office:value-type="float" office:value="10868" table:formula="of:=IFERROR(COM.MICROSOFT.SINGLE(__xludf.dummyfunction(&quot;&quot;&quot;COMPUTED_VALUE&quot;&quot;&quot;));10868)" table:style-name="ce3">
            <text:p>10868</text:p>
          </table:table-cell>
          <table:table-cell office:value-type="float" office:value="0" table:formula="of:=COUNTIF([.D$2:.D1014];[.F15])*[.F1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3109" table:style-name="ce2">
            <text:p>33109</text:p>
          </table:table-cell>
          <table:table-cell office:value-type="float" office:value="13140" table:style-name="ce2">
            <text:p>13140</text:p>
          </table:table-cell>
          <table:table-cell office:value-type="float" office:value="10937" table:style-name="ce3">
            <text:p>10937</text:p>
          </table:table-cell>
          <table:table-cell office:value-type="float" office:value="11369" table:style-name="ce3">
            <text:p>11369</text:p>
          </table:table-cell>
          <table:table-cell office:value-type="float" office:value="432" table:formula="of:=ABS([.D16]-[.C16])" table:style-name="ce3">
            <text:p>432</text:p>
          </table:table-cell>
          <table:table-cell office:value-type="float" office:value="10937" table:formula="of:=IFERROR(COM.MICROSOFT.SINGLE(__xludf.dummyfunction(&quot;&quot;&quot;COMPUTED_VALUE&quot;&quot;&quot;));10937)" table:style-name="ce3">
            <text:p>10937</text:p>
          </table:table-cell>
          <table:table-cell office:value-type="float" office:value="0" table:formula="of:=COUNTIF([.D$2:.D1015];[.F16])*[.F1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8060" table:style-name="ce2">
            <text:p>58060</text:p>
          </table:table-cell>
          <table:table-cell office:value-type="float" office:value="17075" table:style-name="ce2">
            <text:p>17075</text:p>
          </table:table-cell>
          <table:table-cell office:value-type="float" office:value="11295" table:style-name="ce3">
            <text:p>11295</text:p>
          </table:table-cell>
          <table:table-cell office:value-type="float" office:value="11417" table:style-name="ce3">
            <text:p>11417</text:p>
          </table:table-cell>
          <table:table-cell office:value-type="float" office:value="122" table:formula="of:=ABS([.D17]-[.C17])" table:style-name="ce3">
            <text:p>122</text:p>
          </table:table-cell>
          <table:table-cell office:value-type="float" office:value="11295" table:formula="of:=IFERROR(COM.MICROSOFT.SINGLE(__xludf.dummyfunction(&quot;&quot;&quot;COMPUTED_VALUE&quot;&quot;&quot;));11295)" table:style-name="ce3">
            <text:p>11295</text:p>
          </table:table-cell>
          <table:table-cell office:value-type="float" office:value="0" table:formula="of:=COUNTIF([.D$2:.D1016];[.F17])*[.F1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986" table:style-name="ce2">
            <text:p>63986</text:p>
          </table:table-cell>
          <table:table-cell office:value-type="float" office:value="35300" table:style-name="ce2">
            <text:p>35300</text:p>
          </table:table-cell>
          <table:table-cell office:value-type="float" office:value="11496" table:style-name="ce3">
            <text:p>11496</text:p>
          </table:table-cell>
          <table:table-cell office:value-type="float" office:value="11968" table:style-name="ce3">
            <text:p>11968</text:p>
          </table:table-cell>
          <table:table-cell office:value-type="float" office:value="472" table:formula="of:=ABS([.D18]-[.C18])" table:style-name="ce3">
            <text:p>472</text:p>
          </table:table-cell>
          <table:table-cell office:value-type="float" office:value="11496" table:formula="of:=IFERROR(COM.MICROSOFT.SINGLE(__xludf.dummyfunction(&quot;&quot;&quot;COMPUTED_VALUE&quot;&quot;&quot;));11496)" table:style-name="ce3">
            <text:p>11496</text:p>
          </table:table-cell>
          <table:table-cell office:value-type="float" office:value="0" table:formula="of:=COUNTIF([.D$2:.D1017];[.F18])*[.F1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785" table:style-name="ce2">
            <text:p>92785</text:p>
          </table:table-cell>
          <table:table-cell office:value-type="float" office:value="33038" table:style-name="ce2">
            <text:p>33038</text:p>
          </table:table-cell>
          <table:table-cell office:value-type="float" office:value="11531" table:style-name="ce3">
            <text:p>11531</text:p>
          </table:table-cell>
          <table:table-cell office:value-type="float" office:value="11978" table:style-name="ce3">
            <text:p>11978</text:p>
          </table:table-cell>
          <table:table-cell office:value-type="float" office:value="447" table:formula="of:=ABS([.D19]-[.C19])" table:style-name="ce3">
            <text:p>447</text:p>
          </table:table-cell>
          <table:table-cell office:value-type="float" office:value="11531" table:formula="of:=IFERROR(COM.MICROSOFT.SINGLE(__xludf.dummyfunction(&quot;&quot;&quot;COMPUTED_VALUE&quot;&quot;&quot;));11531)" table:style-name="ce3">
            <text:p>11531</text:p>
          </table:table-cell>
          <table:table-cell office:value-type="float" office:value="0" table:formula="of:=COUNTIF([.D$2:.D1018];[.F19])*[.F1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525" table:style-name="ce2">
            <text:p>75525</text:p>
          </table:table-cell>
          <table:table-cell office:value-type="float" office:value="55696" table:style-name="ce2">
            <text:p>55696</text:p>
          </table:table-cell>
          <table:table-cell office:value-type="float" office:value="11537" table:style-name="ce3">
            <text:p>11537</text:p>
          </table:table-cell>
          <table:table-cell office:value-type="float" office:value="12243" table:style-name="ce3">
            <text:p>12243</text:p>
          </table:table-cell>
          <table:table-cell office:value-type="float" office:value="706" table:formula="of:=ABS([.D20]-[.C20])" table:style-name="ce3">
            <text:p>706</text:p>
          </table:table-cell>
          <table:table-cell office:value-type="float" office:value="11537" table:formula="of:=IFERROR(COM.MICROSOFT.SINGLE(__xludf.dummyfunction(&quot;&quot;&quot;COMPUTED_VALUE&quot;&quot;&quot;));11537)" table:style-name="ce3">
            <text:p>11537</text:p>
          </table:table-cell>
          <table:table-cell office:value-type="float" office:value="0" table:formula="of:=COUNTIF([.D$2:.D1019];[.F20])*[.F2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034" table:style-name="ce2">
            <text:p>91034</text:p>
          </table:table-cell>
          <table:table-cell office:value-type="float" office:value="12712" table:style-name="ce2">
            <text:p>12712</text:p>
          </table:table-cell>
          <table:table-cell office:value-type="float" office:value="11651" table:style-name="ce3">
            <text:p>11651</text:p>
          </table:table-cell>
          <table:table-cell office:value-type="float" office:value="12392" table:style-name="ce3">
            <text:p>12392</text:p>
          </table:table-cell>
          <table:table-cell office:value-type="float" office:value="741" table:formula="of:=ABS([.D21]-[.C21])" table:style-name="ce3">
            <text:p>741</text:p>
          </table:table-cell>
          <table:table-cell office:value-type="float" office:value="11651" table:formula="of:=IFERROR(COM.MICROSOFT.SINGLE(__xludf.dummyfunction(&quot;&quot;&quot;COMPUTED_VALUE&quot;&quot;&quot;));11651)" table:style-name="ce3">
            <text:p>11651</text:p>
          </table:table-cell>
          <table:table-cell office:value-type="float" office:value="0" table:formula="of:=COUNTIF([.D$2:.D1020];[.F21])*[.F2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945" table:style-name="ce2">
            <text:p>54945</text:p>
          </table:table-cell>
          <table:table-cell office:value-type="float" office:value="85952" table:style-name="ce2">
            <text:p>85952</text:p>
          </table:table-cell>
          <table:table-cell office:value-type="float" office:value="11700" table:style-name="ce3">
            <text:p>11700</text:p>
          </table:table-cell>
          <table:table-cell office:value-type="float" office:value="12495" table:style-name="ce3">
            <text:p>12495</text:p>
          </table:table-cell>
          <table:table-cell office:value-type="float" office:value="795" table:formula="of:=ABS([.D22]-[.C22])" table:style-name="ce3">
            <text:p>795</text:p>
          </table:table-cell>
          <table:table-cell office:value-type="float" office:value="11700" table:formula="of:=IFERROR(COM.MICROSOFT.SINGLE(__xludf.dummyfunction(&quot;&quot;&quot;COMPUTED_VALUE&quot;&quot;&quot;));11700)" table:style-name="ce3">
            <text:p>11700</text:p>
          </table:table-cell>
          <table:table-cell office:value-type="float" office:value="0" table:formula="of:=COUNTIF([.D$2:.D1021];[.F22])*[.F2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951" table:style-name="ce2">
            <text:p>70951</text:p>
          </table:table-cell>
          <table:table-cell office:value-type="float" office:value="90190" table:style-name="ce2">
            <text:p>90190</text:p>
          </table:table-cell>
          <table:table-cell office:value-type="float" office:value="12050" table:style-name="ce3">
            <text:p>12050</text:p>
          </table:table-cell>
          <table:table-cell office:value-type="float" office:value="12560" table:style-name="ce3">
            <text:p>12560</text:p>
          </table:table-cell>
          <table:table-cell office:value-type="float" office:value="510" table:formula="of:=ABS([.D23]-[.C23])" table:style-name="ce3">
            <text:p>510</text:p>
          </table:table-cell>
          <table:table-cell office:value-type="float" office:value="12050" table:formula="of:=IFERROR(COM.MICROSOFT.SINGLE(__xludf.dummyfunction(&quot;&quot;&quot;COMPUTED_VALUE&quot;&quot;&quot;));12050)" table:style-name="ce3">
            <text:p>12050</text:p>
          </table:table-cell>
          <table:table-cell office:value-type="float" office:value="0" table:formula="of:=COUNTIF([.D$2:.D1022];[.F23])*[.F2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2666" table:style-name="ce2">
            <text:p>72666</text:p>
          </table:table-cell>
          <table:table-cell office:value-type="float" office:value="33543" table:style-name="ce2">
            <text:p>33543</text:p>
          </table:table-cell>
          <table:table-cell office:value-type="float" office:value="12147" table:style-name="ce3">
            <text:p>12147</text:p>
          </table:table-cell>
          <table:table-cell office:value-type="float" office:value="12592" table:style-name="ce3">
            <text:p>12592</text:p>
          </table:table-cell>
          <table:table-cell office:value-type="float" office:value="445" table:formula="of:=ABS([.D24]-[.C24])" table:style-name="ce3">
            <text:p>445</text:p>
          </table:table-cell>
          <table:table-cell office:value-type="float" office:value="12147" table:formula="of:=IFERROR(COM.MICROSOFT.SINGLE(__xludf.dummyfunction(&quot;&quot;&quot;COMPUTED_VALUE&quot;&quot;&quot;));12147)" table:style-name="ce3">
            <text:p>12147</text:p>
          </table:table-cell>
          <table:table-cell office:value-type="float" office:value="0" table:formula="of:=COUNTIF([.D$2:.D1023];[.F24])*[.F2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148" table:style-name="ce2">
            <text:p>19148</text:p>
          </table:table-cell>
          <table:table-cell office:value-type="float" office:value="51672" table:style-name="ce2">
            <text:p>51672</text:p>
          </table:table-cell>
          <table:table-cell office:value-type="float" office:value="12213" table:style-name="ce3">
            <text:p>12213</text:p>
          </table:table-cell>
          <table:table-cell office:value-type="float" office:value="12635" table:style-name="ce3">
            <text:p>12635</text:p>
          </table:table-cell>
          <table:table-cell office:value-type="float" office:value="422" table:formula="of:=ABS([.D25]-[.C25])" table:style-name="ce3">
            <text:p>422</text:p>
          </table:table-cell>
          <table:table-cell office:value-type="float" office:value="12213" table:formula="of:=IFERROR(COM.MICROSOFT.SINGLE(__xludf.dummyfunction(&quot;&quot;&quot;COMPUTED_VALUE&quot;&quot;&quot;));12213)" table:style-name="ce3">
            <text:p>12213</text:p>
          </table:table-cell>
          <table:table-cell office:value-type="float" office:value="0" table:formula="of:=COUNTIF([.D$2:.D1024];[.F25])*[.F2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872" table:style-name="ce2">
            <text:p>84872</text:p>
          </table:table-cell>
          <table:table-cell office:value-type="float" office:value="54241" table:style-name="ce2">
            <text:p>54241</text:p>
          </table:table-cell>
          <table:table-cell office:value-type="float" office:value="12233" table:style-name="ce3">
            <text:p>12233</text:p>
          </table:table-cell>
          <table:table-cell office:value-type="float" office:value="12712" table:style-name="ce3">
            <text:p>12712</text:p>
          </table:table-cell>
          <table:table-cell office:value-type="float" office:value="479" table:formula="of:=ABS([.D26]-[.C26])" table:style-name="ce3">
            <text:p>479</text:p>
          </table:table-cell>
          <table:table-cell office:value-type="float" office:value="12233" table:formula="of:=IFERROR(COM.MICROSOFT.SINGLE(__xludf.dummyfunction(&quot;&quot;&quot;COMPUTED_VALUE&quot;&quot;&quot;));12233)" table:style-name="ce3">
            <text:p>12233</text:p>
          </table:table-cell>
          <table:table-cell office:value-type="float" office:value="0" table:formula="of:=COUNTIF([.D$2:.D1025];[.F26])*[.F2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4568" table:style-name="ce2">
            <text:p>44568</text:p>
          </table:table-cell>
          <table:table-cell office:value-type="float" office:value="34382" table:style-name="ce2">
            <text:p>34382</text:p>
          </table:table-cell>
          <table:table-cell office:value-type="float" office:value="12246" table:style-name="ce3">
            <text:p>12246</text:p>
          </table:table-cell>
          <table:table-cell office:value-type="float" office:value="12734" table:style-name="ce3">
            <text:p>12734</text:p>
          </table:table-cell>
          <table:table-cell office:value-type="float" office:value="488" table:formula="of:=ABS([.D27]-[.C27])" table:style-name="ce3">
            <text:p>488</text:p>
          </table:table-cell>
          <table:table-cell office:value-type="float" office:value="12246" table:formula="of:=IFERROR(COM.MICROSOFT.SINGLE(__xludf.dummyfunction(&quot;&quot;&quot;COMPUTED_VALUE&quot;&quot;&quot;));12246)" table:style-name="ce3">
            <text:p>12246</text:p>
          </table:table-cell>
          <table:table-cell office:value-type="float" office:value="0" table:formula="of:=COUNTIF([.D$2:.D1026];[.F27])*[.F2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462" table:style-name="ce2">
            <text:p>83462</text:p>
          </table:table-cell>
          <table:table-cell office:value-type="float" office:value="63079" table:style-name="ce2">
            <text:p>63079</text:p>
          </table:table-cell>
          <table:table-cell office:value-type="float" office:value="12341" table:style-name="ce3">
            <text:p>12341</text:p>
          </table:table-cell>
          <table:table-cell office:value-type="float" office:value="12835" table:style-name="ce3">
            <text:p>12835</text:p>
          </table:table-cell>
          <table:table-cell office:value-type="float" office:value="494" table:formula="of:=ABS([.D28]-[.C28])" table:style-name="ce3">
            <text:p>494</text:p>
          </table:table-cell>
          <table:table-cell office:value-type="float" office:value="12341" table:formula="of:=IFERROR(COM.MICROSOFT.SINGLE(__xludf.dummyfunction(&quot;&quot;&quot;COMPUTED_VALUE&quot;&quot;&quot;));12341)" table:style-name="ce3">
            <text:p>12341</text:p>
          </table:table-cell>
          <table:table-cell office:value-type="float" office:value="0" table:formula="of:=COUNTIF([.D$2:.D1027];[.F28])*[.F2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888" table:style-name="ce2">
            <text:p>75888</text:p>
          </table:table-cell>
          <table:table-cell office:value-type="float" office:value="90582" table:style-name="ce2">
            <text:p>90582</text:p>
          </table:table-cell>
          <table:table-cell office:value-type="float" office:value="12409" table:style-name="ce3">
            <text:p>12409</text:p>
          </table:table-cell>
          <table:table-cell office:value-type="float" office:value="12857" table:style-name="ce3">
            <text:p>12857</text:p>
          </table:table-cell>
          <table:table-cell office:value-type="float" office:value="448" table:formula="of:=ABS([.D29]-[.C29])" table:style-name="ce3">
            <text:p>448</text:p>
          </table:table-cell>
          <table:table-cell office:value-type="float" office:value="12409" table:formula="of:=IFERROR(COM.MICROSOFT.SINGLE(__xludf.dummyfunction(&quot;&quot;&quot;COMPUTED_VALUE&quot;&quot;&quot;));12409)" table:style-name="ce3">
            <text:p>12409</text:p>
          </table:table-cell>
          <table:table-cell office:value-type="float" office:value="0" table:formula="of:=COUNTIF([.D$2:.D1028];[.F29])*[.F2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1807" table:style-name="ce2">
            <text:p>51807</text:p>
          </table:table-cell>
          <table:table-cell office:value-type="float" office:value="47834" table:style-name="ce2">
            <text:p>47834</text:p>
          </table:table-cell>
          <table:table-cell office:value-type="float" office:value="12435" table:style-name="ce3">
            <text:p>12435</text:p>
          </table:table-cell>
          <table:table-cell office:value-type="float" office:value="12968" table:style-name="ce3">
            <text:p>12968</text:p>
          </table:table-cell>
          <table:table-cell office:value-type="float" office:value="533" table:formula="of:=ABS([.D30]-[.C30])" table:style-name="ce3">
            <text:p>533</text:p>
          </table:table-cell>
          <table:table-cell office:value-type="float" office:value="12435" table:formula="of:=IFERROR(COM.MICROSOFT.SINGLE(__xludf.dummyfunction(&quot;&quot;&quot;COMPUTED_VALUE&quot;&quot;&quot;));12435)" table:style-name="ce3">
            <text:p>12435</text:p>
          </table:table-cell>
          <table:table-cell office:value-type="float" office:value="0" table:formula="of:=COUNTIF([.D$2:.D1029];[.F30])*[.F3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1629" table:style-name="ce2">
            <text:p>71629</text:p>
          </table:table-cell>
          <table:table-cell office:value-type="float" office:value="83895" table:style-name="ce2">
            <text:p>83895</text:p>
          </table:table-cell>
          <table:table-cell office:value-type="float" office:value="12673" table:style-name="ce3">
            <text:p>12673</text:p>
          </table:table-cell>
          <table:table-cell office:value-type="float" office:value="12977" table:style-name="ce3">
            <text:p>12977</text:p>
          </table:table-cell>
          <table:table-cell office:value-type="float" office:value="304" table:formula="of:=ABS([.D31]-[.C31])" table:style-name="ce3">
            <text:p>304</text:p>
          </table:table-cell>
          <table:table-cell office:value-type="float" office:value="12673" table:formula="of:=IFERROR(COM.MICROSOFT.SINGLE(__xludf.dummyfunction(&quot;&quot;&quot;COMPUTED_VALUE&quot;&quot;&quot;));12673)" table:style-name="ce3">
            <text:p>12673</text:p>
          </table:table-cell>
          <table:table-cell office:value-type="float" office:value="0" table:formula="of:=COUNTIF([.D$2:.D1030];[.F31])*[.F3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8782" table:style-name="ce2">
            <text:p>78782</text:p>
          </table:table-cell>
          <table:table-cell office:value-type="float" office:value="92388" table:style-name="ce2">
            <text:p>92388</text:p>
          </table:table-cell>
          <table:table-cell office:value-type="float" office:value="12696" table:style-name="ce3">
            <text:p>12696</text:p>
          </table:table-cell>
          <table:table-cell office:value-type="float" office:value="13140" table:style-name="ce3">
            <text:p>13140</text:p>
          </table:table-cell>
          <table:table-cell office:value-type="float" office:value="444" table:formula="of:=ABS([.D32]-[.C32])" table:style-name="ce3">
            <text:p>444</text:p>
          </table:table-cell>
          <table:table-cell office:value-type="float" office:value="12696" table:formula="of:=IFERROR(COM.MICROSOFT.SINGLE(__xludf.dummyfunction(&quot;&quot;&quot;COMPUTED_VALUE&quot;&quot;&quot;));12696)" table:style-name="ce3">
            <text:p>12696</text:p>
          </table:table-cell>
          <table:table-cell office:value-type="float" office:value="0" table:formula="of:=COUNTIF([.D$2:.D1031];[.F32])*[.F3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141" table:style-name="ce2">
            <text:p>15141</text:p>
          </table:table-cell>
          <table:table-cell office:value-type="float" office:value="90190" table:style-name="ce2">
            <text:p>90190</text:p>
          </table:table-cell>
          <table:table-cell office:value-type="float" office:value="12731" table:style-name="ce3">
            <text:p>12731</text:p>
          </table:table-cell>
          <table:table-cell office:value-type="float" office:value="13307" table:style-name="ce3">
            <text:p>13307</text:p>
          </table:table-cell>
          <table:table-cell office:value-type="float" office:value="576" table:formula="of:=ABS([.D33]-[.C33])" table:style-name="ce3">
            <text:p>576</text:p>
          </table:table-cell>
          <table:table-cell office:value-type="float" office:value="12731" table:formula="of:=IFERROR(COM.MICROSOFT.SINGLE(__xludf.dummyfunction(&quot;&quot;&quot;COMPUTED_VALUE&quot;&quot;&quot;));12731)" table:style-name="ce3">
            <text:p>12731</text:p>
          </table:table-cell>
          <table:table-cell office:value-type="float" office:value="0" table:formula="of:=COUNTIF([.D$2:.D1032];[.F33])*[.F3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753" table:style-name="ce2">
            <text:p>31753</text:p>
          </table:table-cell>
          <table:table-cell office:value-type="float" office:value="44568" table:style-name="ce2">
            <text:p>44568</text:p>
          </table:table-cell>
          <table:table-cell office:value-type="float" office:value="12736" table:style-name="ce3">
            <text:p>12736</text:p>
          </table:table-cell>
          <table:table-cell office:value-type="float" office:value="13343" table:style-name="ce3">
            <text:p>13343</text:p>
          </table:table-cell>
          <table:table-cell office:value-type="float" office:value="607" table:formula="of:=ABS([.D34]-[.C34])" table:style-name="ce3">
            <text:p>607</text:p>
          </table:table-cell>
          <table:table-cell office:value-type="float" office:value="12736" table:formula="of:=IFERROR(COM.MICROSOFT.SINGLE(__xludf.dummyfunction(&quot;&quot;&quot;COMPUTED_VALUE&quot;&quot;&quot;));12736)" table:style-name="ce3">
            <text:p>12736</text:p>
          </table:table-cell>
          <table:table-cell office:value-type="float" office:value="0" table:formula="of:=COUNTIF([.D$2:.D1033];[.F34])*[.F3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3506" table:style-name="ce2">
            <text:p>33506</text:p>
          </table:table-cell>
          <table:table-cell office:value-type="float" office:value="43240" table:style-name="ce2">
            <text:p>43240</text:p>
          </table:table-cell>
          <table:table-cell office:value-type="float" office:value="12817" table:style-name="ce3">
            <text:p>12817</text:p>
          </table:table-cell>
          <table:table-cell office:value-type="float" office:value="13525" table:style-name="ce3">
            <text:p>13525</text:p>
          </table:table-cell>
          <table:table-cell office:value-type="float" office:value="708" table:formula="of:=ABS([.D35]-[.C35])" table:style-name="ce3">
            <text:p>708</text:p>
          </table:table-cell>
          <table:table-cell office:value-type="float" office:value="12817" table:formula="of:=IFERROR(COM.MICROSOFT.SINGLE(__xludf.dummyfunction(&quot;&quot;&quot;COMPUTED_VALUE&quot;&quot;&quot;));12817)" table:style-name="ce3">
            <text:p>12817</text:p>
          </table:table-cell>
          <table:table-cell office:value-type="float" office:value="0" table:formula="of:=COUNTIF([.D$2:.D1034];[.F35])*[.F3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083" table:style-name="ce2">
            <text:p>47083</text:p>
          </table:table-cell>
          <table:table-cell office:value-type="float" office:value="26486" table:style-name="ce2">
            <text:p>26486</text:p>
          </table:table-cell>
          <table:table-cell office:value-type="float" office:value="12820" table:style-name="ce3">
            <text:p>12820</text:p>
          </table:table-cell>
          <table:table-cell office:value-type="float" office:value="13944" table:style-name="ce3">
            <text:p>13944</text:p>
          </table:table-cell>
          <table:table-cell office:value-type="float" office:value="1124" table:formula="of:=ABS([.D36]-[.C36])" table:style-name="ce3">
            <text:p>1124</text:p>
          </table:table-cell>
          <table:table-cell office:value-type="float" office:value="12820" table:formula="of:=IFERROR(COM.MICROSOFT.SINGLE(__xludf.dummyfunction(&quot;&quot;&quot;COMPUTED_VALUE&quot;&quot;&quot;));12820)" table:style-name="ce3">
            <text:p>12820</text:p>
          </table:table-cell>
          <table:table-cell office:value-type="float" office:value="0" table:formula="of:=COUNTIF([.D$2:.D1035];[.F36])*[.F3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8009" table:style-name="ce2">
            <text:p>38009</text:p>
          </table:table-cell>
          <table:table-cell office:value-type="float" office:value="74762" table:style-name="ce2">
            <text:p>74762</text:p>
          </table:table-cell>
          <table:table-cell office:value-type="float" office:value="12931" table:style-name="ce3">
            <text:p>12931</text:p>
          </table:table-cell>
          <table:table-cell office:value-type="float" office:value="13993" table:style-name="ce3">
            <text:p>13993</text:p>
          </table:table-cell>
          <table:table-cell office:value-type="float" office:value="1062" table:formula="of:=ABS([.D37]-[.C37])" table:style-name="ce3">
            <text:p>1062</text:p>
          </table:table-cell>
          <table:table-cell office:value-type="float" office:value="12931" table:formula="of:=IFERROR(COM.MICROSOFT.SINGLE(__xludf.dummyfunction(&quot;&quot;&quot;COMPUTED_VALUE&quot;&quot;&quot;));12931)" table:style-name="ce3">
            <text:p>12931</text:p>
          </table:table-cell>
          <table:table-cell office:value-type="float" office:value="0" table:formula="of:=COUNTIF([.D$2:.D1036];[.F37])*[.F3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6783" table:style-name="ce2">
            <text:p>46783</text:p>
          </table:table-cell>
          <table:table-cell office:value-type="float" office:value="42091" table:style-name="ce2">
            <text:p>42091</text:p>
          </table:table-cell>
          <table:table-cell office:value-type="float" office:value="13155" table:style-name="ce3">
            <text:p>13155</text:p>
          </table:table-cell>
          <table:table-cell office:value-type="float" office:value="14310" table:style-name="ce3">
            <text:p>14310</text:p>
          </table:table-cell>
          <table:table-cell office:value-type="float" office:value="1155" table:formula="of:=ABS([.D38]-[.C38])" table:style-name="ce3">
            <text:p>1155</text:p>
          </table:table-cell>
          <table:table-cell office:value-type="float" office:value="13155" table:formula="of:=IFERROR(COM.MICROSOFT.SINGLE(__xludf.dummyfunction(&quot;&quot;&quot;COMPUTED_VALUE&quot;&quot;&quot;));13155)" table:style-name="ce3">
            <text:p>13155</text:p>
          </table:table-cell>
          <table:table-cell office:value-type="float" office:value="0" table:formula="of:=COUNTIF([.D$2:.D1037];[.F38])*[.F3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913" table:style-name="ce2">
            <text:p>59913</text:p>
          </table:table-cell>
          <table:table-cell office:value-type="float" office:value="32597" table:style-name="ce2">
            <text:p>32597</text:p>
          </table:table-cell>
          <table:table-cell office:value-type="float" office:value="13233" table:style-name="ce3">
            <text:p>13233</text:p>
          </table:table-cell>
          <table:table-cell office:value-type="float" office:value="14520" table:style-name="ce3">
            <text:p>14520</text:p>
          </table:table-cell>
          <table:table-cell office:value-type="float" office:value="1287" table:formula="of:=ABS([.D39]-[.C39])" table:style-name="ce3">
            <text:p>1287</text:p>
          </table:table-cell>
          <table:table-cell office:value-type="float" office:value="13233" table:formula="of:=IFERROR(COM.MICROSOFT.SINGLE(__xludf.dummyfunction(&quot;&quot;&quot;COMPUTED_VALUE&quot;&quot;&quot;));13233)" table:style-name="ce3">
            <text:p>13233</text:p>
          </table:table-cell>
          <table:table-cell office:value-type="float" office:value="0" table:formula="of:=COUNTIF([.D$2:.D1038];[.F39])*[.F3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7337" table:style-name="ce2">
            <text:p>27337</text:p>
          </table:table-cell>
          <table:table-cell office:value-type="float" office:value="56511" table:style-name="ce2">
            <text:p>56511</text:p>
          </table:table-cell>
          <table:table-cell office:value-type="float" office:value="13276" table:style-name="ce3">
            <text:p>13276</text:p>
          </table:table-cell>
          <table:table-cell office:value-type="float" office:value="14684" table:style-name="ce3">
            <text:p>14684</text:p>
          </table:table-cell>
          <table:table-cell office:value-type="float" office:value="1408" table:formula="of:=ABS([.D40]-[.C40])" table:style-name="ce3">
            <text:p>1408</text:p>
          </table:table-cell>
          <table:table-cell office:value-type="float" office:value="13276" table:formula="of:=IFERROR(COM.MICROSOFT.SINGLE(__xludf.dummyfunction(&quot;&quot;&quot;COMPUTED_VALUE&quot;&quot;&quot;));13276)" table:style-name="ce3">
            <text:p>13276</text:p>
          </table:table-cell>
          <table:table-cell office:value-type="float" office:value="0" table:formula="of:=COUNTIF([.D$2:.D1039];[.F40])*[.F4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961" table:style-name="ce2">
            <text:p>84961</text:p>
          </table:table-cell>
          <table:table-cell office:value-type="float" office:value="14925" table:style-name="ce2">
            <text:p>14925</text:p>
          </table:table-cell>
          <table:table-cell office:value-type="float" office:value="13340" table:style-name="ce3">
            <text:p>13340</text:p>
          </table:table-cell>
          <table:table-cell office:value-type="float" office:value="14760" table:style-name="ce3">
            <text:p>14760</text:p>
          </table:table-cell>
          <table:table-cell office:value-type="float" office:value="1420" table:formula="of:=ABS([.D41]-[.C41])" table:style-name="ce3">
            <text:p>1420</text:p>
          </table:table-cell>
          <table:table-cell office:value-type="float" office:value="13340" table:formula="of:=IFERROR(COM.MICROSOFT.SINGLE(__xludf.dummyfunction(&quot;&quot;&quot;COMPUTED_VALUE&quot;&quot;&quot;));13340)" table:style-name="ce3">
            <text:p>13340</text:p>
          </table:table-cell>
          <table:table-cell office:value-type="float" office:value="0" table:formula="of:=COUNTIF([.D$2:.D1040];[.F41])*[.F4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804" table:style-name="ce2">
            <text:p>49804</text:p>
          </table:table-cell>
          <table:table-cell office:value-type="float" office:value="93940" table:style-name="ce2">
            <text:p>93940</text:p>
          </table:table-cell>
          <table:table-cell office:value-type="float" office:value="13423" table:style-name="ce3">
            <text:p>13423</text:p>
          </table:table-cell>
          <table:table-cell office:value-type="float" office:value="14865" table:style-name="ce3">
            <text:p>14865</text:p>
          </table:table-cell>
          <table:table-cell office:value-type="float" office:value="1442" table:formula="of:=ABS([.D42]-[.C42])" table:style-name="ce3">
            <text:p>1442</text:p>
          </table:table-cell>
          <table:table-cell office:value-type="float" office:value="13423" table:formula="of:=IFERROR(COM.MICROSOFT.SINGLE(__xludf.dummyfunction(&quot;&quot;&quot;COMPUTED_VALUE&quot;&quot;&quot;));13423)" table:style-name="ce3">
            <text:p>13423</text:p>
          </table:table-cell>
          <table:table-cell office:value-type="float" office:value="0" table:formula="of:=COUNTIF([.D$2:.D1041];[.F42])*[.F4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195" table:style-name="ce2">
            <text:p>79195</text:p>
          </table:table-cell>
          <table:table-cell office:value-type="float" office:value="90534" table:style-name="ce2">
            <text:p>90534</text:p>
          </table:table-cell>
          <table:table-cell office:value-type="float" office:value="13491" table:style-name="ce3">
            <text:p>13491</text:p>
          </table:table-cell>
          <table:table-cell office:value-type="float" office:value="14925" table:style-name="ce3">
            <text:p>14925</text:p>
          </table:table-cell>
          <table:table-cell office:value-type="float" office:value="1434" table:formula="of:=ABS([.D43]-[.C43])" table:style-name="ce3">
            <text:p>1434</text:p>
          </table:table-cell>
          <table:table-cell office:value-type="float" office:value="13491" table:formula="of:=IFERROR(COM.MICROSOFT.SINGLE(__xludf.dummyfunction(&quot;&quot;&quot;COMPUTED_VALUE&quot;&quot;&quot;));13491)" table:style-name="ce3">
            <text:p>13491</text:p>
          </table:table-cell>
          <table:table-cell office:value-type="float" office:value="0" table:formula="of:=COUNTIF([.D$2:.D1042];[.F43])*[.F4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7742" table:style-name="ce2">
            <text:p>37742</text:p>
          </table:table-cell>
          <table:table-cell office:value-type="float" office:value="34810" table:style-name="ce2">
            <text:p>34810</text:p>
          </table:table-cell>
          <table:table-cell office:value-type="float" office:value="13563" table:style-name="ce3">
            <text:p>13563</text:p>
          </table:table-cell>
          <table:table-cell office:value-type="float" office:value="14947" table:style-name="ce3">
            <text:p>14947</text:p>
          </table:table-cell>
          <table:table-cell office:value-type="float" office:value="1384" table:formula="of:=ABS([.D44]-[.C44])" table:style-name="ce3">
            <text:p>1384</text:p>
          </table:table-cell>
          <table:table-cell office:value-type="float" office:value="13563" table:formula="of:=IFERROR(COM.MICROSOFT.SINGLE(__xludf.dummyfunction(&quot;&quot;&quot;COMPUTED_VALUE&quot;&quot;&quot;));13563)" table:style-name="ce3">
            <text:p>13563</text:p>
          </table:table-cell>
          <table:table-cell office:value-type="float" office:value="0" table:formula="of:=COUNTIF([.D$2:.D1043];[.F44])*[.F4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8653" table:style-name="ce2">
            <text:p>38653</text:p>
          </table:table-cell>
          <table:table-cell office:value-type="float" office:value="36830" table:style-name="ce2">
            <text:p>36830</text:p>
          </table:table-cell>
          <table:table-cell office:value-type="float" office:value="13653" table:style-name="ce3">
            <text:p>13653</text:p>
          </table:table-cell>
          <table:table-cell office:value-type="float" office:value="15256" table:style-name="ce3">
            <text:p>15256</text:p>
          </table:table-cell>
          <table:table-cell office:value-type="float" office:value="1603" table:formula="of:=ABS([.D45]-[.C45])" table:style-name="ce3">
            <text:p>1603</text:p>
          </table:table-cell>
          <table:table-cell office:value-type="float" office:value="13653" table:formula="of:=IFERROR(COM.MICROSOFT.SINGLE(__xludf.dummyfunction(&quot;&quot;&quot;COMPUTED_VALUE&quot;&quot;&quot;));13653)" table:style-name="ce3">
            <text:p>13653</text:p>
          </table:table-cell>
          <table:table-cell office:value-type="float" office:value="0" table:formula="of:=COUNTIF([.D$2:.D1044];[.F45])*[.F4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692" table:style-name="ce2">
            <text:p>60692</text:p>
          </table:table-cell>
          <table:table-cell office:value-type="float" office:value="21316" table:style-name="ce2">
            <text:p>21316</text:p>
          </table:table-cell>
          <table:table-cell office:value-type="float" office:value="13846" table:style-name="ce3">
            <text:p>13846</text:p>
          </table:table-cell>
          <table:table-cell office:value-type="float" office:value="15602" table:style-name="ce3">
            <text:p>15602</text:p>
          </table:table-cell>
          <table:table-cell office:value-type="float" office:value="1756" table:formula="of:=ABS([.D46]-[.C46])" table:style-name="ce3">
            <text:p>1756</text:p>
          </table:table-cell>
          <table:table-cell office:value-type="float" office:value="13846" table:formula="of:=IFERROR(COM.MICROSOFT.SINGLE(__xludf.dummyfunction(&quot;&quot;&quot;COMPUTED_VALUE&quot;&quot;&quot;));13846)" table:style-name="ce3">
            <text:p>13846</text:p>
          </table:table-cell>
          <table:table-cell office:value-type="float" office:value="0" table:formula="of:=COUNTIF([.D$2:.D1045];[.F46])*[.F4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4988" table:style-name="ce2">
            <text:p>34988</text:p>
          </table:table-cell>
          <table:table-cell office:value-type="float" office:value="77576" table:style-name="ce2">
            <text:p>77576</text:p>
          </table:table-cell>
          <table:table-cell office:value-type="float" office:value="14040" table:style-name="ce3">
            <text:p>14040</text:p>
          </table:table-cell>
          <table:table-cell office:value-type="float" office:value="15775" table:style-name="ce3">
            <text:p>15775</text:p>
          </table:table-cell>
          <table:table-cell office:value-type="float" office:value="1735" table:formula="of:=ABS([.D47]-[.C47])" table:style-name="ce3">
            <text:p>1735</text:p>
          </table:table-cell>
          <table:table-cell office:value-type="float" office:value="14040" table:formula="of:=IFERROR(COM.MICROSOFT.SINGLE(__xludf.dummyfunction(&quot;&quot;&quot;COMPUTED_VALUE&quot;&quot;&quot;));14040)" table:style-name="ce3">
            <text:p>14040</text:p>
          </table:table-cell>
          <table:table-cell office:value-type="float" office:value="0" table:formula="of:=COUNTIF([.D$2:.D1046];[.F47])*[.F4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550" table:style-name="ce2">
            <text:p>68550</text:p>
          </table:table-cell>
          <table:table-cell office:value-type="float" office:value="56068" table:style-name="ce2">
            <text:p>56068</text:p>
          </table:table-cell>
          <table:table-cell office:value-type="float" office:value="14313" table:style-name="ce3">
            <text:p>14313</text:p>
          </table:table-cell>
          <table:table-cell office:value-type="float" office:value="15891" table:style-name="ce3">
            <text:p>15891</text:p>
          </table:table-cell>
          <table:table-cell office:value-type="float" office:value="1578" table:formula="of:=ABS([.D48]-[.C48])" table:style-name="ce3">
            <text:p>1578</text:p>
          </table:table-cell>
          <table:table-cell office:value-type="float" office:value="14313" table:formula="of:=IFERROR(COM.MICROSOFT.SINGLE(__xludf.dummyfunction(&quot;&quot;&quot;COMPUTED_VALUE&quot;&quot;&quot;));14313)" table:style-name="ce3">
            <text:p>14313</text:p>
          </table:table-cell>
          <table:table-cell office:value-type="float" office:value="0" table:formula="of:=COUNTIF([.D$2:.D1047];[.F48])*[.F4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229" table:style-name="ce2">
            <text:p>59229</text:p>
          </table:table-cell>
          <table:table-cell office:value-type="float" office:value="83297" table:style-name="ce2">
            <text:p>83297</text:p>
          </table:table-cell>
          <table:table-cell office:value-type="float" office:value="14366" table:style-name="ce3">
            <text:p>14366</text:p>
          </table:table-cell>
          <table:table-cell office:value-type="float" office:value="16094" table:style-name="ce3">
            <text:p>16094</text:p>
          </table:table-cell>
          <table:table-cell office:value-type="float" office:value="1728" table:formula="of:=ABS([.D49]-[.C49])" table:style-name="ce3">
            <text:p>1728</text:p>
          </table:table-cell>
          <table:table-cell office:value-type="float" office:value="14366" table:formula="of:=IFERROR(COM.MICROSOFT.SINGLE(__xludf.dummyfunction(&quot;&quot;&quot;COMPUTED_VALUE&quot;&quot;&quot;));14366)" table:style-name="ce3">
            <text:p>14366</text:p>
          </table:table-cell>
          <table:table-cell office:value-type="float" office:value="0" table:formula="of:=COUNTIF([.D$2:.D1048];[.F49])*[.F4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2846" table:style-name="ce2">
            <text:p>72846</text:p>
          </table:table-cell>
          <table:table-cell office:value-type="float" office:value="80603" table:style-name="ce2">
            <text:p>80603</text:p>
          </table:table-cell>
          <table:table-cell office:value-type="float" office:value="14479" table:style-name="ce3">
            <text:p>14479</text:p>
          </table:table-cell>
          <table:table-cell office:value-type="float" office:value="16280" table:style-name="ce3">
            <text:p>16280</text:p>
          </table:table-cell>
          <table:table-cell office:value-type="float" office:value="1801" table:formula="of:=ABS([.D50]-[.C50])" table:style-name="ce3">
            <text:p>1801</text:p>
          </table:table-cell>
          <table:table-cell office:value-type="float" office:value="14479" table:formula="of:=IFERROR(COM.MICROSOFT.SINGLE(__xludf.dummyfunction(&quot;&quot;&quot;COMPUTED_VALUE&quot;&quot;&quot;));14479)" table:style-name="ce3">
            <text:p>14479</text:p>
          </table:table-cell>
          <table:table-cell office:value-type="float" office:value="0" table:formula="of:=COUNTIF([.D$2:.D1049];[.F50])*[.F5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642" table:style-name="ce2">
            <text:p>28642</text:p>
          </table:table-cell>
          <table:table-cell office:value-type="float" office:value="34506" table:style-name="ce2">
            <text:p>34506</text:p>
          </table:table-cell>
          <table:table-cell office:value-type="float" office:value="14548" table:style-name="ce3">
            <text:p>14548</text:p>
          </table:table-cell>
          <table:table-cell office:value-type="float" office:value="16319" table:style-name="ce3">
            <text:p>16319</text:p>
          </table:table-cell>
          <table:table-cell office:value-type="float" office:value="1771" table:formula="of:=ABS([.D51]-[.C51])" table:style-name="ce3">
            <text:p>1771</text:p>
          </table:table-cell>
          <table:table-cell office:value-type="float" office:value="14548" table:formula="of:=IFERROR(COM.MICROSOFT.SINGLE(__xludf.dummyfunction(&quot;&quot;&quot;COMPUTED_VALUE&quot;&quot;&quot;));14548)" table:style-name="ce3">
            <text:p>14548</text:p>
          </table:table-cell>
          <table:table-cell office:value-type="float" office:value="0" table:formula="of:=COUNTIF([.D$2:.D1050];[.F51])*[.F5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975" table:style-name="ce2">
            <text:p>96975</text:p>
          </table:table-cell>
          <table:table-cell office:value-type="float" office:value="38315" table:style-name="ce2">
            <text:p>38315</text:p>
          </table:table-cell>
          <table:table-cell office:value-type="float" office:value="14634" table:style-name="ce3">
            <text:p>14634</text:p>
          </table:table-cell>
          <table:table-cell office:value-type="float" office:value="16398" table:style-name="ce3">
            <text:p>16398</text:p>
          </table:table-cell>
          <table:table-cell office:value-type="float" office:value="1764" table:formula="of:=ABS([.D52]-[.C52])" table:style-name="ce3">
            <text:p>1764</text:p>
          </table:table-cell>
          <table:table-cell office:value-type="float" office:value="14634" table:formula="of:=IFERROR(COM.MICROSOFT.SINGLE(__xludf.dummyfunction(&quot;&quot;&quot;COMPUTED_VALUE&quot;&quot;&quot;));14634)" table:style-name="ce3">
            <text:p>14634</text:p>
          </table:table-cell>
          <table:table-cell office:value-type="float" office:value="0" table:formula="of:=COUNTIF([.D$2:.D1051];[.F52])*[.F5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6719" table:style-name="ce2">
            <text:p>76719</text:p>
          </table:table-cell>
          <table:table-cell office:value-type="float" office:value="55715" table:style-name="ce2">
            <text:p>55715</text:p>
          </table:table-cell>
          <table:table-cell office:value-type="float" office:value="14699" table:style-name="ce3">
            <text:p>14699</text:p>
          </table:table-cell>
          <table:table-cell office:value-type="float" office:value="16423" table:style-name="ce3">
            <text:p>16423</text:p>
          </table:table-cell>
          <table:table-cell office:value-type="float" office:value="1724" table:formula="of:=ABS([.D53]-[.C53])" table:style-name="ce3">
            <text:p>1724</text:p>
          </table:table-cell>
          <table:table-cell office:value-type="float" office:value="14699" table:formula="of:=IFERROR(COM.MICROSOFT.SINGLE(__xludf.dummyfunction(&quot;&quot;&quot;COMPUTED_VALUE&quot;&quot;&quot;));14699)" table:style-name="ce3">
            <text:p>14699</text:p>
          </table:table-cell>
          <table:table-cell office:value-type="float" office:value="0" table:formula="of:=COUNTIF([.D$2:.D1052];[.F53])*[.F5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212" table:style-name="ce2">
            <text:p>68212</text:p>
          </table:table-cell>
          <table:table-cell office:value-type="float" office:value="11978" table:style-name="ce2">
            <text:p>11978</text:p>
          </table:table-cell>
          <table:table-cell office:value-type="float" office:value="14729" table:style-name="ce3">
            <text:p>14729</text:p>
          </table:table-cell>
          <table:table-cell office:value-type="float" office:value="16448" table:style-name="ce3">
            <text:p>16448</text:p>
          </table:table-cell>
          <table:table-cell office:value-type="float" office:value="1719" table:formula="of:=ABS([.D54]-[.C54])" table:style-name="ce3">
            <text:p>1719</text:p>
          </table:table-cell>
          <table:table-cell office:value-type="float" office:value="14729" table:formula="of:=IFERROR(COM.MICROSOFT.SINGLE(__xludf.dummyfunction(&quot;&quot;&quot;COMPUTED_VALUE&quot;&quot;&quot;));14729)" table:style-name="ce3">
            <text:p>14729</text:p>
          </table:table-cell>
          <table:table-cell office:value-type="float" office:value="0" table:formula="of:=COUNTIF([.D$2:.D1053];[.F54])*[.F5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896" table:style-name="ce2">
            <text:p>49896</text:p>
          </table:table-cell>
          <table:table-cell office:value-type="float" office:value="58929" table:style-name="ce2">
            <text:p>58929</text:p>
          </table:table-cell>
          <table:table-cell office:value-type="float" office:value="14736" table:style-name="ce3">
            <text:p>14736</text:p>
          </table:table-cell>
          <table:table-cell office:value-type="float" office:value="16550" table:style-name="ce3">
            <text:p>16550</text:p>
          </table:table-cell>
          <table:table-cell office:value-type="float" office:value="1814" table:formula="of:=ABS([.D55]-[.C55])" table:style-name="ce3">
            <text:p>1814</text:p>
          </table:table-cell>
          <table:table-cell office:value-type="float" office:value="14736" table:formula="of:=IFERROR(COM.MICROSOFT.SINGLE(__xludf.dummyfunction(&quot;&quot;&quot;COMPUTED_VALUE&quot;&quot;&quot;));14736)" table:style-name="ce3">
            <text:p>14736</text:p>
          </table:table-cell>
          <table:table-cell office:value-type="float" office:value="0" table:formula="of:=COUNTIF([.D$2:.D1054];[.F55])*[.F5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899" table:style-name="ce2">
            <text:p>85899</text:p>
          </table:table-cell>
          <table:table-cell office:value-type="float" office:value="72666" table:style-name="ce2">
            <text:p>72666</text:p>
          </table:table-cell>
          <table:table-cell office:value-type="float" office:value="14737" table:style-name="ce3">
            <text:p>14737</text:p>
          </table:table-cell>
          <table:table-cell office:value-type="float" office:value="16838" table:style-name="ce3">
            <text:p>16838</text:p>
          </table:table-cell>
          <table:table-cell office:value-type="float" office:value="2101" table:formula="of:=ABS([.D56]-[.C56])" table:style-name="ce3">
            <text:p>2101</text:p>
          </table:table-cell>
          <table:table-cell office:value-type="float" office:value="14737" table:formula="of:=IFERROR(COM.MICROSOFT.SINGLE(__xludf.dummyfunction(&quot;&quot;&quot;COMPUTED_VALUE&quot;&quot;&quot;));14737)" table:style-name="ce3">
            <text:p>14737</text:p>
          </table:table-cell>
          <table:table-cell office:value-type="float" office:value="0" table:formula="of:=COUNTIF([.D$2:.D1055];[.F56])*[.F5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378" table:style-name="ce2">
            <text:p>65378</text:p>
          </table:table-cell>
          <table:table-cell office:value-type="float" office:value="79253" table:style-name="ce2">
            <text:p>79253</text:p>
          </table:table-cell>
          <table:table-cell office:value-type="float" office:value="14886" table:style-name="ce3">
            <text:p>14886</text:p>
          </table:table-cell>
          <table:table-cell office:value-type="float" office:value="16934" table:style-name="ce3">
            <text:p>16934</text:p>
          </table:table-cell>
          <table:table-cell office:value-type="float" office:value="2048" table:formula="of:=ABS([.D57]-[.C57])" table:style-name="ce3">
            <text:p>2048</text:p>
          </table:table-cell>
          <table:table-cell office:value-type="float" office:value="14886" table:formula="of:=IFERROR(COM.MICROSOFT.SINGLE(__xludf.dummyfunction(&quot;&quot;&quot;COMPUTED_VALUE&quot;&quot;&quot;));14886)" table:style-name="ce3">
            <text:p>14886</text:p>
          </table:table-cell>
          <table:table-cell office:value-type="float" office:value="0" table:formula="of:=COUNTIF([.D$2:.D1056];[.F57])*[.F5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584" table:style-name="ce2">
            <text:p>81584</text:p>
          </table:table-cell>
          <table:table-cell office:value-type="float" office:value="98628" table:style-name="ce2">
            <text:p>98628</text:p>
          </table:table-cell>
          <table:table-cell office:value-type="float" office:value="15004" table:style-name="ce3">
            <text:p>15004</text:p>
          </table:table-cell>
          <table:table-cell office:value-type="float" office:value="17024" table:style-name="ce3">
            <text:p>17024</text:p>
          </table:table-cell>
          <table:table-cell office:value-type="float" office:value="2020" table:formula="of:=ABS([.D58]-[.C58])" table:style-name="ce3">
            <text:p>2020</text:p>
          </table:table-cell>
          <table:table-cell office:value-type="float" office:value="15004" table:formula="of:=IFERROR(COM.MICROSOFT.SINGLE(__xludf.dummyfunction(&quot;&quot;&quot;COMPUTED_VALUE&quot;&quot;&quot;));15004)" table:style-name="ce3">
            <text:p>15004</text:p>
          </table:table-cell>
          <table:table-cell office:value-type="float" office:value="0" table:formula="of:=COUNTIF([.D$2:.D1057];[.F58])*[.F5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7795" table:style-name="ce2">
            <text:p>57795</text:p>
          </table:table-cell>
          <table:table-cell office:value-type="float" office:value="66296" table:style-name="ce2">
            <text:p>66296</text:p>
          </table:table-cell>
          <table:table-cell office:value-type="float" office:value="15102" table:style-name="ce3">
            <text:p>15102</text:p>
          </table:table-cell>
          <table:table-cell office:value-type="float" office:value="17075" table:style-name="ce3">
            <text:p>17075</text:p>
          </table:table-cell>
          <table:table-cell office:value-type="float" office:value="1973" table:formula="of:=ABS([.D59]-[.C59])" table:style-name="ce3">
            <text:p>1973</text:p>
          </table:table-cell>
          <table:table-cell office:value-type="float" office:value="15102" table:formula="of:=IFERROR(COM.MICROSOFT.SINGLE(__xludf.dummyfunction(&quot;&quot;&quot;COMPUTED_VALUE&quot;&quot;&quot;));15102)" table:style-name="ce3">
            <text:p>15102</text:p>
          </table:table-cell>
          <table:table-cell office:value-type="float" office:value="0" table:formula="of:=COUNTIF([.D$2:.D1058];[.F59])*[.F5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9138" table:style-name="ce2">
            <text:p>89138</text:p>
          </table:table-cell>
          <table:table-cell office:value-type="float" office:value="37249" table:style-name="ce2">
            <text:p>37249</text:p>
          </table:table-cell>
          <table:table-cell office:value-type="float" office:value="15122" table:style-name="ce3">
            <text:p>15122</text:p>
          </table:table-cell>
          <table:table-cell office:value-type="float" office:value="17077" table:style-name="ce3">
            <text:p>17077</text:p>
          </table:table-cell>
          <table:table-cell office:value-type="float" office:value="1955" table:formula="of:=ABS([.D60]-[.C60])" table:style-name="ce3">
            <text:p>1955</text:p>
          </table:table-cell>
          <table:table-cell office:value-type="float" office:value="15122" table:formula="of:=IFERROR(COM.MICROSOFT.SINGLE(__xludf.dummyfunction(&quot;&quot;&quot;COMPUTED_VALUE&quot;&quot;&quot;));15122)" table:style-name="ce3">
            <text:p>15122</text:p>
          </table:table-cell>
          <table:table-cell office:value-type="float" office:value="0" table:formula="of:=COUNTIF([.D$2:.D1059];[.F60])*[.F6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417" table:style-name="ce2">
            <text:p>24417</text:p>
          </table:table-cell>
          <table:table-cell office:value-type="float" office:value="72666" table:style-name="ce2">
            <text:p>72666</text:p>
          </table:table-cell>
          <table:table-cell office:value-type="float" office:value="15141" table:style-name="ce3">
            <text:p>15141</text:p>
          </table:table-cell>
          <table:table-cell office:value-type="float" office:value="17271" table:style-name="ce3">
            <text:p>17271</text:p>
          </table:table-cell>
          <table:table-cell office:value-type="float" office:value="2130" table:formula="of:=ABS([.D61]-[.C61])" table:style-name="ce3">
            <text:p>2130</text:p>
          </table:table-cell>
          <table:table-cell office:value-type="float" office:value="15141" table:formula="of:=IFERROR(COM.MICROSOFT.SINGLE(__xludf.dummyfunction(&quot;&quot;&quot;COMPUTED_VALUE&quot;&quot;&quot;));15141)" table:style-name="ce3">
            <text:p>15141</text:p>
          </table:table-cell>
          <table:table-cell office:value-type="float" office:value="0" table:formula="of:=COUNTIF([.D$2:.D1060];[.F61])*[.F6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907" table:style-name="ce2">
            <text:p>85907</text:p>
          </table:table-cell>
          <table:table-cell office:value-type="float" office:value="44568" table:style-name="ce2">
            <text:p>44568</text:p>
          </table:table-cell>
          <table:table-cell office:value-type="float" office:value="15154" table:style-name="ce3">
            <text:p>15154</text:p>
          </table:table-cell>
          <table:table-cell office:value-type="float" office:value="17323" table:style-name="ce3">
            <text:p>17323</text:p>
          </table:table-cell>
          <table:table-cell office:value-type="float" office:value="2169" table:formula="of:=ABS([.D62]-[.C62])" table:style-name="ce3">
            <text:p>2169</text:p>
          </table:table-cell>
          <table:table-cell office:value-type="float" office:value="15154" table:formula="of:=IFERROR(COM.MICROSOFT.SINGLE(__xludf.dummyfunction(&quot;&quot;&quot;COMPUTED_VALUE&quot;&quot;&quot;));15154)" table:style-name="ce3">
            <text:p>15154</text:p>
          </table:table-cell>
          <table:table-cell office:value-type="float" office:value="0" table:formula="of:=COUNTIF([.D$2:.D1061];[.F62])*[.F6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3187" table:style-name="ce2">
            <text:p>33187</text:p>
          </table:table-cell>
          <table:table-cell office:value-type="float" office:value="29605" table:style-name="ce2">
            <text:p>29605</text:p>
          </table:table-cell>
          <table:table-cell office:value-type="float" office:value="15215" table:style-name="ce3">
            <text:p>15215</text:p>
          </table:table-cell>
          <table:table-cell office:value-type="float" office:value="17378" table:style-name="ce3">
            <text:p>17378</text:p>
          </table:table-cell>
          <table:table-cell office:value-type="float" office:value="2163" table:formula="of:=ABS([.D63]-[.C63])" table:style-name="ce3">
            <text:p>2163</text:p>
          </table:table-cell>
          <table:table-cell office:value-type="float" office:value="15215" table:formula="of:=IFERROR(COM.MICROSOFT.SINGLE(__xludf.dummyfunction(&quot;&quot;&quot;COMPUTED_VALUE&quot;&quot;&quot;));15215)" table:style-name="ce3">
            <text:p>15215</text:p>
          </table:table-cell>
          <table:table-cell office:value-type="float" office:value="0" table:formula="of:=COUNTIF([.D$2:.D1062];[.F63])*[.F6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132" table:style-name="ce2">
            <text:p>32132</text:p>
          </table:table-cell>
          <table:table-cell office:value-type="float" office:value="47166" table:style-name="ce2">
            <text:p>47166</text:p>
          </table:table-cell>
          <table:table-cell office:value-type="float" office:value="15322" table:style-name="ce3">
            <text:p>15322</text:p>
          </table:table-cell>
          <table:table-cell office:value-type="float" office:value="17513" table:style-name="ce3">
            <text:p>17513</text:p>
          </table:table-cell>
          <table:table-cell office:value-type="float" office:value="2191" table:formula="of:=ABS([.D64]-[.C64])" table:style-name="ce3">
            <text:p>2191</text:p>
          </table:table-cell>
          <table:table-cell office:value-type="float" office:value="15322" table:formula="of:=IFERROR(COM.MICROSOFT.SINGLE(__xludf.dummyfunction(&quot;&quot;&quot;COMPUTED_VALUE&quot;&quot;&quot;));15322)" table:style-name="ce3">
            <text:p>15322</text:p>
          </table:table-cell>
          <table:table-cell office:value-type="float" office:value="0" table:formula="of:=COUNTIF([.D$2:.D1063];[.F64])*[.F6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218" table:style-name="ce2">
            <text:p>61218</text:p>
          </table:table-cell>
          <table:table-cell office:value-type="float" office:value="79101" table:style-name="ce2">
            <text:p>79101</text:p>
          </table:table-cell>
          <table:table-cell office:value-type="float" office:value="15396" table:style-name="ce3">
            <text:p>15396</text:p>
          </table:table-cell>
          <table:table-cell office:value-type="float" office:value="17862" table:style-name="ce3">
            <text:p>17862</text:p>
          </table:table-cell>
          <table:table-cell office:value-type="float" office:value="2466" table:formula="of:=ABS([.D65]-[.C65])" table:style-name="ce3">
            <text:p>2466</text:p>
          </table:table-cell>
          <table:table-cell office:value-type="float" office:value="15396" table:formula="of:=IFERROR(COM.MICROSOFT.SINGLE(__xludf.dummyfunction(&quot;&quot;&quot;COMPUTED_VALUE&quot;&quot;&quot;));15396)" table:style-name="ce3">
            <text:p>15396</text:p>
          </table:table-cell>
          <table:table-cell office:value-type="float" office:value="0" table:formula="of:=COUNTIF([.D$2:.D1064];[.F65])*[.F6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906" table:style-name="ce2">
            <text:p>79906</text:p>
          </table:table-cell>
          <table:table-cell office:value-type="float" office:value="17323" table:style-name="ce2">
            <text:p>17323</text:p>
          </table:table-cell>
          <table:table-cell office:value-type="float" office:value="15455" table:style-name="ce3">
            <text:p>15455</text:p>
          </table:table-cell>
          <table:table-cell office:value-type="float" office:value="17911" table:style-name="ce3">
            <text:p>17911</text:p>
          </table:table-cell>
          <table:table-cell office:value-type="float" office:value="2456" table:formula="of:=ABS([.D66]-[.C66])" table:style-name="ce3">
            <text:p>2456</text:p>
          </table:table-cell>
          <table:table-cell office:value-type="float" office:value="15455" table:formula="of:=IFERROR(COM.MICROSOFT.SINGLE(__xludf.dummyfunction(&quot;&quot;&quot;COMPUTED_VALUE&quot;&quot;&quot;));15455)" table:style-name="ce3">
            <text:p>15455</text:p>
          </table:table-cell>
          <table:table-cell office:value-type="float" office:value="0" table:formula="of:=COUNTIF([.D$2:.D1065];[.F66])*[.F6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306" table:style-name="ce2">
            <text:p>75306</text:p>
          </table:table-cell>
          <table:table-cell office:value-type="float" office:value="69897" table:style-name="ce2">
            <text:p>69897</text:p>
          </table:table-cell>
          <table:table-cell office:value-type="float" office:value="15492" table:style-name="ce3">
            <text:p>15492</text:p>
          </table:table-cell>
          <table:table-cell office:value-type="float" office:value="18062" table:style-name="ce3">
            <text:p>18062</text:p>
          </table:table-cell>
          <table:table-cell office:value-type="float" office:value="2570" table:formula="of:=ABS([.D67]-[.C67])" table:style-name="ce3">
            <text:p>2570</text:p>
          </table:table-cell>
          <table:table-cell office:value-type="float" office:value="15492" table:formula="of:=IFERROR(COM.MICROSOFT.SINGLE(__xludf.dummyfunction(&quot;&quot;&quot;COMPUTED_VALUE&quot;&quot;&quot;));15492)" table:style-name="ce3">
            <text:p>15492</text:p>
          </table:table-cell>
          <table:table-cell office:value-type="float" office:value="0" table:formula="of:=COUNTIF([.D$2:.D1066];[.F67])*[.F6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6113" table:style-name="ce2">
            <text:p>36113</text:p>
          </table:table-cell>
          <table:table-cell office:value-type="float" office:value="20298" table:style-name="ce2">
            <text:p>20298</text:p>
          </table:table-cell>
          <table:table-cell office:value-type="float" office:value="15509" table:style-name="ce3">
            <text:p>15509</text:p>
          </table:table-cell>
          <table:table-cell office:value-type="float" office:value="18173" table:style-name="ce3">
            <text:p>18173</text:p>
          </table:table-cell>
          <table:table-cell office:value-type="float" office:value="2664" table:formula="of:=ABS([.D68]-[.C68])" table:style-name="ce3">
            <text:p>2664</text:p>
          </table:table-cell>
          <table:table-cell office:value-type="float" office:value="15509" table:formula="of:=IFERROR(COM.MICROSOFT.SINGLE(__xludf.dummyfunction(&quot;&quot;&quot;COMPUTED_VALUE&quot;&quot;&quot;));15509)" table:style-name="ce3">
            <text:p>15509</text:p>
          </table:table-cell>
          <table:table-cell office:value-type="float" office:value="0" table:formula="of:=COUNTIF([.D$2:.D1067];[.F68])*[.F6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848" table:style-name="ce2">
            <text:p>19848</text:p>
          </table:table-cell>
          <table:table-cell office:value-type="float" office:value="37536" table:style-name="ce2">
            <text:p>37536</text:p>
          </table:table-cell>
          <table:table-cell office:value-type="float" office:value="15802" table:style-name="ce3">
            <text:p>15802</text:p>
          </table:table-cell>
          <table:table-cell office:value-type="float" office:value="18278" table:style-name="ce3">
            <text:p>18278</text:p>
          </table:table-cell>
          <table:table-cell office:value-type="float" office:value="2476" table:formula="of:=ABS([.D69]-[.C69])" table:style-name="ce3">
            <text:p>2476</text:p>
          </table:table-cell>
          <table:table-cell office:value-type="float" office:value="15802" table:formula="of:=IFERROR(COM.MICROSOFT.SINGLE(__xludf.dummyfunction(&quot;&quot;&quot;COMPUTED_VALUE&quot;&quot;&quot;));15802)" table:style-name="ce3">
            <text:p>15802</text:p>
          </table:table-cell>
          <table:table-cell office:value-type="float" office:value="0" table:formula="of:=COUNTIF([.D$2:.D1068];[.F69])*[.F6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974" table:style-name="ce2">
            <text:p>79974</text:p>
          </table:table-cell>
          <table:table-cell office:value-type="float" office:value="53573" table:style-name="ce2">
            <text:p>53573</text:p>
          </table:table-cell>
          <table:table-cell office:value-type="float" office:value="15914" table:style-name="ce3">
            <text:p>15914</text:p>
          </table:table-cell>
          <table:table-cell office:value-type="float" office:value="18544" table:style-name="ce3">
            <text:p>18544</text:p>
          </table:table-cell>
          <table:table-cell office:value-type="float" office:value="2630" table:formula="of:=ABS([.D70]-[.C70])" table:style-name="ce3">
            <text:p>2630</text:p>
          </table:table-cell>
          <table:table-cell office:value-type="float" office:value="15914" table:formula="of:=IFERROR(COM.MICROSOFT.SINGLE(__xludf.dummyfunction(&quot;&quot;&quot;COMPUTED_VALUE&quot;&quot;&quot;));15914)" table:style-name="ce3">
            <text:p>15914</text:p>
          </table:table-cell>
          <table:table-cell office:value-type="float" office:value="0" table:formula="of:=COUNTIF([.D$2:.D1069];[.F70])*[.F7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681" table:style-name="ce2">
            <text:p>82681</text:p>
          </table:table-cell>
          <table:table-cell office:value-type="float" office:value="88411" table:style-name="ce2">
            <text:p>88411</text:p>
          </table:table-cell>
          <table:table-cell office:value-type="float" office:value="16025" table:style-name="ce3">
            <text:p>16025</text:p>
          </table:table-cell>
          <table:table-cell office:value-type="float" office:value="18590" table:style-name="ce3">
            <text:p>18590</text:p>
          </table:table-cell>
          <table:table-cell office:value-type="float" office:value="2565" table:formula="of:=ABS([.D71]-[.C71])" table:style-name="ce3">
            <text:p>2565</text:p>
          </table:table-cell>
          <table:table-cell office:value-type="float" office:value="16025" table:formula="of:=IFERROR(COM.MICROSOFT.SINGLE(__xludf.dummyfunction(&quot;&quot;&quot;COMPUTED_VALUE&quot;&quot;&quot;));16025)" table:style-name="ce3">
            <text:p>16025</text:p>
          </table:table-cell>
          <table:table-cell office:value-type="float" office:value="0" table:formula="of:=COUNTIF([.D$2:.D1070];[.F71])*[.F7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356" table:style-name="ce2">
            <text:p>61356</text:p>
          </table:table-cell>
          <table:table-cell office:value-type="float" office:value="72666" table:style-name="ce2">
            <text:p>72666</text:p>
          </table:table-cell>
          <table:table-cell office:value-type="float" office:value="16090" table:style-name="ce3">
            <text:p>16090</text:p>
          </table:table-cell>
          <table:table-cell office:value-type="float" office:value="18816" table:style-name="ce3">
            <text:p>18816</text:p>
          </table:table-cell>
          <table:table-cell office:value-type="float" office:value="2726" table:formula="of:=ABS([.D72]-[.C72])" table:style-name="ce3">
            <text:p>2726</text:p>
          </table:table-cell>
          <table:table-cell office:value-type="float" office:value="16090" table:formula="of:=IFERROR(COM.MICROSOFT.SINGLE(__xludf.dummyfunction(&quot;&quot;&quot;COMPUTED_VALUE&quot;&quot;&quot;));16090)" table:style-name="ce3">
            <text:p>16090</text:p>
          </table:table-cell>
          <table:table-cell office:value-type="float" office:value="0" table:formula="of:=COUNTIF([.D$2:.D1071];[.F72])*[.F7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7779" table:style-name="ce2">
            <text:p>67779</text:p>
          </table:table-cell>
          <table:table-cell office:value-type="float" office:value="12835" table:style-name="ce2">
            <text:p>12835</text:p>
          </table:table-cell>
          <table:table-cell office:value-type="float" office:value="16243" table:style-name="ce3">
            <text:p>16243</text:p>
          </table:table-cell>
          <table:table-cell office:value-type="float" office:value="18999" table:style-name="ce3">
            <text:p>18999</text:p>
          </table:table-cell>
          <table:table-cell office:value-type="float" office:value="2756" table:formula="of:=ABS([.D73]-[.C73])" table:style-name="ce3">
            <text:p>2756</text:p>
          </table:table-cell>
          <table:table-cell office:value-type="float" office:value="16243" table:formula="of:=IFERROR(COM.MICROSOFT.SINGLE(__xludf.dummyfunction(&quot;&quot;&quot;COMPUTED_VALUE&quot;&quot;&quot;));16243)" table:style-name="ce3">
            <text:p>16243</text:p>
          </table:table-cell>
          <table:table-cell office:value-type="float" office:value="0" table:formula="of:=COUNTIF([.D$2:.D1072];[.F73])*[.F7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3747" table:style-name="ce2">
            <text:p>73747</text:p>
          </table:table-cell>
          <table:table-cell office:value-type="float" office:value="32976" table:style-name="ce2">
            <text:p>32976</text:p>
          </table:table-cell>
          <table:table-cell office:value-type="float" office:value="16341" table:style-name="ce3">
            <text:p>16341</text:p>
          </table:table-cell>
          <table:table-cell office:value-type="float" office:value="19137" table:style-name="ce3">
            <text:p>19137</text:p>
          </table:table-cell>
          <table:table-cell office:value-type="float" office:value="2796" table:formula="of:=ABS([.D74]-[.C74])" table:style-name="ce3">
            <text:p>2796</text:p>
          </table:table-cell>
          <table:table-cell office:value-type="float" office:value="16341" table:formula="of:=IFERROR(COM.MICROSOFT.SINGLE(__xludf.dummyfunction(&quot;&quot;&quot;COMPUTED_VALUE&quot;&quot;&quot;));16341)" table:style-name="ce3">
            <text:p>16341</text:p>
          </table:table-cell>
          <table:table-cell office:value-type="float" office:value="0" table:formula="of:=COUNTIF([.D$2:.D1073];[.F74])*[.F7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226" table:style-name="ce2">
            <text:p>43226</text:p>
          </table:table-cell>
          <table:table-cell office:value-type="float" office:value="98628" table:style-name="ce2">
            <text:p>98628</text:p>
          </table:table-cell>
          <table:table-cell office:value-type="float" office:value="16436" table:style-name="ce3">
            <text:p>16436</text:p>
          </table:table-cell>
          <table:table-cell office:value-type="float" office:value="19152" table:style-name="ce3">
            <text:p>19152</text:p>
          </table:table-cell>
          <table:table-cell office:value-type="float" office:value="2716" table:formula="of:=ABS([.D75]-[.C75])" table:style-name="ce3">
            <text:p>2716</text:p>
          </table:table-cell>
          <table:table-cell office:value-type="float" office:value="16436" table:formula="of:=IFERROR(COM.MICROSOFT.SINGLE(__xludf.dummyfunction(&quot;&quot;&quot;COMPUTED_VALUE&quot;&quot;&quot;));16436)" table:style-name="ce3">
            <text:p>16436</text:p>
          </table:table-cell>
          <table:table-cell office:value-type="float" office:value="0" table:formula="of:=COUNTIF([.D$2:.D1074];[.F75])*[.F7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7418" table:style-name="ce2">
            <text:p>27418</text:p>
          </table:table-cell>
          <table:table-cell office:value-type="float" office:value="42113" table:style-name="ce2">
            <text:p>42113</text:p>
          </table:table-cell>
          <table:table-cell office:value-type="float" office:value="16523" table:style-name="ce3">
            <text:p>16523</text:p>
          </table:table-cell>
          <table:table-cell office:value-type="float" office:value="19247" table:style-name="ce3">
            <text:p>19247</text:p>
          </table:table-cell>
          <table:table-cell office:value-type="float" office:value="2724" table:formula="of:=ABS([.D76]-[.C76])" table:style-name="ce3">
            <text:p>2724</text:p>
          </table:table-cell>
          <table:table-cell office:value-type="float" office:value="16523" table:formula="of:=IFERROR(COM.MICROSOFT.SINGLE(__xludf.dummyfunction(&quot;&quot;&quot;COMPUTED_VALUE&quot;&quot;&quot;));16523)" table:style-name="ce3">
            <text:p>16523</text:p>
          </table:table-cell>
          <table:table-cell office:value-type="float" office:value="0" table:formula="of:=COUNTIF([.D$2:.D1075];[.F76])*[.F7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936" table:style-name="ce2">
            <text:p>81936</text:p>
          </table:table-cell>
          <table:table-cell office:value-type="float" office:value="47166" table:style-name="ce2">
            <text:p>47166</text:p>
          </table:table-cell>
          <table:table-cell office:value-type="float" office:value="16637" table:style-name="ce3">
            <text:p>16637</text:p>
          </table:table-cell>
          <table:table-cell office:value-type="float" office:value="19368" table:style-name="ce3">
            <text:p>19368</text:p>
          </table:table-cell>
          <table:table-cell office:value-type="float" office:value="2731" table:formula="of:=ABS([.D77]-[.C77])" table:style-name="ce3">
            <text:p>2731</text:p>
          </table:table-cell>
          <table:table-cell office:value-type="float" office:value="16637" table:formula="of:=IFERROR(COM.MICROSOFT.SINGLE(__xludf.dummyfunction(&quot;&quot;&quot;COMPUTED_VALUE&quot;&quot;&quot;));16637)" table:style-name="ce3">
            <text:p>16637</text:p>
          </table:table-cell>
          <table:table-cell office:value-type="float" office:value="0" table:formula="of:=COUNTIF([.D$2:.D1076];[.F77])*[.F7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390" table:style-name="ce2">
            <text:p>65390</text:p>
          </table:table-cell>
          <table:table-cell office:value-type="float" office:value="72188" table:style-name="ce2">
            <text:p>72188</text:p>
          </table:table-cell>
          <table:table-cell office:value-type="float" office:value="16771" table:style-name="ce3">
            <text:p>16771</text:p>
          </table:table-cell>
          <table:table-cell office:value-type="float" office:value="19476" table:style-name="ce3">
            <text:p>19476</text:p>
          </table:table-cell>
          <table:table-cell office:value-type="float" office:value="2705" table:formula="of:=ABS([.D78]-[.C78])" table:style-name="ce3">
            <text:p>2705</text:p>
          </table:table-cell>
          <table:table-cell office:value-type="float" office:value="16771" table:formula="of:=IFERROR(COM.MICROSOFT.SINGLE(__xludf.dummyfunction(&quot;&quot;&quot;COMPUTED_VALUE&quot;&quot;&quot;));16771)" table:style-name="ce3">
            <text:p>16771</text:p>
          </table:table-cell>
          <table:table-cell office:value-type="float" office:value="0" table:formula="of:=COUNTIF([.D$2:.D1077];[.F78])*[.F7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410" table:style-name="ce2">
            <text:p>86410</text:p>
          </table:table-cell>
          <table:table-cell office:value-type="float" office:value="48512" table:style-name="ce2">
            <text:p>48512</text:p>
          </table:table-cell>
          <table:table-cell office:value-type="float" office:value="16835" table:style-name="ce3">
            <text:p>16835</text:p>
          </table:table-cell>
          <table:table-cell office:value-type="float" office:value="19525" table:style-name="ce3">
            <text:p>19525</text:p>
          </table:table-cell>
          <table:table-cell office:value-type="float" office:value="2690" table:formula="of:=ABS([.D79]-[.C79])" table:style-name="ce3">
            <text:p>2690</text:p>
          </table:table-cell>
          <table:table-cell office:value-type="float" office:value="16835" table:formula="of:=IFERROR(COM.MICROSOFT.SINGLE(__xludf.dummyfunction(&quot;&quot;&quot;COMPUTED_VALUE&quot;&quot;&quot;));16835)" table:style-name="ce3">
            <text:p>16835</text:p>
          </table:table-cell>
          <table:table-cell office:value-type="float" office:value="0" table:formula="of:=COUNTIF([.D$2:.D1078];[.F79])*[.F7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152" table:style-name="ce2">
            <text:p>63152</text:p>
          </table:table-cell>
          <table:table-cell office:value-type="float" office:value="89057" table:style-name="ce2">
            <text:p>89057</text:p>
          </table:table-cell>
          <table:table-cell office:value-type="float" office:value="16841" table:style-name="ce3">
            <text:p>16841</text:p>
          </table:table-cell>
          <table:table-cell office:value-type="float" office:value="19618" table:style-name="ce3">
            <text:p>19618</text:p>
          </table:table-cell>
          <table:table-cell office:value-type="float" office:value="2777" table:formula="of:=ABS([.D80]-[.C80])" table:style-name="ce3">
            <text:p>2777</text:p>
          </table:table-cell>
          <table:table-cell office:value-type="float" office:value="16841" table:formula="of:=IFERROR(COM.MICROSOFT.SINGLE(__xludf.dummyfunction(&quot;&quot;&quot;COMPUTED_VALUE&quot;&quot;&quot;));16841)" table:style-name="ce3">
            <text:p>16841</text:p>
          </table:table-cell>
          <table:table-cell office:value-type="float" office:value="0" table:formula="of:=COUNTIF([.D$2:.D1079];[.F80])*[.F8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433" table:style-name="ce2">
            <text:p>83433</text:p>
          </table:table-cell>
          <table:table-cell office:value-type="float" office:value="48642" table:style-name="ce2">
            <text:p>48642</text:p>
          </table:table-cell>
          <table:table-cell office:value-type="float" office:value="16895" table:style-name="ce3">
            <text:p>16895</text:p>
          </table:table-cell>
          <table:table-cell office:value-type="float" office:value="19831" table:style-name="ce3">
            <text:p>19831</text:p>
          </table:table-cell>
          <table:table-cell office:value-type="float" office:value="2936" table:formula="of:=ABS([.D81]-[.C81])" table:style-name="ce3">
            <text:p>2936</text:p>
          </table:table-cell>
          <table:table-cell office:value-type="float" office:value="16895" table:formula="of:=IFERROR(COM.MICROSOFT.SINGLE(__xludf.dummyfunction(&quot;&quot;&quot;COMPUTED_VALUE&quot;&quot;&quot;));16895)" table:style-name="ce3">
            <text:p>16895</text:p>
          </table:table-cell>
          <table:table-cell office:value-type="float" office:value="0" table:formula="of:=COUNTIF([.D$2:.D1080];[.F81])*[.F8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154" table:style-name="ce2">
            <text:p>15154</text:p>
          </table:table-cell>
          <table:table-cell office:value-type="float" office:value="49428" table:style-name="ce2">
            <text:p>49428</text:p>
          </table:table-cell>
          <table:table-cell office:value-type="float" office:value="17003" table:style-name="ce3">
            <text:p>17003</text:p>
          </table:table-cell>
          <table:table-cell office:value-type="float" office:value="20038" table:style-name="ce3">
            <text:p>20038</text:p>
          </table:table-cell>
          <table:table-cell office:value-type="float" office:value="3035" table:formula="of:=ABS([.D82]-[.C82])" table:style-name="ce3">
            <text:p>3035</text:p>
          </table:table-cell>
          <table:table-cell office:value-type="float" office:value="17003" table:formula="of:=IFERROR(COM.MICROSOFT.SINGLE(__xludf.dummyfunction(&quot;&quot;&quot;COMPUTED_VALUE&quot;&quot;&quot;));17003)" table:style-name="ce3">
            <text:p>17003</text:p>
          </table:table-cell>
          <table:table-cell office:value-type="float" office:value="0" table:formula="of:=COUNTIF([.D$2:.D1081];[.F82])*[.F8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7196" table:style-name="ce2">
            <text:p>67196</text:p>
          </table:table-cell>
          <table:table-cell office:value-type="float" office:value="31091" table:style-name="ce2">
            <text:p>31091</text:p>
          </table:table-cell>
          <table:table-cell office:value-type="float" office:value="17158" table:style-name="ce3">
            <text:p>17158</text:p>
          </table:table-cell>
          <table:table-cell office:value-type="float" office:value="20178" table:style-name="ce3">
            <text:p>20178</text:p>
          </table:table-cell>
          <table:table-cell office:value-type="float" office:value="3020" table:formula="of:=ABS([.D83]-[.C83])" table:style-name="ce3">
            <text:p>3020</text:p>
          </table:table-cell>
          <table:table-cell office:value-type="float" office:value="17158" table:formula="of:=IFERROR(COM.MICROSOFT.SINGLE(__xludf.dummyfunction(&quot;&quot;&quot;COMPUTED_VALUE&quot;&quot;&quot;));17158)" table:style-name="ce3">
            <text:p>17158</text:p>
          </table:table-cell>
          <table:table-cell office:value-type="float" office:value="0" table:formula="of:=COUNTIF([.D$2:.D1082];[.F83])*[.F8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145" table:style-name="ce2">
            <text:p>52145</text:p>
          </table:table-cell>
          <table:table-cell office:value-type="float" office:value="66296" table:style-name="ce2">
            <text:p>66296</text:p>
          </table:table-cell>
          <table:table-cell office:value-type="float" office:value="17180" table:style-name="ce3">
            <text:p>17180</text:p>
          </table:table-cell>
          <table:table-cell office:value-type="float" office:value="20232" table:style-name="ce3">
            <text:p>20232</text:p>
          </table:table-cell>
          <table:table-cell office:value-type="float" office:value="3052" table:formula="of:=ABS([.D84]-[.C84])" table:style-name="ce3">
            <text:p>3052</text:p>
          </table:table-cell>
          <table:table-cell office:value-type="float" office:value="17180" table:formula="of:=IFERROR(COM.MICROSOFT.SINGLE(__xludf.dummyfunction(&quot;&quot;&quot;COMPUTED_VALUE&quot;&quot;&quot;));17180)" table:style-name="ce3">
            <text:p>17180</text:p>
          </table:table-cell>
          <table:table-cell office:value-type="float" office:value="0" table:formula="of:=COUNTIF([.D$2:.D1083];[.F84])*[.F8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392" table:style-name="ce2">
            <text:p>97392</text:p>
          </table:table-cell>
          <table:table-cell office:value-type="float" office:value="54967" table:style-name="ce2">
            <text:p>54967</text:p>
          </table:table-cell>
          <table:table-cell office:value-type="float" office:value="17397" table:style-name="ce3">
            <text:p>17397</text:p>
          </table:table-cell>
          <table:table-cell office:value-type="float" office:value="20266" table:style-name="ce3">
            <text:p>20266</text:p>
          </table:table-cell>
          <table:table-cell office:value-type="float" office:value="2869" table:formula="of:=ABS([.D85]-[.C85])" table:style-name="ce3">
            <text:p>2869</text:p>
          </table:table-cell>
          <table:table-cell office:value-type="float" office:value="17397" table:formula="of:=IFERROR(COM.MICROSOFT.SINGLE(__xludf.dummyfunction(&quot;&quot;&quot;COMPUTED_VALUE&quot;&quot;&quot;));17397)" table:style-name="ce3">
            <text:p>17397</text:p>
          </table:table-cell>
          <table:table-cell office:value-type="float" office:value="0" table:formula="of:=COUNTIF([.D$2:.D1084];[.F85])*[.F8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822" table:style-name="ce2">
            <text:p>68822</text:p>
          </table:table-cell>
          <table:table-cell office:value-type="float" office:value="89257" table:style-name="ce2">
            <text:p>89257</text:p>
          </table:table-cell>
          <table:table-cell office:value-type="float" office:value="17530" table:style-name="ce3">
            <text:p>17530</text:p>
          </table:table-cell>
          <table:table-cell office:value-type="float" office:value="20298" table:style-name="ce3">
            <text:p>20298</text:p>
          </table:table-cell>
          <table:table-cell office:value-type="float" office:value="2768" table:formula="of:=ABS([.D86]-[.C86])" table:style-name="ce3">
            <text:p>2768</text:p>
          </table:table-cell>
          <table:table-cell office:value-type="float" office:value="17530" table:formula="of:=IFERROR(COM.MICROSOFT.SINGLE(__xludf.dummyfunction(&quot;&quot;&quot;COMPUTED_VALUE&quot;&quot;&quot;));17530)" table:style-name="ce3">
            <text:p>17530</text:p>
          </table:table-cell>
          <table:table-cell office:value-type="float" office:value="0" table:formula="of:=COUNTIF([.D$2:.D1085];[.F86])*[.F8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5968" table:style-name="ce2">
            <text:p>95968</text:p>
          </table:table-cell>
          <table:table-cell office:value-type="float" office:value="18999" table:style-name="ce2">
            <text:p>18999</text:p>
          </table:table-cell>
          <table:table-cell office:value-type="float" office:value="17656" table:style-name="ce3">
            <text:p>17656</text:p>
          </table:table-cell>
          <table:table-cell office:value-type="float" office:value="20394" table:style-name="ce3">
            <text:p>20394</text:p>
          </table:table-cell>
          <table:table-cell office:value-type="float" office:value="2738" table:formula="of:=ABS([.D87]-[.C87])" table:style-name="ce3">
            <text:p>2738</text:p>
          </table:table-cell>
          <table:table-cell office:value-type="float" office:value="17656" table:formula="of:=IFERROR(COM.MICROSOFT.SINGLE(__xludf.dummyfunction(&quot;&quot;&quot;COMPUTED_VALUE&quot;&quot;&quot;));17656)" table:style-name="ce3">
            <text:p>17656</text:p>
          </table:table-cell>
          <table:table-cell office:value-type="float" office:value="0" table:formula="of:=COUNTIF([.D$2:.D1086];[.F87])*[.F8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231" table:style-name="ce2">
            <text:p>10231</text:p>
          </table:table-cell>
          <table:table-cell office:value-type="float" office:value="48028" table:style-name="ce2">
            <text:p>48028</text:p>
          </table:table-cell>
          <table:table-cell office:value-type="float" office:value="17822" table:style-name="ce3">
            <text:p>17822</text:p>
          </table:table-cell>
          <table:table-cell office:value-type="float" office:value="20395" table:style-name="ce3">
            <text:p>20395</text:p>
          </table:table-cell>
          <table:table-cell office:value-type="float" office:value="2573" table:formula="of:=ABS([.D88]-[.C88])" table:style-name="ce3">
            <text:p>2573</text:p>
          </table:table-cell>
          <table:table-cell office:value-type="float" office:value="17822" table:formula="of:=IFERROR(COM.MICROSOFT.SINGLE(__xludf.dummyfunction(&quot;&quot;&quot;COMPUTED_VALUE&quot;&quot;&quot;));17822)" table:style-name="ce3">
            <text:p>17822</text:p>
          </table:table-cell>
          <table:table-cell office:value-type="float" office:value="0" table:formula="of:=COUNTIF([.D$2:.D1087];[.F88])*[.F8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979" table:style-name="ce2">
            <text:p>75979</text:p>
          </table:table-cell>
          <table:table-cell office:value-type="float" office:value="10758" table:style-name="ce2">
            <text:p>10758</text:p>
          </table:table-cell>
          <table:table-cell office:value-type="float" office:value="17851" table:style-name="ce3">
            <text:p>17851</text:p>
          </table:table-cell>
          <table:table-cell office:value-type="float" office:value="20538" table:style-name="ce3">
            <text:p>20538</text:p>
          </table:table-cell>
          <table:table-cell office:value-type="float" office:value="2687" table:formula="of:=ABS([.D89]-[.C89])" table:style-name="ce3">
            <text:p>2687</text:p>
          </table:table-cell>
          <table:table-cell office:value-type="float" office:value="17851" table:formula="of:=IFERROR(COM.MICROSOFT.SINGLE(__xludf.dummyfunction(&quot;&quot;&quot;COMPUTED_VALUE&quot;&quot;&quot;));17851)" table:style-name="ce3">
            <text:p>17851</text:p>
          </table:table-cell>
          <table:table-cell office:value-type="float" office:value="0" table:formula="of:=COUNTIF([.D$2:.D1088];[.F89])*[.F8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791" table:style-name="ce2">
            <text:p>68791</text:p>
          </table:table-cell>
          <table:table-cell office:value-type="float" office:value="71081" table:style-name="ce2">
            <text:p>71081</text:p>
          </table:table-cell>
          <table:table-cell office:value-type="float" office:value="17871" table:style-name="ce3">
            <text:p>17871</text:p>
          </table:table-cell>
          <table:table-cell office:value-type="float" office:value="20682" table:style-name="ce3">
            <text:p>20682</text:p>
          </table:table-cell>
          <table:table-cell office:value-type="float" office:value="2811" table:formula="of:=ABS([.D90]-[.C90])" table:style-name="ce3">
            <text:p>2811</text:p>
          </table:table-cell>
          <table:table-cell office:value-type="float" office:value="17871" table:formula="of:=IFERROR(COM.MICROSOFT.SINGLE(__xludf.dummyfunction(&quot;&quot;&quot;COMPUTED_VALUE&quot;&quot;&quot;));17871)" table:style-name="ce3">
            <text:p>17871</text:p>
          </table:table-cell>
          <table:table-cell office:value-type="float" office:value="0" table:formula="of:=COUNTIF([.D$2:.D1089];[.F90])*[.F9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3395" table:style-name="ce2">
            <text:p>73395</text:p>
          </table:table-cell>
          <table:table-cell office:value-type="float" office:value="23710" table:style-name="ce2">
            <text:p>23710</text:p>
          </table:table-cell>
          <table:table-cell office:value-type="float" office:value="17920" table:style-name="ce3">
            <text:p>17920</text:p>
          </table:table-cell>
          <table:table-cell office:value-type="float" office:value="20968" table:style-name="ce3">
            <text:p>20968</text:p>
          </table:table-cell>
          <table:table-cell office:value-type="float" office:value="3048" table:formula="of:=ABS([.D91]-[.C91])" table:style-name="ce3">
            <text:p>3048</text:p>
          </table:table-cell>
          <table:table-cell office:value-type="float" office:value="17920" table:formula="of:=IFERROR(COM.MICROSOFT.SINGLE(__xludf.dummyfunction(&quot;&quot;&quot;COMPUTED_VALUE&quot;&quot;&quot;));17920)" table:style-name="ce3">
            <text:p>17920</text:p>
          </table:table-cell>
          <table:table-cell office:value-type="float" office:value="0" table:formula="of:=COUNTIF([.D$2:.D1090];[.F91])*[.F9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116" table:style-name="ce2">
            <text:p>35116</text:p>
          </table:table-cell>
          <table:table-cell office:value-type="float" office:value="61618" table:style-name="ce2">
            <text:p>61618</text:p>
          </table:table-cell>
          <table:table-cell office:value-type="float" office:value="17955" table:style-name="ce3">
            <text:p>17955</text:p>
          </table:table-cell>
          <table:table-cell office:value-type="float" office:value="21041" table:style-name="ce3">
            <text:p>21041</text:p>
          </table:table-cell>
          <table:table-cell office:value-type="float" office:value="3086" table:formula="of:=ABS([.D92]-[.C92])" table:style-name="ce3">
            <text:p>3086</text:p>
          </table:table-cell>
          <table:table-cell office:value-type="float" office:value="17955" table:formula="of:=IFERROR(COM.MICROSOFT.SINGLE(__xludf.dummyfunction(&quot;&quot;&quot;COMPUTED_VALUE&quot;&quot;&quot;));17955)" table:style-name="ce3">
            <text:p>17955</text:p>
          </table:table-cell>
          <table:table-cell office:value-type="float" office:value="0" table:formula="of:=COUNTIF([.D$2:.D1091];[.F92])*[.F9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457" table:style-name="ce2">
            <text:p>75457</text:p>
          </table:table-cell>
          <table:table-cell office:value-type="float" office:value="47834" table:style-name="ce2">
            <text:p>47834</text:p>
          </table:table-cell>
          <table:table-cell office:value-type="float" office:value="18216" table:style-name="ce3">
            <text:p>18216</text:p>
          </table:table-cell>
          <table:table-cell office:value-type="float" office:value="21111" table:style-name="ce3">
            <text:p>21111</text:p>
          </table:table-cell>
          <table:table-cell office:value-type="float" office:value="2895" table:formula="of:=ABS([.D93]-[.C93])" table:style-name="ce3">
            <text:p>2895</text:p>
          </table:table-cell>
          <table:table-cell office:value-type="float" office:value="18216" table:formula="of:=IFERROR(COM.MICROSOFT.SINGLE(__xludf.dummyfunction(&quot;&quot;&quot;COMPUTED_VALUE&quot;&quot;&quot;));18216)" table:style-name="ce3">
            <text:p>18216</text:p>
          </table:table-cell>
          <table:table-cell office:value-type="float" office:value="0" table:formula="of:=COUNTIF([.D$2:.D1092];[.F93])*[.F9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013" table:style-name="ce2">
            <text:p>59013</text:p>
          </table:table-cell>
          <table:table-cell office:value-type="float" office:value="74006" table:style-name="ce2">
            <text:p>74006</text:p>
          </table:table-cell>
          <table:table-cell office:value-type="float" office:value="18251" table:style-name="ce3">
            <text:p>18251</text:p>
          </table:table-cell>
          <table:table-cell office:value-type="float" office:value="21316" table:style-name="ce3">
            <text:p>21316</text:p>
          </table:table-cell>
          <table:table-cell office:value-type="float" office:value="3065" table:formula="of:=ABS([.D94]-[.C94])" table:style-name="ce3">
            <text:p>3065</text:p>
          </table:table-cell>
          <table:table-cell office:value-type="float" office:value="18251" table:formula="of:=IFERROR(COM.MICROSOFT.SINGLE(__xludf.dummyfunction(&quot;&quot;&quot;COMPUTED_VALUE&quot;&quot;&quot;));18251)" table:style-name="ce3">
            <text:p>18251</text:p>
          </table:table-cell>
          <table:table-cell office:value-type="float" office:value="0" table:formula="of:=COUNTIF([.D$2:.D1093];[.F94])*[.F9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089" table:style-name="ce2">
            <text:p>60089</text:p>
          </table:table-cell>
          <table:table-cell office:value-type="float" office:value="83297" table:style-name="ce2">
            <text:p>83297</text:p>
          </table:table-cell>
          <table:table-cell office:value-type="float" office:value="18267" table:style-name="ce3">
            <text:p>18267</text:p>
          </table:table-cell>
          <table:table-cell office:value-type="float" office:value="21528" table:style-name="ce3">
            <text:p>21528</text:p>
          </table:table-cell>
          <table:table-cell office:value-type="float" office:value="3261" table:formula="of:=ABS([.D95]-[.C95])" table:style-name="ce3">
            <text:p>3261</text:p>
          </table:table-cell>
          <table:table-cell office:value-type="float" office:value="18267" table:formula="of:=IFERROR(COM.MICROSOFT.SINGLE(__xludf.dummyfunction(&quot;&quot;&quot;COMPUTED_VALUE&quot;&quot;&quot;));18267)" table:style-name="ce3">
            <text:p>18267</text:p>
          </table:table-cell>
          <table:table-cell office:value-type="float" office:value="0" table:formula="of:=COUNTIF([.D$2:.D1094];[.F95])*[.F9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215" table:style-name="ce2">
            <text:p>81215</text:p>
          </table:table-cell>
          <table:table-cell office:value-type="float" office:value="72666" table:style-name="ce2">
            <text:p>72666</text:p>
          </table:table-cell>
          <table:table-cell office:value-type="float" office:value="18371" table:style-name="ce3">
            <text:p>18371</text:p>
          </table:table-cell>
          <table:table-cell office:value-type="float" office:value="21562" table:style-name="ce3">
            <text:p>21562</text:p>
          </table:table-cell>
          <table:table-cell office:value-type="float" office:value="3191" table:formula="of:=ABS([.D96]-[.C96])" table:style-name="ce3">
            <text:p>3191</text:p>
          </table:table-cell>
          <table:table-cell office:value-type="float" office:value="18371" table:formula="of:=IFERROR(COM.MICROSOFT.SINGLE(__xludf.dummyfunction(&quot;&quot;&quot;COMPUTED_VALUE&quot;&quot;&quot;));18371)" table:style-name="ce3">
            <text:p>18371</text:p>
          </table:table-cell>
          <table:table-cell office:value-type="float" office:value="0" table:formula="of:=COUNTIF([.D$2:.D1095];[.F96])*[.F9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282" table:style-name="ce2">
            <text:p>85282</text:p>
          </table:table-cell>
          <table:table-cell office:value-type="float" office:value="30857" table:style-name="ce2">
            <text:p>30857</text:p>
          </table:table-cell>
          <table:table-cell office:value-type="float" office:value="18527" table:style-name="ce3">
            <text:p>18527</text:p>
          </table:table-cell>
          <table:table-cell office:value-type="float" office:value="21596" table:style-name="ce3">
            <text:p>21596</text:p>
          </table:table-cell>
          <table:table-cell office:value-type="float" office:value="3069" table:formula="of:=ABS([.D97]-[.C97])" table:style-name="ce3">
            <text:p>3069</text:p>
          </table:table-cell>
          <table:table-cell office:value-type="float" office:value="18527" table:formula="of:=IFERROR(COM.MICROSOFT.SINGLE(__xludf.dummyfunction(&quot;&quot;&quot;COMPUTED_VALUE&quot;&quot;&quot;));18527)" table:style-name="ce3">
            <text:p>18527</text:p>
          </table:table-cell>
          <table:table-cell office:value-type="float" office:value="0" table:formula="of:=COUNTIF([.D$2:.D1096];[.F97])*[.F9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169" table:style-name="ce2">
            <text:p>77169</text:p>
          </table:table-cell>
          <table:table-cell office:value-type="float" office:value="72362" table:style-name="ce2">
            <text:p>72362</text:p>
          </table:table-cell>
          <table:table-cell office:value-type="float" office:value="18592" table:style-name="ce3">
            <text:p>18592</text:p>
          </table:table-cell>
          <table:table-cell office:value-type="float" office:value="21599" table:style-name="ce3">
            <text:p>21599</text:p>
          </table:table-cell>
          <table:table-cell office:value-type="float" office:value="3007" table:formula="of:=ABS([.D98]-[.C98])" table:style-name="ce3">
            <text:p>3007</text:p>
          </table:table-cell>
          <table:table-cell office:value-type="float" office:value="18592" table:formula="of:=IFERROR(COM.MICROSOFT.SINGLE(__xludf.dummyfunction(&quot;&quot;&quot;COMPUTED_VALUE&quot;&quot;&quot;));18592)" table:style-name="ce3">
            <text:p>18592</text:p>
          </table:table-cell>
          <table:table-cell office:value-type="float" office:value="0" table:formula="of:=COUNTIF([.D$2:.D1097];[.F98])*[.F9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343" table:style-name="ce2">
            <text:p>77343</text:p>
          </table:table-cell>
          <table:table-cell office:value-type="float" office:value="83136" table:style-name="ce2">
            <text:p>83136</text:p>
          </table:table-cell>
          <table:table-cell office:value-type="float" office:value="18619" table:style-name="ce3">
            <text:p>18619</text:p>
          </table:table-cell>
          <table:table-cell office:value-type="float" office:value="21652" table:style-name="ce3">
            <text:p>21652</text:p>
          </table:table-cell>
          <table:table-cell office:value-type="float" office:value="3033" table:formula="of:=ABS([.D99]-[.C99])" table:style-name="ce3">
            <text:p>3033</text:p>
          </table:table-cell>
          <table:table-cell office:value-type="float" office:value="18619" table:formula="of:=IFERROR(COM.MICROSOFT.SINGLE(__xludf.dummyfunction(&quot;&quot;&quot;COMPUTED_VALUE&quot;&quot;&quot;));18619)" table:style-name="ce3">
            <text:p>18619</text:p>
          </table:table-cell>
          <table:table-cell office:value-type="float" office:value="0" table:formula="of:=COUNTIF([.D$2:.D1098];[.F99])*[.F9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8477" table:style-name="ce2">
            <text:p>58477</text:p>
          </table:table-cell>
          <table:table-cell office:value-type="float" office:value="47834" table:style-name="ce2">
            <text:p>47834</text:p>
          </table:table-cell>
          <table:table-cell office:value-type="float" office:value="18644" table:style-name="ce3">
            <text:p>18644</text:p>
          </table:table-cell>
          <table:table-cell office:value-type="float" office:value="21800" table:style-name="ce3">
            <text:p>21800</text:p>
          </table:table-cell>
          <table:table-cell office:value-type="float" office:value="3156" table:formula="of:=ABS([.D100]-[.C100])" table:style-name="ce3">
            <text:p>3156</text:p>
          </table:table-cell>
          <table:table-cell office:value-type="float" office:value="18644" table:formula="of:=IFERROR(COM.MICROSOFT.SINGLE(__xludf.dummyfunction(&quot;&quot;&quot;COMPUTED_VALUE&quot;&quot;&quot;));18644)" table:style-name="ce3">
            <text:p>18644</text:p>
          </table:table-cell>
          <table:table-cell office:value-type="float" office:value="0" table:formula="of:=COUNTIF([.D$2:.D1099];[.F100])*[.F10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845" table:style-name="ce2">
            <text:p>93845</text:p>
          </table:table-cell>
          <table:table-cell office:value-type="float" office:value="62570" table:style-name="ce2">
            <text:p>62570</text:p>
          </table:table-cell>
          <table:table-cell office:value-type="float" office:value="18740" table:style-name="ce3">
            <text:p>18740</text:p>
          </table:table-cell>
          <table:table-cell office:value-type="float" office:value="21800" table:style-name="ce3">
            <text:p>21800</text:p>
          </table:table-cell>
          <table:table-cell office:value-type="float" office:value="3060" table:formula="of:=ABS([.D101]-[.C101])" table:style-name="ce3">
            <text:p>3060</text:p>
          </table:table-cell>
          <table:table-cell office:value-type="float" office:value="18740" table:formula="of:=IFERROR(COM.MICROSOFT.SINGLE(__xludf.dummyfunction(&quot;&quot;&quot;COMPUTED_VALUE&quot;&quot;&quot;));18740)" table:style-name="ce3">
            <text:p>18740</text:p>
          </table:table-cell>
          <table:table-cell office:value-type="float" office:value="0" table:formula="of:=COUNTIF([.D$2:.D1100];[.F101])*[.F10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320" table:style-name="ce2">
            <text:p>80320</text:p>
          </table:table-cell>
          <table:table-cell office:value-type="float" office:value="36393" table:style-name="ce2">
            <text:p>36393</text:p>
          </table:table-cell>
          <table:table-cell office:value-type="float" office:value="18776" table:style-name="ce3">
            <text:p>18776</text:p>
          </table:table-cell>
          <table:table-cell office:value-type="float" office:value="21800" table:style-name="ce3">
            <text:p>21800</text:p>
          </table:table-cell>
          <table:table-cell office:value-type="float" office:value="3024" table:formula="of:=ABS([.D102]-[.C102])" table:style-name="ce3">
            <text:p>3024</text:p>
          </table:table-cell>
          <table:table-cell office:value-type="float" office:value="18776" table:formula="of:=IFERROR(COM.MICROSOFT.SINGLE(__xludf.dummyfunction(&quot;&quot;&quot;COMPUTED_VALUE&quot;&quot;&quot;));18776)" table:style-name="ce3">
            <text:p>18776</text:p>
          </table:table-cell>
          <table:table-cell office:value-type="float" office:value="0" table:formula="of:=COUNTIF([.D$2:.D1101];[.F102])*[.F10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5356" table:style-name="ce2">
            <text:p>25356</text:p>
          </table:table-cell>
          <table:table-cell office:value-type="float" office:value="36515" table:style-name="ce2">
            <text:p>36515</text:p>
          </table:table-cell>
          <table:table-cell office:value-type="float" office:value="18834" table:style-name="ce3">
            <text:p>18834</text:p>
          </table:table-cell>
          <table:table-cell office:value-type="float" office:value="21800" table:style-name="ce3">
            <text:p>21800</text:p>
          </table:table-cell>
          <table:table-cell office:value-type="float" office:value="2966" table:formula="of:=ABS([.D103]-[.C103])" table:style-name="ce3">
            <text:p>2966</text:p>
          </table:table-cell>
          <table:table-cell office:value-type="float" office:value="18834" table:formula="of:=IFERROR(COM.MICROSOFT.SINGLE(__xludf.dummyfunction(&quot;&quot;&quot;COMPUTED_VALUE&quot;&quot;&quot;));18834)" table:style-name="ce3">
            <text:p>18834</text:p>
          </table:table-cell>
          <table:table-cell office:value-type="float" office:value="0" table:formula="of:=COUNTIF([.D$2:.D1102];[.F103])*[.F10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605" table:style-name="ce2">
            <text:p>30605</text:p>
          </table:table-cell>
          <table:table-cell office:value-type="float" office:value="14520" table:style-name="ce2">
            <text:p>14520</text:p>
          </table:table-cell>
          <table:table-cell office:value-type="float" office:value="18954" table:style-name="ce3">
            <text:p>18954</text:p>
          </table:table-cell>
          <table:table-cell office:value-type="float" office:value="21800" table:style-name="ce3">
            <text:p>21800</text:p>
          </table:table-cell>
          <table:table-cell office:value-type="float" office:value="2846" table:formula="of:=ABS([.D104]-[.C104])" table:style-name="ce3">
            <text:p>2846</text:p>
          </table:table-cell>
          <table:table-cell office:value-type="float" office:value="18954" table:formula="of:=IFERROR(COM.MICROSOFT.SINGLE(__xludf.dummyfunction(&quot;&quot;&quot;COMPUTED_VALUE&quot;&quot;&quot;));18954)" table:style-name="ce3">
            <text:p>18954</text:p>
          </table:table-cell>
          <table:table-cell office:value-type="float" office:value="0" table:formula="of:=COUNTIF([.D$2:.D1103];[.F104])*[.F10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757" table:style-name="ce2">
            <text:p>41757</text:p>
          </table:table-cell>
          <table:table-cell office:value-type="float" office:value="38101" table:style-name="ce2">
            <text:p>38101</text:p>
          </table:table-cell>
          <table:table-cell office:value-type="float" office:value="18977" table:style-name="ce3">
            <text:p>18977</text:p>
          </table:table-cell>
          <table:table-cell office:value-type="float" office:value="21800" table:style-name="ce3">
            <text:p>21800</text:p>
          </table:table-cell>
          <table:table-cell office:value-type="float" office:value="2823" table:formula="of:=ABS([.D105]-[.C105])" table:style-name="ce3">
            <text:p>2823</text:p>
          </table:table-cell>
          <table:table-cell office:value-type="float" office:value="18977" table:formula="of:=IFERROR(COM.MICROSOFT.SINGLE(__xludf.dummyfunction(&quot;&quot;&quot;COMPUTED_VALUE&quot;&quot;&quot;));18977)" table:style-name="ce3">
            <text:p>18977</text:p>
          </table:table-cell>
          <table:table-cell office:value-type="float" office:value="0" table:formula="of:=COUNTIF([.D$2:.D1104];[.F105])*[.F10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096" table:style-name="ce2">
            <text:p>52096</text:p>
          </table:table-cell>
          <table:table-cell office:value-type="float" office:value="63406" table:style-name="ce2">
            <text:p>63406</text:p>
          </table:table-cell>
          <table:table-cell office:value-type="float" office:value="18987" table:style-name="ce3">
            <text:p>18987</text:p>
          </table:table-cell>
          <table:table-cell office:value-type="float" office:value="21810" table:style-name="ce3">
            <text:p>21810</text:p>
          </table:table-cell>
          <table:table-cell office:value-type="float" office:value="2823" table:formula="of:=ABS([.D106]-[.C106])" table:style-name="ce3">
            <text:p>2823</text:p>
          </table:table-cell>
          <table:table-cell office:value-type="float" office:value="18987" table:formula="of:=IFERROR(COM.MICROSOFT.SINGLE(__xludf.dummyfunction(&quot;&quot;&quot;COMPUTED_VALUE&quot;&quot;&quot;));18987)" table:style-name="ce3">
            <text:p>18987</text:p>
          </table:table-cell>
          <table:table-cell office:value-type="float" office:value="0" table:formula="of:=COUNTIF([.D$2:.D1105];[.F106])*[.F10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7058" table:style-name="ce2">
            <text:p>37058</text:p>
          </table:table-cell>
          <table:table-cell office:value-type="float" office:value="90190" table:style-name="ce2">
            <text:p>90190</text:p>
          </table:table-cell>
          <table:table-cell office:value-type="float" office:value="19014" table:style-name="ce3">
            <text:p>19014</text:p>
          </table:table-cell>
          <table:table-cell office:value-type="float" office:value="22018" table:style-name="ce3">
            <text:p>22018</text:p>
          </table:table-cell>
          <table:table-cell office:value-type="float" office:value="3004" table:formula="of:=ABS([.D107]-[.C107])" table:style-name="ce3">
            <text:p>3004</text:p>
          </table:table-cell>
          <table:table-cell office:value-type="float" office:value="19014" table:formula="of:=IFERROR(COM.MICROSOFT.SINGLE(__xludf.dummyfunction(&quot;&quot;&quot;COMPUTED_VALUE&quot;&quot;&quot;));19014)" table:style-name="ce3">
            <text:p>19014</text:p>
          </table:table-cell>
          <table:table-cell office:value-type="float" office:value="0" table:formula="of:=COUNTIF([.D$2:.D1106];[.F107])*[.F10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797" table:style-name="ce2">
            <text:p>59797</text:p>
          </table:table-cell>
          <table:table-cell office:value-type="float" office:value="79101" table:style-name="ce2">
            <text:p>79101</text:p>
          </table:table-cell>
          <table:table-cell office:value-type="float" office:value="19021" table:style-name="ce3">
            <text:p>19021</text:p>
          </table:table-cell>
          <table:table-cell office:value-type="float" office:value="22101" table:style-name="ce3">
            <text:p>22101</text:p>
          </table:table-cell>
          <table:table-cell office:value-type="float" office:value="3080" table:formula="of:=ABS([.D108]-[.C108])" table:style-name="ce3">
            <text:p>3080</text:p>
          </table:table-cell>
          <table:table-cell office:value-type="float" office:value="19021" table:formula="of:=IFERROR(COM.MICROSOFT.SINGLE(__xludf.dummyfunction(&quot;&quot;&quot;COMPUTED_VALUE&quot;&quot;&quot;));19021)" table:style-name="ce3">
            <text:p>19021</text:p>
          </table:table-cell>
          <table:table-cell office:value-type="float" office:value="0" table:formula="of:=COUNTIF([.D$2:.D1107];[.F108])*[.F10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557" table:style-name="ce2">
            <text:p>65557</text:p>
          </table:table-cell>
          <table:table-cell office:value-type="float" office:value="21111" table:style-name="ce2">
            <text:p>21111</text:p>
          </table:table-cell>
          <table:table-cell office:value-type="float" office:value="19078" table:style-name="ce3">
            <text:p>19078</text:p>
          </table:table-cell>
          <table:table-cell office:value-type="float" office:value="22156" table:style-name="ce3">
            <text:p>22156</text:p>
          </table:table-cell>
          <table:table-cell office:value-type="float" office:value="3078" table:formula="of:=ABS([.D109]-[.C109])" table:style-name="ce3">
            <text:p>3078</text:p>
          </table:table-cell>
          <table:table-cell office:value-type="float" office:value="19078" table:formula="of:=IFERROR(COM.MICROSOFT.SINGLE(__xludf.dummyfunction(&quot;&quot;&quot;COMPUTED_VALUE&quot;&quot;&quot;));19078)" table:style-name="ce3">
            <text:p>19078</text:p>
          </table:table-cell>
          <table:table-cell office:value-type="float" office:value="0" table:formula="of:=COUNTIF([.D$2:.D1108];[.F109])*[.F10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9895" table:style-name="ce2">
            <text:p>29895</text:p>
          </table:table-cell>
          <table:table-cell office:value-type="float" office:value="62370" table:style-name="ce2">
            <text:p>62370</text:p>
          </table:table-cell>
          <table:table-cell office:value-type="float" office:value="19123" table:style-name="ce3">
            <text:p>19123</text:p>
          </table:table-cell>
          <table:table-cell office:value-type="float" office:value="22158" table:style-name="ce3">
            <text:p>22158</text:p>
          </table:table-cell>
          <table:table-cell office:value-type="float" office:value="3035" table:formula="of:=ABS([.D110]-[.C110])" table:style-name="ce3">
            <text:p>3035</text:p>
          </table:table-cell>
          <table:table-cell office:value-type="float" office:value="19123" table:formula="of:=IFERROR(COM.MICROSOFT.SINGLE(__xludf.dummyfunction(&quot;&quot;&quot;COMPUTED_VALUE&quot;&quot;&quot;));19123)" table:style-name="ce3">
            <text:p>19123</text:p>
          </table:table-cell>
          <table:table-cell office:value-type="float" office:value="0" table:formula="of:=COUNTIF([.D$2:.D1109];[.F110])*[.F11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6060" table:style-name="ce2">
            <text:p>76060</text:p>
          </table:table-cell>
          <table:table-cell office:value-type="float" office:value="22181" table:style-name="ce2">
            <text:p>22181</text:p>
          </table:table-cell>
          <table:table-cell office:value-type="float" office:value="19148" table:style-name="ce3">
            <text:p>19148</text:p>
          </table:table-cell>
          <table:table-cell office:value-type="float" office:value="22181" table:style-name="ce3">
            <text:p>22181</text:p>
          </table:table-cell>
          <table:table-cell office:value-type="float" office:value="3033" table:formula="of:=ABS([.D111]-[.C111])" table:style-name="ce3">
            <text:p>3033</text:p>
          </table:table-cell>
          <table:table-cell office:value-type="float" office:value="19148" table:formula="of:=IFERROR(COM.MICROSOFT.SINGLE(__xludf.dummyfunction(&quot;&quot;&quot;COMPUTED_VALUE&quot;&quot;&quot;));19148)" table:style-name="ce3">
            <text:p>19148</text:p>
          </table:table-cell>
          <table:table-cell office:value-type="float" office:value="0" table:formula="of:=COUNTIF([.D$2:.D1110];[.F111])*[.F11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0451" table:style-name="ce2">
            <text:p>20451</text:p>
          </table:table-cell>
          <table:table-cell office:value-type="float" office:value="88174" table:style-name="ce2">
            <text:p>88174</text:p>
          </table:table-cell>
          <table:table-cell office:value-type="float" office:value="19187" table:style-name="ce3">
            <text:p>19187</text:p>
          </table:table-cell>
          <table:table-cell office:value-type="float" office:value="22308" table:style-name="ce3">
            <text:p>22308</text:p>
          </table:table-cell>
          <table:table-cell office:value-type="float" office:value="3121" table:formula="of:=ABS([.D112]-[.C112])" table:style-name="ce3">
            <text:p>3121</text:p>
          </table:table-cell>
          <table:table-cell office:value-type="float" office:value="19187" table:formula="of:=IFERROR(COM.MICROSOFT.SINGLE(__xludf.dummyfunction(&quot;&quot;&quot;COMPUTED_VALUE&quot;&quot;&quot;));19187)" table:style-name="ce3">
            <text:p>19187</text:p>
          </table:table-cell>
          <table:table-cell office:value-type="float" office:value="0" table:formula="of:=COUNTIF([.D$2:.D1111];[.F112])*[.F11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8101" table:style-name="ce2">
            <text:p>98101</text:p>
          </table:table-cell>
          <table:table-cell office:value-type="float" office:value="10985" table:style-name="ce2">
            <text:p>10985</text:p>
          </table:table-cell>
          <table:table-cell office:value-type="float" office:value="19218" table:style-name="ce3">
            <text:p>19218</text:p>
          </table:table-cell>
          <table:table-cell office:value-type="float" office:value="22376" table:style-name="ce3">
            <text:p>22376</text:p>
          </table:table-cell>
          <table:table-cell office:value-type="float" office:value="3158" table:formula="of:=ABS([.D113]-[.C113])" table:style-name="ce3">
            <text:p>3158</text:p>
          </table:table-cell>
          <table:table-cell office:value-type="float" office:value="19218" table:formula="of:=IFERROR(COM.MICROSOFT.SINGLE(__xludf.dummyfunction(&quot;&quot;&quot;COMPUTED_VALUE&quot;&quot;&quot;));19218)" table:style-name="ce3">
            <text:p>19218</text:p>
          </table:table-cell>
          <table:table-cell office:value-type="float" office:value="0" table:formula="of:=COUNTIF([.D$2:.D1112];[.F113])*[.F11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9542" table:style-name="ce2">
            <text:p>89542</text:p>
          </table:table-cell>
          <table:table-cell office:value-type="float" office:value="16550" table:style-name="ce2">
            <text:p>16550</text:p>
          </table:table-cell>
          <table:table-cell office:value-type="float" office:value="19289" table:style-name="ce3">
            <text:p>19289</text:p>
          </table:table-cell>
          <table:table-cell office:value-type="float" office:value="22533" table:style-name="ce3">
            <text:p>22533</text:p>
          </table:table-cell>
          <table:table-cell office:value-type="float" office:value="3244" table:formula="of:=ABS([.D114]-[.C114])" table:style-name="ce3">
            <text:p>3244</text:p>
          </table:table-cell>
          <table:table-cell office:value-type="float" office:value="19289" table:formula="of:=IFERROR(COM.MICROSOFT.SINGLE(__xludf.dummyfunction(&quot;&quot;&quot;COMPUTED_VALUE&quot;&quot;&quot;));19289)" table:style-name="ce3">
            <text:p>19289</text:p>
          </table:table-cell>
          <table:table-cell office:value-type="float" office:value="0" table:formula="of:=COUNTIF([.D$2:.D1113];[.F114])*[.F11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720" table:style-name="ce2">
            <text:p>35720</text:p>
          </table:table-cell>
          <table:table-cell office:value-type="float" office:value="78549" table:style-name="ce2">
            <text:p>78549</text:p>
          </table:table-cell>
          <table:table-cell office:value-type="float" office:value="19399" table:style-name="ce3">
            <text:p>19399</text:p>
          </table:table-cell>
          <table:table-cell office:value-type="float" office:value="22682" table:style-name="ce3">
            <text:p>22682</text:p>
          </table:table-cell>
          <table:table-cell office:value-type="float" office:value="3283" table:formula="of:=ABS([.D115]-[.C115])" table:style-name="ce3">
            <text:p>3283</text:p>
          </table:table-cell>
          <table:table-cell office:value-type="float" office:value="19399" table:formula="of:=IFERROR(COM.MICROSOFT.SINGLE(__xludf.dummyfunction(&quot;&quot;&quot;COMPUTED_VALUE&quot;&quot;&quot;));19399)" table:style-name="ce3">
            <text:p>19399</text:p>
          </table:table-cell>
          <table:table-cell office:value-type="float" office:value="0" table:formula="of:=COUNTIF([.D$2:.D1114];[.F115])*[.F11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328" table:style-name="ce2">
            <text:p>21328</text:p>
          </table:table-cell>
          <table:table-cell office:value-type="float" office:value="90190" table:style-name="ce2">
            <text:p>90190</text:p>
          </table:table-cell>
          <table:table-cell office:value-type="float" office:value="19619" table:style-name="ce3">
            <text:p>19619</text:p>
          </table:table-cell>
          <table:table-cell office:value-type="float" office:value="22807" table:style-name="ce3">
            <text:p>22807</text:p>
          </table:table-cell>
          <table:table-cell office:value-type="float" office:value="3188" table:formula="of:=ABS([.D116]-[.C116])" table:style-name="ce3">
            <text:p>3188</text:p>
          </table:table-cell>
          <table:table-cell office:value-type="float" office:value="19619" table:formula="of:=IFERROR(COM.MICROSOFT.SINGLE(__xludf.dummyfunction(&quot;&quot;&quot;COMPUTED_VALUE&quot;&quot;&quot;));19619)" table:style-name="ce3">
            <text:p>19619</text:p>
          </table:table-cell>
          <table:table-cell office:value-type="float" office:value="0" table:formula="of:=COUNTIF([.D$2:.D1115];[.F116])*[.F11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8382" table:style-name="ce2">
            <text:p>78382</text:p>
          </table:table-cell>
          <table:table-cell office:value-type="float" office:value="40764" table:style-name="ce2">
            <text:p>40764</text:p>
          </table:table-cell>
          <table:table-cell office:value-type="float" office:value="19685" table:style-name="ce3">
            <text:p>19685</text:p>
          </table:table-cell>
          <table:table-cell office:value-type="float" office:value="22850" table:style-name="ce3">
            <text:p>22850</text:p>
          </table:table-cell>
          <table:table-cell office:value-type="float" office:value="3165" table:formula="of:=ABS([.D117]-[.C117])" table:style-name="ce3">
            <text:p>3165</text:p>
          </table:table-cell>
          <table:table-cell office:value-type="float" office:value="19685" table:formula="of:=IFERROR(COM.MICROSOFT.SINGLE(__xludf.dummyfunction(&quot;&quot;&quot;COMPUTED_VALUE&quot;&quot;&quot;));19685)" table:style-name="ce3">
            <text:p>19685</text:p>
          </table:table-cell>
          <table:table-cell office:value-type="float" office:value="0" table:formula="of:=COUNTIF([.D$2:.D1116];[.F117])*[.F11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594" table:style-name="ce2">
            <text:p>70594</text:p>
          </table:table-cell>
          <table:table-cell office:value-type="float" office:value="72376" table:style-name="ce2">
            <text:p>72376</text:p>
          </table:table-cell>
          <table:table-cell office:value-type="float" office:value="19804" table:style-name="ce3">
            <text:p>19804</text:p>
          </table:table-cell>
          <table:table-cell office:value-type="float" office:value="23040" table:style-name="ce3">
            <text:p>23040</text:p>
          </table:table-cell>
          <table:table-cell office:value-type="float" office:value="3236" table:formula="of:=ABS([.D118]-[.C118])" table:style-name="ce3">
            <text:p>3236</text:p>
          </table:table-cell>
          <table:table-cell office:value-type="float" office:value="19804" table:formula="of:=IFERROR(COM.MICROSOFT.SINGLE(__xludf.dummyfunction(&quot;&quot;&quot;COMPUTED_VALUE&quot;&quot;&quot;));19804)" table:style-name="ce3">
            <text:p>19804</text:p>
          </table:table-cell>
          <table:table-cell office:value-type="float" office:value="0" table:formula="of:=COUNTIF([.D$2:.D1117];[.F118])*[.F11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4254" table:style-name="ce2">
            <text:p>44254</text:p>
          </table:table-cell>
          <table:table-cell office:value-type="float" office:value="93643" table:style-name="ce2">
            <text:p>93643</text:p>
          </table:table-cell>
          <table:table-cell office:value-type="float" office:value="19808" table:style-name="ce3">
            <text:p>19808</text:p>
          </table:table-cell>
          <table:table-cell office:value-type="float" office:value="23096" table:style-name="ce3">
            <text:p>23096</text:p>
          </table:table-cell>
          <table:table-cell office:value-type="float" office:value="3288" table:formula="of:=ABS([.D119]-[.C119])" table:style-name="ce3">
            <text:p>3288</text:p>
          </table:table-cell>
          <table:table-cell office:value-type="float" office:value="19808" table:formula="of:=IFERROR(COM.MICROSOFT.SINGLE(__xludf.dummyfunction(&quot;&quot;&quot;COMPUTED_VALUE&quot;&quot;&quot;));19808)" table:style-name="ce3">
            <text:p>19808</text:p>
          </table:table-cell>
          <table:table-cell office:value-type="float" office:value="0" table:formula="of:=COUNTIF([.D$2:.D1118];[.F119])*[.F11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324" table:style-name="ce2">
            <text:p>79324</text:p>
          </table:table-cell>
          <table:table-cell office:value-type="float" office:value="84865" table:style-name="ce2">
            <text:p>84865</text:p>
          </table:table-cell>
          <table:table-cell office:value-type="float" office:value="19809" table:style-name="ce3">
            <text:p>19809</text:p>
          </table:table-cell>
          <table:table-cell office:value-type="float" office:value="23416" table:style-name="ce3">
            <text:p>23416</text:p>
          </table:table-cell>
          <table:table-cell office:value-type="float" office:value="3607" table:formula="of:=ABS([.D120]-[.C120])" table:style-name="ce3">
            <text:p>3607</text:p>
          </table:table-cell>
          <table:table-cell office:value-type="float" office:value="19809" table:formula="of:=IFERROR(COM.MICROSOFT.SINGLE(__xludf.dummyfunction(&quot;&quot;&quot;COMPUTED_VALUE&quot;&quot;&quot;));19809)" table:style-name="ce3">
            <text:p>19809</text:p>
          </table:table-cell>
          <table:table-cell office:value-type="float" office:value="0" table:formula="of:=COUNTIF([.D$2:.D1119];[.F120])*[.F12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358" table:style-name="ce2">
            <text:p>61358</text:p>
          </table:table-cell>
          <table:table-cell office:value-type="float" office:value="62370" table:style-name="ce2">
            <text:p>62370</text:p>
          </table:table-cell>
          <table:table-cell office:value-type="float" office:value="19848" table:style-name="ce3">
            <text:p>19848</text:p>
          </table:table-cell>
          <table:table-cell office:value-type="float" office:value="23653" table:style-name="ce3">
            <text:p>23653</text:p>
          </table:table-cell>
          <table:table-cell office:value-type="float" office:value="3805" table:formula="of:=ABS([.D121]-[.C121])" table:style-name="ce3">
            <text:p>3805</text:p>
          </table:table-cell>
          <table:table-cell office:value-type="float" office:value="19848" table:formula="of:=IFERROR(COM.MICROSOFT.SINGLE(__xludf.dummyfunction(&quot;&quot;&quot;COMPUTED_VALUE&quot;&quot;&quot;));19848)" table:style-name="ce3">
            <text:p>19848</text:p>
          </table:table-cell>
          <table:table-cell office:value-type="float" office:value="0" table:formula="of:=COUNTIF([.D$2:.D1120];[.F121])*[.F12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753" table:style-name="ce2">
            <text:p>70753</text:p>
          </table:table-cell>
          <table:table-cell office:value-type="float" office:value="70574" table:style-name="ce2">
            <text:p>70574</text:p>
          </table:table-cell>
          <table:table-cell office:value-type="float" office:value="19891" table:style-name="ce3">
            <text:p>19891</text:p>
          </table:table-cell>
          <table:table-cell office:value-type="float" office:value="23710" table:style-name="ce3">
            <text:p>23710</text:p>
          </table:table-cell>
          <table:table-cell office:value-type="float" office:value="3819" table:formula="of:=ABS([.D122]-[.C122])" table:style-name="ce3">
            <text:p>3819</text:p>
          </table:table-cell>
          <table:table-cell office:value-type="float" office:value="19891" table:formula="of:=IFERROR(COM.MICROSOFT.SINGLE(__xludf.dummyfunction(&quot;&quot;&quot;COMPUTED_VALUE&quot;&quot;&quot;));19891)" table:style-name="ce3">
            <text:p>19891</text:p>
          </table:table-cell>
          <table:table-cell office:value-type="float" office:value="0" table:formula="of:=COUNTIF([.D$2:.D1121];[.F122])*[.F12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289" table:style-name="ce2">
            <text:p>19289</text:p>
          </table:table-cell>
          <table:table-cell office:value-type="float" office:value="14760" table:style-name="ce2">
            <text:p>14760</text:p>
          </table:table-cell>
          <table:table-cell office:value-type="float" office:value="19912" table:style-name="ce3">
            <text:p>19912</text:p>
          </table:table-cell>
          <table:table-cell office:value-type="float" office:value="23909" table:style-name="ce3">
            <text:p>23909</text:p>
          </table:table-cell>
          <table:table-cell office:value-type="float" office:value="3997" table:formula="of:=ABS([.D123]-[.C123])" table:style-name="ce3">
            <text:p>3997</text:p>
          </table:table-cell>
          <table:table-cell office:value-type="float" office:value="19912" table:formula="of:=IFERROR(COM.MICROSOFT.SINGLE(__xludf.dummyfunction(&quot;&quot;&quot;COMPUTED_VALUE&quot;&quot;&quot;));19912)" table:style-name="ce3">
            <text:p>19912</text:p>
          </table:table-cell>
          <table:table-cell office:value-type="float" office:value="0" table:formula="of:=COUNTIF([.D$2:.D1122];[.F123])*[.F12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0375" table:style-name="ce2">
            <text:p>50375</text:p>
          </table:table-cell>
          <table:table-cell office:value-type="float" office:value="77640" table:style-name="ce2">
            <text:p>77640</text:p>
          </table:table-cell>
          <table:table-cell office:value-type="float" office:value="19984" table:style-name="ce3">
            <text:p>19984</text:p>
          </table:table-cell>
          <table:table-cell office:value-type="float" office:value="24059" table:style-name="ce3">
            <text:p>24059</text:p>
          </table:table-cell>
          <table:table-cell office:value-type="float" office:value="4075" table:formula="of:=ABS([.D124]-[.C124])" table:style-name="ce3">
            <text:p>4075</text:p>
          </table:table-cell>
          <table:table-cell office:value-type="float" office:value="19984" table:formula="of:=IFERROR(COM.MICROSOFT.SINGLE(__xludf.dummyfunction(&quot;&quot;&quot;COMPUTED_VALUE&quot;&quot;&quot;));19984)" table:style-name="ce3">
            <text:p>19984</text:p>
          </table:table-cell>
          <table:table-cell office:value-type="float" office:value="0" table:formula="of:=COUNTIF([.D$2:.D1123];[.F124])*[.F12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565" table:style-name="ce2">
            <text:p>55565</text:p>
          </table:table-cell>
          <table:table-cell office:value-type="float" office:value="77975" table:style-name="ce2">
            <text:p>77975</text:p>
          </table:table-cell>
          <table:table-cell office:value-type="float" office:value="20082" table:style-name="ce3">
            <text:p>20082</text:p>
          </table:table-cell>
          <table:table-cell office:value-type="float" office:value="24113" table:style-name="ce3">
            <text:p>24113</text:p>
          </table:table-cell>
          <table:table-cell office:value-type="float" office:value="4031" table:formula="of:=ABS([.D125]-[.C125])" table:style-name="ce3">
            <text:p>4031</text:p>
          </table:table-cell>
          <table:table-cell office:value-type="float" office:value="20082" table:formula="of:=IFERROR(COM.MICROSOFT.SINGLE(__xludf.dummyfunction(&quot;&quot;&quot;COMPUTED_VALUE&quot;&quot;&quot;));20082)" table:style-name="ce3">
            <text:p>20082</text:p>
          </table:table-cell>
          <table:table-cell office:value-type="float" office:value="0" table:formula="of:=COUNTIF([.D$2:.D1124];[.F125])*[.F12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697" table:style-name="ce2">
            <text:p>62697</text:p>
          </table:table-cell>
          <table:table-cell office:value-type="float" office:value="88319" table:style-name="ce2">
            <text:p>88319</text:p>
          </table:table-cell>
          <table:table-cell office:value-type="float" office:value="20337" table:style-name="ce3">
            <text:p>20337</text:p>
          </table:table-cell>
          <table:table-cell office:value-type="float" office:value="24490" table:style-name="ce3">
            <text:p>24490</text:p>
          </table:table-cell>
          <table:table-cell office:value-type="float" office:value="4153" table:formula="of:=ABS([.D126]-[.C126])" table:style-name="ce3">
            <text:p>4153</text:p>
          </table:table-cell>
          <table:table-cell office:value-type="float" office:value="20337" table:formula="of:=IFERROR(COM.MICROSOFT.SINGLE(__xludf.dummyfunction(&quot;&quot;&quot;COMPUTED_VALUE&quot;&quot;&quot;));20337)" table:style-name="ce3">
            <text:p>20337</text:p>
          </table:table-cell>
          <table:table-cell office:value-type="float" office:value="0" table:formula="of:=COUNTIF([.D$2:.D1125];[.F126])*[.F12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267" table:style-name="ce2">
            <text:p>97267</text:p>
          </table:table-cell>
          <table:table-cell office:value-type="float" office:value="29605" table:style-name="ce2">
            <text:p>29605</text:p>
          </table:table-cell>
          <table:table-cell office:value-type="float" office:value="20451" table:style-name="ce3">
            <text:p>20451</text:p>
          </table:table-cell>
          <table:table-cell office:value-type="float" office:value="25115" table:style-name="ce3">
            <text:p>25115</text:p>
          </table:table-cell>
          <table:table-cell office:value-type="float" office:value="4664" table:formula="of:=ABS([.D127]-[.C127])" table:style-name="ce3">
            <text:p>4664</text:p>
          </table:table-cell>
          <table:table-cell office:value-type="float" office:value="20451" table:formula="of:=IFERROR(COM.MICROSOFT.SINGLE(__xludf.dummyfunction(&quot;&quot;&quot;COMPUTED_VALUE&quot;&quot;&quot;));20451)" table:style-name="ce3">
            <text:p>20451</text:p>
          </table:table-cell>
          <table:table-cell office:value-type="float" office:value="0" table:formula="of:=COUNTIF([.D$2:.D1126];[.F127])*[.F12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937" table:style-name="ce2">
            <text:p>10937</text:p>
          </table:table-cell>
          <table:table-cell office:value-type="float" office:value="83297" table:style-name="ce2">
            <text:p>83297</text:p>
          </table:table-cell>
          <table:table-cell office:value-type="float" office:value="20517" table:style-name="ce3">
            <text:p>20517</text:p>
          </table:table-cell>
          <table:table-cell office:value-type="float" office:value="25123" table:style-name="ce3">
            <text:p>25123</text:p>
          </table:table-cell>
          <table:table-cell office:value-type="float" office:value="4606" table:formula="of:=ABS([.D128]-[.C128])" table:style-name="ce3">
            <text:p>4606</text:p>
          </table:table-cell>
          <table:table-cell office:value-type="float" office:value="20517" table:formula="of:=IFERROR(COM.MICROSOFT.SINGLE(__xludf.dummyfunction(&quot;&quot;&quot;COMPUTED_VALUE&quot;&quot;&quot;));20517)" table:style-name="ce3">
            <text:p>20517</text:p>
          </table:table-cell>
          <table:table-cell office:value-type="float" office:value="0" table:formula="of:=COUNTIF([.D$2:.D1127];[.F128])*[.F12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672" table:style-name="ce2">
            <text:p>45672</text:p>
          </table:table-cell>
          <table:table-cell office:value-type="float" office:value="67842" table:style-name="ce2">
            <text:p>67842</text:p>
          </table:table-cell>
          <table:table-cell office:value-type="float" office:value="20527" table:style-name="ce3">
            <text:p>20527</text:p>
          </table:table-cell>
          <table:table-cell office:value-type="float" office:value="25383" table:style-name="ce3">
            <text:p>25383</text:p>
          </table:table-cell>
          <table:table-cell office:value-type="float" office:value="4856" table:formula="of:=ABS([.D129]-[.C129])" table:style-name="ce3">
            <text:p>4856</text:p>
          </table:table-cell>
          <table:table-cell office:value-type="float" office:value="20527" table:formula="of:=IFERROR(COM.MICROSOFT.SINGLE(__xludf.dummyfunction(&quot;&quot;&quot;COMPUTED_VALUE&quot;&quot;&quot;));20527)" table:style-name="ce3">
            <text:p>20527</text:p>
          </table:table-cell>
          <table:table-cell office:value-type="float" office:value="0" table:formula="of:=COUNTIF([.D$2:.D1128];[.F129])*[.F12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9846" table:style-name="ce2">
            <text:p>39846</text:p>
          </table:table-cell>
          <table:table-cell office:value-type="float" office:value="62370" table:style-name="ce2">
            <text:p>62370</text:p>
          </table:table-cell>
          <table:table-cell office:value-type="float" office:value="20736" table:style-name="ce3">
            <text:p>20736</text:p>
          </table:table-cell>
          <table:table-cell office:value-type="float" office:value="25667" table:style-name="ce3">
            <text:p>25667</text:p>
          </table:table-cell>
          <table:table-cell office:value-type="float" office:value="4931" table:formula="of:=ABS([.D130]-[.C130])" table:style-name="ce3">
            <text:p>4931</text:p>
          </table:table-cell>
          <table:table-cell office:value-type="float" office:value="20736" table:formula="of:=IFERROR(COM.MICROSOFT.SINGLE(__xludf.dummyfunction(&quot;&quot;&quot;COMPUTED_VALUE&quot;&quot;&quot;));20736)" table:style-name="ce3">
            <text:p>20736</text:p>
          </table:table-cell>
          <table:table-cell office:value-type="float" office:value="0" table:formula="of:=COUNTIF([.D$2:.D1129];[.F130])*[.F13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006" table:style-name="ce2">
            <text:p>55006</text:p>
          </table:table-cell>
          <table:table-cell office:value-type="float" office:value="42276" table:style-name="ce2">
            <text:p>42276</text:p>
          </table:table-cell>
          <table:table-cell office:value-type="float" office:value="20808" table:style-name="ce3">
            <text:p>20808</text:p>
          </table:table-cell>
          <table:table-cell office:value-type="float" office:value="25752" table:style-name="ce3">
            <text:p>25752</text:p>
          </table:table-cell>
          <table:table-cell office:value-type="float" office:value="4944" table:formula="of:=ABS([.D131]-[.C131])" table:style-name="ce3">
            <text:p>4944</text:p>
          </table:table-cell>
          <table:table-cell office:value-type="float" office:value="20808" table:formula="of:=IFERROR(COM.MICROSOFT.SINGLE(__xludf.dummyfunction(&quot;&quot;&quot;COMPUTED_VALUE&quot;&quot;&quot;));20808)" table:style-name="ce3">
            <text:p>20808</text:p>
          </table:table-cell>
          <table:table-cell office:value-type="float" office:value="0" table:formula="of:=COUNTIF([.D$2:.D1130];[.F131])*[.F13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817" table:style-name="ce2">
            <text:p>12817</text:p>
          </table:table-cell>
          <table:table-cell office:value-type="float" office:value="55094" table:style-name="ce2">
            <text:p>55094</text:p>
          </table:table-cell>
          <table:table-cell office:value-type="float" office:value="20838" table:style-name="ce3">
            <text:p>20838</text:p>
          </table:table-cell>
          <table:table-cell office:value-type="float" office:value="26034" table:style-name="ce3">
            <text:p>26034</text:p>
          </table:table-cell>
          <table:table-cell office:value-type="float" office:value="5196" table:formula="of:=ABS([.D132]-[.C132])" table:style-name="ce3">
            <text:p>5196</text:p>
          </table:table-cell>
          <table:table-cell office:value-type="float" office:value="20838" table:formula="of:=IFERROR(COM.MICROSOFT.SINGLE(__xludf.dummyfunction(&quot;&quot;&quot;COMPUTED_VALUE&quot;&quot;&quot;));20838)" table:style-name="ce3">
            <text:p>20838</text:p>
          </table:table-cell>
          <table:table-cell office:value-type="float" office:value="0" table:formula="of:=COUNTIF([.D$2:.D1131];[.F132])*[.F13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5730" table:style-name="ce2">
            <text:p>25730</text:p>
          </table:table-cell>
          <table:table-cell office:value-type="float" office:value="62370" table:style-name="ce2">
            <text:p>62370</text:p>
          </table:table-cell>
          <table:table-cell office:value-type="float" office:value="20879" table:style-name="ce3">
            <text:p>20879</text:p>
          </table:table-cell>
          <table:table-cell office:value-type="float" office:value="26112" table:style-name="ce3">
            <text:p>26112</text:p>
          </table:table-cell>
          <table:table-cell office:value-type="float" office:value="5233" table:formula="of:=ABS([.D133]-[.C133])" table:style-name="ce3">
            <text:p>5233</text:p>
          </table:table-cell>
          <table:table-cell office:value-type="float" office:value="20879" table:formula="of:=IFERROR(COM.MICROSOFT.SINGLE(__xludf.dummyfunction(&quot;&quot;&quot;COMPUTED_VALUE&quot;&quot;&quot;));20879)" table:style-name="ce3">
            <text:p>20879</text:p>
          </table:table-cell>
          <table:table-cell office:value-type="float" office:value="0" table:formula="of:=COUNTIF([.D$2:.D1132];[.F133])*[.F13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309" table:style-name="ce2">
            <text:p>41309</text:p>
          </table:table-cell>
          <table:table-cell office:value-type="float" office:value="45811" table:style-name="ce2">
            <text:p>45811</text:p>
          </table:table-cell>
          <table:table-cell office:value-type="float" office:value="21043" table:style-name="ce3">
            <text:p>21043</text:p>
          </table:table-cell>
          <table:table-cell office:value-type="float" office:value="26199" table:style-name="ce3">
            <text:p>26199</text:p>
          </table:table-cell>
          <table:table-cell office:value-type="float" office:value="5156" table:formula="of:=ABS([.D134]-[.C134])" table:style-name="ce3">
            <text:p>5156</text:p>
          </table:table-cell>
          <table:table-cell office:value-type="float" office:value="21043" table:formula="of:=IFERROR(COM.MICROSOFT.SINGLE(__xludf.dummyfunction(&quot;&quot;&quot;COMPUTED_VALUE&quot;&quot;&quot;));21043)" table:style-name="ce3">
            <text:p>21043</text:p>
          </table:table-cell>
          <table:table-cell office:value-type="float" office:value="0" table:formula="of:=COUNTIF([.D$2:.D1133];[.F134])*[.F13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332" table:style-name="ce2">
            <text:p>79332</text:p>
          </table:table-cell>
          <table:table-cell office:value-type="float" office:value="28406" table:style-name="ce2">
            <text:p>28406</text:p>
          </table:table-cell>
          <table:table-cell office:value-type="float" office:value="21050" table:style-name="ce3">
            <text:p>21050</text:p>
          </table:table-cell>
          <table:table-cell office:value-type="float" office:value="26473" table:style-name="ce3">
            <text:p>26473</text:p>
          </table:table-cell>
          <table:table-cell office:value-type="float" office:value="5423" table:formula="of:=ABS([.D135]-[.C135])" table:style-name="ce3">
            <text:p>5423</text:p>
          </table:table-cell>
          <table:table-cell office:value-type="float" office:value="21050" table:formula="of:=IFERROR(COM.MICROSOFT.SINGLE(__xludf.dummyfunction(&quot;&quot;&quot;COMPUTED_VALUE&quot;&quot;&quot;));21050)" table:style-name="ce3">
            <text:p>21050</text:p>
          </table:table-cell>
          <table:table-cell office:value-type="float" office:value="0" table:formula="of:=COUNTIF([.D$2:.D1134];[.F135])*[.F13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494" table:style-name="ce2">
            <text:p>62494</text:p>
          </table:table-cell>
          <table:table-cell office:value-type="float" office:value="71394" table:style-name="ce2">
            <text:p>71394</text:p>
          </table:table-cell>
          <table:table-cell office:value-type="float" office:value="21201" table:style-name="ce3">
            <text:p>21201</text:p>
          </table:table-cell>
          <table:table-cell office:value-type="float" office:value="26486" table:style-name="ce3">
            <text:p>26486</text:p>
          </table:table-cell>
          <table:table-cell office:value-type="float" office:value="5285" table:formula="of:=ABS([.D136]-[.C136])" table:style-name="ce3">
            <text:p>5285</text:p>
          </table:table-cell>
          <table:table-cell office:value-type="float" office:value="21201" table:formula="of:=IFERROR(COM.MICROSOFT.SINGLE(__xludf.dummyfunction(&quot;&quot;&quot;COMPUTED_VALUE&quot;&quot;&quot;));21201)" table:style-name="ce3">
            <text:p>21201</text:p>
          </table:table-cell>
          <table:table-cell office:value-type="float" office:value="0" table:formula="of:=COUNTIF([.D$2:.D1135];[.F136])*[.F13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0764" table:style-name="ce2">
            <text:p>40764</text:p>
          </table:table-cell>
          <table:table-cell office:value-type="float" office:value="54500" table:style-name="ce2">
            <text:p>54500</text:p>
          </table:table-cell>
          <table:table-cell office:value-type="float" office:value="21328" table:style-name="ce3">
            <text:p>21328</text:p>
          </table:table-cell>
          <table:table-cell office:value-type="float" office:value="27039" table:style-name="ce3">
            <text:p>27039</text:p>
          </table:table-cell>
          <table:table-cell office:value-type="float" office:value="5711" table:formula="of:=ABS([.D137]-[.C137])" table:style-name="ce3">
            <text:p>5711</text:p>
          </table:table-cell>
          <table:table-cell office:value-type="float" office:value="21328" table:formula="of:=IFERROR(COM.MICROSOFT.SINGLE(__xludf.dummyfunction(&quot;&quot;&quot;COMPUTED_VALUE&quot;&quot;&quot;));21328)" table:style-name="ce3">
            <text:p>21328</text:p>
          </table:table-cell>
          <table:table-cell office:value-type="float" office:value="0" table:formula="of:=COUNTIF([.D$2:.D1136];[.F137])*[.F13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573" table:style-name="ce2">
            <text:p>48573</text:p>
          </table:table-cell>
          <table:table-cell office:value-type="float" office:value="10017" table:style-name="ce2">
            <text:p>10017</text:p>
          </table:table-cell>
          <table:table-cell office:value-type="float" office:value="21359" table:style-name="ce3">
            <text:p>21359</text:p>
          </table:table-cell>
          <table:table-cell office:value-type="float" office:value="27177" table:style-name="ce3">
            <text:p>27177</text:p>
          </table:table-cell>
          <table:table-cell office:value-type="float" office:value="5818" table:formula="of:=ABS([.D138]-[.C138])" table:style-name="ce3">
            <text:p>5818</text:p>
          </table:table-cell>
          <table:table-cell office:value-type="float" office:value="21359" table:formula="of:=IFERROR(COM.MICROSOFT.SINGLE(__xludf.dummyfunction(&quot;&quot;&quot;COMPUTED_VALUE&quot;&quot;&quot;));21359)" table:style-name="ce3">
            <text:p>21359</text:p>
          </table:table-cell>
          <table:table-cell office:value-type="float" office:value="0" table:formula="of:=COUNTIF([.D$2:.D1137];[.F138])*[.F13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570" table:style-name="ce2">
            <text:p>32570</text:p>
          </table:table-cell>
          <table:table-cell office:value-type="float" office:value="92974" table:style-name="ce2">
            <text:p>92974</text:p>
          </table:table-cell>
          <table:table-cell office:value-type="float" office:value="21620" table:style-name="ce3">
            <text:p>21620</text:p>
          </table:table-cell>
          <table:table-cell office:value-type="float" office:value="27186" table:style-name="ce3">
            <text:p>27186</text:p>
          </table:table-cell>
          <table:table-cell office:value-type="float" office:value="5566" table:formula="of:=ABS([.D139]-[.C139])" table:style-name="ce3">
            <text:p>5566</text:p>
          </table:table-cell>
          <table:table-cell office:value-type="float" office:value="21620" table:formula="of:=IFERROR(COM.MICROSOFT.SINGLE(__xludf.dummyfunction(&quot;&quot;&quot;COMPUTED_VALUE&quot;&quot;&quot;));21620)" table:style-name="ce3">
            <text:p>21620</text:p>
          </table:table-cell>
          <table:table-cell office:value-type="float" office:value="0" table:formula="of:=COUNTIF([.D$2:.D1138];[.F139])*[.F13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630" table:style-name="ce2">
            <text:p>70630</text:p>
          </table:table-cell>
          <table:table-cell office:value-type="float" office:value="79760" table:style-name="ce2">
            <text:p>79760</text:p>
          </table:table-cell>
          <table:table-cell office:value-type="float" office:value="21646" table:style-name="ce3">
            <text:p>21646</text:p>
          </table:table-cell>
          <table:table-cell office:value-type="float" office:value="27197" table:style-name="ce3">
            <text:p>27197</text:p>
          </table:table-cell>
          <table:table-cell office:value-type="float" office:value="5551" table:formula="of:=ABS([.D140]-[.C140])" table:style-name="ce3">
            <text:p>5551</text:p>
          </table:table-cell>
          <table:table-cell office:value-type="float" office:value="21646" table:formula="of:=IFERROR(COM.MICROSOFT.SINGLE(__xludf.dummyfunction(&quot;&quot;&quot;COMPUTED_VALUE&quot;&quot;&quot;));21646)" table:style-name="ce3">
            <text:p>21646</text:p>
          </table:table-cell>
          <table:table-cell office:value-type="float" office:value="0" table:formula="of:=COUNTIF([.D$2:.D1139];[.F140])*[.F14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3351" table:style-name="ce2">
            <text:p>33351</text:p>
          </table:table-cell>
          <table:table-cell office:value-type="float" office:value="65490" table:style-name="ce2">
            <text:p>65490</text:p>
          </table:table-cell>
          <table:table-cell office:value-type="float" office:value="21669" table:style-name="ce3">
            <text:p>21669</text:p>
          </table:table-cell>
          <table:table-cell office:value-type="float" office:value="27252" table:style-name="ce3">
            <text:p>27252</text:p>
          </table:table-cell>
          <table:table-cell office:value-type="float" office:value="5583" table:formula="of:=ABS([.D141]-[.C141])" table:style-name="ce3">
            <text:p>5583</text:p>
          </table:table-cell>
          <table:table-cell office:value-type="float" office:value="21669" table:formula="of:=IFERROR(COM.MICROSOFT.SINGLE(__xludf.dummyfunction(&quot;&quot;&quot;COMPUTED_VALUE&quot;&quot;&quot;));21669)" table:style-name="ce3">
            <text:p>21669</text:p>
          </table:table-cell>
          <table:table-cell office:value-type="float" office:value="0" table:formula="of:=COUNTIF([.D$2:.D1140];[.F141])*[.F14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2008" table:style-name="ce2">
            <text:p>72008</text:p>
          </table:table-cell>
          <table:table-cell office:value-type="float" office:value="71845" table:style-name="ce2">
            <text:p>71845</text:p>
          </table:table-cell>
          <table:table-cell office:value-type="float" office:value="21677" table:style-name="ce3">
            <text:p>21677</text:p>
          </table:table-cell>
          <table:table-cell office:value-type="float" office:value="27815" table:style-name="ce3">
            <text:p>27815</text:p>
          </table:table-cell>
          <table:table-cell office:value-type="float" office:value="6138" table:formula="of:=ABS([.D142]-[.C142])" table:style-name="ce3">
            <text:p>6138</text:p>
          </table:table-cell>
          <table:table-cell office:value-type="float" office:value="21677" table:formula="of:=IFERROR(COM.MICROSOFT.SINGLE(__xludf.dummyfunction(&quot;&quot;&quot;COMPUTED_VALUE&quot;&quot;&quot;));21677)" table:style-name="ce3">
            <text:p>21677</text:p>
          </table:table-cell>
          <table:table-cell office:value-type="float" office:value="0" table:formula="of:=COUNTIF([.D$2:.D1141];[.F142])*[.F14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9063" table:style-name="ce2">
            <text:p>99063</text:p>
          </table:table-cell>
          <table:table-cell office:value-type="float" office:value="21041" table:style-name="ce2">
            <text:p>21041</text:p>
          </table:table-cell>
          <table:table-cell office:value-type="float" office:value="21800" table:style-name="ce3">
            <text:p>21800</text:p>
          </table:table-cell>
          <table:table-cell office:value-type="float" office:value="27951" table:style-name="ce3">
            <text:p>27951</text:p>
          </table:table-cell>
          <table:table-cell office:value-type="float" office:value="6151" table:formula="of:=ABS([.D143]-[.C143])" table:style-name="ce3">
            <text:p>6151</text:p>
          </table:table-cell>
          <table:table-cell office:value-type="float" office:value="21800" table:formula="of:=IFERROR(COM.MICROSOFT.SINGLE(__xludf.dummyfunction(&quot;&quot;&quot;COMPUTED_VALUE&quot;&quot;&quot;));21800)" table:style-name="ce3">
            <text:p>21800</text:p>
          </table:table-cell>
          <table:table-cell office:value-type="float" office:value="130800" table:formula="of:=COUNTIF([.D$2:.D1142];[.F143])*[.F143]" table:style-name="ce3">
            <text:p>130800</text:p>
          </table:table-cell>
          <table:table-cell table:number-columns-repeated="16377"/>
        </table:table-row>
        <table:table-row table:style-name="ro1">
          <table:table-cell office:value-type="float" office:value="55424" table:style-name="ce2">
            <text:p>55424</text:p>
          </table:table-cell>
          <table:table-cell office:value-type="float" office:value="44568" table:style-name="ce2">
            <text:p>44568</text:p>
          </table:table-cell>
          <table:table-cell office:value-type="float" office:value="21888" table:style-name="ce3">
            <text:p>21888</text:p>
          </table:table-cell>
          <table:table-cell office:value-type="float" office:value="28011" table:style-name="ce3">
            <text:p>28011</text:p>
          </table:table-cell>
          <table:table-cell office:value-type="float" office:value="6123" table:formula="of:=ABS([.D144]-[.C144])" table:style-name="ce3">
            <text:p>6123</text:p>
          </table:table-cell>
          <table:table-cell office:value-type="float" office:value="21888" table:formula="of:=IFERROR(COM.MICROSOFT.SINGLE(__xludf.dummyfunction(&quot;&quot;&quot;COMPUTED_VALUE&quot;&quot;&quot;));21888)" table:style-name="ce3">
            <text:p>21888</text:p>
          </table:table-cell>
          <table:table-cell office:value-type="float" office:value="0" table:formula="of:=COUNTIF([.D$2:.D1143];[.F144])*[.F14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777" table:style-name="ce2">
            <text:p>54777</text:p>
          </table:table-cell>
          <table:table-cell office:value-type="float" office:value="63064" table:style-name="ce2">
            <text:p>63064</text:p>
          </table:table-cell>
          <table:table-cell office:value-type="float" office:value="21936" table:style-name="ce3">
            <text:p>21936</text:p>
          </table:table-cell>
          <table:table-cell office:value-type="float" office:value="28124" table:style-name="ce3">
            <text:p>28124</text:p>
          </table:table-cell>
          <table:table-cell office:value-type="float" office:value="6188" table:formula="of:=ABS([.D145]-[.C145])" table:style-name="ce3">
            <text:p>6188</text:p>
          </table:table-cell>
          <table:table-cell office:value-type="float" office:value="21936" table:formula="of:=IFERROR(COM.MICROSOFT.SINGLE(__xludf.dummyfunction(&quot;&quot;&quot;COMPUTED_VALUE&quot;&quot;&quot;));21936)" table:style-name="ce3">
            <text:p>21936</text:p>
          </table:table-cell>
          <table:table-cell office:value-type="float" office:value="0" table:formula="of:=COUNTIF([.D$2:.D1144];[.F145])*[.F14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905" table:style-name="ce2">
            <text:p>61905</text:p>
          </table:table-cell>
          <table:table-cell office:value-type="float" office:value="72634" table:style-name="ce2">
            <text:p>72634</text:p>
          </table:table-cell>
          <table:table-cell office:value-type="float" office:value="21972" table:style-name="ce3">
            <text:p>21972</text:p>
          </table:table-cell>
          <table:table-cell office:value-type="float" office:value="28248" table:style-name="ce3">
            <text:p>28248</text:p>
          </table:table-cell>
          <table:table-cell office:value-type="float" office:value="6276" table:formula="of:=ABS([.D146]-[.C146])" table:style-name="ce3">
            <text:p>6276</text:p>
          </table:table-cell>
          <table:table-cell office:value-type="float" office:value="21972" table:formula="of:=IFERROR(COM.MICROSOFT.SINGLE(__xludf.dummyfunction(&quot;&quot;&quot;COMPUTED_VALUE&quot;&quot;&quot;));21972)" table:style-name="ce3">
            <text:p>21972</text:p>
          </table:table-cell>
          <table:table-cell office:value-type="float" office:value="0" table:formula="of:=COUNTIF([.D$2:.D1145];[.F146])*[.F14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660" table:style-name="ce2">
            <text:p>81660</text:p>
          </table:table-cell>
          <table:table-cell office:value-type="float" office:value="62370" table:style-name="ce2">
            <text:p>62370</text:p>
          </table:table-cell>
          <table:table-cell office:value-type="float" office:value="22288" table:style-name="ce3">
            <text:p>22288</text:p>
          </table:table-cell>
          <table:table-cell office:value-type="float" office:value="28317" table:style-name="ce3">
            <text:p>28317</text:p>
          </table:table-cell>
          <table:table-cell office:value-type="float" office:value="6029" table:formula="of:=ABS([.D147]-[.C147])" table:style-name="ce3">
            <text:p>6029</text:p>
          </table:table-cell>
          <table:table-cell office:value-type="float" office:value="22288" table:formula="of:=IFERROR(COM.MICROSOFT.SINGLE(__xludf.dummyfunction(&quot;&quot;&quot;COMPUTED_VALUE&quot;&quot;&quot;));22288)" table:style-name="ce3">
            <text:p>22288</text:p>
          </table:table-cell>
          <table:table-cell office:value-type="float" office:value="0" table:formula="of:=COUNTIF([.D$2:.D1146];[.F147])*[.F14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650" table:style-name="ce2">
            <text:p>43650</text:p>
          </table:table-cell>
          <table:table-cell office:value-type="float" office:value="92176" table:style-name="ce2">
            <text:p>92176</text:p>
          </table:table-cell>
          <table:table-cell office:value-type="float" office:value="22302" table:style-name="ce3">
            <text:p>22302</text:p>
          </table:table-cell>
          <table:table-cell office:value-type="float" office:value="28319" table:style-name="ce3">
            <text:p>28319</text:p>
          </table:table-cell>
          <table:table-cell office:value-type="float" office:value="6017" table:formula="of:=ABS([.D148]-[.C148])" table:style-name="ce3">
            <text:p>6017</text:p>
          </table:table-cell>
          <table:table-cell office:value-type="float" office:value="22302" table:formula="of:=IFERROR(COM.MICROSOFT.SINGLE(__xludf.dummyfunction(&quot;&quot;&quot;COMPUTED_VALUE&quot;&quot;&quot;));22302)" table:style-name="ce3">
            <text:p>22302</text:p>
          </table:table-cell>
          <table:table-cell office:value-type="float" office:value="0" table:formula="of:=COUNTIF([.D$2:.D1147];[.F148])*[.F14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8062" table:style-name="ce2">
            <text:p>98062</text:p>
          </table:table-cell>
          <table:table-cell office:value-type="float" office:value="35629" table:style-name="ce2">
            <text:p>35629</text:p>
          </table:table-cell>
          <table:table-cell office:value-type="float" office:value="22416" table:style-name="ce3">
            <text:p>22416</text:p>
          </table:table-cell>
          <table:table-cell office:value-type="float" office:value="28333" table:style-name="ce3">
            <text:p>28333</text:p>
          </table:table-cell>
          <table:table-cell office:value-type="float" office:value="5917" table:formula="of:=ABS([.D149]-[.C149])" table:style-name="ce3">
            <text:p>5917</text:p>
          </table:table-cell>
          <table:table-cell office:value-type="float" office:value="22416" table:formula="of:=IFERROR(COM.MICROSOFT.SINGLE(__xludf.dummyfunction(&quot;&quot;&quot;COMPUTED_VALUE&quot;&quot;&quot;));22416)" table:style-name="ce3">
            <text:p>22416</text:p>
          </table:table-cell>
          <table:table-cell office:value-type="float" office:value="0" table:formula="of:=COUNTIF([.D$2:.D1148];[.F149])*[.F14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4890" table:style-name="ce2">
            <text:p>64890</text:p>
          </table:table-cell>
          <table:table-cell office:value-type="float" office:value="32075" table:style-name="ce2">
            <text:p>32075</text:p>
          </table:table-cell>
          <table:table-cell office:value-type="float" office:value="22482" table:style-name="ce3">
            <text:p>22482</text:p>
          </table:table-cell>
          <table:table-cell office:value-type="float" office:value="28371" table:style-name="ce3">
            <text:p>28371</text:p>
          </table:table-cell>
          <table:table-cell office:value-type="float" office:value="5889" table:formula="of:=ABS([.D150]-[.C150])" table:style-name="ce3">
            <text:p>5889</text:p>
          </table:table-cell>
          <table:table-cell office:value-type="float" office:value="22482" table:formula="of:=IFERROR(COM.MICROSOFT.SINGLE(__xludf.dummyfunction(&quot;&quot;&quot;COMPUTED_VALUE&quot;&quot;&quot;));22482)" table:style-name="ce3">
            <text:p>22482</text:p>
          </table:table-cell>
          <table:table-cell office:value-type="float" office:value="0" table:formula="of:=COUNTIF([.D$2:.D1149];[.F150])*[.F15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348" table:style-name="ce2">
            <text:p>84348</text:p>
          </table:table-cell>
          <table:table-cell office:value-type="float" office:value="79253" table:style-name="ce2">
            <text:p>79253</text:p>
          </table:table-cell>
          <table:table-cell office:value-type="float" office:value="22622" table:style-name="ce3">
            <text:p>22622</text:p>
          </table:table-cell>
          <table:table-cell office:value-type="float" office:value="28406" table:style-name="ce3">
            <text:p>28406</text:p>
          </table:table-cell>
          <table:table-cell office:value-type="float" office:value="5784" table:formula="of:=ABS([.D151]-[.C151])" table:style-name="ce3">
            <text:p>5784</text:p>
          </table:table-cell>
          <table:table-cell office:value-type="float" office:value="22622" table:formula="of:=IFERROR(COM.MICROSOFT.SINGLE(__xludf.dummyfunction(&quot;&quot;&quot;COMPUTED_VALUE&quot;&quot;&quot;));22622)" table:style-name="ce3">
            <text:p>22622</text:p>
          </table:table-cell>
          <table:table-cell office:value-type="float" office:value="0" table:formula="of:=COUNTIF([.D$2:.D1150];[.F151])*[.F15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809" table:style-name="ce2">
            <text:p>19809</text:p>
          </table:table-cell>
          <table:table-cell office:value-type="float" office:value="15891" table:style-name="ce2">
            <text:p>15891</text:p>
          </table:table-cell>
          <table:table-cell office:value-type="float" office:value="22676" table:style-name="ce3">
            <text:p>22676</text:p>
          </table:table-cell>
          <table:table-cell office:value-type="float" office:value="28645" table:style-name="ce3">
            <text:p>28645</text:p>
          </table:table-cell>
          <table:table-cell office:value-type="float" office:value="5969" table:formula="of:=ABS([.D152]-[.C152])" table:style-name="ce3">
            <text:p>5969</text:p>
          </table:table-cell>
          <table:table-cell office:value-type="float" office:value="22676" table:formula="of:=IFERROR(COM.MICROSOFT.SINGLE(__xludf.dummyfunction(&quot;&quot;&quot;COMPUTED_VALUE&quot;&quot;&quot;));22676)" table:style-name="ce3">
            <text:p>22676</text:p>
          </table:table-cell>
          <table:table-cell office:value-type="float" office:value="0" table:formula="of:=COUNTIF([.D$2:.D1151];[.F152])*[.F15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397" table:style-name="ce2">
            <text:p>17397</text:p>
          </table:table-cell>
          <table:table-cell office:value-type="float" office:value="44325" table:style-name="ce2">
            <text:p>44325</text:p>
          </table:table-cell>
          <table:table-cell office:value-type="float" office:value="22724" table:style-name="ce3">
            <text:p>22724</text:p>
          </table:table-cell>
          <table:table-cell office:value-type="float" office:value="28645" table:style-name="ce3">
            <text:p>28645</text:p>
          </table:table-cell>
          <table:table-cell office:value-type="float" office:value="5921" table:formula="of:=ABS([.D153]-[.C153])" table:style-name="ce3">
            <text:p>5921</text:p>
          </table:table-cell>
          <table:table-cell office:value-type="float" office:value="22724" table:formula="of:=IFERROR(COM.MICROSOFT.SINGLE(__xludf.dummyfunction(&quot;&quot;&quot;COMPUTED_VALUE&quot;&quot;&quot;));22724)" table:style-name="ce3">
            <text:p>22724</text:p>
          </table:table-cell>
          <table:table-cell office:value-type="float" office:value="0" table:formula="of:=COUNTIF([.D$2:.D1152];[.F153])*[.F15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724" table:style-name="ce2">
            <text:p>85724</text:p>
          </table:table-cell>
          <table:table-cell office:value-type="float" office:value="79818" table:style-name="ce2">
            <text:p>79818</text:p>
          </table:table-cell>
          <table:table-cell office:value-type="float" office:value="22850" table:style-name="ce3">
            <text:p>22850</text:p>
          </table:table-cell>
          <table:table-cell office:value-type="float" office:value="28645" table:style-name="ce3">
            <text:p>28645</text:p>
          </table:table-cell>
          <table:table-cell office:value-type="float" office:value="5795" table:formula="of:=ABS([.D154]-[.C154])" table:style-name="ce3">
            <text:p>5795</text:p>
          </table:table-cell>
          <table:table-cell office:value-type="float" office:value="22850" table:formula="of:=IFERROR(COM.MICROSOFT.SINGLE(__xludf.dummyfunction(&quot;&quot;&quot;COMPUTED_VALUE&quot;&quot;&quot;));22850)" table:style-name="ce3">
            <text:p>22850</text:p>
          </table:table-cell>
          <table:table-cell office:value-type="float" office:value="22850" table:formula="of:=COUNTIF([.D$2:.D1153];[.F154])*[.F154]" table:style-name="ce3">
            <text:p>22850</text:p>
          </table:table-cell>
          <table:table-cell table:number-columns-repeated="16377"/>
        </table:table-row>
        <table:table-row table:style-name="ro1">
          <table:table-cell office:value-type="float" office:value="50967" table:style-name="ce2">
            <text:p>50967</text:p>
          </table:table-cell>
          <table:table-cell office:value-type="float" office:value="79253" table:style-name="ce2">
            <text:p>79253</text:p>
          </table:table-cell>
          <table:table-cell office:value-type="float" office:value="22886" table:style-name="ce3">
            <text:p>22886</text:p>
          </table:table-cell>
          <table:table-cell office:value-type="float" office:value="28645" table:style-name="ce3">
            <text:p>28645</text:p>
          </table:table-cell>
          <table:table-cell office:value-type="float" office:value="5759" table:formula="of:=ABS([.D155]-[.C155])" table:style-name="ce3">
            <text:p>5759</text:p>
          </table:table-cell>
          <table:table-cell office:value-type="float" office:value="22886" table:formula="of:=IFERROR(COM.MICROSOFT.SINGLE(__xludf.dummyfunction(&quot;&quot;&quot;COMPUTED_VALUE&quot;&quot;&quot;));22886)" table:style-name="ce3">
            <text:p>22886</text:p>
          </table:table-cell>
          <table:table-cell office:value-type="float" office:value="0" table:formula="of:=COUNTIF([.D$2:.D1154];[.F155])*[.F15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513" table:style-name="ce2">
            <text:p>80513</text:p>
          </table:table-cell>
          <table:table-cell office:value-type="float" office:value="21562" table:style-name="ce2">
            <text:p>21562</text:p>
          </table:table-cell>
          <table:table-cell office:value-type="float" office:value="22943" table:style-name="ce3">
            <text:p>22943</text:p>
          </table:table-cell>
          <table:table-cell office:value-type="float" office:value="28645" table:style-name="ce3">
            <text:p>28645</text:p>
          </table:table-cell>
          <table:table-cell office:value-type="float" office:value="5702" table:formula="of:=ABS([.D156]-[.C156])" table:style-name="ce3">
            <text:p>5702</text:p>
          </table:table-cell>
          <table:table-cell office:value-type="float" office:value="22943" table:formula="of:=IFERROR(COM.MICROSOFT.SINGLE(__xludf.dummyfunction(&quot;&quot;&quot;COMPUTED_VALUE&quot;&quot;&quot;));22943)" table:style-name="ce3">
            <text:p>22943</text:p>
          </table:table-cell>
          <table:table-cell office:value-type="float" office:value="0" table:formula="of:=COUNTIF([.D$2:.D1155];[.F156])*[.F15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0817" table:style-name="ce2">
            <text:p>90817</text:p>
          </table:table-cell>
          <table:table-cell office:value-type="float" office:value="90582" table:style-name="ce2">
            <text:p>90582</text:p>
          </table:table-cell>
          <table:table-cell office:value-type="float" office:value="23238" table:style-name="ce3">
            <text:p>23238</text:p>
          </table:table-cell>
          <table:table-cell office:value-type="float" office:value="28645" table:style-name="ce3">
            <text:p>28645</text:p>
          </table:table-cell>
          <table:table-cell office:value-type="float" office:value="5407" table:formula="of:=ABS([.D157]-[.C157])" table:style-name="ce3">
            <text:p>5407</text:p>
          </table:table-cell>
          <table:table-cell office:value-type="float" office:value="23238" table:formula="of:=IFERROR(COM.MICROSOFT.SINGLE(__xludf.dummyfunction(&quot;&quot;&quot;COMPUTED_VALUE&quot;&quot;&quot;));23238)" table:style-name="ce3">
            <text:p>23238</text:p>
          </table:table-cell>
          <table:table-cell office:value-type="float" office:value="0" table:formula="of:=COUNTIF([.D$2:.D1156];[.F157])*[.F15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7451" table:style-name="ce2">
            <text:p>27451</text:p>
          </table:table-cell>
          <table:table-cell office:value-type="float" office:value="84569" table:style-name="ce2">
            <text:p>84569</text:p>
          </table:table-cell>
          <table:table-cell office:value-type="float" office:value="23241" table:style-name="ce3">
            <text:p>23241</text:p>
          </table:table-cell>
          <table:table-cell office:value-type="float" office:value="28645" table:style-name="ce3">
            <text:p>28645</text:p>
          </table:table-cell>
          <table:table-cell office:value-type="float" office:value="5404" table:formula="of:=ABS([.D158]-[.C158])" table:style-name="ce3">
            <text:p>5404</text:p>
          </table:table-cell>
          <table:table-cell office:value-type="float" office:value="23241" table:formula="of:=IFERROR(COM.MICROSOFT.SINGLE(__xludf.dummyfunction(&quot;&quot;&quot;COMPUTED_VALUE&quot;&quot;&quot;));23241)" table:style-name="ce3">
            <text:p>23241</text:p>
          </table:table-cell>
          <table:table-cell office:value-type="float" office:value="0" table:formula="of:=COUNTIF([.D$2:.D1157];[.F158])*[.F15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017" table:style-name="ce2">
            <text:p>97017</text:p>
          </table:table-cell>
          <table:table-cell office:value-type="float" office:value="51807" table:style-name="ce2">
            <text:p>51807</text:p>
          </table:table-cell>
          <table:table-cell office:value-type="float" office:value="23269" table:style-name="ce3">
            <text:p>23269</text:p>
          </table:table-cell>
          <table:table-cell office:value-type="float" office:value="28645" table:style-name="ce3">
            <text:p>28645</text:p>
          </table:table-cell>
          <table:table-cell office:value-type="float" office:value="5376" table:formula="of:=ABS([.D159]-[.C159])" table:style-name="ce3">
            <text:p>5376</text:p>
          </table:table-cell>
          <table:table-cell office:value-type="float" office:value="23269" table:formula="of:=IFERROR(COM.MICROSOFT.SINGLE(__xludf.dummyfunction(&quot;&quot;&quot;COMPUTED_VALUE&quot;&quot;&quot;));23269)" table:style-name="ce3">
            <text:p>23269</text:p>
          </table:table-cell>
          <table:table-cell office:value-type="float" office:value="0" table:formula="of:=COUNTIF([.D$2:.D1158];[.F159])*[.F15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2724" table:style-name="ce2">
            <text:p>22724</text:p>
          </table:table-cell>
          <table:table-cell office:value-type="float" office:value="65607" table:style-name="ce2">
            <text:p>65607</text:p>
          </table:table-cell>
          <table:table-cell office:value-type="float" office:value="23335" table:style-name="ce3">
            <text:p>23335</text:p>
          </table:table-cell>
          <table:table-cell office:value-type="float" office:value="28645" table:style-name="ce3">
            <text:p>28645</text:p>
          </table:table-cell>
          <table:table-cell office:value-type="float" office:value="5310" table:formula="of:=ABS([.D160]-[.C160])" table:style-name="ce3">
            <text:p>5310</text:p>
          </table:table-cell>
          <table:table-cell office:value-type="float" office:value="23335" table:formula="of:=IFERROR(COM.MICROSOFT.SINGLE(__xludf.dummyfunction(&quot;&quot;&quot;COMPUTED_VALUE&quot;&quot;&quot;));23335)" table:style-name="ce3">
            <text:p>23335</text:p>
          </table:table-cell>
          <table:table-cell office:value-type="float" office:value="0" table:formula="of:=COUNTIF([.D$2:.D1159];[.F160])*[.F16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250" table:style-name="ce2">
            <text:p>61250</text:p>
          </table:table-cell>
          <table:table-cell office:value-type="float" office:value="74083" table:style-name="ce2">
            <text:p>74083</text:p>
          </table:table-cell>
          <table:table-cell office:value-type="float" office:value="23357" table:style-name="ce3">
            <text:p>23357</text:p>
          </table:table-cell>
          <table:table-cell office:value-type="float" office:value="28645" table:style-name="ce3">
            <text:p>28645</text:p>
          </table:table-cell>
          <table:table-cell office:value-type="float" office:value="5288" table:formula="of:=ABS([.D161]-[.C161])" table:style-name="ce3">
            <text:p>5288</text:p>
          </table:table-cell>
          <table:table-cell office:value-type="float" office:value="23357" table:formula="of:=IFERROR(COM.MICROSOFT.SINGLE(__xludf.dummyfunction(&quot;&quot;&quot;COMPUTED_VALUE&quot;&quot;&quot;));23357)" table:style-name="ce3">
            <text:p>23357</text:p>
          </table:table-cell>
          <table:table-cell office:value-type="float" office:value="0" table:formula="of:=COUNTIF([.D$2:.D1160];[.F161])*[.F16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1613" table:style-name="ce2">
            <text:p>51613</text:p>
          </table:table-cell>
          <table:table-cell office:value-type="float" office:value="82431" table:style-name="ce2">
            <text:p>82431</text:p>
          </table:table-cell>
          <table:table-cell office:value-type="float" office:value="23628" table:style-name="ce3">
            <text:p>23628</text:p>
          </table:table-cell>
          <table:table-cell office:value-type="float" office:value="28645" table:style-name="ce3">
            <text:p>28645</text:p>
          </table:table-cell>
          <table:table-cell office:value-type="float" office:value="5017" table:formula="of:=ABS([.D162]-[.C162])" table:style-name="ce3">
            <text:p>5017</text:p>
          </table:table-cell>
          <table:table-cell office:value-type="float" office:value="23628" table:formula="of:=IFERROR(COM.MICROSOFT.SINGLE(__xludf.dummyfunction(&quot;&quot;&quot;COMPUTED_VALUE&quot;&quot;&quot;));23628)" table:style-name="ce3">
            <text:p>23628</text:p>
          </table:table-cell>
          <table:table-cell office:value-type="float" office:value="0" table:formula="of:=COUNTIF([.D$2:.D1161];[.F162])*[.F16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507" table:style-name="ce2">
            <text:p>92507</text:p>
          </table:table-cell>
          <table:table-cell office:value-type="float" office:value="66296" table:style-name="ce2">
            <text:p>66296</text:p>
          </table:table-cell>
          <table:table-cell office:value-type="float" office:value="23676" table:style-name="ce3">
            <text:p>23676</text:p>
          </table:table-cell>
          <table:table-cell office:value-type="float" office:value="28645" table:style-name="ce3">
            <text:p>28645</text:p>
          </table:table-cell>
          <table:table-cell office:value-type="float" office:value="4969" table:formula="of:=ABS([.D163]-[.C163])" table:style-name="ce3">
            <text:p>4969</text:p>
          </table:table-cell>
          <table:table-cell office:value-type="float" office:value="23676" table:formula="of:=IFERROR(COM.MICROSOFT.SINGLE(__xludf.dummyfunction(&quot;&quot;&quot;COMPUTED_VALUE&quot;&quot;&quot;));23676)" table:style-name="ce3">
            <text:p>23676</text:p>
          </table:table-cell>
          <table:table-cell office:value-type="float" office:value="0" table:formula="of:=COUNTIF([.D$2:.D1162];[.F163])*[.F16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0838" table:style-name="ce2">
            <text:p>20838</text:p>
          </table:table-cell>
          <table:table-cell office:value-type="float" office:value="67775" table:style-name="ce2">
            <text:p>67775</text:p>
          </table:table-cell>
          <table:table-cell office:value-type="float" office:value="23706" table:style-name="ce3">
            <text:p>23706</text:p>
          </table:table-cell>
          <table:table-cell office:value-type="float" office:value="28645" table:style-name="ce3">
            <text:p>28645</text:p>
          </table:table-cell>
          <table:table-cell office:value-type="float" office:value="4939" table:formula="of:=ABS([.D164]-[.C164])" table:style-name="ce3">
            <text:p>4939</text:p>
          </table:table-cell>
          <table:table-cell office:value-type="float" office:value="23706" table:formula="of:=IFERROR(COM.MICROSOFT.SINGLE(__xludf.dummyfunction(&quot;&quot;&quot;COMPUTED_VALUE&quot;&quot;&quot;));23706)" table:style-name="ce3">
            <text:p>23706</text:p>
          </table:table-cell>
          <table:table-cell office:value-type="float" office:value="0" table:formula="of:=COUNTIF([.D$2:.D1163];[.F164])*[.F16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646" table:style-name="ce2">
            <text:p>21646</text:p>
          </table:table-cell>
          <table:table-cell office:value-type="float" office:value="97601" table:style-name="ce2">
            <text:p>97601</text:p>
          </table:table-cell>
          <table:table-cell office:value-type="float" office:value="23750" table:style-name="ce3">
            <text:p>23750</text:p>
          </table:table-cell>
          <table:table-cell office:value-type="float" office:value="28645" table:style-name="ce3">
            <text:p>28645</text:p>
          </table:table-cell>
          <table:table-cell office:value-type="float" office:value="4895" table:formula="of:=ABS([.D165]-[.C165])" table:style-name="ce3">
            <text:p>4895</text:p>
          </table:table-cell>
          <table:table-cell office:value-type="float" office:value="23750" table:formula="of:=IFERROR(COM.MICROSOFT.SINGLE(__xludf.dummyfunction(&quot;&quot;&quot;COMPUTED_VALUE&quot;&quot;&quot;));23750)" table:style-name="ce3">
            <text:p>23750</text:p>
          </table:table-cell>
          <table:table-cell office:value-type="float" office:value="0" table:formula="of:=COUNTIF([.D$2:.D1164];[.F165])*[.F16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227" table:style-name="ce2">
            <text:p>43227</text:p>
          </table:table-cell>
          <table:table-cell office:value-type="float" office:value="42156" table:style-name="ce2">
            <text:p>42156</text:p>
          </table:table-cell>
          <table:table-cell office:value-type="float" office:value="23808" table:style-name="ce3">
            <text:p>23808</text:p>
          </table:table-cell>
          <table:table-cell office:value-type="float" office:value="28645" table:style-name="ce3">
            <text:p>28645</text:p>
          </table:table-cell>
          <table:table-cell office:value-type="float" office:value="4837" table:formula="of:=ABS([.D166]-[.C166])" table:style-name="ce3">
            <text:p>4837</text:p>
          </table:table-cell>
          <table:table-cell office:value-type="float" office:value="23808" table:formula="of:=IFERROR(COM.MICROSOFT.SINGLE(__xludf.dummyfunction(&quot;&quot;&quot;COMPUTED_VALUE&quot;&quot;&quot;));23808)" table:style-name="ce3">
            <text:p>23808</text:p>
          </table:table-cell>
          <table:table-cell office:value-type="float" office:value="0" table:formula="of:=COUNTIF([.D$2:.D1165];[.F166])*[.F16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500" table:style-name="ce2">
            <text:p>54500</text:p>
          </table:table-cell>
          <table:table-cell office:value-type="float" office:value="79253" table:style-name="ce2">
            <text:p>79253</text:p>
          </table:table-cell>
          <table:table-cell office:value-type="float" office:value="23855" table:style-name="ce3">
            <text:p>23855</text:p>
          </table:table-cell>
          <table:table-cell office:value-type="float" office:value="28645" table:style-name="ce3">
            <text:p>28645</text:p>
          </table:table-cell>
          <table:table-cell office:value-type="float" office:value="4790" table:formula="of:=ABS([.D167]-[.C167])" table:style-name="ce3">
            <text:p>4790</text:p>
          </table:table-cell>
          <table:table-cell office:value-type="float" office:value="23855" table:formula="of:=IFERROR(COM.MICROSOFT.SINGLE(__xludf.dummyfunction(&quot;&quot;&quot;COMPUTED_VALUE&quot;&quot;&quot;));23855)" table:style-name="ce3">
            <text:p>23855</text:p>
          </table:table-cell>
          <table:table-cell office:value-type="float" office:value="0" table:formula="of:=COUNTIF([.D$2:.D1166];[.F167])*[.F16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7589" table:style-name="ce2">
            <text:p>67589</text:p>
          </table:table-cell>
          <table:table-cell office:value-type="float" office:value="79631" table:style-name="ce2">
            <text:p>79631</text:p>
          </table:table-cell>
          <table:table-cell office:value-type="float" office:value="23884" table:style-name="ce3">
            <text:p>23884</text:p>
          </table:table-cell>
          <table:table-cell office:value-type="float" office:value="28645" table:style-name="ce3">
            <text:p>28645</text:p>
          </table:table-cell>
          <table:table-cell office:value-type="float" office:value="4761" table:formula="of:=ABS([.D168]-[.C168])" table:style-name="ce3">
            <text:p>4761</text:p>
          </table:table-cell>
          <table:table-cell office:value-type="float" office:value="23884" table:formula="of:=IFERROR(COM.MICROSOFT.SINGLE(__xludf.dummyfunction(&quot;&quot;&quot;COMPUTED_VALUE&quot;&quot;&quot;));23884)" table:style-name="ce3">
            <text:p>23884</text:p>
          </table:table-cell>
          <table:table-cell office:value-type="float" office:value="0" table:formula="of:=COUNTIF([.D$2:.D1167];[.F168])*[.F16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298" table:style-name="ce2">
            <text:p>68298</text:p>
          </table:table-cell>
          <table:table-cell office:value-type="float" office:value="21800" table:style-name="ce2">
            <text:p>21800</text:p>
          </table:table-cell>
          <table:table-cell office:value-type="float" office:value="24055" table:style-name="ce3">
            <text:p>24055</text:p>
          </table:table-cell>
          <table:table-cell office:value-type="float" office:value="28645" table:style-name="ce3">
            <text:p>28645</text:p>
          </table:table-cell>
          <table:table-cell office:value-type="float" office:value="4590" table:formula="of:=ABS([.D169]-[.C169])" table:style-name="ce3">
            <text:p>4590</text:p>
          </table:table-cell>
          <table:table-cell office:value-type="float" office:value="24055" table:formula="of:=IFERROR(COM.MICROSOFT.SINGLE(__xludf.dummyfunction(&quot;&quot;&quot;COMPUTED_VALUE&quot;&quot;&quot;));24055)" table:style-name="ce3">
            <text:p>24055</text:p>
          </table:table-cell>
          <table:table-cell office:value-type="float" office:value="0" table:formula="of:=COUNTIF([.D$2:.D1168];[.F169])*[.F16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081" table:style-name="ce2">
            <text:p>97081</text:p>
          </table:table-cell>
          <table:table-cell office:value-type="float" office:value="13343" table:style-name="ce2">
            <text:p>13343</text:p>
          </table:table-cell>
          <table:table-cell office:value-type="float" office:value="24187" table:style-name="ce3">
            <text:p>24187</text:p>
          </table:table-cell>
          <table:table-cell office:value-type="float" office:value="28661" table:style-name="ce3">
            <text:p>28661</text:p>
          </table:table-cell>
          <table:table-cell office:value-type="float" office:value="4474" table:formula="of:=ABS([.D170]-[.C170])" table:style-name="ce3">
            <text:p>4474</text:p>
          </table:table-cell>
          <table:table-cell office:value-type="float" office:value="24187" table:formula="of:=IFERROR(COM.MICROSOFT.SINGLE(__xludf.dummyfunction(&quot;&quot;&quot;COMPUTED_VALUE&quot;&quot;&quot;));24187)" table:style-name="ce3">
            <text:p>24187</text:p>
          </table:table-cell>
          <table:table-cell office:value-type="float" office:value="0" table:formula="of:=COUNTIF([.D$2:.D1169];[.F170])*[.F17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525" table:style-name="ce2">
            <text:p>49525</text:p>
          </table:table-cell>
          <table:table-cell office:value-type="float" office:value="72376" table:style-name="ce2">
            <text:p>72376</text:p>
          </table:table-cell>
          <table:table-cell office:value-type="float" office:value="24233" table:style-name="ce3">
            <text:p>24233</text:p>
          </table:table-cell>
          <table:table-cell office:value-type="float" office:value="28786" table:style-name="ce3">
            <text:p>28786</text:p>
          </table:table-cell>
          <table:table-cell office:value-type="float" office:value="4553" table:formula="of:=ABS([.D171]-[.C171])" table:style-name="ce3">
            <text:p>4553</text:p>
          </table:table-cell>
          <table:table-cell office:value-type="float" office:value="24233" table:formula="of:=IFERROR(COM.MICROSOFT.SINGLE(__xludf.dummyfunction(&quot;&quot;&quot;COMPUTED_VALUE&quot;&quot;&quot;));24233)" table:style-name="ce3">
            <text:p>24233</text:p>
          </table:table-cell>
          <table:table-cell office:value-type="float" office:value="0" table:formula="of:=COUNTIF([.D$2:.D1170];[.F171])*[.F17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455" table:style-name="ce2">
            <text:p>77455</text:p>
          </table:table-cell>
          <table:table-cell office:value-type="float" office:value="89257" table:style-name="ce2">
            <text:p>89257</text:p>
          </table:table-cell>
          <table:table-cell office:value-type="float" office:value="24242" table:style-name="ce3">
            <text:p>24242</text:p>
          </table:table-cell>
          <table:table-cell office:value-type="float" office:value="28813" table:style-name="ce3">
            <text:p>28813</text:p>
          </table:table-cell>
          <table:table-cell office:value-type="float" office:value="4571" table:formula="of:=ABS([.D172]-[.C172])" table:style-name="ce3">
            <text:p>4571</text:p>
          </table:table-cell>
          <table:table-cell office:value-type="float" office:value="24242" table:formula="of:=IFERROR(COM.MICROSOFT.SINGLE(__xludf.dummyfunction(&quot;&quot;&quot;COMPUTED_VALUE&quot;&quot;&quot;));24242)" table:style-name="ce3">
            <text:p>24242</text:p>
          </table:table-cell>
          <table:table-cell office:value-type="float" office:value="0" table:formula="of:=COUNTIF([.D$2:.D1171];[.F172])*[.F17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455" table:style-name="ce2">
            <text:p>49455</text:p>
          </table:table-cell>
          <table:table-cell office:value-type="float" office:value="91182" table:style-name="ce2">
            <text:p>91182</text:p>
          </table:table-cell>
          <table:table-cell office:value-type="float" office:value="24284" table:style-name="ce3">
            <text:p>24284</text:p>
          </table:table-cell>
          <table:table-cell office:value-type="float" office:value="28844" table:style-name="ce3">
            <text:p>28844</text:p>
          </table:table-cell>
          <table:table-cell office:value-type="float" office:value="4560" table:formula="of:=ABS([.D173]-[.C173])" table:style-name="ce3">
            <text:p>4560</text:p>
          </table:table-cell>
          <table:table-cell office:value-type="float" office:value="24284" table:formula="of:=IFERROR(COM.MICROSOFT.SINGLE(__xludf.dummyfunction(&quot;&quot;&quot;COMPUTED_VALUE&quot;&quot;&quot;));24284)" table:style-name="ce3">
            <text:p>24284</text:p>
          </table:table-cell>
          <table:table-cell office:value-type="float" office:value="0" table:formula="of:=COUNTIF([.D$2:.D1172];[.F173])*[.F17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689" table:style-name="ce2">
            <text:p>92689</text:p>
          </table:table-cell>
          <table:table-cell office:value-type="float" office:value="77523" table:style-name="ce2">
            <text:p>77523</text:p>
          </table:table-cell>
          <table:table-cell office:value-type="float" office:value="24401" table:style-name="ce3">
            <text:p>24401</text:p>
          </table:table-cell>
          <table:table-cell office:value-type="float" office:value="29232" table:style-name="ce3">
            <text:p>29232</text:p>
          </table:table-cell>
          <table:table-cell office:value-type="float" office:value="4831" table:formula="of:=ABS([.D174]-[.C174])" table:style-name="ce3">
            <text:p>4831</text:p>
          </table:table-cell>
          <table:table-cell office:value-type="float" office:value="24401" table:formula="of:=IFERROR(COM.MICROSOFT.SINGLE(__xludf.dummyfunction(&quot;&quot;&quot;COMPUTED_VALUE&quot;&quot;&quot;));24401)" table:style-name="ce3">
            <text:p>24401</text:p>
          </table:table-cell>
          <table:table-cell office:value-type="float" office:value="0" table:formula="of:=COUNTIF([.D$2:.D1173];[.F174])*[.F17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868" table:style-name="ce2">
            <text:p>10868</text:p>
          </table:table-cell>
          <table:table-cell office:value-type="float" office:value="44679" table:style-name="ce2">
            <text:p>44679</text:p>
          </table:table-cell>
          <table:table-cell office:value-type="float" office:value="24417" table:style-name="ce3">
            <text:p>24417</text:p>
          </table:table-cell>
          <table:table-cell office:value-type="float" office:value="29383" table:style-name="ce3">
            <text:p>29383</text:p>
          </table:table-cell>
          <table:table-cell office:value-type="float" office:value="4966" table:formula="of:=ABS([.D175]-[.C175])" table:style-name="ce3">
            <text:p>4966</text:p>
          </table:table-cell>
          <table:table-cell office:value-type="float" office:value="24417" table:formula="of:=IFERROR(COM.MICROSOFT.SINGLE(__xludf.dummyfunction(&quot;&quot;&quot;COMPUTED_VALUE&quot;&quot;&quot;));24417)" table:style-name="ce3">
            <text:p>24417</text:p>
          </table:table-cell>
          <table:table-cell office:value-type="float" office:value="0" table:formula="of:=COUNTIF([.D$2:.D1174];[.F175])*[.F17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6724" table:style-name="ce2">
            <text:p>26724</text:p>
          </table:table-cell>
          <table:table-cell office:value-type="float" office:value="47166" table:style-name="ce2">
            <text:p>47166</text:p>
          </table:table-cell>
          <table:table-cell office:value-type="float" office:value="24608" table:style-name="ce3">
            <text:p>24608</text:p>
          </table:table-cell>
          <table:table-cell office:value-type="float" office:value="29440" table:style-name="ce3">
            <text:p>29440</text:p>
          </table:table-cell>
          <table:table-cell office:value-type="float" office:value="4832" table:formula="of:=ABS([.D176]-[.C176])" table:style-name="ce3">
            <text:p>4832</text:p>
          </table:table-cell>
          <table:table-cell office:value-type="float" office:value="24608" table:formula="of:=IFERROR(COM.MICROSOFT.SINGLE(__xludf.dummyfunction(&quot;&quot;&quot;COMPUTED_VALUE&quot;&quot;&quot;));24608)" table:style-name="ce3">
            <text:p>24608</text:p>
          </table:table-cell>
          <table:table-cell office:value-type="float" office:value="0" table:formula="of:=COUNTIF([.D$2:.D1175];[.F176])*[.F17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594" table:style-name="ce2">
            <text:p>94594</text:p>
          </table:table-cell>
          <table:table-cell office:value-type="float" office:value="40764" table:style-name="ce2">
            <text:p>40764</text:p>
          </table:table-cell>
          <table:table-cell office:value-type="float" office:value="24738" table:style-name="ce3">
            <text:p>24738</text:p>
          </table:table-cell>
          <table:table-cell office:value-type="float" office:value="29549" table:style-name="ce3">
            <text:p>29549</text:p>
          </table:table-cell>
          <table:table-cell office:value-type="float" office:value="4811" table:formula="of:=ABS([.D177]-[.C177])" table:style-name="ce3">
            <text:p>4811</text:p>
          </table:table-cell>
          <table:table-cell office:value-type="float" office:value="24738" table:formula="of:=IFERROR(COM.MICROSOFT.SINGLE(__xludf.dummyfunction(&quot;&quot;&quot;COMPUTED_VALUE&quot;&quot;&quot;));24738)" table:style-name="ce3">
            <text:p>24738</text:p>
          </table:table-cell>
          <table:table-cell office:value-type="float" office:value="0" table:formula="of:=COUNTIF([.D$2:.D1176];[.F177])*[.F17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697" table:style-name="ce2">
            <text:p>84697</text:p>
          </table:table-cell>
          <table:table-cell office:value-type="float" office:value="79414" table:style-name="ce2">
            <text:p>79414</text:p>
          </table:table-cell>
          <table:table-cell office:value-type="float" office:value="24804" table:style-name="ce3">
            <text:p>24804</text:p>
          </table:table-cell>
          <table:table-cell office:value-type="float" office:value="29550" table:style-name="ce3">
            <text:p>29550</text:p>
          </table:table-cell>
          <table:table-cell office:value-type="float" office:value="4746" table:formula="of:=ABS([.D178]-[.C178])" table:style-name="ce3">
            <text:p>4746</text:p>
          </table:table-cell>
          <table:table-cell office:value-type="float" office:value="24804" table:formula="of:=IFERROR(COM.MICROSOFT.SINGLE(__xludf.dummyfunction(&quot;&quot;&quot;COMPUTED_VALUE&quot;&quot;&quot;));24804)" table:style-name="ce3">
            <text:p>24804</text:p>
          </table:table-cell>
          <table:table-cell office:value-type="float" office:value="0" table:formula="of:=COUNTIF([.D$2:.D1177];[.F178])*[.F17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040" table:style-name="ce2">
            <text:p>14040</text:p>
          </table:table-cell>
          <table:table-cell office:value-type="float" office:value="90751" table:style-name="ce2">
            <text:p>90751</text:p>
          </table:table-cell>
          <table:table-cell office:value-type="float" office:value="24823" table:style-name="ce3">
            <text:p>24823</text:p>
          </table:table-cell>
          <table:table-cell office:value-type="float" office:value="29605" table:style-name="ce3">
            <text:p>29605</text:p>
          </table:table-cell>
          <table:table-cell office:value-type="float" office:value="4782" table:formula="of:=ABS([.D179]-[.C179])" table:style-name="ce3">
            <text:p>4782</text:p>
          </table:table-cell>
          <table:table-cell office:value-type="float" office:value="24823" table:formula="of:=IFERROR(COM.MICROSOFT.SINGLE(__xludf.dummyfunction(&quot;&quot;&quot;COMPUTED_VALUE&quot;&quot;&quot;));24823)" table:style-name="ce3">
            <text:p>24823</text:p>
          </table:table-cell>
          <table:table-cell office:value-type="float" office:value="0" table:formula="of:=COUNTIF([.D$2:.D1178];[.F179])*[.F17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6930" table:style-name="ce2">
            <text:p>26930</text:p>
          </table:table-cell>
          <table:table-cell office:value-type="float" office:value="62370" table:style-name="ce2">
            <text:p>62370</text:p>
          </table:table-cell>
          <table:table-cell office:value-type="float" office:value="24984" table:style-name="ce3">
            <text:p>24984</text:p>
          </table:table-cell>
          <table:table-cell office:value-type="float" office:value="29605" table:style-name="ce3">
            <text:p>29605</text:p>
          </table:table-cell>
          <table:table-cell office:value-type="float" office:value="4621" table:formula="of:=ABS([.D180]-[.C180])" table:style-name="ce3">
            <text:p>4621</text:p>
          </table:table-cell>
          <table:table-cell office:value-type="float" office:value="24984" table:formula="of:=IFERROR(COM.MICROSOFT.SINGLE(__xludf.dummyfunction(&quot;&quot;&quot;COMPUTED_VALUE&quot;&quot;&quot;));24984)" table:style-name="ce3">
            <text:p>24984</text:p>
          </table:table-cell>
          <table:table-cell office:value-type="float" office:value="0" table:formula="of:=COUNTIF([.D$2:.D1179];[.F180])*[.F18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034" table:style-name="ce2">
            <text:p>62034</text:p>
          </table:table-cell>
          <table:table-cell office:value-type="float" office:value="79253" table:style-name="ce2">
            <text:p>79253</text:p>
          </table:table-cell>
          <table:table-cell office:value-type="float" office:value="25244" table:style-name="ce3">
            <text:p>25244</text:p>
          </table:table-cell>
          <table:table-cell office:value-type="float" office:value="29605" table:style-name="ce3">
            <text:p>29605</text:p>
          </table:table-cell>
          <table:table-cell office:value-type="float" office:value="4361" table:formula="of:=ABS([.D181]-[.C181])" table:style-name="ce3">
            <text:p>4361</text:p>
          </table:table-cell>
          <table:table-cell office:value-type="float" office:value="25244" table:formula="of:=IFERROR(COM.MICROSOFT.SINGLE(__xludf.dummyfunction(&quot;&quot;&quot;COMPUTED_VALUE&quot;&quot;&quot;));25244)" table:style-name="ce3">
            <text:p>25244</text:p>
          </table:table-cell>
          <table:table-cell office:value-type="float" office:value="0" table:formula="of:=COUNTIF([.D$2:.D1180];[.F181])*[.F18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654" table:style-name="ce2">
            <text:p>41654</text:p>
          </table:table-cell>
          <table:table-cell office:value-type="float" office:value="62370" table:style-name="ce2">
            <text:p>62370</text:p>
          </table:table-cell>
          <table:table-cell office:value-type="float" office:value="25322" table:style-name="ce3">
            <text:p>25322</text:p>
          </table:table-cell>
          <table:table-cell office:value-type="float" office:value="29605" table:style-name="ce3">
            <text:p>29605</text:p>
          </table:table-cell>
          <table:table-cell office:value-type="float" office:value="4283" table:formula="of:=ABS([.D182]-[.C182])" table:style-name="ce3">
            <text:p>4283</text:p>
          </table:table-cell>
          <table:table-cell office:value-type="float" office:value="25322" table:formula="of:=IFERROR(COM.MICROSOFT.SINGLE(__xludf.dummyfunction(&quot;&quot;&quot;COMPUTED_VALUE&quot;&quot;&quot;));25322)" table:style-name="ce3">
            <text:p>25322</text:p>
          </table:table-cell>
          <table:table-cell office:value-type="float" office:value="0" table:formula="of:=COUNTIF([.D$2:.D1181];[.F182])*[.F18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2668" table:style-name="ce2">
            <text:p>72668</text:p>
          </table:table-cell>
          <table:table-cell office:value-type="float" office:value="37285" table:style-name="ce2">
            <text:p>37285</text:p>
          </table:table-cell>
          <table:table-cell office:value-type="float" office:value="25356" table:style-name="ce3">
            <text:p>25356</text:p>
          </table:table-cell>
          <table:table-cell office:value-type="float" office:value="29605" table:style-name="ce3">
            <text:p>29605</text:p>
          </table:table-cell>
          <table:table-cell office:value-type="float" office:value="4249" table:formula="of:=ABS([.D183]-[.C183])" table:style-name="ce3">
            <text:p>4249</text:p>
          </table:table-cell>
          <table:table-cell office:value-type="float" office:value="25356" table:formula="of:=IFERROR(COM.MICROSOFT.SINGLE(__xludf.dummyfunction(&quot;&quot;&quot;COMPUTED_VALUE&quot;&quot;&quot;));25356)" table:style-name="ce3">
            <text:p>25356</text:p>
          </table:table-cell>
          <table:table-cell office:value-type="float" office:value="0" table:formula="of:=COUNTIF([.D$2:.D1182];[.F183])*[.F18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857" table:style-name="ce2">
            <text:p>69857</text:p>
          </table:table-cell>
          <table:table-cell office:value-type="float" office:value="97462" table:style-name="ce2">
            <text:p>97462</text:p>
          </table:table-cell>
          <table:table-cell office:value-type="float" office:value="25483" table:style-name="ce3">
            <text:p>25483</text:p>
          </table:table-cell>
          <table:table-cell office:value-type="float" office:value="29605" table:style-name="ce3">
            <text:p>29605</text:p>
          </table:table-cell>
          <table:table-cell office:value-type="float" office:value="4122" table:formula="of:=ABS([.D184]-[.C184])" table:style-name="ce3">
            <text:p>4122</text:p>
          </table:table-cell>
          <table:table-cell office:value-type="float" office:value="25483" table:formula="of:=IFERROR(COM.MICROSOFT.SINGLE(__xludf.dummyfunction(&quot;&quot;&quot;COMPUTED_VALUE&quot;&quot;&quot;));25483)" table:style-name="ce3">
            <text:p>25483</text:p>
          </table:table-cell>
          <table:table-cell office:value-type="float" office:value="0" table:formula="of:=COUNTIF([.D$2:.D1183];[.F184])*[.F18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9426" table:style-name="ce2">
            <text:p>89426</text:p>
          </table:table-cell>
          <table:table-cell office:value-type="float" office:value="44374" table:style-name="ce2">
            <text:p>44374</text:p>
          </table:table-cell>
          <table:table-cell office:value-type="float" office:value="25521" table:style-name="ce3">
            <text:p>25521</text:p>
          </table:table-cell>
          <table:table-cell office:value-type="float" office:value="29605" table:style-name="ce3">
            <text:p>29605</text:p>
          </table:table-cell>
          <table:table-cell office:value-type="float" office:value="4084" table:formula="of:=ABS([.D185]-[.C185])" table:style-name="ce3">
            <text:p>4084</text:p>
          </table:table-cell>
          <table:table-cell office:value-type="float" office:value="25521" table:formula="of:=IFERROR(COM.MICROSOFT.SINGLE(__xludf.dummyfunction(&quot;&quot;&quot;COMPUTED_VALUE&quot;&quot;&quot;));25521)" table:style-name="ce3">
            <text:p>25521</text:p>
          </table:table-cell>
          <table:table-cell office:value-type="float" office:value="0" table:formula="of:=COUNTIF([.D$2:.D1184];[.F185])*[.F18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8354" table:style-name="ce2">
            <text:p>38354</text:p>
          </table:table-cell>
          <table:table-cell office:value-type="float" office:value="20538" table:style-name="ce2">
            <text:p>20538</text:p>
          </table:table-cell>
          <table:table-cell office:value-type="float" office:value="25568" table:style-name="ce3">
            <text:p>25568</text:p>
          </table:table-cell>
          <table:table-cell office:value-type="float" office:value="29605" table:style-name="ce3">
            <text:p>29605</text:p>
          </table:table-cell>
          <table:table-cell office:value-type="float" office:value="4037" table:formula="of:=ABS([.D186]-[.C186])" table:style-name="ce3">
            <text:p>4037</text:p>
          </table:table-cell>
          <table:table-cell office:value-type="float" office:value="25568" table:formula="of:=IFERROR(COM.MICROSOFT.SINGLE(__xludf.dummyfunction(&quot;&quot;&quot;COMPUTED_VALUE&quot;&quot;&quot;));25568)" table:style-name="ce3">
            <text:p>25568</text:p>
          </table:table-cell>
          <table:table-cell office:value-type="float" office:value="0" table:formula="of:=COUNTIF([.D$2:.D1185];[.F186])*[.F18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214" table:style-name="ce2">
            <text:p>68214</text:p>
          </table:table-cell>
          <table:table-cell office:value-type="float" office:value="68822" table:style-name="ce2">
            <text:p>68822</text:p>
          </table:table-cell>
          <table:table-cell office:value-type="float" office:value="25674" table:style-name="ce3">
            <text:p>25674</text:p>
          </table:table-cell>
          <table:table-cell office:value-type="float" office:value="29605" table:style-name="ce3">
            <text:p>29605</text:p>
          </table:table-cell>
          <table:table-cell office:value-type="float" office:value="3931" table:formula="of:=ABS([.D187]-[.C187])" table:style-name="ce3">
            <text:p>3931</text:p>
          </table:table-cell>
          <table:table-cell office:value-type="float" office:value="25674" table:formula="of:=IFERROR(COM.MICROSOFT.SINGLE(__xludf.dummyfunction(&quot;&quot;&quot;COMPUTED_VALUE&quot;&quot;&quot;));25674)" table:style-name="ce3">
            <text:p>25674</text:p>
          </table:table-cell>
          <table:table-cell office:value-type="float" office:value="0" table:formula="of:=COUNTIF([.D$2:.D1186];[.F187])*[.F18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1210" table:style-name="ce2">
            <text:p>51210</text:p>
          </table:table-cell>
          <table:table-cell office:value-type="float" office:value="38361" table:style-name="ce2">
            <text:p>38361</text:p>
          </table:table-cell>
          <table:table-cell office:value-type="float" office:value="25730" table:style-name="ce3">
            <text:p>25730</text:p>
          </table:table-cell>
          <table:table-cell office:value-type="float" office:value="29605" table:style-name="ce3">
            <text:p>29605</text:p>
          </table:table-cell>
          <table:table-cell office:value-type="float" office:value="3875" table:formula="of:=ABS([.D188]-[.C188])" table:style-name="ce3">
            <text:p>3875</text:p>
          </table:table-cell>
          <table:table-cell office:value-type="float" office:value="25730" table:formula="of:=IFERROR(COM.MICROSOFT.SINGLE(__xludf.dummyfunction(&quot;&quot;&quot;COMPUTED_VALUE&quot;&quot;&quot;));25730)" table:style-name="ce3">
            <text:p>25730</text:p>
          </table:table-cell>
          <table:table-cell office:value-type="float" office:value="0" table:formula="of:=COUNTIF([.D$2:.D1187];[.F188])*[.F18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260" table:style-name="ce2">
            <text:p>60260</text:p>
          </table:table-cell>
          <table:table-cell office:value-type="float" office:value="34047" table:style-name="ce2">
            <text:p>34047</text:p>
          </table:table-cell>
          <table:table-cell office:value-type="float" office:value="25787" table:style-name="ce3">
            <text:p>25787</text:p>
          </table:table-cell>
          <table:table-cell office:value-type="float" office:value="29615" table:style-name="ce3">
            <text:p>29615</text:p>
          </table:table-cell>
          <table:table-cell office:value-type="float" office:value="3828" table:formula="of:=ABS([.D189]-[.C189])" table:style-name="ce3">
            <text:p>3828</text:p>
          </table:table-cell>
          <table:table-cell office:value-type="float" office:value="25787" table:formula="of:=IFERROR(COM.MICROSOFT.SINGLE(__xludf.dummyfunction(&quot;&quot;&quot;COMPUTED_VALUE&quot;&quot;&quot;));25787)" table:style-name="ce3">
            <text:p>25787</text:p>
          </table:table-cell>
          <table:table-cell office:value-type="float" office:value="0" table:formula="of:=COUNTIF([.D$2:.D1188];[.F189])*[.F18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778" table:style-name="ce2">
            <text:p>97778</text:p>
          </table:table-cell>
          <table:table-cell office:value-type="float" office:value="35495" table:style-name="ce2">
            <text:p>35495</text:p>
          </table:table-cell>
          <table:table-cell office:value-type="float" office:value="25827" table:style-name="ce3">
            <text:p>25827</text:p>
          </table:table-cell>
          <table:table-cell office:value-type="float" office:value="29693" table:style-name="ce3">
            <text:p>29693</text:p>
          </table:table-cell>
          <table:table-cell office:value-type="float" office:value="3866" table:formula="of:=ABS([.D190]-[.C190])" table:style-name="ce3">
            <text:p>3866</text:p>
          </table:table-cell>
          <table:table-cell office:value-type="float" office:value="25827" table:formula="of:=IFERROR(COM.MICROSOFT.SINGLE(__xludf.dummyfunction(&quot;&quot;&quot;COMPUTED_VALUE&quot;&quot;&quot;));25827)" table:style-name="ce3">
            <text:p>25827</text:p>
          </table:table-cell>
          <table:table-cell office:value-type="float" office:value="0" table:formula="of:=COUNTIF([.D$2:.D1189];[.F190])*[.F19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4646" table:style-name="ce2">
            <text:p>64646</text:p>
          </table:table-cell>
          <table:table-cell office:value-type="float" office:value="30634" table:style-name="ce2">
            <text:p>30634</text:p>
          </table:table-cell>
          <table:table-cell office:value-type="float" office:value="26249" table:style-name="ce3">
            <text:p>26249</text:p>
          </table:table-cell>
          <table:table-cell office:value-type="float" office:value="30393" table:style-name="ce3">
            <text:p>30393</text:p>
          </table:table-cell>
          <table:table-cell office:value-type="float" office:value="4144" table:formula="of:=ABS([.D191]-[.C191])" table:style-name="ce3">
            <text:p>4144</text:p>
          </table:table-cell>
          <table:table-cell office:value-type="float" office:value="26249" table:formula="of:=IFERROR(COM.MICROSOFT.SINGLE(__xludf.dummyfunction(&quot;&quot;&quot;COMPUTED_VALUE&quot;&quot;&quot;));26249)" table:style-name="ce3">
            <text:p>26249</text:p>
          </table:table-cell>
          <table:table-cell office:value-type="float" office:value="0" table:formula="of:=COUNTIF([.D$2:.D1190];[.F191])*[.F19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706" table:style-name="ce2">
            <text:p>86706</text:p>
          </table:table-cell>
          <table:table-cell office:value-type="float" office:value="85448" table:style-name="ce2">
            <text:p>85448</text:p>
          </table:table-cell>
          <table:table-cell office:value-type="float" office:value="26320" table:style-name="ce3">
            <text:p>26320</text:p>
          </table:table-cell>
          <table:table-cell office:value-type="float" office:value="30429" table:style-name="ce3">
            <text:p>30429</text:p>
          </table:table-cell>
          <table:table-cell office:value-type="float" office:value="4109" table:formula="of:=ABS([.D192]-[.C192])" table:style-name="ce3">
            <text:p>4109</text:p>
          </table:table-cell>
          <table:table-cell office:value-type="float" office:value="26320" table:formula="of:=IFERROR(COM.MICROSOFT.SINGLE(__xludf.dummyfunction(&quot;&quot;&quot;COMPUTED_VALUE&quot;&quot;&quot;));26320)" table:style-name="ce3">
            <text:p>26320</text:p>
          </table:table-cell>
          <table:table-cell office:value-type="float" office:value="0" table:formula="of:=COUNTIF([.D$2:.D1191];[.F192])*[.F19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1151" table:style-name="ce2">
            <text:p>71151</text:p>
          </table:table-cell>
          <table:table-cell office:value-type="float" office:value="32417" table:style-name="ce2">
            <text:p>32417</text:p>
          </table:table-cell>
          <table:table-cell office:value-type="float" office:value="26537" table:style-name="ce3">
            <text:p>26537</text:p>
          </table:table-cell>
          <table:table-cell office:value-type="float" office:value="30634" table:style-name="ce3">
            <text:p>30634</text:p>
          </table:table-cell>
          <table:table-cell office:value-type="float" office:value="4097" table:formula="of:=ABS([.D193]-[.C193])" table:style-name="ce3">
            <text:p>4097</text:p>
          </table:table-cell>
          <table:table-cell office:value-type="float" office:value="26537" table:formula="of:=IFERROR(COM.MICROSOFT.SINGLE(__xludf.dummyfunction(&quot;&quot;&quot;COMPUTED_VALUE&quot;&quot;&quot;));26537)" table:style-name="ce3">
            <text:p>26537</text:p>
          </table:table-cell>
          <table:table-cell office:value-type="float" office:value="0" table:formula="of:=COUNTIF([.D$2:.D1192];[.F193])*[.F19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064" table:style-name="ce2">
            <text:p>52064</text:p>
          </table:table-cell>
          <table:table-cell office:value-type="float" office:value="84475" table:style-name="ce2">
            <text:p>84475</text:p>
          </table:table-cell>
          <table:table-cell office:value-type="float" office:value="26724" table:style-name="ce3">
            <text:p>26724</text:p>
          </table:table-cell>
          <table:table-cell office:value-type="float" office:value="30699" table:style-name="ce3">
            <text:p>30699</text:p>
          </table:table-cell>
          <table:table-cell office:value-type="float" office:value="3975" table:formula="of:=ABS([.D194]-[.C194])" table:style-name="ce3">
            <text:p>3975</text:p>
          </table:table-cell>
          <table:table-cell office:value-type="float" office:value="26724" table:formula="of:=IFERROR(COM.MICROSOFT.SINGLE(__xludf.dummyfunction(&quot;&quot;&quot;COMPUTED_VALUE&quot;&quot;&quot;));26724)" table:style-name="ce3">
            <text:p>26724</text:p>
          </table:table-cell>
          <table:table-cell office:value-type="float" office:value="0" table:formula="of:=COUNTIF([.D$2:.D1193];[.F194])*[.F19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076" table:style-name="ce2">
            <text:p>92076</text:p>
          </table:table-cell>
          <table:table-cell office:value-type="float" office:value="79101" table:style-name="ce2">
            <text:p>79101</text:p>
          </table:table-cell>
          <table:table-cell office:value-type="float" office:value="26791" table:style-name="ce3">
            <text:p>26791</text:p>
          </table:table-cell>
          <table:table-cell office:value-type="float" office:value="30857" table:style-name="ce3">
            <text:p>30857</text:p>
          </table:table-cell>
          <table:table-cell office:value-type="float" office:value="4066" table:formula="of:=ABS([.D195]-[.C195])" table:style-name="ce3">
            <text:p>4066</text:p>
          </table:table-cell>
          <table:table-cell office:value-type="float" office:value="26791" table:formula="of:=IFERROR(COM.MICROSOFT.SINGLE(__xludf.dummyfunction(&quot;&quot;&quot;COMPUTED_VALUE&quot;&quot;&quot;));26791)" table:style-name="ce3">
            <text:p>26791</text:p>
          </table:table-cell>
          <table:table-cell office:value-type="float" office:value="0" table:formula="of:=COUNTIF([.D$2:.D1194];[.F195])*[.F19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941" table:style-name="ce2">
            <text:p>52941</text:p>
          </table:table-cell>
          <table:table-cell office:value-type="float" office:value="65015" table:style-name="ce2">
            <text:p>65015</text:p>
          </table:table-cell>
          <table:table-cell office:value-type="float" office:value="26814" table:style-name="ce3">
            <text:p>26814</text:p>
          </table:table-cell>
          <table:table-cell office:value-type="float" office:value="31091" table:style-name="ce3">
            <text:p>31091</text:p>
          </table:table-cell>
          <table:table-cell office:value-type="float" office:value="4277" table:formula="of:=ABS([.D196]-[.C196])" table:style-name="ce3">
            <text:p>4277</text:p>
          </table:table-cell>
          <table:table-cell office:value-type="float" office:value="26814" table:formula="of:=IFERROR(COM.MICROSOFT.SINGLE(__xludf.dummyfunction(&quot;&quot;&quot;COMPUTED_VALUE&quot;&quot;&quot;));26814)" table:style-name="ce3">
            <text:p>26814</text:p>
          </table:table-cell>
          <table:table-cell office:value-type="float" office:value="0" table:formula="of:=COUNTIF([.D$2:.D1195];[.F196])*[.F19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276" table:style-name="ce2">
            <text:p>83276</text:p>
          </table:table-cell>
          <table:table-cell office:value-type="float" office:value="28661" table:style-name="ce2">
            <text:p>28661</text:p>
          </table:table-cell>
          <table:table-cell office:value-type="float" office:value="26895" table:style-name="ce3">
            <text:p>26895</text:p>
          </table:table-cell>
          <table:table-cell office:value-type="float" office:value="31278" table:style-name="ce3">
            <text:p>31278</text:p>
          </table:table-cell>
          <table:table-cell office:value-type="float" office:value="4383" table:formula="of:=ABS([.D197]-[.C197])" table:style-name="ce3">
            <text:p>4383</text:p>
          </table:table-cell>
          <table:table-cell office:value-type="float" office:value="26895" table:formula="of:=IFERROR(COM.MICROSOFT.SINGLE(__xludf.dummyfunction(&quot;&quot;&quot;COMPUTED_VALUE&quot;&quot;&quot;));26895)" table:style-name="ce3">
            <text:p>26895</text:p>
          </table:table-cell>
          <table:table-cell office:value-type="float" office:value="0" table:formula="of:=COUNTIF([.D$2:.D1196];[.F197])*[.F19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040" table:style-name="ce2">
            <text:p>45040</text:p>
          </table:table-cell>
          <table:table-cell office:value-type="float" office:value="52329" table:style-name="ce2">
            <text:p>52329</text:p>
          </table:table-cell>
          <table:table-cell office:value-type="float" office:value="26930" table:style-name="ce3">
            <text:p>26930</text:p>
          </table:table-cell>
          <table:table-cell office:value-type="float" office:value="31435" table:style-name="ce3">
            <text:p>31435</text:p>
          </table:table-cell>
          <table:table-cell office:value-type="float" office:value="4505" table:formula="of:=ABS([.D198]-[.C198])" table:style-name="ce3">
            <text:p>4505</text:p>
          </table:table-cell>
          <table:table-cell office:value-type="float" office:value="26930" table:formula="of:=IFERROR(COM.MICROSOFT.SINGLE(__xludf.dummyfunction(&quot;&quot;&quot;COMPUTED_VALUE&quot;&quot;&quot;));26930)" table:style-name="ce3">
            <text:p>26930</text:p>
          </table:table-cell>
          <table:table-cell office:value-type="float" office:value="0" table:formula="of:=COUNTIF([.D$2:.D1197];[.F198])*[.F19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804" table:style-name="ce2">
            <text:p>24804</text:p>
          </table:table-cell>
          <table:table-cell office:value-type="float" office:value="40692" table:style-name="ce2">
            <text:p>40692</text:p>
          </table:table-cell>
          <table:table-cell office:value-type="float" office:value="27019" table:style-name="ce3">
            <text:p>27019</text:p>
          </table:table-cell>
          <table:table-cell office:value-type="float" office:value="31579" table:style-name="ce3">
            <text:p>31579</text:p>
          </table:table-cell>
          <table:table-cell office:value-type="float" office:value="4560" table:formula="of:=ABS([.D199]-[.C199])" table:style-name="ce3">
            <text:p>4560</text:p>
          </table:table-cell>
          <table:table-cell office:value-type="float" office:value="27019" table:formula="of:=IFERROR(COM.MICROSOFT.SINGLE(__xludf.dummyfunction(&quot;&quot;&quot;COMPUTED_VALUE&quot;&quot;&quot;));27019)" table:style-name="ce3">
            <text:p>27019</text:p>
          </table:table-cell>
          <table:table-cell office:value-type="float" office:value="0" table:formula="of:=COUNTIF([.D$2:.D1198];[.F199])*[.F19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127" table:style-name="ce2">
            <text:p>80127</text:p>
          </table:table-cell>
          <table:table-cell office:value-type="float" office:value="71081" table:style-name="ce2">
            <text:p>71081</text:p>
          </table:table-cell>
          <table:table-cell office:value-type="float" office:value="27181" table:style-name="ce3">
            <text:p>27181</text:p>
          </table:table-cell>
          <table:table-cell office:value-type="float" office:value="31655" table:style-name="ce3">
            <text:p>31655</text:p>
          </table:table-cell>
          <table:table-cell office:value-type="float" office:value="4474" table:formula="of:=ABS([.D200]-[.C200])" table:style-name="ce3">
            <text:p>4474</text:p>
          </table:table-cell>
          <table:table-cell office:value-type="float" office:value="27181" table:formula="of:=IFERROR(COM.MICROSOFT.SINGLE(__xludf.dummyfunction(&quot;&quot;&quot;COMPUTED_VALUE&quot;&quot;&quot;));27181)" table:style-name="ce3">
            <text:p>27181</text:p>
          </table:table-cell>
          <table:table-cell office:value-type="float" office:value="0" table:formula="of:=COUNTIF([.D$2:.D1199];[.F200])*[.F20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976" table:style-name="ce2">
            <text:p>75976</text:p>
          </table:table-cell>
          <table:table-cell office:value-type="float" office:value="83297" table:style-name="ce2">
            <text:p>83297</text:p>
          </table:table-cell>
          <table:table-cell office:value-type="float" office:value="27191" table:style-name="ce3">
            <text:p>27191</text:p>
          </table:table-cell>
          <table:table-cell office:value-type="float" office:value="31971" table:style-name="ce3">
            <text:p>31971</text:p>
          </table:table-cell>
          <table:table-cell office:value-type="float" office:value="4780" table:formula="of:=ABS([.D201]-[.C201])" table:style-name="ce3">
            <text:p>4780</text:p>
          </table:table-cell>
          <table:table-cell office:value-type="float" office:value="27191" table:formula="of:=IFERROR(COM.MICROSOFT.SINGLE(__xludf.dummyfunction(&quot;&quot;&quot;COMPUTED_VALUE&quot;&quot;&quot;));27191)" table:style-name="ce3">
            <text:p>27191</text:p>
          </table:table-cell>
          <table:table-cell office:value-type="float" office:value="0" table:formula="of:=COUNTIF([.D$2:.D1200];[.F201])*[.F20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0856" table:style-name="ce2">
            <text:p>50856</text:p>
          </table:table-cell>
          <table:table-cell office:value-type="float" office:value="54764" table:style-name="ce2">
            <text:p>54764</text:p>
          </table:table-cell>
          <table:table-cell office:value-type="float" office:value="27337" table:style-name="ce3">
            <text:p>27337</text:p>
          </table:table-cell>
          <table:table-cell office:value-type="float" office:value="32075" table:style-name="ce3">
            <text:p>32075</text:p>
          </table:table-cell>
          <table:table-cell office:value-type="float" office:value="4738" table:formula="of:=ABS([.D202]-[.C202])" table:style-name="ce3">
            <text:p>4738</text:p>
          </table:table-cell>
          <table:table-cell office:value-type="float" office:value="27337" table:formula="of:=IFERROR(COM.MICROSOFT.SINGLE(__xludf.dummyfunction(&quot;&quot;&quot;COMPUTED_VALUE&quot;&quot;&quot;));27337)" table:style-name="ce3">
            <text:p>27337</text:p>
          </table:table-cell>
          <table:table-cell office:value-type="float" office:value="0" table:formula="of:=COUNTIF([.D$2:.D1201];[.F202])*[.F20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8860" table:style-name="ce2">
            <text:p>98860</text:p>
          </table:table-cell>
          <table:table-cell office:value-type="float" office:value="14310" table:style-name="ce2">
            <text:p>14310</text:p>
          </table:table-cell>
          <table:table-cell office:value-type="float" office:value="27418" table:style-name="ce3">
            <text:p>27418</text:p>
          </table:table-cell>
          <table:table-cell office:value-type="float" office:value="32099" table:style-name="ce3">
            <text:p>32099</text:p>
          </table:table-cell>
          <table:table-cell office:value-type="float" office:value="4681" table:formula="of:=ABS([.D203]-[.C203])" table:style-name="ce3">
            <text:p>4681</text:p>
          </table:table-cell>
          <table:table-cell office:value-type="float" office:value="27418" table:formula="of:=IFERROR(COM.MICROSOFT.SINGLE(__xludf.dummyfunction(&quot;&quot;&quot;COMPUTED_VALUE&quot;&quot;&quot;));27418)" table:style-name="ce3">
            <text:p>27418</text:p>
          </table:table-cell>
          <table:table-cell office:value-type="float" office:value="0" table:formula="of:=COUNTIF([.D$2:.D1202];[.F203])*[.F20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849" table:style-name="ce2">
            <text:p>86849</text:p>
          </table:table-cell>
          <table:table-cell office:value-type="float" office:value="68822" table:style-name="ce2">
            <text:p>68822</text:p>
          </table:table-cell>
          <table:table-cell office:value-type="float" office:value="27451" table:style-name="ce3">
            <text:p>27451</text:p>
          </table:table-cell>
          <table:table-cell office:value-type="float" office:value="32135" table:style-name="ce3">
            <text:p>32135</text:p>
          </table:table-cell>
          <table:table-cell office:value-type="float" office:value="4684" table:formula="of:=ABS([.D204]-[.C204])" table:style-name="ce3">
            <text:p>4684</text:p>
          </table:table-cell>
          <table:table-cell office:value-type="float" office:value="27451" table:formula="of:=IFERROR(COM.MICROSOFT.SINGLE(__xludf.dummyfunction(&quot;&quot;&quot;COMPUTED_VALUE&quot;&quot;&quot;));27451)" table:style-name="ce3">
            <text:p>27451</text:p>
          </table:table-cell>
          <table:table-cell office:value-type="float" office:value="0" table:formula="of:=COUNTIF([.D$2:.D1203];[.F204])*[.F20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826" table:style-name="ce2">
            <text:p>55826</text:p>
          </table:table-cell>
          <table:table-cell office:value-type="float" office:value="22807" table:style-name="ce2">
            <text:p>22807</text:p>
          </table:table-cell>
          <table:table-cell office:value-type="float" office:value="27504" table:style-name="ce3">
            <text:p>27504</text:p>
          </table:table-cell>
          <table:table-cell office:value-type="float" office:value="32180" table:style-name="ce3">
            <text:p>32180</text:p>
          </table:table-cell>
          <table:table-cell office:value-type="float" office:value="4676" table:formula="of:=ABS([.D205]-[.C205])" table:style-name="ce3">
            <text:p>4676</text:p>
          </table:table-cell>
          <table:table-cell office:value-type="float" office:value="27504" table:formula="of:=IFERROR(COM.MICROSOFT.SINGLE(__xludf.dummyfunction(&quot;&quot;&quot;COMPUTED_VALUE&quot;&quot;&quot;));27504)" table:style-name="ce3">
            <text:p>27504</text:p>
          </table:table-cell>
          <table:table-cell office:value-type="float" office:value="0" table:formula="of:=COUNTIF([.D$2:.D1204];[.F205])*[.F20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4426" table:style-name="ce2">
            <text:p>44426</text:p>
          </table:table-cell>
          <table:table-cell office:value-type="float" office:value="84475" table:style-name="ce2">
            <text:p>84475</text:p>
          </table:table-cell>
          <table:table-cell office:value-type="float" office:value="27548" table:style-name="ce3">
            <text:p>27548</text:p>
          </table:table-cell>
          <table:table-cell office:value-type="float" office:value="32241" table:style-name="ce3">
            <text:p>32241</text:p>
          </table:table-cell>
          <table:table-cell office:value-type="float" office:value="4693" table:formula="of:=ABS([.D206]-[.C206])" table:style-name="ce3">
            <text:p>4693</text:p>
          </table:table-cell>
          <table:table-cell office:value-type="float" office:value="27548" table:formula="of:=IFERROR(COM.MICROSOFT.SINGLE(__xludf.dummyfunction(&quot;&quot;&quot;COMPUTED_VALUE&quot;&quot;&quot;));27548)" table:style-name="ce3">
            <text:p>27548</text:p>
          </table:table-cell>
          <table:table-cell office:value-type="float" office:value="0" table:formula="of:=COUNTIF([.D$2:.D1205];[.F206])*[.F20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776" table:style-name="ce2">
            <text:p>18776</text:p>
          </table:table-cell>
          <table:table-cell office:value-type="float" office:value="63854" table:style-name="ce2">
            <text:p>63854</text:p>
          </table:table-cell>
          <table:table-cell office:value-type="float" office:value="27657" table:style-name="ce3">
            <text:p>27657</text:p>
          </table:table-cell>
          <table:table-cell office:value-type="float" office:value="32329" table:style-name="ce3">
            <text:p>32329</text:p>
          </table:table-cell>
          <table:table-cell office:value-type="float" office:value="4672" table:formula="of:=ABS([.D207]-[.C207])" table:style-name="ce3">
            <text:p>4672</text:p>
          </table:table-cell>
          <table:table-cell office:value-type="float" office:value="27657" table:formula="of:=IFERROR(COM.MICROSOFT.SINGLE(__xludf.dummyfunction(&quot;&quot;&quot;COMPUTED_VALUE&quot;&quot;&quot;));27657)" table:style-name="ce3">
            <text:p>27657</text:p>
          </table:table-cell>
          <table:table-cell office:value-type="float" office:value="0" table:formula="of:=COUNTIF([.D$2:.D1206];[.F207])*[.F20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8579" table:style-name="ce2">
            <text:p>88579</text:p>
          </table:table-cell>
          <table:table-cell office:value-type="float" office:value="41265" table:style-name="ce2">
            <text:p>41265</text:p>
          </table:table-cell>
          <table:table-cell office:value-type="float" office:value="27869" table:style-name="ce3">
            <text:p>27869</text:p>
          </table:table-cell>
          <table:table-cell office:value-type="float" office:value="32331" table:style-name="ce3">
            <text:p>32331</text:p>
          </table:table-cell>
          <table:table-cell office:value-type="float" office:value="4462" table:formula="of:=ABS([.D208]-[.C208])" table:style-name="ce3">
            <text:p>4462</text:p>
          </table:table-cell>
          <table:table-cell office:value-type="float" office:value="27869" table:formula="of:=IFERROR(COM.MICROSOFT.SINGLE(__xludf.dummyfunction(&quot;&quot;&quot;COMPUTED_VALUE&quot;&quot;&quot;));27869)" table:style-name="ce3">
            <text:p>27869</text:p>
          </table:table-cell>
          <table:table-cell office:value-type="float" office:value="0" table:formula="of:=COUNTIF([.D$2:.D1207];[.F208])*[.F20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039" table:style-name="ce2">
            <text:p>86039</text:p>
          </table:table-cell>
          <table:table-cell office:value-type="float" office:value="72666" table:style-name="ce2">
            <text:p>72666</text:p>
          </table:table-cell>
          <table:table-cell office:value-type="float" office:value="28028" table:style-name="ce3">
            <text:p>28028</text:p>
          </table:table-cell>
          <table:table-cell office:value-type="float" office:value="32417" table:style-name="ce3">
            <text:p>32417</text:p>
          </table:table-cell>
          <table:table-cell office:value-type="float" office:value="4389" table:formula="of:=ABS([.D209]-[.C209])" table:style-name="ce3">
            <text:p>4389</text:p>
          </table:table-cell>
          <table:table-cell office:value-type="float" office:value="28028" table:formula="of:=IFERROR(COM.MICROSOFT.SINGLE(__xludf.dummyfunction(&quot;&quot;&quot;COMPUTED_VALUE&quot;&quot;&quot;));28028)" table:style-name="ce3">
            <text:p>28028</text:p>
          </table:table-cell>
          <table:table-cell office:value-type="float" office:value="0" table:formula="of:=COUNTIF([.D$2:.D1208];[.F209])*[.F20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003" table:style-name="ce2">
            <text:p>31003</text:p>
          </table:table-cell>
          <table:table-cell office:value-type="float" office:value="79253" table:style-name="ce2">
            <text:p>79253</text:p>
          </table:table-cell>
          <table:table-cell office:value-type="float" office:value="28032" table:style-name="ce3">
            <text:p>28032</text:p>
          </table:table-cell>
          <table:table-cell office:value-type="float" office:value="32597" table:style-name="ce3">
            <text:p>32597</text:p>
          </table:table-cell>
          <table:table-cell office:value-type="float" office:value="4565" table:formula="of:=ABS([.D210]-[.C210])" table:style-name="ce3">
            <text:p>4565</text:p>
          </table:table-cell>
          <table:table-cell office:value-type="float" office:value="28032" table:formula="of:=IFERROR(COM.MICROSOFT.SINGLE(__xludf.dummyfunction(&quot;&quot;&quot;COMPUTED_VALUE&quot;&quot;&quot;));28032)" table:style-name="ce3">
            <text:p>28032</text:p>
          </table:table-cell>
          <table:table-cell office:value-type="float" office:value="0" table:formula="of:=COUNTIF([.D$2:.D1209];[.F210])*[.F21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8782" table:style-name="ce2">
            <text:p>38782</text:p>
          </table:table-cell>
          <table:table-cell office:value-type="float" office:value="72839" table:style-name="ce2">
            <text:p>72839</text:p>
          </table:table-cell>
          <table:table-cell office:value-type="float" office:value="28211" table:style-name="ce3">
            <text:p>28211</text:p>
          </table:table-cell>
          <table:table-cell office:value-type="float" office:value="32611" table:style-name="ce3">
            <text:p>32611</text:p>
          </table:table-cell>
          <table:table-cell office:value-type="float" office:value="4400" table:formula="of:=ABS([.D211]-[.C211])" table:style-name="ce3">
            <text:p>4400</text:p>
          </table:table-cell>
          <table:table-cell office:value-type="float" office:value="28211" table:formula="of:=IFERROR(COM.MICROSOFT.SINGLE(__xludf.dummyfunction(&quot;&quot;&quot;COMPUTED_VALUE&quot;&quot;&quot;));28211)" table:style-name="ce3">
            <text:p>28211</text:p>
          </table:table-cell>
          <table:table-cell office:value-type="float" office:value="0" table:formula="of:=COUNTIF([.D$2:.D1210];[.F211])*[.F21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4759" table:style-name="ce2">
            <text:p>44759</text:p>
          </table:table-cell>
          <table:table-cell office:value-type="float" office:value="40764" table:style-name="ce2">
            <text:p>40764</text:p>
          </table:table-cell>
          <table:table-cell office:value-type="float" office:value="28324" table:style-name="ce3">
            <text:p>28324</text:p>
          </table:table-cell>
          <table:table-cell office:value-type="float" office:value="32712" table:style-name="ce3">
            <text:p>32712</text:p>
          </table:table-cell>
          <table:table-cell office:value-type="float" office:value="4388" table:formula="of:=ABS([.D212]-[.C212])" table:style-name="ce3">
            <text:p>4388</text:p>
          </table:table-cell>
          <table:table-cell office:value-type="float" office:value="28324" table:formula="of:=IFERROR(COM.MICROSOFT.SINGLE(__xludf.dummyfunction(&quot;&quot;&quot;COMPUTED_VALUE&quot;&quot;&quot;));28324)" table:style-name="ce3">
            <text:p>28324</text:p>
          </table:table-cell>
          <table:table-cell office:value-type="float" office:value="0" table:formula="of:=COUNTIF([.D$2:.D1211];[.F212])*[.F21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379" table:style-name="ce2">
            <text:p>49379</text:p>
          </table:table-cell>
          <table:table-cell office:value-type="float" office:value="74859" table:style-name="ce2">
            <text:p>74859</text:p>
          </table:table-cell>
          <table:table-cell office:value-type="float" office:value="28475" table:style-name="ce3">
            <text:p>28475</text:p>
          </table:table-cell>
          <table:table-cell office:value-type="float" office:value="32789" table:style-name="ce3">
            <text:p>32789</text:p>
          </table:table-cell>
          <table:table-cell office:value-type="float" office:value="4314" table:formula="of:=ABS([.D213]-[.C213])" table:style-name="ce3">
            <text:p>4314</text:p>
          </table:table-cell>
          <table:table-cell office:value-type="float" office:value="28475" table:formula="of:=IFERROR(COM.MICROSOFT.SINGLE(__xludf.dummyfunction(&quot;&quot;&quot;COMPUTED_VALUE&quot;&quot;&quot;));28475)" table:style-name="ce3">
            <text:p>28475</text:p>
          </table:table-cell>
          <table:table-cell office:value-type="float" office:value="0" table:formula="of:=COUNTIF([.D$2:.D1212];[.F213])*[.F21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296" table:style-name="ce2">
            <text:p>96296</text:p>
          </table:table-cell>
          <table:table-cell office:value-type="float" office:value="22158" table:style-name="ce2">
            <text:p>22158</text:p>
          </table:table-cell>
          <table:table-cell office:value-type="float" office:value="28642" table:style-name="ce3">
            <text:p>28642</text:p>
          </table:table-cell>
          <table:table-cell office:value-type="float" office:value="32885" table:style-name="ce3">
            <text:p>32885</text:p>
          </table:table-cell>
          <table:table-cell office:value-type="float" office:value="4243" table:formula="of:=ABS([.D214]-[.C214])" table:style-name="ce3">
            <text:p>4243</text:p>
          </table:table-cell>
          <table:table-cell office:value-type="float" office:value="28642" table:formula="of:=IFERROR(COM.MICROSOFT.SINGLE(__xludf.dummyfunction(&quot;&quot;&quot;COMPUTED_VALUE&quot;&quot;&quot;));28642)" table:style-name="ce3">
            <text:p>28642</text:p>
          </table:table-cell>
          <table:table-cell office:value-type="float" office:value="0" table:formula="of:=COUNTIF([.D$2:.D1213];[.F214])*[.F21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253" table:style-name="ce2">
            <text:p>52253</text:p>
          </table:table-cell>
          <table:table-cell office:value-type="float" office:value="28645" table:style-name="ce2">
            <text:p>28645</text:p>
          </table:table-cell>
          <table:table-cell office:value-type="float" office:value="28645" table:style-name="ce3">
            <text:p>28645</text:p>
          </table:table-cell>
          <table:table-cell office:value-type="float" office:value="32976" table:style-name="ce3">
            <text:p>32976</text:p>
          </table:table-cell>
          <table:table-cell office:value-type="float" office:value="4331" table:formula="of:=ABS([.D215]-[.C215])" table:style-name="ce3">
            <text:p>4331</text:p>
          </table:table-cell>
          <table:table-cell office:value-type="float" office:value="28645" table:formula="of:=IFERROR(COM.MICROSOFT.SINGLE(__xludf.dummyfunction(&quot;&quot;&quot;COMPUTED_VALUE&quot;&quot;&quot;));28645)" table:style-name="ce3">
            <text:p>28645</text:p>
          </table:table-cell>
          <table:table-cell office:value-type="float" office:value="515610" table:formula="of:=COUNTIF([.D$2:.D1214];[.F215])*[.F215]" table:style-name="ce3">
            <text:p>515610</text:p>
          </table:table-cell>
          <table:table-cell table:number-columns-repeated="16377"/>
        </table:table-row>
        <table:table-row table:style-name="ro1">
          <table:table-cell office:value-type="float" office:value="40895" table:style-name="ce2">
            <text:p>40895</text:p>
          </table:table-cell>
          <table:table-cell office:value-type="float" office:value="79101" table:style-name="ce2">
            <text:p>79101</text:p>
          </table:table-cell>
          <table:table-cell office:value-type="float" office:value="28824" table:style-name="ce3">
            <text:p>28824</text:p>
          </table:table-cell>
          <table:table-cell office:value-type="float" office:value="33038" table:style-name="ce3">
            <text:p>33038</text:p>
          </table:table-cell>
          <table:table-cell office:value-type="float" office:value="4214" table:formula="of:=ABS([.D216]-[.C216])" table:style-name="ce3">
            <text:p>4214</text:p>
          </table:table-cell>
          <table:table-cell office:value-type="float" office:value="28824" table:formula="of:=IFERROR(COM.MICROSOFT.SINGLE(__xludf.dummyfunction(&quot;&quot;&quot;COMPUTED_VALUE&quot;&quot;&quot;));28824)" table:style-name="ce3">
            <text:p>28824</text:p>
          </table:table-cell>
          <table:table-cell office:value-type="float" office:value="0" table:formula="of:=COUNTIF([.D$2:.D1215];[.F216])*[.F21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1295" table:style-name="ce2">
            <text:p>11295</text:p>
          </table:table-cell>
          <table:table-cell office:value-type="float" office:value="47834" table:style-name="ce2">
            <text:p>47834</text:p>
          </table:table-cell>
          <table:table-cell office:value-type="float" office:value="28875" table:style-name="ce3">
            <text:p>28875</text:p>
          </table:table-cell>
          <table:table-cell office:value-type="float" office:value="33145" table:style-name="ce3">
            <text:p>33145</text:p>
          </table:table-cell>
          <table:table-cell office:value-type="float" office:value="4270" table:formula="of:=ABS([.D217]-[.C217])" table:style-name="ce3">
            <text:p>4270</text:p>
          </table:table-cell>
          <table:table-cell office:value-type="float" office:value="28875" table:formula="of:=IFERROR(COM.MICROSOFT.SINGLE(__xludf.dummyfunction(&quot;&quot;&quot;COMPUTED_VALUE&quot;&quot;&quot;));28875)" table:style-name="ce3">
            <text:p>28875</text:p>
          </table:table-cell>
          <table:table-cell office:value-type="float" office:value="0" table:formula="of:=COUNTIF([.D$2:.D1216];[.F217])*[.F21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274" table:style-name="ce2">
            <text:p>82274</text:p>
          </table:table-cell>
          <table:table-cell office:value-type="float" office:value="36463" table:style-name="ce2">
            <text:p>36463</text:p>
          </table:table-cell>
          <table:table-cell office:value-type="float" office:value="28939" table:style-name="ce3">
            <text:p>28939</text:p>
          </table:table-cell>
          <table:table-cell office:value-type="float" office:value="33437" table:style-name="ce3">
            <text:p>33437</text:p>
          </table:table-cell>
          <table:table-cell office:value-type="float" office:value="4498" table:formula="of:=ABS([.D218]-[.C218])" table:style-name="ce3">
            <text:p>4498</text:p>
          </table:table-cell>
          <table:table-cell office:value-type="float" office:value="28939" table:formula="of:=IFERROR(COM.MICROSOFT.SINGLE(__xludf.dummyfunction(&quot;&quot;&quot;COMPUTED_VALUE&quot;&quot;&quot;));28939)" table:style-name="ce3">
            <text:p>28939</text:p>
          </table:table-cell>
          <table:table-cell office:value-type="float" office:value="0" table:formula="of:=COUNTIF([.D$2:.D1217];[.F218])*[.F21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980" table:style-name="ce2">
            <text:p>75980</text:p>
          </table:table-cell>
          <table:table-cell office:value-type="float" office:value="53984" table:style-name="ce2">
            <text:p>53984</text:p>
          </table:table-cell>
          <table:table-cell office:value-type="float" office:value="29149" table:style-name="ce3">
            <text:p>29149</text:p>
          </table:table-cell>
          <table:table-cell office:value-type="float" office:value="33527" table:style-name="ce3">
            <text:p>33527</text:p>
          </table:table-cell>
          <table:table-cell office:value-type="float" office:value="4378" table:formula="of:=ABS([.D219]-[.C219])" table:style-name="ce3">
            <text:p>4378</text:p>
          </table:table-cell>
          <table:table-cell office:value-type="float" office:value="29149" table:formula="of:=IFERROR(COM.MICROSOFT.SINGLE(__xludf.dummyfunction(&quot;&quot;&quot;COMPUTED_VALUE&quot;&quot;&quot;));29149)" table:style-name="ce3">
            <text:p>29149</text:p>
          </table:table-cell>
          <table:table-cell office:value-type="float" office:value="0" table:formula="of:=COUNTIF([.D$2:.D1218];[.F219])*[.F21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045" table:style-name="ce2">
            <text:p>80045</text:p>
          </table:table-cell>
          <table:table-cell office:value-type="float" office:value="90190" table:style-name="ce2">
            <text:p>90190</text:p>
          </table:table-cell>
          <table:table-cell office:value-type="float" office:value="29208" table:style-name="ce3">
            <text:p>29208</text:p>
          </table:table-cell>
          <table:table-cell office:value-type="float" office:value="33543" table:style-name="ce3">
            <text:p>33543</text:p>
          </table:table-cell>
          <table:table-cell office:value-type="float" office:value="4335" table:formula="of:=ABS([.D220]-[.C220])" table:style-name="ce3">
            <text:p>4335</text:p>
          </table:table-cell>
          <table:table-cell office:value-type="float" office:value="29208" table:formula="of:=IFERROR(COM.MICROSOFT.SINGLE(__xludf.dummyfunction(&quot;&quot;&quot;COMPUTED_VALUE&quot;&quot;&quot;));29208)" table:style-name="ce3">
            <text:p>29208</text:p>
          </table:table-cell>
          <table:table-cell office:value-type="float" office:value="0" table:formula="of:=COUNTIF([.D$2:.D1219];[.F220])*[.F22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187" table:style-name="ce2">
            <text:p>24187</text:p>
          </table:table-cell>
          <table:table-cell office:value-type="float" office:value="60596" table:style-name="ce2">
            <text:p>60596</text:p>
          </table:table-cell>
          <table:table-cell office:value-type="float" office:value="29436" table:style-name="ce3">
            <text:p>29436</text:p>
          </table:table-cell>
          <table:table-cell office:value-type="float" office:value="33736" table:style-name="ce3">
            <text:p>33736</text:p>
          </table:table-cell>
          <table:table-cell office:value-type="float" office:value="4300" table:formula="of:=ABS([.D221]-[.C221])" table:style-name="ce3">
            <text:p>4300</text:p>
          </table:table-cell>
          <table:table-cell office:value-type="float" office:value="29436" table:formula="of:=IFERROR(COM.MICROSOFT.SINGLE(__xludf.dummyfunction(&quot;&quot;&quot;COMPUTED_VALUE&quot;&quot;&quot;));29436)" table:style-name="ce3">
            <text:p>29436</text:p>
          </table:table-cell>
          <table:table-cell office:value-type="float" office:value="0" table:formula="of:=COUNTIF([.D$2:.D1220];[.F221])*[.F22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264" table:style-name="ce2">
            <text:p>84264</text:p>
          </table:table-cell>
          <table:table-cell office:value-type="float" office:value="60692" table:style-name="ce2">
            <text:p>60692</text:p>
          </table:table-cell>
          <table:table-cell office:value-type="float" office:value="29605" table:style-name="ce3">
            <text:p>29605</text:p>
          </table:table-cell>
          <table:table-cell office:value-type="float" office:value="33810" table:style-name="ce3">
            <text:p>33810</text:p>
          </table:table-cell>
          <table:table-cell office:value-type="float" office:value="4205" table:formula="of:=ABS([.D222]-[.C222])" table:style-name="ce3">
            <text:p>4205</text:p>
          </table:table-cell>
          <table:table-cell office:value-type="float" office:value="29605" table:formula="of:=IFERROR(COM.MICROSOFT.SINGLE(__xludf.dummyfunction(&quot;&quot;&quot;COMPUTED_VALUE&quot;&quot;&quot;));29605)" table:style-name="ce3">
            <text:p>29605</text:p>
          </table:table-cell>
          <table:table-cell office:value-type="float" office:value="296050" table:formula="of:=COUNTIF([.D$2:.D1221];[.F222])*[.F222]" table:style-name="ce3">
            <text:p>296050</text:p>
          </table:table-cell>
          <table:table-cell table:number-columns-repeated="16377"/>
        </table:table-row>
        <table:table-row table:style-name="ro1">
          <table:table-cell office:value-type="float" office:value="39382" table:style-name="ce2">
            <text:p>39382</text:p>
          </table:table-cell>
          <table:table-cell office:value-type="float" office:value="52329" table:style-name="ce2">
            <text:p>52329</text:p>
          </table:table-cell>
          <table:table-cell office:value-type="float" office:value="29680" table:style-name="ce3">
            <text:p>29680</text:p>
          </table:table-cell>
          <table:table-cell office:value-type="float" office:value="33880" table:style-name="ce3">
            <text:p>33880</text:p>
          </table:table-cell>
          <table:table-cell office:value-type="float" office:value="4200" table:formula="of:=ABS([.D223]-[.C223])" table:style-name="ce3">
            <text:p>4200</text:p>
          </table:table-cell>
          <table:table-cell office:value-type="float" office:value="29680" table:formula="of:=IFERROR(COM.MICROSOFT.SINGLE(__xludf.dummyfunction(&quot;&quot;&quot;COMPUTED_VALUE&quot;&quot;&quot;));29680)" table:style-name="ce3">
            <text:p>29680</text:p>
          </table:table-cell>
          <table:table-cell office:value-type="float" office:value="0" table:formula="of:=COUNTIF([.D$2:.D1222];[.F223])*[.F22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621" table:style-name="ce2">
            <text:p>68621</text:p>
          </table:table-cell>
          <table:table-cell office:value-type="float" office:value="67760" table:style-name="ce2">
            <text:p>67760</text:p>
          </table:table-cell>
          <table:table-cell office:value-type="float" office:value="29748" table:style-name="ce3">
            <text:p>29748</text:p>
          </table:table-cell>
          <table:table-cell office:value-type="float" office:value="33985" table:style-name="ce3">
            <text:p>33985</text:p>
          </table:table-cell>
          <table:table-cell office:value-type="float" office:value="4237" table:formula="of:=ABS([.D224]-[.C224])" table:style-name="ce3">
            <text:p>4237</text:p>
          </table:table-cell>
          <table:table-cell office:value-type="float" office:value="29748" table:formula="of:=IFERROR(COM.MICROSOFT.SINGLE(__xludf.dummyfunction(&quot;&quot;&quot;COMPUTED_VALUE&quot;&quot;&quot;));29748)" table:style-name="ce3">
            <text:p>29748</text:p>
          </table:table-cell>
          <table:table-cell office:value-type="float" office:value="0" table:formula="of:=COUNTIF([.D$2:.D1223];[.F224])*[.F22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8207" table:style-name="ce2">
            <text:p>78207</text:p>
          </table:table-cell>
          <table:table-cell office:value-type="float" office:value="92176" table:style-name="ce2">
            <text:p>92176</text:p>
          </table:table-cell>
          <table:table-cell office:value-type="float" office:value="29895" table:style-name="ce3">
            <text:p>29895</text:p>
          </table:table-cell>
          <table:table-cell office:value-type="float" office:value="34047" table:style-name="ce3">
            <text:p>34047</text:p>
          </table:table-cell>
          <table:table-cell office:value-type="float" office:value="4152" table:formula="of:=ABS([.D225]-[.C225])" table:style-name="ce3">
            <text:p>4152</text:p>
          </table:table-cell>
          <table:table-cell office:value-type="float" office:value="29895" table:formula="of:=IFERROR(COM.MICROSOFT.SINGLE(__xludf.dummyfunction(&quot;&quot;&quot;COMPUTED_VALUE&quot;&quot;&quot;));29895)" table:style-name="ce3">
            <text:p>29895</text:p>
          </table:table-cell>
          <table:table-cell office:value-type="float" office:value="0" table:formula="of:=COUNTIF([.D$2:.D1224];[.F225])*[.F22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9605" table:style-name="ce2">
            <text:p>29605</text:p>
          </table:table-cell>
          <table:table-cell office:value-type="float" office:value="89257" table:style-name="ce2">
            <text:p>89257</text:p>
          </table:table-cell>
          <table:table-cell office:value-type="float" office:value="29900" table:style-name="ce3">
            <text:p>29900</text:p>
          </table:table-cell>
          <table:table-cell office:value-type="float" office:value="34188" table:style-name="ce3">
            <text:p>34188</text:p>
          </table:table-cell>
          <table:table-cell office:value-type="float" office:value="4288" table:formula="of:=ABS([.D226]-[.C226])" table:style-name="ce3">
            <text:p>4288</text:p>
          </table:table-cell>
          <table:table-cell office:value-type="float" office:value="29900" table:formula="of:=IFERROR(COM.MICROSOFT.SINGLE(__xludf.dummyfunction(&quot;&quot;&quot;COMPUTED_VALUE&quot;&quot;&quot;));29900)" table:style-name="ce3">
            <text:p>29900</text:p>
          </table:table-cell>
          <table:table-cell office:value-type="float" office:value="0" table:formula="of:=COUNTIF([.D$2:.D1225];[.F226])*[.F22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965" table:style-name="ce2">
            <text:p>82965</text:p>
          </table:table-cell>
          <table:table-cell office:value-type="float" office:value="57643" table:style-name="ce2">
            <text:p>57643</text:p>
          </table:table-cell>
          <table:table-cell office:value-type="float" office:value="29929" table:style-name="ce3">
            <text:p>29929</text:p>
          </table:table-cell>
          <table:table-cell office:value-type="float" office:value="34202" table:style-name="ce3">
            <text:p>34202</text:p>
          </table:table-cell>
          <table:table-cell office:value-type="float" office:value="4273" table:formula="of:=ABS([.D227]-[.C227])" table:style-name="ce3">
            <text:p>4273</text:p>
          </table:table-cell>
          <table:table-cell office:value-type="float" office:value="29929" table:formula="of:=IFERROR(COM.MICROSOFT.SINGLE(__xludf.dummyfunction(&quot;&quot;&quot;COMPUTED_VALUE&quot;&quot;&quot;));29929)" table:style-name="ce3">
            <text:p>29929</text:p>
          </table:table-cell>
          <table:table-cell office:value-type="float" office:value="0" table:formula="of:=COUNTIF([.D$2:.D1226];[.F227])*[.F22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473" table:style-name="ce2">
            <text:p>35473</text:p>
          </table:table-cell>
          <table:table-cell office:value-type="float" office:value="32611" table:style-name="ce2">
            <text:p>32611</text:p>
          </table:table-cell>
          <table:table-cell office:value-type="float" office:value="30033" table:style-name="ce3">
            <text:p>30033</text:p>
          </table:table-cell>
          <table:table-cell office:value-type="float" office:value="34382" table:style-name="ce3">
            <text:p>34382</text:p>
          </table:table-cell>
          <table:table-cell office:value-type="float" office:value="4349" table:formula="of:=ABS([.D228]-[.C228])" table:style-name="ce3">
            <text:p>4349</text:p>
          </table:table-cell>
          <table:table-cell office:value-type="float" office:value="30033" table:formula="of:=IFERROR(COM.MICROSOFT.SINGLE(__xludf.dummyfunction(&quot;&quot;&quot;COMPUTED_VALUE&quot;&quot;&quot;));30033)" table:style-name="ce3">
            <text:p>30033</text:p>
          </table:table-cell>
          <table:table-cell office:value-type="float" office:value="0" table:formula="of:=COUNTIF([.D$2:.D1227];[.F228])*[.F22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6842" table:style-name="ce2">
            <text:p>76842</text:p>
          </table:table-cell>
          <table:table-cell office:value-type="float" office:value="83297" table:style-name="ce2">
            <text:p>83297</text:p>
          </table:table-cell>
          <table:table-cell office:value-type="float" office:value="30115" table:style-name="ce3">
            <text:p>30115</text:p>
          </table:table-cell>
          <table:table-cell office:value-type="float" office:value="34506" table:style-name="ce3">
            <text:p>34506</text:p>
          </table:table-cell>
          <table:table-cell office:value-type="float" office:value="4391" table:formula="of:=ABS([.D229]-[.C229])" table:style-name="ce3">
            <text:p>4391</text:p>
          </table:table-cell>
          <table:table-cell office:value-type="float" office:value="30115" table:formula="of:=IFERROR(COM.MICROSOFT.SINGLE(__xludf.dummyfunction(&quot;&quot;&quot;COMPUTED_VALUE&quot;&quot;&quot;));30115)" table:style-name="ce3">
            <text:p>30115</text:p>
          </table:table-cell>
          <table:table-cell office:value-type="float" office:value="0" table:formula="of:=COUNTIF([.D$2:.D1228];[.F229])*[.F22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3704" table:style-name="ce2">
            <text:p>53704</text:p>
          </table:table-cell>
          <table:table-cell office:value-type="float" office:value="69974" table:style-name="ce2">
            <text:p>69974</text:p>
          </table:table-cell>
          <table:table-cell office:value-type="float" office:value="30224" table:style-name="ce3">
            <text:p>30224</text:p>
          </table:table-cell>
          <table:table-cell office:value-type="float" office:value="34694" table:style-name="ce3">
            <text:p>34694</text:p>
          </table:table-cell>
          <table:table-cell office:value-type="float" office:value="4470" table:formula="of:=ABS([.D230]-[.C230])" table:style-name="ce3">
            <text:p>4470</text:p>
          </table:table-cell>
          <table:table-cell office:value-type="float" office:value="30224" table:formula="of:=IFERROR(COM.MICROSOFT.SINGLE(__xludf.dummyfunction(&quot;&quot;&quot;COMPUTED_VALUE&quot;&quot;&quot;));30224)" table:style-name="ce3">
            <text:p>30224</text:p>
          </table:table-cell>
          <table:table-cell office:value-type="float" office:value="0" table:formula="of:=COUNTIF([.D$2:.D1229];[.F230])*[.F23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987" table:style-name="ce2">
            <text:p>18987</text:p>
          </table:table-cell>
          <table:table-cell office:value-type="float" office:value="86774" table:style-name="ce2">
            <text:p>86774</text:p>
          </table:table-cell>
          <table:table-cell office:value-type="float" office:value="30248" table:style-name="ce3">
            <text:p>30248</text:p>
          </table:table-cell>
          <table:table-cell office:value-type="float" office:value="34739" table:style-name="ce3">
            <text:p>34739</text:p>
          </table:table-cell>
          <table:table-cell office:value-type="float" office:value="4491" table:formula="of:=ABS([.D231]-[.C231])" table:style-name="ce3">
            <text:p>4491</text:p>
          </table:table-cell>
          <table:table-cell office:value-type="float" office:value="30248" table:formula="of:=IFERROR(COM.MICROSOFT.SINGLE(__xludf.dummyfunction(&quot;&quot;&quot;COMPUTED_VALUE&quot;&quot;&quot;));30248)" table:style-name="ce3">
            <text:p>30248</text:p>
          </table:table-cell>
          <table:table-cell office:value-type="float" office:value="0" table:formula="of:=COUNTIF([.D$2:.D1230];[.F231])*[.F23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7307" table:style-name="ce2">
            <text:p>87307</text:p>
          </table:table-cell>
          <table:table-cell office:value-type="float" office:value="55460" table:style-name="ce2">
            <text:p>55460</text:p>
          </table:table-cell>
          <table:table-cell office:value-type="float" office:value="30317" table:style-name="ce3">
            <text:p>30317</text:p>
          </table:table-cell>
          <table:table-cell office:value-type="float" office:value="34810" table:style-name="ce3">
            <text:p>34810</text:p>
          </table:table-cell>
          <table:table-cell office:value-type="float" office:value="4493" table:formula="of:=ABS([.D232]-[.C232])" table:style-name="ce3">
            <text:p>4493</text:p>
          </table:table-cell>
          <table:table-cell office:value-type="float" office:value="30317" table:formula="of:=IFERROR(COM.MICROSOFT.SINGLE(__xludf.dummyfunction(&quot;&quot;&quot;COMPUTED_VALUE&quot;&quot;&quot;));30317)" table:style-name="ce3">
            <text:p>30317</text:p>
          </table:table-cell>
          <table:table-cell office:value-type="float" office:value="0" table:formula="of:=COUNTIF([.D$2:.D1231];[.F232])*[.F23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3653" table:style-name="ce2">
            <text:p>13653</text:p>
          </table:table-cell>
          <table:table-cell office:value-type="float" office:value="79101" table:style-name="ce2">
            <text:p>79101</text:p>
          </table:table-cell>
          <table:table-cell office:value-type="float" office:value="30379" table:style-name="ce3">
            <text:p>30379</text:p>
          </table:table-cell>
          <table:table-cell office:value-type="float" office:value="34900" table:style-name="ce3">
            <text:p>34900</text:p>
          </table:table-cell>
          <table:table-cell office:value-type="float" office:value="4521" table:formula="of:=ABS([.D233]-[.C233])" table:style-name="ce3">
            <text:p>4521</text:p>
          </table:table-cell>
          <table:table-cell office:value-type="float" office:value="30379" table:formula="of:=IFERROR(COM.MICROSOFT.SINGLE(__xludf.dummyfunction(&quot;&quot;&quot;COMPUTED_VALUE&quot;&quot;&quot;));30379)" table:style-name="ce3">
            <text:p>30379</text:p>
          </table:table-cell>
          <table:table-cell office:value-type="float" office:value="0" table:formula="of:=COUNTIF([.D$2:.D1232];[.F233])*[.F23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448" table:style-name="ce2">
            <text:p>63448</text:p>
          </table:table-cell>
          <table:table-cell office:value-type="float" office:value="47166" table:style-name="ce2">
            <text:p>47166</text:p>
          </table:table-cell>
          <table:table-cell office:value-type="float" office:value="30465" table:style-name="ce3">
            <text:p>30465</text:p>
          </table:table-cell>
          <table:table-cell office:value-type="float" office:value="35300" table:style-name="ce3">
            <text:p>35300</text:p>
          </table:table-cell>
          <table:table-cell office:value-type="float" office:value="4835" table:formula="of:=ABS([.D234]-[.C234])" table:style-name="ce3">
            <text:p>4835</text:p>
          </table:table-cell>
          <table:table-cell office:value-type="float" office:value="30465" table:formula="of:=IFERROR(COM.MICROSOFT.SINGLE(__xludf.dummyfunction(&quot;&quot;&quot;COMPUTED_VALUE&quot;&quot;&quot;));30465)" table:style-name="ce3">
            <text:p>30465</text:p>
          </table:table-cell>
          <table:table-cell office:value-type="float" office:value="0" table:formula="of:=COUNTIF([.D$2:.D1233];[.F234])*[.F23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570" table:style-name="ce2">
            <text:p>82570</text:p>
          </table:table-cell>
          <table:table-cell office:value-type="float" office:value="11369" table:style-name="ce2">
            <text:p>11369</text:p>
          </table:table-cell>
          <table:table-cell office:value-type="float" office:value="30534" table:style-name="ce3">
            <text:p>30534</text:p>
          </table:table-cell>
          <table:table-cell office:value-type="float" office:value="35405" table:style-name="ce3">
            <text:p>35405</text:p>
          </table:table-cell>
          <table:table-cell office:value-type="float" office:value="4871" table:formula="of:=ABS([.D235]-[.C235])" table:style-name="ce3">
            <text:p>4871</text:p>
          </table:table-cell>
          <table:table-cell office:value-type="float" office:value="30534" table:formula="of:=IFERROR(COM.MICROSOFT.SINGLE(__xludf.dummyfunction(&quot;&quot;&quot;COMPUTED_VALUE&quot;&quot;&quot;));30534)" table:style-name="ce3">
            <text:p>30534</text:p>
          </table:table-cell>
          <table:table-cell office:value-type="float" office:value="0" table:formula="of:=COUNTIF([.D$2:.D1234];[.F235])*[.F23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219" table:style-name="ce2">
            <text:p>35219</text:p>
          </table:table-cell>
          <table:table-cell office:value-type="float" office:value="79094" table:style-name="ce2">
            <text:p>79094</text:p>
          </table:table-cell>
          <table:table-cell office:value-type="float" office:value="30544" table:style-name="ce3">
            <text:p>30544</text:p>
          </table:table-cell>
          <table:table-cell office:value-type="float" office:value="35495" table:style-name="ce3">
            <text:p>35495</text:p>
          </table:table-cell>
          <table:table-cell office:value-type="float" office:value="4951" table:formula="of:=ABS([.D236]-[.C236])" table:style-name="ce3">
            <text:p>4951</text:p>
          </table:table-cell>
          <table:table-cell office:value-type="float" office:value="30544" table:formula="of:=IFERROR(COM.MICROSOFT.SINGLE(__xludf.dummyfunction(&quot;&quot;&quot;COMPUTED_VALUE&quot;&quot;&quot;));30544)" table:style-name="ce3">
            <text:p>30544</text:p>
          </table:table-cell>
          <table:table-cell office:value-type="float" office:value="0" table:formula="of:=COUNTIF([.D$2:.D1235];[.F236])*[.F23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8126" table:style-name="ce2">
            <text:p>78126</text:p>
          </table:table-cell>
          <table:table-cell office:value-type="float" office:value="58440" table:style-name="ce2">
            <text:p>58440</text:p>
          </table:table-cell>
          <table:table-cell office:value-type="float" office:value="30553" table:style-name="ce3">
            <text:p>30553</text:p>
          </table:table-cell>
          <table:table-cell office:value-type="float" office:value="35629" table:style-name="ce3">
            <text:p>35629</text:p>
          </table:table-cell>
          <table:table-cell office:value-type="float" office:value="5076" table:formula="of:=ABS([.D237]-[.C237])" table:style-name="ce3">
            <text:p>5076</text:p>
          </table:table-cell>
          <table:table-cell office:value-type="float" office:value="30553" table:formula="of:=IFERROR(COM.MICROSOFT.SINGLE(__xludf.dummyfunction(&quot;&quot;&quot;COMPUTED_VALUE&quot;&quot;&quot;));30553)" table:style-name="ce3">
            <text:p>30553</text:p>
          </table:table-cell>
          <table:table-cell office:value-type="float" office:value="0" table:formula="of:=COUNTIF([.D$2:.D1236];[.F237])*[.F23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0509" table:style-name="ce2">
            <text:p>90509</text:p>
          </table:table-cell>
          <table:table-cell office:value-type="float" office:value="42934" table:style-name="ce2">
            <text:p>42934</text:p>
          </table:table-cell>
          <table:table-cell office:value-type="float" office:value="30554" table:style-name="ce3">
            <text:p>30554</text:p>
          </table:table-cell>
          <table:table-cell office:value-type="float" office:value="35634" table:style-name="ce3">
            <text:p>35634</text:p>
          </table:table-cell>
          <table:table-cell office:value-type="float" office:value="5080" table:formula="of:=ABS([.D238]-[.C238])" table:style-name="ce3">
            <text:p>5080</text:p>
          </table:table-cell>
          <table:table-cell office:value-type="float" office:value="30554" table:formula="of:=IFERROR(COM.MICROSOFT.SINGLE(__xludf.dummyfunction(&quot;&quot;&quot;COMPUTED_VALUE&quot;&quot;&quot;));30554)" table:style-name="ce3">
            <text:p>30554</text:p>
          </table:table-cell>
          <table:table-cell office:value-type="float" office:value="0" table:formula="of:=COUNTIF([.D$2:.D1237];[.F238])*[.F23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7069" table:style-name="ce2">
            <text:p>67069</text:p>
          </table:table-cell>
          <table:table-cell office:value-type="float" office:value="89709" table:style-name="ce2">
            <text:p>89709</text:p>
          </table:table-cell>
          <table:table-cell office:value-type="float" office:value="30574" table:style-name="ce3">
            <text:p>30574</text:p>
          </table:table-cell>
          <table:table-cell office:value-type="float" office:value="35784" table:style-name="ce3">
            <text:p>35784</text:p>
          </table:table-cell>
          <table:table-cell office:value-type="float" office:value="5210" table:formula="of:=ABS([.D239]-[.C239])" table:style-name="ce3">
            <text:p>5210</text:p>
          </table:table-cell>
          <table:table-cell office:value-type="float" office:value="30574" table:formula="of:=IFERROR(COM.MICROSOFT.SINGLE(__xludf.dummyfunction(&quot;&quot;&quot;COMPUTED_VALUE&quot;&quot;&quot;));30574)" table:style-name="ce3">
            <text:p>30574</text:p>
          </table:table-cell>
          <table:table-cell office:value-type="float" office:value="0" table:formula="of:=COUNTIF([.D$2:.D1238];[.F239])*[.F23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317" table:style-name="ce2">
            <text:p>30317</text:p>
          </table:table-cell>
          <table:table-cell office:value-type="float" office:value="83976" table:style-name="ce2">
            <text:p>83976</text:p>
          </table:table-cell>
          <table:table-cell office:value-type="float" office:value="30605" table:style-name="ce3">
            <text:p>30605</text:p>
          </table:table-cell>
          <table:table-cell office:value-type="float" office:value="36358" table:style-name="ce3">
            <text:p>36358</text:p>
          </table:table-cell>
          <table:table-cell office:value-type="float" office:value="5753" table:formula="of:=ABS([.D240]-[.C240])" table:style-name="ce3">
            <text:p>5753</text:p>
          </table:table-cell>
          <table:table-cell office:value-type="float" office:value="30605" table:formula="of:=IFERROR(COM.MICROSOFT.SINGLE(__xludf.dummyfunction(&quot;&quot;&quot;COMPUTED_VALUE&quot;&quot;&quot;));30605)" table:style-name="ce3">
            <text:p>30605</text:p>
          </table:table-cell>
          <table:table-cell office:value-type="float" office:value="0" table:formula="of:=COUNTIF([.D$2:.D1239];[.F240])*[.F24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656" table:style-name="ce2">
            <text:p>59656</text:p>
          </table:table-cell>
          <table:table-cell office:value-type="float" office:value="67961" table:style-name="ce2">
            <text:p>67961</text:p>
          </table:table-cell>
          <table:table-cell office:value-type="float" office:value="30695" table:style-name="ce3">
            <text:p>30695</text:p>
          </table:table-cell>
          <table:table-cell office:value-type="float" office:value="36363" table:style-name="ce3">
            <text:p>36363</text:p>
          </table:table-cell>
          <table:table-cell office:value-type="float" office:value="5668" table:formula="of:=ABS([.D241]-[.C241])" table:style-name="ce3">
            <text:p>5668</text:p>
          </table:table-cell>
          <table:table-cell office:value-type="float" office:value="30695" table:formula="of:=IFERROR(COM.MICROSOFT.SINGLE(__xludf.dummyfunction(&quot;&quot;&quot;COMPUTED_VALUE&quot;&quot;&quot;));30695)" table:style-name="ce3">
            <text:p>30695</text:p>
          </table:table-cell>
          <table:table-cell office:value-type="float" office:value="0" table:formula="of:=COUNTIF([.D$2:.D1240];[.F241])*[.F24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165" table:style-name="ce2">
            <text:p>85165</text:p>
          </table:table-cell>
          <table:table-cell office:value-type="float" office:value="47834" table:style-name="ce2">
            <text:p>47834</text:p>
          </table:table-cell>
          <table:table-cell office:value-type="float" office:value="31003" table:style-name="ce3">
            <text:p>31003</text:p>
          </table:table-cell>
          <table:table-cell office:value-type="float" office:value="36393" table:style-name="ce3">
            <text:p>36393</text:p>
          </table:table-cell>
          <table:table-cell office:value-type="float" office:value="5390" table:formula="of:=ABS([.D242]-[.C242])" table:style-name="ce3">
            <text:p>5390</text:p>
          </table:table-cell>
          <table:table-cell office:value-type="float" office:value="31003" table:formula="of:=IFERROR(COM.MICROSOFT.SINGLE(__xludf.dummyfunction(&quot;&quot;&quot;COMPUTED_VALUE&quot;&quot;&quot;));31003)" table:style-name="ce3">
            <text:p>31003</text:p>
          </table:table-cell>
          <table:table-cell office:value-type="float" office:value="0" table:formula="of:=COUNTIF([.D$2:.D1241];[.F242])*[.F24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7543" table:style-name="ce2">
            <text:p>87543</text:p>
          </table:table-cell>
          <table:table-cell office:value-type="float" office:value="41626" table:style-name="ce2">
            <text:p>41626</text:p>
          </table:table-cell>
          <table:table-cell office:value-type="float" office:value="31088" table:style-name="ce3">
            <text:p>31088</text:p>
          </table:table-cell>
          <table:table-cell office:value-type="float" office:value="36393" table:style-name="ce3">
            <text:p>36393</text:p>
          </table:table-cell>
          <table:table-cell office:value-type="float" office:value="5305" table:formula="of:=ABS([.D243]-[.C243])" table:style-name="ce3">
            <text:p>5305</text:p>
          </table:table-cell>
          <table:table-cell office:value-type="float" office:value="31088" table:formula="of:=IFERROR(COM.MICROSOFT.SINGLE(__xludf.dummyfunction(&quot;&quot;&quot;COMPUTED_VALUE&quot;&quot;&quot;));31088)" table:style-name="ce3">
            <text:p>31088</text:p>
          </table:table-cell>
          <table:table-cell office:value-type="float" office:value="0" table:formula="of:=COUNTIF([.D$2:.D1242];[.F243])*[.F24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866" table:style-name="ce2">
            <text:p>63866</text:p>
          </table:table-cell>
          <table:table-cell office:value-type="float" office:value="28813" table:style-name="ce2">
            <text:p>28813</text:p>
          </table:table-cell>
          <table:table-cell office:value-type="float" office:value="31218" table:style-name="ce3">
            <text:p>31218</text:p>
          </table:table-cell>
          <table:table-cell office:value-type="float" office:value="36393" table:style-name="ce3">
            <text:p>36393</text:p>
          </table:table-cell>
          <table:table-cell office:value-type="float" office:value="5175" table:formula="of:=ABS([.D244]-[.C244])" table:style-name="ce3">
            <text:p>5175</text:p>
          </table:table-cell>
          <table:table-cell office:value-type="float" office:value="31218" table:formula="of:=IFERROR(COM.MICROSOFT.SINGLE(__xludf.dummyfunction(&quot;&quot;&quot;COMPUTED_VALUE&quot;&quot;&quot;));31218)" table:style-name="ce3">
            <text:p>31218</text:p>
          </table:table-cell>
          <table:table-cell office:value-type="float" office:value="0" table:formula="of:=COUNTIF([.D$2:.D1243];[.F244])*[.F24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015" table:style-name="ce2">
            <text:p>96015</text:p>
          </table:table-cell>
          <table:table-cell office:value-type="float" office:value="89257" table:style-name="ce2">
            <text:p>89257</text:p>
          </table:table-cell>
          <table:table-cell office:value-type="float" office:value="31255" table:style-name="ce3">
            <text:p>31255</text:p>
          </table:table-cell>
          <table:table-cell office:value-type="float" office:value="36393" table:style-name="ce3">
            <text:p>36393</text:p>
          </table:table-cell>
          <table:table-cell office:value-type="float" office:value="5138" table:formula="of:=ABS([.D245]-[.C245])" table:style-name="ce3">
            <text:p>5138</text:p>
          </table:table-cell>
          <table:table-cell office:value-type="float" office:value="31255" table:formula="of:=IFERROR(COM.MICROSOFT.SINGLE(__xludf.dummyfunction(&quot;&quot;&quot;COMPUTED_VALUE&quot;&quot;&quot;));31255)" table:style-name="ce3">
            <text:p>31255</text:p>
          </table:table-cell>
          <table:table-cell office:value-type="float" office:value="0" table:formula="of:=COUNTIF([.D$2:.D1244];[.F245])*[.F24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635" table:style-name="ce2">
            <text:p>41635</text:p>
          </table:table-cell>
          <table:table-cell office:value-type="float" office:value="40764" table:style-name="ce2">
            <text:p>40764</text:p>
          </table:table-cell>
          <table:table-cell office:value-type="float" office:value="31300" table:style-name="ce3">
            <text:p>31300</text:p>
          </table:table-cell>
          <table:table-cell office:value-type="float" office:value="36393" table:style-name="ce3">
            <text:p>36393</text:p>
          </table:table-cell>
          <table:table-cell office:value-type="float" office:value="5093" table:formula="of:=ABS([.D246]-[.C246])" table:style-name="ce3">
            <text:p>5093</text:p>
          </table:table-cell>
          <table:table-cell office:value-type="float" office:value="31300" table:formula="of:=IFERROR(COM.MICROSOFT.SINGLE(__xludf.dummyfunction(&quot;&quot;&quot;COMPUTED_VALUE&quot;&quot;&quot;));31300)" table:style-name="ce3">
            <text:p>31300</text:p>
          </table:table-cell>
          <table:table-cell office:value-type="float" office:value="0" table:formula="of:=COUNTIF([.D$2:.D1245];[.F246])*[.F24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8535" table:style-name="ce2">
            <text:p>58535</text:p>
          </table:table-cell>
          <table:table-cell office:value-type="float" office:value="47166" table:style-name="ce2">
            <text:p>47166</text:p>
          </table:table-cell>
          <table:table-cell office:value-type="float" office:value="31346" table:style-name="ce3">
            <text:p>31346</text:p>
          </table:table-cell>
          <table:table-cell office:value-type="float" office:value="36393" table:style-name="ce3">
            <text:p>36393</text:p>
          </table:table-cell>
          <table:table-cell office:value-type="float" office:value="5047" table:formula="of:=ABS([.D247]-[.C247])" table:style-name="ce3">
            <text:p>5047</text:p>
          </table:table-cell>
          <table:table-cell office:value-type="float" office:value="31346" table:formula="of:=IFERROR(COM.MICROSOFT.SINGLE(__xludf.dummyfunction(&quot;&quot;&quot;COMPUTED_VALUE&quot;&quot;&quot;));31346)" table:style-name="ce3">
            <text:p>31346</text:p>
          </table:table-cell>
          <table:table-cell office:value-type="float" office:value="0" table:formula="of:=COUNTIF([.D$2:.D1246];[.F247])*[.F24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065" table:style-name="ce2">
            <text:p>86065</text:p>
          </table:table-cell>
          <table:table-cell office:value-type="float" office:value="53573" table:style-name="ce2">
            <text:p>53573</text:p>
          </table:table-cell>
          <table:table-cell office:value-type="float" office:value="31426" table:style-name="ce3">
            <text:p>31426</text:p>
          </table:table-cell>
          <table:table-cell office:value-type="float" office:value="36393" table:style-name="ce3">
            <text:p>36393</text:p>
          </table:table-cell>
          <table:table-cell office:value-type="float" office:value="4967" table:formula="of:=ABS([.D248]-[.C248])" table:style-name="ce3">
            <text:p>4967</text:p>
          </table:table-cell>
          <table:table-cell office:value-type="float" office:value="31426" table:formula="of:=IFERROR(COM.MICROSOFT.SINGLE(__xludf.dummyfunction(&quot;&quot;&quot;COMPUTED_VALUE&quot;&quot;&quot;));31426)" table:style-name="ce3">
            <text:p>31426</text:p>
          </table:table-cell>
          <table:table-cell office:value-type="float" office:value="0" table:formula="of:=COUNTIF([.D$2:.D1247];[.F248])*[.F24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283" table:style-name="ce2">
            <text:p>59283</text:p>
          </table:table-cell>
          <table:table-cell office:value-type="float" office:value="43240" table:style-name="ce2">
            <text:p>43240</text:p>
          </table:table-cell>
          <table:table-cell office:value-type="float" office:value="31704" table:style-name="ce3">
            <text:p>31704</text:p>
          </table:table-cell>
          <table:table-cell office:value-type="float" office:value="36463" table:style-name="ce3">
            <text:p>36463</text:p>
          </table:table-cell>
          <table:table-cell office:value-type="float" office:value="4759" table:formula="of:=ABS([.D249]-[.C249])" table:style-name="ce3">
            <text:p>4759</text:p>
          </table:table-cell>
          <table:table-cell office:value-type="float" office:value="31704" table:formula="of:=IFERROR(COM.MICROSOFT.SINGLE(__xludf.dummyfunction(&quot;&quot;&quot;COMPUTED_VALUE&quot;&quot;&quot;));31704)" table:style-name="ce3">
            <text:p>31704</text:p>
          </table:table-cell>
          <table:table-cell office:value-type="float" office:value="0" table:formula="of:=COUNTIF([.D$2:.D1248];[.F249])*[.F24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899" table:style-name="ce2">
            <text:p>52899</text:p>
          </table:table-cell>
          <table:table-cell office:value-type="float" office:value="68822" table:style-name="ce2">
            <text:p>68822</text:p>
          </table:table-cell>
          <table:table-cell office:value-type="float" office:value="31753" table:style-name="ce3">
            <text:p>31753</text:p>
          </table:table-cell>
          <table:table-cell office:value-type="float" office:value="36515" table:style-name="ce3">
            <text:p>36515</text:p>
          </table:table-cell>
          <table:table-cell office:value-type="float" office:value="4762" table:formula="of:=ABS([.D250]-[.C250])" table:style-name="ce3">
            <text:p>4762</text:p>
          </table:table-cell>
          <table:table-cell office:value-type="float" office:value="31753" table:formula="of:=IFERROR(COM.MICROSOFT.SINGLE(__xludf.dummyfunction(&quot;&quot;&quot;COMPUTED_VALUE&quot;&quot;&quot;));31753)" table:style-name="ce3">
            <text:p>31753</text:p>
          </table:table-cell>
          <table:table-cell office:value-type="float" office:value="0" table:formula="of:=COUNTIF([.D$2:.D1249];[.F250])*[.F25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324" table:style-name="ce2">
            <text:p>93324</text:p>
          </table:table-cell>
          <table:table-cell office:value-type="float" office:value="28248" table:style-name="ce2">
            <text:p>28248</text:p>
          </table:table-cell>
          <table:table-cell office:value-type="float" office:value="31827" table:style-name="ce3">
            <text:p>31827</text:p>
          </table:table-cell>
          <table:table-cell office:value-type="float" office:value="36805" table:style-name="ce3">
            <text:p>36805</text:p>
          </table:table-cell>
          <table:table-cell office:value-type="float" office:value="4978" table:formula="of:=ABS([.D251]-[.C251])" table:style-name="ce3">
            <text:p>4978</text:p>
          </table:table-cell>
          <table:table-cell office:value-type="float" office:value="31827" table:formula="of:=IFERROR(COM.MICROSOFT.SINGLE(__xludf.dummyfunction(&quot;&quot;&quot;COMPUTED_VALUE&quot;&quot;&quot;));31827)" table:style-name="ce3">
            <text:p>31827</text:p>
          </table:table-cell>
          <table:table-cell office:value-type="float" office:value="0" table:formula="of:=COUNTIF([.D$2:.D1250];[.F251])*[.F25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465" table:style-name="ce2">
            <text:p>30465</text:p>
          </table:table-cell>
          <table:table-cell office:value-type="float" office:value="29605" table:style-name="ce2">
            <text:p>29605</text:p>
          </table:table-cell>
          <table:table-cell office:value-type="float" office:value="31871" table:style-name="ce3">
            <text:p>31871</text:p>
          </table:table-cell>
          <table:table-cell office:value-type="float" office:value="36830" table:style-name="ce3">
            <text:p>36830</text:p>
          </table:table-cell>
          <table:table-cell office:value-type="float" office:value="4959" table:formula="of:=ABS([.D252]-[.C252])" table:style-name="ce3">
            <text:p>4959</text:p>
          </table:table-cell>
          <table:table-cell office:value-type="float" office:value="31871" table:formula="of:=IFERROR(COM.MICROSOFT.SINGLE(__xludf.dummyfunction(&quot;&quot;&quot;COMPUTED_VALUE&quot;&quot;&quot;));31871)" table:style-name="ce3">
            <text:p>31871</text:p>
          </table:table-cell>
          <table:table-cell office:value-type="float" office:value="0" table:formula="of:=COUNTIF([.D$2:.D1251];[.F252])*[.F25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0803" table:style-name="ce2">
            <text:p>90803</text:p>
          </table:table-cell>
          <table:table-cell office:value-type="float" office:value="40764" table:style-name="ce2">
            <text:p>40764</text:p>
          </table:table-cell>
          <table:table-cell office:value-type="float" office:value="31912" table:style-name="ce3">
            <text:p>31912</text:p>
          </table:table-cell>
          <table:table-cell office:value-type="float" office:value="37146" table:style-name="ce3">
            <text:p>37146</text:p>
          </table:table-cell>
          <table:table-cell office:value-type="float" office:value="5234" table:formula="of:=ABS([.D253]-[.C253])" table:style-name="ce3">
            <text:p>5234</text:p>
          </table:table-cell>
          <table:table-cell office:value-type="float" office:value="31912" table:formula="of:=IFERROR(COM.MICROSOFT.SINGLE(__xludf.dummyfunction(&quot;&quot;&quot;COMPUTED_VALUE&quot;&quot;&quot;));31912)" table:style-name="ce3">
            <text:p>31912</text:p>
          </table:table-cell>
          <table:table-cell office:value-type="float" office:value="0" table:formula="of:=COUNTIF([.D$2:.D1252];[.F253])*[.F25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604" table:style-name="ce2">
            <text:p>65604</text:p>
          </table:table-cell>
          <table:table-cell office:value-type="float" office:value="72666" table:style-name="ce2">
            <text:p>72666</text:p>
          </table:table-cell>
          <table:table-cell office:value-type="float" office:value="31913" table:style-name="ce3">
            <text:p>31913</text:p>
          </table:table-cell>
          <table:table-cell office:value-type="float" office:value="37219" table:style-name="ce3">
            <text:p>37219</text:p>
          </table:table-cell>
          <table:table-cell office:value-type="float" office:value="5306" table:formula="of:=ABS([.D254]-[.C254])" table:style-name="ce3">
            <text:p>5306</text:p>
          </table:table-cell>
          <table:table-cell office:value-type="float" office:value="31913" table:formula="of:=IFERROR(COM.MICROSOFT.SINGLE(__xludf.dummyfunction(&quot;&quot;&quot;COMPUTED_VALUE&quot;&quot;&quot;));31913)" table:style-name="ce3">
            <text:p>31913</text:p>
          </table:table-cell>
          <table:table-cell office:value-type="float" office:value="0" table:formula="of:=COUNTIF([.D$2:.D1253];[.F254])*[.F25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070" table:style-name="ce2">
            <text:p>41070</text:p>
          </table:table-cell>
          <table:table-cell office:value-type="float" office:value="97917" table:style-name="ce2">
            <text:p>97917</text:p>
          </table:table-cell>
          <table:table-cell office:value-type="float" office:value="32101" table:style-name="ce3">
            <text:p>32101</text:p>
          </table:table-cell>
          <table:table-cell office:value-type="float" office:value="37249" table:style-name="ce3">
            <text:p>37249</text:p>
          </table:table-cell>
          <table:table-cell office:value-type="float" office:value="5148" table:formula="of:=ABS([.D255]-[.C255])" table:style-name="ce3">
            <text:p>5148</text:p>
          </table:table-cell>
          <table:table-cell office:value-type="float" office:value="32101" table:formula="of:=IFERROR(COM.MICROSOFT.SINGLE(__xludf.dummyfunction(&quot;&quot;&quot;COMPUTED_VALUE&quot;&quot;&quot;));32101)" table:style-name="ce3">
            <text:p>32101</text:p>
          </table:table-cell>
          <table:table-cell office:value-type="float" office:value="0" table:formula="of:=COUNTIF([.D$2:.D1254];[.F255])*[.F25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201" table:style-name="ce2">
            <text:p>21201</text:p>
          </table:table-cell>
          <table:table-cell office:value-type="float" office:value="32712" table:style-name="ce2">
            <text:p>32712</text:p>
          </table:table-cell>
          <table:table-cell office:value-type="float" office:value="32132" table:style-name="ce3">
            <text:p>32132</text:p>
          </table:table-cell>
          <table:table-cell office:value-type="float" office:value="37280" table:style-name="ce3">
            <text:p>37280</text:p>
          </table:table-cell>
          <table:table-cell office:value-type="float" office:value="5148" table:formula="of:=ABS([.D256]-[.C256])" table:style-name="ce3">
            <text:p>5148</text:p>
          </table:table-cell>
          <table:table-cell office:value-type="float" office:value="32132" table:formula="of:=IFERROR(COM.MICROSOFT.SINGLE(__xludf.dummyfunction(&quot;&quot;&quot;COMPUTED_VALUE&quot;&quot;&quot;));32132)" table:style-name="ce3">
            <text:p>32132</text:p>
          </table:table-cell>
          <table:table-cell office:value-type="float" office:value="0" table:formula="of:=COUNTIF([.D$2:.D1255];[.F256])*[.F25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6296" table:style-name="ce2">
            <text:p>66296</text:p>
          </table:table-cell>
          <table:table-cell office:value-type="float" office:value="51560" table:style-name="ce2">
            <text:p>51560</text:p>
          </table:table-cell>
          <table:table-cell office:value-type="float" office:value="32177" table:style-name="ce3">
            <text:p>32177</text:p>
          </table:table-cell>
          <table:table-cell office:value-type="float" office:value="37285" table:style-name="ce3">
            <text:p>37285</text:p>
          </table:table-cell>
          <table:table-cell office:value-type="float" office:value="5108" table:formula="of:=ABS([.D257]-[.C257])" table:style-name="ce3">
            <text:p>5108</text:p>
          </table:table-cell>
          <table:table-cell office:value-type="float" office:value="32177" table:formula="of:=IFERROR(COM.MICROSOFT.SINGLE(__xludf.dummyfunction(&quot;&quot;&quot;COMPUTED_VALUE&quot;&quot;&quot;));32177)" table:style-name="ce3">
            <text:p>32177</text:p>
          </table:table-cell>
          <table:table-cell office:value-type="float" office:value="0" table:formula="of:=COUNTIF([.D$2:.D1256];[.F257])*[.F25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3241" table:style-name="ce2">
            <text:p>23241</text:p>
          </table:table-cell>
          <table:table-cell office:value-type="float" office:value="18816" table:style-name="ce2">
            <text:p>18816</text:p>
          </table:table-cell>
          <table:table-cell office:value-type="float" office:value="32187" table:style-name="ce3">
            <text:p>32187</text:p>
          </table:table-cell>
          <table:table-cell office:value-type="float" office:value="37461" table:style-name="ce3">
            <text:p>37461</text:p>
          </table:table-cell>
          <table:table-cell office:value-type="float" office:value="5274" table:formula="of:=ABS([.D258]-[.C258])" table:style-name="ce3">
            <text:p>5274</text:p>
          </table:table-cell>
          <table:table-cell office:value-type="float" office:value="32187" table:formula="of:=IFERROR(COM.MICROSOFT.SINGLE(__xludf.dummyfunction(&quot;&quot;&quot;COMPUTED_VALUE&quot;&quot;&quot;));32187)" table:style-name="ce3">
            <text:p>32187</text:p>
          </table:table-cell>
          <table:table-cell office:value-type="float" office:value="0" table:formula="of:=COUNTIF([.D$2:.D1257];[.F258])*[.F25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231" table:style-name="ce2">
            <text:p>49231</text:p>
          </table:table-cell>
          <table:table-cell office:value-type="float" office:value="22376" table:style-name="ce2">
            <text:p>22376</text:p>
          </table:table-cell>
          <table:table-cell office:value-type="float" office:value="32247" table:style-name="ce3">
            <text:p>32247</text:p>
          </table:table-cell>
          <table:table-cell office:value-type="float" office:value="37536" table:style-name="ce3">
            <text:p>37536</text:p>
          </table:table-cell>
          <table:table-cell office:value-type="float" office:value="5289" table:formula="of:=ABS([.D259]-[.C259])" table:style-name="ce3">
            <text:p>5289</text:p>
          </table:table-cell>
          <table:table-cell office:value-type="float" office:value="32247" table:formula="of:=IFERROR(COM.MICROSOFT.SINGLE(__xludf.dummyfunction(&quot;&quot;&quot;COMPUTED_VALUE&quot;&quot;&quot;));32247)" table:style-name="ce3">
            <text:p>32247</text:p>
          </table:table-cell>
          <table:table-cell office:value-type="float" office:value="0" table:formula="of:=COUNTIF([.D$2:.D1258];[.F259])*[.F25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090" table:style-name="ce2">
            <text:p>16090</text:p>
          </table:table-cell>
          <table:table-cell office:value-type="float" office:value="71800" table:style-name="ce2">
            <text:p>71800</text:p>
          </table:table-cell>
          <table:table-cell office:value-type="float" office:value="32412" table:style-name="ce3">
            <text:p>32412</text:p>
          </table:table-cell>
          <table:table-cell office:value-type="float" office:value="37632" table:style-name="ce3">
            <text:p>37632</text:p>
          </table:table-cell>
          <table:table-cell office:value-type="float" office:value="5220" table:formula="of:=ABS([.D260]-[.C260])" table:style-name="ce3">
            <text:p>5220</text:p>
          </table:table-cell>
          <table:table-cell office:value-type="float" office:value="32412" table:formula="of:=IFERROR(COM.MICROSOFT.SINGLE(__xludf.dummyfunction(&quot;&quot;&quot;COMPUTED_VALUE&quot;&quot;&quot;));32412)" table:style-name="ce3">
            <text:p>32412</text:p>
          </table:table-cell>
          <table:table-cell office:value-type="float" office:value="0" table:formula="of:=COUNTIF([.D$2:.D1259];[.F260])*[.F26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878" table:style-name="ce2">
            <text:p>60878</text:p>
          </table:table-cell>
          <table:table-cell office:value-type="float" office:value="70919" table:style-name="ce2">
            <text:p>70919</text:p>
          </table:table-cell>
          <table:table-cell office:value-type="float" office:value="32445" table:style-name="ce3">
            <text:p>32445</text:p>
          </table:table-cell>
          <table:table-cell office:value-type="float" office:value="38101" table:style-name="ce3">
            <text:p>38101</text:p>
          </table:table-cell>
          <table:table-cell office:value-type="float" office:value="5656" table:formula="of:=ABS([.D261]-[.C261])" table:style-name="ce3">
            <text:p>5656</text:p>
          </table:table-cell>
          <table:table-cell office:value-type="float" office:value="32445" table:formula="of:=IFERROR(COM.MICROSOFT.SINGLE(__xludf.dummyfunction(&quot;&quot;&quot;COMPUTED_VALUE&quot;&quot;&quot;));32445)" table:style-name="ce3">
            <text:p>32445</text:p>
          </table:table-cell>
          <table:table-cell office:value-type="float" office:value="0" table:formula="of:=COUNTIF([.D$2:.D1260];[.F261])*[.F26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216" table:style-name="ce2">
            <text:p>18216</text:p>
          </table:table-cell>
          <table:table-cell office:value-type="float" office:value="86802" table:style-name="ce2">
            <text:p>86802</text:p>
          </table:table-cell>
          <table:table-cell office:value-type="float" office:value="32482" table:style-name="ce3">
            <text:p>32482</text:p>
          </table:table-cell>
          <table:table-cell office:value-type="float" office:value="38286" table:style-name="ce3">
            <text:p>38286</text:p>
          </table:table-cell>
          <table:table-cell office:value-type="float" office:value="5804" table:formula="of:=ABS([.D262]-[.C262])" table:style-name="ce3">
            <text:p>5804</text:p>
          </table:table-cell>
          <table:table-cell office:value-type="float" office:value="32482" table:formula="of:=IFERROR(COM.MICROSOFT.SINGLE(__xludf.dummyfunction(&quot;&quot;&quot;COMPUTED_VALUE&quot;&quot;&quot;));32482)" table:style-name="ce3">
            <text:p>32482</text:p>
          </table:table-cell>
          <table:table-cell office:value-type="float" office:value="0" table:formula="of:=COUNTIF([.D$2:.D1261];[.F262])*[.F26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255" table:style-name="ce2">
            <text:p>31255</text:p>
          </table:table-cell>
          <table:table-cell office:value-type="float" office:value="56222" table:style-name="ce2">
            <text:p>56222</text:p>
          </table:table-cell>
          <table:table-cell office:value-type="float" office:value="32570" table:style-name="ce3">
            <text:p>32570</text:p>
          </table:table-cell>
          <table:table-cell office:value-type="float" office:value="38315" table:style-name="ce3">
            <text:p>38315</text:p>
          </table:table-cell>
          <table:table-cell office:value-type="float" office:value="5745" table:formula="of:=ABS([.D263]-[.C263])" table:style-name="ce3">
            <text:p>5745</text:p>
          </table:table-cell>
          <table:table-cell office:value-type="float" office:value="32570" table:formula="of:=IFERROR(COM.MICROSOFT.SINGLE(__xludf.dummyfunction(&quot;&quot;&quot;COMPUTED_VALUE&quot;&quot;&quot;));32570)" table:style-name="ce3">
            <text:p>32570</text:p>
          </table:table-cell>
          <table:table-cell office:value-type="float" office:value="0" table:formula="of:=COUNTIF([.D$2:.D1262];[.F263])*[.F26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385" table:style-name="ce2">
            <text:p>43385</text:p>
          </table:table-cell>
          <table:table-cell office:value-type="float" office:value="43240" table:style-name="ce2">
            <text:p>43240</text:p>
          </table:table-cell>
          <table:table-cell office:value-type="float" office:value="32978" table:style-name="ce3">
            <text:p>32978</text:p>
          </table:table-cell>
          <table:table-cell office:value-type="float" office:value="38361" table:style-name="ce3">
            <text:p>38361</text:p>
          </table:table-cell>
          <table:table-cell office:value-type="float" office:value="5383" table:formula="of:=ABS([.D264]-[.C264])" table:style-name="ce3">
            <text:p>5383</text:p>
          </table:table-cell>
          <table:table-cell office:value-type="float" office:value="32978" table:formula="of:=IFERROR(COM.MICROSOFT.SINGLE(__xludf.dummyfunction(&quot;&quot;&quot;COMPUTED_VALUE&quot;&quot;&quot;));32978)" table:style-name="ce3">
            <text:p>32978</text:p>
          </table:table-cell>
          <table:table-cell office:value-type="float" office:value="0" table:formula="of:=COUNTIF([.D$2:.D1263];[.F264])*[.F26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7548" table:style-name="ce2">
            <text:p>27548</text:p>
          </table:table-cell>
          <table:table-cell office:value-type="float" office:value="79253" table:style-name="ce2">
            <text:p>79253</text:p>
          </table:table-cell>
          <table:table-cell office:value-type="float" office:value="33109" table:style-name="ce3">
            <text:p>33109</text:p>
          </table:table-cell>
          <table:table-cell office:value-type="float" office:value="38496" table:style-name="ce3">
            <text:p>38496</text:p>
          </table:table-cell>
          <table:table-cell office:value-type="float" office:value="5387" table:formula="of:=ABS([.D265]-[.C265])" table:style-name="ce3">
            <text:p>5387</text:p>
          </table:table-cell>
          <table:table-cell office:value-type="float" office:value="33109" table:formula="of:=IFERROR(COM.MICROSOFT.SINGLE(__xludf.dummyfunction(&quot;&quot;&quot;COMPUTED_VALUE&quot;&quot;&quot;));33109)" table:style-name="ce3">
            <text:p>33109</text:p>
          </table:table-cell>
          <table:table-cell office:value-type="float" office:value="0" table:formula="of:=COUNTIF([.D$2:.D1264];[.F265])*[.F26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800" table:style-name="ce2">
            <text:p>21800</text:p>
          </table:table-cell>
          <table:table-cell office:value-type="float" office:value="47834" table:style-name="ce2">
            <text:p>47834</text:p>
          </table:table-cell>
          <table:table-cell office:value-type="float" office:value="33187" table:style-name="ce3">
            <text:p>33187</text:p>
          </table:table-cell>
          <table:table-cell office:value-type="float" office:value="38522" table:style-name="ce3">
            <text:p>38522</text:p>
          </table:table-cell>
          <table:table-cell office:value-type="float" office:value="5335" table:formula="of:=ABS([.D266]-[.C266])" table:style-name="ce3">
            <text:p>5335</text:p>
          </table:table-cell>
          <table:table-cell office:value-type="float" office:value="33187" table:formula="of:=IFERROR(COM.MICROSOFT.SINGLE(__xludf.dummyfunction(&quot;&quot;&quot;COMPUTED_VALUE&quot;&quot;&quot;));33187)" table:style-name="ce3">
            <text:p>33187</text:p>
          </table:table-cell>
          <table:table-cell office:value-type="float" office:value="0" table:formula="of:=COUNTIF([.D$2:.D1265];[.F266])*[.F26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0258" table:style-name="ce2">
            <text:p>90258</text:p>
          </table:table-cell>
          <table:table-cell office:value-type="float" office:value="68822" table:style-name="ce2">
            <text:p>68822</text:p>
          </table:table-cell>
          <table:table-cell office:value-type="float" office:value="33351" table:style-name="ce3">
            <text:p>33351</text:p>
          </table:table-cell>
          <table:table-cell office:value-type="float" office:value="38588" table:style-name="ce3">
            <text:p>38588</text:p>
          </table:table-cell>
          <table:table-cell office:value-type="float" office:value="5237" table:formula="of:=ABS([.D267]-[.C267])" table:style-name="ce3">
            <text:p>5237</text:p>
          </table:table-cell>
          <table:table-cell office:value-type="float" office:value="33351" table:formula="of:=IFERROR(COM.MICROSOFT.SINGLE(__xludf.dummyfunction(&quot;&quot;&quot;COMPUTED_VALUE&quot;&quot;&quot;));33351)" table:style-name="ce3">
            <text:p>33351</text:p>
          </table:table-cell>
          <table:table-cell office:value-type="float" office:value="0" table:formula="of:=COUNTIF([.D$2:.D1266];[.F267])*[.F26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6198" table:style-name="ce2">
            <text:p>66198</text:p>
          </table:table-cell>
          <table:table-cell office:value-type="float" office:value="41931" table:style-name="ce2">
            <text:p>41931</text:p>
          </table:table-cell>
          <table:table-cell office:value-type="float" office:value="33457" table:style-name="ce3">
            <text:p>33457</text:p>
          </table:table-cell>
          <table:table-cell office:value-type="float" office:value="38908" table:style-name="ce3">
            <text:p>38908</text:p>
          </table:table-cell>
          <table:table-cell office:value-type="float" office:value="5451" table:formula="of:=ABS([.D268]-[.C268])" table:style-name="ce3">
            <text:p>5451</text:p>
          </table:table-cell>
          <table:table-cell office:value-type="float" office:value="33457" table:formula="of:=IFERROR(COM.MICROSOFT.SINGLE(__xludf.dummyfunction(&quot;&quot;&quot;COMPUTED_VALUE&quot;&quot;&quot;));33457)" table:style-name="ce3">
            <text:p>33457</text:p>
          </table:table-cell>
          <table:table-cell office:value-type="float" office:value="0" table:formula="of:=COUNTIF([.D$2:.D1267];[.F268])*[.F26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218" table:style-name="ce2">
            <text:p>77218</text:p>
          </table:table-cell>
          <table:table-cell office:value-type="float" office:value="75490" table:style-name="ce2">
            <text:p>75490</text:p>
          </table:table-cell>
          <table:table-cell office:value-type="float" office:value="33506" table:style-name="ce3">
            <text:p>33506</text:p>
          </table:table-cell>
          <table:table-cell office:value-type="float" office:value="39035" table:style-name="ce3">
            <text:p>39035</text:p>
          </table:table-cell>
          <table:table-cell office:value-type="float" office:value="5529" table:formula="of:=ABS([.D269]-[.C269])" table:style-name="ce3">
            <text:p>5529</text:p>
          </table:table-cell>
          <table:table-cell office:value-type="float" office:value="33506" table:formula="of:=IFERROR(COM.MICROSOFT.SINGLE(__xludf.dummyfunction(&quot;&quot;&quot;COMPUTED_VALUE&quot;&quot;&quot;));33506)" table:style-name="ce3">
            <text:p>33506</text:p>
          </table:table-cell>
          <table:table-cell office:value-type="float" office:value="0" table:formula="of:=COUNTIF([.D$2:.D1268];[.F269])*[.F26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3929" table:style-name="ce2">
            <text:p>33929</text:p>
          </table:table-cell>
          <table:table-cell office:value-type="float" office:value="46602" table:style-name="ce2">
            <text:p>46602</text:p>
          </table:table-cell>
          <table:table-cell office:value-type="float" office:value="33535" table:style-name="ce3">
            <text:p>33535</text:p>
          </table:table-cell>
          <table:table-cell office:value-type="float" office:value="39154" table:style-name="ce3">
            <text:p>39154</text:p>
          </table:table-cell>
          <table:table-cell office:value-type="float" office:value="5619" table:formula="of:=ABS([.D270]-[.C270])" table:style-name="ce3">
            <text:p>5619</text:p>
          </table:table-cell>
          <table:table-cell office:value-type="float" office:value="33535" table:formula="of:=IFERROR(COM.MICROSOFT.SINGLE(__xludf.dummyfunction(&quot;&quot;&quot;COMPUTED_VALUE&quot;&quot;&quot;));33535)" table:style-name="ce3">
            <text:p>33535</text:p>
          </table:table-cell>
          <table:table-cell office:value-type="float" office:value="0" table:formula="of:=COUNTIF([.D$2:.D1269];[.F270])*[.F27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886" table:style-name="ce2">
            <text:p>63886</text:p>
          </table:table-cell>
          <table:table-cell office:value-type="float" office:value="36805" table:style-name="ce2">
            <text:p>36805</text:p>
          </table:table-cell>
          <table:table-cell office:value-type="float" office:value="33746" table:style-name="ce3">
            <text:p>33746</text:p>
          </table:table-cell>
          <table:table-cell office:value-type="float" office:value="39427" table:style-name="ce3">
            <text:p>39427</text:p>
          </table:table-cell>
          <table:table-cell office:value-type="float" office:value="5681" table:formula="of:=ABS([.D271]-[.C271])" table:style-name="ce3">
            <text:p>5681</text:p>
          </table:table-cell>
          <table:table-cell office:value-type="float" office:value="33746" table:formula="of:=IFERROR(COM.MICROSOFT.SINGLE(__xludf.dummyfunction(&quot;&quot;&quot;COMPUTED_VALUE&quot;&quot;&quot;));33746)" table:style-name="ce3">
            <text:p>33746</text:p>
          </table:table-cell>
          <table:table-cell office:value-type="float" office:value="0" table:formula="of:=COUNTIF([.D$2:.D1270];[.F271])*[.F27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8478" table:style-name="ce2">
            <text:p>38478</text:p>
          </table:table-cell>
          <table:table-cell office:value-type="float" office:value="28645" table:style-name="ce2">
            <text:p>28645</text:p>
          </table:table-cell>
          <table:table-cell office:value-type="float" office:value="33816" table:style-name="ce3">
            <text:p>33816</text:p>
          </table:table-cell>
          <table:table-cell office:value-type="float" office:value="39650" table:style-name="ce3">
            <text:p>39650</text:p>
          </table:table-cell>
          <table:table-cell office:value-type="float" office:value="5834" table:formula="of:=ABS([.D272]-[.C272])" table:style-name="ce3">
            <text:p>5834</text:p>
          </table:table-cell>
          <table:table-cell office:value-type="float" office:value="33816" table:formula="of:=IFERROR(COM.MICROSOFT.SINGLE(__xludf.dummyfunction(&quot;&quot;&quot;COMPUTED_VALUE&quot;&quot;&quot;));33816)" table:style-name="ce3">
            <text:p>33816</text:p>
          </table:table-cell>
          <table:table-cell office:value-type="float" office:value="0" table:formula="of:=COUNTIF([.D$2:.D1271];[.F272])*[.F27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472" table:style-name="ce2">
            <text:p>75472</text:p>
          </table:table-cell>
          <table:table-cell office:value-type="float" office:value="77934" table:style-name="ce2">
            <text:p>77934</text:p>
          </table:table-cell>
          <table:table-cell office:value-type="float" office:value="33893" table:style-name="ce3">
            <text:p>33893</text:p>
          </table:table-cell>
          <table:table-cell office:value-type="float" office:value="39790" table:style-name="ce3">
            <text:p>39790</text:p>
          </table:table-cell>
          <table:table-cell office:value-type="float" office:value="5897" table:formula="of:=ABS([.D273]-[.C273])" table:style-name="ce3">
            <text:p>5897</text:p>
          </table:table-cell>
          <table:table-cell office:value-type="float" office:value="33893" table:formula="of:=IFERROR(COM.MICROSOFT.SINGLE(__xludf.dummyfunction(&quot;&quot;&quot;COMPUTED_VALUE&quot;&quot;&quot;));33893)" table:style-name="ce3">
            <text:p>33893</text:p>
          </table:table-cell>
          <table:table-cell office:value-type="float" office:value="0" table:formula="of:=COUNTIF([.D$2:.D1272];[.F273])*[.F27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2622" table:style-name="ce2">
            <text:p>22622</text:p>
          </table:table-cell>
          <table:table-cell office:value-type="float" office:value="47166" table:style-name="ce2">
            <text:p>47166</text:p>
          </table:table-cell>
          <table:table-cell office:value-type="float" office:value="33929" table:style-name="ce3">
            <text:p>33929</text:p>
          </table:table-cell>
          <table:table-cell office:value-type="float" office:value="39848" table:style-name="ce3">
            <text:p>39848</text:p>
          </table:table-cell>
          <table:table-cell office:value-type="float" office:value="5919" table:formula="of:=ABS([.D274]-[.C274])" table:style-name="ce3">
            <text:p>5919</text:p>
          </table:table-cell>
          <table:table-cell office:value-type="float" office:value="33929" table:formula="of:=IFERROR(COM.MICROSOFT.SINGLE(__xludf.dummyfunction(&quot;&quot;&quot;COMPUTED_VALUE&quot;&quot;&quot;));33929)" table:style-name="ce3">
            <text:p>33929</text:p>
          </table:table-cell>
          <table:table-cell office:value-type="float" office:value="0" table:formula="of:=COUNTIF([.D$2:.D1273];[.F274])*[.F27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813" table:style-name="ce2">
            <text:p>68813</text:p>
          </table:table-cell>
          <table:table-cell office:value-type="float" office:value="72376" table:style-name="ce2">
            <text:p>72376</text:p>
          </table:table-cell>
          <table:table-cell office:value-type="float" office:value="34089" table:style-name="ce3">
            <text:p>34089</text:p>
          </table:table-cell>
          <table:table-cell office:value-type="float" office:value="40120" table:style-name="ce3">
            <text:p>40120</text:p>
          </table:table-cell>
          <table:table-cell office:value-type="float" office:value="6031" table:formula="of:=ABS([.D275]-[.C275])" table:style-name="ce3">
            <text:p>6031</text:p>
          </table:table-cell>
          <table:table-cell office:value-type="float" office:value="34089" table:formula="of:=IFERROR(COM.MICROSOFT.SINGLE(__xludf.dummyfunction(&quot;&quot;&quot;COMPUTED_VALUE&quot;&quot;&quot;));34089)" table:style-name="ce3">
            <text:p>34089</text:p>
          </table:table-cell>
          <table:table-cell office:value-type="float" office:value="0" table:formula="of:=COUNTIF([.D$2:.D1274];[.F275])*[.F27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242" table:style-name="ce2">
            <text:p>24242</text:p>
          </table:table-cell>
          <table:table-cell office:value-type="float" office:value="67007" table:style-name="ce2">
            <text:p>67007</text:p>
          </table:table-cell>
          <table:table-cell office:value-type="float" office:value="34171" table:style-name="ce3">
            <text:p>34171</text:p>
          </table:table-cell>
          <table:table-cell office:value-type="float" office:value="40420" table:style-name="ce3">
            <text:p>40420</text:p>
          </table:table-cell>
          <table:table-cell office:value-type="float" office:value="6249" table:formula="of:=ABS([.D276]-[.C276])" table:style-name="ce3">
            <text:p>6249</text:p>
          </table:table-cell>
          <table:table-cell office:value-type="float" office:value="34171" table:formula="of:=IFERROR(COM.MICROSOFT.SINGLE(__xludf.dummyfunction(&quot;&quot;&quot;COMPUTED_VALUE&quot;&quot;&quot;));34171)" table:style-name="ce3">
            <text:p>34171</text:p>
          </table:table-cell>
          <table:table-cell office:value-type="float" office:value="0" table:formula="of:=COUNTIF([.D$2:.D1275];[.F276])*[.F27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6625" table:style-name="ce2">
            <text:p>56625</text:p>
          </table:table-cell>
          <table:table-cell office:value-type="float" office:value="30429" table:style-name="ce2">
            <text:p>30429</text:p>
          </table:table-cell>
          <table:table-cell office:value-type="float" office:value="34465" table:style-name="ce3">
            <text:p>34465</text:p>
          </table:table-cell>
          <table:table-cell office:value-type="float" office:value="40692" table:style-name="ce3">
            <text:p>40692</text:p>
          </table:table-cell>
          <table:table-cell office:value-type="float" office:value="6227" table:formula="of:=ABS([.D277]-[.C277])" table:style-name="ce3">
            <text:p>6227</text:p>
          </table:table-cell>
          <table:table-cell office:value-type="float" office:value="34465" table:formula="of:=IFERROR(COM.MICROSOFT.SINGLE(__xludf.dummyfunction(&quot;&quot;&quot;COMPUTED_VALUE&quot;&quot;&quot;));34465)" table:style-name="ce3">
            <text:p>34465</text:p>
          </table:table-cell>
          <table:table-cell office:value-type="float" office:value="0" table:formula="of:=COUNTIF([.D$2:.D1276];[.F277])*[.F27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3816" table:style-name="ce2">
            <text:p>33816</text:p>
          </table:table-cell>
          <table:table-cell office:value-type="float" office:value="69857" table:style-name="ce2">
            <text:p>69857</text:p>
          </table:table-cell>
          <table:table-cell office:value-type="float" office:value="34473" table:style-name="ce3">
            <text:p>34473</text:p>
          </table:table-cell>
          <table:table-cell office:value-type="float" office:value="40730" table:style-name="ce3">
            <text:p>40730</text:p>
          </table:table-cell>
          <table:table-cell office:value-type="float" office:value="6257" table:formula="of:=ABS([.D278]-[.C278])" table:style-name="ce3">
            <text:p>6257</text:p>
          </table:table-cell>
          <table:table-cell office:value-type="float" office:value="34473" table:formula="of:=IFERROR(COM.MICROSOFT.SINGLE(__xludf.dummyfunction(&quot;&quot;&quot;COMPUTED_VALUE&quot;&quot;&quot;));34473)" table:style-name="ce3">
            <text:p>34473</text:p>
          </table:table-cell>
          <table:table-cell office:value-type="float" office:value="0" table:formula="of:=COUNTIF([.D$2:.D1277];[.F278])*[.F27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9853" table:style-name="ce2">
            <text:p>99853</text:p>
          </table:table-cell>
          <table:table-cell office:value-type="float" office:value="53573" table:style-name="ce2">
            <text:p>53573</text:p>
          </table:table-cell>
          <table:table-cell office:value-type="float" office:value="34539" table:style-name="ce3">
            <text:p>34539</text:p>
          </table:table-cell>
          <table:table-cell office:value-type="float" office:value="40764" table:style-name="ce3">
            <text:p>40764</text:p>
          </table:table-cell>
          <table:table-cell office:value-type="float" office:value="6225" table:formula="of:=ABS([.D279]-[.C279])" table:style-name="ce3">
            <text:p>6225</text:p>
          </table:table-cell>
          <table:table-cell office:value-type="float" office:value="34539" table:formula="of:=IFERROR(COM.MICROSOFT.SINGLE(__xludf.dummyfunction(&quot;&quot;&quot;COMPUTED_VALUE&quot;&quot;&quot;));34539)" table:style-name="ce3">
            <text:p>34539</text:p>
          </table:table-cell>
          <table:table-cell office:value-type="float" office:value="0" table:formula="of:=COUNTIF([.D$2:.D1278];[.F279])*[.F27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5244" table:style-name="ce2">
            <text:p>25244</text:p>
          </table:table-cell>
          <table:table-cell office:value-type="float" office:value="99809" table:style-name="ce2">
            <text:p>99809</text:p>
          </table:table-cell>
          <table:table-cell office:value-type="float" office:value="34685" table:style-name="ce3">
            <text:p>34685</text:p>
          </table:table-cell>
          <table:table-cell office:value-type="float" office:value="40764" table:style-name="ce3">
            <text:p>40764</text:p>
          </table:table-cell>
          <table:table-cell office:value-type="float" office:value="6079" table:formula="of:=ABS([.D280]-[.C280])" table:style-name="ce3">
            <text:p>6079</text:p>
          </table:table-cell>
          <table:table-cell office:value-type="float" office:value="34685" table:formula="of:=IFERROR(COM.MICROSOFT.SINGLE(__xludf.dummyfunction(&quot;&quot;&quot;COMPUTED_VALUE&quot;&quot;&quot;));34685)" table:style-name="ce3">
            <text:p>34685</text:p>
          </table:table-cell>
          <table:table-cell office:value-type="float" office:value="0" table:formula="of:=COUNTIF([.D$2:.D1279];[.F280])*[.F28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8312" table:style-name="ce2">
            <text:p>58312</text:p>
          </table:table-cell>
          <table:table-cell office:value-type="float" office:value="90190" table:style-name="ce2">
            <text:p>90190</text:p>
          </table:table-cell>
          <table:table-cell office:value-type="float" office:value="34712" table:style-name="ce3">
            <text:p>34712</text:p>
          </table:table-cell>
          <table:table-cell office:value-type="float" office:value="40764" table:style-name="ce3">
            <text:p>40764</text:p>
          </table:table-cell>
          <table:table-cell office:value-type="float" office:value="6052" table:formula="of:=ABS([.D281]-[.C281])" table:style-name="ce3">
            <text:p>6052</text:p>
          </table:table-cell>
          <table:table-cell office:value-type="float" office:value="34712" table:formula="of:=IFERROR(COM.MICROSOFT.SINGLE(__xludf.dummyfunction(&quot;&quot;&quot;COMPUTED_VALUE&quot;&quot;&quot;));34712)" table:style-name="ce3">
            <text:p>34712</text:p>
          </table:table-cell>
          <table:table-cell office:value-type="float" office:value="0" table:formula="of:=COUNTIF([.D$2:.D1280];[.F281])*[.F28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081" table:style-name="ce2">
            <text:p>84081</text:p>
          </table:table-cell>
          <table:table-cell office:value-type="float" office:value="72666" table:style-name="ce2">
            <text:p>72666</text:p>
          </table:table-cell>
          <table:table-cell office:value-type="float" office:value="34730" table:style-name="ce3">
            <text:p>34730</text:p>
          </table:table-cell>
          <table:table-cell office:value-type="float" office:value="40764" table:style-name="ce3">
            <text:p>40764</text:p>
          </table:table-cell>
          <table:table-cell office:value-type="float" office:value="6034" table:formula="of:=ABS([.D282]-[.C282])" table:style-name="ce3">
            <text:p>6034</text:p>
          </table:table-cell>
          <table:table-cell office:value-type="float" office:value="34730" table:formula="of:=IFERROR(COM.MICROSOFT.SINGLE(__xludf.dummyfunction(&quot;&quot;&quot;COMPUTED_VALUE&quot;&quot;&quot;));34730)" table:style-name="ce3">
            <text:p>34730</text:p>
          </table:table-cell>
          <table:table-cell office:value-type="float" office:value="0" table:formula="of:=COUNTIF([.D$2:.D1281];[.F282])*[.F28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267" table:style-name="ce2">
            <text:p>18267</text:p>
          </table:table-cell>
          <table:table-cell office:value-type="float" office:value="84356" table:style-name="ce2">
            <text:p>84356</text:p>
          </table:table-cell>
          <table:table-cell office:value-type="float" office:value="34925" table:style-name="ce3">
            <text:p>34925</text:p>
          </table:table-cell>
          <table:table-cell office:value-type="float" office:value="40764" table:style-name="ce3">
            <text:p>40764</text:p>
          </table:table-cell>
          <table:table-cell office:value-type="float" office:value="5839" table:formula="of:=ABS([.D283]-[.C283])" table:style-name="ce3">
            <text:p>5839</text:p>
          </table:table-cell>
          <table:table-cell office:value-type="float" office:value="34925" table:formula="of:=IFERROR(COM.MICROSOFT.SINGLE(__xludf.dummyfunction(&quot;&quot;&quot;COMPUTED_VALUE&quot;&quot;&quot;));34925)" table:style-name="ce3">
            <text:p>34925</text:p>
          </table:table-cell>
          <table:table-cell office:value-type="float" office:value="0" table:formula="of:=COUNTIF([.D$2:.D1282];[.F283])*[.F28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8628" table:style-name="ce2">
            <text:p>98628</text:p>
          </table:table-cell>
          <table:table-cell office:value-type="float" office:value="57652" table:style-name="ce2">
            <text:p>57652</text:p>
          </table:table-cell>
          <table:table-cell office:value-type="float" office:value="34988" table:style-name="ce3">
            <text:p>34988</text:p>
          </table:table-cell>
          <table:table-cell office:value-type="float" office:value="40764" table:style-name="ce3">
            <text:p>40764</text:p>
          </table:table-cell>
          <table:table-cell office:value-type="float" office:value="5776" table:formula="of:=ABS([.D284]-[.C284])" table:style-name="ce3">
            <text:p>5776</text:p>
          </table:table-cell>
          <table:table-cell office:value-type="float" office:value="34988" table:formula="of:=IFERROR(COM.MICROSOFT.SINGLE(__xludf.dummyfunction(&quot;&quot;&quot;COMPUTED_VALUE&quot;&quot;&quot;));34988)" table:style-name="ce3">
            <text:p>34988</text:p>
          </table:table-cell>
          <table:table-cell office:value-type="float" office:value="0" table:formula="of:=COUNTIF([.D$2:.D1283];[.F284])*[.F28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385" table:style-name="ce2">
            <text:p>70385</text:p>
          </table:table-cell>
          <table:table-cell office:value-type="float" office:value="22850" table:style-name="ce2">
            <text:p>22850</text:p>
          </table:table-cell>
          <table:table-cell office:value-type="float" office:value="35116" table:style-name="ce3">
            <text:p>35116</text:p>
          </table:table-cell>
          <table:table-cell office:value-type="float" office:value="40764" table:style-name="ce3">
            <text:p>40764</text:p>
          </table:table-cell>
          <table:table-cell office:value-type="float" office:value="5648" table:formula="of:=ABS([.D285]-[.C285])" table:style-name="ce3">
            <text:p>5648</text:p>
          </table:table-cell>
          <table:table-cell office:value-type="float" office:value="35116" table:formula="of:=IFERROR(COM.MICROSOFT.SINGLE(__xludf.dummyfunction(&quot;&quot;&quot;COMPUTED_VALUE&quot;&quot;&quot;));35116)" table:style-name="ce3">
            <text:p>35116</text:p>
          </table:table-cell>
          <table:table-cell office:value-type="float" office:value="0" table:formula="of:=COUNTIF([.D$2:.D1284];[.F285])*[.F28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944" table:style-name="ce2">
            <text:p>55944</text:p>
          </table:table-cell>
          <table:table-cell office:value-type="float" office:value="49172" table:style-name="ce2">
            <text:p>49172</text:p>
          </table:table-cell>
          <table:table-cell office:value-type="float" office:value="35138" table:style-name="ce3">
            <text:p>35138</text:p>
          </table:table-cell>
          <table:table-cell office:value-type="float" office:value="40764" table:style-name="ce3">
            <text:p>40764</text:p>
          </table:table-cell>
          <table:table-cell office:value-type="float" office:value="5626" table:formula="of:=ABS([.D286]-[.C286])" table:style-name="ce3">
            <text:p>5626</text:p>
          </table:table-cell>
          <table:table-cell office:value-type="float" office:value="35138" table:formula="of:=IFERROR(COM.MICROSOFT.SINGLE(__xludf.dummyfunction(&quot;&quot;&quot;COMPUTED_VALUE&quot;&quot;&quot;));35138)" table:style-name="ce3">
            <text:p>35138</text:p>
          </table:table-cell>
          <table:table-cell office:value-type="float" office:value="0" table:formula="of:=COUNTIF([.D$2:.D1285];[.F286])*[.F28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4925" table:style-name="ce2">
            <text:p>34925</text:p>
          </table:table-cell>
          <table:table-cell office:value-type="float" office:value="73021" table:style-name="ce2">
            <text:p>73021</text:p>
          </table:table-cell>
          <table:table-cell office:value-type="float" office:value="35219" table:style-name="ce3">
            <text:p>35219</text:p>
          </table:table-cell>
          <table:table-cell office:value-type="float" office:value="40764" table:style-name="ce3">
            <text:p>40764</text:p>
          </table:table-cell>
          <table:table-cell office:value-type="float" office:value="5545" table:formula="of:=ABS([.D287]-[.C287])" table:style-name="ce3">
            <text:p>5545</text:p>
          </table:table-cell>
          <table:table-cell office:value-type="float" office:value="35219" table:formula="of:=IFERROR(COM.MICROSOFT.SINGLE(__xludf.dummyfunction(&quot;&quot;&quot;COMPUTED_VALUE&quot;&quot;&quot;));35219)" table:style-name="ce3">
            <text:p>35219</text:p>
          </table:table-cell>
          <table:table-cell office:value-type="float" office:value="0" table:formula="of:=COUNTIF([.D$2:.D1286];[.F287])*[.F28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979" table:style-name="ce2">
            <text:p>45979</text:p>
          </table:table-cell>
          <table:table-cell office:value-type="float" office:value="61368" table:style-name="ce2">
            <text:p>61368</text:p>
          </table:table-cell>
          <table:table-cell office:value-type="float" office:value="35260" table:style-name="ce3">
            <text:p>35260</text:p>
          </table:table-cell>
          <table:table-cell office:value-type="float" office:value="40764" table:style-name="ce3">
            <text:p>40764</text:p>
          </table:table-cell>
          <table:table-cell office:value-type="float" office:value="5504" table:formula="of:=ABS([.D288]-[.C288])" table:style-name="ce3">
            <text:p>5504</text:p>
          </table:table-cell>
          <table:table-cell office:value-type="float" office:value="35260" table:formula="of:=IFERROR(COM.MICROSOFT.SINGLE(__xludf.dummyfunction(&quot;&quot;&quot;COMPUTED_VALUE&quot;&quot;&quot;));35260)" table:style-name="ce3">
            <text:p>35260</text:p>
          </table:table-cell>
          <table:table-cell office:value-type="float" office:value="0" table:formula="of:=COUNTIF([.D$2:.D1287];[.F288])*[.F28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251" table:style-name="ce2">
            <text:p>69251</text:p>
          </table:table-cell>
          <table:table-cell office:value-type="float" office:value="66296" table:style-name="ce2">
            <text:p>66296</text:p>
          </table:table-cell>
          <table:table-cell office:value-type="float" office:value="35356" table:style-name="ce3">
            <text:p>35356</text:p>
          </table:table-cell>
          <table:table-cell office:value-type="float" office:value="40764" table:style-name="ce3">
            <text:p>40764</text:p>
          </table:table-cell>
          <table:table-cell office:value-type="float" office:value="5408" table:formula="of:=ABS([.D289]-[.C289])" table:style-name="ce3">
            <text:p>5408</text:p>
          </table:table-cell>
          <table:table-cell office:value-type="float" office:value="35356" table:formula="of:=IFERROR(COM.MICROSOFT.SINGLE(__xludf.dummyfunction(&quot;&quot;&quot;COMPUTED_VALUE&quot;&quot;&quot;));35356)" table:style-name="ce3">
            <text:p>35356</text:p>
          </table:table-cell>
          <table:table-cell office:value-type="float" office:value="0" table:formula="of:=COUNTIF([.D$2:.D1288];[.F289])*[.F28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7383" table:style-name="ce2">
            <text:p>87383</text:p>
          </table:table-cell>
          <table:table-cell office:value-type="float" office:value="52329" table:style-name="ce2">
            <text:p>52329</text:p>
          </table:table-cell>
          <table:table-cell office:value-type="float" office:value="35473" table:style-name="ce3">
            <text:p>35473</text:p>
          </table:table-cell>
          <table:table-cell office:value-type="float" office:value="40764" table:style-name="ce3">
            <text:p>40764</text:p>
          </table:table-cell>
          <table:table-cell office:value-type="float" office:value="5291" table:formula="of:=ABS([.D290]-[.C290])" table:style-name="ce3">
            <text:p>5291</text:p>
          </table:table-cell>
          <table:table-cell office:value-type="float" office:value="35473" table:formula="of:=IFERROR(COM.MICROSOFT.SINGLE(__xludf.dummyfunction(&quot;&quot;&quot;COMPUTED_VALUE&quot;&quot;&quot;));35473)" table:style-name="ce3">
            <text:p>35473</text:p>
          </table:table-cell>
          <table:table-cell office:value-type="float" office:value="0" table:formula="of:=COUNTIF([.D$2:.D1289];[.F290])*[.F29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0150" table:style-name="ce2">
            <text:p>40150</text:p>
          </table:table-cell>
          <table:table-cell office:value-type="float" office:value="39790" table:style-name="ce2">
            <text:p>39790</text:p>
          </table:table-cell>
          <table:table-cell office:value-type="float" office:value="35614" table:style-name="ce3">
            <text:p>35614</text:p>
          </table:table-cell>
          <table:table-cell office:value-type="float" office:value="40764" table:style-name="ce3">
            <text:p>40764</text:p>
          </table:table-cell>
          <table:table-cell office:value-type="float" office:value="5150" table:formula="of:=ABS([.D291]-[.C291])" table:style-name="ce3">
            <text:p>5150</text:p>
          </table:table-cell>
          <table:table-cell office:value-type="float" office:value="35614" table:formula="of:=IFERROR(COM.MICROSOFT.SINGLE(__xludf.dummyfunction(&quot;&quot;&quot;COMPUTED_VALUE&quot;&quot;&quot;));35614)" table:style-name="ce3">
            <text:p>35614</text:p>
          </table:table-cell>
          <table:table-cell office:value-type="float" office:value="0" table:formula="of:=COUNTIF([.D$2:.D1290];[.F291])*[.F29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3132" table:style-name="ce2">
            <text:p>53132</text:p>
          </table:table-cell>
          <table:table-cell office:value-type="float" office:value="65879" table:style-name="ce2">
            <text:p>65879</text:p>
          </table:table-cell>
          <table:table-cell office:value-type="float" office:value="35685" table:style-name="ce3">
            <text:p>35685</text:p>
          </table:table-cell>
          <table:table-cell office:value-type="float" office:value="40764" table:style-name="ce3">
            <text:p>40764</text:p>
          </table:table-cell>
          <table:table-cell office:value-type="float" office:value="5079" table:formula="of:=ABS([.D292]-[.C292])" table:style-name="ce3">
            <text:p>5079</text:p>
          </table:table-cell>
          <table:table-cell office:value-type="float" office:value="35685" table:formula="of:=IFERROR(COM.MICROSOFT.SINGLE(__xludf.dummyfunction(&quot;&quot;&quot;COMPUTED_VALUE&quot;&quot;&quot;));35685)" table:style-name="ce3">
            <text:p>35685</text:p>
          </table:table-cell>
          <table:table-cell office:value-type="float" office:value="0" table:formula="of:=COUNTIF([.D$2:.D1291];[.F292])*[.F29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1700" table:style-name="ce2">
            <text:p>11700</text:p>
          </table:table-cell>
          <table:table-cell office:value-type="float" office:value="36363" table:style-name="ce2">
            <text:p>36363</text:p>
          </table:table-cell>
          <table:table-cell office:value-type="float" office:value="35720" table:style-name="ce3">
            <text:p>35720</text:p>
          </table:table-cell>
          <table:table-cell office:value-type="float" office:value="40923" table:style-name="ce3">
            <text:p>40923</text:p>
          </table:table-cell>
          <table:table-cell office:value-type="float" office:value="5203" table:formula="of:=ABS([.D293]-[.C293])" table:style-name="ce3">
            <text:p>5203</text:p>
          </table:table-cell>
          <table:table-cell office:value-type="float" office:value="35720" table:formula="of:=IFERROR(COM.MICROSOFT.SINGLE(__xludf.dummyfunction(&quot;&quot;&quot;COMPUTED_VALUE&quot;&quot;&quot;));35720)" table:style-name="ce3">
            <text:p>35720</text:p>
          </table:table-cell>
          <table:table-cell office:value-type="float" office:value="0" table:formula="of:=COUNTIF([.D$2:.D1292];[.F293])*[.F29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6444" table:style-name="ce2">
            <text:p>56444</text:p>
          </table:table-cell>
          <table:table-cell office:value-type="float" office:value="44568" table:style-name="ce2">
            <text:p>44568</text:p>
          </table:table-cell>
          <table:table-cell office:value-type="float" office:value="35742" table:style-name="ce3">
            <text:p>35742</text:p>
          </table:table-cell>
          <table:table-cell office:value-type="float" office:value="40943" table:style-name="ce3">
            <text:p>40943</text:p>
          </table:table-cell>
          <table:table-cell office:value-type="float" office:value="5201" table:formula="of:=ABS([.D294]-[.C294])" table:style-name="ce3">
            <text:p>5201</text:p>
          </table:table-cell>
          <table:table-cell office:value-type="float" office:value="35742" table:formula="of:=IFERROR(COM.MICROSOFT.SINGLE(__xludf.dummyfunction(&quot;&quot;&quot;COMPUTED_VALUE&quot;&quot;&quot;));35742)" table:style-name="ce3">
            <text:p>35742</text:p>
          </table:table-cell>
          <table:table-cell office:value-type="float" office:value="0" table:formula="of:=COUNTIF([.D$2:.D1293];[.F294])*[.F29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855" table:style-name="ce2">
            <text:p>96855</text:p>
          </table:table-cell>
          <table:table-cell office:value-type="float" office:value="62674" table:style-name="ce2">
            <text:p>62674</text:p>
          </table:table-cell>
          <table:table-cell office:value-type="float" office:value="35813" table:style-name="ce3">
            <text:p>35813</text:p>
          </table:table-cell>
          <table:table-cell office:value-type="float" office:value="40983" table:style-name="ce3">
            <text:p>40983</text:p>
          </table:table-cell>
          <table:table-cell office:value-type="float" office:value="5170" table:formula="of:=ABS([.D295]-[.C295])" table:style-name="ce3">
            <text:p>5170</text:p>
          </table:table-cell>
          <table:table-cell office:value-type="float" office:value="35813" table:formula="of:=IFERROR(COM.MICROSOFT.SINGLE(__xludf.dummyfunction(&quot;&quot;&quot;COMPUTED_VALUE&quot;&quot;&quot;));35813)" table:style-name="ce3">
            <text:p>35813</text:p>
          </table:table-cell>
          <table:table-cell office:value-type="float" office:value="0" table:formula="of:=COUNTIF([.D$2:.D1294];[.F295])*[.F29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569" table:style-name="ce2">
            <text:p>84569</text:p>
          </table:table-cell>
          <table:table-cell office:value-type="float" office:value="66296" table:style-name="ce2">
            <text:p>66296</text:p>
          </table:table-cell>
          <table:table-cell office:value-type="float" office:value="35863" table:style-name="ce3">
            <text:p>35863</text:p>
          </table:table-cell>
          <table:table-cell office:value-type="float" office:value="41158" table:style-name="ce3">
            <text:p>41158</text:p>
          </table:table-cell>
          <table:table-cell office:value-type="float" office:value="5295" table:formula="of:=ABS([.D296]-[.C296])" table:style-name="ce3">
            <text:p>5295</text:p>
          </table:table-cell>
          <table:table-cell office:value-type="float" office:value="35863" table:formula="of:=IFERROR(COM.MICROSOFT.SINGLE(__xludf.dummyfunction(&quot;&quot;&quot;COMPUTED_VALUE&quot;&quot;&quot;));35863)" table:style-name="ce3">
            <text:p>35863</text:p>
          </table:table-cell>
          <table:table-cell office:value-type="float" office:value="0" table:formula="of:=COUNTIF([.D$2:.D1295];[.F296])*[.F29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076" table:style-name="ce2">
            <text:p>10076</text:p>
          </table:table-cell>
          <table:table-cell office:value-type="float" office:value="36393" table:style-name="ce2">
            <text:p>36393</text:p>
          </table:table-cell>
          <table:table-cell office:value-type="float" office:value="36113" table:style-name="ce3">
            <text:p>36113</text:p>
          </table:table-cell>
          <table:table-cell office:value-type="float" office:value="41185" table:style-name="ce3">
            <text:p>41185</text:p>
          </table:table-cell>
          <table:table-cell office:value-type="float" office:value="5072" table:formula="of:=ABS([.D297]-[.C297])" table:style-name="ce3">
            <text:p>5072</text:p>
          </table:table-cell>
          <table:table-cell office:value-type="float" office:value="36113" table:formula="of:=IFERROR(COM.MICROSOFT.SINGLE(__xludf.dummyfunction(&quot;&quot;&quot;COMPUTED_VALUE&quot;&quot;&quot;));36113)" table:style-name="ce3">
            <text:p>36113</text:p>
          </table:table-cell>
          <table:table-cell office:value-type="float" office:value="0" table:formula="of:=COUNTIF([.D$2:.D1296];[.F297])*[.F29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102" table:style-name="ce2">
            <text:p>82102</text:p>
          </table:table-cell>
          <table:table-cell office:value-type="float" office:value="77658" table:style-name="ce2">
            <text:p>77658</text:p>
          </table:table-cell>
          <table:table-cell office:value-type="float" office:value="36214" table:style-name="ce3">
            <text:p>36214</text:p>
          </table:table-cell>
          <table:table-cell office:value-type="float" office:value="41265" table:style-name="ce3">
            <text:p>41265</text:p>
          </table:table-cell>
          <table:table-cell office:value-type="float" office:value="5051" table:formula="of:=ABS([.D298]-[.C298])" table:style-name="ce3">
            <text:p>5051</text:p>
          </table:table-cell>
          <table:table-cell office:value-type="float" office:value="36214" table:formula="of:=IFERROR(COM.MICROSOFT.SINGLE(__xludf.dummyfunction(&quot;&quot;&quot;COMPUTED_VALUE&quot;&quot;&quot;));36214)" table:style-name="ce3">
            <text:p>36214</text:p>
          </table:table-cell>
          <table:table-cell office:value-type="float" office:value="0" table:formula="of:=COUNTIF([.D$2:.D1297];[.F298])*[.F29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4089" table:style-name="ce2">
            <text:p>34089</text:p>
          </table:table-cell>
          <table:table-cell office:value-type="float" office:value="83297" table:style-name="ce2">
            <text:p>83297</text:p>
          </table:table-cell>
          <table:table-cell office:value-type="float" office:value="36391" table:style-name="ce3">
            <text:p>36391</text:p>
          </table:table-cell>
          <table:table-cell office:value-type="float" office:value="41277" table:style-name="ce3">
            <text:p>41277</text:p>
          </table:table-cell>
          <table:table-cell office:value-type="float" office:value="4886" table:formula="of:=ABS([.D299]-[.C299])" table:style-name="ce3">
            <text:p>4886</text:p>
          </table:table-cell>
          <table:table-cell office:value-type="float" office:value="36391" table:formula="of:=IFERROR(COM.MICROSOFT.SINGLE(__xludf.dummyfunction(&quot;&quot;&quot;COMPUTED_VALUE&quot;&quot;&quot;));36391)" table:style-name="ce3">
            <text:p>36391</text:p>
          </table:table-cell>
          <table:table-cell office:value-type="float" office:value="0" table:formula="of:=COUNTIF([.D$2:.D1298];[.F299])*[.F29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465" table:style-name="ce2">
            <text:p>75465</text:p>
          </table:table-cell>
          <table:table-cell office:value-type="float" office:value="16448" table:style-name="ce2">
            <text:p>16448</text:p>
          </table:table-cell>
          <table:table-cell office:value-type="float" office:value="36393" table:style-name="ce3">
            <text:p>36393</text:p>
          </table:table-cell>
          <table:table-cell office:value-type="float" office:value="41334" table:style-name="ce3">
            <text:p>41334</text:p>
          </table:table-cell>
          <table:table-cell office:value-type="float" office:value="4941" table:formula="of:=ABS([.D300]-[.C300])" table:style-name="ce3">
            <text:p>4941</text:p>
          </table:table-cell>
          <table:table-cell office:value-type="float" office:value="36393" table:formula="of:=IFERROR(COM.MICROSOFT.SINGLE(__xludf.dummyfunction(&quot;&quot;&quot;COMPUTED_VALUE&quot;&quot;&quot;));36393)" table:style-name="ce3">
            <text:p>36393</text:p>
          </table:table-cell>
          <table:table-cell office:value-type="float" office:value="254751" table:formula="of:=COUNTIF([.D$2:.D1299];[.F300])*[.F300]" table:style-name="ce3">
            <text:p>254751</text:p>
          </table:table-cell>
          <table:table-cell table:number-columns-repeated="16377"/>
        </table:table-row>
        <table:table-row table:style-name="ro1">
          <table:table-cell office:value-type="float" office:value="96939" table:style-name="ce2">
            <text:p>96939</text:p>
          </table:table-cell>
          <table:table-cell office:value-type="float" office:value="27252" table:style-name="ce2">
            <text:p>27252</text:p>
          </table:table-cell>
          <table:table-cell office:value-type="float" office:value="36436" table:style-name="ce3">
            <text:p>36436</text:p>
          </table:table-cell>
          <table:table-cell office:value-type="float" office:value="41433" table:style-name="ce3">
            <text:p>41433</text:p>
          </table:table-cell>
          <table:table-cell office:value-type="float" office:value="4997" table:formula="of:=ABS([.D301]-[.C301])" table:style-name="ce3">
            <text:p>4997</text:p>
          </table:table-cell>
          <table:table-cell office:value-type="float" office:value="36436" table:formula="of:=IFERROR(COM.MICROSOFT.SINGLE(__xludf.dummyfunction(&quot;&quot;&quot;COMPUTED_VALUE&quot;&quot;&quot;));36436)" table:style-name="ce3">
            <text:p>36436</text:p>
          </table:table-cell>
          <table:table-cell office:value-type="float" office:value="0" table:formula="of:=COUNTIF([.D$2:.D1300];[.F301])*[.F30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547" table:style-name="ce2">
            <text:p>59547</text:p>
          </table:table-cell>
          <table:table-cell office:value-type="float" office:value="44296" table:style-name="ce2">
            <text:p>44296</text:p>
          </table:table-cell>
          <table:table-cell office:value-type="float" office:value="36467" table:style-name="ce3">
            <text:p>36467</text:p>
          </table:table-cell>
          <table:table-cell office:value-type="float" office:value="41573" table:style-name="ce3">
            <text:p>41573</text:p>
          </table:table-cell>
          <table:table-cell office:value-type="float" office:value="5106" table:formula="of:=ABS([.D302]-[.C302])" table:style-name="ce3">
            <text:p>5106</text:p>
          </table:table-cell>
          <table:table-cell office:value-type="float" office:value="36467" table:formula="of:=IFERROR(COM.MICROSOFT.SINGLE(__xludf.dummyfunction(&quot;&quot;&quot;COMPUTED_VALUE&quot;&quot;&quot;));36467)" table:style-name="ce3">
            <text:p>36467</text:p>
          </table:table-cell>
          <table:table-cell office:value-type="float" office:value="0" table:formula="of:=COUNTIF([.D$2:.D1301];[.F302])*[.F30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871" table:style-name="ce2">
            <text:p>17871</text:p>
          </table:table-cell>
          <table:table-cell office:value-type="float" office:value="52665" table:style-name="ce2">
            <text:p>52665</text:p>
          </table:table-cell>
          <table:table-cell office:value-type="float" office:value="36862" table:style-name="ce3">
            <text:p>36862</text:p>
          </table:table-cell>
          <table:table-cell office:value-type="float" office:value="41626" table:style-name="ce3">
            <text:p>41626</text:p>
          </table:table-cell>
          <table:table-cell office:value-type="float" office:value="4764" table:formula="of:=ABS([.D303]-[.C303])" table:style-name="ce3">
            <text:p>4764</text:p>
          </table:table-cell>
          <table:table-cell office:value-type="float" office:value="36862" table:formula="of:=IFERROR(COM.MICROSOFT.SINGLE(__xludf.dummyfunction(&quot;&quot;&quot;COMPUTED_VALUE&quot;&quot;&quot;));36862)" table:style-name="ce3">
            <text:p>36862</text:p>
          </table:table-cell>
          <table:table-cell office:value-type="float" office:value="0" table:formula="of:=COUNTIF([.D$2:.D1302];[.F303])*[.F30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300" table:style-name="ce2">
            <text:p>48300</text:p>
          </table:table-cell>
          <table:table-cell office:value-type="float" office:value="85270" table:style-name="ce2">
            <text:p>85270</text:p>
          </table:table-cell>
          <table:table-cell office:value-type="float" office:value="36950" table:style-name="ce3">
            <text:p>36950</text:p>
          </table:table-cell>
          <table:table-cell office:value-type="float" office:value="41673" table:style-name="ce3">
            <text:p>41673</text:p>
          </table:table-cell>
          <table:table-cell office:value-type="float" office:value="4723" table:formula="of:=ABS([.D304]-[.C304])" table:style-name="ce3">
            <text:p>4723</text:p>
          </table:table-cell>
          <table:table-cell office:value-type="float" office:value="36950" table:formula="of:=IFERROR(COM.MICROSOFT.SINGLE(__xludf.dummyfunction(&quot;&quot;&quot;COMPUTED_VALUE&quot;&quot;&quot;));36950)" table:style-name="ce3">
            <text:p>36950</text:p>
          </table:table-cell>
          <table:table-cell office:value-type="float" office:value="0" table:formula="of:=COUNTIF([.D$2:.D1303];[.F304])*[.F30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9007" table:style-name="ce2">
            <text:p>99007</text:p>
          </table:table-cell>
          <table:table-cell office:value-type="float" office:value="51807" table:style-name="ce2">
            <text:p>51807</text:p>
          </table:table-cell>
          <table:table-cell office:value-type="float" office:value="37014" table:style-name="ce3">
            <text:p>37014</text:p>
          </table:table-cell>
          <table:table-cell office:value-type="float" office:value="41914" table:style-name="ce3">
            <text:p>41914</text:p>
          </table:table-cell>
          <table:table-cell office:value-type="float" office:value="4900" table:formula="of:=ABS([.D305]-[.C305])" table:style-name="ce3">
            <text:p>4900</text:p>
          </table:table-cell>
          <table:table-cell office:value-type="float" office:value="37014" table:formula="of:=IFERROR(COM.MICROSOFT.SINGLE(__xludf.dummyfunction(&quot;&quot;&quot;COMPUTED_VALUE&quot;&quot;&quot;));37014)" table:style-name="ce3">
            <text:p>37014</text:p>
          </table:table-cell>
          <table:table-cell office:value-type="float" office:value="0" table:formula="of:=COUNTIF([.D$2:.D1304];[.F305])*[.F30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501" table:style-name="ce2">
            <text:p>60501</text:p>
          </table:table-cell>
          <table:table-cell office:value-type="float" office:value="72338" table:style-name="ce2">
            <text:p>72338</text:p>
          </table:table-cell>
          <table:table-cell office:value-type="float" office:value="37058" table:style-name="ce3">
            <text:p>37058</text:p>
          </table:table-cell>
          <table:table-cell office:value-type="float" office:value="41931" table:style-name="ce3">
            <text:p>41931</text:p>
          </table:table-cell>
          <table:table-cell office:value-type="float" office:value="4873" table:formula="of:=ABS([.D306]-[.C306])" table:style-name="ce3">
            <text:p>4873</text:p>
          </table:table-cell>
          <table:table-cell office:value-type="float" office:value="37058" table:formula="of:=IFERROR(COM.MICROSOFT.SINGLE(__xludf.dummyfunction(&quot;&quot;&quot;COMPUTED_VALUE&quot;&quot;&quot;));37058)" table:style-name="ce3">
            <text:p>37058</text:p>
          </table:table-cell>
          <table:table-cell office:value-type="float" office:value="0" table:formula="of:=COUNTIF([.D$2:.D1305];[.F306])*[.F30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290" table:style-name="ce2">
            <text:p>54290</text:p>
          </table:table-cell>
          <table:table-cell office:value-type="float" office:value="75136" table:style-name="ce2">
            <text:p>75136</text:p>
          </table:table-cell>
          <table:table-cell office:value-type="float" office:value="37149" table:style-name="ce3">
            <text:p>37149</text:p>
          </table:table-cell>
          <table:table-cell office:value-type="float" office:value="42091" table:style-name="ce3">
            <text:p>42091</text:p>
          </table:table-cell>
          <table:table-cell office:value-type="float" office:value="4942" table:formula="of:=ABS([.D307]-[.C307])" table:style-name="ce3">
            <text:p>4942</text:p>
          </table:table-cell>
          <table:table-cell office:value-type="float" office:value="37149" table:formula="of:=IFERROR(COM.MICROSOFT.SINGLE(__xludf.dummyfunction(&quot;&quot;&quot;COMPUTED_VALUE&quot;&quot;&quot;));37149)" table:style-name="ce3">
            <text:p>37149</text:p>
          </table:table-cell>
          <table:table-cell office:value-type="float" office:value="0" table:formula="of:=COUNTIF([.D$2:.D1306];[.F307])*[.F30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299" table:style-name="ce2">
            <text:p>82299</text:p>
          </table:table-cell>
          <table:table-cell office:value-type="float" office:value="76051" table:style-name="ce2">
            <text:p>76051</text:p>
          </table:table-cell>
          <table:table-cell office:value-type="float" office:value="37398" table:style-name="ce3">
            <text:p>37398</text:p>
          </table:table-cell>
          <table:table-cell office:value-type="float" office:value="42113" table:style-name="ce3">
            <text:p>42113</text:p>
          </table:table-cell>
          <table:table-cell office:value-type="float" office:value="4715" table:formula="of:=ABS([.D308]-[.C308])" table:style-name="ce3">
            <text:p>4715</text:p>
          </table:table-cell>
          <table:table-cell office:value-type="float" office:value="37398" table:formula="of:=IFERROR(COM.MICROSOFT.SINGLE(__xludf.dummyfunction(&quot;&quot;&quot;COMPUTED_VALUE&quot;&quot;&quot;));37398)" table:style-name="ce3">
            <text:p>37398</text:p>
          </table:table-cell>
          <table:table-cell office:value-type="float" office:value="0" table:formula="of:=COUNTIF([.D$2:.D1307];[.F308])*[.F30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912" table:style-name="ce2">
            <text:p>19912</text:p>
          </table:table-cell>
          <table:table-cell office:value-type="float" office:value="58398" table:style-name="ce2">
            <text:p>58398</text:p>
          </table:table-cell>
          <table:table-cell office:value-type="float" office:value="37621" table:style-name="ce3">
            <text:p>37621</text:p>
          </table:table-cell>
          <table:table-cell office:value-type="float" office:value="42156" table:style-name="ce3">
            <text:p>42156</text:p>
          </table:table-cell>
          <table:table-cell office:value-type="float" office:value="4535" table:formula="of:=ABS([.D309]-[.C309])" table:style-name="ce3">
            <text:p>4535</text:p>
          </table:table-cell>
          <table:table-cell office:value-type="float" office:value="37621" table:formula="of:=IFERROR(COM.MICROSOFT.SINGLE(__xludf.dummyfunction(&quot;&quot;&quot;COMPUTED_VALUE&quot;&quot;&quot;));37621)" table:style-name="ce3">
            <text:p>37621</text:p>
          </table:table-cell>
          <table:table-cell office:value-type="float" office:value="0" table:formula="of:=COUNTIF([.D$2:.D1308];[.F309])*[.F30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9748" table:style-name="ce2">
            <text:p>29748</text:p>
          </table:table-cell>
          <table:table-cell office:value-type="float" office:value="28645" table:style-name="ce2">
            <text:p>28645</text:p>
          </table:table-cell>
          <table:table-cell office:value-type="float" office:value="37704" table:style-name="ce3">
            <text:p>37704</text:p>
          </table:table-cell>
          <table:table-cell office:value-type="float" office:value="42276" table:style-name="ce3">
            <text:p>42276</text:p>
          </table:table-cell>
          <table:table-cell office:value-type="float" office:value="4572" table:formula="of:=ABS([.D310]-[.C310])" table:style-name="ce3">
            <text:p>4572</text:p>
          </table:table-cell>
          <table:table-cell office:value-type="float" office:value="37704" table:formula="of:=IFERROR(COM.MICROSOFT.SINGLE(__xludf.dummyfunction(&quot;&quot;&quot;COMPUTED_VALUE&quot;&quot;&quot;));37704)" table:style-name="ce3">
            <text:p>37704</text:p>
          </table:table-cell>
          <table:table-cell office:value-type="float" office:value="0" table:formula="of:=COUNTIF([.D$2:.D1309];[.F310])*[.F31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064" table:style-name="ce2">
            <text:p>94064</text:p>
          </table:table-cell>
          <table:table-cell office:value-type="float" office:value="29440" table:style-name="ce2">
            <text:p>29440</text:p>
          </table:table-cell>
          <table:table-cell office:value-type="float" office:value="37742" table:style-name="ce3">
            <text:p>37742</text:p>
          </table:table-cell>
          <table:table-cell office:value-type="float" office:value="42399" table:style-name="ce3">
            <text:p>42399</text:p>
          </table:table-cell>
          <table:table-cell office:value-type="float" office:value="4657" table:formula="of:=ABS([.D311]-[.C311])" table:style-name="ce3">
            <text:p>4657</text:p>
          </table:table-cell>
          <table:table-cell office:value-type="float" office:value="37742" table:formula="of:=IFERROR(COM.MICROSOFT.SINGLE(__xludf.dummyfunction(&quot;&quot;&quot;COMPUTED_VALUE&quot;&quot;&quot;));37742)" table:style-name="ce3">
            <text:p>37742</text:p>
          </table:table-cell>
          <table:table-cell office:value-type="float" office:value="0" table:formula="of:=COUNTIF([.D$2:.D1310];[.F311])*[.F31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7058" table:style-name="ce2">
            <text:p>67058</text:p>
          </table:table-cell>
          <table:table-cell office:value-type="float" office:value="66296" table:style-name="ce2">
            <text:p>66296</text:p>
          </table:table-cell>
          <table:table-cell office:value-type="float" office:value="37754" table:style-name="ce3">
            <text:p>37754</text:p>
          </table:table-cell>
          <table:table-cell office:value-type="float" office:value="42505" table:style-name="ce3">
            <text:p>42505</text:p>
          </table:table-cell>
          <table:table-cell office:value-type="float" office:value="4751" table:formula="of:=ABS([.D312]-[.C312])" table:style-name="ce3">
            <text:p>4751</text:p>
          </table:table-cell>
          <table:table-cell office:value-type="float" office:value="37754" table:formula="of:=IFERROR(COM.MICROSOFT.SINGLE(__xludf.dummyfunction(&quot;&quot;&quot;COMPUTED_VALUE&quot;&quot;&quot;));37754)" table:style-name="ce3">
            <text:p>37754</text:p>
          </table:table-cell>
          <table:table-cell office:value-type="float" office:value="0" table:formula="of:=COUNTIF([.D$2:.D1311];[.F312])*[.F31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558" table:style-name="ce2">
            <text:p>96558</text:p>
          </table:table-cell>
          <table:table-cell office:value-type="float" office:value="33145" table:style-name="ce2">
            <text:p>33145</text:p>
          </table:table-cell>
          <table:table-cell office:value-type="float" office:value="37793" table:style-name="ce3">
            <text:p>37793</text:p>
          </table:table-cell>
          <table:table-cell office:value-type="float" office:value="42860" table:style-name="ce3">
            <text:p>42860</text:p>
          </table:table-cell>
          <table:table-cell office:value-type="float" office:value="5067" table:formula="of:=ABS([.D313]-[.C313])" table:style-name="ce3">
            <text:p>5067</text:p>
          </table:table-cell>
          <table:table-cell office:value-type="float" office:value="37793" table:formula="of:=IFERROR(COM.MICROSOFT.SINGLE(__xludf.dummyfunction(&quot;&quot;&quot;COMPUTED_VALUE&quot;&quot;&quot;));37793)" table:style-name="ce3">
            <text:p>37793</text:p>
          </table:table-cell>
          <table:table-cell office:value-type="float" office:value="0" table:formula="of:=COUNTIF([.D$2:.D1312];[.F313])*[.F31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211" table:style-name="ce2">
            <text:p>28211</text:p>
          </table:table-cell>
          <table:table-cell office:value-type="float" office:value="60692" table:style-name="ce2">
            <text:p>60692</text:p>
          </table:table-cell>
          <table:table-cell office:value-type="float" office:value="37952" table:style-name="ce3">
            <text:p>37952</text:p>
          </table:table-cell>
          <table:table-cell office:value-type="float" office:value="42934" table:style-name="ce3">
            <text:p>42934</text:p>
          </table:table-cell>
          <table:table-cell office:value-type="float" office:value="4982" table:formula="of:=ABS([.D314]-[.C314])" table:style-name="ce3">
            <text:p>4982</text:p>
          </table:table-cell>
          <table:table-cell office:value-type="float" office:value="37952" table:formula="of:=IFERROR(COM.MICROSOFT.SINGLE(__xludf.dummyfunction(&quot;&quot;&quot;COMPUTED_VALUE&quot;&quot;&quot;));37952)" table:style-name="ce3">
            <text:p>37952</text:p>
          </table:table-cell>
          <table:table-cell office:value-type="float" office:value="0" table:formula="of:=COUNTIF([.D$2:.D1313];[.F314])*[.F31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522" table:style-name="ce2">
            <text:p>83522</text:p>
          </table:table-cell>
          <table:table-cell office:value-type="float" office:value="37461" table:style-name="ce2">
            <text:p>37461</text:p>
          </table:table-cell>
          <table:table-cell office:value-type="float" office:value="37985" table:style-name="ce3">
            <text:p>37985</text:p>
          </table:table-cell>
          <table:table-cell office:value-type="float" office:value="43085" table:style-name="ce3">
            <text:p>43085</text:p>
          </table:table-cell>
          <table:table-cell office:value-type="float" office:value="5100" table:formula="of:=ABS([.D315]-[.C315])" table:style-name="ce3">
            <text:p>5100</text:p>
          </table:table-cell>
          <table:table-cell office:value-type="float" office:value="37985" table:formula="of:=IFERROR(COM.MICROSOFT.SINGLE(__xludf.dummyfunction(&quot;&quot;&quot;COMPUTED_VALUE&quot;&quot;&quot;));37985)" table:style-name="ce3">
            <text:p>37985</text:p>
          </table:table-cell>
          <table:table-cell office:value-type="float" office:value="0" table:formula="of:=COUNTIF([.D$2:.D1314];[.F315])*[.F31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984" table:style-name="ce2">
            <text:p>24984</text:p>
          </table:table-cell>
          <table:table-cell office:value-type="float" office:value="31435" table:style-name="ce2">
            <text:p>31435</text:p>
          </table:table-cell>
          <table:table-cell office:value-type="float" office:value="38009" table:style-name="ce3">
            <text:p>38009</text:p>
          </table:table-cell>
          <table:table-cell office:value-type="float" office:value="43240" table:style-name="ce3">
            <text:p>43240</text:p>
          </table:table-cell>
          <table:table-cell office:value-type="float" office:value="5231" table:formula="of:=ABS([.D316]-[.C316])" table:style-name="ce3">
            <text:p>5231</text:p>
          </table:table-cell>
          <table:table-cell office:value-type="float" office:value="38009" table:formula="of:=IFERROR(COM.MICROSOFT.SINGLE(__xludf.dummyfunction(&quot;&quot;&quot;COMPUTED_VALUE&quot;&quot;&quot;));38009)" table:style-name="ce3">
            <text:p>38009</text:p>
          </table:table-cell>
          <table:table-cell office:value-type="float" office:value="0" table:formula="of:=COUNTIF([.D$2:.D1315];[.F316])*[.F31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3026" table:style-name="ce2">
            <text:p>73026</text:p>
          </table:table-cell>
          <table:table-cell office:value-type="float" office:value="54947" table:style-name="ce2">
            <text:p>54947</text:p>
          </table:table-cell>
          <table:table-cell office:value-type="float" office:value="38354" table:style-name="ce3">
            <text:p>38354</text:p>
          </table:table-cell>
          <table:table-cell office:value-type="float" office:value="43240" table:style-name="ce3">
            <text:p>43240</text:p>
          </table:table-cell>
          <table:table-cell office:value-type="float" office:value="4886" table:formula="of:=ABS([.D317]-[.C317])" table:style-name="ce3">
            <text:p>4886</text:p>
          </table:table-cell>
          <table:table-cell office:value-type="float" office:value="38354" table:formula="of:=IFERROR(COM.MICROSOFT.SINGLE(__xludf.dummyfunction(&quot;&quot;&quot;COMPUTED_VALUE&quot;&quot;&quot;));38354)" table:style-name="ce3">
            <text:p>38354</text:p>
          </table:table-cell>
          <table:table-cell office:value-type="float" office:value="0" table:formula="of:=COUNTIF([.D$2:.D1316];[.F317])*[.F31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7704" table:style-name="ce2">
            <text:p>37704</text:p>
          </table:table-cell>
          <table:table-cell office:value-type="float" office:value="83297" table:style-name="ce2">
            <text:p>83297</text:p>
          </table:table-cell>
          <table:table-cell office:value-type="float" office:value="38460" table:style-name="ce3">
            <text:p>38460</text:p>
          </table:table-cell>
          <table:table-cell office:value-type="float" office:value="43240" table:style-name="ce3">
            <text:p>43240</text:p>
          </table:table-cell>
          <table:table-cell office:value-type="float" office:value="4780" table:formula="of:=ABS([.D318]-[.C318])" table:style-name="ce3">
            <text:p>4780</text:p>
          </table:table-cell>
          <table:table-cell office:value-type="float" office:value="38460" table:formula="of:=IFERROR(COM.MICROSOFT.SINGLE(__xludf.dummyfunction(&quot;&quot;&quot;COMPUTED_VALUE&quot;&quot;&quot;));38460)" table:style-name="ce3">
            <text:p>38460</text:p>
          </table:table-cell>
          <table:table-cell office:value-type="float" office:value="0" table:formula="of:=COUNTIF([.D$2:.D1317];[.F318])*[.F31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679" table:style-name="ce2">
            <text:p>45679</text:p>
          </table:table-cell>
          <table:table-cell office:value-type="float" office:value="12243" table:style-name="ce2">
            <text:p>12243</text:p>
          </table:table-cell>
          <table:table-cell office:value-type="float" office:value="38471" table:style-name="ce3">
            <text:p>38471</text:p>
          </table:table-cell>
          <table:table-cell office:value-type="float" office:value="43240" table:style-name="ce3">
            <text:p>43240</text:p>
          </table:table-cell>
          <table:table-cell office:value-type="float" office:value="4769" table:formula="of:=ABS([.D319]-[.C319])" table:style-name="ce3">
            <text:p>4769</text:p>
          </table:table-cell>
          <table:table-cell office:value-type="float" office:value="38471" table:formula="of:=IFERROR(COM.MICROSOFT.SINGLE(__xludf.dummyfunction(&quot;&quot;&quot;COMPUTED_VALUE&quot;&quot;&quot;));38471)" table:style-name="ce3">
            <text:p>38471</text:p>
          </table:table-cell>
          <table:table-cell office:value-type="float" office:value="0" table:formula="of:=COUNTIF([.D$2:.D1318];[.F319])*[.F31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293" table:style-name="ce2">
            <text:p>59293</text:p>
          </table:table-cell>
          <table:table-cell office:value-type="float" office:value="96287" table:style-name="ce2">
            <text:p>96287</text:p>
          </table:table-cell>
          <table:table-cell office:value-type="float" office:value="38478" table:style-name="ce3">
            <text:p>38478</text:p>
          </table:table-cell>
          <table:table-cell office:value-type="float" office:value="43240" table:style-name="ce3">
            <text:p>43240</text:p>
          </table:table-cell>
          <table:table-cell office:value-type="float" office:value="4762" table:formula="of:=ABS([.D320]-[.C320])" table:style-name="ce3">
            <text:p>4762</text:p>
          </table:table-cell>
          <table:table-cell office:value-type="float" office:value="38478" table:formula="of:=IFERROR(COM.MICROSOFT.SINGLE(__xludf.dummyfunction(&quot;&quot;&quot;COMPUTED_VALUE&quot;&quot;&quot;));38478)" table:style-name="ce3">
            <text:p>38478</text:p>
          </table:table-cell>
          <table:table-cell office:value-type="float" office:value="0" table:formula="of:=COUNTIF([.D$2:.D1319];[.F320])*[.F32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715" table:style-name="ce2">
            <text:p>70715</text:p>
          </table:table-cell>
          <table:table-cell office:value-type="float" office:value="12977" table:style-name="ce2">
            <text:p>12977</text:p>
          </table:table-cell>
          <table:table-cell office:value-type="float" office:value="38627" table:style-name="ce3">
            <text:p>38627</text:p>
          </table:table-cell>
          <table:table-cell office:value-type="float" office:value="43240" table:style-name="ce3">
            <text:p>43240</text:p>
          </table:table-cell>
          <table:table-cell office:value-type="float" office:value="4613" table:formula="of:=ABS([.D321]-[.C321])" table:style-name="ce3">
            <text:p>4613</text:p>
          </table:table-cell>
          <table:table-cell office:value-type="float" office:value="38627" table:formula="of:=IFERROR(COM.MICROSOFT.SINGLE(__xludf.dummyfunction(&quot;&quot;&quot;COMPUTED_VALUE&quot;&quot;&quot;));38627)" table:style-name="ce3">
            <text:p>38627</text:p>
          </table:table-cell>
          <table:table-cell office:value-type="float" office:value="0" table:formula="of:=COUNTIF([.D$2:.D1320];[.F321])*[.F32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300" table:style-name="ce2">
            <text:p>75300</text:p>
          </table:table-cell>
          <table:table-cell office:value-type="float" office:value="92176" table:style-name="ce2">
            <text:p>92176</text:p>
          </table:table-cell>
          <table:table-cell office:value-type="float" office:value="38653" table:style-name="ce3">
            <text:p>38653</text:p>
          </table:table-cell>
          <table:table-cell office:value-type="float" office:value="43240" table:style-name="ce3">
            <text:p>43240</text:p>
          </table:table-cell>
          <table:table-cell office:value-type="float" office:value="4587" table:formula="of:=ABS([.D322]-[.C322])" table:style-name="ce3">
            <text:p>4587</text:p>
          </table:table-cell>
          <table:table-cell office:value-type="float" office:value="38653" table:formula="of:=IFERROR(COM.MICROSOFT.SINGLE(__xludf.dummyfunction(&quot;&quot;&quot;COMPUTED_VALUE&quot;&quot;&quot;));38653)" table:style-name="ce3">
            <text:p>38653</text:p>
          </table:table-cell>
          <table:table-cell office:value-type="float" office:value="0" table:formula="of:=COUNTIF([.D$2:.D1321];[.F322])*[.F32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834" table:style-name="ce2">
            <text:p>47834</text:p>
          </table:table-cell>
          <table:table-cell office:value-type="float" office:value="88660" table:style-name="ce2">
            <text:p>88660</text:p>
          </table:table-cell>
          <table:table-cell office:value-type="float" office:value="38655" table:style-name="ce3">
            <text:p>38655</text:p>
          </table:table-cell>
          <table:table-cell office:value-type="float" office:value="43240" table:style-name="ce3">
            <text:p>43240</text:p>
          </table:table-cell>
          <table:table-cell office:value-type="float" office:value="4585" table:formula="of:=ABS([.D323]-[.C323])" table:style-name="ce3">
            <text:p>4585</text:p>
          </table:table-cell>
          <table:table-cell office:value-type="float" office:value="38655" table:formula="of:=IFERROR(COM.MICROSOFT.SINGLE(__xludf.dummyfunction(&quot;&quot;&quot;COMPUTED_VALUE&quot;&quot;&quot;));38655)" table:style-name="ce3">
            <text:p>38655</text:p>
          </table:table-cell>
          <table:table-cell office:value-type="float" office:value="0" table:formula="of:=COUNTIF([.D$2:.D1322];[.F323])*[.F32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3179" table:style-name="ce2">
            <text:p>73179</text:p>
          </table:table-cell>
          <table:table-cell office:value-type="float" office:value="44568" table:style-name="ce2">
            <text:p>44568</text:p>
          </table:table-cell>
          <table:table-cell office:value-type="float" office:value="38782" table:style-name="ce3">
            <text:p>38782</text:p>
          </table:table-cell>
          <table:table-cell office:value-type="float" office:value="43240" table:style-name="ce3">
            <text:p>43240</text:p>
          </table:table-cell>
          <table:table-cell office:value-type="float" office:value="4458" table:formula="of:=ABS([.D324]-[.C324])" table:style-name="ce3">
            <text:p>4458</text:p>
          </table:table-cell>
          <table:table-cell office:value-type="float" office:value="38782" table:formula="of:=IFERROR(COM.MICROSOFT.SINGLE(__xludf.dummyfunction(&quot;&quot;&quot;COMPUTED_VALUE&quot;&quot;&quot;));38782)" table:style-name="ce3">
            <text:p>38782</text:p>
          </table:table-cell>
          <table:table-cell office:value-type="float" office:value="0" table:formula="of:=COUNTIF([.D$2:.D1323];[.F324])*[.F32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396" table:style-name="ce2">
            <text:p>15396</text:p>
          </table:table-cell>
          <table:table-cell office:value-type="float" office:value="69857" table:style-name="ce2">
            <text:p>69857</text:p>
          </table:table-cell>
          <table:table-cell office:value-type="float" office:value="38979" table:style-name="ce3">
            <text:p>38979</text:p>
          </table:table-cell>
          <table:table-cell office:value-type="float" office:value="43240" table:style-name="ce3">
            <text:p>43240</text:p>
          </table:table-cell>
          <table:table-cell office:value-type="float" office:value="4261" table:formula="of:=ABS([.D325]-[.C325])" table:style-name="ce3">
            <text:p>4261</text:p>
          </table:table-cell>
          <table:table-cell office:value-type="float" office:value="38979" table:formula="of:=IFERROR(COM.MICROSOFT.SINGLE(__xludf.dummyfunction(&quot;&quot;&quot;COMPUTED_VALUE&quot;&quot;&quot;));38979)" table:style-name="ce3">
            <text:p>38979</text:p>
          </table:table-cell>
          <table:table-cell office:value-type="float" office:value="0" table:formula="of:=COUNTIF([.D$2:.D1324];[.F325])*[.F32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3155" table:style-name="ce2">
            <text:p>13155</text:p>
          </table:table-cell>
          <table:table-cell office:value-type="float" office:value="45242" table:style-name="ce2">
            <text:p>45242</text:p>
          </table:table-cell>
          <table:table-cell office:value-type="float" office:value="39183" table:style-name="ce3">
            <text:p>39183</text:p>
          </table:table-cell>
          <table:table-cell office:value-type="float" office:value="43240" table:style-name="ce3">
            <text:p>43240</text:p>
          </table:table-cell>
          <table:table-cell office:value-type="float" office:value="4057" table:formula="of:=ABS([.D326]-[.C326])" table:style-name="ce3">
            <text:p>4057</text:p>
          </table:table-cell>
          <table:table-cell office:value-type="float" office:value="39183" table:formula="of:=IFERROR(COM.MICROSOFT.SINGLE(__xludf.dummyfunction(&quot;&quot;&quot;COMPUTED_VALUE&quot;&quot;&quot;));39183)" table:style-name="ce3">
            <text:p>39183</text:p>
          </table:table-cell>
          <table:table-cell office:value-type="float" office:value="0" table:formula="of:=COUNTIF([.D$2:.D1325];[.F326])*[.F32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322" table:style-name="ce2">
            <text:p>15322</text:p>
          </table:table-cell>
          <table:table-cell office:value-type="float" office:value="40764" table:style-name="ce2">
            <text:p>40764</text:p>
          </table:table-cell>
          <table:table-cell office:value-type="float" office:value="39228" table:style-name="ce3">
            <text:p>39228</text:p>
          </table:table-cell>
          <table:table-cell office:value-type="float" office:value="43240" table:style-name="ce3">
            <text:p>43240</text:p>
          </table:table-cell>
          <table:table-cell office:value-type="float" office:value="4012" table:formula="of:=ABS([.D327]-[.C327])" table:style-name="ce3">
            <text:p>4012</text:p>
          </table:table-cell>
          <table:table-cell office:value-type="float" office:value="39228" table:formula="of:=IFERROR(COM.MICROSOFT.SINGLE(__xludf.dummyfunction(&quot;&quot;&quot;COMPUTED_VALUE&quot;&quot;&quot;));39228)" table:style-name="ce3">
            <text:p>39228</text:p>
          </table:table-cell>
          <table:table-cell office:value-type="float" office:value="0" table:formula="of:=COUNTIF([.D$2:.D1326];[.F327])*[.F32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7738" table:style-name="ce2">
            <text:p>87738</text:p>
          </table:table-cell>
          <table:table-cell office:value-type="float" office:value="44568" table:style-name="ce2">
            <text:p>44568</text:p>
          </table:table-cell>
          <table:table-cell office:value-type="float" office:value="39313" table:style-name="ce3">
            <text:p>39313</text:p>
          </table:table-cell>
          <table:table-cell office:value-type="float" office:value="43517" table:style-name="ce3">
            <text:p>43517</text:p>
          </table:table-cell>
          <table:table-cell office:value-type="float" office:value="4204" table:formula="of:=ABS([.D328]-[.C328])" table:style-name="ce3">
            <text:p>4204</text:p>
          </table:table-cell>
          <table:table-cell office:value-type="float" office:value="39313" table:formula="of:=IFERROR(COM.MICROSOFT.SINGLE(__xludf.dummyfunction(&quot;&quot;&quot;COMPUTED_VALUE&quot;&quot;&quot;));39313)" table:style-name="ce3">
            <text:p>39313</text:p>
          </table:table-cell>
          <table:table-cell office:value-type="float" office:value="0" table:formula="of:=COUNTIF([.D$2:.D1327];[.F328])*[.F32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9228" table:style-name="ce2">
            <text:p>39228</text:p>
          </table:table-cell>
          <table:table-cell office:value-type="float" office:value="63056" table:style-name="ce2">
            <text:p>63056</text:p>
          </table:table-cell>
          <table:table-cell office:value-type="float" office:value="39349" table:style-name="ce3">
            <text:p>39349</text:p>
          </table:table-cell>
          <table:table-cell office:value-type="float" office:value="44296" table:style-name="ce3">
            <text:p>44296</text:p>
          </table:table-cell>
          <table:table-cell office:value-type="float" office:value="4947" table:formula="of:=ABS([.D329]-[.C329])" table:style-name="ce3">
            <text:p>4947</text:p>
          </table:table-cell>
          <table:table-cell office:value-type="float" office:value="39349" table:formula="of:=IFERROR(COM.MICROSOFT.SINGLE(__xludf.dummyfunction(&quot;&quot;&quot;COMPUTED_VALUE&quot;&quot;&quot;));39349)" table:style-name="ce3">
            <text:p>39349</text:p>
          </table:table-cell>
          <table:table-cell office:value-type="float" office:value="0" table:formula="of:=COUNTIF([.D$2:.D1328];[.F329])*[.F32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094" table:style-name="ce2">
            <text:p>10094</text:p>
          </table:table-cell>
          <table:table-cell office:value-type="float" office:value="99306" table:style-name="ce2">
            <text:p>99306</text:p>
          </table:table-cell>
          <table:table-cell office:value-type="float" office:value="39382" table:style-name="ce3">
            <text:p>39382</text:p>
          </table:table-cell>
          <table:table-cell office:value-type="float" office:value="44321" table:style-name="ce3">
            <text:p>44321</text:p>
          </table:table-cell>
          <table:table-cell office:value-type="float" office:value="4939" table:formula="of:=ABS([.D330]-[.C330])" table:style-name="ce3">
            <text:p>4939</text:p>
          </table:table-cell>
          <table:table-cell office:value-type="float" office:value="39382" table:formula="of:=IFERROR(COM.MICROSOFT.SINGLE(__xludf.dummyfunction(&quot;&quot;&quot;COMPUTED_VALUE&quot;&quot;&quot;));39382)" table:style-name="ce3">
            <text:p>39382</text:p>
          </table:table-cell>
          <table:table-cell office:value-type="float" office:value="0" table:formula="of:=COUNTIF([.D$2:.D1329];[.F330])*[.F33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187" table:style-name="ce2">
            <text:p>19187</text:p>
          </table:table-cell>
          <table:table-cell office:value-type="float" office:value="51279" table:style-name="ce2">
            <text:p>51279</text:p>
          </table:table-cell>
          <table:table-cell office:value-type="float" office:value="39662" table:style-name="ce3">
            <text:p>39662</text:p>
          </table:table-cell>
          <table:table-cell office:value-type="float" office:value="44325" table:style-name="ce3">
            <text:p>44325</text:p>
          </table:table-cell>
          <table:table-cell office:value-type="float" office:value="4663" table:formula="of:=ABS([.D331]-[.C331])" table:style-name="ce3">
            <text:p>4663</text:p>
          </table:table-cell>
          <table:table-cell office:value-type="float" office:value="39662" table:formula="of:=IFERROR(COM.MICROSOFT.SINGLE(__xludf.dummyfunction(&quot;&quot;&quot;COMPUTED_VALUE&quot;&quot;&quot;));39662)" table:style-name="ce3">
            <text:p>39662</text:p>
          </table:table-cell>
          <table:table-cell office:value-type="float" office:value="0" table:formula="of:=COUNTIF([.D$2:.D1330];[.F331])*[.F33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608" table:style-name="ce2">
            <text:p>24608</text:p>
          </table:table-cell>
          <table:table-cell office:value-type="float" office:value="66876" table:style-name="ce2">
            <text:p>66876</text:p>
          </table:table-cell>
          <table:table-cell office:value-type="float" office:value="39738" table:style-name="ce3">
            <text:p>39738</text:p>
          </table:table-cell>
          <table:table-cell office:value-type="float" office:value="44374" table:style-name="ce3">
            <text:p>44374</text:p>
          </table:table-cell>
          <table:table-cell office:value-type="float" office:value="4636" table:formula="of:=ABS([.D332]-[.C332])" table:style-name="ce3">
            <text:p>4636</text:p>
          </table:table-cell>
          <table:table-cell office:value-type="float" office:value="39738" table:formula="of:=IFERROR(COM.MICROSOFT.SINGLE(__xludf.dummyfunction(&quot;&quot;&quot;COMPUTED_VALUE&quot;&quot;&quot;));39738)" table:style-name="ce3">
            <text:p>39738</text:p>
          </table:table-cell>
          <table:table-cell office:value-type="float" office:value="0" table:formula="of:=COUNTIF([.D$2:.D1331];[.F332])*[.F33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4188" table:style-name="ce2">
            <text:p>64188</text:p>
          </table:table-cell>
          <table:table-cell office:value-type="float" office:value="17378" table:style-name="ce2">
            <text:p>17378</text:p>
          </table:table-cell>
          <table:table-cell office:value-type="float" office:value="39846" table:style-name="ce3">
            <text:p>39846</text:p>
          </table:table-cell>
          <table:table-cell office:value-type="float" office:value="44402" table:style-name="ce3">
            <text:p>44402</text:p>
          </table:table-cell>
          <table:table-cell office:value-type="float" office:value="4556" table:formula="of:=ABS([.D333]-[.C333])" table:style-name="ce3">
            <text:p>4556</text:p>
          </table:table-cell>
          <table:table-cell office:value-type="float" office:value="39846" table:formula="of:=IFERROR(COM.MICROSOFT.SINGLE(__xludf.dummyfunction(&quot;&quot;&quot;COMPUTED_VALUE&quot;&quot;&quot;));39846)" table:style-name="ce3">
            <text:p>39846</text:p>
          </table:table-cell>
          <table:table-cell office:value-type="float" office:value="0" table:formula="of:=COUNTIF([.D$2:.D1332];[.F333])*[.F33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176" table:style-name="ce2">
            <text:p>92176</text:p>
          </table:table-cell>
          <table:table-cell office:value-type="float" office:value="34202" table:style-name="ce2">
            <text:p>34202</text:p>
          </table:table-cell>
          <table:table-cell office:value-type="float" office:value="39862" table:style-name="ce3">
            <text:p>39862</text:p>
          </table:table-cell>
          <table:table-cell office:value-type="float" office:value="44500" table:style-name="ce3">
            <text:p>44500</text:p>
          </table:table-cell>
          <table:table-cell office:value-type="float" office:value="4638" table:formula="of:=ABS([.D334]-[.C334])" table:style-name="ce3">
            <text:p>4638</text:p>
          </table:table-cell>
          <table:table-cell office:value-type="float" office:value="39862" table:formula="of:=IFERROR(COM.MICROSOFT.SINGLE(__xludf.dummyfunction(&quot;&quot;&quot;COMPUTED_VALUE&quot;&quot;&quot;));39862)" table:style-name="ce3">
            <text:p>39862</text:p>
          </table:table-cell>
          <table:table-cell office:value-type="float" office:value="0" table:formula="of:=COUNTIF([.D$2:.D1333];[.F334])*[.F33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7181" table:style-name="ce2">
            <text:p>27181</text:p>
          </table:table-cell>
          <table:table-cell office:value-type="float" office:value="94666" table:style-name="ce2">
            <text:p>94666</text:p>
          </table:table-cell>
          <table:table-cell office:value-type="float" office:value="40097" table:style-name="ce3">
            <text:p>40097</text:p>
          </table:table-cell>
          <table:table-cell office:value-type="float" office:value="44536" table:style-name="ce3">
            <text:p>44536</text:p>
          </table:table-cell>
          <table:table-cell office:value-type="float" office:value="4439" table:formula="of:=ABS([.D335]-[.C335])" table:style-name="ce3">
            <text:p>4439</text:p>
          </table:table-cell>
          <table:table-cell office:value-type="float" office:value="40097" table:formula="of:=IFERROR(COM.MICROSOFT.SINGLE(__xludf.dummyfunction(&quot;&quot;&quot;COMPUTED_VALUE&quot;&quot;&quot;));40097)" table:style-name="ce3">
            <text:p>40097</text:p>
          </table:table-cell>
          <table:table-cell office:value-type="float" office:value="0" table:formula="of:=COUNTIF([.D$2:.D1334];[.F335])*[.F33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5568" table:style-name="ce2">
            <text:p>25568</text:p>
          </table:table-cell>
          <table:table-cell office:value-type="float" office:value="21800" table:style-name="ce2">
            <text:p>21800</text:p>
          </table:table-cell>
          <table:table-cell office:value-type="float" office:value="40150" table:style-name="ce3">
            <text:p>40150</text:p>
          </table:table-cell>
          <table:table-cell office:value-type="float" office:value="44568" table:style-name="ce3">
            <text:p>44568</text:p>
          </table:table-cell>
          <table:table-cell office:value-type="float" office:value="4418" table:formula="of:=ABS([.D336]-[.C336])" table:style-name="ce3">
            <text:p>4418</text:p>
          </table:table-cell>
          <table:table-cell office:value-type="float" office:value="40150" table:formula="of:=IFERROR(COM.MICROSOFT.SINGLE(__xludf.dummyfunction(&quot;&quot;&quot;COMPUTED_VALUE&quot;&quot;&quot;));40150)" table:style-name="ce3">
            <text:p>40150</text:p>
          </table:table-cell>
          <table:table-cell office:value-type="float" office:value="0" table:formula="of:=COUNTIF([.D$2:.D1335];[.F336])*[.F33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3269" table:style-name="ce2">
            <text:p>23269</text:p>
          </table:table-cell>
          <table:table-cell office:value-type="float" office:value="79101" table:style-name="ce2">
            <text:p>79101</text:p>
          </table:table-cell>
          <table:table-cell office:value-type="float" office:value="40229" table:style-name="ce3">
            <text:p>40229</text:p>
          </table:table-cell>
          <table:table-cell office:value-type="float" office:value="44568" table:style-name="ce3">
            <text:p>44568</text:p>
          </table:table-cell>
          <table:table-cell office:value-type="float" office:value="4339" table:formula="of:=ABS([.D337]-[.C337])" table:style-name="ce3">
            <text:p>4339</text:p>
          </table:table-cell>
          <table:table-cell office:value-type="float" office:value="40229" table:formula="of:=IFERROR(COM.MICROSOFT.SINGLE(__xludf.dummyfunction(&quot;&quot;&quot;COMPUTED_VALUE&quot;&quot;&quot;));40229)" table:style-name="ce3">
            <text:p>40229</text:p>
          </table:table-cell>
          <table:table-cell office:value-type="float" office:value="0" table:formula="of:=COUNTIF([.D$2:.D1336];[.F337])*[.F33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3632" table:style-name="ce2">
            <text:p>73632</text:p>
          </table:table-cell>
          <table:table-cell office:value-type="float" office:value="83094" table:style-name="ce2">
            <text:p>83094</text:p>
          </table:table-cell>
          <table:table-cell office:value-type="float" office:value="40254" table:style-name="ce3">
            <text:p>40254</text:p>
          </table:table-cell>
          <table:table-cell office:value-type="float" office:value="44568" table:style-name="ce3">
            <text:p>44568</text:p>
          </table:table-cell>
          <table:table-cell office:value-type="float" office:value="4314" table:formula="of:=ABS([.D338]-[.C338])" table:style-name="ce3">
            <text:p>4314</text:p>
          </table:table-cell>
          <table:table-cell office:value-type="float" office:value="40254" table:formula="of:=IFERROR(COM.MICROSOFT.SINGLE(__xludf.dummyfunction(&quot;&quot;&quot;COMPUTED_VALUE&quot;&quot;&quot;));40254)" table:style-name="ce3">
            <text:p>40254</text:p>
          </table:table-cell>
          <table:table-cell office:value-type="float" office:value="0" table:formula="of:=COUNTIF([.D$2:.D1337];[.F338])*[.F33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6443" table:style-name="ce2">
            <text:p>76443</text:p>
          </table:table-cell>
          <table:table-cell office:value-type="float" office:value="79253" table:style-name="ce2">
            <text:p>79253</text:p>
          </table:table-cell>
          <table:table-cell office:value-type="float" office:value="40690" table:style-name="ce3">
            <text:p>40690</text:p>
          </table:table-cell>
          <table:table-cell office:value-type="float" office:value="44568" table:style-name="ce3">
            <text:p>44568</text:p>
          </table:table-cell>
          <table:table-cell office:value-type="float" office:value="3878" table:formula="of:=ABS([.D339]-[.C339])" table:style-name="ce3">
            <text:p>3878</text:p>
          </table:table-cell>
          <table:table-cell office:value-type="float" office:value="40690" table:formula="of:=IFERROR(COM.MICROSOFT.SINGLE(__xludf.dummyfunction(&quot;&quot;&quot;COMPUTED_VALUE&quot;&quot;&quot;));40690)" table:style-name="ce3">
            <text:p>40690</text:p>
          </table:table-cell>
          <table:table-cell office:value-type="float" office:value="0" table:formula="of:=COUNTIF([.D$2:.D1338];[.F339])*[.F33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0395" table:style-name="ce2">
            <text:p>50395</text:p>
          </table:table-cell>
          <table:table-cell office:value-type="float" office:value="40764" table:style-name="ce2">
            <text:p>40764</text:p>
          </table:table-cell>
          <table:table-cell office:value-type="float" office:value="40694" table:style-name="ce3">
            <text:p>40694</text:p>
          </table:table-cell>
          <table:table-cell office:value-type="float" office:value="44568" table:style-name="ce3">
            <text:p>44568</text:p>
          </table:table-cell>
          <table:table-cell office:value-type="float" office:value="3874" table:formula="of:=ABS([.D340]-[.C340])" table:style-name="ce3">
            <text:p>3874</text:p>
          </table:table-cell>
          <table:table-cell office:value-type="float" office:value="40694" table:formula="of:=IFERROR(COM.MICROSOFT.SINGLE(__xludf.dummyfunction(&quot;&quot;&quot;COMPUTED_VALUE&quot;&quot;&quot;));40694)" table:style-name="ce3">
            <text:p>40694</text:p>
          </table:table-cell>
          <table:table-cell office:value-type="float" office:value="0" table:formula="of:=COUNTIF([.D$2:.D1339];[.F340])*[.F34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5389" table:style-name="ce2">
            <text:p>95389</text:p>
          </table:table-cell>
          <table:table-cell office:value-type="float" office:value="12857" table:style-name="ce2">
            <text:p>12857</text:p>
          </table:table-cell>
          <table:table-cell office:value-type="float" office:value="40764" table:style-name="ce3">
            <text:p>40764</text:p>
          </table:table-cell>
          <table:table-cell office:value-type="float" office:value="44568" table:style-name="ce3">
            <text:p>44568</text:p>
          </table:table-cell>
          <table:table-cell office:value-type="float" office:value="3804" table:formula="of:=ABS([.D341]-[.C341])" table:style-name="ce3">
            <text:p>3804</text:p>
          </table:table-cell>
          <table:table-cell office:value-type="float" office:value="40764" table:formula="of:=IFERROR(COM.MICROSOFT.SINGLE(__xludf.dummyfunction(&quot;&quot;&quot;COMPUTED_VALUE&quot;&quot;&quot;));40764)" table:style-name="ce3">
            <text:p>40764</text:p>
          </table:table-cell>
          <table:table-cell office:value-type="float" office:value="570696" table:formula="of:=COUNTIF([.D$2:.D1340];[.F341])*[.F341]" table:style-name="ce3">
            <text:p>570696</text:p>
          </table:table-cell>
          <table:table-cell table:number-columns-repeated="16377"/>
        </table:table-row>
        <table:table-row table:style-name="ro1">
          <table:table-cell office:value-type="float" office:value="37621" table:style-name="ce2">
            <text:p>37621</text:p>
          </table:table-cell>
          <table:table-cell office:value-type="float" office:value="76935" table:style-name="ce2">
            <text:p>76935</text:p>
          </table:table-cell>
          <table:table-cell office:value-type="float" office:value="40895" table:style-name="ce3">
            <text:p>40895</text:p>
          </table:table-cell>
          <table:table-cell office:value-type="float" office:value="44568" table:style-name="ce3">
            <text:p>44568</text:p>
          </table:table-cell>
          <table:table-cell office:value-type="float" office:value="3673" table:formula="of:=ABS([.D342]-[.C342])" table:style-name="ce3">
            <text:p>3673</text:p>
          </table:table-cell>
          <table:table-cell office:value-type="float" office:value="40895" table:formula="of:=IFERROR(COM.MICROSOFT.SINGLE(__xludf.dummyfunction(&quot;&quot;&quot;COMPUTED_VALUE&quot;&quot;&quot;));40895)" table:style-name="ce3">
            <text:p>40895</text:p>
          </table:table-cell>
          <table:table-cell office:value-type="float" office:value="0" table:formula="of:=COUNTIF([.D$2:.D1341];[.F342])*[.F34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8105" table:style-name="ce2">
            <text:p>98105</text:p>
          </table:table-cell>
          <table:table-cell office:value-type="float" office:value="83297" table:style-name="ce2">
            <text:p>83297</text:p>
          </table:table-cell>
          <table:table-cell office:value-type="float" office:value="40972" table:style-name="ce3">
            <text:p>40972</text:p>
          </table:table-cell>
          <table:table-cell office:value-type="float" office:value="44568" table:style-name="ce3">
            <text:p>44568</text:p>
          </table:table-cell>
          <table:table-cell office:value-type="float" office:value="3596" table:formula="of:=ABS([.D343]-[.C343])" table:style-name="ce3">
            <text:p>3596</text:p>
          </table:table-cell>
          <table:table-cell office:value-type="float" office:value="40972" table:formula="of:=IFERROR(COM.MICROSOFT.SINGLE(__xludf.dummyfunction(&quot;&quot;&quot;COMPUTED_VALUE&quot;&quot;&quot;));40972)" table:style-name="ce3">
            <text:p>40972</text:p>
          </table:table-cell>
          <table:table-cell office:value-type="float" office:value="0" table:formula="of:=COUNTIF([.D$2:.D1342];[.F343])*[.F34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329" table:style-name="ce2">
            <text:p>52329</text:p>
          </table:table-cell>
          <table:table-cell office:value-type="float" office:value="70935" table:style-name="ce2">
            <text:p>70935</text:p>
          </table:table-cell>
          <table:table-cell office:value-type="float" office:value="41070" table:style-name="ce3">
            <text:p>41070</text:p>
          </table:table-cell>
          <table:table-cell office:value-type="float" office:value="44568" table:style-name="ce3">
            <text:p>44568</text:p>
          </table:table-cell>
          <table:table-cell office:value-type="float" office:value="3498" table:formula="of:=ABS([.D344]-[.C344])" table:style-name="ce3">
            <text:p>3498</text:p>
          </table:table-cell>
          <table:table-cell office:value-type="float" office:value="41070" table:formula="of:=IFERROR(COM.MICROSOFT.SINGLE(__xludf.dummyfunction(&quot;&quot;&quot;COMPUTED_VALUE&quot;&quot;&quot;));41070)" table:style-name="ce3">
            <text:p>41070</text:p>
          </table:table-cell>
          <table:table-cell office:value-type="float" office:value="0" table:formula="of:=COUNTIF([.D$2:.D1343];[.F344])*[.F34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2302" table:style-name="ce2">
            <text:p>22302</text:p>
          </table:table-cell>
          <table:table-cell office:value-type="float" office:value="11041" table:style-name="ce2">
            <text:p>11041</text:p>
          </table:table-cell>
          <table:table-cell office:value-type="float" office:value="41091" table:style-name="ce3">
            <text:p>41091</text:p>
          </table:table-cell>
          <table:table-cell office:value-type="float" office:value="44568" table:style-name="ce3">
            <text:p>44568</text:p>
          </table:table-cell>
          <table:table-cell office:value-type="float" office:value="3477" table:formula="of:=ABS([.D345]-[.C345])" table:style-name="ce3">
            <text:p>3477</text:p>
          </table:table-cell>
          <table:table-cell office:value-type="float" office:value="41091" table:formula="of:=IFERROR(COM.MICROSOFT.SINGLE(__xludf.dummyfunction(&quot;&quot;&quot;COMPUTED_VALUE&quot;&quot;&quot;));41091)" table:style-name="ce3">
            <text:p>41091</text:p>
          </table:table-cell>
          <table:table-cell office:value-type="float" office:value="0" table:formula="of:=COUNTIF([.D$2:.D1344];[.F345])*[.F34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359" table:style-name="ce2">
            <text:p>21359</text:p>
          </table:table-cell>
          <table:table-cell office:value-type="float" office:value="68822" table:style-name="ce2">
            <text:p>68822</text:p>
          </table:table-cell>
          <table:table-cell office:value-type="float" office:value="41155" table:style-name="ce3">
            <text:p>41155</text:p>
          </table:table-cell>
          <table:table-cell office:value-type="float" office:value="44568" table:style-name="ce3">
            <text:p>44568</text:p>
          </table:table-cell>
          <table:table-cell office:value-type="float" office:value="3413" table:formula="of:=ABS([.D346]-[.C346])" table:style-name="ce3">
            <text:p>3413</text:p>
          </table:table-cell>
          <table:table-cell office:value-type="float" office:value="41155" table:formula="of:=IFERROR(COM.MICROSOFT.SINGLE(__xludf.dummyfunction(&quot;&quot;&quot;COMPUTED_VALUE&quot;&quot;&quot;));41155)" table:style-name="ce3">
            <text:p>41155</text:p>
          </table:table-cell>
          <table:table-cell office:value-type="float" office:value="0" table:formula="of:=COUNTIF([.D$2:.D1345];[.F346])*[.F34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409" table:style-name="ce2">
            <text:p>85409</text:p>
          </table:table-cell>
          <table:table-cell office:value-type="float" office:value="61115" table:style-name="ce2">
            <text:p>61115</text:p>
          </table:table-cell>
          <table:table-cell office:value-type="float" office:value="41157" table:style-name="ce3">
            <text:p>41157</text:p>
          </table:table-cell>
          <table:table-cell office:value-type="float" office:value="44568" table:style-name="ce3">
            <text:p>44568</text:p>
          </table:table-cell>
          <table:table-cell office:value-type="float" office:value="3411" table:formula="of:=ABS([.D347]-[.C347])" table:style-name="ce3">
            <text:p>3411</text:p>
          </table:table-cell>
          <table:table-cell office:value-type="float" office:value="41157" table:formula="of:=IFERROR(COM.MICROSOFT.SINGLE(__xludf.dummyfunction(&quot;&quot;&quot;COMPUTED_VALUE&quot;&quot;&quot;));41157)" table:style-name="ce3">
            <text:p>41157</text:p>
          </table:table-cell>
          <table:table-cell office:value-type="float" office:value="0" table:formula="of:=COUNTIF([.D$2:.D1346];[.F347])*[.F34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8562" table:style-name="ce2">
            <text:p>78562</text:p>
          </table:table-cell>
          <table:table-cell office:value-type="float" office:value="66999" table:style-name="ce2">
            <text:p>66999</text:p>
          </table:table-cell>
          <table:table-cell office:value-type="float" office:value="41309" table:style-name="ce3">
            <text:p>41309</text:p>
          </table:table-cell>
          <table:table-cell office:value-type="float" office:value="44568" table:style-name="ce3">
            <text:p>44568</text:p>
          </table:table-cell>
          <table:table-cell office:value-type="float" office:value="3259" table:formula="of:=ABS([.D348]-[.C348])" table:style-name="ce3">
            <text:p>3259</text:p>
          </table:table-cell>
          <table:table-cell office:value-type="float" office:value="41309" table:formula="of:=IFERROR(COM.MICROSOFT.SINGLE(__xludf.dummyfunction(&quot;&quot;&quot;COMPUTED_VALUE&quot;&quot;&quot;));41309)" table:style-name="ce3">
            <text:p>41309</text:p>
          </table:table-cell>
          <table:table-cell office:value-type="float" office:value="0" table:formula="of:=COUNTIF([.D$2:.D1347];[.F348])*[.F34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124" table:style-name="ce2">
            <text:p>80124</text:p>
          </table:table-cell>
          <table:table-cell office:value-type="float" office:value="12495" table:style-name="ce2">
            <text:p>12495</text:p>
          </table:table-cell>
          <table:table-cell office:value-type="float" office:value="41429" table:style-name="ce3">
            <text:p>41429</text:p>
          </table:table-cell>
          <table:table-cell office:value-type="float" office:value="44568" table:style-name="ce3">
            <text:p>44568</text:p>
          </table:table-cell>
          <table:table-cell office:value-type="float" office:value="3139" table:formula="of:=ABS([.D349]-[.C349])" table:style-name="ce3">
            <text:p>3139</text:p>
          </table:table-cell>
          <table:table-cell office:value-type="float" office:value="41429" table:formula="of:=IFERROR(COM.MICROSOFT.SINGLE(__xludf.dummyfunction(&quot;&quot;&quot;COMPUTED_VALUE&quot;&quot;&quot;));41429)" table:style-name="ce3">
            <text:p>41429</text:p>
          </table:table-cell>
          <table:table-cell office:value-type="float" office:value="0" table:formula="of:=COUNTIF([.D$2:.D1348];[.F349])*[.F34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7657" table:style-name="ce2">
            <text:p>27657</text:p>
          </table:table-cell>
          <table:table-cell office:value-type="float" office:value="85353" table:style-name="ce2">
            <text:p>85353</text:p>
          </table:table-cell>
          <table:table-cell office:value-type="float" office:value="41635" table:style-name="ce3">
            <text:p>41635</text:p>
          </table:table-cell>
          <table:table-cell office:value-type="float" office:value="44568" table:style-name="ce3">
            <text:p>44568</text:p>
          </table:table-cell>
          <table:table-cell office:value-type="float" office:value="2933" table:formula="of:=ABS([.D350]-[.C350])" table:style-name="ce3">
            <text:p>2933</text:p>
          </table:table-cell>
          <table:table-cell office:value-type="float" office:value="41635" table:formula="of:=IFERROR(COM.MICROSOFT.SINGLE(__xludf.dummyfunction(&quot;&quot;&quot;COMPUTED_VALUE&quot;&quot;&quot;));41635)" table:style-name="ce3">
            <text:p>41635</text:p>
          </table:table-cell>
          <table:table-cell office:value-type="float" office:value="0" table:formula="of:=COUNTIF([.D$2:.D1349];[.F350])*[.F35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050" table:style-name="ce2">
            <text:p>21050</text:p>
          </table:table-cell>
          <table:table-cell office:value-type="float" office:value="89257" table:style-name="ce2">
            <text:p>89257</text:p>
          </table:table-cell>
          <table:table-cell office:value-type="float" office:value="41654" table:style-name="ce3">
            <text:p>41654</text:p>
          </table:table-cell>
          <table:table-cell office:value-type="float" office:value="44568" table:style-name="ce3">
            <text:p>44568</text:p>
          </table:table-cell>
          <table:table-cell office:value-type="float" office:value="2914" table:formula="of:=ABS([.D351]-[.C351])" table:style-name="ce3">
            <text:p>2914</text:p>
          </table:table-cell>
          <table:table-cell office:value-type="float" office:value="41654" table:formula="of:=IFERROR(COM.MICROSOFT.SINGLE(__xludf.dummyfunction(&quot;&quot;&quot;COMPUTED_VALUE&quot;&quot;&quot;));41654)" table:style-name="ce3">
            <text:p>41654</text:p>
          </table:table-cell>
          <table:table-cell office:value-type="float" office:value="0" table:formula="of:=COUNTIF([.D$2:.D1350];[.F351])*[.F35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9720" table:style-name="ce2">
            <text:p>99720</text:p>
          </table:table-cell>
          <table:table-cell office:value-type="float" office:value="24490" table:style-name="ce2">
            <text:p>24490</text:p>
          </table:table-cell>
          <table:table-cell office:value-type="float" office:value="41731" table:style-name="ce3">
            <text:p>41731</text:p>
          </table:table-cell>
          <table:table-cell office:value-type="float" office:value="44568" table:style-name="ce3">
            <text:p>44568</text:p>
          </table:table-cell>
          <table:table-cell office:value-type="float" office:value="2837" table:formula="of:=ABS([.D352]-[.C352])" table:style-name="ce3">
            <text:p>2837</text:p>
          </table:table-cell>
          <table:table-cell office:value-type="float" office:value="41731" table:formula="of:=IFERROR(COM.MICROSOFT.SINGLE(__xludf.dummyfunction(&quot;&quot;&quot;COMPUTED_VALUE&quot;&quot;&quot;));41731)" table:style-name="ce3">
            <text:p>41731</text:p>
          </table:table-cell>
          <table:table-cell office:value-type="float" office:value="0" table:formula="of:=COUNTIF([.D$2:.D1351];[.F352])*[.F35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4473" table:style-name="ce2">
            <text:p>34473</text:p>
          </table:table-cell>
          <table:table-cell office:value-type="float" office:value="60692" table:style-name="ce2">
            <text:p>60692</text:p>
          </table:table-cell>
          <table:table-cell office:value-type="float" office:value="41757" table:style-name="ce3">
            <text:p>41757</text:p>
          </table:table-cell>
          <table:table-cell office:value-type="float" office:value="44568" table:style-name="ce3">
            <text:p>44568</text:p>
          </table:table-cell>
          <table:table-cell office:value-type="float" office:value="2811" table:formula="of:=ABS([.D353]-[.C353])" table:style-name="ce3">
            <text:p>2811</text:p>
          </table:table-cell>
          <table:table-cell office:value-type="float" office:value="41757" table:formula="of:=IFERROR(COM.MICROSOFT.SINGLE(__xludf.dummyfunction(&quot;&quot;&quot;COMPUTED_VALUE&quot;&quot;&quot;));41757)" table:style-name="ce3">
            <text:p>41757</text:p>
          </table:table-cell>
          <table:table-cell office:value-type="float" office:value="0" table:formula="of:=COUNTIF([.D$2:.D1352];[.F353])*[.F35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0097" table:style-name="ce2">
            <text:p>40097</text:p>
          </table:table-cell>
          <table:table-cell office:value-type="float" office:value="28645" table:style-name="ce2">
            <text:p>28645</text:p>
          </table:table-cell>
          <table:table-cell office:value-type="float" office:value="41971" table:style-name="ce3">
            <text:p>41971</text:p>
          </table:table-cell>
          <table:table-cell office:value-type="float" office:value="44568" table:style-name="ce3">
            <text:p>44568</text:p>
          </table:table-cell>
          <table:table-cell office:value-type="float" office:value="2597" table:formula="of:=ABS([.D354]-[.C354])" table:style-name="ce3">
            <text:p>2597</text:p>
          </table:table-cell>
          <table:table-cell office:value-type="float" office:value="41971" table:formula="of:=IFERROR(COM.MICROSOFT.SINGLE(__xludf.dummyfunction(&quot;&quot;&quot;COMPUTED_VALUE&quot;&quot;&quot;));41971)" table:style-name="ce3">
            <text:p>41971</text:p>
          </table:table-cell>
          <table:table-cell office:value-type="float" office:value="0" table:formula="of:=COUNTIF([.D$2:.D1353];[.F354])*[.F35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1499" table:style-name="ce2">
            <text:p>71499</text:p>
          </table:table-cell>
          <table:table-cell office:value-type="float" office:value="89052" table:style-name="ce2">
            <text:p>89052</text:p>
          </table:table-cell>
          <table:table-cell office:value-type="float" office:value="42239" table:style-name="ce3">
            <text:p>42239</text:p>
          </table:table-cell>
          <table:table-cell office:value-type="float" office:value="44568" table:style-name="ce3">
            <text:p>44568</text:p>
          </table:table-cell>
          <table:table-cell office:value-type="float" office:value="2329" table:formula="of:=ABS([.D355]-[.C355])" table:style-name="ce3">
            <text:p>2329</text:p>
          </table:table-cell>
          <table:table-cell office:value-type="float" office:value="42239" table:formula="of:=IFERROR(COM.MICROSOFT.SINGLE(__xludf.dummyfunction(&quot;&quot;&quot;COMPUTED_VALUE&quot;&quot;&quot;));42239)" table:style-name="ce3">
            <text:p>42239</text:p>
          </table:table-cell>
          <table:table-cell office:value-type="float" office:value="0" table:formula="of:=COUNTIF([.D$2:.D1354];[.F355])*[.F35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699" table:style-name="ce2">
            <text:p>14699</text:p>
          </table:table-cell>
          <table:table-cell office:value-type="float" office:value="66369" table:style-name="ce2">
            <text:p>66369</text:p>
          </table:table-cell>
          <table:table-cell office:value-type="float" office:value="42313" table:style-name="ce3">
            <text:p>42313</text:p>
          </table:table-cell>
          <table:table-cell office:value-type="float" office:value="44679" table:style-name="ce3">
            <text:p>44679</text:p>
          </table:table-cell>
          <table:table-cell office:value-type="float" office:value="2366" table:formula="of:=ABS([.D356]-[.C356])" table:style-name="ce3">
            <text:p>2366</text:p>
          </table:table-cell>
          <table:table-cell office:value-type="float" office:value="42313" table:formula="of:=IFERROR(COM.MICROSOFT.SINGLE(__xludf.dummyfunction(&quot;&quot;&quot;COMPUTED_VALUE&quot;&quot;&quot;));42313)" table:style-name="ce3">
            <text:p>42313</text:p>
          </table:table-cell>
          <table:table-cell office:value-type="float" office:value="0" table:formula="of:=COUNTIF([.D$2:.D1355];[.F356])*[.F35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9662" table:style-name="ce2">
            <text:p>39662</text:p>
          </table:table-cell>
          <table:table-cell office:value-type="float" office:value="30699" table:style-name="ce2">
            <text:p>30699</text:p>
          </table:table-cell>
          <table:table-cell office:value-type="float" office:value="42407" table:style-name="ce3">
            <text:p>42407</text:p>
          </table:table-cell>
          <table:table-cell office:value-type="float" office:value="44754" table:style-name="ce3">
            <text:p>44754</text:p>
          </table:table-cell>
          <table:table-cell office:value-type="float" office:value="2347" table:formula="of:=ABS([.D357]-[.C357])" table:style-name="ce3">
            <text:p>2347</text:p>
          </table:table-cell>
          <table:table-cell office:value-type="float" office:value="42407" table:formula="of:=IFERROR(COM.MICROSOFT.SINGLE(__xludf.dummyfunction(&quot;&quot;&quot;COMPUTED_VALUE&quot;&quot;&quot;));42407)" table:style-name="ce3">
            <text:p>42407</text:p>
          </table:table-cell>
          <table:table-cell office:value-type="float" office:value="0" table:formula="of:=COUNTIF([.D$2:.D1356];[.F357])*[.F35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126" table:style-name="ce2">
            <text:p>10126</text:p>
          </table:table-cell>
          <table:table-cell office:value-type="float" office:value="90582" table:style-name="ce2">
            <text:p>90582</text:p>
          </table:table-cell>
          <table:table-cell office:value-type="float" office:value="42510" table:style-name="ce3">
            <text:p>42510</text:p>
          </table:table-cell>
          <table:table-cell office:value-type="float" office:value="45242" table:style-name="ce3">
            <text:p>45242</text:p>
          </table:table-cell>
          <table:table-cell office:value-type="float" office:value="2732" table:formula="of:=ABS([.D358]-[.C358])" table:style-name="ce3">
            <text:p>2732</text:p>
          </table:table-cell>
          <table:table-cell office:value-type="float" office:value="42510" table:formula="of:=IFERROR(COM.MICROSOFT.SINGLE(__xludf.dummyfunction(&quot;&quot;&quot;COMPUTED_VALUE&quot;&quot;&quot;));42510)" table:style-name="ce3">
            <text:p>42510</text:p>
          </table:table-cell>
          <table:table-cell office:value-type="float" office:value="0" table:formula="of:=COUNTIF([.D$2:.D1357];[.F358])*[.F35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882" table:style-name="ce2">
            <text:p>70882</text:p>
          </table:table-cell>
          <table:table-cell office:value-type="float" office:value="41277" table:style-name="ce2">
            <text:p>41277</text:p>
          </table:table-cell>
          <table:table-cell office:value-type="float" office:value="42946" table:style-name="ce3">
            <text:p>42946</text:p>
          </table:table-cell>
          <table:table-cell office:value-type="float" office:value="45811" table:style-name="ce3">
            <text:p>45811</text:p>
          </table:table-cell>
          <table:table-cell office:value-type="float" office:value="2865" table:formula="of:=ABS([.D359]-[.C359])" table:style-name="ce3">
            <text:p>2865</text:p>
          </table:table-cell>
          <table:table-cell office:value-type="float" office:value="42946" table:formula="of:=IFERROR(COM.MICROSOFT.SINGLE(__xludf.dummyfunction(&quot;&quot;&quot;COMPUTED_VALUE&quot;&quot;&quot;));42946)" table:style-name="ce3">
            <text:p>42946</text:p>
          </table:table-cell>
          <table:table-cell office:value-type="float" office:value="0" table:formula="of:=COUNTIF([.D$2:.D1358];[.F359])*[.F35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3822" table:style-name="ce2">
            <text:p>53822</text:p>
          </table:table-cell>
          <table:table-cell office:value-type="float" office:value="88374" table:style-name="ce2">
            <text:p>88374</text:p>
          </table:table-cell>
          <table:table-cell office:value-type="float" office:value="42999" table:style-name="ce3">
            <text:p>42999</text:p>
          </table:table-cell>
          <table:table-cell office:value-type="float" office:value="45854" table:style-name="ce3">
            <text:p>45854</text:p>
          </table:table-cell>
          <table:table-cell office:value-type="float" office:value="2855" table:formula="of:=ABS([.D360]-[.C360])" table:style-name="ce3">
            <text:p>2855</text:p>
          </table:table-cell>
          <table:table-cell office:value-type="float" office:value="42999" table:formula="of:=IFERROR(COM.MICROSOFT.SINGLE(__xludf.dummyfunction(&quot;&quot;&quot;COMPUTED_VALUE&quot;&quot;&quot;));42999)" table:style-name="ce3">
            <text:p>42999</text:p>
          </table:table-cell>
          <table:table-cell office:value-type="float" office:value="0" table:formula="of:=COUNTIF([.D$2:.D1359];[.F360])*[.F36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6814" table:style-name="ce2">
            <text:p>26814</text:p>
          </table:table-cell>
          <table:table-cell office:value-type="float" office:value="44568" table:style-name="ce2">
            <text:p>44568</text:p>
          </table:table-cell>
          <table:table-cell office:value-type="float" office:value="43057" table:style-name="ce3">
            <text:p>43057</text:p>
          </table:table-cell>
          <table:table-cell office:value-type="float" office:value="45981" table:style-name="ce3">
            <text:p>45981</text:p>
          </table:table-cell>
          <table:table-cell office:value-type="float" office:value="2924" table:formula="of:=ABS([.D361]-[.C361])" table:style-name="ce3">
            <text:p>2924</text:p>
          </table:table-cell>
          <table:table-cell office:value-type="float" office:value="43057" table:formula="of:=IFERROR(COM.MICROSOFT.SINGLE(__xludf.dummyfunction(&quot;&quot;&quot;COMPUTED_VALUE&quot;&quot;&quot;));43057)" table:style-name="ce3">
            <text:p>43057</text:p>
          </table:table-cell>
          <table:table-cell office:value-type="float" office:value="0" table:formula="of:=COUNTIF([.D$2:.D1360];[.F361])*[.F36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6613" table:style-name="ce2">
            <text:p>46613</text:p>
          </table:table-cell>
          <table:table-cell office:value-type="float" office:value="19368" table:style-name="ce2">
            <text:p>19368</text:p>
          </table:table-cell>
          <table:table-cell office:value-type="float" office:value="43063" table:style-name="ce3">
            <text:p>43063</text:p>
          </table:table-cell>
          <table:table-cell office:value-type="float" office:value="46029" table:style-name="ce3">
            <text:p>46029</text:p>
          </table:table-cell>
          <table:table-cell office:value-type="float" office:value="2966" table:formula="of:=ABS([.D362]-[.C362])" table:style-name="ce3">
            <text:p>2966</text:p>
          </table:table-cell>
          <table:table-cell office:value-type="float" office:value="43063" table:formula="of:=IFERROR(COM.MICROSOFT.SINGLE(__xludf.dummyfunction(&quot;&quot;&quot;COMPUTED_VALUE&quot;&quot;&quot;));43063)" table:style-name="ce3">
            <text:p>43063</text:p>
          </table:table-cell>
          <table:table-cell office:value-type="float" office:value="0" table:formula="of:=COUNTIF([.D$2:.D1361];[.F362])*[.F36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821" table:style-name="ce2">
            <text:p>60821</text:p>
          </table:table-cell>
          <table:table-cell office:value-type="float" office:value="32241" table:style-name="ce2">
            <text:p>32241</text:p>
          </table:table-cell>
          <table:table-cell office:value-type="float" office:value="43069" table:style-name="ce3">
            <text:p>43069</text:p>
          </table:table-cell>
          <table:table-cell office:value-type="float" office:value="46159" table:style-name="ce3">
            <text:p>46159</text:p>
          </table:table-cell>
          <table:table-cell office:value-type="float" office:value="3090" table:formula="of:=ABS([.D363]-[.C363])" table:style-name="ce3">
            <text:p>3090</text:p>
          </table:table-cell>
          <table:table-cell office:value-type="float" office:value="43069" table:formula="of:=IFERROR(COM.MICROSOFT.SINGLE(__xludf.dummyfunction(&quot;&quot;&quot;COMPUTED_VALUE&quot;&quot;&quot;));43069)" table:style-name="ce3">
            <text:p>43069</text:p>
          </table:table-cell>
          <table:table-cell office:value-type="float" office:value="0" table:formula="of:=COUNTIF([.D$2:.D1362];[.F363])*[.F36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0555" table:style-name="ce2">
            <text:p>50555</text:p>
          </table:table-cell>
          <table:table-cell office:value-type="float" office:value="48329" table:style-name="ce2">
            <text:p>48329</text:p>
          </table:table-cell>
          <table:table-cell office:value-type="float" office:value="43226" table:style-name="ce3">
            <text:p>43226</text:p>
          </table:table-cell>
          <table:table-cell office:value-type="float" office:value="46360" table:style-name="ce3">
            <text:p>46360</text:p>
          </table:table-cell>
          <table:table-cell office:value-type="float" office:value="3134" table:formula="of:=ABS([.D364]-[.C364])" table:style-name="ce3">
            <text:p>3134</text:p>
          </table:table-cell>
          <table:table-cell office:value-type="float" office:value="43226" table:formula="of:=IFERROR(COM.MICROSOFT.SINGLE(__xludf.dummyfunction(&quot;&quot;&quot;COMPUTED_VALUE&quot;&quot;&quot;));43226)" table:style-name="ce3">
            <text:p>43226</text:p>
          </table:table-cell>
          <table:table-cell office:value-type="float" office:value="0" table:formula="of:=COUNTIF([.D$2:.D1363];[.F364])*[.F36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797" table:style-name="ce2">
            <text:p>47797</text:p>
          </table:table-cell>
          <table:table-cell office:value-type="float" office:value="74633" table:style-name="ce2">
            <text:p>74633</text:p>
          </table:table-cell>
          <table:table-cell office:value-type="float" office:value="43227" table:style-name="ce3">
            <text:p>43227</text:p>
          </table:table-cell>
          <table:table-cell office:value-type="float" office:value="46508" table:style-name="ce3">
            <text:p>46508</text:p>
          </table:table-cell>
          <table:table-cell office:value-type="float" office:value="3281" table:formula="of:=ABS([.D365]-[.C365])" table:style-name="ce3">
            <text:p>3281</text:p>
          </table:table-cell>
          <table:table-cell office:value-type="float" office:value="43227" table:formula="of:=IFERROR(COM.MICROSOFT.SINGLE(__xludf.dummyfunction(&quot;&quot;&quot;COMPUTED_VALUE&quot;&quot;&quot;));43227)" table:style-name="ce3">
            <text:p>43227</text:p>
          </table:table-cell>
          <table:table-cell office:value-type="float" office:value="0" table:formula="of:=COUNTIF([.D$2:.D1364];[.F365])*[.F36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3233" table:style-name="ce2">
            <text:p>13233</text:p>
          </table:table-cell>
          <table:table-cell office:value-type="float" office:value="84569" table:style-name="ce2">
            <text:p>84569</text:p>
          </table:table-cell>
          <table:table-cell office:value-type="float" office:value="43240" table:style-name="ce3">
            <text:p>43240</text:p>
          </table:table-cell>
          <table:table-cell office:value-type="float" office:value="46523" table:style-name="ce3">
            <text:p>46523</text:p>
          </table:table-cell>
          <table:table-cell office:value-type="float" office:value="3283" table:formula="of:=ABS([.D366]-[.C366])" table:style-name="ce3">
            <text:p>3283</text:p>
          </table:table-cell>
          <table:table-cell office:value-type="float" office:value="43240" table:formula="of:=IFERROR(COM.MICROSOFT.SINGLE(__xludf.dummyfunction(&quot;&quot;&quot;COMPUTED_VALUE&quot;&quot;&quot;));43240)" table:style-name="ce3">
            <text:p>43240</text:p>
          </table:table-cell>
          <table:table-cell office:value-type="float" office:value="518880" table:formula="of:=COUNTIF([.D$2:.D1365];[.F366])*[.F366]" table:style-name="ce3">
            <text:p>518880</text:p>
          </table:table-cell>
          <table:table-cell table:number-columns-repeated="16377"/>
        </table:table-row>
        <table:table-row table:style-name="ro1">
          <table:table-cell office:value-type="float" office:value="82025" table:style-name="ce2">
            <text:p>82025</text:p>
          </table:table-cell>
          <table:table-cell office:value-type="float" office:value="20968" table:style-name="ce2">
            <text:p>20968</text:p>
          </table:table-cell>
          <table:table-cell office:value-type="float" office:value="43385" table:style-name="ce3">
            <text:p>43385</text:p>
          </table:table-cell>
          <table:table-cell office:value-type="float" office:value="46602" table:style-name="ce3">
            <text:p>46602</text:p>
          </table:table-cell>
          <table:table-cell office:value-type="float" office:value="3217" table:formula="of:=ABS([.D367]-[.C367])" table:style-name="ce3">
            <text:p>3217</text:p>
          </table:table-cell>
          <table:table-cell office:value-type="float" office:value="43385" table:formula="of:=IFERROR(COM.MICROSOFT.SINGLE(__xludf.dummyfunction(&quot;&quot;&quot;COMPUTED_VALUE&quot;&quot;&quot;));43385)" table:style-name="ce3">
            <text:p>43385</text:p>
          </table:table-cell>
          <table:table-cell office:value-type="float" office:value="0" table:formula="of:=COUNTIF([.D$2:.D1366];[.F367])*[.F36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368" table:style-name="ce2">
            <text:p>60368</text:p>
          </table:table-cell>
          <table:table-cell office:value-type="float" office:value="92176" table:style-name="ce2">
            <text:p>92176</text:p>
          </table:table-cell>
          <table:table-cell office:value-type="float" office:value="43492" table:style-name="ce3">
            <text:p>43492</text:p>
          </table:table-cell>
          <table:table-cell office:value-type="float" office:value="46947" table:style-name="ce3">
            <text:p>46947</text:p>
          </table:table-cell>
          <table:table-cell office:value-type="float" office:value="3455" table:formula="of:=ABS([.D368]-[.C368])" table:style-name="ce3">
            <text:p>3455</text:p>
          </table:table-cell>
          <table:table-cell office:value-type="float" office:value="43492" table:formula="of:=IFERROR(COM.MICROSOFT.SINGLE(__xludf.dummyfunction(&quot;&quot;&quot;COMPUTED_VALUE&quot;&quot;&quot;));43492)" table:style-name="ce3">
            <text:p>43492</text:p>
          </table:table-cell>
          <table:table-cell office:value-type="float" office:value="0" table:formula="of:=COUNTIF([.D$2:.D1367];[.F368])*[.F36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906" table:style-name="ce2">
            <text:p>83906</text:p>
          </table:table-cell>
          <table:table-cell office:value-type="float" office:value="38286" table:style-name="ce2">
            <text:p>38286</text:p>
          </table:table-cell>
          <table:table-cell office:value-type="float" office:value="43544" table:style-name="ce3">
            <text:p>43544</text:p>
          </table:table-cell>
          <table:table-cell office:value-type="float" office:value="47041" table:style-name="ce3">
            <text:p>47041</text:p>
          </table:table-cell>
          <table:table-cell office:value-type="float" office:value="3497" table:formula="of:=ABS([.D369]-[.C369])" table:style-name="ce3">
            <text:p>3497</text:p>
          </table:table-cell>
          <table:table-cell office:value-type="float" office:value="43544" table:formula="of:=IFERROR(COM.MICROSOFT.SINGLE(__xludf.dummyfunction(&quot;&quot;&quot;COMPUTED_VALUE&quot;&quot;&quot;));43544)" table:style-name="ce3">
            <text:p>43544</text:p>
          </table:table-cell>
          <table:table-cell office:value-type="float" office:value="0" table:formula="of:=COUNTIF([.D$2:.D1368];[.F369])*[.F36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747" table:style-name="ce2">
            <text:p>10747</text:p>
          </table:table-cell>
          <table:table-cell office:value-type="float" office:value="61071" table:style-name="ce2">
            <text:p>61071</text:p>
          </table:table-cell>
          <table:table-cell office:value-type="float" office:value="43650" table:style-name="ce3">
            <text:p>43650</text:p>
          </table:table-cell>
          <table:table-cell office:value-type="float" office:value="47166" table:style-name="ce3">
            <text:p>47166</text:p>
          </table:table-cell>
          <table:table-cell office:value-type="float" office:value="3516" table:formula="of:=ABS([.D370]-[.C370])" table:style-name="ce3">
            <text:p>3516</text:p>
          </table:table-cell>
          <table:table-cell office:value-type="float" office:value="43650" table:formula="of:=IFERROR(COM.MICROSOFT.SINGLE(__xludf.dummyfunction(&quot;&quot;&quot;COMPUTED_VALUE&quot;&quot;&quot;));43650)" table:style-name="ce3">
            <text:p>43650</text:p>
          </table:table-cell>
          <table:table-cell office:value-type="float" office:value="0" table:formula="of:=COUNTIF([.D$2:.D1369];[.F370])*[.F37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896" table:style-name="ce2">
            <text:p>55896</text:p>
          </table:table-cell>
          <table:table-cell office:value-type="float" office:value="85143" table:style-name="ce2">
            <text:p>85143</text:p>
          </table:table-cell>
          <table:table-cell office:value-type="float" office:value="43680" table:style-name="ce3">
            <text:p>43680</text:p>
          </table:table-cell>
          <table:table-cell office:value-type="float" office:value="47166" table:style-name="ce3">
            <text:p>47166</text:p>
          </table:table-cell>
          <table:table-cell office:value-type="float" office:value="3486" table:formula="of:=ABS([.D371]-[.C371])" table:style-name="ce3">
            <text:p>3486</text:p>
          </table:table-cell>
          <table:table-cell office:value-type="float" office:value="43680" table:formula="of:=IFERROR(COM.MICROSOFT.SINGLE(__xludf.dummyfunction(&quot;&quot;&quot;COMPUTED_VALUE&quot;&quot;&quot;));43680)" table:style-name="ce3">
            <text:p>43680</text:p>
          </table:table-cell>
          <table:table-cell office:value-type="float" office:value="0" table:formula="of:=COUNTIF([.D$2:.D1370];[.F371])*[.F37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268" table:style-name="ce2">
            <text:p>92268</text:p>
          </table:table-cell>
          <table:table-cell office:value-type="float" office:value="95602" table:style-name="ce2">
            <text:p>95602</text:p>
          </table:table-cell>
          <table:table-cell office:value-type="float" office:value="43788" table:style-name="ce3">
            <text:p>43788</text:p>
          </table:table-cell>
          <table:table-cell office:value-type="float" office:value="47166" table:style-name="ce3">
            <text:p>47166</text:p>
          </table:table-cell>
          <table:table-cell office:value-type="float" office:value="3378" table:formula="of:=ABS([.D372]-[.C372])" table:style-name="ce3">
            <text:p>3378</text:p>
          </table:table-cell>
          <table:table-cell office:value-type="float" office:value="43788" table:formula="of:=IFERROR(COM.MICROSOFT.SINGLE(__xludf.dummyfunction(&quot;&quot;&quot;COMPUTED_VALUE&quot;&quot;&quot;));43788)" table:style-name="ce3">
            <text:p>43788</text:p>
          </table:table-cell>
          <table:table-cell office:value-type="float" office:value="0" table:formula="of:=COUNTIF([.D$2:.D1371];[.F372])*[.F37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037" table:style-name="ce2">
            <text:p>69037</text:p>
          </table:table-cell>
          <table:table-cell office:value-type="float" office:value="84475" table:style-name="ce2">
            <text:p>84475</text:p>
          </table:table-cell>
          <table:table-cell office:value-type="float" office:value="44254" table:style-name="ce3">
            <text:p>44254</text:p>
          </table:table-cell>
          <table:table-cell office:value-type="float" office:value="47166" table:style-name="ce3">
            <text:p>47166</text:p>
          </table:table-cell>
          <table:table-cell office:value-type="float" office:value="2912" table:formula="of:=ABS([.D373]-[.C373])" table:style-name="ce3">
            <text:p>2912</text:p>
          </table:table-cell>
          <table:table-cell office:value-type="float" office:value="44254" table:formula="of:=IFERROR(COM.MICROSOFT.SINGLE(__xludf.dummyfunction(&quot;&quot;&quot;COMPUTED_VALUE&quot;&quot;&quot;));44254)" table:style-name="ce3">
            <text:p>44254</text:p>
          </table:table-cell>
          <table:table-cell office:value-type="float" office:value="0" table:formula="of:=COUNTIF([.D$2:.D1372];[.F373])*[.F37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4685" table:style-name="ce2">
            <text:p>34685</text:p>
          </table:table-cell>
          <table:table-cell office:value-type="float" office:value="46159" table:style-name="ce2">
            <text:p>46159</text:p>
          </table:table-cell>
          <table:table-cell office:value-type="float" office:value="44411" table:style-name="ce3">
            <text:p>44411</text:p>
          </table:table-cell>
          <table:table-cell office:value-type="float" office:value="47166" table:style-name="ce3">
            <text:p>47166</text:p>
          </table:table-cell>
          <table:table-cell office:value-type="float" office:value="2755" table:formula="of:=ABS([.D374]-[.C374])" table:style-name="ce3">
            <text:p>2755</text:p>
          </table:table-cell>
          <table:table-cell office:value-type="float" office:value="44411" table:formula="of:=IFERROR(COM.MICROSOFT.SINGLE(__xludf.dummyfunction(&quot;&quot;&quot;COMPUTED_VALUE&quot;&quot;&quot;));44411)" table:style-name="ce3">
            <text:p>44411</text:p>
          </table:table-cell>
          <table:table-cell office:value-type="float" office:value="0" table:formula="of:=COUNTIF([.D$2:.D1373];[.F374])*[.F37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218" table:style-name="ce2">
            <text:p>19218</text:p>
          </table:table-cell>
          <table:table-cell office:value-type="float" office:value="43240" table:style-name="ce2">
            <text:p>43240</text:p>
          </table:table-cell>
          <table:table-cell office:value-type="float" office:value="44426" table:style-name="ce3">
            <text:p>44426</text:p>
          </table:table-cell>
          <table:table-cell office:value-type="float" office:value="47166" table:style-name="ce3">
            <text:p>47166</text:p>
          </table:table-cell>
          <table:table-cell office:value-type="float" office:value="2740" table:formula="of:=ABS([.D375]-[.C375])" table:style-name="ce3">
            <text:p>2740</text:p>
          </table:table-cell>
          <table:table-cell office:value-type="float" office:value="44426" table:formula="of:=IFERROR(COM.MICROSOFT.SINGLE(__xludf.dummyfunction(&quot;&quot;&quot;COMPUTED_VALUE&quot;&quot;&quot;));44426)" table:style-name="ce3">
            <text:p>44426</text:p>
          </table:table-cell>
          <table:table-cell office:value-type="float" office:value="0" table:formula="of:=COUNTIF([.D$2:.D1374];[.F375])*[.F37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324" table:style-name="ce2">
            <text:p>28324</text:p>
          </table:table-cell>
          <table:table-cell office:value-type="float" office:value="72085" table:style-name="ce2">
            <text:p>72085</text:p>
          </table:table-cell>
          <table:table-cell office:value-type="float" office:value="44499" table:style-name="ce3">
            <text:p>44499</text:p>
          </table:table-cell>
          <table:table-cell office:value-type="float" office:value="47166" table:style-name="ce3">
            <text:p>47166</text:p>
          </table:table-cell>
          <table:table-cell office:value-type="float" office:value="2667" table:formula="of:=ABS([.D376]-[.C376])" table:style-name="ce3">
            <text:p>2667</text:p>
          </table:table-cell>
          <table:table-cell office:value-type="float" office:value="44499" table:formula="of:=IFERROR(COM.MICROSOFT.SINGLE(__xludf.dummyfunction(&quot;&quot;&quot;COMPUTED_VALUE&quot;&quot;&quot;));44499)" table:style-name="ce3">
            <text:p>44499</text:p>
          </table:table-cell>
          <table:table-cell office:value-type="float" office:value="0" table:formula="of:=COUNTIF([.D$2:.D1375];[.F376])*[.F37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1651" table:style-name="ce2">
            <text:p>11651</text:p>
          </table:table-cell>
          <table:table-cell office:value-type="float" office:value="44568" table:style-name="ce2">
            <text:p>44568</text:p>
          </table:table-cell>
          <table:table-cell office:value-type="float" office:value="44568" table:style-name="ce3">
            <text:p>44568</text:p>
          </table:table-cell>
          <table:table-cell office:value-type="float" office:value="47166" table:style-name="ce3">
            <text:p>47166</text:p>
          </table:table-cell>
          <table:table-cell office:value-type="float" office:value="2598" table:formula="of:=ABS([.D377]-[.C377])" table:style-name="ce3">
            <text:p>2598</text:p>
          </table:table-cell>
          <table:table-cell office:value-type="float" office:value="44568" table:formula="of:=IFERROR(COM.MICROSOFT.SINGLE(__xludf.dummyfunction(&quot;&quot;&quot;COMPUTED_VALUE&quot;&quot;&quot;));44568)" table:style-name="ce3">
            <text:p>44568</text:p>
          </table:table-cell>
          <table:table-cell office:value-type="float" office:value="891360" table:formula="of:=COUNTIF([.D$2:.D1376];[.F377])*[.F377]" table:style-name="ce3">
            <text:p>891360</text:p>
          </table:table-cell>
          <table:table-cell table:number-columns-repeated="16377"/>
        </table:table-row>
        <table:table-row table:style-name="ro1">
          <table:table-cell office:value-type="float" office:value="78958" table:style-name="ce2">
            <text:p>78958</text:p>
          </table:table-cell>
          <table:table-cell office:value-type="float" office:value="66147" table:style-name="ce2">
            <text:p>66147</text:p>
          </table:table-cell>
          <table:table-cell office:value-type="float" office:value="44759" table:style-name="ce3">
            <text:p>44759</text:p>
          </table:table-cell>
          <table:table-cell office:value-type="float" office:value="47166" table:style-name="ce3">
            <text:p>47166</text:p>
          </table:table-cell>
          <table:table-cell office:value-type="float" office:value="2407" table:formula="of:=ABS([.D378]-[.C378])" table:style-name="ce3">
            <text:p>2407</text:p>
          </table:table-cell>
          <table:table-cell office:value-type="float" office:value="44759" table:formula="of:=IFERROR(COM.MICROSOFT.SINGLE(__xludf.dummyfunction(&quot;&quot;&quot;COMPUTED_VALUE&quot;&quot;&quot;));44759)" table:style-name="ce3">
            <text:p>44759</text:p>
          </table:table-cell>
          <table:table-cell office:value-type="float" office:value="0" table:formula="of:=COUNTIF([.D$2:.D1377];[.F378])*[.F37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530" table:style-name="ce2">
            <text:p>17530</text:p>
          </table:table-cell>
          <table:table-cell office:value-type="float" office:value="46029" table:style-name="ce2">
            <text:p>46029</text:p>
          </table:table-cell>
          <table:table-cell office:value-type="float" office:value="44872" table:style-name="ce3">
            <text:p>44872</text:p>
          </table:table-cell>
          <table:table-cell office:value-type="float" office:value="47772" table:style-name="ce3">
            <text:p>47772</text:p>
          </table:table-cell>
          <table:table-cell office:value-type="float" office:value="2900" table:formula="of:=ABS([.D379]-[.C379])" table:style-name="ce3">
            <text:p>2900</text:p>
          </table:table-cell>
          <table:table-cell office:value-type="float" office:value="44872" table:formula="of:=IFERROR(COM.MICROSOFT.SINGLE(__xludf.dummyfunction(&quot;&quot;&quot;COMPUTED_VALUE&quot;&quot;&quot;));44872)" table:style-name="ce3">
            <text:p>44872</text:p>
          </table:table-cell>
          <table:table-cell office:value-type="float" office:value="0" table:formula="of:=COUNTIF([.D$2:.D1378];[.F379])*[.F37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4555" table:style-name="ce2">
            <text:p>74555</text:p>
          </table:table-cell>
          <table:table-cell office:value-type="float" office:value="44500" table:style-name="ce2">
            <text:p>44500</text:p>
          </table:table-cell>
          <table:table-cell office:value-type="float" office:value="45032" table:style-name="ce3">
            <text:p>45032</text:p>
          </table:table-cell>
          <table:table-cell office:value-type="float" office:value="47834" table:style-name="ce3">
            <text:p>47834</text:p>
          </table:table-cell>
          <table:table-cell office:value-type="float" office:value="2802" table:formula="of:=ABS([.D380]-[.C380])" table:style-name="ce3">
            <text:p>2802</text:p>
          </table:table-cell>
          <table:table-cell office:value-type="float" office:value="45032" table:formula="of:=IFERROR(COM.MICROSOFT.SINGLE(__xludf.dummyfunction(&quot;&quot;&quot;COMPUTED_VALUE&quot;&quot;&quot;));45032)" table:style-name="ce3">
            <text:p>45032</text:p>
          </table:table-cell>
          <table:table-cell office:value-type="float" office:value="0" table:formula="of:=COUNTIF([.D$2:.D1379];[.F380])*[.F38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014" table:style-name="ce2">
            <text:p>77014</text:p>
          </table:table-cell>
          <table:table-cell office:value-type="float" office:value="47834" table:style-name="ce2">
            <text:p>47834</text:p>
          </table:table-cell>
          <table:table-cell office:value-type="float" office:value="45040" table:style-name="ce3">
            <text:p>45040</text:p>
          </table:table-cell>
          <table:table-cell office:value-type="float" office:value="47834" table:style-name="ce3">
            <text:p>47834</text:p>
          </table:table-cell>
          <table:table-cell office:value-type="float" office:value="2794" table:formula="of:=ABS([.D381]-[.C381])" table:style-name="ce3">
            <text:p>2794</text:p>
          </table:table-cell>
          <table:table-cell office:value-type="float" office:value="45040" table:formula="of:=IFERROR(COM.MICROSOFT.SINGLE(__xludf.dummyfunction(&quot;&quot;&quot;COMPUTED_VALUE&quot;&quot;&quot;));45040)" table:style-name="ce3">
            <text:p>45040</text:p>
          </table:table-cell>
          <table:table-cell office:value-type="float" office:value="0" table:formula="of:=COUNTIF([.D$2:.D1380];[.F381])*[.F38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738" table:style-name="ce2">
            <text:p>24738</text:p>
          </table:table-cell>
          <table:table-cell office:value-type="float" office:value="47834" table:style-name="ce2">
            <text:p>47834</text:p>
          </table:table-cell>
          <table:table-cell office:value-type="float" office:value="45083" table:style-name="ce3">
            <text:p>45083</text:p>
          </table:table-cell>
          <table:table-cell office:value-type="float" office:value="47834" table:style-name="ce3">
            <text:p>47834</text:p>
          </table:table-cell>
          <table:table-cell office:value-type="float" office:value="2751" table:formula="of:=ABS([.D382]-[.C382])" table:style-name="ce3">
            <text:p>2751</text:p>
          </table:table-cell>
          <table:table-cell office:value-type="float" office:value="45083" table:formula="of:=IFERROR(COM.MICROSOFT.SINGLE(__xludf.dummyfunction(&quot;&quot;&quot;COMPUTED_VALUE&quot;&quot;&quot;));45083)" table:style-name="ce3">
            <text:p>45083</text:p>
          </table:table-cell>
          <table:table-cell office:value-type="float" office:value="0" table:formula="of:=COUNTIF([.D$2:.D1381];[.F382])*[.F38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637" table:style-name="ce2">
            <text:p>16637</text:p>
          </table:table-cell>
          <table:table-cell office:value-type="float" office:value="91276" table:style-name="ce2">
            <text:p>91276</text:p>
          </table:table-cell>
          <table:table-cell office:value-type="float" office:value="45103" table:style-name="ce3">
            <text:p>45103</text:p>
          </table:table-cell>
          <table:table-cell office:value-type="float" office:value="47834" table:style-name="ce3">
            <text:p>47834</text:p>
          </table:table-cell>
          <table:table-cell office:value-type="float" office:value="2731" table:formula="of:=ABS([.D383]-[.C383])" table:style-name="ce3">
            <text:p>2731</text:p>
          </table:table-cell>
          <table:table-cell office:value-type="float" office:value="45103" table:formula="of:=IFERROR(COM.MICROSOFT.SINGLE(__xludf.dummyfunction(&quot;&quot;&quot;COMPUTED_VALUE&quot;&quot;&quot;));45103)" table:style-name="ce3">
            <text:p>45103</text:p>
          </table:table-cell>
          <table:table-cell office:value-type="float" office:value="0" table:formula="of:=COUNTIF([.D$2:.D1382];[.F383])*[.F38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665" table:style-name="ce2">
            <text:p>45665</text:p>
          </table:table-cell>
          <table:table-cell office:value-type="float" office:value="79253" table:style-name="ce2">
            <text:p>79253</text:p>
          </table:table-cell>
          <table:table-cell office:value-type="float" office:value="45334" table:style-name="ce3">
            <text:p>45334</text:p>
          </table:table-cell>
          <table:table-cell office:value-type="float" office:value="47834" table:style-name="ce3">
            <text:p>47834</text:p>
          </table:table-cell>
          <table:table-cell office:value-type="float" office:value="2500" table:formula="of:=ABS([.D384]-[.C384])" table:style-name="ce3">
            <text:p>2500</text:p>
          </table:table-cell>
          <table:table-cell office:value-type="float" office:value="45334" table:formula="of:=IFERROR(COM.MICROSOFT.SINGLE(__xludf.dummyfunction(&quot;&quot;&quot;COMPUTED_VALUE&quot;&quot;&quot;));45334)" table:style-name="ce3">
            <text:p>45334</text:p>
          </table:table-cell>
          <table:table-cell office:value-type="float" office:value="0" table:formula="of:=COUNTIF([.D$2:.D1383];[.F384])*[.F38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616" table:style-name="ce2">
            <text:p>92616</text:p>
          </table:table-cell>
          <table:table-cell office:value-type="float" office:value="30393" table:style-name="ce2">
            <text:p>30393</text:p>
          </table:table-cell>
          <table:table-cell office:value-type="float" office:value="45370" table:style-name="ce3">
            <text:p>45370</text:p>
          </table:table-cell>
          <table:table-cell office:value-type="float" office:value="47834" table:style-name="ce3">
            <text:p>47834</text:p>
          </table:table-cell>
          <table:table-cell office:value-type="float" office:value="2464" table:formula="of:=ABS([.D385]-[.C385])" table:style-name="ce3">
            <text:p>2464</text:p>
          </table:table-cell>
          <table:table-cell office:value-type="float" office:value="45370" table:formula="of:=IFERROR(COM.MICROSOFT.SINGLE(__xludf.dummyfunction(&quot;&quot;&quot;COMPUTED_VALUE&quot;&quot;&quot;));45370)" table:style-name="ce3">
            <text:p>45370</text:p>
          </table:table-cell>
          <table:table-cell office:value-type="float" office:value="0" table:formula="of:=COUNTIF([.D$2:.D1384];[.F385])*[.F38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7952" table:style-name="ce2">
            <text:p>37952</text:p>
          </table:table-cell>
          <table:table-cell office:value-type="float" office:value="59966" table:style-name="ce2">
            <text:p>59966</text:p>
          </table:table-cell>
          <table:table-cell office:value-type="float" office:value="45612" table:style-name="ce3">
            <text:p>45612</text:p>
          </table:table-cell>
          <table:table-cell office:value-type="float" office:value="47834" table:style-name="ce3">
            <text:p>47834</text:p>
          </table:table-cell>
          <table:table-cell office:value-type="float" office:value="2222" table:formula="of:=ABS([.D386]-[.C386])" table:style-name="ce3">
            <text:p>2222</text:p>
          </table:table-cell>
          <table:table-cell office:value-type="float" office:value="45612" table:formula="of:=IFERROR(COM.MICROSOFT.SINGLE(__xludf.dummyfunction(&quot;&quot;&quot;COMPUTED_VALUE&quot;&quot;&quot;));45612)" table:style-name="ce3">
            <text:p>45612</text:p>
          </table:table-cell>
          <table:table-cell office:value-type="float" office:value="0" table:formula="of:=COUNTIF([.D$2:.D1385];[.F386])*[.F38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685" table:style-name="ce2">
            <text:p>19685</text:p>
          </table:table-cell>
          <table:table-cell office:value-type="float" office:value="11968" table:style-name="ce2">
            <text:p>11968</text:p>
          </table:table-cell>
          <table:table-cell office:value-type="float" office:value="45665" table:style-name="ce3">
            <text:p>45665</text:p>
          </table:table-cell>
          <table:table-cell office:value-type="float" office:value="47834" table:style-name="ce3">
            <text:p>47834</text:p>
          </table:table-cell>
          <table:table-cell office:value-type="float" office:value="2169" table:formula="of:=ABS([.D387]-[.C387])" table:style-name="ce3">
            <text:p>2169</text:p>
          </table:table-cell>
          <table:table-cell office:value-type="float" office:value="45665" table:formula="of:=IFERROR(COM.MICROSOFT.SINGLE(__xludf.dummyfunction(&quot;&quot;&quot;COMPUTED_VALUE&quot;&quot;&quot;));45665)" table:style-name="ce3">
            <text:p>45665</text:p>
          </table:table-cell>
          <table:table-cell office:value-type="float" office:value="0" table:formula="of:=COUNTIF([.D$2:.D1386];[.F387])*[.F38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702" table:style-name="ce2">
            <text:p>94702</text:p>
          </table:table-cell>
          <table:table-cell office:value-type="float" office:value="29605" table:style-name="ce2">
            <text:p>29605</text:p>
          </table:table-cell>
          <table:table-cell office:value-type="float" office:value="45672" table:style-name="ce3">
            <text:p>45672</text:p>
          </table:table-cell>
          <table:table-cell office:value-type="float" office:value="47834" table:style-name="ce3">
            <text:p>47834</text:p>
          </table:table-cell>
          <table:table-cell office:value-type="float" office:value="2162" table:formula="of:=ABS([.D388]-[.C388])" table:style-name="ce3">
            <text:p>2162</text:p>
          </table:table-cell>
          <table:table-cell office:value-type="float" office:value="45672" table:formula="of:=IFERROR(COM.MICROSOFT.SINGLE(__xludf.dummyfunction(&quot;&quot;&quot;COMPUTED_VALUE&quot;&quot;&quot;));45672)" table:style-name="ce3">
            <text:p>45672</text:p>
          </table:table-cell>
          <table:table-cell office:value-type="float" office:value="0" table:formula="of:=COUNTIF([.D$2:.D1387];[.F388])*[.F38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971" table:style-name="ce2">
            <text:p>41971</text:p>
          </table:table-cell>
          <table:table-cell office:value-type="float" office:value="66296" table:style-name="ce2">
            <text:p>66296</text:p>
          </table:table-cell>
          <table:table-cell office:value-type="float" office:value="45679" table:style-name="ce3">
            <text:p>45679</text:p>
          </table:table-cell>
          <table:table-cell office:value-type="float" office:value="47834" table:style-name="ce3">
            <text:p>47834</text:p>
          </table:table-cell>
          <table:table-cell office:value-type="float" office:value="2155" table:formula="of:=ABS([.D389]-[.C389])" table:style-name="ce3">
            <text:p>2155</text:p>
          </table:table-cell>
          <table:table-cell office:value-type="float" office:value="45679" table:formula="of:=IFERROR(COM.MICROSOFT.SINGLE(__xludf.dummyfunction(&quot;&quot;&quot;COMPUTED_VALUE&quot;&quot;&quot;));45679)" table:style-name="ce3">
            <text:p>45679</text:p>
          </table:table-cell>
          <table:table-cell office:value-type="float" office:value="0" table:formula="of:=COUNTIF([.D$2:.D1388];[.F389])*[.F38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6214" table:style-name="ce2">
            <text:p>36214</text:p>
          </table:table-cell>
          <table:table-cell office:value-type="float" office:value="79101" table:style-name="ce2">
            <text:p>79101</text:p>
          </table:table-cell>
          <table:table-cell office:value-type="float" office:value="45785" table:style-name="ce3">
            <text:p>45785</text:p>
          </table:table-cell>
          <table:table-cell office:value-type="float" office:value="47834" table:style-name="ce3">
            <text:p>47834</text:p>
          </table:table-cell>
          <table:table-cell office:value-type="float" office:value="2049" table:formula="of:=ABS([.D390]-[.C390])" table:style-name="ce3">
            <text:p>2049</text:p>
          </table:table-cell>
          <table:table-cell office:value-type="float" office:value="45785" table:formula="of:=IFERROR(COM.MICROSOFT.SINGLE(__xludf.dummyfunction(&quot;&quot;&quot;COMPUTED_VALUE&quot;&quot;&quot;));45785)" table:style-name="ce3">
            <text:p>45785</text:p>
          </table:table-cell>
          <table:table-cell office:value-type="float" office:value="0" table:formula="of:=COUNTIF([.D$2:.D1389];[.F390])*[.F39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6277" table:style-name="ce2">
            <text:p>56277</text:p>
          </table:table-cell>
          <table:table-cell office:value-type="float" office:value="52329" table:style-name="ce2">
            <text:p>52329</text:p>
          </table:table-cell>
          <table:table-cell office:value-type="float" office:value="45979" table:style-name="ce3">
            <text:p>45979</text:p>
          </table:table-cell>
          <table:table-cell office:value-type="float" office:value="47834" table:style-name="ce3">
            <text:p>47834</text:p>
          </table:table-cell>
          <table:table-cell office:value-type="float" office:value="1855" table:formula="of:=ABS([.D391]-[.C391])" table:style-name="ce3">
            <text:p>1855</text:p>
          </table:table-cell>
          <table:table-cell office:value-type="float" office:value="45979" table:formula="of:=IFERROR(COM.MICROSOFT.SINGLE(__xludf.dummyfunction(&quot;&quot;&quot;COMPUTED_VALUE&quot;&quot;&quot;));45979)" table:style-name="ce3">
            <text:p>45979</text:p>
          </table:table-cell>
          <table:table-cell office:value-type="float" office:value="0" table:formula="of:=COUNTIF([.D$2:.D1390];[.F391])*[.F39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0495" table:style-name="ce2">
            <text:p>50495</text:p>
          </table:table-cell>
          <table:table-cell office:value-type="float" office:value="55484" table:style-name="ce2">
            <text:p>55484</text:p>
          </table:table-cell>
          <table:table-cell office:value-type="float" office:value="46412" table:style-name="ce3">
            <text:p>46412</text:p>
          </table:table-cell>
          <table:table-cell office:value-type="float" office:value="47834" table:style-name="ce3">
            <text:p>47834</text:p>
          </table:table-cell>
          <table:table-cell office:value-type="float" office:value="1422" table:formula="of:=ABS([.D392]-[.C392])" table:style-name="ce3">
            <text:p>1422</text:p>
          </table:table-cell>
          <table:table-cell office:value-type="float" office:value="46412" table:formula="of:=IFERROR(COM.MICROSOFT.SINGLE(__xludf.dummyfunction(&quot;&quot;&quot;COMPUTED_VALUE&quot;&quot;&quot;));46412)" table:style-name="ce3">
            <text:p>46412</text:p>
          </table:table-cell>
          <table:table-cell office:value-type="float" office:value="0" table:formula="of:=COUNTIF([.D$2:.D1391];[.F392])*[.F39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931" table:style-name="ce2">
            <text:p>12931</text:p>
          </table:table-cell>
          <table:table-cell office:value-type="float" office:value="19137" table:style-name="ce2">
            <text:p>19137</text:p>
          </table:table-cell>
          <table:table-cell office:value-type="float" office:value="46547" table:style-name="ce3">
            <text:p>46547</text:p>
          </table:table-cell>
          <table:table-cell office:value-type="float" office:value="47834" table:style-name="ce3">
            <text:p>47834</text:p>
          </table:table-cell>
          <table:table-cell office:value-type="float" office:value="1287" table:formula="of:=ABS([.D393]-[.C393])" table:style-name="ce3">
            <text:p>1287</text:p>
          </table:table-cell>
          <table:table-cell office:value-type="float" office:value="46547" table:formula="of:=IFERROR(COM.MICROSOFT.SINGLE(__xludf.dummyfunction(&quot;&quot;&quot;COMPUTED_VALUE&quot;&quot;&quot;));46547)" table:style-name="ce3">
            <text:p>46547</text:p>
          </table:table-cell>
          <table:table-cell office:value-type="float" office:value="0" table:formula="of:=COUNTIF([.D$2:.D1392];[.F393])*[.F39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115" table:style-name="ce2">
            <text:p>30115</text:p>
          </table:table-cell>
          <table:table-cell office:value-type="float" office:value="27951" table:style-name="ce2">
            <text:p>27951</text:p>
          </table:table-cell>
          <table:table-cell office:value-type="float" office:value="46613" table:style-name="ce3">
            <text:p>46613</text:p>
          </table:table-cell>
          <table:table-cell office:value-type="float" office:value="47834" table:style-name="ce3">
            <text:p>47834</text:p>
          </table:table-cell>
          <table:table-cell office:value-type="float" office:value="1221" table:formula="of:=ABS([.D394]-[.C394])" table:style-name="ce3">
            <text:p>1221</text:p>
          </table:table-cell>
          <table:table-cell office:value-type="float" office:value="46613" table:formula="of:=IFERROR(COM.MICROSOFT.SINGLE(__xludf.dummyfunction(&quot;&quot;&quot;COMPUTED_VALUE&quot;&quot;&quot;));46613)" table:style-name="ce3">
            <text:p>46613</text:p>
          </table:table-cell>
          <table:table-cell office:value-type="float" office:value="0" table:formula="of:=COUNTIF([.D$2:.D1393];[.F394])*[.F39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240" table:style-name="ce2">
            <text:p>43240</text:p>
          </table:table-cell>
          <table:table-cell office:value-type="float" office:value="48011" table:style-name="ce2">
            <text:p>48011</text:p>
          </table:table-cell>
          <table:table-cell office:value-type="float" office:value="46631" table:style-name="ce3">
            <text:p>46631</text:p>
          </table:table-cell>
          <table:table-cell office:value-type="float" office:value="47834" table:style-name="ce3">
            <text:p>47834</text:p>
          </table:table-cell>
          <table:table-cell office:value-type="float" office:value="1203" table:formula="of:=ABS([.D395]-[.C395])" table:style-name="ce3">
            <text:p>1203</text:p>
          </table:table-cell>
          <table:table-cell office:value-type="float" office:value="46631" table:formula="of:=IFERROR(COM.MICROSOFT.SINGLE(__xludf.dummyfunction(&quot;&quot;&quot;COMPUTED_VALUE&quot;&quot;&quot;));46631)" table:style-name="ce3">
            <text:p>46631</text:p>
          </table:table-cell>
          <table:table-cell office:value-type="float" office:value="0" table:formula="of:=COUNTIF([.D$2:.D1394];[.F395])*[.F39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685" table:style-name="ce2">
            <text:p>35685</text:p>
          </table:table-cell>
          <table:table-cell office:value-type="float" office:value="28124" table:style-name="ce2">
            <text:p>28124</text:p>
          </table:table-cell>
          <table:table-cell office:value-type="float" office:value="46751" table:style-name="ce3">
            <text:p>46751</text:p>
          </table:table-cell>
          <table:table-cell office:value-type="float" office:value="47924" table:style-name="ce3">
            <text:p>47924</text:p>
          </table:table-cell>
          <table:table-cell office:value-type="float" office:value="1173" table:formula="of:=ABS([.D396]-[.C396])" table:style-name="ce3">
            <text:p>1173</text:p>
          </table:table-cell>
          <table:table-cell office:value-type="float" office:value="46751" table:formula="of:=IFERROR(COM.MICROSOFT.SINGLE(__xludf.dummyfunction(&quot;&quot;&quot;COMPUTED_VALUE&quot;&quot;&quot;));46751)" table:style-name="ce3">
            <text:p>46751</text:p>
          </table:table-cell>
          <table:table-cell office:value-type="float" office:value="0" table:formula="of:=COUNTIF([.D$2:.D1395];[.F396])*[.F39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746" table:style-name="ce2">
            <text:p>83746</text:p>
          </table:table-cell>
          <table:table-cell office:value-type="float" office:value="99263" table:style-name="ce2">
            <text:p>99263</text:p>
          </table:table-cell>
          <table:table-cell office:value-type="float" office:value="46783" table:style-name="ce3">
            <text:p>46783</text:p>
          </table:table-cell>
          <table:table-cell office:value-type="float" office:value="48011" table:style-name="ce3">
            <text:p>48011</text:p>
          </table:table-cell>
          <table:table-cell office:value-type="float" office:value="1228" table:formula="of:=ABS([.D397]-[.C397])" table:style-name="ce3">
            <text:p>1228</text:p>
          </table:table-cell>
          <table:table-cell office:value-type="float" office:value="46783" table:formula="of:=IFERROR(COM.MICROSOFT.SINGLE(__xludf.dummyfunction(&quot;&quot;&quot;COMPUTED_VALUE&quot;&quot;&quot;));46783)" table:style-name="ce3">
            <text:p>46783</text:p>
          </table:table-cell>
          <table:table-cell office:value-type="float" office:value="0" table:formula="of:=COUNTIF([.D$2:.D1396];[.F397])*[.F39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419" table:style-name="ce2">
            <text:p>65419</text:p>
          </table:table-cell>
          <table:table-cell office:value-type="float" office:value="44568" table:style-name="ce2">
            <text:p>44568</text:p>
          </table:table-cell>
          <table:table-cell office:value-type="float" office:value="46940" table:style-name="ce3">
            <text:p>46940</text:p>
          </table:table-cell>
          <table:table-cell office:value-type="float" office:value="48013" table:style-name="ce3">
            <text:p>48013</text:p>
          </table:table-cell>
          <table:table-cell office:value-type="float" office:value="1073" table:formula="of:=ABS([.D398]-[.C398])" table:style-name="ce3">
            <text:p>1073</text:p>
          </table:table-cell>
          <table:table-cell office:value-type="float" office:value="46940" table:formula="of:=IFERROR(COM.MICROSOFT.SINGLE(__xludf.dummyfunction(&quot;&quot;&quot;COMPUTED_VALUE&quot;&quot;&quot;));46940)" table:style-name="ce3">
            <text:p>46940</text:p>
          </table:table-cell>
          <table:table-cell office:value-type="float" office:value="0" table:formula="of:=COUNTIF([.D$2:.D1397];[.F398])*[.F39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233" table:style-name="ce2">
            <text:p>24233</text:p>
          </table:table-cell>
          <table:table-cell office:value-type="float" office:value="60692" table:style-name="ce2">
            <text:p>60692</text:p>
          </table:table-cell>
          <table:table-cell office:value-type="float" office:value="47020" table:style-name="ce3">
            <text:p>47020</text:p>
          </table:table-cell>
          <table:table-cell office:value-type="float" office:value="48028" table:style-name="ce3">
            <text:p>48028</text:p>
          </table:table-cell>
          <table:table-cell office:value-type="float" office:value="1008" table:formula="of:=ABS([.D399]-[.C399])" table:style-name="ce3">
            <text:p>1008</text:p>
          </table:table-cell>
          <table:table-cell office:value-type="float" office:value="47020" table:formula="of:=IFERROR(COM.MICROSOFT.SINGLE(__xludf.dummyfunction(&quot;&quot;&quot;COMPUTED_VALUE&quot;&quot;&quot;));47020)" table:style-name="ce3">
            <text:p>47020</text:p>
          </table:table-cell>
          <table:table-cell office:value-type="float" office:value="0" table:formula="of:=COUNTIF([.D$2:.D1398];[.F399])*[.F39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241" table:style-name="ce2">
            <text:p>47241</text:p>
          </table:table-cell>
          <table:table-cell office:value-type="float" office:value="55356" table:style-name="ce2">
            <text:p>55356</text:p>
          </table:table-cell>
          <table:table-cell office:value-type="float" office:value="47083" table:style-name="ce3">
            <text:p>47083</text:p>
          </table:table-cell>
          <table:table-cell office:value-type="float" office:value="48329" table:style-name="ce3">
            <text:p>48329</text:p>
          </table:table-cell>
          <table:table-cell office:value-type="float" office:value="1246" table:formula="of:=ABS([.D400]-[.C400])" table:style-name="ce3">
            <text:p>1246</text:p>
          </table:table-cell>
          <table:table-cell office:value-type="float" office:value="47083" table:formula="of:=IFERROR(COM.MICROSOFT.SINGLE(__xludf.dummyfunction(&quot;&quot;&quot;COMPUTED_VALUE&quot;&quot;&quot;));47083)" table:style-name="ce3">
            <text:p>47083</text:p>
          </table:table-cell>
          <table:table-cell office:value-type="float" office:value="0" table:formula="of:=COUNTIF([.D$2:.D1399];[.F400])*[.F40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356" table:style-name="ce2">
            <text:p>35356</text:p>
          </table:table-cell>
          <table:table-cell office:value-type="float" office:value="59649" table:style-name="ce2">
            <text:p>59649</text:p>
          </table:table-cell>
          <table:table-cell office:value-type="float" office:value="47138" table:style-name="ce3">
            <text:p>47138</text:p>
          </table:table-cell>
          <table:table-cell office:value-type="float" office:value="48512" table:style-name="ce3">
            <text:p>48512</text:p>
          </table:table-cell>
          <table:table-cell office:value-type="float" office:value="1374" table:formula="of:=ABS([.D401]-[.C401])" table:style-name="ce3">
            <text:p>1374</text:p>
          </table:table-cell>
          <table:table-cell office:value-type="float" office:value="47138" table:formula="of:=IFERROR(COM.MICROSOFT.SINGLE(__xludf.dummyfunction(&quot;&quot;&quot;COMPUTED_VALUE&quot;&quot;&quot;));47138)" table:style-name="ce3">
            <text:p>47138</text:p>
          </table:table-cell>
          <table:table-cell office:value-type="float" office:value="0" table:formula="of:=COUNTIF([.D$2:.D1400];[.F401])*[.F40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202" table:style-name="ce2">
            <text:p>94202</text:p>
          </table:table-cell>
          <table:table-cell office:value-type="float" office:value="43240" table:style-name="ce2">
            <text:p>43240</text:p>
          </table:table-cell>
          <table:table-cell office:value-type="float" office:value="47156" table:style-name="ce3">
            <text:p>47156</text:p>
          </table:table-cell>
          <table:table-cell office:value-type="float" office:value="48525" table:style-name="ce3">
            <text:p>48525</text:p>
          </table:table-cell>
          <table:table-cell office:value-type="float" office:value="1369" table:formula="of:=ABS([.D402]-[.C402])" table:style-name="ce3">
            <text:p>1369</text:p>
          </table:table-cell>
          <table:table-cell office:value-type="float" office:value="47156" table:formula="of:=IFERROR(COM.MICROSOFT.SINGLE(__xludf.dummyfunction(&quot;&quot;&quot;COMPUTED_VALUE&quot;&quot;&quot;));47156)" table:style-name="ce3">
            <text:p>47156</text:p>
          </table:table-cell>
          <table:table-cell office:value-type="float" office:value="0" table:formula="of:=COUNTIF([.D$2:.D1401];[.F402])*[.F40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253" table:style-name="ce2">
            <text:p>79253</text:p>
          </table:table-cell>
          <table:table-cell office:value-type="float" office:value="72376" table:style-name="ce2">
            <text:p>72376</text:p>
          </table:table-cell>
          <table:table-cell office:value-type="float" office:value="47166" table:style-name="ce3">
            <text:p>47166</text:p>
          </table:table-cell>
          <table:table-cell office:value-type="float" office:value="48642" table:style-name="ce3">
            <text:p>48642</text:p>
          </table:table-cell>
          <table:table-cell office:value-type="float" office:value="1476" table:formula="of:=ABS([.D403]-[.C403])" table:style-name="ce3">
            <text:p>1476</text:p>
          </table:table-cell>
          <table:table-cell office:value-type="float" office:value="47166" table:formula="of:=IFERROR(COM.MICROSOFT.SINGLE(__xludf.dummyfunction(&quot;&quot;&quot;COMPUTED_VALUE&quot;&quot;&quot;));47166)" table:style-name="ce3">
            <text:p>47166</text:p>
          </table:table-cell>
          <table:table-cell office:value-type="float" office:value="424494" table:formula="of:=COUNTIF([.D$2:.D1402];[.F403])*[.F403]" table:style-name="ce3">
            <text:p>424494</text:p>
          </table:table-cell>
          <table:table-cell table:number-columns-repeated="16377"/>
        </table:table-row>
        <table:table-row table:style-name="ro1">
          <table:table-cell office:value-type="float" office:value="47166" table:style-name="ce2">
            <text:p>47166</text:p>
          </table:table-cell>
          <table:table-cell office:value-type="float" office:value="33437" table:style-name="ce2">
            <text:p>33437</text:p>
          </table:table-cell>
          <table:table-cell office:value-type="float" office:value="47167" table:style-name="ce3">
            <text:p>47167</text:p>
          </table:table-cell>
          <table:table-cell office:value-type="float" office:value="49084" table:style-name="ce3">
            <text:p>49084</text:p>
          </table:table-cell>
          <table:table-cell office:value-type="float" office:value="1917" table:formula="of:=ABS([.D404]-[.C404])" table:style-name="ce3">
            <text:p>1917</text:p>
          </table:table-cell>
          <table:table-cell office:value-type="float" office:value="47167" table:formula="of:=IFERROR(COM.MICROSOFT.SINGLE(__xludf.dummyfunction(&quot;&quot;&quot;COMPUTED_VALUE&quot;&quot;&quot;));47167)" table:style-name="ce3">
            <text:p>47167</text:p>
          </table:table-cell>
          <table:table-cell office:value-type="float" office:value="0" table:formula="of:=COUNTIF([.D$2:.D1403];[.F404])*[.F40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716" table:style-name="ce2">
            <text:p>91716</text:p>
          </table:table-cell>
          <table:table-cell office:value-type="float" office:value="77323" table:style-name="ce2">
            <text:p>77323</text:p>
          </table:table-cell>
          <table:table-cell office:value-type="float" office:value="47172" table:style-name="ce3">
            <text:p>47172</text:p>
          </table:table-cell>
          <table:table-cell office:value-type="float" office:value="49172" table:style-name="ce3">
            <text:p>49172</text:p>
          </table:table-cell>
          <table:table-cell office:value-type="float" office:value="2000" table:formula="of:=ABS([.D405]-[.C405])" table:style-name="ce3">
            <text:p>2000</text:p>
          </table:table-cell>
          <table:table-cell office:value-type="float" office:value="47172" table:formula="of:=IFERROR(COM.MICROSOFT.SINGLE(__xludf.dummyfunction(&quot;&quot;&quot;COMPUTED_VALUE&quot;&quot;&quot;));47172)" table:style-name="ce3">
            <text:p>47172</text:p>
          </table:table-cell>
          <table:table-cell office:value-type="float" office:value="0" table:formula="of:=COUNTIF([.D$2:.D1404];[.F405])*[.F40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182" table:style-name="ce2">
            <text:p>47182</text:p>
          </table:table-cell>
          <table:table-cell office:value-type="float" office:value="44568" table:style-name="ce2">
            <text:p>44568</text:p>
          </table:table-cell>
          <table:table-cell office:value-type="float" office:value="47182" table:style-name="ce3">
            <text:p>47182</text:p>
          </table:table-cell>
          <table:table-cell office:value-type="float" office:value="49205" table:style-name="ce3">
            <text:p>49205</text:p>
          </table:table-cell>
          <table:table-cell office:value-type="float" office:value="2023" table:formula="of:=ABS([.D406]-[.C406])" table:style-name="ce3">
            <text:p>2023</text:p>
          </table:table-cell>
          <table:table-cell office:value-type="float" office:value="47182" table:formula="of:=IFERROR(COM.MICROSOFT.SINGLE(__xludf.dummyfunction(&quot;&quot;&quot;COMPUTED_VALUE&quot;&quot;&quot;));47182)" table:style-name="ce3">
            <text:p>47182</text:p>
          </table:table-cell>
          <table:table-cell office:value-type="float" office:value="0" table:formula="of:=COUNTIF([.D$2:.D1405];[.F406])*[.F40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3626" table:style-name="ce2">
            <text:p>53626</text:p>
          </table:table-cell>
          <table:table-cell office:value-type="float" office:value="79101" table:style-name="ce2">
            <text:p>79101</text:p>
          </table:table-cell>
          <table:table-cell office:value-type="float" office:value="47241" table:style-name="ce3">
            <text:p>47241</text:p>
          </table:table-cell>
          <table:table-cell office:value-type="float" office:value="49340" table:style-name="ce3">
            <text:p>49340</text:p>
          </table:table-cell>
          <table:table-cell office:value-type="float" office:value="2099" table:formula="of:=ABS([.D407]-[.C407])" table:style-name="ce3">
            <text:p>2099</text:p>
          </table:table-cell>
          <table:table-cell office:value-type="float" office:value="47241" table:formula="of:=IFERROR(COM.MICROSOFT.SINGLE(__xludf.dummyfunction(&quot;&quot;&quot;COMPUTED_VALUE&quot;&quot;&quot;));47241)" table:style-name="ce3">
            <text:p>47241</text:p>
          </table:table-cell>
          <table:table-cell office:value-type="float" office:value="0" table:formula="of:=COUNTIF([.D$2:.D1406];[.F407])*[.F40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3563" table:style-name="ce2">
            <text:p>13563</text:p>
          </table:table-cell>
          <table:table-cell office:value-type="float" office:value="61608" table:style-name="ce2">
            <text:p>61608</text:p>
          </table:table-cell>
          <table:table-cell office:value-type="float" office:value="47420" table:style-name="ce3">
            <text:p>47420</text:p>
          </table:table-cell>
          <table:table-cell office:value-type="float" office:value="49372" table:style-name="ce3">
            <text:p>49372</text:p>
          </table:table-cell>
          <table:table-cell office:value-type="float" office:value="1952" table:formula="of:=ABS([.D408]-[.C408])" table:style-name="ce3">
            <text:p>1952</text:p>
          </table:table-cell>
          <table:table-cell office:value-type="float" office:value="47420" table:formula="of:=IFERROR(COM.MICROSOFT.SINGLE(__xludf.dummyfunction(&quot;&quot;&quot;COMPUTED_VALUE&quot;&quot;&quot;));47420)" table:style-name="ce3">
            <text:p>47420</text:p>
          </table:table-cell>
          <table:table-cell office:value-type="float" office:value="0" table:formula="of:=COUNTIF([.D$2:.D1407];[.F408])*[.F40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825" table:style-name="ce2">
            <text:p>48825</text:p>
          </table:table-cell>
          <table:table-cell office:value-type="float" office:value="25123" table:style-name="ce2">
            <text:p>25123</text:p>
          </table:table-cell>
          <table:table-cell office:value-type="float" office:value="47797" table:style-name="ce3">
            <text:p>47797</text:p>
          </table:table-cell>
          <table:table-cell office:value-type="float" office:value="49428" table:style-name="ce3">
            <text:p>49428</text:p>
          </table:table-cell>
          <table:table-cell office:value-type="float" office:value="1631" table:formula="of:=ABS([.D409]-[.C409])" table:style-name="ce3">
            <text:p>1631</text:p>
          </table:table-cell>
          <table:table-cell office:value-type="float" office:value="47797" table:formula="of:=IFERROR(COM.MICROSOFT.SINGLE(__xludf.dummyfunction(&quot;&quot;&quot;COMPUTED_VALUE&quot;&quot;&quot;));47797)" table:style-name="ce3">
            <text:p>47797</text:p>
          </table:table-cell>
          <table:table-cell office:value-type="float" office:value="0" table:formula="of:=COUNTIF([.D$2:.D1408];[.F409])*[.F40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824" table:style-name="ce2">
            <text:p>28824</text:p>
          </table:table-cell>
          <table:table-cell office:value-type="float" office:value="84475" table:style-name="ce2">
            <text:p>84475</text:p>
          </table:table-cell>
          <table:table-cell office:value-type="float" office:value="47829" table:style-name="ce3">
            <text:p>47829</text:p>
          </table:table-cell>
          <table:table-cell office:value-type="float" office:value="49984" table:style-name="ce3">
            <text:p>49984</text:p>
          </table:table-cell>
          <table:table-cell office:value-type="float" office:value="2155" table:formula="of:=ABS([.D410]-[.C410])" table:style-name="ce3">
            <text:p>2155</text:p>
          </table:table-cell>
          <table:table-cell office:value-type="float" office:value="47829" table:formula="of:=IFERROR(COM.MICROSOFT.SINGLE(__xludf.dummyfunction(&quot;&quot;&quot;COMPUTED_VALUE&quot;&quot;&quot;));47829)" table:style-name="ce3">
            <text:p>47829</text:p>
          </table:table-cell>
          <table:table-cell office:value-type="float" office:value="0" table:formula="of:=COUNTIF([.D$2:.D1409];[.F410])*[.F41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0758" table:style-name="ce2">
            <text:p>90758</text:p>
          </table:table-cell>
          <table:table-cell office:value-type="float" office:value="85547" table:style-name="ce2">
            <text:p>85547</text:p>
          </table:table-cell>
          <table:table-cell office:value-type="float" office:value="47834" table:style-name="ce3">
            <text:p>47834</text:p>
          </table:table-cell>
          <table:table-cell office:value-type="float" office:value="50576" table:style-name="ce3">
            <text:p>50576</text:p>
          </table:table-cell>
          <table:table-cell office:value-type="float" office:value="2742" table:formula="of:=ABS([.D411]-[.C411])" table:style-name="ce3">
            <text:p>2742</text:p>
          </table:table-cell>
          <table:table-cell office:value-type="float" office:value="47834" table:formula="of:=IFERROR(COM.MICROSOFT.SINGLE(__xludf.dummyfunction(&quot;&quot;&quot;COMPUTED_VALUE&quot;&quot;&quot;));47834)" table:style-name="ce3">
            <text:p>47834</text:p>
          </table:table-cell>
          <table:table-cell office:value-type="float" office:value="765344" table:formula="of:=COUNTIF([.D$2:.D1410];[.F411])*[.F411]" table:style-name="ce3">
            <text:p>765344</text:p>
          </table:table-cell>
          <table:table-cell table:number-columns-repeated="16377"/>
        </table:table-row>
        <table:table-row table:style-name="ro1">
          <table:table-cell office:value-type="float" office:value="89417" table:style-name="ce2">
            <text:p>89417</text:p>
          </table:table-cell>
          <table:table-cell office:value-type="float" office:value="90761" table:style-name="ce2">
            <text:p>90761</text:p>
          </table:table-cell>
          <table:table-cell office:value-type="float" office:value="47977" table:style-name="ce3">
            <text:p>47977</text:p>
          </table:table-cell>
          <table:table-cell office:value-type="float" office:value="50642" table:style-name="ce3">
            <text:p>50642</text:p>
          </table:table-cell>
          <table:table-cell office:value-type="float" office:value="2665" table:formula="of:=ABS([.D412]-[.C412])" table:style-name="ce3">
            <text:p>2665</text:p>
          </table:table-cell>
          <table:table-cell office:value-type="float" office:value="47977" table:formula="of:=IFERROR(COM.MICROSOFT.SINGLE(__xludf.dummyfunction(&quot;&quot;&quot;COMPUTED_VALUE&quot;&quot;&quot;));47977)" table:style-name="ce3">
            <text:p>47977</text:p>
          </table:table-cell>
          <table:table-cell office:value-type="float" office:value="0" table:formula="of:=COUNTIF([.D$2:.D1411];[.F412])*[.F41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2416" table:style-name="ce2">
            <text:p>22416</text:p>
          </table:table-cell>
          <table:table-cell office:value-type="float" office:value="93637" table:style-name="ce2">
            <text:p>93637</text:p>
          </table:table-cell>
          <table:table-cell office:value-type="float" office:value="48022" table:style-name="ce3">
            <text:p>48022</text:p>
          </table:table-cell>
          <table:table-cell office:value-type="float" office:value="50989" table:style-name="ce3">
            <text:p>50989</text:p>
          </table:table-cell>
          <table:table-cell office:value-type="float" office:value="2967" table:formula="of:=ABS([.D413]-[.C413])" table:style-name="ce3">
            <text:p>2967</text:p>
          </table:table-cell>
          <table:table-cell office:value-type="float" office:value="48022" table:formula="of:=IFERROR(COM.MICROSOFT.SINGLE(__xludf.dummyfunction(&quot;&quot;&quot;COMPUTED_VALUE&quot;&quot;&quot;));48022)" table:style-name="ce3">
            <text:p>48022</text:p>
          </table:table-cell>
          <table:table-cell office:value-type="float" office:value="0" table:formula="of:=COUNTIF([.D$2:.D1412];[.F413])*[.F41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389" table:style-name="ce2">
            <text:p>48389</text:p>
          </table:table-cell>
          <table:table-cell office:value-type="float" office:value="40943" table:style-name="ce2">
            <text:p>40943</text:p>
          </table:table-cell>
          <table:table-cell office:value-type="float" office:value="48113" table:style-name="ce3">
            <text:p>48113</text:p>
          </table:table-cell>
          <table:table-cell office:value-type="float" office:value="51057" table:style-name="ce3">
            <text:p>51057</text:p>
          </table:table-cell>
          <table:table-cell office:value-type="float" office:value="2944" table:formula="of:=ABS([.D414]-[.C414])" table:style-name="ce3">
            <text:p>2944</text:p>
          </table:table-cell>
          <table:table-cell office:value-type="float" office:value="48113" table:formula="of:=IFERROR(COM.MICROSOFT.SINGLE(__xludf.dummyfunction(&quot;&quot;&quot;COMPUTED_VALUE&quot;&quot;&quot;));48113)" table:style-name="ce3">
            <text:p>48113</text:p>
          </table:table-cell>
          <table:table-cell office:value-type="float" office:value="0" table:formula="of:=COUNTIF([.D$2:.D1413];[.F414])*[.F41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8655" table:style-name="ce2">
            <text:p>38655</text:p>
          </table:table-cell>
          <table:table-cell office:value-type="float" office:value="27039" table:style-name="ce2">
            <text:p>27039</text:p>
          </table:table-cell>
          <table:table-cell office:value-type="float" office:value="48300" table:style-name="ce3">
            <text:p>48300</text:p>
          </table:table-cell>
          <table:table-cell office:value-type="float" office:value="51279" table:style-name="ce3">
            <text:p>51279</text:p>
          </table:table-cell>
          <table:table-cell office:value-type="float" office:value="2979" table:formula="of:=ABS([.D415]-[.C415])" table:style-name="ce3">
            <text:p>2979</text:p>
          </table:table-cell>
          <table:table-cell office:value-type="float" office:value="48300" table:formula="of:=IFERROR(COM.MICROSOFT.SINGLE(__xludf.dummyfunction(&quot;&quot;&quot;COMPUTED_VALUE&quot;&quot;&quot;));48300)" table:style-name="ce3">
            <text:p>48300</text:p>
          </table:table-cell>
          <table:table-cell office:value-type="float" office:value="0" table:formula="of:=COUNTIF([.D$2:.D1414];[.F415])*[.F41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7191" table:style-name="ce2">
            <text:p>27191</text:p>
          </table:table-cell>
          <table:table-cell office:value-type="float" office:value="19247" table:style-name="ce2">
            <text:p>19247</text:p>
          </table:table-cell>
          <table:table-cell office:value-type="float" office:value="48341" table:style-name="ce3">
            <text:p>48341</text:p>
          </table:table-cell>
          <table:table-cell office:value-type="float" office:value="51298" table:style-name="ce3">
            <text:p>51298</text:p>
          </table:table-cell>
          <table:table-cell office:value-type="float" office:value="2957" table:formula="of:=ABS([.D416]-[.C416])" table:style-name="ce3">
            <text:p>2957</text:p>
          </table:table-cell>
          <table:table-cell office:value-type="float" office:value="48341" table:formula="of:=IFERROR(COM.MICROSOFT.SINGLE(__xludf.dummyfunction(&quot;&quot;&quot;COMPUTED_VALUE&quot;&quot;&quot;));48341)" table:style-name="ce3">
            <text:p>48341</text:p>
          </table:table-cell>
          <table:table-cell office:value-type="float" office:value="0" table:formula="of:=COUNTIF([.D$2:.D1415];[.F416])*[.F41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955" table:style-name="ce2">
            <text:p>79955</text:p>
          </table:table-cell>
          <table:table-cell office:value-type="float" office:value="68822" table:style-name="ce2">
            <text:p>68822</text:p>
          </table:table-cell>
          <table:table-cell office:value-type="float" office:value="48389" table:style-name="ce3">
            <text:p>48389</text:p>
          </table:table-cell>
          <table:table-cell office:value-type="float" office:value="51436" table:style-name="ce3">
            <text:p>51436</text:p>
          </table:table-cell>
          <table:table-cell office:value-type="float" office:value="3047" table:formula="of:=ABS([.D417]-[.C417])" table:style-name="ce3">
            <text:p>3047</text:p>
          </table:table-cell>
          <table:table-cell office:value-type="float" office:value="48389" table:formula="of:=IFERROR(COM.MICROSOFT.SINGLE(__xludf.dummyfunction(&quot;&quot;&quot;COMPUTED_VALUE&quot;&quot;&quot;));48389)" table:style-name="ce3">
            <text:p>48389</text:p>
          </table:table-cell>
          <table:table-cell office:value-type="float" office:value="0" table:formula="of:=COUNTIF([.D$2:.D1416];[.F417])*[.F41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905" table:style-name="ce2">
            <text:p>82905</text:p>
          </table:table-cell>
          <table:table-cell office:value-type="float" office:value="40764" table:style-name="ce2">
            <text:p>40764</text:p>
          </table:table-cell>
          <table:table-cell office:value-type="float" office:value="48390" table:style-name="ce3">
            <text:p>48390</text:p>
          </table:table-cell>
          <table:table-cell office:value-type="float" office:value="51560" table:style-name="ce3">
            <text:p>51560</text:p>
          </table:table-cell>
          <table:table-cell office:value-type="float" office:value="3170" table:formula="of:=ABS([.D418]-[.C418])" table:style-name="ce3">
            <text:p>3170</text:p>
          </table:table-cell>
          <table:table-cell office:value-type="float" office:value="48390" table:formula="of:=IFERROR(COM.MICROSOFT.SINGLE(__xludf.dummyfunction(&quot;&quot;&quot;COMPUTED_VALUE&quot;&quot;&quot;));48390)" table:style-name="ce3">
            <text:p>48390</text:p>
          </table:table-cell>
          <table:table-cell office:value-type="float" office:value="0" table:formula="of:=COUNTIF([.D$2:.D1417];[.F418])*[.F41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695" table:style-name="ce2">
            <text:p>86695</text:p>
          </table:table-cell>
          <table:table-cell office:value-type="float" office:value="28645" table:style-name="ce2">
            <text:p>28645</text:p>
          </table:table-cell>
          <table:table-cell office:value-type="float" office:value="48416" table:style-name="ce3">
            <text:p>48416</text:p>
          </table:table-cell>
          <table:table-cell office:value-type="float" office:value="51672" table:style-name="ce3">
            <text:p>51672</text:p>
          </table:table-cell>
          <table:table-cell office:value-type="float" office:value="3256" table:formula="of:=ABS([.D419]-[.C419])" table:style-name="ce3">
            <text:p>3256</text:p>
          </table:table-cell>
          <table:table-cell office:value-type="float" office:value="48416" table:formula="of:=IFERROR(COM.MICROSOFT.SINGLE(__xludf.dummyfunction(&quot;&quot;&quot;COMPUTED_VALUE&quot;&quot;&quot;));48416)" table:style-name="ce3">
            <text:p>48416</text:p>
          </table:table-cell>
          <table:table-cell office:value-type="float" office:value="0" table:formula="of:=COUNTIF([.D$2:.D1418];[.F419])*[.F41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0972" table:style-name="ce2">
            <text:p>40972</text:p>
          </table:table-cell>
          <table:table-cell office:value-type="float" office:value="66296" table:style-name="ce2">
            <text:p>66296</text:p>
          </table:table-cell>
          <table:table-cell office:value-type="float" office:value="48573" table:style-name="ce3">
            <text:p>48573</text:p>
          </table:table-cell>
          <table:table-cell office:value-type="float" office:value="51774" table:style-name="ce3">
            <text:p>51774</text:p>
          </table:table-cell>
          <table:table-cell office:value-type="float" office:value="3201" table:formula="of:=ABS([.D420]-[.C420])" table:style-name="ce3">
            <text:p>3201</text:p>
          </table:table-cell>
          <table:table-cell office:value-type="float" office:value="48573" table:formula="of:=IFERROR(COM.MICROSOFT.SINGLE(__xludf.dummyfunction(&quot;&quot;&quot;COMPUTED_VALUE&quot;&quot;&quot;));48573)" table:style-name="ce3">
            <text:p>48573</text:p>
          </table:table-cell>
          <table:table-cell office:value-type="float" office:value="0" table:formula="of:=COUNTIF([.D$2:.D1419];[.F420])*[.F42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612" table:style-name="ce2">
            <text:p>45612</text:p>
          </table:table-cell>
          <table:table-cell office:value-type="float" office:value="28645" table:style-name="ce2">
            <text:p>28645</text:p>
          </table:table-cell>
          <table:table-cell office:value-type="float" office:value="48638" table:style-name="ce3">
            <text:p>48638</text:p>
          </table:table-cell>
          <table:table-cell office:value-type="float" office:value="51807" table:style-name="ce3">
            <text:p>51807</text:p>
          </table:table-cell>
          <table:table-cell office:value-type="float" office:value="3169" table:formula="of:=ABS([.D421]-[.C421])" table:style-name="ce3">
            <text:p>3169</text:p>
          </table:table-cell>
          <table:table-cell office:value-type="float" office:value="48638" table:formula="of:=IFERROR(COM.MICROSOFT.SINGLE(__xludf.dummyfunction(&quot;&quot;&quot;COMPUTED_VALUE&quot;&quot;&quot;));48638)" table:style-name="ce3">
            <text:p>48638</text:p>
          </table:table-cell>
          <table:table-cell office:value-type="float" office:value="0" table:formula="of:=COUNTIF([.D$2:.D1420];[.F421])*[.F42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731" table:style-name="ce2">
            <text:p>41731</text:p>
          </table:table-cell>
          <table:table-cell office:value-type="float" office:value="21800" table:style-name="ce2">
            <text:p>21800</text:p>
          </table:table-cell>
          <table:table-cell office:value-type="float" office:value="48792" table:style-name="ce3">
            <text:p>48792</text:p>
          </table:table-cell>
          <table:table-cell office:value-type="float" office:value="51807" table:style-name="ce3">
            <text:p>51807</text:p>
          </table:table-cell>
          <table:table-cell office:value-type="float" office:value="3015" table:formula="of:=ABS([.D422]-[.C422])" table:style-name="ce3">
            <text:p>3015</text:p>
          </table:table-cell>
          <table:table-cell office:value-type="float" office:value="48792" table:formula="of:=IFERROR(COM.MICROSOFT.SINGLE(__xludf.dummyfunction(&quot;&quot;&quot;COMPUTED_VALUE&quot;&quot;&quot;));48792)" table:style-name="ce3">
            <text:p>48792</text:p>
          </table:table-cell>
          <table:table-cell office:value-type="float" office:value="0" table:formula="of:=COUNTIF([.D$2:.D1421];[.F422])*[.F42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510" table:style-name="ce2">
            <text:p>61510</text:p>
          </table:table-cell>
          <table:table-cell office:value-type="float" office:value="40764" table:style-name="ce2">
            <text:p>40764</text:p>
          </table:table-cell>
          <table:table-cell office:value-type="float" office:value="48816" table:style-name="ce3">
            <text:p>48816</text:p>
          </table:table-cell>
          <table:table-cell office:value-type="float" office:value="51807" table:style-name="ce3">
            <text:p>51807</text:p>
          </table:table-cell>
          <table:table-cell office:value-type="float" office:value="2991" table:formula="of:=ABS([.D423]-[.C423])" table:style-name="ce3">
            <text:p>2991</text:p>
          </table:table-cell>
          <table:table-cell office:value-type="float" office:value="48816" table:formula="of:=IFERROR(COM.MICROSOFT.SINGLE(__xludf.dummyfunction(&quot;&quot;&quot;COMPUTED_VALUE&quot;&quot;&quot;));48816)" table:style-name="ce3">
            <text:p>48816</text:p>
          </table:table-cell>
          <table:table-cell office:value-type="float" office:value="0" table:formula="of:=COUNTIF([.D$2:.D1422];[.F423])*[.F42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192" table:style-name="ce2">
            <text:p>91192</text:p>
          </table:table-cell>
          <table:table-cell office:value-type="float" office:value="98628" table:style-name="ce2">
            <text:p>98628</text:p>
          </table:table-cell>
          <table:table-cell office:value-type="float" office:value="48825" table:style-name="ce3">
            <text:p>48825</text:p>
          </table:table-cell>
          <table:table-cell office:value-type="float" office:value="51807" table:style-name="ce3">
            <text:p>51807</text:p>
          </table:table-cell>
          <table:table-cell office:value-type="float" office:value="2982" table:formula="of:=ABS([.D424]-[.C424])" table:style-name="ce3">
            <text:p>2982</text:p>
          </table:table-cell>
          <table:table-cell office:value-type="float" office:value="48825" table:formula="of:=IFERROR(COM.MICROSOFT.SINGLE(__xludf.dummyfunction(&quot;&quot;&quot;COMPUTED_VALUE&quot;&quot;&quot;));48825)" table:style-name="ce3">
            <text:p>48825</text:p>
          </table:table-cell>
          <table:table-cell office:value-type="float" office:value="0" table:formula="of:=COUNTIF([.D$2:.D1423];[.F424])*[.F42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004" table:style-name="ce2">
            <text:p>15004</text:p>
          </table:table-cell>
          <table:table-cell office:value-type="float" office:value="72376" table:style-name="ce2">
            <text:p>72376</text:p>
          </table:table-cell>
          <table:table-cell office:value-type="float" office:value="48988" table:style-name="ce3">
            <text:p>48988</text:p>
          </table:table-cell>
          <table:table-cell office:value-type="float" office:value="51807" table:style-name="ce3">
            <text:p>51807</text:p>
          </table:table-cell>
          <table:table-cell office:value-type="float" office:value="2819" table:formula="of:=ABS([.D425]-[.C425])" table:style-name="ce3">
            <text:p>2819</text:p>
          </table:table-cell>
          <table:table-cell office:value-type="float" office:value="48988" table:formula="of:=IFERROR(COM.MICROSOFT.SINGLE(__xludf.dummyfunction(&quot;&quot;&quot;COMPUTED_VALUE&quot;&quot;&quot;));48988)" table:style-name="ce3">
            <text:p>48988</text:p>
          </table:table-cell>
          <table:table-cell office:value-type="float" office:value="0" table:formula="of:=COUNTIF([.D$2:.D1424];[.F425])*[.F42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2943" table:style-name="ce2">
            <text:p>22943</text:p>
          </table:table-cell>
          <table:table-cell office:value-type="float" office:value="54500" table:style-name="ce2">
            <text:p>54500</text:p>
          </table:table-cell>
          <table:table-cell office:value-type="float" office:value="49168" table:style-name="ce3">
            <text:p>49168</text:p>
          </table:table-cell>
          <table:table-cell office:value-type="float" office:value="51807" table:style-name="ce3">
            <text:p>51807</text:p>
          </table:table-cell>
          <table:table-cell office:value-type="float" office:value="2639" table:formula="of:=ABS([.D426]-[.C426])" table:style-name="ce3">
            <text:p>2639</text:p>
          </table:table-cell>
          <table:table-cell office:value-type="float" office:value="49168" table:formula="of:=IFERROR(COM.MICROSOFT.SINGLE(__xludf.dummyfunction(&quot;&quot;&quot;COMPUTED_VALUE&quot;&quot;&quot;));49168)" table:style-name="ce3">
            <text:p>49168</text:p>
          </table:table-cell>
          <table:table-cell office:value-type="float" office:value="0" table:formula="of:=COUNTIF([.D$2:.D1425];[.F426])*[.F42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404" table:style-name="ce2">
            <text:p>68404</text:p>
          </table:table-cell>
          <table:table-cell office:value-type="float" office:value="41433" table:style-name="ce2">
            <text:p>41433</text:p>
          </table:table-cell>
          <table:table-cell office:value-type="float" office:value="49199" table:style-name="ce3">
            <text:p>49199</text:p>
          </table:table-cell>
          <table:table-cell office:value-type="float" office:value="51997" table:style-name="ce3">
            <text:p>51997</text:p>
          </table:table-cell>
          <table:table-cell office:value-type="float" office:value="2798" table:formula="of:=ABS([.D427]-[.C427])" table:style-name="ce3">
            <text:p>2798</text:p>
          </table:table-cell>
          <table:table-cell office:value-type="float" office:value="49199" table:formula="of:=IFERROR(COM.MICROSOFT.SINGLE(__xludf.dummyfunction(&quot;&quot;&quot;COMPUTED_VALUE&quot;&quot;&quot;));49199)" table:style-name="ce3">
            <text:p>49199</text:p>
          </table:table-cell>
          <table:table-cell office:value-type="float" office:value="0" table:formula="of:=COUNTIF([.D$2:.D1426];[.F427])*[.F42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311" table:style-name="ce2">
            <text:p>60311</text:p>
          </table:table-cell>
          <table:table-cell office:value-type="float" office:value="44568" table:style-name="ce2">
            <text:p>44568</text:p>
          </table:table-cell>
          <table:table-cell office:value-type="float" office:value="49231" table:style-name="ce3">
            <text:p>49231</text:p>
          </table:table-cell>
          <table:table-cell office:value-type="float" office:value="52329" table:style-name="ce3">
            <text:p>52329</text:p>
          </table:table-cell>
          <table:table-cell office:value-type="float" office:value="3098" table:formula="of:=ABS([.D428]-[.C428])" table:style-name="ce3">
            <text:p>3098</text:p>
          </table:table-cell>
          <table:table-cell office:value-type="float" office:value="49231" table:formula="of:=IFERROR(COM.MICROSOFT.SINGLE(__xludf.dummyfunction(&quot;&quot;&quot;COMPUTED_VALUE&quot;&quot;&quot;));49231)" table:style-name="ce3">
            <text:p>49231</text:p>
          </table:table-cell>
          <table:table-cell office:value-type="float" office:value="0" table:formula="of:=COUNTIF([.D$2:.D1427];[.F428])*[.F42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689" table:style-name="ce2">
            <text:p>60689</text:p>
          </table:table-cell>
          <table:table-cell office:value-type="float" office:value="84252" table:style-name="ce2">
            <text:p>84252</text:p>
          </table:table-cell>
          <table:table-cell office:value-type="float" office:value="49293" table:style-name="ce3">
            <text:p>49293</text:p>
          </table:table-cell>
          <table:table-cell office:value-type="float" office:value="52329" table:style-name="ce3">
            <text:p>52329</text:p>
          </table:table-cell>
          <table:table-cell office:value-type="float" office:value="3036" table:formula="of:=ABS([.D429]-[.C429])" table:style-name="ce3">
            <text:p>3036</text:p>
          </table:table-cell>
          <table:table-cell office:value-type="float" office:value="49293" table:formula="of:=IFERROR(COM.MICROSOFT.SINGLE(__xludf.dummyfunction(&quot;&quot;&quot;COMPUTED_VALUE&quot;&quot;&quot;));49293)" table:style-name="ce3">
            <text:p>49293</text:p>
          </table:table-cell>
          <table:table-cell office:value-type="float" office:value="0" table:formula="of:=COUNTIF([.D$2:.D1428];[.F429])*[.F42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979" table:style-name="ce2">
            <text:p>60979</text:p>
          </table:table-cell>
          <table:table-cell office:value-type="float" office:value="43240" table:style-name="ce2">
            <text:p>43240</text:p>
          </table:table-cell>
          <table:table-cell office:value-type="float" office:value="49315" table:style-name="ce3">
            <text:p>49315</text:p>
          </table:table-cell>
          <table:table-cell office:value-type="float" office:value="52329" table:style-name="ce3">
            <text:p>52329</text:p>
          </table:table-cell>
          <table:table-cell office:value-type="float" office:value="3014" table:formula="of:=ABS([.D430]-[.C430])" table:style-name="ce3">
            <text:p>3014</text:p>
          </table:table-cell>
          <table:table-cell office:value-type="float" office:value="49315" table:formula="of:=IFERROR(COM.MICROSOFT.SINGLE(__xludf.dummyfunction(&quot;&quot;&quot;COMPUTED_VALUE&quot;&quot;&quot;));49315)" table:style-name="ce3">
            <text:p>49315</text:p>
          </table:table-cell>
          <table:table-cell office:value-type="float" office:value="0" table:formula="of:=COUNTIF([.D$2:.D1429];[.F430])*[.F43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808" table:style-name="ce2">
            <text:p>19808</text:p>
          </table:table-cell>
          <table:table-cell office:value-type="float" office:value="72495" table:style-name="ce2">
            <text:p>72495</text:p>
          </table:table-cell>
          <table:table-cell office:value-type="float" office:value="49379" table:style-name="ce3">
            <text:p>49379</text:p>
          </table:table-cell>
          <table:table-cell office:value-type="float" office:value="52329" table:style-name="ce3">
            <text:p>52329</text:p>
          </table:table-cell>
          <table:table-cell office:value-type="float" office:value="2950" table:formula="of:=ABS([.D431]-[.C431])" table:style-name="ce3">
            <text:p>2950</text:p>
          </table:table-cell>
          <table:table-cell office:value-type="float" office:value="49379" table:formula="of:=IFERROR(COM.MICROSOFT.SINGLE(__xludf.dummyfunction(&quot;&quot;&quot;COMPUTED_VALUE&quot;&quot;&quot;));49379)" table:style-name="ce3">
            <text:p>49379</text:p>
          </table:table-cell>
          <table:table-cell office:value-type="float" office:value="0" table:formula="of:=COUNTIF([.D$2:.D1430];[.F431])*[.F43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126" table:style-name="ce2">
            <text:p>80126</text:p>
          </table:table-cell>
          <table:table-cell office:value-type="float" office:value="38496" table:style-name="ce2">
            <text:p>38496</text:p>
          </table:table-cell>
          <table:table-cell office:value-type="float" office:value="49392" table:style-name="ce3">
            <text:p>49392</text:p>
          </table:table-cell>
          <table:table-cell office:value-type="float" office:value="52329" table:style-name="ce3">
            <text:p>52329</text:p>
          </table:table-cell>
          <table:table-cell office:value-type="float" office:value="2937" table:formula="of:=ABS([.D432]-[.C432])" table:style-name="ce3">
            <text:p>2937</text:p>
          </table:table-cell>
          <table:table-cell office:value-type="float" office:value="49392" table:formula="of:=IFERROR(COM.MICROSOFT.SINGLE(__xludf.dummyfunction(&quot;&quot;&quot;COMPUTED_VALUE&quot;&quot;&quot;));49392)" table:style-name="ce3">
            <text:p>49392</text:p>
          </table:table-cell>
          <table:table-cell office:value-type="float" office:value="0" table:formula="of:=COUNTIF([.D$2:.D1431];[.F432])*[.F43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3846" table:style-name="ce2">
            <text:p>13846</text:p>
          </table:table-cell>
          <table:table-cell office:value-type="float" office:value="29383" table:style-name="ce2">
            <text:p>29383</text:p>
          </table:table-cell>
          <table:table-cell office:value-type="float" office:value="49455" table:style-name="ce3">
            <text:p>49455</text:p>
          </table:table-cell>
          <table:table-cell office:value-type="float" office:value="52329" table:style-name="ce3">
            <text:p>52329</text:p>
          </table:table-cell>
          <table:table-cell office:value-type="float" office:value="2874" table:formula="of:=ABS([.D433]-[.C433])" table:style-name="ce3">
            <text:p>2874</text:p>
          </table:table-cell>
          <table:table-cell office:value-type="float" office:value="49455" table:formula="of:=IFERROR(COM.MICROSOFT.SINGLE(__xludf.dummyfunction(&quot;&quot;&quot;COMPUTED_VALUE&quot;&quot;&quot;));49455)" table:style-name="ce3">
            <text:p>49455</text:p>
          </table:table-cell>
          <table:table-cell office:value-type="float" office:value="0" table:formula="of:=COUNTIF([.D$2:.D1432];[.F433])*[.F43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2482" table:style-name="ce2">
            <text:p>22482</text:p>
          </table:table-cell>
          <table:table-cell office:value-type="float" office:value="13993" table:style-name="ce2">
            <text:p>13993</text:p>
          </table:table-cell>
          <table:table-cell office:value-type="float" office:value="49487" table:style-name="ce3">
            <text:p>49487</text:p>
          </table:table-cell>
          <table:table-cell office:value-type="float" office:value="52329" table:style-name="ce3">
            <text:p>52329</text:p>
          </table:table-cell>
          <table:table-cell office:value-type="float" office:value="2842" table:formula="of:=ABS([.D434]-[.C434])" table:style-name="ce3">
            <text:p>2842</text:p>
          </table:table-cell>
          <table:table-cell office:value-type="float" office:value="49487" table:formula="of:=IFERROR(COM.MICROSOFT.SINGLE(__xludf.dummyfunction(&quot;&quot;&quot;COMPUTED_VALUE&quot;&quot;&quot;));49487)" table:style-name="ce3">
            <text:p>49487</text:p>
          </table:table-cell>
          <table:table-cell office:value-type="float" office:value="0" table:formula="of:=COUNTIF([.D$2:.D1433];[.F434])*[.F43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9349" table:style-name="ce2">
            <text:p>39349</text:p>
          </table:table-cell>
          <table:table-cell office:value-type="float" office:value="84569" table:style-name="ce2">
            <text:p>84569</text:p>
          </table:table-cell>
          <table:table-cell office:value-type="float" office:value="49519" table:style-name="ce3">
            <text:p>49519</text:p>
          </table:table-cell>
          <table:table-cell office:value-type="float" office:value="52329" table:style-name="ce3">
            <text:p>52329</text:p>
          </table:table-cell>
          <table:table-cell office:value-type="float" office:value="2810" table:formula="of:=ABS([.D435]-[.C435])" table:style-name="ce3">
            <text:p>2810</text:p>
          </table:table-cell>
          <table:table-cell office:value-type="float" office:value="49519" table:formula="of:=IFERROR(COM.MICROSOFT.SINGLE(__xludf.dummyfunction(&quot;&quot;&quot;COMPUTED_VALUE&quot;&quot;&quot;));49519)" table:style-name="ce3">
            <text:p>49519</text:p>
          </table:table-cell>
          <table:table-cell office:value-type="float" office:value="0" table:formula="of:=COUNTIF([.D$2:.D1434];[.F435])*[.F43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531" table:style-name="ce2">
            <text:p>85531</text:p>
          </table:table-cell>
          <table:table-cell office:value-type="float" office:value="37632" table:style-name="ce2">
            <text:p>37632</text:p>
          </table:table-cell>
          <table:table-cell office:value-type="float" office:value="49525" table:style-name="ce3">
            <text:p>49525</text:p>
          </table:table-cell>
          <table:table-cell office:value-type="float" office:value="52329" table:style-name="ce3">
            <text:p>52329</text:p>
          </table:table-cell>
          <table:table-cell office:value-type="float" office:value="2804" table:formula="of:=ABS([.D436]-[.C436])" table:style-name="ce3">
            <text:p>2804</text:p>
          </table:table-cell>
          <table:table-cell office:value-type="float" office:value="49525" table:formula="of:=IFERROR(COM.MICROSOFT.SINGLE(__xludf.dummyfunction(&quot;&quot;&quot;COMPUTED_VALUE&quot;&quot;&quot;));49525)" table:style-name="ce3">
            <text:p>49525</text:p>
          </table:table-cell>
          <table:table-cell office:value-type="float" office:value="0" table:formula="of:=COUNTIF([.D$2:.D1435];[.F436])*[.F43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209" table:style-name="ce2">
            <text:p>80209</text:p>
          </table:table-cell>
          <table:table-cell office:value-type="float" office:value="83851" table:style-name="ce2">
            <text:p>83851</text:p>
          </table:table-cell>
          <table:table-cell office:value-type="float" office:value="49629" table:style-name="ce3">
            <text:p>49629</text:p>
          </table:table-cell>
          <table:table-cell office:value-type="float" office:value="52329" table:style-name="ce3">
            <text:p>52329</text:p>
          </table:table-cell>
          <table:table-cell office:value-type="float" office:value="2700" table:formula="of:=ABS([.D437]-[.C437])" table:style-name="ce3">
            <text:p>2700</text:p>
          </table:table-cell>
          <table:table-cell office:value-type="float" office:value="49629" table:formula="of:=IFERROR(COM.MICROSOFT.SINGLE(__xludf.dummyfunction(&quot;&quot;&quot;COMPUTED_VALUE&quot;&quot;&quot;));49629)" table:style-name="ce3">
            <text:p>49629</text:p>
          </table:table-cell>
          <table:table-cell office:value-type="float" office:value="0" table:formula="of:=COUNTIF([.D$2:.D1436];[.F437])*[.F43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852" table:style-name="ce2">
            <text:p>63852</text:p>
          </table:table-cell>
          <table:table-cell office:value-type="float" office:value="56007" table:style-name="ce2">
            <text:p>56007</text:p>
          </table:table-cell>
          <table:table-cell office:value-type="float" office:value="49734" table:style-name="ce3">
            <text:p>49734</text:p>
          </table:table-cell>
          <table:table-cell office:value-type="float" office:value="52441" table:style-name="ce3">
            <text:p>52441</text:p>
          </table:table-cell>
          <table:table-cell office:value-type="float" office:value="2707" table:formula="of:=ABS([.D438]-[.C438])" table:style-name="ce3">
            <text:p>2707</text:p>
          </table:table-cell>
          <table:table-cell office:value-type="float" office:value="49734" table:formula="of:=IFERROR(COM.MICROSOFT.SINGLE(__xludf.dummyfunction(&quot;&quot;&quot;COMPUTED_VALUE&quot;&quot;&quot;));49734)" table:style-name="ce3">
            <text:p>49734</text:p>
          </table:table-cell>
          <table:table-cell office:value-type="float" office:value="0" table:formula="of:=COUNTIF([.D$2:.D1437];[.F438])*[.F43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497" table:style-name="ce2">
            <text:p>54497</text:p>
          </table:table-cell>
          <table:table-cell office:value-type="float" office:value="35634" table:style-name="ce2">
            <text:p>35634</text:p>
          </table:table-cell>
          <table:table-cell office:value-type="float" office:value="49804" table:style-name="ce3">
            <text:p>49804</text:p>
          </table:table-cell>
          <table:table-cell office:value-type="float" office:value="52665" table:style-name="ce3">
            <text:p>52665</text:p>
          </table:table-cell>
          <table:table-cell office:value-type="float" office:value="2861" table:formula="of:=ABS([.D439]-[.C439])" table:style-name="ce3">
            <text:p>2861</text:p>
          </table:table-cell>
          <table:table-cell office:value-type="float" office:value="49804" table:formula="of:=IFERROR(COM.MICROSOFT.SINGLE(__xludf.dummyfunction(&quot;&quot;&quot;COMPUTED_VALUE&quot;&quot;&quot;));49804)" table:style-name="ce3">
            <text:p>49804</text:p>
          </table:table-cell>
          <table:table-cell office:value-type="float" office:value="0" table:formula="of:=COUNTIF([.D$2:.D1438];[.F439])*[.F43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1625" table:style-name="ce2">
            <text:p>51625</text:p>
          </table:table-cell>
          <table:table-cell office:value-type="float" office:value="87132" table:style-name="ce2">
            <text:p>87132</text:p>
          </table:table-cell>
          <table:table-cell office:value-type="float" office:value="49896" table:style-name="ce3">
            <text:p>49896</text:p>
          </table:table-cell>
          <table:table-cell office:value-type="float" office:value="52987" table:style-name="ce3">
            <text:p>52987</text:p>
          </table:table-cell>
          <table:table-cell office:value-type="float" office:value="3091" table:formula="of:=ABS([.D440]-[.C440])" table:style-name="ce3">
            <text:p>3091</text:p>
          </table:table-cell>
          <table:table-cell office:value-type="float" office:value="49896" table:formula="of:=IFERROR(COM.MICROSOFT.SINGLE(__xludf.dummyfunction(&quot;&quot;&quot;COMPUTED_VALUE&quot;&quot;&quot;));49896)" table:style-name="ce3">
            <text:p>49896</text:p>
          </table:table-cell>
          <table:table-cell office:value-type="float" office:value="0" table:formula="of:=COUNTIF([.D$2:.D1439];[.F440])*[.F44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8979" table:style-name="ce2">
            <text:p>38979</text:p>
          </table:table-cell>
          <table:table-cell office:value-type="float" office:value="80241" table:style-name="ce2">
            <text:p>80241</text:p>
          </table:table-cell>
          <table:table-cell office:value-type="float" office:value="49946" table:style-name="ce3">
            <text:p>49946</text:p>
          </table:table-cell>
          <table:table-cell office:value-type="float" office:value="53304" table:style-name="ce3">
            <text:p>53304</text:p>
          </table:table-cell>
          <table:table-cell office:value-type="float" office:value="3358" table:formula="of:=ABS([.D441]-[.C441])" table:style-name="ce3">
            <text:p>3358</text:p>
          </table:table-cell>
          <table:table-cell office:value-type="float" office:value="49946" table:formula="of:=IFERROR(COM.MICROSOFT.SINGLE(__xludf.dummyfunction(&quot;&quot;&quot;COMPUTED_VALUE&quot;&quot;&quot;));49946)" table:style-name="ce3">
            <text:p>49946</text:p>
          </table:table-cell>
          <table:table-cell office:value-type="float" office:value="0" table:formula="of:=COUNTIF([.D$2:.D1440];[.F441])*[.F44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939" table:style-name="ce2">
            <text:p>28939</text:p>
          </table:table-cell>
          <table:table-cell office:value-type="float" office:value="88293" table:style-name="ce2">
            <text:p>88293</text:p>
          </table:table-cell>
          <table:table-cell office:value-type="float" office:value="50375" table:style-name="ce3">
            <text:p>50375</text:p>
          </table:table-cell>
          <table:table-cell office:value-type="float" office:value="53315" table:style-name="ce3">
            <text:p>53315</text:p>
          </table:table-cell>
          <table:table-cell office:value-type="float" office:value="2940" table:formula="of:=ABS([.D442]-[.C442])" table:style-name="ce3">
            <text:p>2940</text:p>
          </table:table-cell>
          <table:table-cell office:value-type="float" office:value="50375" table:formula="of:=IFERROR(COM.MICROSOFT.SINGLE(__xludf.dummyfunction(&quot;&quot;&quot;COMPUTED_VALUE&quot;&quot;&quot;));50375)" table:style-name="ce3">
            <text:p>50375</text:p>
          </table:table-cell>
          <table:table-cell office:value-type="float" office:value="0" table:formula="of:=COUNTIF([.D$2:.D1441];[.F442])*[.F44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010" table:style-name="ce2">
            <text:p>59010</text:p>
          </table:table-cell>
          <table:table-cell office:value-type="float" office:value="83649" table:style-name="ce2">
            <text:p>83649</text:p>
          </table:table-cell>
          <table:table-cell office:value-type="float" office:value="50395" table:style-name="ce3">
            <text:p>50395</text:p>
          </table:table-cell>
          <table:table-cell office:value-type="float" office:value="53509" table:style-name="ce3">
            <text:p>53509</text:p>
          </table:table-cell>
          <table:table-cell office:value-type="float" office:value="3114" table:formula="of:=ABS([.D443]-[.C443])" table:style-name="ce3">
            <text:p>3114</text:p>
          </table:table-cell>
          <table:table-cell office:value-type="float" office:value="50395" table:formula="of:=IFERROR(COM.MICROSOFT.SINGLE(__xludf.dummyfunction(&quot;&quot;&quot;COMPUTED_VALUE&quot;&quot;&quot;));50395)" table:style-name="ce3">
            <text:p>50395</text:p>
          </table:table-cell>
          <table:table-cell office:value-type="float" office:value="0" table:formula="of:=COUNTIF([.D$2:.D1442];[.F443])*[.F44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553" table:style-name="ce2">
            <text:p>30553</text:p>
          </table:table-cell>
          <table:table-cell office:value-type="float" office:value="26199" table:style-name="ce2">
            <text:p>26199</text:p>
          </table:table-cell>
          <table:table-cell office:value-type="float" office:value="50495" table:style-name="ce3">
            <text:p>50495</text:p>
          </table:table-cell>
          <table:table-cell office:value-type="float" office:value="53556" table:style-name="ce3">
            <text:p>53556</text:p>
          </table:table-cell>
          <table:table-cell office:value-type="float" office:value="3061" table:formula="of:=ABS([.D444]-[.C444])" table:style-name="ce3">
            <text:p>3061</text:p>
          </table:table-cell>
          <table:table-cell office:value-type="float" office:value="50495" table:formula="of:=IFERROR(COM.MICROSOFT.SINGLE(__xludf.dummyfunction(&quot;&quot;&quot;COMPUTED_VALUE&quot;&quot;&quot;));50495)" table:style-name="ce3">
            <text:p>50495</text:p>
          </table:table-cell>
          <table:table-cell office:value-type="float" office:value="0" table:formula="of:=COUNTIF([.D$2:.D1443];[.F444])*[.F44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589" table:style-name="ce2">
            <text:p>94589</text:p>
          </table:table-cell>
          <table:table-cell office:value-type="float" office:value="79101" table:style-name="ce2">
            <text:p>79101</text:p>
          </table:table-cell>
          <table:table-cell office:value-type="float" office:value="50555" table:style-name="ce3">
            <text:p>50555</text:p>
          </table:table-cell>
          <table:table-cell office:value-type="float" office:value="53573" table:style-name="ce3">
            <text:p>53573</text:p>
          </table:table-cell>
          <table:table-cell office:value-type="float" office:value="3018" table:formula="of:=ABS([.D445]-[.C445])" table:style-name="ce3">
            <text:p>3018</text:p>
          </table:table-cell>
          <table:table-cell office:value-type="float" office:value="50555" table:formula="of:=IFERROR(COM.MICROSOFT.SINGLE(__xludf.dummyfunction(&quot;&quot;&quot;COMPUTED_VALUE&quot;&quot;&quot;));50555)" table:style-name="ce3">
            <text:p>50555</text:p>
          </table:table-cell>
          <table:table-cell office:value-type="float" office:value="0" table:formula="of:=COUNTIF([.D$2:.D1444];[.F445])*[.F44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488" table:style-name="ce2">
            <text:p>70488</text:p>
          </table:table-cell>
          <table:table-cell office:value-type="float" office:value="99011" table:style-name="ce2">
            <text:p>99011</text:p>
          </table:table-cell>
          <table:table-cell office:value-type="float" office:value="50834" table:style-name="ce3">
            <text:p>50834</text:p>
          </table:table-cell>
          <table:table-cell office:value-type="float" office:value="53573" table:style-name="ce3">
            <text:p>53573</text:p>
          </table:table-cell>
          <table:table-cell office:value-type="float" office:value="2739" table:formula="of:=ABS([.D446]-[.C446])" table:style-name="ce3">
            <text:p>2739</text:p>
          </table:table-cell>
          <table:table-cell office:value-type="float" office:value="50834" table:formula="of:=IFERROR(COM.MICROSOFT.SINGLE(__xludf.dummyfunction(&quot;&quot;&quot;COMPUTED_VALUE&quot;&quot;&quot;));50834)" table:style-name="ce3">
            <text:p>50834</text:p>
          </table:table-cell>
          <table:table-cell office:value-type="float" office:value="0" table:formula="of:=COUNTIF([.D$2:.D1445];[.F446])*[.F44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746" table:style-name="ce2">
            <text:p>81746</text:p>
          </table:table-cell>
          <table:table-cell office:value-type="float" office:value="92176" table:style-name="ce2">
            <text:p>92176</text:p>
          </table:table-cell>
          <table:table-cell office:value-type="float" office:value="50856" table:style-name="ce3">
            <text:p>50856</text:p>
          </table:table-cell>
          <table:table-cell office:value-type="float" office:value="53573" table:style-name="ce3">
            <text:p>53573</text:p>
          </table:table-cell>
          <table:table-cell office:value-type="float" office:value="2717" table:formula="of:=ABS([.D447]-[.C447])" table:style-name="ce3">
            <text:p>2717</text:p>
          </table:table-cell>
          <table:table-cell office:value-type="float" office:value="50856" table:formula="of:=IFERROR(COM.MICROSOFT.SINGLE(__xludf.dummyfunction(&quot;&quot;&quot;COMPUTED_VALUE&quot;&quot;&quot;));50856)" table:style-name="ce3">
            <text:p>50856</text:p>
          </table:table-cell>
          <table:table-cell office:value-type="float" office:value="0" table:formula="of:=COUNTIF([.D$2:.D1446];[.F447])*[.F44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4311" table:style-name="ce2">
            <text:p>64311</text:p>
          </table:table-cell>
          <table:table-cell office:value-type="float" office:value="44568" table:style-name="ce2">
            <text:p>44568</text:p>
          </table:table-cell>
          <table:table-cell office:value-type="float" office:value="50874" table:style-name="ce3">
            <text:p>50874</text:p>
          </table:table-cell>
          <table:table-cell office:value-type="float" office:value="53573" table:style-name="ce3">
            <text:p>53573</text:p>
          </table:table-cell>
          <table:table-cell office:value-type="float" office:value="2699" table:formula="of:=ABS([.D448]-[.C448])" table:style-name="ce3">
            <text:p>2699</text:p>
          </table:table-cell>
          <table:table-cell office:value-type="float" office:value="50874" table:formula="of:=IFERROR(COM.MICROSOFT.SINGLE(__xludf.dummyfunction(&quot;&quot;&quot;COMPUTED_VALUE&quot;&quot;&quot;));50874)" table:style-name="ce3">
            <text:p>50874</text:p>
          </table:table-cell>
          <table:table-cell office:value-type="float" office:value="0" table:formula="of:=COUNTIF([.D$2:.D1447];[.F448])*[.F44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8295" table:style-name="ce2">
            <text:p>88295</text:p>
          </table:table-cell>
          <table:table-cell office:value-type="float" office:value="60692" table:style-name="ce2">
            <text:p>60692</text:p>
          </table:table-cell>
          <table:table-cell office:value-type="float" office:value="50928" table:style-name="ce3">
            <text:p>50928</text:p>
          </table:table-cell>
          <table:table-cell office:value-type="float" office:value="53573" table:style-name="ce3">
            <text:p>53573</text:p>
          </table:table-cell>
          <table:table-cell office:value-type="float" office:value="2645" table:formula="of:=ABS([.D449]-[.C449])" table:style-name="ce3">
            <text:p>2645</text:p>
          </table:table-cell>
          <table:table-cell office:value-type="float" office:value="50928" table:formula="of:=IFERROR(COM.MICROSOFT.SINGLE(__xludf.dummyfunction(&quot;&quot;&quot;COMPUTED_VALUE&quot;&quot;&quot;));50928)" table:style-name="ce3">
            <text:p>50928</text:p>
          </table:table-cell>
          <table:table-cell office:value-type="float" office:value="0" table:formula="of:=COUNTIF([.D$2:.D1448];[.F449])*[.F44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665" table:style-name="ce2">
            <text:p>93665</text:p>
          </table:table-cell>
          <table:table-cell office:value-type="float" office:value="89557" table:style-name="ce2">
            <text:p>89557</text:p>
          </table:table-cell>
          <table:table-cell office:value-type="float" office:value="50967" table:style-name="ce3">
            <text:p>50967</text:p>
          </table:table-cell>
          <table:table-cell office:value-type="float" office:value="53984" table:style-name="ce3">
            <text:p>53984</text:p>
          </table:table-cell>
          <table:table-cell office:value-type="float" office:value="3017" table:formula="of:=ABS([.D450]-[.C450])" table:style-name="ce3">
            <text:p>3017</text:p>
          </table:table-cell>
          <table:table-cell office:value-type="float" office:value="50967" table:formula="of:=IFERROR(COM.MICROSOFT.SINGLE(__xludf.dummyfunction(&quot;&quot;&quot;COMPUTED_VALUE&quot;&quot;&quot;));50967)" table:style-name="ce3">
            <text:p>50967</text:p>
          </table:table-cell>
          <table:table-cell office:value-type="float" office:value="0" table:formula="of:=COUNTIF([.D$2:.D1449];[.F450])*[.F45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3760" table:style-name="ce2">
            <text:p>53760</text:p>
          </table:table-cell>
          <table:table-cell office:value-type="float" office:value="33880" table:style-name="ce2">
            <text:p>33880</text:p>
          </table:table-cell>
          <table:table-cell office:value-type="float" office:value="51210" table:style-name="ce3">
            <text:p>51210</text:p>
          </table:table-cell>
          <table:table-cell office:value-type="float" office:value="54241" table:style-name="ce3">
            <text:p>54241</text:p>
          </table:table-cell>
          <table:table-cell office:value-type="float" office:value="3031" table:formula="of:=ABS([.D451]-[.C451])" table:style-name="ce3">
            <text:p>3031</text:p>
          </table:table-cell>
          <table:table-cell office:value-type="float" office:value="51210" table:formula="of:=IFERROR(COM.MICROSOFT.SINGLE(__xludf.dummyfunction(&quot;&quot;&quot;COMPUTED_VALUE&quot;&quot;&quot;));51210)" table:style-name="ce3">
            <text:p>51210</text:p>
          </table:table-cell>
          <table:table-cell office:value-type="float" office:value="0" table:formula="of:=COUNTIF([.D$2:.D1450];[.F451])*[.F45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737" table:style-name="ce2">
            <text:p>14737</text:p>
          </table:table-cell>
          <table:table-cell office:value-type="float" office:value="80051" table:style-name="ce2">
            <text:p>80051</text:p>
          </table:table-cell>
          <table:table-cell office:value-type="float" office:value="51222" table:style-name="ce3">
            <text:p>51222</text:p>
          </table:table-cell>
          <table:table-cell office:value-type="float" office:value="54500" table:style-name="ce3">
            <text:p>54500</text:p>
          </table:table-cell>
          <table:table-cell office:value-type="float" office:value="3278" table:formula="of:=ABS([.D452]-[.C452])" table:style-name="ce3">
            <text:p>3278</text:p>
          </table:table-cell>
          <table:table-cell office:value-type="float" office:value="51222" table:formula="of:=IFERROR(COM.MICROSOFT.SINGLE(__xludf.dummyfunction(&quot;&quot;&quot;COMPUTED_VALUE&quot;&quot;&quot;));51222)" table:style-name="ce3">
            <text:p>51222</text:p>
          </table:table-cell>
          <table:table-cell office:value-type="float" office:value="0" table:formula="of:=COUNTIF([.D$2:.D1451];[.F452])*[.F45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5521" table:style-name="ce2">
            <text:p>25521</text:p>
          </table:table-cell>
          <table:table-cell office:value-type="float" office:value="61141" table:style-name="ce2">
            <text:p>61141</text:p>
          </table:table-cell>
          <table:table-cell office:value-type="float" office:value="51344" table:style-name="ce3">
            <text:p>51344</text:p>
          </table:table-cell>
          <table:table-cell office:value-type="float" office:value="54500" table:style-name="ce3">
            <text:p>54500</text:p>
          </table:table-cell>
          <table:table-cell office:value-type="float" office:value="3156" table:formula="of:=ABS([.D453]-[.C453])" table:style-name="ce3">
            <text:p>3156</text:p>
          </table:table-cell>
          <table:table-cell office:value-type="float" office:value="51344" table:formula="of:=IFERROR(COM.MICROSOFT.SINGLE(__xludf.dummyfunction(&quot;&quot;&quot;COMPUTED_VALUE&quot;&quot;&quot;));51344)" table:style-name="ce3">
            <text:p>51344</text:p>
          </table:table-cell>
          <table:table-cell office:value-type="float" office:value="0" table:formula="of:=COUNTIF([.D$2:.D1452];[.F453])*[.F45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653" table:style-name="ce2">
            <text:p>86653</text:p>
          </table:table-cell>
          <table:table-cell office:value-type="float" office:value="98106" table:style-name="ce2">
            <text:p>98106</text:p>
          </table:table-cell>
          <table:table-cell office:value-type="float" office:value="51613" table:style-name="ce3">
            <text:p>51613</text:p>
          </table:table-cell>
          <table:table-cell office:value-type="float" office:value="54500" table:style-name="ce3">
            <text:p>54500</text:p>
          </table:table-cell>
          <table:table-cell office:value-type="float" office:value="2887" table:formula="of:=ABS([.D454]-[.C454])" table:style-name="ce3">
            <text:p>2887</text:p>
          </table:table-cell>
          <table:table-cell office:value-type="float" office:value="51613" table:formula="of:=IFERROR(COM.MICROSOFT.SINGLE(__xludf.dummyfunction(&quot;&quot;&quot;COMPUTED_VALUE&quot;&quot;&quot;));51613)" table:style-name="ce3">
            <text:p>51613</text:p>
          </table:table-cell>
          <table:table-cell office:value-type="float" office:value="0" table:formula="of:=COUNTIF([.D$2:.D1453];[.F454])*[.F45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054" table:style-name="ce2">
            <text:p>91054</text:p>
          </table:table-cell>
          <table:table-cell office:value-type="float" office:value="87401" table:style-name="ce2">
            <text:p>87401</text:p>
          </table:table-cell>
          <table:table-cell office:value-type="float" office:value="51625" table:style-name="ce3">
            <text:p>51625</text:p>
          </table:table-cell>
          <table:table-cell office:value-type="float" office:value="54500" table:style-name="ce3">
            <text:p>54500</text:p>
          </table:table-cell>
          <table:table-cell office:value-type="float" office:value="2875" table:formula="of:=ABS([.D455]-[.C455])" table:style-name="ce3">
            <text:p>2875</text:p>
          </table:table-cell>
          <table:table-cell office:value-type="float" office:value="51625" table:formula="of:=IFERROR(COM.MICROSOFT.SINGLE(__xludf.dummyfunction(&quot;&quot;&quot;COMPUTED_VALUE&quot;&quot;&quot;));51625)" table:style-name="ce3">
            <text:p>51625</text:p>
          </table:table-cell>
          <table:table-cell office:value-type="float" office:value="0" table:formula="of:=COUNTIF([.D$2:.D1454];[.F455])*[.F45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4929" table:style-name="ce2">
            <text:p>74929</text:p>
          </table:table-cell>
          <table:table-cell office:value-type="float" office:value="40764" table:style-name="ce2">
            <text:p>40764</text:p>
          </table:table-cell>
          <table:table-cell office:value-type="float" office:value="51784" table:style-name="ce3">
            <text:p>51784</text:p>
          </table:table-cell>
          <table:table-cell office:value-type="float" office:value="54500" table:style-name="ce3">
            <text:p>54500</text:p>
          </table:table-cell>
          <table:table-cell office:value-type="float" office:value="2716" table:formula="of:=ABS([.D456]-[.C456])" table:style-name="ce3">
            <text:p>2716</text:p>
          </table:table-cell>
          <table:table-cell office:value-type="float" office:value="51784" table:formula="of:=IFERROR(COM.MICROSOFT.SINGLE(__xludf.dummyfunction(&quot;&quot;&quot;COMPUTED_VALUE&quot;&quot;&quot;));51784)" table:style-name="ce3">
            <text:p>51784</text:p>
          </table:table-cell>
          <table:table-cell office:value-type="float" office:value="0" table:formula="of:=COUNTIF([.D$2:.D1455];[.F456])*[.F45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0082" table:style-name="ce2">
            <text:p>20082</text:p>
          </table:table-cell>
          <table:table-cell office:value-type="float" office:value="72374" table:style-name="ce2">
            <text:p>72374</text:p>
          </table:table-cell>
          <table:table-cell office:value-type="float" office:value="51807" table:style-name="ce3">
            <text:p>51807</text:p>
          </table:table-cell>
          <table:table-cell office:value-type="float" office:value="54500" table:style-name="ce3">
            <text:p>54500</text:p>
          </table:table-cell>
          <table:table-cell office:value-type="float" office:value="2693" table:formula="of:=ABS([.D457]-[.C457])" table:style-name="ce3">
            <text:p>2693</text:p>
          </table:table-cell>
          <table:table-cell office:value-type="float" office:value="51807" table:formula="of:=IFERROR(COM.MICROSOFT.SINGLE(__xludf.dummyfunction(&quot;&quot;&quot;COMPUTED_VALUE&quot;&quot;&quot;));51807)" table:style-name="ce3">
            <text:p>51807</text:p>
          </table:table-cell>
          <table:table-cell office:value-type="float" office:value="310842" table:formula="of:=COUNTIF([.D$2:.D1456];[.F457])*[.F457]" table:style-name="ce3">
            <text:p>310842</text:p>
          </table:table-cell>
          <table:table-cell table:number-columns-repeated="16377"/>
        </table:table-row>
        <table:table-row table:style-name="ro1">
          <table:table-cell office:value-type="float" office:value="43069" table:style-name="ce2">
            <text:p>43069</text:p>
          </table:table-cell>
          <table:table-cell office:value-type="float" office:value="87032" table:style-name="ce2">
            <text:p>87032</text:p>
          </table:table-cell>
          <table:table-cell office:value-type="float" office:value="51844" table:style-name="ce3">
            <text:p>51844</text:p>
          </table:table-cell>
          <table:table-cell office:value-type="float" office:value="54500" table:style-name="ce3">
            <text:p>54500</text:p>
          </table:table-cell>
          <table:table-cell office:value-type="float" office:value="2656" table:formula="of:=ABS([.D458]-[.C458])" table:style-name="ce3">
            <text:p>2656</text:p>
          </table:table-cell>
          <table:table-cell office:value-type="float" office:value="51844" table:formula="of:=IFERROR(COM.MICROSOFT.SINGLE(__xludf.dummyfunction(&quot;&quot;&quot;COMPUTED_VALUE&quot;&quot;&quot;));51844)" table:style-name="ce3">
            <text:p>51844</text:p>
          </table:table-cell>
          <table:table-cell office:value-type="float" office:value="0" table:formula="of:=COUNTIF([.D$2:.D1457];[.F458])*[.F45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5088" table:style-name="ce2">
            <text:p>95088</text:p>
          </table:table-cell>
          <table:table-cell office:value-type="float" office:value="51436" table:style-name="ce2">
            <text:p>51436</text:p>
          </table:table-cell>
          <table:table-cell office:value-type="float" office:value="51944" table:style-name="ce3">
            <text:p>51944</text:p>
          </table:table-cell>
          <table:table-cell office:value-type="float" office:value="54764" table:style-name="ce3">
            <text:p>54764</text:p>
          </table:table-cell>
          <table:table-cell office:value-type="float" office:value="2820" table:formula="of:=ABS([.D459]-[.C459])" table:style-name="ce3">
            <text:p>2820</text:p>
          </table:table-cell>
          <table:table-cell office:value-type="float" office:value="51944" table:formula="of:=IFERROR(COM.MICROSOFT.SINGLE(__xludf.dummyfunction(&quot;&quot;&quot;COMPUTED_VALUE&quot;&quot;&quot;));51944)" table:style-name="ce3">
            <text:p>51944</text:p>
          </table:table-cell>
          <table:table-cell office:value-type="float" office:value="0" table:formula="of:=COUNTIF([.D$2:.D1458];[.F459])*[.F45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111" table:style-name="ce2">
            <text:p>82111</text:p>
          </table:table-cell>
          <table:table-cell office:value-type="float" office:value="80970" table:style-name="ce2">
            <text:p>80970</text:p>
          </table:table-cell>
          <table:table-cell office:value-type="float" office:value="52064" table:style-name="ce3">
            <text:p>52064</text:p>
          </table:table-cell>
          <table:table-cell office:value-type="float" office:value="54947" table:style-name="ce3">
            <text:p>54947</text:p>
          </table:table-cell>
          <table:table-cell office:value-type="float" office:value="2883" table:formula="of:=ABS([.D460]-[.C460])" table:style-name="ce3">
            <text:p>2883</text:p>
          </table:table-cell>
          <table:table-cell office:value-type="float" office:value="52064" table:formula="of:=IFERROR(COM.MICROSOFT.SINGLE(__xludf.dummyfunction(&quot;&quot;&quot;COMPUTED_VALUE&quot;&quot;&quot;));52064)" table:style-name="ce3">
            <text:p>52064</text:p>
          </table:table-cell>
          <table:table-cell office:value-type="float" office:value="0" table:formula="of:=COUNTIF([.D$2:.D1459];[.F460])*[.F46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9862" table:style-name="ce2">
            <text:p>39862</text:p>
          </table:table-cell>
          <table:table-cell office:value-type="float" office:value="99504" table:style-name="ce2">
            <text:p>99504</text:p>
          </table:table-cell>
          <table:table-cell office:value-type="float" office:value="52096" table:style-name="ce3">
            <text:p>52096</text:p>
          </table:table-cell>
          <table:table-cell office:value-type="float" office:value="54967" table:style-name="ce3">
            <text:p>54967</text:p>
          </table:table-cell>
          <table:table-cell office:value-type="float" office:value="2871" table:formula="of:=ABS([.D461]-[.C461])" table:style-name="ce3">
            <text:p>2871</text:p>
          </table:table-cell>
          <table:table-cell office:value-type="float" office:value="52096" table:formula="of:=IFERROR(COM.MICROSOFT.SINGLE(__xludf.dummyfunction(&quot;&quot;&quot;COMPUTED_VALUE&quot;&quot;&quot;));52096)" table:style-name="ce3">
            <text:p>52096</text:p>
          </table:table-cell>
          <table:table-cell office:value-type="float" office:value="0" table:formula="of:=COUNTIF([.D$2:.D1460];[.F461])*[.F46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669" table:style-name="ce2">
            <text:p>82669</text:p>
          </table:table-cell>
          <table:table-cell office:value-type="float" office:value="46360" table:style-name="ce2">
            <text:p>46360</text:p>
          </table:table-cell>
          <table:table-cell office:value-type="float" office:value="52145" table:style-name="ce3">
            <text:p>52145</text:p>
          </table:table-cell>
          <table:table-cell office:value-type="float" office:value="55094" table:style-name="ce3">
            <text:p>55094</text:p>
          </table:table-cell>
          <table:table-cell office:value-type="float" office:value="2949" table:formula="of:=ABS([.D462]-[.C462])" table:style-name="ce3">
            <text:p>2949</text:p>
          </table:table-cell>
          <table:table-cell office:value-type="float" office:value="52145" table:formula="of:=IFERROR(COM.MICROSOFT.SINGLE(__xludf.dummyfunction(&quot;&quot;&quot;COMPUTED_VALUE&quot;&quot;&quot;));52145)" table:style-name="ce3">
            <text:p>52145</text:p>
          </table:table-cell>
          <table:table-cell office:value-type="float" office:value="0" table:formula="of:=COUNTIF([.D$2:.D1461];[.F462])*[.F46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378" table:style-name="ce2">
            <text:p>83378</text:p>
          </table:table-cell>
          <table:table-cell office:value-type="float" office:value="62370" table:style-name="ce2">
            <text:p>62370</text:p>
          </table:table-cell>
          <table:table-cell office:value-type="float" office:value="52189" table:style-name="ce3">
            <text:p>52189</text:p>
          </table:table-cell>
          <table:table-cell office:value-type="float" office:value="55356" table:style-name="ce3">
            <text:p>55356</text:p>
          </table:table-cell>
          <table:table-cell office:value-type="float" office:value="3167" table:formula="of:=ABS([.D463]-[.C463])" table:style-name="ce3">
            <text:p>3167</text:p>
          </table:table-cell>
          <table:table-cell office:value-type="float" office:value="52189" table:formula="of:=IFERROR(COM.MICROSOFT.SINGLE(__xludf.dummyfunction(&quot;&quot;&quot;COMPUTED_VALUE&quot;&quot;&quot;));52189)" table:style-name="ce3">
            <text:p>52189</text:p>
          </table:table-cell>
          <table:table-cell office:value-type="float" office:value="0" table:formula="of:=COUNTIF([.D$2:.D1462];[.F463])*[.F46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130" table:style-name="ce2">
            <text:p>62130</text:p>
          </table:table-cell>
          <table:table-cell office:value-type="float" office:value="25115" table:style-name="ce2">
            <text:p>25115</text:p>
          </table:table-cell>
          <table:table-cell office:value-type="float" office:value="52231" table:style-name="ce3">
            <text:p>52231</text:p>
          </table:table-cell>
          <table:table-cell office:value-type="float" office:value="55460" table:style-name="ce3">
            <text:p>55460</text:p>
          </table:table-cell>
          <table:table-cell office:value-type="float" office:value="3229" table:formula="of:=ABS([.D464]-[.C464])" table:style-name="ce3">
            <text:p>3229</text:p>
          </table:table-cell>
          <table:table-cell office:value-type="float" office:value="52231" table:formula="of:=IFERROR(COM.MICROSOFT.SINGLE(__xludf.dummyfunction(&quot;&quot;&quot;COMPUTED_VALUE&quot;&quot;&quot;));52231)" table:style-name="ce3">
            <text:p>52231</text:p>
          </table:table-cell>
          <table:table-cell office:value-type="float" office:value="0" table:formula="of:=COUNTIF([.D$2:.D1463];[.F464])*[.F46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544" table:style-name="ce2">
            <text:p>43544</text:p>
          </table:table-cell>
          <table:table-cell office:value-type="float" office:value="20178" table:style-name="ce2">
            <text:p>20178</text:p>
          </table:table-cell>
          <table:table-cell office:value-type="float" office:value="52253" table:style-name="ce3">
            <text:p>52253</text:p>
          </table:table-cell>
          <table:table-cell office:value-type="float" office:value="55484" table:style-name="ce3">
            <text:p>55484</text:p>
          </table:table-cell>
          <table:table-cell office:value-type="float" office:value="3231" table:formula="of:=ABS([.D465]-[.C465])" table:style-name="ce3">
            <text:p>3231</text:p>
          </table:table-cell>
          <table:table-cell office:value-type="float" office:value="52253" table:formula="of:=IFERROR(COM.MICROSOFT.SINGLE(__xludf.dummyfunction(&quot;&quot;&quot;COMPUTED_VALUE&quot;&quot;&quot;));52253)" table:style-name="ce3">
            <text:p>52253</text:p>
          </table:table-cell>
          <table:table-cell office:value-type="float" office:value="0" table:formula="of:=COUNTIF([.D$2:.D1464];[.F465])*[.F46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3808" table:style-name="ce2">
            <text:p>23808</text:p>
          </table:table-cell>
          <table:table-cell office:value-type="float" office:value="89185" table:style-name="ce2">
            <text:p>89185</text:p>
          </table:table-cell>
          <table:table-cell office:value-type="float" office:value="52329" table:style-name="ce3">
            <text:p>52329</text:p>
          </table:table-cell>
          <table:table-cell office:value-type="float" office:value="55547" table:style-name="ce3">
            <text:p>55547</text:p>
          </table:table-cell>
          <table:table-cell office:value-type="float" office:value="3218" table:formula="of:=ABS([.D466]-[.C466])" table:style-name="ce3">
            <text:p>3218</text:p>
          </table:table-cell>
          <table:table-cell office:value-type="float" office:value="52329" table:formula="of:=IFERROR(COM.MICROSOFT.SINGLE(__xludf.dummyfunction(&quot;&quot;&quot;COMPUTED_VALUE&quot;&quot;&quot;));52329)" table:style-name="ce3">
            <text:p>52329</text:p>
          </table:table-cell>
          <table:table-cell office:value-type="float" office:value="523290" table:formula="of:=COUNTIF([.D$2:.D1465];[.F466])*[.F466]" table:style-name="ce3">
            <text:p>523290</text:p>
          </table:table-cell>
          <table:table-cell table:number-columns-repeated="16377"/>
        </table:table-row>
        <table:table-row table:style-name="ro1">
          <table:table-cell office:value-type="float" office:value="98111" table:style-name="ce2">
            <text:p>98111</text:p>
          </table:table-cell>
          <table:table-cell office:value-type="float" office:value="83928" table:style-name="ce2">
            <text:p>83928</text:p>
          </table:table-cell>
          <table:table-cell office:value-type="float" office:value="52459" table:style-name="ce3">
            <text:p>52459</text:p>
          </table:table-cell>
          <table:table-cell office:value-type="float" office:value="55696" table:style-name="ce3">
            <text:p>55696</text:p>
          </table:table-cell>
          <table:table-cell office:value-type="float" office:value="3237" table:formula="of:=ABS([.D467]-[.C467])" table:style-name="ce3">
            <text:p>3237</text:p>
          </table:table-cell>
          <table:table-cell office:value-type="float" office:value="52459" table:formula="of:=IFERROR(COM.MICROSOFT.SINGLE(__xludf.dummyfunction(&quot;&quot;&quot;COMPUTED_VALUE&quot;&quot;&quot;));52459)" table:style-name="ce3">
            <text:p>52459</text:p>
          </table:table-cell>
          <table:table-cell office:value-type="float" office:value="0" table:formula="of:=COUNTIF([.D$2:.D1466];[.F467])*[.F46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0879" table:style-name="ce2">
            <text:p>20879</text:p>
          </table:table-cell>
          <table:table-cell office:value-type="float" office:value="43240" table:style-name="ce2">
            <text:p>43240</text:p>
          </table:table-cell>
          <table:table-cell office:value-type="float" office:value="52528" table:style-name="ce3">
            <text:p>52528</text:p>
          </table:table-cell>
          <table:table-cell office:value-type="float" office:value="55715" table:style-name="ce3">
            <text:p>55715</text:p>
          </table:table-cell>
          <table:table-cell office:value-type="float" office:value="3187" table:formula="of:=ABS([.D468]-[.C468])" table:style-name="ce3">
            <text:p>3187</text:p>
          </table:table-cell>
          <table:table-cell office:value-type="float" office:value="52528" table:formula="of:=IFERROR(COM.MICROSOFT.SINGLE(__xludf.dummyfunction(&quot;&quot;&quot;COMPUTED_VALUE&quot;&quot;&quot;));52528)" table:style-name="ce3">
            <text:p>52528</text:p>
          </table:table-cell>
          <table:table-cell office:value-type="float" office:value="0" table:formula="of:=COUNTIF([.D$2:.D1467];[.F468])*[.F46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519" table:style-name="ce2">
            <text:p>49519</text:p>
          </table:table-cell>
          <table:table-cell office:value-type="float" office:value="84475" table:style-name="ce2">
            <text:p>84475</text:p>
          </table:table-cell>
          <table:table-cell office:value-type="float" office:value="52703" table:style-name="ce3">
            <text:p>52703</text:p>
          </table:table-cell>
          <table:table-cell office:value-type="float" office:value="55786" table:style-name="ce3">
            <text:p>55786</text:p>
          </table:table-cell>
          <table:table-cell office:value-type="float" office:value="3083" table:formula="of:=ABS([.D469]-[.C469])" table:style-name="ce3">
            <text:p>3083</text:p>
          </table:table-cell>
          <table:table-cell office:value-type="float" office:value="52703" table:formula="of:=IFERROR(COM.MICROSOFT.SINGLE(__xludf.dummyfunction(&quot;&quot;&quot;COMPUTED_VALUE&quot;&quot;&quot;));52703)" table:style-name="ce3">
            <text:p>52703</text:p>
          </table:table-cell>
          <table:table-cell office:value-type="float" office:value="0" table:formula="of:=COUNTIF([.D$2:.D1468];[.F469])*[.F46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944" table:style-name="ce2">
            <text:p>94944</text:p>
          </table:table-cell>
          <table:table-cell office:value-type="float" office:value="85865" table:style-name="ce2">
            <text:p>85865</text:p>
          </table:table-cell>
          <table:table-cell office:value-type="float" office:value="52784" table:style-name="ce3">
            <text:p>52784</text:p>
          </table:table-cell>
          <table:table-cell office:value-type="float" office:value="56007" table:style-name="ce3">
            <text:p>56007</text:p>
          </table:table-cell>
          <table:table-cell office:value-type="float" office:value="3223" table:formula="of:=ABS([.D470]-[.C470])" table:style-name="ce3">
            <text:p>3223</text:p>
          </table:table-cell>
          <table:table-cell office:value-type="float" office:value="52784" table:formula="of:=IFERROR(COM.MICROSOFT.SINGLE(__xludf.dummyfunction(&quot;&quot;&quot;COMPUTED_VALUE&quot;&quot;&quot;));52784)" table:style-name="ce3">
            <text:p>52784</text:p>
          </table:table-cell>
          <table:table-cell office:value-type="float" office:value="0" table:formula="of:=COUNTIF([.D$2:.D1469];[.F470])*[.F47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415" table:style-name="ce2">
            <text:p>75415</text:p>
          </table:table-cell>
          <table:table-cell office:value-type="float" office:value="75964" table:style-name="ce2">
            <text:p>75964</text:p>
          </table:table-cell>
          <table:table-cell office:value-type="float" office:value="52899" table:style-name="ce3">
            <text:p>52899</text:p>
          </table:table-cell>
          <table:table-cell office:value-type="float" office:value="56068" table:style-name="ce3">
            <text:p>56068</text:p>
          </table:table-cell>
          <table:table-cell office:value-type="float" office:value="3169" table:formula="of:=ABS([.D471]-[.C471])" table:style-name="ce3">
            <text:p>3169</text:p>
          </table:table-cell>
          <table:table-cell office:value-type="float" office:value="52899" table:formula="of:=IFERROR(COM.MICROSOFT.SINGLE(__xludf.dummyfunction(&quot;&quot;&quot;COMPUTED_VALUE&quot;&quot;&quot;));52899)" table:style-name="ce3">
            <text:p>52899</text:p>
          </table:table-cell>
          <table:table-cell office:value-type="float" office:value="0" table:formula="of:=COUNTIF([.D$2:.D1470];[.F471])*[.F47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156" table:style-name="ce2">
            <text:p>47156</text:p>
          </table:table-cell>
          <table:table-cell office:value-type="float" office:value="36358" table:style-name="ce2">
            <text:p>36358</text:p>
          </table:table-cell>
          <table:table-cell office:value-type="float" office:value="52941" table:style-name="ce3">
            <text:p>52941</text:p>
          </table:table-cell>
          <table:table-cell office:value-type="float" office:value="56222" table:style-name="ce3">
            <text:p>56222</text:p>
          </table:table-cell>
          <table:table-cell office:value-type="float" office:value="3281" table:formula="of:=ABS([.D472]-[.C472])" table:style-name="ce3">
            <text:p>3281</text:p>
          </table:table-cell>
          <table:table-cell office:value-type="float" office:value="52941" table:formula="of:=IFERROR(COM.MICROSOFT.SINGLE(__xludf.dummyfunction(&quot;&quot;&quot;COMPUTED_VALUE&quot;&quot;&quot;));52941)" table:style-name="ce3">
            <text:p>52941</text:p>
          </table:table-cell>
          <table:table-cell office:value-type="float" office:value="0" table:formula="of:=COUNTIF([.D$2:.D1471];[.F472])*[.F47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7019" table:style-name="ce2">
            <text:p>27019</text:p>
          </table:table-cell>
          <table:table-cell office:value-type="float" office:value="28645" table:style-name="ce2">
            <text:p>28645</text:p>
          </table:table-cell>
          <table:table-cell office:value-type="float" office:value="53132" table:style-name="ce3">
            <text:p>53132</text:p>
          </table:table-cell>
          <table:table-cell office:value-type="float" office:value="56394" table:style-name="ce3">
            <text:p>56394</text:p>
          </table:table-cell>
          <table:table-cell office:value-type="float" office:value="3262" table:formula="of:=ABS([.D473]-[.C473])" table:style-name="ce3">
            <text:p>3262</text:p>
          </table:table-cell>
          <table:table-cell office:value-type="float" office:value="53132" table:formula="of:=IFERROR(COM.MICROSOFT.SINGLE(__xludf.dummyfunction(&quot;&quot;&quot;COMPUTED_VALUE&quot;&quot;&quot;));53132)" table:style-name="ce3">
            <text:p>53132</text:p>
          </table:table-cell>
          <table:table-cell office:value-type="float" office:value="0" table:formula="of:=COUNTIF([.D$2:.D1472];[.F473])*[.F47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852" table:style-name="ce2">
            <text:p>81852</text:p>
          </table:table-cell>
          <table:table-cell office:value-type="float" office:value="52329" table:style-name="ce2">
            <text:p>52329</text:p>
          </table:table-cell>
          <table:table-cell office:value-type="float" office:value="53274" table:style-name="ce3">
            <text:p>53274</text:p>
          </table:table-cell>
          <table:table-cell office:value-type="float" office:value="56458" table:style-name="ce3">
            <text:p>56458</text:p>
          </table:table-cell>
          <table:table-cell office:value-type="float" office:value="3184" table:formula="of:=ABS([.D474]-[.C474])" table:style-name="ce3">
            <text:p>3184</text:p>
          </table:table-cell>
          <table:table-cell office:value-type="float" office:value="53274" table:formula="of:=IFERROR(COM.MICROSOFT.SINGLE(__xludf.dummyfunction(&quot;&quot;&quot;COMPUTED_VALUE&quot;&quot;&quot;));53274)" table:style-name="ce3">
            <text:p>53274</text:p>
          </table:table-cell>
          <table:table-cell office:value-type="float" office:value="0" table:formula="of:=COUNTIF([.D$2:.D1473];[.F474])*[.F47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726" table:style-name="ce2">
            <text:p>83726</text:p>
          </table:table-cell>
          <table:table-cell office:value-type="float" office:value="90190" table:style-name="ce2">
            <text:p>90190</text:p>
          </table:table-cell>
          <table:table-cell office:value-type="float" office:value="53494" table:style-name="ce3">
            <text:p>53494</text:p>
          </table:table-cell>
          <table:table-cell office:value-type="float" office:value="56511" table:style-name="ce3">
            <text:p>56511</text:p>
          </table:table-cell>
          <table:table-cell office:value-type="float" office:value="3017" table:formula="of:=ABS([.D475]-[.C475])" table:style-name="ce3">
            <text:p>3017</text:p>
          </table:table-cell>
          <table:table-cell office:value-type="float" office:value="53494" table:formula="of:=IFERROR(COM.MICROSOFT.SINGLE(__xludf.dummyfunction(&quot;&quot;&quot;COMPUTED_VALUE&quot;&quot;&quot;));53494)" table:style-name="ce3">
            <text:p>53494</text:p>
          </table:table-cell>
          <table:table-cell office:value-type="float" office:value="0" table:formula="of:=COUNTIF([.D$2:.D1474];[.F475])*[.F47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6393" table:style-name="ce2">
            <text:p>36393</text:p>
          </table:table-cell>
          <table:table-cell office:value-type="float" office:value="96318" table:style-name="ce2">
            <text:p>96318</text:p>
          </table:table-cell>
          <table:table-cell office:value-type="float" office:value="53573" table:style-name="ce3">
            <text:p>53573</text:p>
          </table:table-cell>
          <table:table-cell office:value-type="float" office:value="56778" table:style-name="ce3">
            <text:p>56778</text:p>
          </table:table-cell>
          <table:table-cell office:value-type="float" office:value="3205" table:formula="of:=ABS([.D476]-[.C476])" table:style-name="ce3">
            <text:p>3205</text:p>
          </table:table-cell>
          <table:table-cell office:value-type="float" office:value="53573" table:formula="of:=IFERROR(COM.MICROSOFT.SINGLE(__xludf.dummyfunction(&quot;&quot;&quot;COMPUTED_VALUE&quot;&quot;&quot;));53573)" table:style-name="ce3">
            <text:p>53573</text:p>
          </table:table-cell>
          <table:table-cell office:value-type="float" office:value="267865" table:formula="of:=COUNTIF([.D$2:.D1475];[.F476])*[.F476]" table:style-name="ce3">
            <text:p>267865</text:p>
          </table:table-cell>
          <table:table-cell table:number-columns-repeated="16377"/>
        </table:table-row>
        <table:table-row table:style-name="ro1">
          <table:table-cell office:value-type="float" office:value="65529" table:style-name="ce2">
            <text:p>65529</text:p>
          </table:table-cell>
          <table:table-cell office:value-type="float" office:value="91634" table:style-name="ce2">
            <text:p>91634</text:p>
          </table:table-cell>
          <table:table-cell office:value-type="float" office:value="53626" table:style-name="ce3">
            <text:p>53626</text:p>
          </table:table-cell>
          <table:table-cell office:value-type="float" office:value="56853" table:style-name="ce3">
            <text:p>56853</text:p>
          </table:table-cell>
          <table:table-cell office:value-type="float" office:value="3227" table:formula="of:=ABS([.D477]-[.C477])" table:style-name="ce3">
            <text:p>3227</text:p>
          </table:table-cell>
          <table:table-cell office:value-type="float" office:value="53626" table:formula="of:=IFERROR(COM.MICROSOFT.SINGLE(__xludf.dummyfunction(&quot;&quot;&quot;COMPUTED_VALUE&quot;&quot;&quot;));53626)" table:style-name="ce3">
            <text:p>53626</text:p>
          </table:table-cell>
          <table:table-cell office:value-type="float" office:value="0" table:formula="of:=COUNTIF([.D$2:.D1476];[.F477])*[.F47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2850" table:style-name="ce2">
            <text:p>22850</text:p>
          </table:table-cell>
          <table:table-cell office:value-type="float" office:value="28317" table:style-name="ce2">
            <text:p>28317</text:p>
          </table:table-cell>
          <table:table-cell office:value-type="float" office:value="53638" table:style-name="ce3">
            <text:p>53638</text:p>
          </table:table-cell>
          <table:table-cell office:value-type="float" office:value="57592" table:style-name="ce3">
            <text:p>57592</text:p>
          </table:table-cell>
          <table:table-cell office:value-type="float" office:value="3954" table:formula="of:=ABS([.D478]-[.C478])" table:style-name="ce3">
            <text:p>3954</text:p>
          </table:table-cell>
          <table:table-cell office:value-type="float" office:value="53638" table:formula="of:=IFERROR(COM.MICROSOFT.SINGLE(__xludf.dummyfunction(&quot;&quot;&quot;COMPUTED_VALUE&quot;&quot;&quot;));53638)" table:style-name="ce3">
            <text:p>53638</text:p>
          </table:table-cell>
          <table:table-cell office:value-type="float" office:value="0" table:formula="of:=COUNTIF([.D$2:.D1477];[.F478])*[.F47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435" table:style-name="ce2">
            <text:p>12435</text:p>
          </table:table-cell>
          <table:table-cell office:value-type="float" office:value="21800" table:style-name="ce2">
            <text:p>21800</text:p>
          </table:table-cell>
          <table:table-cell office:value-type="float" office:value="53704" table:style-name="ce3">
            <text:p>53704</text:p>
          </table:table-cell>
          <table:table-cell office:value-type="float" office:value="57643" table:style-name="ce3">
            <text:p>57643</text:p>
          </table:table-cell>
          <table:table-cell office:value-type="float" office:value="3939" table:formula="of:=ABS([.D479]-[.C479])" table:style-name="ce3">
            <text:p>3939</text:p>
          </table:table-cell>
          <table:table-cell office:value-type="float" office:value="53704" table:formula="of:=IFERROR(COM.MICROSOFT.SINGLE(__xludf.dummyfunction(&quot;&quot;&quot;COMPUTED_VALUE&quot;&quot;&quot;));53704)" table:style-name="ce3">
            <text:p>53704</text:p>
          </table:table-cell>
          <table:table-cell office:value-type="float" office:value="0" table:formula="of:=COUNTIF([.D$2:.D1478];[.F479])*[.F47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103" table:style-name="ce2">
            <text:p>45103</text:p>
          </table:table-cell>
          <table:table-cell office:value-type="float" office:value="82620" table:style-name="ce2">
            <text:p>82620</text:p>
          </table:table-cell>
          <table:table-cell office:value-type="float" office:value="53760" table:style-name="ce3">
            <text:p>53760</text:p>
          </table:table-cell>
          <table:table-cell office:value-type="float" office:value="57652" table:style-name="ce3">
            <text:p>57652</text:p>
          </table:table-cell>
          <table:table-cell office:value-type="float" office:value="3892" table:formula="of:=ABS([.D480]-[.C480])" table:style-name="ce3">
            <text:p>3892</text:p>
          </table:table-cell>
          <table:table-cell office:value-type="float" office:value="53760" table:formula="of:=IFERROR(COM.MICROSOFT.SINGLE(__xludf.dummyfunction(&quot;&quot;&quot;COMPUTED_VALUE&quot;&quot;&quot;));53760)" table:style-name="ce3">
            <text:p>53760</text:p>
          </table:table-cell>
          <table:table-cell office:value-type="float" office:value="0" table:formula="of:=COUNTIF([.D$2:.D1479];[.F480])*[.F48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394" table:style-name="ce2">
            <text:p>54394</text:p>
          </table:table-cell>
          <table:table-cell office:value-type="float" office:value="16838" table:style-name="ce2">
            <text:p>16838</text:p>
          </table:table-cell>
          <table:table-cell office:value-type="float" office:value="53822" table:style-name="ce3">
            <text:p>53822</text:p>
          </table:table-cell>
          <table:table-cell office:value-type="float" office:value="57669" table:style-name="ce3">
            <text:p>57669</text:p>
          </table:table-cell>
          <table:table-cell office:value-type="float" office:value="3847" table:formula="of:=ABS([.D481]-[.C481])" table:style-name="ce3">
            <text:p>3847</text:p>
          </table:table-cell>
          <table:table-cell office:value-type="float" office:value="53822" table:formula="of:=IFERROR(COM.MICROSOFT.SINGLE(__xludf.dummyfunction(&quot;&quot;&quot;COMPUTED_VALUE&quot;&quot;&quot;));53822)" table:style-name="ce3">
            <text:p>53822</text:p>
          </table:table-cell>
          <table:table-cell office:value-type="float" office:value="0" table:formula="of:=COUNTIF([.D$2:.D1480];[.F481])*[.F48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022" table:style-name="ce2">
            <text:p>48022</text:p>
          </table:table-cell>
          <table:table-cell office:value-type="float" office:value="53556" table:style-name="ce2">
            <text:p>53556</text:p>
          </table:table-cell>
          <table:table-cell office:value-type="float" office:value="54145" table:style-name="ce3">
            <text:p>54145</text:p>
          </table:table-cell>
          <table:table-cell office:value-type="float" office:value="57735" table:style-name="ce3">
            <text:p>57735</text:p>
          </table:table-cell>
          <table:table-cell office:value-type="float" office:value="3590" table:formula="of:=ABS([.D482]-[.C482])" table:style-name="ce3">
            <text:p>3590</text:p>
          </table:table-cell>
          <table:table-cell office:value-type="float" office:value="54145" table:formula="of:=IFERROR(COM.MICROSOFT.SINGLE(__xludf.dummyfunction(&quot;&quot;&quot;COMPUTED_VALUE&quot;&quot;&quot;));54145)" table:style-name="ce3">
            <text:p>54145</text:p>
          </table:table-cell>
          <table:table-cell office:value-type="float" office:value="0" table:formula="of:=COUNTIF([.D$2:.D1481];[.F482])*[.F48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784" table:style-name="ce2">
            <text:p>52784</text:p>
          </table:table-cell>
          <table:table-cell office:value-type="float" office:value="68553" table:style-name="ce2">
            <text:p>68553</text:p>
          </table:table-cell>
          <table:table-cell office:value-type="float" office:value="54290" table:style-name="ce3">
            <text:p>54290</text:p>
          </table:table-cell>
          <table:table-cell office:value-type="float" office:value="57784" table:style-name="ce3">
            <text:p>57784</text:p>
          </table:table-cell>
          <table:table-cell office:value-type="float" office:value="3494" table:formula="of:=ABS([.D483]-[.C483])" table:style-name="ce3">
            <text:p>3494</text:p>
          </table:table-cell>
          <table:table-cell office:value-type="float" office:value="54290" table:formula="of:=IFERROR(COM.MICROSOFT.SINGLE(__xludf.dummyfunction(&quot;&quot;&quot;COMPUTED_VALUE&quot;&quot;&quot;));54290)" table:style-name="ce3">
            <text:p>54290</text:p>
          </table:table-cell>
          <table:table-cell office:value-type="float" office:value="0" table:formula="of:=COUNTIF([.D$2:.D1482];[.F483])*[.F48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6933" table:style-name="ce2">
            <text:p>76933</text:p>
          </table:table-cell>
          <table:table-cell office:value-type="float" office:value="84475" table:style-name="ce2">
            <text:p>84475</text:p>
          </table:table-cell>
          <table:table-cell office:value-type="float" office:value="54347" table:style-name="ce3">
            <text:p>54347</text:p>
          </table:table-cell>
          <table:table-cell office:value-type="float" office:value="57974" table:style-name="ce3">
            <text:p>57974</text:p>
          </table:table-cell>
          <table:table-cell office:value-type="float" office:value="3627" table:formula="of:=ABS([.D484]-[.C484])" table:style-name="ce3">
            <text:p>3627</text:p>
          </table:table-cell>
          <table:table-cell office:value-type="float" office:value="54347" table:formula="of:=IFERROR(COM.MICROSOFT.SINGLE(__xludf.dummyfunction(&quot;&quot;&quot;COMPUTED_VALUE&quot;&quot;&quot;));54347)" table:style-name="ce3">
            <text:p>54347</text:p>
          </table:table-cell>
          <table:table-cell office:value-type="float" office:value="0" table:formula="of:=COUNTIF([.D$2:.D1483];[.F484])*[.F48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6619" table:style-name="ce2">
            <text:p>66619</text:p>
          </table:table-cell>
          <table:table-cell office:value-type="float" office:value="72666" table:style-name="ce2">
            <text:p>72666</text:p>
          </table:table-cell>
          <table:table-cell office:value-type="float" office:value="54394" table:style-name="ce3">
            <text:p>54394</text:p>
          </table:table-cell>
          <table:table-cell office:value-type="float" office:value="57987" table:style-name="ce3">
            <text:p>57987</text:p>
          </table:table-cell>
          <table:table-cell office:value-type="float" office:value="3593" table:formula="of:=ABS([.D485]-[.C485])" table:style-name="ce3">
            <text:p>3593</text:p>
          </table:table-cell>
          <table:table-cell office:value-type="float" office:value="54394" table:formula="of:=IFERROR(COM.MICROSOFT.SINGLE(__xludf.dummyfunction(&quot;&quot;&quot;COMPUTED_VALUE&quot;&quot;&quot;));54394)" table:style-name="ce3">
            <text:p>54394</text:p>
          </table:table-cell>
          <table:table-cell office:value-type="float" office:value="0" table:formula="of:=COUNTIF([.D$2:.D1484];[.F485])*[.F48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083" table:style-name="ce2">
            <text:p>45083</text:p>
          </table:table-cell>
          <table:table-cell office:value-type="float" office:value="10443" table:style-name="ce2">
            <text:p>10443</text:p>
          </table:table-cell>
          <table:table-cell office:value-type="float" office:value="54497" table:style-name="ce3">
            <text:p>54497</text:p>
          </table:table-cell>
          <table:table-cell office:value-type="float" office:value="58031" table:style-name="ce3">
            <text:p>58031</text:p>
          </table:table-cell>
          <table:table-cell office:value-type="float" office:value="3534" table:formula="of:=ABS([.D486]-[.C486])" table:style-name="ce3">
            <text:p>3534</text:p>
          </table:table-cell>
          <table:table-cell office:value-type="float" office:value="54497" table:formula="of:=IFERROR(COM.MICROSOFT.SINGLE(__xludf.dummyfunction(&quot;&quot;&quot;COMPUTED_VALUE&quot;&quot;&quot;));54497)" table:style-name="ce3">
            <text:p>54497</text:p>
          </table:table-cell>
          <table:table-cell office:value-type="float" office:value="0" table:formula="of:=COUNTIF([.D$2:.D1485];[.F486])*[.F48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277" table:style-name="ce2">
            <text:p>85277</text:p>
          </table:table-cell>
          <table:table-cell office:value-type="float" office:value="88103" table:style-name="ce2">
            <text:p>88103</text:p>
          </table:table-cell>
          <table:table-cell office:value-type="float" office:value="54500" table:style-name="ce3">
            <text:p>54500</text:p>
          </table:table-cell>
          <table:table-cell office:value-type="float" office:value="58391" table:style-name="ce3">
            <text:p>58391</text:p>
          </table:table-cell>
          <table:table-cell office:value-type="float" office:value="3891" table:formula="of:=ABS([.D487]-[.C487])" table:style-name="ce3">
            <text:p>3891</text:p>
          </table:table-cell>
          <table:table-cell office:value-type="float" office:value="54500" table:formula="of:=IFERROR(COM.MICROSOFT.SINGLE(__xludf.dummyfunction(&quot;&quot;&quot;COMPUTED_VALUE&quot;&quot;&quot;));54500)" table:style-name="ce3">
            <text:p>54500</text:p>
          </table:table-cell>
          <table:table-cell office:value-type="float" office:value="381500" table:formula="of:=COUNTIF([.D$2:.D1486];[.F487])*[.F487]" table:style-name="ce3">
            <text:p>381500</text:p>
          </table:table-cell>
          <table:table-cell table:number-columns-repeated="16377"/>
        </table:table-row>
        <table:table-row table:style-name="ro1">
          <table:table-cell office:value-type="float" office:value="95818" table:style-name="ce2">
            <text:p>95818</text:p>
          </table:table-cell>
          <table:table-cell office:value-type="float" office:value="90190" table:style-name="ce2">
            <text:p>90190</text:p>
          </table:table-cell>
          <table:table-cell office:value-type="float" office:value="54766" table:style-name="ce3">
            <text:p>54766</text:p>
          </table:table-cell>
          <table:table-cell office:value-type="float" office:value="58398" table:style-name="ce3">
            <text:p>58398</text:p>
          </table:table-cell>
          <table:table-cell office:value-type="float" office:value="3632" table:formula="of:=ABS([.D488]-[.C488])" table:style-name="ce3">
            <text:p>3632</text:p>
          </table:table-cell>
          <table:table-cell office:value-type="float" office:value="54766" table:formula="of:=IFERROR(COM.MICROSOFT.SINGLE(__xludf.dummyfunction(&quot;&quot;&quot;COMPUTED_VALUE&quot;&quot;&quot;));54766)" table:style-name="ce3">
            <text:p>54766</text:p>
          </table:table-cell>
          <table:table-cell office:value-type="float" office:value="0" table:formula="of:=COUNTIF([.D$2:.D1487];[.F488])*[.F48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3357" table:style-name="ce2">
            <text:p>23357</text:p>
          </table:table-cell>
          <table:table-cell office:value-type="float" office:value="79253" table:style-name="ce2">
            <text:p>79253</text:p>
          </table:table-cell>
          <table:table-cell office:value-type="float" office:value="54777" table:style-name="ce3">
            <text:p>54777</text:p>
          </table:table-cell>
          <table:table-cell office:value-type="float" office:value="58419" table:style-name="ce3">
            <text:p>58419</text:p>
          </table:table-cell>
          <table:table-cell office:value-type="float" office:value="3642" table:formula="of:=ABS([.D489]-[.C489])" table:style-name="ce3">
            <text:p>3642</text:p>
          </table:table-cell>
          <table:table-cell office:value-type="float" office:value="54777" table:formula="of:=IFERROR(COM.MICROSOFT.SINGLE(__xludf.dummyfunction(&quot;&quot;&quot;COMPUTED_VALUE&quot;&quot;&quot;));54777)" table:style-name="ce3">
            <text:p>54777</text:p>
          </table:table-cell>
          <table:table-cell office:value-type="float" office:value="0" table:formula="of:=COUNTIF([.D$2:.D1488];[.F489])*[.F48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551" table:style-name="ce2">
            <text:p>10551</text:p>
          </table:table-cell>
          <table:table-cell office:value-type="float" office:value="63173" table:style-name="ce2">
            <text:p>63173</text:p>
          </table:table-cell>
          <table:table-cell office:value-type="float" office:value="54943" table:style-name="ce3">
            <text:p>54943</text:p>
          </table:table-cell>
          <table:table-cell office:value-type="float" office:value="58440" table:style-name="ce3">
            <text:p>58440</text:p>
          </table:table-cell>
          <table:table-cell office:value-type="float" office:value="3497" table:formula="of:=ABS([.D490]-[.C490])" table:style-name="ce3">
            <text:p>3497</text:p>
          </table:table-cell>
          <table:table-cell office:value-type="float" office:value="54943" table:formula="of:=IFERROR(COM.MICROSOFT.SINGLE(__xludf.dummyfunction(&quot;&quot;&quot;COMPUTED_VALUE&quot;&quot;&quot;));54943)" table:style-name="ce3">
            <text:p>54943</text:p>
          </table:table-cell>
          <table:table-cell office:value-type="float" office:value="0" table:formula="of:=COUNTIF([.D$2:.D1489];[.F490])*[.F49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368" table:style-name="ce2">
            <text:p>86368</text:p>
          </table:table-cell>
          <table:table-cell office:value-type="float" office:value="10170" table:style-name="ce2">
            <text:p>10170</text:p>
          </table:table-cell>
          <table:table-cell office:value-type="float" office:value="54945" table:style-name="ce3">
            <text:p>54945</text:p>
          </table:table-cell>
          <table:table-cell office:value-type="float" office:value="58468" table:style-name="ce3">
            <text:p>58468</text:p>
          </table:table-cell>
          <table:table-cell office:value-type="float" office:value="3523" table:formula="of:=ABS([.D491]-[.C491])" table:style-name="ce3">
            <text:p>3523</text:p>
          </table:table-cell>
          <table:table-cell office:value-type="float" office:value="54945" table:formula="of:=IFERROR(COM.MICROSOFT.SINGLE(__xludf.dummyfunction(&quot;&quot;&quot;COMPUTED_VALUE&quot;&quot;&quot;));54945)" table:style-name="ce3">
            <text:p>54945</text:p>
          </table:table-cell>
          <table:table-cell office:value-type="float" office:value="0" table:formula="of:=COUNTIF([.D$2:.D1490];[.F491])*[.F49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946" table:style-name="ce2">
            <text:p>49946</text:p>
          </table:table-cell>
          <table:table-cell office:value-type="float" office:value="12592" table:style-name="ce2">
            <text:p>12592</text:p>
          </table:table-cell>
          <table:table-cell office:value-type="float" office:value="54961" table:style-name="ce3">
            <text:p>54961</text:p>
          </table:table-cell>
          <table:table-cell office:value-type="float" office:value="58929" table:style-name="ce3">
            <text:p>58929</text:p>
          </table:table-cell>
          <table:table-cell office:value-type="float" office:value="3968" table:formula="of:=ABS([.D492]-[.C492])" table:style-name="ce3">
            <text:p>3968</text:p>
          </table:table-cell>
          <table:table-cell office:value-type="float" office:value="54961" table:formula="of:=IFERROR(COM.MICROSOFT.SINGLE(__xludf.dummyfunction(&quot;&quot;&quot;COMPUTED_VALUE&quot;&quot;&quot;));54961)" table:style-name="ce3">
            <text:p>54961</text:p>
          </table:table-cell>
          <table:table-cell office:value-type="float" office:value="0" table:formula="of:=COUNTIF([.D$2:.D1491];[.F492])*[.F49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3961" table:style-name="ce2">
            <text:p>73961</text:p>
          </table:table-cell>
          <table:table-cell office:value-type="float" office:value="76042" table:style-name="ce2">
            <text:p>76042</text:p>
          </table:table-cell>
          <table:table-cell office:value-type="float" office:value="55006" table:style-name="ce3">
            <text:p>55006</text:p>
          </table:table-cell>
          <table:table-cell office:value-type="float" office:value="59581" table:style-name="ce3">
            <text:p>59581</text:p>
          </table:table-cell>
          <table:table-cell office:value-type="float" office:value="4575" table:formula="of:=ABS([.D493]-[.C493])" table:style-name="ce3">
            <text:p>4575</text:p>
          </table:table-cell>
          <table:table-cell office:value-type="float" office:value="55006" table:formula="of:=IFERROR(COM.MICROSOFT.SINGLE(__xludf.dummyfunction(&quot;&quot;&quot;COMPUTED_VALUE&quot;&quot;&quot;));55006)" table:style-name="ce3">
            <text:p>55006</text:p>
          </table:table-cell>
          <table:table-cell office:value-type="float" office:value="0" table:formula="of:=COUNTIF([.D$2:.D1492];[.F493])*[.F49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1496" table:style-name="ce2">
            <text:p>11496</text:p>
          </table:table-cell>
          <table:table-cell office:value-type="float" office:value="47834" table:style-name="ce2">
            <text:p>47834</text:p>
          </table:table-cell>
          <table:table-cell office:value-type="float" office:value="55040" table:style-name="ce3">
            <text:p>55040</text:p>
          </table:table-cell>
          <table:table-cell office:value-type="float" office:value="59649" table:style-name="ce3">
            <text:p>59649</text:p>
          </table:table-cell>
          <table:table-cell office:value-type="float" office:value="4609" table:formula="of:=ABS([.D494]-[.C494])" table:style-name="ce3">
            <text:p>4609</text:p>
          </table:table-cell>
          <table:table-cell office:value-type="float" office:value="55040" table:formula="of:=IFERROR(COM.MICROSOFT.SINGLE(__xludf.dummyfunction(&quot;&quot;&quot;COMPUTED_VALUE&quot;&quot;&quot;));55040)" table:style-name="ce3">
            <text:p>55040</text:p>
          </table:table-cell>
          <table:table-cell office:value-type="float" office:value="0" table:formula="of:=COUNTIF([.D$2:.D1493];[.F494])*[.F49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914" table:style-name="ce2">
            <text:p>15914</text:p>
          </table:table-cell>
          <table:table-cell office:value-type="float" office:value="51997" table:style-name="ce2">
            <text:p>51997</text:p>
          </table:table-cell>
          <table:table-cell office:value-type="float" office:value="55197" table:style-name="ce3">
            <text:p>55197</text:p>
          </table:table-cell>
          <table:table-cell office:value-type="float" office:value="59966" table:style-name="ce3">
            <text:p>59966</text:p>
          </table:table-cell>
          <table:table-cell office:value-type="float" office:value="4769" table:formula="of:=ABS([.D495]-[.C495])" table:style-name="ce3">
            <text:p>4769</text:p>
          </table:table-cell>
          <table:table-cell office:value-type="float" office:value="55197" table:formula="of:=IFERROR(COM.MICROSOFT.SINGLE(__xludf.dummyfunction(&quot;&quot;&quot;COMPUTED_VALUE&quot;&quot;&quot;));55197)" table:style-name="ce3">
            <text:p>55197</text:p>
          </table:table-cell>
          <table:table-cell office:value-type="float" office:value="0" table:formula="of:=COUNTIF([.D$2:.D1494];[.F495])*[.F49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677" table:style-name="ce2">
            <text:p>21677</text:p>
          </table:table-cell>
          <table:table-cell office:value-type="float" office:value="66325" table:style-name="ce2">
            <text:p>66325</text:p>
          </table:table-cell>
          <table:table-cell office:value-type="float" office:value="55216" table:style-name="ce3">
            <text:p>55216</text:p>
          </table:table-cell>
          <table:table-cell office:value-type="float" office:value="60167" table:style-name="ce3">
            <text:p>60167</text:p>
          </table:table-cell>
          <table:table-cell office:value-type="float" office:value="4951" table:formula="of:=ABS([.D496]-[.C496])" table:style-name="ce3">
            <text:p>4951</text:p>
          </table:table-cell>
          <table:table-cell office:value-type="float" office:value="55216" table:formula="of:=IFERROR(COM.MICROSOFT.SINGLE(__xludf.dummyfunction(&quot;&quot;&quot;COMPUTED_VALUE&quot;&quot;&quot;));55216)" table:style-name="ce3">
            <text:p>55216</text:p>
          </table:table-cell>
          <table:table-cell office:value-type="float" office:value="0" table:formula="of:=COUNTIF([.D$2:.D1495];[.F496])*[.F49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401" table:style-name="ce2">
            <text:p>24401</text:p>
          </table:table-cell>
          <table:table-cell office:value-type="float" office:value="81589" table:style-name="ce2">
            <text:p>81589</text:p>
          </table:table-cell>
          <table:table-cell office:value-type="float" office:value="55424" table:style-name="ce3">
            <text:p>55424</text:p>
          </table:table-cell>
          <table:table-cell office:value-type="float" office:value="60596" table:style-name="ce3">
            <text:p>60596</text:p>
          </table:table-cell>
          <table:table-cell office:value-type="float" office:value="5172" table:formula="of:=ABS([.D497]-[.C497])" table:style-name="ce3">
            <text:p>5172</text:p>
          </table:table-cell>
          <table:table-cell office:value-type="float" office:value="55424" table:formula="of:=IFERROR(COM.MICROSOFT.SINGLE(__xludf.dummyfunction(&quot;&quot;&quot;COMPUTED_VALUE&quot;&quot;&quot;));55424)" table:style-name="ce3">
            <text:p>55424</text:p>
          </table:table-cell>
          <table:table-cell office:value-type="float" office:value="0" table:formula="of:=COUNTIF([.D$2:.D1496];[.F497])*[.F49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2493" table:style-name="ce2">
            <text:p>72493</text:p>
          </table:table-cell>
          <table:table-cell office:value-type="float" office:value="50642" table:style-name="ce2">
            <text:p>50642</text:p>
          </table:table-cell>
          <table:table-cell office:value-type="float" office:value="55531" table:style-name="ce3">
            <text:p>55531</text:p>
          </table:table-cell>
          <table:table-cell office:value-type="float" office:value="60692" table:style-name="ce3">
            <text:p>60692</text:p>
          </table:table-cell>
          <table:table-cell office:value-type="float" office:value="5161" table:formula="of:=ABS([.D498]-[.C498])" table:style-name="ce3">
            <text:p>5161</text:p>
          </table:table-cell>
          <table:table-cell office:value-type="float" office:value="55531" table:formula="of:=IFERROR(COM.MICROSOFT.SINGLE(__xludf.dummyfunction(&quot;&quot;&quot;COMPUTED_VALUE&quot;&quot;&quot;));55531)" table:style-name="ce3">
            <text:p>55531</text:p>
          </table:table-cell>
          <table:table-cell office:value-type="float" office:value="0" table:formula="of:=COUNTIF([.D$2:.D1497];[.F498])*[.F49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2307" table:style-name="ce2">
            <text:p>72307</text:p>
          </table:table-cell>
          <table:table-cell office:value-type="float" office:value="91265" table:style-name="ce2">
            <text:p>91265</text:p>
          </table:table-cell>
          <table:table-cell office:value-type="float" office:value="55565" table:style-name="ce3">
            <text:p>55565</text:p>
          </table:table-cell>
          <table:table-cell office:value-type="float" office:value="60692" table:style-name="ce3">
            <text:p>60692</text:p>
          </table:table-cell>
          <table:table-cell office:value-type="float" office:value="5127" table:formula="of:=ABS([.D499]-[.C499])" table:style-name="ce3">
            <text:p>5127</text:p>
          </table:table-cell>
          <table:table-cell office:value-type="float" office:value="55565" table:formula="of:=IFERROR(COM.MICROSOFT.SINGLE(__xludf.dummyfunction(&quot;&quot;&quot;COMPUTED_VALUE&quot;&quot;&quot;));55565)" table:style-name="ce3">
            <text:p>55565</text:p>
          </table:table-cell>
          <table:table-cell office:value-type="float" office:value="0" table:formula="of:=COUNTIF([.D$2:.D1498];[.F499])*[.F49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5787" table:style-name="ce2">
            <text:p>25787</text:p>
          </table:table-cell>
          <table:table-cell office:value-type="float" office:value="80652" table:style-name="ce2">
            <text:p>80652</text:p>
          </table:table-cell>
          <table:table-cell office:value-type="float" office:value="55580" table:style-name="ce3">
            <text:p>55580</text:p>
          </table:table-cell>
          <table:table-cell office:value-type="float" office:value="60692" table:style-name="ce3">
            <text:p>60692</text:p>
          </table:table-cell>
          <table:table-cell office:value-type="float" office:value="5112" table:formula="of:=ABS([.D500]-[.C500])" table:style-name="ce3">
            <text:p>5112</text:p>
          </table:table-cell>
          <table:table-cell office:value-type="float" office:value="55580" table:formula="of:=IFERROR(COM.MICROSOFT.SINGLE(__xludf.dummyfunction(&quot;&quot;&quot;COMPUTED_VALUE&quot;&quot;&quot;));55580)" table:style-name="ce3">
            <text:p>55580</text:p>
          </table:table-cell>
          <table:table-cell office:value-type="float" office:value="0" table:formula="of:=COUNTIF([.D$2:.D1499];[.F500])*[.F50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6985" table:style-name="ce2">
            <text:p>56985</text:p>
          </table:table-cell>
          <table:table-cell office:value-type="float" office:value="71081" table:style-name="ce2">
            <text:p>71081</text:p>
          </table:table-cell>
          <table:table-cell office:value-type="float" office:value="55826" table:style-name="ce3">
            <text:p>55826</text:p>
          </table:table-cell>
          <table:table-cell office:value-type="float" office:value="60692" table:style-name="ce3">
            <text:p>60692</text:p>
          </table:table-cell>
          <table:table-cell office:value-type="float" office:value="4866" table:formula="of:=ABS([.D501]-[.C501])" table:style-name="ce3">
            <text:p>4866</text:p>
          </table:table-cell>
          <table:table-cell office:value-type="float" office:value="55826" table:formula="of:=IFERROR(COM.MICROSOFT.SINGLE(__xludf.dummyfunction(&quot;&quot;&quot;COMPUTED_VALUE&quot;&quot;&quot;));55826)" table:style-name="ce3">
            <text:p>55826</text:p>
          </table:table-cell>
          <table:table-cell office:value-type="float" office:value="0" table:formula="of:=COUNTIF([.D$2:.D1500];[.F501])*[.F50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531" table:style-name="ce2">
            <text:p>55531</text:p>
          </table:table-cell>
          <table:table-cell office:value-type="float" office:value="44402" table:style-name="ce2">
            <text:p>44402</text:p>
          </table:table-cell>
          <table:table-cell office:value-type="float" office:value="55896" table:style-name="ce3">
            <text:p>55896</text:p>
          </table:table-cell>
          <table:table-cell office:value-type="float" office:value="60692" table:style-name="ce3">
            <text:p>60692</text:p>
          </table:table-cell>
          <table:table-cell office:value-type="float" office:value="4796" table:formula="of:=ABS([.D502]-[.C502])" table:style-name="ce3">
            <text:p>4796</text:p>
          </table:table-cell>
          <table:table-cell office:value-type="float" office:value="55896" table:formula="of:=IFERROR(COM.MICROSOFT.SINGLE(__xludf.dummyfunction(&quot;&quot;&quot;COMPUTED_VALUE&quot;&quot;&quot;));55896)" table:style-name="ce3">
            <text:p>55896</text:p>
          </table:table-cell>
          <table:table-cell office:value-type="float" office:value="0" table:formula="of:=COUNTIF([.D$2:.D1501];[.F502])*[.F50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945" table:style-name="ce2">
            <text:p>59945</text:p>
          </table:table-cell>
          <table:table-cell office:value-type="float" office:value="83297" table:style-name="ce2">
            <text:p>83297</text:p>
          </table:table-cell>
          <table:table-cell office:value-type="float" office:value="55944" table:style-name="ce3">
            <text:p>55944</text:p>
          </table:table-cell>
          <table:table-cell office:value-type="float" office:value="60692" table:style-name="ce3">
            <text:p>60692</text:p>
          </table:table-cell>
          <table:table-cell office:value-type="float" office:value="4748" table:formula="of:=ABS([.D503]-[.C503])" table:style-name="ce3">
            <text:p>4748</text:p>
          </table:table-cell>
          <table:table-cell office:value-type="float" office:value="55944" table:formula="of:=IFERROR(COM.MICROSOFT.SINGLE(__xludf.dummyfunction(&quot;&quot;&quot;COMPUTED_VALUE&quot;&quot;&quot;));55944)" table:style-name="ce3">
            <text:p>55944</text:p>
          </table:table-cell>
          <table:table-cell office:value-type="float" office:value="0" table:formula="of:=COUNTIF([.D$2:.D1502];[.F503])*[.F50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295" table:style-name="ce2">
            <text:p>63295</text:p>
          </table:table-cell>
          <table:table-cell office:value-type="float" office:value="83297" table:style-name="ce2">
            <text:p>83297</text:p>
          </table:table-cell>
          <table:table-cell office:value-type="float" office:value="55958" table:style-name="ce3">
            <text:p>55958</text:p>
          </table:table-cell>
          <table:table-cell office:value-type="float" office:value="60692" table:style-name="ce3">
            <text:p>60692</text:p>
          </table:table-cell>
          <table:table-cell office:value-type="float" office:value="4734" table:formula="of:=ABS([.D504]-[.C504])" table:style-name="ce3">
            <text:p>4734</text:p>
          </table:table-cell>
          <table:table-cell office:value-type="float" office:value="55958" table:formula="of:=IFERROR(COM.MICROSOFT.SINGLE(__xludf.dummyfunction(&quot;&quot;&quot;COMPUTED_VALUE&quot;&quot;&quot;));55958)" table:style-name="ce3">
            <text:p>55958</text:p>
          </table:table-cell>
          <table:table-cell office:value-type="float" office:value="0" table:formula="of:=COUNTIF([.D$2:.D1503];[.F504])*[.F50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0808" table:style-name="ce2">
            <text:p>20808</text:p>
          </table:table-cell>
          <table:table-cell office:value-type="float" office:value="90190" table:style-name="ce2">
            <text:p>90190</text:p>
          </table:table-cell>
          <table:table-cell office:value-type="float" office:value="56049" table:style-name="ce3">
            <text:p>56049</text:p>
          </table:table-cell>
          <table:table-cell office:value-type="float" office:value="60692" table:style-name="ce3">
            <text:p>60692</text:p>
          </table:table-cell>
          <table:table-cell office:value-type="float" office:value="4643" table:formula="of:=ABS([.D505]-[.C505])" table:style-name="ce3">
            <text:p>4643</text:p>
          </table:table-cell>
          <table:table-cell office:value-type="float" office:value="56049" table:formula="of:=IFERROR(COM.MICROSOFT.SINGLE(__xludf.dummyfunction(&quot;&quot;&quot;COMPUTED_VALUE&quot;&quot;&quot;));56049)" table:style-name="ce3">
            <text:p>56049</text:p>
          </table:table-cell>
          <table:table-cell office:value-type="float" office:value="0" table:formula="of:=COUNTIF([.D$2:.D1504];[.F505])*[.F50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9697" table:style-name="ce2">
            <text:p>89697</text:p>
          </table:table-cell>
          <table:table-cell office:value-type="float" office:value="47834" table:style-name="ce2">
            <text:p>47834</text:p>
          </table:table-cell>
          <table:table-cell office:value-type="float" office:value="56277" table:style-name="ce3">
            <text:p>56277</text:p>
          </table:table-cell>
          <table:table-cell office:value-type="float" office:value="60692" table:style-name="ce3">
            <text:p>60692</text:p>
          </table:table-cell>
          <table:table-cell office:value-type="float" office:value="4415" table:formula="of:=ABS([.D506]-[.C506])" table:style-name="ce3">
            <text:p>4415</text:p>
          </table:table-cell>
          <table:table-cell office:value-type="float" office:value="56277" table:formula="of:=IFERROR(COM.MICROSOFT.SINGLE(__xludf.dummyfunction(&quot;&quot;&quot;COMPUTED_VALUE&quot;&quot;&quot;));56277)" table:style-name="ce3">
            <text:p>56277</text:p>
          </table:table-cell>
          <table:table-cell office:value-type="float" office:value="0" table:formula="of:=COUNTIF([.D$2:.D1505];[.F506])*[.F50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568" table:style-name="ce2">
            <text:p>65568</text:p>
          </table:table-cell>
          <table:table-cell office:value-type="float" office:value="29693" table:style-name="ce2">
            <text:p>29693</text:p>
          </table:table-cell>
          <table:table-cell office:value-type="float" office:value="56444" table:style-name="ce3">
            <text:p>56444</text:p>
          </table:table-cell>
          <table:table-cell office:value-type="float" office:value="60692" table:style-name="ce3">
            <text:p>60692</text:p>
          </table:table-cell>
          <table:table-cell office:value-type="float" office:value="4248" table:formula="of:=ABS([.D507]-[.C507])" table:style-name="ce3">
            <text:p>4248</text:p>
          </table:table-cell>
          <table:table-cell office:value-type="float" office:value="56444" table:formula="of:=IFERROR(COM.MICROSOFT.SINGLE(__xludf.dummyfunction(&quot;&quot;&quot;COMPUTED_VALUE&quot;&quot;&quot;));56444)" table:style-name="ce3">
            <text:p>56444</text:p>
          </table:table-cell>
          <table:table-cell office:value-type="float" office:value="0" table:formula="of:=COUNTIF([.D$2:.D1506];[.F507])*[.F50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8707" table:style-name="ce2">
            <text:p>98707</text:p>
          </table:table-cell>
          <table:table-cell office:value-type="float" office:value="28645" table:style-name="ce2">
            <text:p>28645</text:p>
          </table:table-cell>
          <table:table-cell office:value-type="float" office:value="56543" table:style-name="ce3">
            <text:p>56543</text:p>
          </table:table-cell>
          <table:table-cell office:value-type="float" office:value="60692" table:style-name="ce3">
            <text:p>60692</text:p>
          </table:table-cell>
          <table:table-cell office:value-type="float" office:value="4149" table:formula="of:=ABS([.D508]-[.C508])" table:style-name="ce3">
            <text:p>4149</text:p>
          </table:table-cell>
          <table:table-cell office:value-type="float" office:value="56543" table:formula="of:=IFERROR(COM.MICROSOFT.SINGLE(__xludf.dummyfunction(&quot;&quot;&quot;COMPUTED_VALUE&quot;&quot;&quot;));56543)" table:style-name="ce3">
            <text:p>56543</text:p>
          </table:table-cell>
          <table:table-cell office:value-type="float" office:value="0" table:formula="of:=COUNTIF([.D$2:.D1507];[.F508])*[.F50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217" table:style-name="ce2">
            <text:p>62217</text:p>
          </table:table-cell>
          <table:table-cell office:value-type="float" office:value="20682" table:style-name="ce2">
            <text:p>20682</text:p>
          </table:table-cell>
          <table:table-cell office:value-type="float" office:value="56551" table:style-name="ce3">
            <text:p>56551</text:p>
          </table:table-cell>
          <table:table-cell office:value-type="float" office:value="60692" table:style-name="ce3">
            <text:p>60692</text:p>
          </table:table-cell>
          <table:table-cell office:value-type="float" office:value="4141" table:formula="of:=ABS([.D509]-[.C509])" table:style-name="ce3">
            <text:p>4141</text:p>
          </table:table-cell>
          <table:table-cell office:value-type="float" office:value="56551" table:formula="of:=IFERROR(COM.MICROSOFT.SINGLE(__xludf.dummyfunction(&quot;&quot;&quot;COMPUTED_VALUE&quot;&quot;&quot;));56551)" table:style-name="ce3">
            <text:p>56551</text:p>
          </table:table-cell>
          <table:table-cell office:value-type="float" office:value="0" table:formula="of:=COUNTIF([.D$2:.D1508];[.F509])*[.F50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9249" table:style-name="ce2">
            <text:p>99249</text:p>
          </table:table-cell>
          <table:table-cell office:value-type="float" office:value="48525" table:style-name="ce2">
            <text:p>48525</text:p>
          </table:table-cell>
          <table:table-cell office:value-type="float" office:value="56584" table:style-name="ce3">
            <text:p>56584</text:p>
          </table:table-cell>
          <table:table-cell office:value-type="float" office:value="60692" table:style-name="ce3">
            <text:p>60692</text:p>
          </table:table-cell>
          <table:table-cell office:value-type="float" office:value="4108" table:formula="of:=ABS([.D510]-[.C510])" table:style-name="ce3">
            <text:p>4108</text:p>
          </table:table-cell>
          <table:table-cell office:value-type="float" office:value="56584" table:formula="of:=IFERROR(COM.MICROSOFT.SINGLE(__xludf.dummyfunction(&quot;&quot;&quot;COMPUTED_VALUE&quot;&quot;&quot;));56584)" table:style-name="ce3">
            <text:p>56584</text:p>
          </table:table-cell>
          <table:table-cell office:value-type="float" office:value="0" table:formula="of:=COUNTIF([.D$2:.D1509];[.F510])*[.F51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3276" table:style-name="ce2">
            <text:p>13276</text:p>
          </table:table-cell>
          <table:table-cell office:value-type="float" office:value="33527" table:style-name="ce2">
            <text:p>33527</text:p>
          </table:table-cell>
          <table:table-cell office:value-type="float" office:value="56625" table:style-name="ce3">
            <text:p>56625</text:p>
          </table:table-cell>
          <table:table-cell office:value-type="float" office:value="60692" table:style-name="ce3">
            <text:p>60692</text:p>
          </table:table-cell>
          <table:table-cell office:value-type="float" office:value="4067" table:formula="of:=ABS([.D511]-[.C511])" table:style-name="ce3">
            <text:p>4067</text:p>
          </table:table-cell>
          <table:table-cell office:value-type="float" office:value="56625" table:formula="of:=IFERROR(COM.MICROSOFT.SINGLE(__xludf.dummyfunction(&quot;&quot;&quot;COMPUTED_VALUE&quot;&quot;&quot;));56625)" table:style-name="ce3">
            <text:p>56625</text:p>
          </table:table-cell>
          <table:table-cell office:value-type="float" office:value="0" table:formula="of:=COUNTIF([.D$2:.D1510];[.F511])*[.F51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427" table:style-name="ce2">
            <text:p>10427</text:p>
          </table:table-cell>
          <table:table-cell office:value-type="float" office:value="46523" table:style-name="ce2">
            <text:p>46523</text:p>
          </table:table-cell>
          <table:table-cell office:value-type="float" office:value="56725" table:style-name="ce3">
            <text:p>56725</text:p>
          </table:table-cell>
          <table:table-cell office:value-type="float" office:value="61042" table:style-name="ce3">
            <text:p>61042</text:p>
          </table:table-cell>
          <table:table-cell office:value-type="float" office:value="4317" table:formula="of:=ABS([.D512]-[.C512])" table:style-name="ce3">
            <text:p>4317</text:p>
          </table:table-cell>
          <table:table-cell office:value-type="float" office:value="56725" table:formula="of:=IFERROR(COM.MICROSOFT.SINGLE(__xludf.dummyfunction(&quot;&quot;&quot;COMPUTED_VALUE&quot;&quot;&quot;));56725)" table:style-name="ce3">
            <text:p>56725</text:p>
          </table:table-cell>
          <table:table-cell office:value-type="float" office:value="0" table:formula="of:=COUNTIF([.D$2:.D1511];[.F512])*[.F51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239" table:style-name="ce2">
            <text:p>69239</text:p>
          </table:table-cell>
          <table:table-cell office:value-type="float" office:value="79253" table:style-name="ce2">
            <text:p>79253</text:p>
          </table:table-cell>
          <table:table-cell office:value-type="float" office:value="56985" table:style-name="ce3">
            <text:p>56985</text:p>
          </table:table-cell>
          <table:table-cell office:value-type="float" office:value="61071" table:style-name="ce3">
            <text:p>61071</text:p>
          </table:table-cell>
          <table:table-cell office:value-type="float" office:value="4086" table:formula="of:=ABS([.D513]-[.C513])" table:style-name="ce3">
            <text:p>4086</text:p>
          </table:table-cell>
          <table:table-cell office:value-type="float" office:value="56985" table:formula="of:=IFERROR(COM.MICROSOFT.SINGLE(__xludf.dummyfunction(&quot;&quot;&quot;COMPUTED_VALUE&quot;&quot;&quot;));56985)" table:style-name="ce3">
            <text:p>56985</text:p>
          </table:table-cell>
          <table:table-cell office:value-type="float" office:value="0" table:formula="of:=COUNTIF([.D$2:.D1512];[.F513])*[.F51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378" table:style-name="ce2">
            <text:p>69378</text:p>
          </table:table-cell>
          <table:table-cell office:value-type="float" office:value="67265" table:style-name="ce2">
            <text:p>67265</text:p>
          </table:table-cell>
          <table:table-cell office:value-type="float" office:value="57047" table:style-name="ce3">
            <text:p>57047</text:p>
          </table:table-cell>
          <table:table-cell office:value-type="float" office:value="61115" table:style-name="ce3">
            <text:p>61115</text:p>
          </table:table-cell>
          <table:table-cell office:value-type="float" office:value="4068" table:formula="of:=ABS([.D514]-[.C514])" table:style-name="ce3">
            <text:p>4068</text:p>
          </table:table-cell>
          <table:table-cell office:value-type="float" office:value="57047" table:formula="of:=IFERROR(COM.MICROSOFT.SINGLE(__xludf.dummyfunction(&quot;&quot;&quot;COMPUTED_VALUE&quot;&quot;&quot;));57047)" table:style-name="ce3">
            <text:p>57047</text:p>
          </table:table-cell>
          <table:table-cell office:value-type="float" office:value="0" table:formula="of:=COUNTIF([.D$2:.D1513];[.F514])*[.F51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4906" table:style-name="ce2">
            <text:p>64906</text:p>
          </table:table-cell>
          <table:table-cell office:value-type="float" office:value="98628" table:style-name="ce2">
            <text:p>98628</text:p>
          </table:table-cell>
          <table:table-cell office:value-type="float" office:value="57163" table:style-name="ce3">
            <text:p>57163</text:p>
          </table:table-cell>
          <table:table-cell office:value-type="float" office:value="61141" table:style-name="ce3">
            <text:p>61141</text:p>
          </table:table-cell>
          <table:table-cell office:value-type="float" office:value="3978" table:formula="of:=ABS([.D515]-[.C515])" table:style-name="ce3">
            <text:p>3978</text:p>
          </table:table-cell>
          <table:table-cell office:value-type="float" office:value="57163" table:formula="of:=IFERROR(COM.MICROSOFT.SINGLE(__xludf.dummyfunction(&quot;&quot;&quot;COMPUTED_VALUE&quot;&quot;&quot;));57163)" table:style-name="ce3">
            <text:p>57163</text:p>
          </table:table-cell>
          <table:table-cell office:value-type="float" office:value="0" table:formula="of:=COUNTIF([.D$2:.D1514];[.F515])*[.F51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879" table:style-name="ce2">
            <text:p>79879</text:p>
          </table:table-cell>
          <table:table-cell office:value-type="float" office:value="42860" table:style-name="ce2">
            <text:p>42860</text:p>
          </table:table-cell>
          <table:table-cell office:value-type="float" office:value="57256" table:style-name="ce3">
            <text:p>57256</text:p>
          </table:table-cell>
          <table:table-cell office:value-type="float" office:value="61228" table:style-name="ce3">
            <text:p>61228</text:p>
          </table:table-cell>
          <table:table-cell office:value-type="float" office:value="3972" table:formula="of:=ABS([.D516]-[.C516])" table:style-name="ce3">
            <text:p>3972</text:p>
          </table:table-cell>
          <table:table-cell office:value-type="float" office:value="57256" table:formula="of:=IFERROR(COM.MICROSOFT.SINGLE(__xludf.dummyfunction(&quot;&quot;&quot;COMPUTED_VALUE&quot;&quot;&quot;));57256)" table:style-name="ce3">
            <text:p>57256</text:p>
          </table:table-cell>
          <table:table-cell office:value-type="float" office:value="0" table:formula="of:=COUNTIF([.D$2:.D1515];[.F516])*[.F51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341" table:style-name="ce2">
            <text:p>12341</text:p>
          </table:table-cell>
          <table:table-cell office:value-type="float" office:value="24113" table:style-name="ce2">
            <text:p>24113</text:p>
          </table:table-cell>
          <table:table-cell office:value-type="float" office:value="57314" table:style-name="ce3">
            <text:p>57314</text:p>
          </table:table-cell>
          <table:table-cell office:value-type="float" office:value="61368" table:style-name="ce3">
            <text:p>61368</text:p>
          </table:table-cell>
          <table:table-cell office:value-type="float" office:value="4054" table:formula="of:=ABS([.D517]-[.C517])" table:style-name="ce3">
            <text:p>4054</text:p>
          </table:table-cell>
          <table:table-cell office:value-type="float" office:value="57314" table:formula="of:=IFERROR(COM.MICROSOFT.SINGLE(__xludf.dummyfunction(&quot;&quot;&quot;COMPUTED_VALUE&quot;&quot;&quot;));57314)" table:style-name="ce3">
            <text:p>57314</text:p>
          </table:table-cell>
          <table:table-cell office:value-type="float" office:value="0" table:formula="of:=COUNTIF([.D$2:.D1516];[.F517])*[.F51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649" table:style-name="ce2">
            <text:p>63649</text:p>
          </table:table-cell>
          <table:table-cell office:value-type="float" office:value="28645" table:style-name="ce2">
            <text:p>28645</text:p>
          </table:table-cell>
          <table:table-cell office:value-type="float" office:value="57643" table:style-name="ce3">
            <text:p>57643</text:p>
          </table:table-cell>
          <table:table-cell office:value-type="float" office:value="61458" table:style-name="ce3">
            <text:p>61458</text:p>
          </table:table-cell>
          <table:table-cell office:value-type="float" office:value="3815" table:formula="of:=ABS([.D518]-[.C518])" table:style-name="ce3">
            <text:p>3815</text:p>
          </table:table-cell>
          <table:table-cell office:value-type="float" office:value="57643" table:formula="of:=IFERROR(COM.MICROSOFT.SINGLE(__xludf.dummyfunction(&quot;&quot;&quot;COMPUTED_VALUE&quot;&quot;&quot;));57643)" table:style-name="ce3">
            <text:p>57643</text:p>
          </table:table-cell>
          <table:table-cell office:value-type="float" office:value="57643" table:formula="of:=COUNTIF([.D$2:.D1517];[.F518])*[.F518]" table:style-name="ce3">
            <text:p>57643</text:p>
          </table:table-cell>
          <table:table-cell table:number-columns-repeated="16377"/>
        </table:table-row>
        <table:table-row table:style-name="ro1">
          <table:table-cell office:value-type="float" office:value="93094" table:style-name="ce2">
            <text:p>93094</text:p>
          </table:table-cell>
          <table:table-cell office:value-type="float" office:value="10616" table:style-name="ce2">
            <text:p>10616</text:p>
          </table:table-cell>
          <table:table-cell office:value-type="float" office:value="57795" table:style-name="ce3">
            <text:p>57795</text:p>
          </table:table-cell>
          <table:table-cell office:value-type="float" office:value="61608" table:style-name="ce3">
            <text:p>61608</text:p>
          </table:table-cell>
          <table:table-cell office:value-type="float" office:value="3813" table:formula="of:=ABS([.D519]-[.C519])" table:style-name="ce3">
            <text:p>3813</text:p>
          </table:table-cell>
          <table:table-cell office:value-type="float" office:value="57795" table:formula="of:=IFERROR(COM.MICROSOFT.SINGLE(__xludf.dummyfunction(&quot;&quot;&quot;COMPUTED_VALUE&quot;&quot;&quot;));57795)" table:style-name="ce3">
            <text:p>57795</text:p>
          </table:table-cell>
          <table:table-cell office:value-type="float" office:value="0" table:formula="of:=COUNTIF([.D$2:.D1518];[.F519])*[.F51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490" table:style-name="ce2">
            <text:p>81490</text:p>
          </table:table-cell>
          <table:table-cell office:value-type="float" office:value="28786" table:style-name="ce2">
            <text:p>28786</text:p>
          </table:table-cell>
          <table:table-cell office:value-type="float" office:value="57973" table:style-name="ce3">
            <text:p>57973</text:p>
          </table:table-cell>
          <table:table-cell office:value-type="float" office:value="61618" table:style-name="ce3">
            <text:p>61618</text:p>
          </table:table-cell>
          <table:table-cell office:value-type="float" office:value="3645" table:formula="of:=ABS([.D520]-[.C520])" table:style-name="ce3">
            <text:p>3645</text:p>
          </table:table-cell>
          <table:table-cell office:value-type="float" office:value="57973" table:formula="of:=IFERROR(COM.MICROSOFT.SINGLE(__xludf.dummyfunction(&quot;&quot;&quot;COMPUTED_VALUE&quot;&quot;&quot;));57973)" table:style-name="ce3">
            <text:p>57973</text:p>
          </table:table-cell>
          <table:table-cell office:value-type="float" office:value="0" table:formula="of:=COUNTIF([.D$2:.D1519];[.F520])*[.F52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3491" table:style-name="ce2">
            <text:p>13491</text:p>
          </table:table-cell>
          <table:table-cell office:value-type="float" office:value="28645" table:style-name="ce2">
            <text:p>28645</text:p>
          </table:table-cell>
          <table:table-cell office:value-type="float" office:value="58060" table:style-name="ce3">
            <text:p>58060</text:p>
          </table:table-cell>
          <table:table-cell office:value-type="float" office:value="61914" table:style-name="ce3">
            <text:p>61914</text:p>
          </table:table-cell>
          <table:table-cell office:value-type="float" office:value="3854" table:formula="of:=ABS([.D521]-[.C521])" table:style-name="ce3">
            <text:p>3854</text:p>
          </table:table-cell>
          <table:table-cell office:value-type="float" office:value="58060" table:formula="of:=IFERROR(COM.MICROSOFT.SINGLE(__xludf.dummyfunction(&quot;&quot;&quot;COMPUTED_VALUE&quot;&quot;&quot;));58060)" table:style-name="ce3">
            <text:p>58060</text:p>
          </table:table-cell>
          <table:table-cell office:value-type="float" office:value="0" table:formula="of:=COUNTIF([.D$2:.D1520];[.F521])*[.F52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4076" table:style-name="ce2">
            <text:p>74076</text:p>
          </table:table-cell>
          <table:table-cell office:value-type="float" office:value="93412" table:style-name="ce2">
            <text:p>93412</text:p>
          </table:table-cell>
          <table:table-cell office:value-type="float" office:value="58205" table:style-name="ce3">
            <text:p>58205</text:p>
          </table:table-cell>
          <table:table-cell office:value-type="float" office:value="61978" table:style-name="ce3">
            <text:p>61978</text:p>
          </table:table-cell>
          <table:table-cell office:value-type="float" office:value="3773" table:formula="of:=ABS([.D522]-[.C522])" table:style-name="ce3">
            <text:p>3773</text:p>
          </table:table-cell>
          <table:table-cell office:value-type="float" office:value="58205" table:formula="of:=IFERROR(COM.MICROSOFT.SINGLE(__xludf.dummyfunction(&quot;&quot;&quot;COMPUTED_VALUE&quot;&quot;&quot;));58205)" table:style-name="ce3">
            <text:p>58205</text:p>
          </table:table-cell>
          <table:table-cell office:value-type="float" office:value="0" table:formula="of:=COUNTIF([.D$2:.D1521];[.F522])*[.F52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347" table:style-name="ce2">
            <text:p>54347</text:p>
          </table:table-cell>
          <table:table-cell office:value-type="float" office:value="22101" table:style-name="ce2">
            <text:p>22101</text:p>
          </table:table-cell>
          <table:table-cell office:value-type="float" office:value="58312" table:style-name="ce3">
            <text:p>58312</text:p>
          </table:table-cell>
          <table:table-cell office:value-type="float" office:value="62364" table:style-name="ce3">
            <text:p>62364</text:p>
          </table:table-cell>
          <table:table-cell office:value-type="float" office:value="4052" table:formula="of:=ABS([.D523]-[.C523])" table:style-name="ce3">
            <text:p>4052</text:p>
          </table:table-cell>
          <table:table-cell office:value-type="float" office:value="58312" table:formula="of:=IFERROR(COM.MICROSOFT.SINGLE(__xludf.dummyfunction(&quot;&quot;&quot;COMPUTED_VALUE&quot;&quot;&quot;));58312)" table:style-name="ce3">
            <text:p>58312</text:p>
          </table:table-cell>
          <table:table-cell office:value-type="float" office:value="0" table:formula="of:=COUNTIF([.D$2:.D1522];[.F523])*[.F52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315" table:style-name="ce2">
            <text:p>49315</text:p>
          </table:table-cell>
          <table:table-cell office:value-type="float" office:value="90582" table:style-name="ce2">
            <text:p>90582</text:p>
          </table:table-cell>
          <table:table-cell office:value-type="float" office:value="58381" table:style-name="ce3">
            <text:p>58381</text:p>
          </table:table-cell>
          <table:table-cell office:value-type="float" office:value="62370" table:style-name="ce3">
            <text:p>62370</text:p>
          </table:table-cell>
          <table:table-cell office:value-type="float" office:value="3989" table:formula="of:=ABS([.D524]-[.C524])" table:style-name="ce3">
            <text:p>3989</text:p>
          </table:table-cell>
          <table:table-cell office:value-type="float" office:value="58381" table:formula="of:=IFERROR(COM.MICROSOFT.SINGLE(__xludf.dummyfunction(&quot;&quot;&quot;COMPUTED_VALUE&quot;&quot;&quot;));58381)" table:style-name="ce3">
            <text:p>58381</text:p>
          </table:table-cell>
          <table:table-cell office:value-type="float" office:value="0" table:formula="of:=COUNTIF([.D$2:.D1523];[.F524])*[.F52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6725" table:style-name="ce2">
            <text:p>56725</text:p>
          </table:table-cell>
          <table:table-cell office:value-type="float" office:value="83297" table:style-name="ce2">
            <text:p>83297</text:p>
          </table:table-cell>
          <table:table-cell office:value-type="float" office:value="58477" table:style-name="ce3">
            <text:p>58477</text:p>
          </table:table-cell>
          <table:table-cell office:value-type="float" office:value="62370" table:style-name="ce3">
            <text:p>62370</text:p>
          </table:table-cell>
          <table:table-cell office:value-type="float" office:value="3893" table:formula="of:=ABS([.D525]-[.C525])" table:style-name="ce3">
            <text:p>3893</text:p>
          </table:table-cell>
          <table:table-cell office:value-type="float" office:value="58477" table:formula="of:=IFERROR(COM.MICROSOFT.SINGLE(__xludf.dummyfunction(&quot;&quot;&quot;COMPUTED_VALUE&quot;&quot;&quot;));58477)" table:style-name="ce3">
            <text:p>58477</text:p>
          </table:table-cell>
          <table:table-cell office:value-type="float" office:value="0" table:formula="of:=COUNTIF([.D$2:.D1524];[.F525])*[.F52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924" table:style-name="ce2">
            <text:p>86924</text:p>
          </table:table-cell>
          <table:table-cell office:value-type="float" office:value="56458" table:style-name="ce2">
            <text:p>56458</text:p>
          </table:table-cell>
          <table:table-cell office:value-type="float" office:value="58535" table:style-name="ce3">
            <text:p>58535</text:p>
          </table:table-cell>
          <table:table-cell office:value-type="float" office:value="62370" table:style-name="ce3">
            <text:p>62370</text:p>
          </table:table-cell>
          <table:table-cell office:value-type="float" office:value="3835" table:formula="of:=ABS([.D526]-[.C526])" table:style-name="ce3">
            <text:p>3835</text:p>
          </table:table-cell>
          <table:table-cell office:value-type="float" office:value="58535" table:formula="of:=IFERROR(COM.MICROSOFT.SINGLE(__xludf.dummyfunction(&quot;&quot;&quot;COMPUTED_VALUE&quot;&quot;&quot;));58535)" table:style-name="ce3">
            <text:p>58535</text:p>
          </table:table-cell>
          <table:table-cell office:value-type="float" office:value="0" table:formula="of:=COUNTIF([.D$2:.D1525];[.F526])*[.F52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370" table:style-name="ce2">
            <text:p>62370</text:p>
          </table:table-cell>
          <table:table-cell office:value-type="float" office:value="32885" table:style-name="ce2">
            <text:p>32885</text:p>
          </table:table-cell>
          <table:table-cell office:value-type="float" office:value="58595" table:style-name="ce3">
            <text:p>58595</text:p>
          </table:table-cell>
          <table:table-cell office:value-type="float" office:value="62370" table:style-name="ce3">
            <text:p>62370</text:p>
          </table:table-cell>
          <table:table-cell office:value-type="float" office:value="3775" table:formula="of:=ABS([.D527]-[.C527])" table:style-name="ce3">
            <text:p>3775</text:p>
          </table:table-cell>
          <table:table-cell office:value-type="float" office:value="58595" table:formula="of:=IFERROR(COM.MICROSOFT.SINGLE(__xludf.dummyfunction(&quot;&quot;&quot;COMPUTED_VALUE&quot;&quot;&quot;));58595)" table:style-name="ce3">
            <text:p>58595</text:p>
          </table:table-cell>
          <table:table-cell office:value-type="float" office:value="0" table:formula="of:=COUNTIF([.D$2:.D1526];[.F527])*[.F52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988" table:style-name="ce2">
            <text:p>48988</text:p>
          </table:table-cell>
          <table:table-cell office:value-type="float" office:value="72376" table:style-name="ce2">
            <text:p>72376</text:p>
          </table:table-cell>
          <table:table-cell office:value-type="float" office:value="58631" table:style-name="ce3">
            <text:p>58631</text:p>
          </table:table-cell>
          <table:table-cell office:value-type="float" office:value="62370" table:style-name="ce3">
            <text:p>62370</text:p>
          </table:table-cell>
          <table:table-cell office:value-type="float" office:value="3739" table:formula="of:=ABS([.D528]-[.C528])" table:style-name="ce3">
            <text:p>3739</text:p>
          </table:table-cell>
          <table:table-cell office:value-type="float" office:value="58631" table:formula="of:=IFERROR(COM.MICROSOFT.SINGLE(__xludf.dummyfunction(&quot;&quot;&quot;COMPUTED_VALUE&quot;&quot;&quot;));58631)" table:style-name="ce3">
            <text:p>58631</text:p>
          </table:table-cell>
          <table:table-cell office:value-type="float" office:value="0" table:formula="of:=COUNTIF([.D$2:.D1527];[.F528])*[.F52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2946" table:style-name="ce2">
            <text:p>42946</text:p>
          </table:table-cell>
          <table:table-cell office:value-type="float" office:value="42505" table:style-name="ce2">
            <text:p>42505</text:p>
          </table:table-cell>
          <table:table-cell office:value-type="float" office:value="58865" table:style-name="ce3">
            <text:p>58865</text:p>
          </table:table-cell>
          <table:table-cell office:value-type="float" office:value="62370" table:style-name="ce3">
            <text:p>62370</text:p>
          </table:table-cell>
          <table:table-cell office:value-type="float" office:value="3505" table:formula="of:=ABS([.D529]-[.C529])" table:style-name="ce3">
            <text:p>3505</text:p>
          </table:table-cell>
          <table:table-cell office:value-type="float" office:value="58865" table:formula="of:=IFERROR(COM.MICROSOFT.SINGLE(__xludf.dummyfunction(&quot;&quot;&quot;COMPUTED_VALUE&quot;&quot;&quot;));58865)" table:style-name="ce3">
            <text:p>58865</text:p>
          </table:table-cell>
          <table:table-cell office:value-type="float" office:value="0" table:formula="of:=COUNTIF([.D$2:.D1528];[.F529])*[.F52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680" table:style-name="ce2">
            <text:p>43680</text:p>
          </table:table-cell>
          <table:table-cell office:value-type="float" office:value="95834" table:style-name="ce2">
            <text:p>95834</text:p>
          </table:table-cell>
          <table:table-cell office:value-type="float" office:value="59010" table:style-name="ce3">
            <text:p>59010</text:p>
          </table:table-cell>
          <table:table-cell office:value-type="float" office:value="62370" table:style-name="ce3">
            <text:p>62370</text:p>
          </table:table-cell>
          <table:table-cell office:value-type="float" office:value="3360" table:formula="of:=ABS([.D530]-[.C530])" table:style-name="ce3">
            <text:p>3360</text:p>
          </table:table-cell>
          <table:table-cell office:value-type="float" office:value="59010" table:formula="of:=IFERROR(COM.MICROSOFT.SINGLE(__xludf.dummyfunction(&quot;&quot;&quot;COMPUTED_VALUE&quot;&quot;&quot;));59010)" table:style-name="ce3">
            <text:p>59010</text:p>
          </table:table-cell>
          <table:table-cell office:value-type="float" office:value="0" table:formula="of:=COUNTIF([.D$2:.D1529];[.F530])*[.F53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438" table:style-name="ce2">
            <text:p>62438</text:p>
          </table:table-cell>
          <table:table-cell office:value-type="float" office:value="72376" table:style-name="ce2">
            <text:p>72376</text:p>
          </table:table-cell>
          <table:table-cell office:value-type="float" office:value="59013" table:style-name="ce3">
            <text:p>59013</text:p>
          </table:table-cell>
          <table:table-cell office:value-type="float" office:value="62370" table:style-name="ce3">
            <text:p>62370</text:p>
          </table:table-cell>
          <table:table-cell office:value-type="float" office:value="3357" table:formula="of:=ABS([.D531]-[.C531])" table:style-name="ce3">
            <text:p>3357</text:p>
          </table:table-cell>
          <table:table-cell office:value-type="float" office:value="59013" table:formula="of:=IFERROR(COM.MICROSOFT.SINGLE(__xludf.dummyfunction(&quot;&quot;&quot;COMPUTED_VALUE&quot;&quot;&quot;));59013)" table:style-name="ce3">
            <text:p>59013</text:p>
          </table:table-cell>
          <table:table-cell office:value-type="float" office:value="0" table:formula="of:=COUNTIF([.D$2:.D1530];[.F531])*[.F53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6412" table:style-name="ce2">
            <text:p>46412</text:p>
          </table:table-cell>
          <table:table-cell office:value-type="float" office:value="79101" table:style-name="ce2">
            <text:p>79101</text:p>
          </table:table-cell>
          <table:table-cell office:value-type="float" office:value="59096" table:style-name="ce3">
            <text:p>59096</text:p>
          </table:table-cell>
          <table:table-cell office:value-type="float" office:value="62370" table:style-name="ce3">
            <text:p>62370</text:p>
          </table:table-cell>
          <table:table-cell office:value-type="float" office:value="3274" table:formula="of:=ABS([.D532]-[.C532])" table:style-name="ce3">
            <text:p>3274</text:p>
          </table:table-cell>
          <table:table-cell office:value-type="float" office:value="59096" table:formula="of:=IFERROR(COM.MICROSOFT.SINGLE(__xludf.dummyfunction(&quot;&quot;&quot;COMPUTED_VALUE&quot;&quot;&quot;));59096)" table:style-name="ce3">
            <text:p>59096</text:p>
          </table:table-cell>
          <table:table-cell office:value-type="float" office:value="0" table:formula="of:=COUNTIF([.D$2:.D1531];[.F532])*[.F53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903" table:style-name="ce2">
            <text:p>97903</text:p>
          </table:table-cell>
          <table:table-cell office:value-type="float" office:value="79101" table:style-name="ce2">
            <text:p>79101</text:p>
          </table:table-cell>
          <table:table-cell office:value-type="float" office:value="59229" table:style-name="ce3">
            <text:p>59229</text:p>
          </table:table-cell>
          <table:table-cell office:value-type="float" office:value="62370" table:style-name="ce3">
            <text:p>62370</text:p>
          </table:table-cell>
          <table:table-cell office:value-type="float" office:value="3141" table:formula="of:=ABS([.D533]-[.C533])" table:style-name="ce3">
            <text:p>3141</text:p>
          </table:table-cell>
          <table:table-cell office:value-type="float" office:value="59229" table:formula="of:=IFERROR(COM.MICROSOFT.SINGLE(__xludf.dummyfunction(&quot;&quot;&quot;COMPUTED_VALUE&quot;&quot;&quot;));59229)" table:style-name="ce3">
            <text:p>59229</text:p>
          </table:table-cell>
          <table:table-cell office:value-type="float" office:value="0" table:formula="of:=COUNTIF([.D$2:.D1532];[.F533])*[.F53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6320" table:style-name="ce2">
            <text:p>26320</text:p>
          </table:table-cell>
          <table:table-cell office:value-type="float" office:value="47834" table:style-name="ce2">
            <text:p>47834</text:p>
          </table:table-cell>
          <table:table-cell office:value-type="float" office:value="59283" table:style-name="ce3">
            <text:p>59283</text:p>
          </table:table-cell>
          <table:table-cell office:value-type="float" office:value="62370" table:style-name="ce3">
            <text:p>62370</text:p>
          </table:table-cell>
          <table:table-cell office:value-type="float" office:value="3087" table:formula="of:=ABS([.D534]-[.C534])" table:style-name="ce3">
            <text:p>3087</text:p>
          </table:table-cell>
          <table:table-cell office:value-type="float" office:value="59283" table:formula="of:=IFERROR(COM.MICROSOFT.SINGLE(__xludf.dummyfunction(&quot;&quot;&quot;COMPUTED_VALUE&quot;&quot;&quot;));59283)" table:style-name="ce3">
            <text:p>59283</text:p>
          </table:table-cell>
          <table:table-cell office:value-type="float" office:value="0" table:formula="of:=COUNTIF([.D$2:.D1533];[.F534])*[.F53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366" table:style-name="ce2">
            <text:p>69366</text:p>
          </table:table-cell>
          <table:table-cell office:value-type="float" office:value="71081" table:style-name="ce2">
            <text:p>71081</text:p>
          </table:table-cell>
          <table:table-cell office:value-type="float" office:value="59293" table:style-name="ce3">
            <text:p>59293</text:p>
          </table:table-cell>
          <table:table-cell office:value-type="float" office:value="62370" table:style-name="ce3">
            <text:p>62370</text:p>
          </table:table-cell>
          <table:table-cell office:value-type="float" office:value="3077" table:formula="of:=ABS([.D535]-[.C535])" table:style-name="ce3">
            <text:p>3077</text:p>
          </table:table-cell>
          <table:table-cell office:value-type="float" office:value="59293" table:formula="of:=IFERROR(COM.MICROSOFT.SINGLE(__xludf.dummyfunction(&quot;&quot;&quot;COMPUTED_VALUE&quot;&quot;&quot;));59293)" table:style-name="ce3">
            <text:p>59293</text:p>
          </table:table-cell>
          <table:table-cell office:value-type="float" office:value="0" table:formula="of:=COUNTIF([.D$2:.D1534];[.F535])*[.F53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4171" table:style-name="ce2">
            <text:p>34171</text:p>
          </table:table-cell>
          <table:table-cell office:value-type="float" office:value="68822" table:style-name="ce2">
            <text:p>68822</text:p>
          </table:table-cell>
          <table:table-cell office:value-type="float" office:value="59547" table:style-name="ce3">
            <text:p>59547</text:p>
          </table:table-cell>
          <table:table-cell office:value-type="float" office:value="62370" table:style-name="ce3">
            <text:p>62370</text:p>
          </table:table-cell>
          <table:table-cell office:value-type="float" office:value="2823" table:formula="of:=ABS([.D536]-[.C536])" table:style-name="ce3">
            <text:p>2823</text:p>
          </table:table-cell>
          <table:table-cell office:value-type="float" office:value="59547" table:formula="of:=IFERROR(COM.MICROSOFT.SINGLE(__xludf.dummyfunction(&quot;&quot;&quot;COMPUTED_VALUE&quot;&quot;&quot;));59547)" table:style-name="ce3">
            <text:p>59547</text:p>
          </table:table-cell>
          <table:table-cell office:value-type="float" office:value="0" table:formula="of:=COUNTIF([.D$2:.D1535];[.F536])*[.F53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248" table:style-name="ce2">
            <text:p>30248</text:p>
          </table:table-cell>
          <table:table-cell office:value-type="float" office:value="63980" table:style-name="ce2">
            <text:p>63980</text:p>
          </table:table-cell>
          <table:table-cell office:value-type="float" office:value="59573" table:style-name="ce3">
            <text:p>59573</text:p>
          </table:table-cell>
          <table:table-cell office:value-type="float" office:value="62370" table:style-name="ce3">
            <text:p>62370</text:p>
          </table:table-cell>
          <table:table-cell office:value-type="float" office:value="2797" table:formula="of:=ABS([.D537]-[.C537])" table:style-name="ce3">
            <text:p>2797</text:p>
          </table:table-cell>
          <table:table-cell office:value-type="float" office:value="59573" table:formula="of:=IFERROR(COM.MICROSOFT.SINGLE(__xludf.dummyfunction(&quot;&quot;&quot;COMPUTED_VALUE&quot;&quot;&quot;));59573)" table:style-name="ce3">
            <text:p>59573</text:p>
          </table:table-cell>
          <table:table-cell office:value-type="float" office:value="0" table:formula="of:=COUNTIF([.D$2:.D1536];[.F537])*[.F53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619" table:style-name="ce2">
            <text:p>19619</text:p>
          </table:table-cell>
          <table:table-cell office:value-type="float" office:value="40923" table:style-name="ce2">
            <text:p>40923</text:p>
          </table:table-cell>
          <table:table-cell office:value-type="float" office:value="59616" table:style-name="ce3">
            <text:p>59616</text:p>
          </table:table-cell>
          <table:table-cell office:value-type="float" office:value="62370" table:style-name="ce3">
            <text:p>62370</text:p>
          </table:table-cell>
          <table:table-cell office:value-type="float" office:value="2754" table:formula="of:=ABS([.D538]-[.C538])" table:style-name="ce3">
            <text:p>2754</text:p>
          </table:table-cell>
          <table:table-cell office:value-type="float" office:value="59616" table:formula="of:=IFERROR(COM.MICROSOFT.SINGLE(__xludf.dummyfunction(&quot;&quot;&quot;COMPUTED_VALUE&quot;&quot;&quot;));59616)" table:style-name="ce3">
            <text:p>59616</text:p>
          </table:table-cell>
          <table:table-cell office:value-type="float" office:value="0" table:formula="of:=COUNTIF([.D$2:.D1537];[.F538])*[.F53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420" table:style-name="ce2">
            <text:p>47420</text:p>
          </table:table-cell>
          <table:table-cell office:value-type="float" office:value="89257" table:style-name="ce2">
            <text:p>89257</text:p>
          </table:table-cell>
          <table:table-cell office:value-type="float" office:value="59656" table:style-name="ce3">
            <text:p>59656</text:p>
          </table:table-cell>
          <table:table-cell office:value-type="float" office:value="62479" table:style-name="ce3">
            <text:p>62479</text:p>
          </table:table-cell>
          <table:table-cell office:value-type="float" office:value="2823" table:formula="of:=ABS([.D539]-[.C539])" table:style-name="ce3">
            <text:p>2823</text:p>
          </table:table-cell>
          <table:table-cell office:value-type="float" office:value="59656" table:formula="of:=IFERROR(COM.MICROSOFT.SINGLE(__xludf.dummyfunction(&quot;&quot;&quot;COMPUTED_VALUE&quot;&quot;&quot;));59656)" table:style-name="ce3">
            <text:p>59656</text:p>
          </table:table-cell>
          <table:table-cell office:value-type="float" office:value="0" table:formula="of:=COUNTIF([.D$2:.D1538];[.F539])*[.F53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7678" table:style-name="ce2">
            <text:p>87678</text:p>
          </table:table-cell>
          <table:table-cell office:value-type="float" office:value="57669" table:style-name="ce2">
            <text:p>57669</text:p>
          </table:table-cell>
          <table:table-cell office:value-type="float" office:value="59673" table:style-name="ce3">
            <text:p>59673</text:p>
          </table:table-cell>
          <table:table-cell office:value-type="float" office:value="62570" table:style-name="ce3">
            <text:p>62570</text:p>
          </table:table-cell>
          <table:table-cell office:value-type="float" office:value="2897" table:formula="of:=ABS([.D540]-[.C540])" table:style-name="ce3">
            <text:p>2897</text:p>
          </table:table-cell>
          <table:table-cell office:value-type="float" office:value="59673" table:formula="of:=IFERROR(COM.MICROSOFT.SINGLE(__xludf.dummyfunction(&quot;&quot;&quot;COMPUTED_VALUE&quot;&quot;&quot;));59673)" table:style-name="ce3">
            <text:p>59673</text:p>
          </table:table-cell>
          <table:table-cell office:value-type="float" office:value="0" table:formula="of:=COUNTIF([.D$2:.D1539];[.F540])*[.F54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051" table:style-name="ce2">
            <text:p>61051</text:p>
          </table:table-cell>
          <table:table-cell office:value-type="float" office:value="96558" table:style-name="ce2">
            <text:p>96558</text:p>
          </table:table-cell>
          <table:table-cell office:value-type="float" office:value="59797" table:style-name="ce3">
            <text:p>59797</text:p>
          </table:table-cell>
          <table:table-cell office:value-type="float" office:value="62620" table:style-name="ce3">
            <text:p>62620</text:p>
          </table:table-cell>
          <table:table-cell office:value-type="float" office:value="2823" table:formula="of:=ABS([.D541]-[.C541])" table:style-name="ce3">
            <text:p>2823</text:p>
          </table:table-cell>
          <table:table-cell office:value-type="float" office:value="59797" table:formula="of:=IFERROR(COM.MICROSOFT.SINGLE(__xludf.dummyfunction(&quot;&quot;&quot;COMPUTED_VALUE&quot;&quot;&quot;));59797)" table:style-name="ce3">
            <text:p>59797</text:p>
          </table:table-cell>
          <table:table-cell office:value-type="float" office:value="0" table:formula="of:=COUNTIF([.D$2:.D1540];[.F541])*[.F54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807" table:style-name="ce2">
            <text:p>62807</text:p>
          </table:table-cell>
          <table:table-cell office:value-type="float" office:value="12392" table:style-name="ce2">
            <text:p>12392</text:p>
          </table:table-cell>
          <table:table-cell office:value-type="float" office:value="59913" table:style-name="ce3">
            <text:p>59913</text:p>
          </table:table-cell>
          <table:table-cell office:value-type="float" office:value="62671" table:style-name="ce3">
            <text:p>62671</text:p>
          </table:table-cell>
          <table:table-cell office:value-type="float" office:value="2758" table:formula="of:=ABS([.D542]-[.C542])" table:style-name="ce3">
            <text:p>2758</text:p>
          </table:table-cell>
          <table:table-cell office:value-type="float" office:value="59913" table:formula="of:=IFERROR(COM.MICROSOFT.SINGLE(__xludf.dummyfunction(&quot;&quot;&quot;COMPUTED_VALUE&quot;&quot;&quot;));59913)" table:style-name="ce3">
            <text:p>59913</text:p>
          </table:table-cell>
          <table:table-cell office:value-type="float" office:value="0" table:formula="of:=COUNTIF([.D$2:.D1541];[.F542])*[.F54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534" table:style-name="ce2">
            <text:p>30534</text:p>
          </table:table-cell>
          <table:table-cell office:value-type="float" office:value="17024" table:style-name="ce2">
            <text:p>17024</text:p>
          </table:table-cell>
          <table:table-cell office:value-type="float" office:value="59945" table:style-name="ce3">
            <text:p>59945</text:p>
          </table:table-cell>
          <table:table-cell office:value-type="float" office:value="62674" table:style-name="ce3">
            <text:p>62674</text:p>
          </table:table-cell>
          <table:table-cell office:value-type="float" office:value="2729" table:formula="of:=ABS([.D543]-[.C543])" table:style-name="ce3">
            <text:p>2729</text:p>
          </table:table-cell>
          <table:table-cell office:value-type="float" office:value="59945" table:formula="of:=IFERROR(COM.MICROSOFT.SINGLE(__xludf.dummyfunction(&quot;&quot;&quot;COMPUTED_VALUE&quot;&quot;&quot;));59945)" table:style-name="ce3">
            <text:p>59945</text:p>
          </table:table-cell>
          <table:table-cell office:value-type="float" office:value="0" table:formula="of:=COUNTIF([.D$2:.D1542];[.F543])*[.F54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199" table:style-name="ce2">
            <text:p>49199</text:p>
          </table:table-cell>
          <table:table-cell office:value-type="float" office:value="67605" table:style-name="ce2">
            <text:p>67605</text:p>
          </table:table-cell>
          <table:table-cell office:value-type="float" office:value="60089" table:style-name="ce3">
            <text:p>60089</text:p>
          </table:table-cell>
          <table:table-cell office:value-type="float" office:value="62698" table:style-name="ce3">
            <text:p>62698</text:p>
          </table:table-cell>
          <table:table-cell office:value-type="float" office:value="2609" table:formula="of:=ABS([.D544]-[.C544])" table:style-name="ce3">
            <text:p>2609</text:p>
          </table:table-cell>
          <table:table-cell office:value-type="float" office:value="60089" table:formula="of:=IFERROR(COM.MICROSOFT.SINGLE(__xludf.dummyfunction(&quot;&quot;&quot;COMPUTED_VALUE&quot;&quot;&quot;));60089)" table:style-name="ce3">
            <text:p>60089</text:p>
          </table:table-cell>
          <table:table-cell office:value-type="float" office:value="0" table:formula="of:=COUNTIF([.D$2:.D1543];[.F544])*[.F54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341" table:style-name="ce2">
            <text:p>48341</text:p>
          </table:table-cell>
          <table:table-cell office:value-type="float" office:value="44568" table:style-name="ce2">
            <text:p>44568</text:p>
          </table:table-cell>
          <table:table-cell office:value-type="float" office:value="60119" table:style-name="ce3">
            <text:p>60119</text:p>
          </table:table-cell>
          <table:table-cell office:value-type="float" office:value="62989" table:style-name="ce3">
            <text:p>62989</text:p>
          </table:table-cell>
          <table:table-cell office:value-type="float" office:value="2870" table:formula="of:=ABS([.D545]-[.C545])" table:style-name="ce3">
            <text:p>2870</text:p>
          </table:table-cell>
          <table:table-cell office:value-type="float" office:value="60119" table:formula="of:=IFERROR(COM.MICROSOFT.SINGLE(__xludf.dummyfunction(&quot;&quot;&quot;COMPUTED_VALUE&quot;&quot;&quot;));60119)" table:style-name="ce3">
            <text:p>60119</text:p>
          </table:table-cell>
          <table:table-cell office:value-type="float" office:value="0" table:formula="of:=COUNTIF([.D$2:.D1544];[.F545])*[.F54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3638" table:style-name="ce2">
            <text:p>53638</text:p>
          </table:table-cell>
          <table:table-cell office:value-type="float" office:value="58468" table:style-name="ce2">
            <text:p>58468</text:p>
          </table:table-cell>
          <table:table-cell office:value-type="float" office:value="60149" table:style-name="ce3">
            <text:p>60149</text:p>
          </table:table-cell>
          <table:table-cell office:value-type="float" office:value="63056" table:style-name="ce3">
            <text:p>63056</text:p>
          </table:table-cell>
          <table:table-cell office:value-type="float" office:value="2907" table:formula="of:=ABS([.D546]-[.C546])" table:style-name="ce3">
            <text:p>2907</text:p>
          </table:table-cell>
          <table:table-cell office:value-type="float" office:value="60149" table:formula="of:=IFERROR(COM.MICROSOFT.SINGLE(__xludf.dummyfunction(&quot;&quot;&quot;COMPUTED_VALUE&quot;&quot;&quot;));60149)" table:style-name="ce3">
            <text:p>60149</text:p>
          </table:table-cell>
          <table:table-cell office:value-type="float" office:value="0" table:formula="of:=COUNTIF([.D$2:.D1545];[.F546])*[.F54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820" table:style-name="ce2">
            <text:p>12820</text:p>
          </table:table-cell>
          <table:table-cell office:value-type="float" office:value="84475" table:style-name="ce2">
            <text:p>84475</text:p>
          </table:table-cell>
          <table:table-cell office:value-type="float" office:value="60260" table:style-name="ce3">
            <text:p>60260</text:p>
          </table:table-cell>
          <table:table-cell office:value-type="float" office:value="63064" table:style-name="ce3">
            <text:p>63064</text:p>
          </table:table-cell>
          <table:table-cell office:value-type="float" office:value="2804" table:formula="of:=ABS([.D547]-[.C547])" table:style-name="ce3">
            <text:p>2804</text:p>
          </table:table-cell>
          <table:table-cell office:value-type="float" office:value="60260" table:formula="of:=IFERROR(COM.MICROSOFT.SINGLE(__xludf.dummyfunction(&quot;&quot;&quot;COMPUTED_VALUE&quot;&quot;&quot;));60260)" table:style-name="ce3">
            <text:p>60260</text:p>
          </table:table-cell>
          <table:table-cell office:value-type="float" office:value="0" table:formula="of:=COUNTIF([.D$2:.D1546];[.F547])*[.F54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439" table:style-name="ce2">
            <text:p>79439</text:p>
          </table:table-cell>
          <table:table-cell office:value-type="float" office:value="72666" table:style-name="ce2">
            <text:p>72666</text:p>
          </table:table-cell>
          <table:table-cell office:value-type="float" office:value="60311" table:style-name="ce3">
            <text:p>60311</text:p>
          </table:table-cell>
          <table:table-cell office:value-type="float" office:value="63079" table:style-name="ce3">
            <text:p>63079</text:p>
          </table:table-cell>
          <table:table-cell office:value-type="float" office:value="2768" table:formula="of:=ABS([.D548]-[.C548])" table:style-name="ce3">
            <text:p>2768</text:p>
          </table:table-cell>
          <table:table-cell office:value-type="float" office:value="60311" table:formula="of:=IFERROR(COM.MICROSOFT.SINGLE(__xludf.dummyfunction(&quot;&quot;&quot;COMPUTED_VALUE&quot;&quot;&quot;));60311)" table:style-name="ce3">
            <text:p>60311</text:p>
          </table:table-cell>
          <table:table-cell office:value-type="float" office:value="0" table:formula="of:=COUNTIF([.D$2:.D1547];[.F548])*[.F54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714" table:style-name="ce2">
            <text:p>80714</text:p>
          </table:table-cell>
          <table:table-cell office:value-type="float" office:value="44568" table:style-name="ce2">
            <text:p>44568</text:p>
          </table:table-cell>
          <table:table-cell office:value-type="float" office:value="60368" table:style-name="ce3">
            <text:p>60368</text:p>
          </table:table-cell>
          <table:table-cell office:value-type="float" office:value="63173" table:style-name="ce3">
            <text:p>63173</text:p>
          </table:table-cell>
          <table:table-cell office:value-type="float" office:value="2805" table:formula="of:=ABS([.D549]-[.C549])" table:style-name="ce3">
            <text:p>2805</text:p>
          </table:table-cell>
          <table:table-cell office:value-type="float" office:value="60368" table:formula="of:=IFERROR(COM.MICROSOFT.SINGLE(__xludf.dummyfunction(&quot;&quot;&quot;COMPUTED_VALUE&quot;&quot;&quot;));60368)" table:style-name="ce3">
            <text:p>60368</text:p>
          </table:table-cell>
          <table:table-cell office:value-type="float" office:value="0" table:formula="of:=COUNTIF([.D$2:.D1548];[.F549])*[.F54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366" table:style-name="ce2">
            <text:p>14366</text:p>
          </table:table-cell>
          <table:table-cell office:value-type="float" office:value="84475" table:style-name="ce2">
            <text:p>84475</text:p>
          </table:table-cell>
          <table:table-cell office:value-type="float" office:value="60501" table:style-name="ce3">
            <text:p>60501</text:p>
          </table:table-cell>
          <table:table-cell office:value-type="float" office:value="63353" table:style-name="ce3">
            <text:p>63353</text:p>
          </table:table-cell>
          <table:table-cell office:value-type="float" office:value="2852" table:formula="of:=ABS([.D550]-[.C550])" table:style-name="ce3">
            <text:p>2852</text:p>
          </table:table-cell>
          <table:table-cell office:value-type="float" office:value="60501" table:formula="of:=IFERROR(COM.MICROSOFT.SINGLE(__xludf.dummyfunction(&quot;&quot;&quot;COMPUTED_VALUE&quot;&quot;&quot;));60501)" table:style-name="ce3">
            <text:p>60501</text:p>
          </table:table-cell>
          <table:table-cell office:value-type="float" office:value="0" table:formula="of:=COUNTIF([.D$2:.D1549];[.F550])*[.F55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888" table:style-name="ce2">
            <text:p>21888</text:p>
          </table:table-cell>
          <table:table-cell office:value-type="float" office:value="60692" table:style-name="ce2">
            <text:p>60692</text:p>
          </table:table-cell>
          <table:table-cell office:value-type="float" office:value="60689" table:style-name="ce3">
            <text:p>60689</text:p>
          </table:table-cell>
          <table:table-cell office:value-type="float" office:value="63406" table:style-name="ce3">
            <text:p>63406</text:p>
          </table:table-cell>
          <table:table-cell office:value-type="float" office:value="2717" table:formula="of:=ABS([.D551]-[.C551])" table:style-name="ce3">
            <text:p>2717</text:p>
          </table:table-cell>
          <table:table-cell office:value-type="float" office:value="60689" table:formula="of:=IFERROR(COM.MICROSOFT.SINGLE(__xludf.dummyfunction(&quot;&quot;&quot;COMPUTED_VALUE&quot;&quot;&quot;));60689)" table:style-name="ce3">
            <text:p>60689</text:p>
          </table:table-cell>
          <table:table-cell office:value-type="float" office:value="0" table:formula="of:=COUNTIF([.D$2:.D1550];[.F551])*[.F55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5972" table:style-name="ce2">
            <text:p>95972</text:p>
          </table:table-cell>
          <table:table-cell office:value-type="float" office:value="59581" table:style-name="ce2">
            <text:p>59581</text:p>
          </table:table-cell>
          <table:table-cell office:value-type="float" office:value="60692" table:style-name="ce3">
            <text:p>60692</text:p>
          </table:table-cell>
          <table:table-cell office:value-type="float" office:value="63414" table:style-name="ce3">
            <text:p>63414</text:p>
          </table:table-cell>
          <table:table-cell office:value-type="float" office:value="2722" table:formula="of:=ABS([.D552]-[.C552])" table:style-name="ce3">
            <text:p>2722</text:p>
          </table:table-cell>
          <table:table-cell office:value-type="float" office:value="60692" table:formula="of:=IFERROR(COM.MICROSOFT.SINGLE(__xludf.dummyfunction(&quot;&quot;&quot;COMPUTED_VALUE&quot;&quot;&quot;));60692)" table:style-name="ce3">
            <text:p>60692</text:p>
          </table:table-cell>
          <table:table-cell office:value-type="float" office:value="849688" table:formula="of:=COUNTIF([.D$2:.D1551];[.F552])*[.F552]" table:style-name="ce3">
            <text:p>849688</text:p>
          </table:table-cell>
          <table:table-cell table:number-columns-repeated="16377"/>
        </table:table-row>
        <table:table-row table:style-name="ro1">
          <table:table-cell office:value-type="float" office:value="63117" table:style-name="ce2">
            <text:p>63117</text:p>
          </table:table-cell>
          <table:table-cell office:value-type="float" office:value="85887" table:style-name="ce2">
            <text:p>85887</text:p>
          </table:table-cell>
          <table:table-cell office:value-type="float" office:value="60821" table:style-name="ce3">
            <text:p>60821</text:p>
          </table:table-cell>
          <table:table-cell office:value-type="float" office:value="63854" table:style-name="ce3">
            <text:p>63854</text:p>
          </table:table-cell>
          <table:table-cell office:value-type="float" office:value="3033" table:formula="of:=ABS([.D553]-[.C553])" table:style-name="ce3">
            <text:p>3033</text:p>
          </table:table-cell>
          <table:table-cell office:value-type="float" office:value="60821" table:formula="of:=IFERROR(COM.MICROSOFT.SINGLE(__xludf.dummyfunction(&quot;&quot;&quot;COMPUTED_VALUE&quot;&quot;&quot;));60821)" table:style-name="ce3">
            <text:p>60821</text:p>
          </table:table-cell>
          <table:table-cell office:value-type="float" office:value="0" table:formula="of:=COUNTIF([.D$2:.D1552];[.F553])*[.F55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782" table:style-name="ce2">
            <text:p>96782</text:p>
          </table:table-cell>
          <table:table-cell office:value-type="float" office:value="72376" table:style-name="ce2">
            <text:p>72376</text:p>
          </table:table-cell>
          <table:table-cell office:value-type="float" office:value="60842" table:style-name="ce3">
            <text:p>60842</text:p>
          </table:table-cell>
          <table:table-cell office:value-type="float" office:value="63980" table:style-name="ce3">
            <text:p>63980</text:p>
          </table:table-cell>
          <table:table-cell office:value-type="float" office:value="3138" table:formula="of:=ABS([.D554]-[.C554])" table:style-name="ce3">
            <text:p>3138</text:p>
          </table:table-cell>
          <table:table-cell office:value-type="float" office:value="60842" table:formula="of:=IFERROR(COM.MICROSOFT.SINGLE(__xludf.dummyfunction(&quot;&quot;&quot;COMPUTED_VALUE&quot;&quot;&quot;));60842)" table:style-name="ce3">
            <text:p>60842</text:p>
          </table:table-cell>
          <table:table-cell office:value-type="float" office:value="0" table:formula="of:=COUNTIF([.D$2:.D1553];[.F554])*[.F55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1622" table:style-name="ce2">
            <text:p>71622</text:p>
          </table:table-cell>
          <table:table-cell office:value-type="float" office:value="88794" table:style-name="ce2">
            <text:p>88794</text:p>
          </table:table-cell>
          <table:table-cell office:value-type="float" office:value="60878" table:style-name="ce3">
            <text:p>60878</text:p>
          </table:table-cell>
          <table:table-cell office:value-type="float" office:value="64138" table:style-name="ce3">
            <text:p>64138</text:p>
          </table:table-cell>
          <table:table-cell office:value-type="float" office:value="3260" table:formula="of:=ABS([.D555]-[.C555])" table:style-name="ce3">
            <text:p>3260</text:p>
          </table:table-cell>
          <table:table-cell office:value-type="float" office:value="60878" table:formula="of:=IFERROR(COM.MICROSOFT.SINGLE(__xludf.dummyfunction(&quot;&quot;&quot;COMPUTED_VALUE&quot;&quot;&quot;));60878)" table:style-name="ce3">
            <text:p>60878</text:p>
          </table:table-cell>
          <table:table-cell office:value-type="float" office:value="0" table:formula="of:=COUNTIF([.D$2:.D1554];[.F555])*[.F55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648" table:style-name="ce2">
            <text:p>62648</text:p>
          </table:table-cell>
          <table:table-cell office:value-type="float" office:value="62370" table:style-name="ce2">
            <text:p>62370</text:p>
          </table:table-cell>
          <table:table-cell office:value-type="float" office:value="60979" table:style-name="ce3">
            <text:p>60979</text:p>
          </table:table-cell>
          <table:table-cell office:value-type="float" office:value="64173" table:style-name="ce3">
            <text:p>64173</text:p>
          </table:table-cell>
          <table:table-cell office:value-type="float" office:value="3194" table:formula="of:=ABS([.D556]-[.C556])" table:style-name="ce3">
            <text:p>3194</text:p>
          </table:table-cell>
          <table:table-cell office:value-type="float" office:value="60979" table:formula="of:=IFERROR(COM.MICROSOFT.SINGLE(__xludf.dummyfunction(&quot;&quot;&quot;COMPUTED_VALUE&quot;&quot;&quot;));60979)" table:style-name="ce3">
            <text:p>60979</text:p>
          </table:table-cell>
          <table:table-cell office:value-type="float" office:value="0" table:formula="of:=COUNTIF([.D$2:.D1555];[.F556])*[.F55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936" table:style-name="ce2">
            <text:p>21936</text:p>
          </table:table-cell>
          <table:table-cell office:value-type="float" office:value="60167" table:style-name="ce2">
            <text:p>60167</text:p>
          </table:table-cell>
          <table:table-cell office:value-type="float" office:value="61051" table:style-name="ce3">
            <text:p>61051</text:p>
          </table:table-cell>
          <table:table-cell office:value-type="float" office:value="64200" table:style-name="ce3">
            <text:p>64200</text:p>
          </table:table-cell>
          <table:table-cell office:value-type="float" office:value="3149" table:formula="of:=ABS([.D557]-[.C557])" table:style-name="ce3">
            <text:p>3149</text:p>
          </table:table-cell>
          <table:table-cell office:value-type="float" office:value="61051" table:formula="of:=IFERROR(COM.MICROSOFT.SINGLE(__xludf.dummyfunction(&quot;&quot;&quot;COMPUTED_VALUE&quot;&quot;&quot;));61051)" table:style-name="ce3">
            <text:p>61051</text:p>
          </table:table-cell>
          <table:table-cell office:value-type="float" office:value="0" table:formula="of:=COUNTIF([.D$2:.D1556];[.F557])*[.F55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675" table:style-name="ce2">
            <text:p>69675</text:p>
          </table:table-cell>
          <table:table-cell office:value-type="float" office:value="39650" table:style-name="ce2">
            <text:p>39650</text:p>
          </table:table-cell>
          <table:table-cell office:value-type="float" office:value="61218" table:style-name="ce3">
            <text:p>61218</text:p>
          </table:table-cell>
          <table:table-cell office:value-type="float" office:value="64538" table:style-name="ce3">
            <text:p>64538</text:p>
          </table:table-cell>
          <table:table-cell office:value-type="float" office:value="3320" table:formula="of:=ABS([.D558]-[.C558])" table:style-name="ce3">
            <text:p>3320</text:p>
          </table:table-cell>
          <table:table-cell office:value-type="float" office:value="61218" table:formula="of:=IFERROR(COM.MICROSOFT.SINGLE(__xludf.dummyfunction(&quot;&quot;&quot;COMPUTED_VALUE&quot;&quot;&quot;));61218)" table:style-name="ce3">
            <text:p>61218</text:p>
          </table:table-cell>
          <table:table-cell office:value-type="float" office:value="0" table:formula="of:=COUNTIF([.D$2:.D1557];[.F558])*[.F55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8205" table:style-name="ce2">
            <text:p>88205</text:p>
          </table:table-cell>
          <table:table-cell office:value-type="float" office:value="66550" table:style-name="ce2">
            <text:p>66550</text:p>
          </table:table-cell>
          <table:table-cell office:value-type="float" office:value="61246" table:style-name="ce3">
            <text:p>61246</text:p>
          </table:table-cell>
          <table:table-cell office:value-type="float" office:value="64899" table:style-name="ce3">
            <text:p>64899</text:p>
          </table:table-cell>
          <table:table-cell office:value-type="float" office:value="3653" table:formula="of:=ABS([.D559]-[.C559])" table:style-name="ce3">
            <text:p>3653</text:p>
          </table:table-cell>
          <table:table-cell office:value-type="float" office:value="61246" table:formula="of:=IFERROR(COM.MICROSOFT.SINGLE(__xludf.dummyfunction(&quot;&quot;&quot;COMPUTED_VALUE&quot;&quot;&quot;));61246)" table:style-name="ce3">
            <text:p>61246</text:p>
          </table:table-cell>
          <table:table-cell office:value-type="float" office:value="0" table:formula="of:=COUNTIF([.D$2:.D1558];[.F559])*[.F55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488" table:style-name="ce2">
            <text:p>93488</text:p>
          </table:table-cell>
          <table:table-cell office:value-type="float" office:value="93842" table:style-name="ce2">
            <text:p>93842</text:p>
          </table:table-cell>
          <table:table-cell office:value-type="float" office:value="61250" table:style-name="ce3">
            <text:p>61250</text:p>
          </table:table-cell>
          <table:table-cell office:value-type="float" office:value="65015" table:style-name="ce3">
            <text:p>65015</text:p>
          </table:table-cell>
          <table:table-cell office:value-type="float" office:value="3765" table:formula="of:=ABS([.D560]-[.C560])" table:style-name="ce3">
            <text:p>3765</text:p>
          </table:table-cell>
          <table:table-cell office:value-type="float" office:value="61250" table:formula="of:=IFERROR(COM.MICROSOFT.SINGLE(__xludf.dummyfunction(&quot;&quot;&quot;COMPUTED_VALUE&quot;&quot;&quot;));61250)" table:style-name="ce3">
            <text:p>61250</text:p>
          </table:table-cell>
          <table:table-cell office:value-type="float" office:value="0" table:formula="of:=COUNTIF([.D$2:.D1559];[.F560])*[.F56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475" table:style-name="ce2">
            <text:p>28475</text:p>
          </table:table-cell>
          <table:table-cell office:value-type="float" office:value="42399" table:style-name="ce2">
            <text:p>42399</text:p>
          </table:table-cell>
          <table:table-cell office:value-type="float" office:value="61325" table:style-name="ce3">
            <text:p>61325</text:p>
          </table:table-cell>
          <table:table-cell office:value-type="float" office:value="65022" table:style-name="ce3">
            <text:p>65022</text:p>
          </table:table-cell>
          <table:table-cell office:value-type="float" office:value="3697" table:formula="of:=ABS([.D561]-[.C561])" table:style-name="ce3">
            <text:p>3697</text:p>
          </table:table-cell>
          <table:table-cell office:value-type="float" office:value="61325" table:formula="of:=IFERROR(COM.MICROSOFT.SINGLE(__xludf.dummyfunction(&quot;&quot;&quot;COMPUTED_VALUE&quot;&quot;&quot;));61325)" table:style-name="ce3">
            <text:p>61325</text:p>
          </table:table-cell>
          <table:table-cell office:value-type="float" office:value="0" table:formula="of:=COUNTIF([.D$2:.D1560];[.F561])*[.F56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331" table:style-name="ce2">
            <text:p>75331</text:p>
          </table:table-cell>
          <table:table-cell office:value-type="float" office:value="25752" table:style-name="ce2">
            <text:p>25752</text:p>
          </table:table-cell>
          <table:table-cell office:value-type="float" office:value="61356" table:style-name="ce3">
            <text:p>61356</text:p>
          </table:table-cell>
          <table:table-cell office:value-type="float" office:value="65438" table:style-name="ce3">
            <text:p>65438</text:p>
          </table:table-cell>
          <table:table-cell office:value-type="float" office:value="4082" table:formula="of:=ABS([.D562]-[.C562])" table:style-name="ce3">
            <text:p>4082</text:p>
          </table:table-cell>
          <table:table-cell office:value-type="float" office:value="61356" table:formula="of:=IFERROR(COM.MICROSOFT.SINGLE(__xludf.dummyfunction(&quot;&quot;&quot;COMPUTED_VALUE&quot;&quot;&quot;));61356)" table:style-name="ce3">
            <text:p>61356</text:p>
          </table:table-cell>
          <table:table-cell office:value-type="float" office:value="0" table:formula="of:=COUNTIF([.D$2:.D1561];[.F562])*[.F56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8545" table:style-name="ce2">
            <text:p>88545</text:p>
          </table:table-cell>
          <table:table-cell office:value-type="float" office:value="84475" table:style-name="ce2">
            <text:p>84475</text:p>
          </table:table-cell>
          <table:table-cell office:value-type="float" office:value="61358" table:style-name="ce3">
            <text:p>61358</text:p>
          </table:table-cell>
          <table:table-cell office:value-type="float" office:value="65490" table:style-name="ce3">
            <text:p>65490</text:p>
          </table:table-cell>
          <table:table-cell office:value-type="float" office:value="4132" table:formula="of:=ABS([.D563]-[.C563])" table:style-name="ce3">
            <text:p>4132</text:p>
          </table:table-cell>
          <table:table-cell office:value-type="float" office:value="61358" table:formula="of:=IFERROR(COM.MICROSOFT.SINGLE(__xludf.dummyfunction(&quot;&quot;&quot;COMPUTED_VALUE&quot;&quot;&quot;));61358)" table:style-name="ce3">
            <text:p>61358</text:p>
          </table:table-cell>
          <table:table-cell office:value-type="float" office:value="0" table:formula="of:=COUNTIF([.D$2:.D1562];[.F563])*[.F56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032" table:style-name="ce2">
            <text:p>45032</text:p>
          </table:table-cell>
          <table:table-cell office:value-type="float" office:value="57784" table:style-name="ce2">
            <text:p>57784</text:p>
          </table:table-cell>
          <table:table-cell office:value-type="float" office:value="61477" table:style-name="ce3">
            <text:p>61477</text:p>
          </table:table-cell>
          <table:table-cell office:value-type="float" office:value="65607" table:style-name="ce3">
            <text:p>65607</text:p>
          </table:table-cell>
          <table:table-cell office:value-type="float" office:value="4130" table:formula="of:=ABS([.D564]-[.C564])" table:style-name="ce3">
            <text:p>4130</text:p>
          </table:table-cell>
          <table:table-cell office:value-type="float" office:value="61477" table:formula="of:=IFERROR(COM.MICROSOFT.SINGLE(__xludf.dummyfunction(&quot;&quot;&quot;COMPUTED_VALUE&quot;&quot;&quot;));61477)" table:style-name="ce3">
            <text:p>61477</text:p>
          </table:table-cell>
          <table:table-cell office:value-type="float" office:value="0" table:formula="of:=COUNTIF([.D$2:.D1563];[.F564])*[.F56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469" table:style-name="ce2">
            <text:p>97469</text:p>
          </table:table-cell>
          <table:table-cell office:value-type="float" office:value="41573" table:style-name="ce2">
            <text:p>41573</text:p>
          </table:table-cell>
          <table:table-cell office:value-type="float" office:value="61510" table:style-name="ce3">
            <text:p>61510</text:p>
          </table:table-cell>
          <table:table-cell office:value-type="float" office:value="65709" table:style-name="ce3">
            <text:p>65709</text:p>
          </table:table-cell>
          <table:table-cell office:value-type="float" office:value="4199" table:formula="of:=ABS([.D565]-[.C565])" table:style-name="ce3">
            <text:p>4199</text:p>
          </table:table-cell>
          <table:table-cell office:value-type="float" office:value="61510" table:formula="of:=IFERROR(COM.MICROSOFT.SINGLE(__xludf.dummyfunction(&quot;&quot;&quot;COMPUTED_VALUE&quot;&quot;&quot;));61510)" table:style-name="ce3">
            <text:p>61510</text:p>
          </table:table-cell>
          <table:table-cell office:value-type="float" office:value="0" table:formula="of:=COUNTIF([.D$2:.D1564];[.F565])*[.F56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842" table:style-name="ce2">
            <text:p>60842</text:p>
          </table:table-cell>
          <table:table-cell office:value-type="float" office:value="78415" table:style-name="ce2">
            <text:p>78415</text:p>
          </table:table-cell>
          <table:table-cell office:value-type="float" office:value="61634" table:style-name="ce3">
            <text:p>61634</text:p>
          </table:table-cell>
          <table:table-cell office:value-type="float" office:value="65743" table:style-name="ce3">
            <text:p>65743</text:p>
          </table:table-cell>
          <table:table-cell office:value-type="float" office:value="4109" table:formula="of:=ABS([.D566]-[.C566])" table:style-name="ce3">
            <text:p>4109</text:p>
          </table:table-cell>
          <table:table-cell office:value-type="float" office:value="61634" table:formula="of:=IFERROR(COM.MICROSOFT.SINGLE(__xludf.dummyfunction(&quot;&quot;&quot;COMPUTED_VALUE&quot;&quot;&quot;));61634)" table:style-name="ce3">
            <text:p>61634</text:p>
          </table:table-cell>
          <table:table-cell office:value-type="float" office:value="0" table:formula="of:=COUNTIF([.D$2:.D1565];[.F566])*[.F56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399" table:style-name="ce2">
            <text:p>19399</text:p>
          </table:table-cell>
          <table:table-cell office:value-type="float" office:value="47166" table:style-name="ce2">
            <text:p>47166</text:p>
          </table:table-cell>
          <table:table-cell office:value-type="float" office:value="61683" table:style-name="ce3">
            <text:p>61683</text:p>
          </table:table-cell>
          <table:table-cell office:value-type="float" office:value="65879" table:style-name="ce3">
            <text:p>65879</text:p>
          </table:table-cell>
          <table:table-cell office:value-type="float" office:value="4196" table:formula="of:=ABS([.D567]-[.C567])" table:style-name="ce3">
            <text:p>4196</text:p>
          </table:table-cell>
          <table:table-cell office:value-type="float" office:value="61683" table:formula="of:=IFERROR(COM.MICROSOFT.SINGLE(__xludf.dummyfunction(&quot;&quot;&quot;COMPUTED_VALUE&quot;&quot;&quot;));61683)" table:style-name="ce3">
            <text:p>61683</text:p>
          </table:table-cell>
          <table:table-cell office:value-type="float" office:value="0" table:formula="of:=COUNTIF([.D$2:.D1566];[.F567])*[.F56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6862" table:style-name="ce2">
            <text:p>36862</text:p>
          </table:table-cell>
          <table:table-cell office:value-type="float" office:value="22156" table:style-name="ce2">
            <text:p>22156</text:p>
          </table:table-cell>
          <table:table-cell office:value-type="float" office:value="61905" table:style-name="ce3">
            <text:p>61905</text:p>
          </table:table-cell>
          <table:table-cell office:value-type="float" office:value="66147" table:style-name="ce3">
            <text:p>66147</text:p>
          </table:table-cell>
          <table:table-cell office:value-type="float" office:value="4242" table:formula="of:=ABS([.D568]-[.C568])" table:style-name="ce3">
            <text:p>4242</text:p>
          </table:table-cell>
          <table:table-cell office:value-type="float" office:value="61905" table:formula="of:=IFERROR(COM.MICROSOFT.SINGLE(__xludf.dummyfunction(&quot;&quot;&quot;COMPUTED_VALUE&quot;&quot;&quot;));61905)" table:style-name="ce3">
            <text:p>61905</text:p>
          </table:table-cell>
          <table:table-cell office:value-type="float" office:value="0" table:formula="of:=COUNTIF([.D$2:.D1567];[.F568])*[.F56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4872" table:style-name="ce2">
            <text:p>44872</text:p>
          </table:table-cell>
          <table:table-cell office:value-type="float" office:value="33736" table:style-name="ce2">
            <text:p>33736</text:p>
          </table:table-cell>
          <table:table-cell office:value-type="float" office:value="61915" table:style-name="ce3">
            <text:p>61915</text:p>
          </table:table-cell>
          <table:table-cell office:value-type="float" office:value="66296" table:style-name="ce3">
            <text:p>66296</text:p>
          </table:table-cell>
          <table:table-cell office:value-type="float" office:value="4381" table:formula="of:=ABS([.D569]-[.C569])" table:style-name="ce3">
            <text:p>4381</text:p>
          </table:table-cell>
          <table:table-cell office:value-type="float" office:value="61915" table:formula="of:=IFERROR(COM.MICROSOFT.SINGLE(__xludf.dummyfunction(&quot;&quot;&quot;COMPUTED_VALUE&quot;&quot;&quot;));61915)" table:style-name="ce3">
            <text:p>61915</text:p>
          </table:table-cell>
          <table:table-cell office:value-type="float" office:value="0" table:formula="of:=COUNTIF([.D$2:.D1568];[.F569])*[.F56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430" table:style-name="ce2">
            <text:p>91430</text:p>
          </table:table-cell>
          <table:table-cell office:value-type="float" office:value="41673" table:style-name="ce2">
            <text:p>41673</text:p>
          </table:table-cell>
          <table:table-cell office:value-type="float" office:value="62034" table:style-name="ce3">
            <text:p>62034</text:p>
          </table:table-cell>
          <table:table-cell office:value-type="float" office:value="66296" table:style-name="ce3">
            <text:p>66296</text:p>
          </table:table-cell>
          <table:table-cell office:value-type="float" office:value="4262" table:formula="of:=ABS([.D570]-[.C570])" table:style-name="ce3">
            <text:p>4262</text:p>
          </table:table-cell>
          <table:table-cell office:value-type="float" office:value="62034" table:formula="of:=IFERROR(COM.MICROSOFT.SINGLE(__xludf.dummyfunction(&quot;&quot;&quot;COMPUTED_VALUE&quot;&quot;&quot;));62034)" table:style-name="ce3">
            <text:p>62034</text:p>
          </table:table-cell>
          <table:table-cell office:value-type="float" office:value="0" table:formula="of:=COUNTIF([.D$2:.D1569];[.F570])*[.F57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875" table:style-name="ce2">
            <text:p>28875</text:p>
          </table:table-cell>
          <table:table-cell office:value-type="float" office:value="44568" table:style-name="ce2">
            <text:p>44568</text:p>
          </table:table-cell>
          <table:table-cell office:value-type="float" office:value="62052" table:style-name="ce3">
            <text:p>62052</text:p>
          </table:table-cell>
          <table:table-cell office:value-type="float" office:value="66296" table:style-name="ce3">
            <text:p>66296</text:p>
          </table:table-cell>
          <table:table-cell office:value-type="float" office:value="4244" table:formula="of:=ABS([.D571]-[.C571])" table:style-name="ce3">
            <text:p>4244</text:p>
          </table:table-cell>
          <table:table-cell office:value-type="float" office:value="62052" table:formula="of:=IFERROR(COM.MICROSOFT.SINGLE(__xludf.dummyfunction(&quot;&quot;&quot;COMPUTED_VALUE&quot;&quot;&quot;));62052)" table:style-name="ce3">
            <text:p>62052</text:p>
          </table:table-cell>
          <table:table-cell office:value-type="float" office:value="0" table:formula="of:=COUNTIF([.D$2:.D1570];[.F571])*[.F57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7699" table:style-name="ce2">
            <text:p>67699</text:p>
          </table:table-cell>
          <table:table-cell office:value-type="float" office:value="94310" table:style-name="ce2">
            <text:p>94310</text:p>
          </table:table-cell>
          <table:table-cell office:value-type="float" office:value="62130" table:style-name="ce3">
            <text:p>62130</text:p>
          </table:table-cell>
          <table:table-cell office:value-type="float" office:value="66296" table:style-name="ce3">
            <text:p>66296</text:p>
          </table:table-cell>
          <table:table-cell office:value-type="float" office:value="4166" table:formula="of:=ABS([.D572]-[.C572])" table:style-name="ce3">
            <text:p>4166</text:p>
          </table:table-cell>
          <table:table-cell office:value-type="float" office:value="62130" table:formula="of:=IFERROR(COM.MICROSOFT.SINGLE(__xludf.dummyfunction(&quot;&quot;&quot;COMPUTED_VALUE&quot;&quot;&quot;));62130)" table:style-name="ce3">
            <text:p>62130</text:p>
          </table:table-cell>
          <table:table-cell office:value-type="float" office:value="0" table:formula="of:=COUNTIF([.D$2:.D1571];[.F572])*[.F57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033" table:style-name="ce2">
            <text:p>69033</text:p>
          </table:table-cell>
          <table:table-cell office:value-type="float" office:value="13525" table:style-name="ce2">
            <text:p>13525</text:p>
          </table:table-cell>
          <table:table-cell office:value-type="float" office:value="62217" table:style-name="ce3">
            <text:p>62217</text:p>
          </table:table-cell>
          <table:table-cell office:value-type="float" office:value="66296" table:style-name="ce3">
            <text:p>66296</text:p>
          </table:table-cell>
          <table:table-cell office:value-type="float" office:value="4079" table:formula="of:=ABS([.D573]-[.C573])" table:style-name="ce3">
            <text:p>4079</text:p>
          </table:table-cell>
          <table:table-cell office:value-type="float" office:value="62217" table:formula="of:=IFERROR(COM.MICROSOFT.SINGLE(__xludf.dummyfunction(&quot;&quot;&quot;COMPUTED_VALUE&quot;&quot;&quot;));62217)" table:style-name="ce3">
            <text:p>62217</text:p>
          </table:table-cell>
          <table:table-cell office:value-type="float" office:value="0" table:formula="of:=COUNTIF([.D$2:.D1572];[.F573])*[.F57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804" table:style-name="ce2">
            <text:p>68804</text:p>
          </table:table-cell>
          <table:table-cell office:value-type="float" office:value="47834" table:style-name="ce2">
            <text:p>47834</text:p>
          </table:table-cell>
          <table:table-cell office:value-type="float" office:value="62370" table:style-name="ce3">
            <text:p>62370</text:p>
          </table:table-cell>
          <table:table-cell office:value-type="float" office:value="66296" table:style-name="ce3">
            <text:p>66296</text:p>
          </table:table-cell>
          <table:table-cell office:value-type="float" office:value="3926" table:formula="of:=ABS([.D574]-[.C574])" table:style-name="ce3">
            <text:p>3926</text:p>
          </table:table-cell>
          <table:table-cell office:value-type="float" office:value="62370" table:formula="of:=IFERROR(COM.MICROSOFT.SINGLE(__xludf.dummyfunction(&quot;&quot;&quot;COMPUTED_VALUE&quot;&quot;&quot;));62370)" table:style-name="ce3">
            <text:p>62370</text:p>
          </table:table-cell>
          <table:table-cell office:value-type="float" office:value="935550" table:formula="of:=COUNTIF([.D$2:.D1573];[.F574])*[.F574]" table:style-name="ce3">
            <text:p>935550</text:p>
          </table:table-cell>
          <table:table-cell table:number-columns-repeated="16377"/>
        </table:table-row>
        <table:table-row table:style-name="ro1">
          <table:table-cell office:value-type="float" office:value="35863" table:style-name="ce2">
            <text:p>35863</text:p>
          </table:table-cell>
          <table:table-cell office:value-type="float" office:value="52441" table:style-name="ce2">
            <text:p>52441</text:p>
          </table:table-cell>
          <table:table-cell office:value-type="float" office:value="62416" table:style-name="ce3">
            <text:p>62416</text:p>
          </table:table-cell>
          <table:table-cell office:value-type="float" office:value="66296" table:style-name="ce3">
            <text:p>66296</text:p>
          </table:table-cell>
          <table:table-cell office:value-type="float" office:value="3880" table:formula="of:=ABS([.D575]-[.C575])" table:style-name="ce3">
            <text:p>3880</text:p>
          </table:table-cell>
          <table:table-cell office:value-type="float" office:value="62416" table:formula="of:=IFERROR(COM.MICROSOFT.SINGLE(__xludf.dummyfunction(&quot;&quot;&quot;COMPUTED_VALUE&quot;&quot;&quot;));62416)" table:style-name="ce3">
            <text:p>62416</text:p>
          </table:table-cell>
          <table:table-cell office:value-type="float" office:value="0" table:formula="of:=COUNTIF([.D$2:.D1574];[.F575])*[.F57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8678" table:style-name="ce2">
            <text:p>78678</text:p>
          </table:table-cell>
          <table:table-cell office:value-type="float" office:value="99708" table:style-name="ce2">
            <text:p>99708</text:p>
          </table:table-cell>
          <table:table-cell office:value-type="float" office:value="62438" table:style-name="ce3">
            <text:p>62438</text:p>
          </table:table-cell>
          <table:table-cell office:value-type="float" office:value="66296" table:style-name="ce3">
            <text:p>66296</text:p>
          </table:table-cell>
          <table:table-cell office:value-type="float" office:value="3858" table:formula="of:=ABS([.D576]-[.C576])" table:style-name="ce3">
            <text:p>3858</text:p>
          </table:table-cell>
          <table:table-cell office:value-type="float" office:value="62438" table:formula="of:=IFERROR(COM.MICROSOFT.SINGLE(__xludf.dummyfunction(&quot;&quot;&quot;COMPUTED_VALUE&quot;&quot;&quot;));62438)" table:style-name="ce3">
            <text:p>62438</text:p>
          </table:table-cell>
          <table:table-cell office:value-type="float" office:value="0" table:formula="of:=COUNTIF([.D$2:.D1575];[.F576])*[.F57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260" table:style-name="ce2">
            <text:p>68260</text:p>
          </table:table-cell>
          <table:table-cell office:value-type="float" office:value="84487" table:style-name="ce2">
            <text:p>84487</text:p>
          </table:table-cell>
          <table:table-cell office:value-type="float" office:value="62494" table:style-name="ce3">
            <text:p>62494</text:p>
          </table:table-cell>
          <table:table-cell office:value-type="float" office:value="66296" table:style-name="ce3">
            <text:p>66296</text:p>
          </table:table-cell>
          <table:table-cell office:value-type="float" office:value="3802" table:formula="of:=ABS([.D577]-[.C577])" table:style-name="ce3">
            <text:p>3802</text:p>
          </table:table-cell>
          <table:table-cell office:value-type="float" office:value="62494" table:formula="of:=IFERROR(COM.MICROSOFT.SINGLE(__xludf.dummyfunction(&quot;&quot;&quot;COMPUTED_VALUE&quot;&quot;&quot;));62494)" table:style-name="ce3">
            <text:p>62494</text:p>
          </table:table-cell>
          <table:table-cell office:value-type="float" office:value="0" table:formula="of:=COUNTIF([.D$2:.D1576];[.F577])*[.F57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978" table:style-name="ce2">
            <text:p>32978</text:p>
          </table:table-cell>
          <table:table-cell office:value-type="float" office:value="60692" table:style-name="ce2">
            <text:p>60692</text:p>
          </table:table-cell>
          <table:table-cell office:value-type="float" office:value="62648" table:style-name="ce3">
            <text:p>62648</text:p>
          </table:table-cell>
          <table:table-cell office:value-type="float" office:value="66296" table:style-name="ce3">
            <text:p>66296</text:p>
          </table:table-cell>
          <table:table-cell office:value-type="float" office:value="3648" table:formula="of:=ABS([.D578]-[.C578])" table:style-name="ce3">
            <text:p>3648</text:p>
          </table:table-cell>
          <table:table-cell office:value-type="float" office:value="62648" table:formula="of:=IFERROR(COM.MICROSOFT.SINGLE(__xludf.dummyfunction(&quot;&quot;&quot;COMPUTED_VALUE&quot;&quot;&quot;));62648)" table:style-name="ce3">
            <text:p>62648</text:p>
          </table:table-cell>
          <table:table-cell office:value-type="float" office:value="0" table:formula="of:=COUNTIF([.D$2:.D1577];[.F578])*[.F57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6940" table:style-name="ce2">
            <text:p>46940</text:p>
          </table:table-cell>
          <table:table-cell office:value-type="float" office:value="80397" table:style-name="ce2">
            <text:p>80397</text:p>
          </table:table-cell>
          <table:table-cell office:value-type="float" office:value="62697" table:style-name="ce3">
            <text:p>62697</text:p>
          </table:table-cell>
          <table:table-cell office:value-type="float" office:value="66296" table:style-name="ce3">
            <text:p>66296</text:p>
          </table:table-cell>
          <table:table-cell office:value-type="float" office:value="3599" table:formula="of:=ABS([.D579]-[.C579])" table:style-name="ce3">
            <text:p>3599</text:p>
          </table:table-cell>
          <table:table-cell office:value-type="float" office:value="62697" table:formula="of:=IFERROR(COM.MICROSOFT.SINGLE(__xludf.dummyfunction(&quot;&quot;&quot;COMPUTED_VALUE&quot;&quot;&quot;));62697)" table:style-name="ce3">
            <text:p>62697</text:p>
          </table:table-cell>
          <table:table-cell office:value-type="float" office:value="0" table:formula="of:=COUNTIF([.D$2:.D1578];[.F579])*[.F57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2663" table:style-name="ce2">
            <text:p>72663</text:p>
          </table:table-cell>
          <table:table-cell office:value-type="float" office:value="74882" table:style-name="ce2">
            <text:p>74882</text:p>
          </table:table-cell>
          <table:table-cell office:value-type="float" office:value="62807" table:style-name="ce3">
            <text:p>62807</text:p>
          </table:table-cell>
          <table:table-cell office:value-type="float" office:value="66296" table:style-name="ce3">
            <text:p>66296</text:p>
          </table:table-cell>
          <table:table-cell office:value-type="float" office:value="3489" table:formula="of:=ABS([.D580]-[.C580])" table:style-name="ce3">
            <text:p>3489</text:p>
          </table:table-cell>
          <table:table-cell office:value-type="float" office:value="62807" table:formula="of:=IFERROR(COM.MICROSOFT.SINGLE(__xludf.dummyfunction(&quot;&quot;&quot;COMPUTED_VALUE&quot;&quot;&quot;));62807)" table:style-name="ce3">
            <text:p>62807</text:p>
          </table:table-cell>
          <table:table-cell office:value-type="float" office:value="0" table:formula="of:=COUNTIF([.D$2:.D1579];[.F580])*[.F58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043" table:style-name="ce2">
            <text:p>21043</text:p>
          </table:table-cell>
          <table:table-cell office:value-type="float" office:value="90582" table:style-name="ce2">
            <text:p>90582</text:p>
          </table:table-cell>
          <table:table-cell office:value-type="float" office:value="62932" table:style-name="ce3">
            <text:p>62932</text:p>
          </table:table-cell>
          <table:table-cell office:value-type="float" office:value="66296" table:style-name="ce3">
            <text:p>66296</text:p>
          </table:table-cell>
          <table:table-cell office:value-type="float" office:value="3364" table:formula="of:=ABS([.D581]-[.C581])" table:style-name="ce3">
            <text:p>3364</text:p>
          </table:table-cell>
          <table:table-cell office:value-type="float" office:value="62932" table:formula="of:=IFERROR(COM.MICROSOFT.SINGLE(__xludf.dummyfunction(&quot;&quot;&quot;COMPUTED_VALUE&quot;&quot;&quot;));62932)" table:style-name="ce3">
            <text:p>62932</text:p>
          </table:table-cell>
          <table:table-cell office:value-type="float" office:value="0" table:formula="of:=COUNTIF([.D$2:.D1580];[.F581])*[.F58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4375" table:style-name="ce2">
            <text:p>74375</text:p>
          </table:table-cell>
          <table:table-cell office:value-type="float" office:value="17862" table:style-name="ce2">
            <text:p>17862</text:p>
          </table:table-cell>
          <table:table-cell office:value-type="float" office:value="63062" table:style-name="ce3">
            <text:p>63062</text:p>
          </table:table-cell>
          <table:table-cell office:value-type="float" office:value="66296" table:style-name="ce3">
            <text:p>66296</text:p>
          </table:table-cell>
          <table:table-cell office:value-type="float" office:value="3234" table:formula="of:=ABS([.D582]-[.C582])" table:style-name="ce3">
            <text:p>3234</text:p>
          </table:table-cell>
          <table:table-cell office:value-type="float" office:value="63062" table:formula="of:=IFERROR(COM.MICROSOFT.SINGLE(__xludf.dummyfunction(&quot;&quot;&quot;COMPUTED_VALUE&quot;&quot;&quot;));63062)" table:style-name="ce3">
            <text:p>63062</text:p>
          </table:table-cell>
          <table:table-cell office:value-type="float" office:value="0" table:formula="of:=COUNTIF([.D$2:.D1581];[.F582])*[.F58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385" table:style-name="ce2">
            <text:p>96385</text:p>
          </table:table-cell>
          <table:table-cell office:value-type="float" office:value="76273" table:style-name="ce2">
            <text:p>76273</text:p>
          </table:table-cell>
          <table:table-cell office:value-type="float" office:value="63112" table:style-name="ce3">
            <text:p>63112</text:p>
          </table:table-cell>
          <table:table-cell office:value-type="float" office:value="66296" table:style-name="ce3">
            <text:p>66296</text:p>
          </table:table-cell>
          <table:table-cell office:value-type="float" office:value="3184" table:formula="of:=ABS([.D583]-[.C583])" table:style-name="ce3">
            <text:p>3184</text:p>
          </table:table-cell>
          <table:table-cell office:value-type="float" office:value="63112" table:formula="of:=IFERROR(COM.MICROSOFT.SINGLE(__xludf.dummyfunction(&quot;&quot;&quot;COMPUTED_VALUE&quot;&quot;&quot;));63112)" table:style-name="ce3">
            <text:p>63112</text:p>
          </table:table-cell>
          <table:table-cell office:value-type="float" office:value="0" table:formula="of:=COUNTIF([.D$2:.D1582];[.F583])*[.F58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101" table:style-name="ce2">
            <text:p>79101</text:p>
          </table:table-cell>
          <table:table-cell office:value-type="float" office:value="53573" table:style-name="ce2">
            <text:p>53573</text:p>
          </table:table-cell>
          <table:table-cell office:value-type="float" office:value="63117" table:style-name="ce3">
            <text:p>63117</text:p>
          </table:table-cell>
          <table:table-cell office:value-type="float" office:value="66296" table:style-name="ce3">
            <text:p>66296</text:p>
          </table:table-cell>
          <table:table-cell office:value-type="float" office:value="3179" table:formula="of:=ABS([.D584]-[.C584])" table:style-name="ce3">
            <text:p>3179</text:p>
          </table:table-cell>
          <table:table-cell office:value-type="float" office:value="63117" table:formula="of:=IFERROR(COM.MICROSOFT.SINGLE(__xludf.dummyfunction(&quot;&quot;&quot;COMPUTED_VALUE&quot;&quot;&quot;));63117)" table:style-name="ce3">
            <text:p>63117</text:p>
          </table:table-cell>
          <table:table-cell office:value-type="float" office:value="0" table:formula="of:=COUNTIF([.D$2:.D1583];[.F584])*[.F58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6218" table:style-name="ce2">
            <text:p>76218</text:p>
          </table:table-cell>
          <table:table-cell office:value-type="float" office:value="92278" table:style-name="ce2">
            <text:p>92278</text:p>
          </table:table-cell>
          <table:table-cell office:value-type="float" office:value="63152" table:style-name="ce3">
            <text:p>63152</text:p>
          </table:table-cell>
          <table:table-cell office:value-type="float" office:value="66296" table:style-name="ce3">
            <text:p>66296</text:p>
          </table:table-cell>
          <table:table-cell office:value-type="float" office:value="3144" table:formula="of:=ABS([.D585]-[.C585])" table:style-name="ce3">
            <text:p>3144</text:p>
          </table:table-cell>
          <table:table-cell office:value-type="float" office:value="63152" table:formula="of:=IFERROR(COM.MICROSOFT.SINGLE(__xludf.dummyfunction(&quot;&quot;&quot;COMPUTED_VALUE&quot;&quot;&quot;));63152)" table:style-name="ce3">
            <text:p>63152</text:p>
          </table:table-cell>
          <table:table-cell office:value-type="float" office:value="0" table:formula="of:=COUNTIF([.D$2:.D1584];[.F585])*[.F58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7477" table:style-name="ce2">
            <text:p>87477</text:p>
          </table:table-cell>
          <table:table-cell office:value-type="float" office:value="43240" table:style-name="ce2">
            <text:p>43240</text:p>
          </table:table-cell>
          <table:table-cell office:value-type="float" office:value="63214" table:style-name="ce3">
            <text:p>63214</text:p>
          </table:table-cell>
          <table:table-cell office:value-type="float" office:value="66296" table:style-name="ce3">
            <text:p>66296</text:p>
          </table:table-cell>
          <table:table-cell office:value-type="float" office:value="3082" table:formula="of:=ABS([.D586]-[.C586])" table:style-name="ce3">
            <text:p>3082</text:p>
          </table:table-cell>
          <table:table-cell office:value-type="float" office:value="63214" table:formula="of:=IFERROR(COM.MICROSOFT.SINGLE(__xludf.dummyfunction(&quot;&quot;&quot;COMPUTED_VALUE&quot;&quot;&quot;));63214)" table:style-name="ce3">
            <text:p>63214</text:p>
          </table:table-cell>
          <table:table-cell office:value-type="float" office:value="0" table:formula="of:=COUNTIF([.D$2:.D1585];[.F586])*[.F58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8381" table:style-name="ce2">
            <text:p>58381</text:p>
          </table:table-cell>
          <table:table-cell office:value-type="float" office:value="57987" table:style-name="ce2">
            <text:p>57987</text:p>
          </table:table-cell>
          <table:table-cell office:value-type="float" office:value="63227" table:style-name="ce3">
            <text:p>63227</text:p>
          </table:table-cell>
          <table:table-cell office:value-type="float" office:value="66325" table:style-name="ce3">
            <text:p>66325</text:p>
          </table:table-cell>
          <table:table-cell office:value-type="float" office:value="3098" table:formula="of:=ABS([.D587]-[.C587])" table:style-name="ce3">
            <text:p>3098</text:p>
          </table:table-cell>
          <table:table-cell office:value-type="float" office:value="63227" table:formula="of:=IFERROR(COM.MICROSOFT.SINGLE(__xludf.dummyfunction(&quot;&quot;&quot;COMPUTED_VALUE&quot;&quot;&quot;));63227)" table:style-name="ce3">
            <text:p>63227</text:p>
          </table:table-cell>
          <table:table-cell office:value-type="float" office:value="0" table:formula="of:=COUNTIF([.D$2:.D1586];[.F587])*[.F58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9149" table:style-name="ce2">
            <text:p>29149</text:p>
          </table:table-cell>
          <table:table-cell office:value-type="float" office:value="78325" table:style-name="ce2">
            <text:p>78325</text:p>
          </table:table-cell>
          <table:table-cell office:value-type="float" office:value="63295" table:style-name="ce3">
            <text:p>63295</text:p>
          </table:table-cell>
          <table:table-cell office:value-type="float" office:value="66369" table:style-name="ce3">
            <text:p>66369</text:p>
          </table:table-cell>
          <table:table-cell office:value-type="float" office:value="3074" table:formula="of:=ABS([.D588]-[.C588])" table:style-name="ce3">
            <text:p>3074</text:p>
          </table:table-cell>
          <table:table-cell office:value-type="float" office:value="63295" table:formula="of:=IFERROR(COM.MICROSOFT.SINGLE(__xludf.dummyfunction(&quot;&quot;&quot;COMPUTED_VALUE&quot;&quot;&quot;));63295)" table:style-name="ce3">
            <text:p>63295</text:p>
          </table:table-cell>
          <table:table-cell office:value-type="float" office:value="0" table:formula="of:=COUNTIF([.D$2:.D1587];[.F588])*[.F58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341" table:style-name="ce2">
            <text:p>16341</text:p>
          </table:table-cell>
          <table:table-cell office:value-type="float" office:value="72376" table:style-name="ce2">
            <text:p>72376</text:p>
          </table:table-cell>
          <table:table-cell office:value-type="float" office:value="63448" table:style-name="ce3">
            <text:p>63448</text:p>
          </table:table-cell>
          <table:table-cell office:value-type="float" office:value="66550" table:style-name="ce3">
            <text:p>66550</text:p>
          </table:table-cell>
          <table:table-cell office:value-type="float" office:value="3102" table:formula="of:=ABS([.D589]-[.C589])" table:style-name="ce3">
            <text:p>3102</text:p>
          </table:table-cell>
          <table:table-cell office:value-type="float" office:value="63448" table:formula="of:=IFERROR(COM.MICROSOFT.SINGLE(__xludf.dummyfunction(&quot;&quot;&quot;COMPUTED_VALUE&quot;&quot;&quot;));63448)" table:style-name="ce3">
            <text:p>63448</text:p>
          </table:table-cell>
          <table:table-cell office:value-type="float" office:value="0" table:formula="of:=COUNTIF([.D$2:.D1588];[.F589])*[.F58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020" table:style-name="ce2">
            <text:p>47020</text:p>
          </table:table-cell>
          <table:table-cell office:value-type="float" office:value="52329" table:style-name="ce2">
            <text:p>52329</text:p>
          </table:table-cell>
          <table:table-cell office:value-type="float" office:value="63557" table:style-name="ce3">
            <text:p>63557</text:p>
          </table:table-cell>
          <table:table-cell office:value-type="float" office:value="66598" table:style-name="ce3">
            <text:p>66598</text:p>
          </table:table-cell>
          <table:table-cell office:value-type="float" office:value="3041" table:formula="of:=ABS([.D590]-[.C590])" table:style-name="ce3">
            <text:p>3041</text:p>
          </table:table-cell>
          <table:table-cell office:value-type="float" office:value="63557" table:formula="of:=IFERROR(COM.MICROSOFT.SINGLE(__xludf.dummyfunction(&quot;&quot;&quot;COMPUTED_VALUE&quot;&quot;&quot;));63557)" table:style-name="ce3">
            <text:p>63557</text:p>
          </table:table-cell>
          <table:table-cell office:value-type="float" office:value="0" table:formula="of:=COUNTIF([.D$2:.D1589];[.F590])*[.F59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310" table:style-name="ce2">
            <text:p>65310</text:p>
          </table:table-cell>
          <table:table-cell office:value-type="float" office:value="61228" table:style-name="ce2">
            <text:p>61228</text:p>
          </table:table-cell>
          <table:table-cell office:value-type="float" office:value="63584" table:style-name="ce3">
            <text:p>63584</text:p>
          </table:table-cell>
          <table:table-cell office:value-type="float" office:value="66876" table:style-name="ce3">
            <text:p>66876</text:p>
          </table:table-cell>
          <table:table-cell office:value-type="float" office:value="3292" table:formula="of:=ABS([.D591]-[.C591])" table:style-name="ce3">
            <text:p>3292</text:p>
          </table:table-cell>
          <table:table-cell office:value-type="float" office:value="63584" table:formula="of:=IFERROR(COM.MICROSOFT.SINGLE(__xludf.dummyfunction(&quot;&quot;&quot;COMPUTED_VALUE&quot;&quot;&quot;));63584)" table:style-name="ce3">
            <text:p>63584</text:p>
          </table:table-cell>
          <table:table-cell office:value-type="float" office:value="0" table:formula="of:=COUNTIF([.D$2:.D1590];[.F591])*[.F59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7754" table:style-name="ce2">
            <text:p>37754</text:p>
          </table:table-cell>
          <table:table-cell office:value-type="float" office:value="83297" table:style-name="ce2">
            <text:p>83297</text:p>
          </table:table-cell>
          <table:table-cell office:value-type="float" office:value="63649" table:style-name="ce3">
            <text:p>63649</text:p>
          </table:table-cell>
          <table:table-cell office:value-type="float" office:value="66999" table:style-name="ce3">
            <text:p>66999</text:p>
          </table:table-cell>
          <table:table-cell office:value-type="float" office:value="3350" table:formula="of:=ABS([.D592]-[.C592])" table:style-name="ce3">
            <text:p>3350</text:p>
          </table:table-cell>
          <table:table-cell office:value-type="float" office:value="63649" table:formula="of:=IFERROR(COM.MICROSOFT.SINGLE(__xludf.dummyfunction(&quot;&quot;&quot;COMPUTED_VALUE&quot;&quot;&quot;));63649)" table:style-name="ce3">
            <text:p>63649</text:p>
          </table:table-cell>
          <table:table-cell office:value-type="float" office:value="0" table:formula="of:=COUNTIF([.D$2:.D1591];[.F592])*[.F59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458" table:style-name="ce2">
            <text:p>77458</text:p>
          </table:table-cell>
          <table:table-cell office:value-type="float" office:value="67510" table:style-name="ce2">
            <text:p>67510</text:p>
          </table:table-cell>
          <table:table-cell office:value-type="float" office:value="63852" table:style-name="ce3">
            <text:p>63852</text:p>
          </table:table-cell>
          <table:table-cell office:value-type="float" office:value="67007" table:style-name="ce3">
            <text:p>67007</text:p>
          </table:table-cell>
          <table:table-cell office:value-type="float" office:value="3155" table:formula="of:=ABS([.D593]-[.C593])" table:style-name="ce3">
            <text:p>3155</text:p>
          </table:table-cell>
          <table:table-cell office:value-type="float" office:value="63852" table:formula="of:=IFERROR(COM.MICROSOFT.SINGLE(__xludf.dummyfunction(&quot;&quot;&quot;COMPUTED_VALUE&quot;&quot;&quot;));63852)" table:style-name="ce3">
            <text:p>63852</text:p>
          </table:table-cell>
          <table:table-cell office:value-type="float" office:value="0" table:formula="of:=COUNTIF([.D$2:.D1592];[.F593])*[.F59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915" table:style-name="ce2">
            <text:p>61915</text:p>
          </table:table-cell>
          <table:table-cell office:value-type="float" office:value="23653" table:style-name="ce2">
            <text:p>23653</text:p>
          </table:table-cell>
          <table:table-cell office:value-type="float" office:value="63866" table:style-name="ce3">
            <text:p>63866</text:p>
          </table:table-cell>
          <table:table-cell office:value-type="float" office:value="67072" table:style-name="ce3">
            <text:p>67072</text:p>
          </table:table-cell>
          <table:table-cell office:value-type="float" office:value="3206" table:formula="of:=ABS([.D594]-[.C594])" table:style-name="ce3">
            <text:p>3206</text:p>
          </table:table-cell>
          <table:table-cell office:value-type="float" office:value="63866" table:formula="of:=IFERROR(COM.MICROSOFT.SINGLE(__xludf.dummyfunction(&quot;&quot;&quot;COMPUTED_VALUE&quot;&quot;&quot;));63866)" table:style-name="ce3">
            <text:p>63866</text:p>
          </table:table-cell>
          <table:table-cell office:value-type="float" office:value="0" table:formula="of:=COUNTIF([.D$2:.D1593];[.F594])*[.F59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6950" table:style-name="ce2">
            <text:p>36950</text:p>
          </table:table-cell>
          <table:table-cell office:value-type="float" office:value="55786" table:style-name="ce2">
            <text:p>55786</text:p>
          </table:table-cell>
          <table:table-cell office:value-type="float" office:value="63886" table:style-name="ce3">
            <text:p>63886</text:p>
          </table:table-cell>
          <table:table-cell office:value-type="float" office:value="67265" table:style-name="ce3">
            <text:p>67265</text:p>
          </table:table-cell>
          <table:table-cell office:value-type="float" office:value="3379" table:formula="of:=ABS([.D595]-[.C595])" table:style-name="ce3">
            <text:p>3379</text:p>
          </table:table-cell>
          <table:table-cell office:value-type="float" office:value="63886" table:formula="of:=IFERROR(COM.MICROSOFT.SINGLE(__xludf.dummyfunction(&quot;&quot;&quot;COMPUTED_VALUE&quot;&quot;&quot;));63886)" table:style-name="ce3">
            <text:p>63886</text:p>
          </table:table-cell>
          <table:table-cell office:value-type="float" office:value="0" table:formula="of:=COUNTIF([.D$2:.D1594];[.F595])*[.F59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645" table:style-name="ce2">
            <text:p>28645</text:p>
          </table:table-cell>
          <table:table-cell office:value-type="float" office:value="34188" table:style-name="ce2">
            <text:p>34188</text:p>
          </table:table-cell>
          <table:table-cell office:value-type="float" office:value="63907" table:style-name="ce3">
            <text:p>63907</text:p>
          </table:table-cell>
          <table:table-cell office:value-type="float" office:value="67294" table:style-name="ce3">
            <text:p>67294</text:p>
          </table:table-cell>
          <table:table-cell office:value-type="float" office:value="3387" table:formula="of:=ABS([.D596]-[.C596])" table:style-name="ce3">
            <text:p>3387</text:p>
          </table:table-cell>
          <table:table-cell office:value-type="float" office:value="63907" table:formula="of:=IFERROR(COM.MICROSOFT.SINGLE(__xludf.dummyfunction(&quot;&quot;&quot;COMPUTED_VALUE&quot;&quot;&quot;));63907)" table:style-name="ce3">
            <text:p>63907</text:p>
          </table:table-cell>
          <table:table-cell office:value-type="float" office:value="0" table:formula="of:=COUNTIF([.D$2:.D1595];[.F596])*[.F59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813" table:style-name="ce2">
            <text:p>35813</text:p>
          </table:table-cell>
          <table:table-cell office:value-type="float" office:value="92176" table:style-name="ce2">
            <text:p>92176</text:p>
          </table:table-cell>
          <table:table-cell office:value-type="float" office:value="63926" table:style-name="ce3">
            <text:p>63926</text:p>
          </table:table-cell>
          <table:table-cell office:value-type="float" office:value="67504" table:style-name="ce3">
            <text:p>67504</text:p>
          </table:table-cell>
          <table:table-cell office:value-type="float" office:value="3578" table:formula="of:=ABS([.D597]-[.C597])" table:style-name="ce3">
            <text:p>3578</text:p>
          </table:table-cell>
          <table:table-cell office:value-type="float" office:value="63926" table:formula="of:=IFERROR(COM.MICROSOFT.SINGLE(__xludf.dummyfunction(&quot;&quot;&quot;COMPUTED_VALUE&quot;&quot;&quot;));63926)" table:style-name="ce3">
            <text:p>63926</text:p>
          </table:table-cell>
          <table:table-cell office:value-type="float" office:value="0" table:formula="of:=COUNTIF([.D$2:.D1596];[.F597])*[.F59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172" table:style-name="ce2">
            <text:p>47172</text:p>
          </table:table-cell>
          <table:table-cell office:value-type="float" office:value="66598" table:style-name="ce2">
            <text:p>66598</text:p>
          </table:table-cell>
          <table:table-cell office:value-type="float" office:value="63986" table:style-name="ce3">
            <text:p>63986</text:p>
          </table:table-cell>
          <table:table-cell office:value-type="float" office:value="67510" table:style-name="ce3">
            <text:p>67510</text:p>
          </table:table-cell>
          <table:table-cell office:value-type="float" office:value="3524" table:formula="of:=ABS([.D598]-[.C598])" table:style-name="ce3">
            <text:p>3524</text:p>
          </table:table-cell>
          <table:table-cell office:value-type="float" office:value="63986" table:formula="of:=IFERROR(COM.MICROSOFT.SINGLE(__xludf.dummyfunction(&quot;&quot;&quot;COMPUTED_VALUE&quot;&quot;&quot;));63986)" table:style-name="ce3">
            <text:p>63986</text:p>
          </table:table-cell>
          <table:table-cell office:value-type="float" office:value="0" table:formula="of:=COUNTIF([.D$2:.D1597];[.F598])*[.F59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0056" table:style-name="ce2">
            <text:p>90056</text:p>
          </table:table-cell>
          <table:table-cell office:value-type="float" office:value="62370" table:style-name="ce2">
            <text:p>62370</text:p>
          </table:table-cell>
          <table:table-cell office:value-type="float" office:value="64034" table:style-name="ce3">
            <text:p>64034</text:p>
          </table:table-cell>
          <table:table-cell office:value-type="float" office:value="67605" table:style-name="ce3">
            <text:p>67605</text:p>
          </table:table-cell>
          <table:table-cell office:value-type="float" office:value="3571" table:formula="of:=ABS([.D599]-[.C599])" table:style-name="ce3">
            <text:p>3571</text:p>
          </table:table-cell>
          <table:table-cell office:value-type="float" office:value="64034" table:formula="of:=IFERROR(COM.MICROSOFT.SINGLE(__xludf.dummyfunction(&quot;&quot;&quot;COMPUTED_VALUE&quot;&quot;&quot;));64034)" table:style-name="ce3">
            <text:p>64034</text:p>
          </table:table-cell>
          <table:table-cell office:value-type="float" office:value="0" table:formula="of:=COUNTIF([.D$2:.D1598];[.F599])*[.F59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736" table:style-name="ce2">
            <text:p>14736</text:p>
          </table:table-cell>
          <table:table-cell office:value-type="float" office:value="85451" table:style-name="ce2">
            <text:p>85451</text:p>
          </table:table-cell>
          <table:table-cell office:value-type="float" office:value="64188" table:style-name="ce3">
            <text:p>64188</text:p>
          </table:table-cell>
          <table:table-cell office:value-type="float" office:value="67621" table:style-name="ce3">
            <text:p>67621</text:p>
          </table:table-cell>
          <table:table-cell office:value-type="float" office:value="3433" table:formula="of:=ABS([.D600]-[.C600])" table:style-name="ce3">
            <text:p>3433</text:p>
          </table:table-cell>
          <table:table-cell office:value-type="float" office:value="64188" table:formula="of:=IFERROR(COM.MICROSOFT.SINGLE(__xludf.dummyfunction(&quot;&quot;&quot;COMPUTED_VALUE&quot;&quot;&quot;));64188)" table:style-name="ce3">
            <text:p>64188</text:p>
          </table:table-cell>
          <table:table-cell office:value-type="float" office:value="0" table:formula="of:=COUNTIF([.D$2:.D1599];[.F600])*[.F60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9257" table:style-name="ce2">
            <text:p>89257</text:p>
          </table:table-cell>
          <table:table-cell office:value-type="float" office:value="84569" table:style-name="ce2">
            <text:p>84569</text:p>
          </table:table-cell>
          <table:table-cell office:value-type="float" office:value="64218" table:style-name="ce3">
            <text:p>64218</text:p>
          </table:table-cell>
          <table:table-cell office:value-type="float" office:value="67636" table:style-name="ce3">
            <text:p>67636</text:p>
          </table:table-cell>
          <table:table-cell office:value-type="float" office:value="3418" table:formula="of:=ABS([.D601]-[.C601])" table:style-name="ce3">
            <text:p>3418</text:p>
          </table:table-cell>
          <table:table-cell office:value-type="float" office:value="64218" table:formula="of:=IFERROR(COM.MICROSOFT.SINGLE(__xludf.dummyfunction(&quot;&quot;&quot;COMPUTED_VALUE&quot;&quot;&quot;));64218)" table:style-name="ce3">
            <text:p>64218</text:p>
          </table:table-cell>
          <table:table-cell office:value-type="float" office:value="0" table:formula="of:=COUNTIF([.D$2:.D1600];[.F601])*[.F60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180" table:style-name="ce2">
            <text:p>17180</text:p>
          </table:table-cell>
          <table:table-cell office:value-type="float" office:value="34739" table:style-name="ce2">
            <text:p>34739</text:p>
          </table:table-cell>
          <table:table-cell office:value-type="float" office:value="64311" table:style-name="ce3">
            <text:p>64311</text:p>
          </table:table-cell>
          <table:table-cell office:value-type="float" office:value="67760" table:style-name="ce3">
            <text:p>67760</text:p>
          </table:table-cell>
          <table:table-cell office:value-type="float" office:value="3449" table:formula="of:=ABS([.D602]-[.C602])" table:style-name="ce3">
            <text:p>3449</text:p>
          </table:table-cell>
          <table:table-cell office:value-type="float" office:value="64311" table:formula="of:=IFERROR(COM.MICROSOFT.SINGLE(__xludf.dummyfunction(&quot;&quot;&quot;COMPUTED_VALUE&quot;&quot;&quot;));64311)" table:style-name="ce3">
            <text:p>64311</text:p>
          </table:table-cell>
          <table:table-cell office:value-type="float" office:value="0" table:formula="of:=COUNTIF([.D$2:.D1601];[.F602])*[.F60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6755" table:style-name="ce2">
            <text:p>66755</text:p>
          </table:table-cell>
          <table:table-cell office:value-type="float" office:value="92176" table:style-name="ce2">
            <text:p>92176</text:p>
          </table:table-cell>
          <table:table-cell office:value-type="float" office:value="64357" table:style-name="ce3">
            <text:p>64357</text:p>
          </table:table-cell>
          <table:table-cell office:value-type="float" office:value="67775" table:style-name="ce3">
            <text:p>67775</text:p>
          </table:table-cell>
          <table:table-cell office:value-type="float" office:value="3418" table:formula="of:=ABS([.D603]-[.C603])" table:style-name="ce3">
            <text:p>3418</text:p>
          </table:table-cell>
          <table:table-cell office:value-type="float" office:value="64357" table:formula="of:=IFERROR(COM.MICROSOFT.SINGLE(__xludf.dummyfunction(&quot;&quot;&quot;COMPUTED_VALUE&quot;&quot;&quot;));64357)" table:style-name="ce3">
            <text:p>64357</text:p>
          </table:table-cell>
          <table:table-cell office:value-type="float" office:value="0" table:formula="of:=COUNTIF([.D$2:.D1602];[.F603])*[.F60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028" table:style-name="ce2">
            <text:p>28028</text:p>
          </table:table-cell>
          <table:table-cell office:value-type="float" office:value="29549" table:style-name="ce2">
            <text:p>29549</text:p>
          </table:table-cell>
          <table:table-cell office:value-type="float" office:value="64472" table:style-name="ce3">
            <text:p>64472</text:p>
          </table:table-cell>
          <table:table-cell office:value-type="float" office:value="67842" table:style-name="ce3">
            <text:p>67842</text:p>
          </table:table-cell>
          <table:table-cell office:value-type="float" office:value="3370" table:formula="of:=ABS([.D604]-[.C604])" table:style-name="ce3">
            <text:p>3370</text:p>
          </table:table-cell>
          <table:table-cell office:value-type="float" office:value="64472" table:formula="of:=IFERROR(COM.MICROSOFT.SINGLE(__xludf.dummyfunction(&quot;&quot;&quot;COMPUTED_VALUE&quot;&quot;&quot;));64472)" table:style-name="ce3">
            <text:p>64472</text:p>
          </table:table-cell>
          <table:table-cell office:value-type="float" office:value="0" table:formula="of:=COUNTIF([.D$2:.D1603];[.F604])*[.F60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8468" table:style-name="ce2">
            <text:p>78468</text:p>
          </table:table-cell>
          <table:table-cell office:value-type="float" office:value="60692" table:style-name="ce2">
            <text:p>60692</text:p>
          </table:table-cell>
          <table:table-cell office:value-type="float" office:value="64646" table:style-name="ce3">
            <text:p>64646</text:p>
          </table:table-cell>
          <table:table-cell office:value-type="float" office:value="67908" table:style-name="ce3">
            <text:p>67908</text:p>
          </table:table-cell>
          <table:table-cell office:value-type="float" office:value="3262" table:formula="of:=ABS([.D605]-[.C605])" table:style-name="ce3">
            <text:p>3262</text:p>
          </table:table-cell>
          <table:table-cell office:value-type="float" office:value="64646" table:formula="of:=IFERROR(COM.MICROSOFT.SINGLE(__xludf.dummyfunction(&quot;&quot;&quot;COMPUTED_VALUE&quot;&quot;&quot;));64646)" table:style-name="ce3">
            <text:p>64646</text:p>
          </table:table-cell>
          <table:table-cell office:value-type="float" office:value="0" table:formula="of:=COUNTIF([.D$2:.D1604];[.F605])*[.F60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102" table:style-name="ce2">
            <text:p>15102</text:p>
          </table:table-cell>
          <table:table-cell office:value-type="float" office:value="60692" table:style-name="ce2">
            <text:p>60692</text:p>
          </table:table-cell>
          <table:table-cell office:value-type="float" office:value="64790" table:style-name="ce3">
            <text:p>64790</text:p>
          </table:table-cell>
          <table:table-cell office:value-type="float" office:value="67961" table:style-name="ce3">
            <text:p>67961</text:p>
          </table:table-cell>
          <table:table-cell office:value-type="float" office:value="3171" table:formula="of:=ABS([.D606]-[.C606])" table:style-name="ce3">
            <text:p>3171</text:p>
          </table:table-cell>
          <table:table-cell office:value-type="float" office:value="64790" table:formula="of:=IFERROR(COM.MICROSOFT.SINGLE(__xludf.dummyfunction(&quot;&quot;&quot;COMPUTED_VALUE&quot;&quot;&quot;));64790)" table:style-name="ce3">
            <text:p>64790</text:p>
          </table:table-cell>
          <table:table-cell office:value-type="float" office:value="0" table:formula="of:=COUNTIF([.D$2:.D1605];[.F606])*[.F60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822" table:style-name="ce2">
            <text:p>17822</text:p>
          </table:table-cell>
          <table:table-cell office:value-type="float" office:value="41158" table:style-name="ce2">
            <text:p>41158</text:p>
          </table:table-cell>
          <table:table-cell office:value-type="float" office:value="64890" table:style-name="ce3">
            <text:p>64890</text:p>
          </table:table-cell>
          <table:table-cell office:value-type="float" office:value="68553" table:style-name="ce3">
            <text:p>68553</text:p>
          </table:table-cell>
          <table:table-cell office:value-type="float" office:value="3663" table:formula="of:=ABS([.D607]-[.C607])" table:style-name="ce3">
            <text:p>3663</text:p>
          </table:table-cell>
          <table:table-cell office:value-type="float" office:value="64890" table:formula="of:=IFERROR(COM.MICROSOFT.SINGLE(__xludf.dummyfunction(&quot;&quot;&quot;COMPUTED_VALUE&quot;&quot;&quot;));64890)" table:style-name="ce3">
            <text:p>64890</text:p>
          </table:table-cell>
          <table:table-cell office:value-type="float" office:value="0" table:formula="of:=COUNTIF([.D$2:.D1606];[.F607])*[.F60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218" table:style-name="ce2">
            <text:p>31218</text:p>
          </table:table-cell>
          <table:table-cell office:value-type="float" office:value="66296" table:style-name="ce2">
            <text:p>66296</text:p>
          </table:table-cell>
          <table:table-cell office:value-type="float" office:value="64906" table:style-name="ce3">
            <text:p>64906</text:p>
          </table:table-cell>
          <table:table-cell office:value-type="float" office:value="68567" table:style-name="ce3">
            <text:p>68567</text:p>
          </table:table-cell>
          <table:table-cell office:value-type="float" office:value="3661" table:formula="of:=ABS([.D608]-[.C608])" table:style-name="ce3">
            <text:p>3661</text:p>
          </table:table-cell>
          <table:table-cell office:value-type="float" office:value="64906" table:formula="of:=IFERROR(COM.MICROSOFT.SINGLE(__xludf.dummyfunction(&quot;&quot;&quot;COMPUTED_VALUE&quot;&quot;&quot;));64906)" table:style-name="ce3">
            <text:p>64906</text:p>
          </table:table-cell>
          <table:table-cell office:value-type="float" office:value="0" table:formula="of:=COUNTIF([.D$2:.D1607];[.F608])*[.F60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429" table:style-name="ce2">
            <text:p>41429</text:p>
          </table:table-cell>
          <table:table-cell office:value-type="float" office:value="79101" table:style-name="ce2">
            <text:p>79101</text:p>
          </table:table-cell>
          <table:table-cell office:value-type="float" office:value="65128" table:style-name="ce3">
            <text:p>65128</text:p>
          </table:table-cell>
          <table:table-cell office:value-type="float" office:value="68822" table:style-name="ce3">
            <text:p>68822</text:p>
          </table:table-cell>
          <table:table-cell office:value-type="float" office:value="3694" table:formula="of:=ABS([.D609]-[.C609])" table:style-name="ce3">
            <text:p>3694</text:p>
          </table:table-cell>
          <table:table-cell office:value-type="float" office:value="65128" table:formula="of:=IFERROR(COM.MICROSOFT.SINGLE(__xludf.dummyfunction(&quot;&quot;&quot;COMPUTED_VALUE&quot;&quot;&quot;));65128)" table:style-name="ce3">
            <text:p>65128</text:p>
          </table:table-cell>
          <table:table-cell office:value-type="float" office:value="0" table:formula="of:=COUNTIF([.D$2:.D1608];[.F609])*[.F60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620" table:style-name="ce2">
            <text:p>21620</text:p>
          </table:table-cell>
          <table:table-cell office:value-type="float" office:value="72666" table:style-name="ce2">
            <text:p>72666</text:p>
          </table:table-cell>
          <table:table-cell office:value-type="float" office:value="65134" table:style-name="ce3">
            <text:p>65134</text:p>
          </table:table-cell>
          <table:table-cell office:value-type="float" office:value="68822" table:style-name="ce3">
            <text:p>68822</text:p>
          </table:table-cell>
          <table:table-cell office:value-type="float" office:value="3688" table:formula="of:=ABS([.D610]-[.C610])" table:style-name="ce3">
            <text:p>3688</text:p>
          </table:table-cell>
          <table:table-cell office:value-type="float" office:value="65134" table:formula="of:=IFERROR(COM.MICROSOFT.SINGLE(__xludf.dummyfunction(&quot;&quot;&quot;COMPUTED_VALUE&quot;&quot;&quot;));65134)" table:style-name="ce3">
            <text:p>65134</text:p>
          </table:table-cell>
          <table:table-cell office:value-type="float" office:value="0" table:formula="of:=COUNTIF([.D$2:.D1609];[.F610])*[.F61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7643" table:style-name="ce2">
            <text:p>57643</text:p>
          </table:table-cell>
          <table:table-cell office:value-type="float" office:value="98463" table:style-name="ce2">
            <text:p>98463</text:p>
          </table:table-cell>
          <table:table-cell office:value-type="float" office:value="65310" table:style-name="ce3">
            <text:p>65310</text:p>
          </table:table-cell>
          <table:table-cell office:value-type="float" office:value="68822" table:style-name="ce3">
            <text:p>68822</text:p>
          </table:table-cell>
          <table:table-cell office:value-type="float" office:value="3512" table:formula="of:=ABS([.D611]-[.C611])" table:style-name="ce3">
            <text:p>3512</text:p>
          </table:table-cell>
          <table:table-cell office:value-type="float" office:value="65310" table:formula="of:=IFERROR(COM.MICROSOFT.SINGLE(__xludf.dummyfunction(&quot;&quot;&quot;COMPUTED_VALUE&quot;&quot;&quot;));65310)" table:style-name="ce3">
            <text:p>65310</text:p>
          </table:table-cell>
          <table:table-cell office:value-type="float" office:value="0" table:formula="of:=COUNTIF([.D$2:.D1610];[.F611])*[.F61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661" table:style-name="ce2">
            <text:p>93661</text:p>
          </table:table-cell>
          <table:table-cell office:value-type="float" office:value="22308" table:style-name="ce2">
            <text:p>22308</text:p>
          </table:table-cell>
          <table:table-cell office:value-type="float" office:value="65378" table:style-name="ce3">
            <text:p>65378</text:p>
          </table:table-cell>
          <table:table-cell office:value-type="float" office:value="68822" table:style-name="ce3">
            <text:p>68822</text:p>
          </table:table-cell>
          <table:table-cell office:value-type="float" office:value="3444" table:formula="of:=ABS([.D612]-[.C612])" table:style-name="ce3">
            <text:p>3444</text:p>
          </table:table-cell>
          <table:table-cell office:value-type="float" office:value="65378" table:formula="of:=IFERROR(COM.MICROSOFT.SINGLE(__xludf.dummyfunction(&quot;&quot;&quot;COMPUTED_VALUE&quot;&quot;&quot;));65378)" table:style-name="ce3">
            <text:p>65378</text:p>
          </table:table-cell>
          <table:table-cell office:value-type="float" office:value="0" table:formula="of:=COUNTIF([.D$2:.D1611];[.F612])*[.F61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777" table:style-name="ce2">
            <text:p>97777</text:p>
          </table:table-cell>
          <table:table-cell office:value-type="float" office:value="51057" table:style-name="ce2">
            <text:p>51057</text:p>
          </table:table-cell>
          <table:table-cell office:value-type="float" office:value="65390" table:style-name="ce3">
            <text:p>65390</text:p>
          </table:table-cell>
          <table:table-cell office:value-type="float" office:value="68822" table:style-name="ce3">
            <text:p>68822</text:p>
          </table:table-cell>
          <table:table-cell office:value-type="float" office:value="3432" table:formula="of:=ABS([.D613]-[.C613])" table:style-name="ce3">
            <text:p>3432</text:p>
          </table:table-cell>
          <table:table-cell office:value-type="float" office:value="65390" table:formula="of:=IFERROR(COM.MICROSOFT.SINGLE(__xludf.dummyfunction(&quot;&quot;&quot;COMPUTED_VALUE&quot;&quot;&quot;));65390)" table:style-name="ce3">
            <text:p>65390</text:p>
          </table:table-cell>
          <table:table-cell office:value-type="float" office:value="0" table:formula="of:=COUNTIF([.D$2:.D1612];[.F613])*[.F61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1356" table:style-name="ce2">
            <text:p>71356</text:p>
          </table:table-cell>
          <table:table-cell office:value-type="float" office:value="33985" table:style-name="ce2">
            <text:p>33985</text:p>
          </table:table-cell>
          <table:table-cell office:value-type="float" office:value="65419" table:style-name="ce3">
            <text:p>65419</text:p>
          </table:table-cell>
          <table:table-cell office:value-type="float" office:value="68822" table:style-name="ce3">
            <text:p>68822</text:p>
          </table:table-cell>
          <table:table-cell office:value-type="float" office:value="3403" table:formula="of:=ABS([.D614]-[.C614])" table:style-name="ce3">
            <text:p>3403</text:p>
          </table:table-cell>
          <table:table-cell office:value-type="float" office:value="65419" table:formula="of:=IFERROR(COM.MICROSOFT.SINGLE(__xludf.dummyfunction(&quot;&quot;&quot;COMPUTED_VALUE&quot;&quot;&quot;));65419)" table:style-name="ce3">
            <text:p>65419</text:p>
          </table:table-cell>
          <table:table-cell office:value-type="float" office:value="0" table:formula="of:=COUNTIF([.D$2:.D1613];[.F614])*[.F61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197" table:style-name="ce2">
            <text:p>55197</text:p>
          </table:table-cell>
          <table:table-cell office:value-type="float" office:value="29232" table:style-name="ce2">
            <text:p>29232</text:p>
          </table:table-cell>
          <table:table-cell office:value-type="float" office:value="65519" table:style-name="ce3">
            <text:p>65519</text:p>
          </table:table-cell>
          <table:table-cell office:value-type="float" office:value="68822" table:style-name="ce3">
            <text:p>68822</text:p>
          </table:table-cell>
          <table:table-cell office:value-type="float" office:value="3303" table:formula="of:=ABS([.D615]-[.C615])" table:style-name="ce3">
            <text:p>3303</text:p>
          </table:table-cell>
          <table:table-cell office:value-type="float" office:value="65519" table:formula="of:=IFERROR(COM.MICROSOFT.SINGLE(__xludf.dummyfunction(&quot;&quot;&quot;COMPUTED_VALUE&quot;&quot;&quot;));65519)" table:style-name="ce3">
            <text:p>65519</text:p>
          </table:table-cell>
          <table:table-cell office:value-type="float" office:value="0" table:formula="of:=COUNTIF([.D$2:.D1614];[.F615])*[.F61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795" table:style-name="ce2">
            <text:p>70795</text:p>
          </table:table-cell>
          <table:table-cell office:value-type="float" office:value="55547" table:style-name="ce2">
            <text:p>55547</text:p>
          </table:table-cell>
          <table:table-cell office:value-type="float" office:value="65529" table:style-name="ce3">
            <text:p>65529</text:p>
          </table:table-cell>
          <table:table-cell office:value-type="float" office:value="68822" table:style-name="ce3">
            <text:p>68822</text:p>
          </table:table-cell>
          <table:table-cell office:value-type="float" office:value="3293" table:formula="of:=ABS([.D616]-[.C616])" table:style-name="ce3">
            <text:p>3293</text:p>
          </table:table-cell>
          <table:table-cell office:value-type="float" office:value="65529" table:formula="of:=IFERROR(COM.MICROSOFT.SINGLE(__xludf.dummyfunction(&quot;&quot;&quot;COMPUTED_VALUE&quot;&quot;&quot;));65529)" table:style-name="ce3">
            <text:p>65529</text:p>
          </table:table-cell>
          <table:table-cell office:value-type="float" office:value="0" table:formula="of:=COUNTIF([.D$2:.D1615];[.F616])*[.F61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1377" table:style-name="ce2">
            <text:p>71377</text:p>
          </table:table-cell>
          <table:table-cell office:value-type="float" office:value="52329" table:style-name="ce2">
            <text:p>52329</text:p>
          </table:table-cell>
          <table:table-cell office:value-type="float" office:value="65557" table:style-name="ce3">
            <text:p>65557</text:p>
          </table:table-cell>
          <table:table-cell office:value-type="float" office:value="68822" table:style-name="ce3">
            <text:p>68822</text:p>
          </table:table-cell>
          <table:table-cell office:value-type="float" office:value="3265" table:formula="of:=ABS([.D617]-[.C617])" table:style-name="ce3">
            <text:p>3265</text:p>
          </table:table-cell>
          <table:table-cell office:value-type="float" office:value="65557" table:formula="of:=IFERROR(COM.MICROSOFT.SINGLE(__xludf.dummyfunction(&quot;&quot;&quot;COMPUTED_VALUE&quot;&quot;&quot;));65557)" table:style-name="ce3">
            <text:p>65557</text:p>
          </table:table-cell>
          <table:table-cell office:value-type="float" office:value="0" table:formula="of:=COUNTIF([.D$2:.D1616];[.F617])*[.F61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251" table:style-name="ce2">
            <text:p>18251</text:p>
          </table:table-cell>
          <table:table-cell office:value-type="float" office:value="92760" table:style-name="ce2">
            <text:p>92760</text:p>
          </table:table-cell>
          <table:table-cell office:value-type="float" office:value="65568" table:style-name="ce3">
            <text:p>65568</text:p>
          </table:table-cell>
          <table:table-cell office:value-type="float" office:value="68822" table:style-name="ce3">
            <text:p>68822</text:p>
          </table:table-cell>
          <table:table-cell office:value-type="float" office:value="3254" table:formula="of:=ABS([.D618]-[.C618])" table:style-name="ce3">
            <text:p>3254</text:p>
          </table:table-cell>
          <table:table-cell office:value-type="float" office:value="65568" table:formula="of:=IFERROR(COM.MICROSOFT.SINGLE(__xludf.dummyfunction(&quot;&quot;&quot;COMPUTED_VALUE&quot;&quot;&quot;));65568)" table:style-name="ce3">
            <text:p>65568</text:p>
          </table:table-cell>
          <table:table-cell office:value-type="float" office:value="0" table:formula="of:=COUNTIF([.D$2:.D1617];[.F618])*[.F61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293" table:style-name="ce2">
            <text:p>49293</text:p>
          </table:table-cell>
          <table:table-cell office:value-type="float" office:value="83737" table:style-name="ce2">
            <text:p>83737</text:p>
          </table:table-cell>
          <table:table-cell office:value-type="float" office:value="65604" table:style-name="ce3">
            <text:p>65604</text:p>
          </table:table-cell>
          <table:table-cell office:value-type="float" office:value="68822" table:style-name="ce3">
            <text:p>68822</text:p>
          </table:table-cell>
          <table:table-cell office:value-type="float" office:value="3218" table:formula="of:=ABS([.D619]-[.C619])" table:style-name="ce3">
            <text:p>3218</text:p>
          </table:table-cell>
          <table:table-cell office:value-type="float" office:value="65604" table:formula="of:=IFERROR(COM.MICROSOFT.SINGLE(__xludf.dummyfunction(&quot;&quot;&quot;COMPUTED_VALUE&quot;&quot;&quot;));65604)" table:style-name="ce3">
            <text:p>65604</text:p>
          </table:table-cell>
          <table:table-cell office:value-type="float" office:value="0" table:formula="of:=COUNTIF([.D$2:.D1618];[.F619])*[.F61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584" table:style-name="ce2">
            <text:p>63584</text:p>
          </table:table-cell>
          <table:table-cell office:value-type="float" office:value="43517" table:style-name="ce2">
            <text:p>43517</text:p>
          </table:table-cell>
          <table:table-cell office:value-type="float" office:value="65875" table:style-name="ce3">
            <text:p>65875</text:p>
          </table:table-cell>
          <table:table-cell office:value-type="float" office:value="68822" table:style-name="ce3">
            <text:p>68822</text:p>
          </table:table-cell>
          <table:table-cell office:value-type="float" office:value="2947" table:formula="of:=ABS([.D620]-[.C620])" table:style-name="ce3">
            <text:p>2947</text:p>
          </table:table-cell>
          <table:table-cell office:value-type="float" office:value="65875" table:formula="of:=IFERROR(COM.MICROSOFT.SINGLE(__xludf.dummyfunction(&quot;&quot;&quot;COMPUTED_VALUE&quot;&quot;&quot;));65875)" table:style-name="ce3">
            <text:p>65875</text:p>
          </table:table-cell>
          <table:table-cell office:value-type="float" office:value="0" table:formula="of:=COUNTIF([.D$2:.D1619];[.F620])*[.F62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445" table:style-name="ce2">
            <text:p>32445</text:p>
          </table:table-cell>
          <table:table-cell office:value-type="float" office:value="72666" table:style-name="ce2">
            <text:p>72666</text:p>
          </table:table-cell>
          <table:table-cell office:value-type="float" office:value="66024" table:style-name="ce3">
            <text:p>66024</text:p>
          </table:table-cell>
          <table:table-cell office:value-type="float" office:value="68822" table:style-name="ce3">
            <text:p>68822</text:p>
          </table:table-cell>
          <table:table-cell office:value-type="float" office:value="2798" table:formula="of:=ABS([.D621]-[.C621])" table:style-name="ce3">
            <text:p>2798</text:p>
          </table:table-cell>
          <table:table-cell office:value-type="float" office:value="66024" table:formula="of:=IFERROR(COM.MICROSOFT.SINGLE(__xludf.dummyfunction(&quot;&quot;&quot;COMPUTED_VALUE&quot;&quot;&quot;));66024)" table:style-name="ce3">
            <text:p>66024</text:p>
          </table:table-cell>
          <table:table-cell office:value-type="float" office:value="0" table:formula="of:=COUNTIF([.D$2:.D1620];[.F621])*[.F62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614" table:style-name="ce2">
            <text:p>70614</text:p>
          </table:table-cell>
          <table:table-cell office:value-type="float" office:value="68967" table:style-name="ce2">
            <text:p>68967</text:p>
          </table:table-cell>
          <table:table-cell office:value-type="float" office:value="66034" table:style-name="ce3">
            <text:p>66034</text:p>
          </table:table-cell>
          <table:table-cell office:value-type="float" office:value="68967" table:style-name="ce3">
            <text:p>68967</text:p>
          </table:table-cell>
          <table:table-cell office:value-type="float" office:value="2933" table:formula="of:=ABS([.D622]-[.C622])" table:style-name="ce3">
            <text:p>2933</text:p>
          </table:table-cell>
          <table:table-cell office:value-type="float" office:value="66034" table:formula="of:=IFERROR(COM.MICROSOFT.SINGLE(__xludf.dummyfunction(&quot;&quot;&quot;COMPUTED_VALUE&quot;&quot;&quot;));66034)" table:style-name="ce3">
            <text:p>66034</text:p>
          </table:table-cell>
          <table:table-cell office:value-type="float" office:value="0" table:formula="of:=COUNTIF([.D$2:.D1621];[.F622])*[.F62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977" table:style-name="ce2">
            <text:p>47977</text:p>
          </table:table-cell>
          <table:table-cell office:value-type="float" office:value="19618" table:style-name="ce2">
            <text:p>19618</text:p>
          </table:table-cell>
          <table:table-cell office:value-type="float" office:value="66127" table:style-name="ce3">
            <text:p>66127</text:p>
          </table:table-cell>
          <table:table-cell office:value-type="float" office:value="69248" table:style-name="ce3">
            <text:p>69248</text:p>
          </table:table-cell>
          <table:table-cell office:value-type="float" office:value="3121" table:formula="of:=ABS([.D623]-[.C623])" table:style-name="ce3">
            <text:p>3121</text:p>
          </table:table-cell>
          <table:table-cell office:value-type="float" office:value="66127" table:formula="of:=IFERROR(COM.MICROSOFT.SINGLE(__xludf.dummyfunction(&quot;&quot;&quot;COMPUTED_VALUE&quot;&quot;&quot;));66127)" table:style-name="ce3">
            <text:p>66127</text:p>
          </table:table-cell>
          <table:table-cell office:value-type="float" office:value="0" table:formula="of:=COUNTIF([.D$2:.D1622];[.F623])*[.F62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379" table:style-name="ce2">
            <text:p>91379</text:p>
          </table:table-cell>
          <table:table-cell office:value-type="float" office:value="69845" table:style-name="ce2">
            <text:p>69845</text:p>
          </table:table-cell>
          <table:table-cell office:value-type="float" office:value="66198" table:style-name="ce3">
            <text:p>66198</text:p>
          </table:table-cell>
          <table:table-cell office:value-type="float" office:value="69267" table:style-name="ce3">
            <text:p>69267</text:p>
          </table:table-cell>
          <table:table-cell office:value-type="float" office:value="3069" table:formula="of:=ABS([.D624]-[.C624])" table:style-name="ce3">
            <text:p>3069</text:p>
          </table:table-cell>
          <table:table-cell office:value-type="float" office:value="66198" table:formula="of:=IFERROR(COM.MICROSOFT.SINGLE(__xludf.dummyfunction(&quot;&quot;&quot;COMPUTED_VALUE&quot;&quot;&quot;));66198)" table:style-name="ce3">
            <text:p>66198</text:p>
          </table:table-cell>
          <table:table-cell office:value-type="float" office:value="0" table:formula="of:=COUNTIF([.D$2:.D1623];[.F624])*[.F62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003" table:style-name="ce2">
            <text:p>17003</text:p>
          </table:table-cell>
          <table:table-cell office:value-type="float" office:value="85894" table:style-name="ce2">
            <text:p>85894</text:p>
          </table:table-cell>
          <table:table-cell office:value-type="float" office:value="66296" table:style-name="ce3">
            <text:p>66296</text:p>
          </table:table-cell>
          <table:table-cell office:value-type="float" office:value="69786" table:style-name="ce3">
            <text:p>69786</text:p>
          </table:table-cell>
          <table:table-cell office:value-type="float" office:value="3490" table:formula="of:=ABS([.D625]-[.C625])" table:style-name="ce3">
            <text:p>3490</text:p>
          </table:table-cell>
          <table:table-cell office:value-type="float" office:value="66296" table:formula="of:=IFERROR(COM.MICROSOFT.SINGLE(__xludf.dummyfunction(&quot;&quot;&quot;COMPUTED_VALUE&quot;&quot;&quot;));66296)" table:style-name="ce3">
            <text:p>66296</text:p>
          </table:table-cell>
          <table:table-cell office:value-type="float" office:value="1193328" table:formula="of:=COUNTIF([.D$2:.D1624];[.F625])*[.F625]" table:style-name="ce3">
            <text:p>1193328</text:p>
          </table:table-cell>
          <table:table-cell table:number-columns-repeated="16377"/>
        </table:table-row>
        <table:table-row table:style-name="ro1">
          <table:table-cell office:value-type="float" office:value="87325" table:style-name="ce2">
            <text:p>87325</text:p>
          </table:table-cell>
          <table:table-cell office:value-type="float" office:value="99345" table:style-name="ce2">
            <text:p>99345</text:p>
          </table:table-cell>
          <table:table-cell office:value-type="float" office:value="66619" table:style-name="ce3">
            <text:p>66619</text:p>
          </table:table-cell>
          <table:table-cell office:value-type="float" office:value="69845" table:style-name="ce3">
            <text:p>69845</text:p>
          </table:table-cell>
          <table:table-cell office:value-type="float" office:value="3226" table:formula="of:=ABS([.D626]-[.C626])" table:style-name="ce3">
            <text:p>3226</text:p>
          </table:table-cell>
          <table:table-cell office:value-type="float" office:value="66619" table:formula="of:=IFERROR(COM.MICROSOFT.SINGLE(__xludf.dummyfunction(&quot;&quot;&quot;COMPUTED_VALUE&quot;&quot;&quot;));66619)" table:style-name="ce3">
            <text:p>66619</text:p>
          </table:table-cell>
          <table:table-cell office:value-type="float" office:value="0" table:formula="of:=COUNTIF([.D$2:.D1625];[.F626])*[.F62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731" table:style-name="ce2">
            <text:p>12731</text:p>
          </table:table-cell>
          <table:table-cell office:value-type="float" office:value="44568" table:style-name="ce2">
            <text:p>44568</text:p>
          </table:table-cell>
          <table:table-cell office:value-type="float" office:value="66676" table:style-name="ce3">
            <text:p>66676</text:p>
          </table:table-cell>
          <table:table-cell office:value-type="float" office:value="69857" table:style-name="ce3">
            <text:p>69857</text:p>
          </table:table-cell>
          <table:table-cell office:value-type="float" office:value="3181" table:formula="of:=ABS([.D627]-[.C627])" table:style-name="ce3">
            <text:p>3181</text:p>
          </table:table-cell>
          <table:table-cell office:value-type="float" office:value="66676" table:formula="of:=IFERROR(COM.MICROSOFT.SINGLE(__xludf.dummyfunction(&quot;&quot;&quot;COMPUTED_VALUE&quot;&quot;&quot;));66676)" table:style-name="ce3">
            <text:p>66676</text:p>
          </table:table-cell>
          <table:table-cell office:value-type="float" office:value="0" table:formula="of:=COUNTIF([.D$2:.D1626];[.F627])*[.F62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2313" table:style-name="ce2">
            <text:p>42313</text:p>
          </table:table-cell>
          <table:table-cell office:value-type="float" office:value="70327" table:style-name="ce2">
            <text:p>70327</text:p>
          </table:table-cell>
          <table:table-cell office:value-type="float" office:value="66738" table:style-name="ce3">
            <text:p>66738</text:p>
          </table:table-cell>
          <table:table-cell office:value-type="float" office:value="69857" table:style-name="ce3">
            <text:p>69857</text:p>
          </table:table-cell>
          <table:table-cell office:value-type="float" office:value="3119" table:formula="of:=ABS([.D628]-[.C628])" table:style-name="ce3">
            <text:p>3119</text:p>
          </table:table-cell>
          <table:table-cell office:value-type="float" office:value="66738" table:formula="of:=IFERROR(COM.MICROSOFT.SINGLE(__xludf.dummyfunction(&quot;&quot;&quot;COMPUTED_VALUE&quot;&quot;&quot;));66738)" table:style-name="ce3">
            <text:p>66738</text:p>
          </table:table-cell>
          <table:table-cell office:value-type="float" office:value="0" table:formula="of:=COUNTIF([.D$2:.D1627];[.F628])*[.F62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6391" table:style-name="ce2">
            <text:p>36391</text:p>
          </table:table-cell>
          <table:table-cell office:value-type="float" office:value="82618" table:style-name="ce2">
            <text:p>82618</text:p>
          </table:table-cell>
          <table:table-cell office:value-type="float" office:value="66755" table:style-name="ce3">
            <text:p>66755</text:p>
          </table:table-cell>
          <table:table-cell office:value-type="float" office:value="69857" table:style-name="ce3">
            <text:p>69857</text:p>
          </table:table-cell>
          <table:table-cell office:value-type="float" office:value="3102" table:formula="of:=ABS([.D629]-[.C629])" table:style-name="ce3">
            <text:p>3102</text:p>
          </table:table-cell>
          <table:table-cell office:value-type="float" office:value="66755" table:formula="of:=IFERROR(COM.MICROSOFT.SINGLE(__xludf.dummyfunction(&quot;&quot;&quot;COMPUTED_VALUE&quot;&quot;&quot;));66755)" table:style-name="ce3">
            <text:p>66755</text:p>
          </table:table-cell>
          <table:table-cell office:value-type="float" office:value="0" table:formula="of:=COUNTIF([.D$2:.D1628];[.F629])*[.F62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548" table:style-name="ce2">
            <text:p>14548</text:p>
          </table:table-cell>
          <table:table-cell office:value-type="float" office:value="47834" table:style-name="ce2">
            <text:p>47834</text:p>
          </table:table-cell>
          <table:table-cell office:value-type="float" office:value="66855" table:style-name="ce3">
            <text:p>66855</text:p>
          </table:table-cell>
          <table:table-cell office:value-type="float" office:value="69857" table:style-name="ce3">
            <text:p>69857</text:p>
          </table:table-cell>
          <table:table-cell office:value-type="float" office:value="3002" table:formula="of:=ABS([.D630]-[.C630])" table:style-name="ce3">
            <text:p>3002</text:p>
          </table:table-cell>
          <table:table-cell office:value-type="float" office:value="66855" table:formula="of:=IFERROR(COM.MICROSOFT.SINGLE(__xludf.dummyfunction(&quot;&quot;&quot;COMPUTED_VALUE&quot;&quot;&quot;));66855)" table:style-name="ce3">
            <text:p>66855</text:p>
          </table:table-cell>
          <table:table-cell office:value-type="float" office:value="0" table:formula="of:=COUNTIF([.D$2:.D1629];[.F630])*[.F63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254" table:style-name="ce2">
            <text:p>80254</text:p>
          </table:table-cell>
          <table:table-cell office:value-type="float" office:value="21800" table:style-name="ce2">
            <text:p>21800</text:p>
          </table:table-cell>
          <table:table-cell office:value-type="float" office:value="67058" table:style-name="ce3">
            <text:p>67058</text:p>
          </table:table-cell>
          <table:table-cell office:value-type="float" office:value="69857" table:style-name="ce3">
            <text:p>69857</text:p>
          </table:table-cell>
          <table:table-cell office:value-type="float" office:value="2799" table:formula="of:=ABS([.D631]-[.C631])" table:style-name="ce3">
            <text:p>2799</text:p>
          </table:table-cell>
          <table:table-cell office:value-type="float" office:value="67058" table:formula="of:=IFERROR(COM.MICROSOFT.SINGLE(__xludf.dummyfunction(&quot;&quot;&quot;COMPUTED_VALUE&quot;&quot;&quot;));67058)" table:style-name="ce3">
            <text:p>67058</text:p>
          </table:table-cell>
          <table:table-cell office:value-type="float" office:value="0" table:formula="of:=COUNTIF([.D$2:.D1630];[.F631])*[.F63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669" table:style-name="ce2">
            <text:p>21669</text:p>
          </table:table-cell>
          <table:table-cell office:value-type="float" office:value="90190" table:style-name="ce2">
            <text:p>90190</text:p>
          </table:table-cell>
          <table:table-cell office:value-type="float" office:value="67069" table:style-name="ce3">
            <text:p>67069</text:p>
          </table:table-cell>
          <table:table-cell office:value-type="float" office:value="69897" table:style-name="ce3">
            <text:p>69897</text:p>
          </table:table-cell>
          <table:table-cell office:value-type="float" office:value="2828" table:formula="of:=ABS([.D632]-[.C632])" table:style-name="ce3">
            <text:p>2828</text:p>
          </table:table-cell>
          <table:table-cell office:value-type="float" office:value="67069" table:formula="of:=IFERROR(COM.MICROSOFT.SINGLE(__xludf.dummyfunction(&quot;&quot;&quot;COMPUTED_VALUE&quot;&quot;&quot;));67069)" table:style-name="ce3">
            <text:p>67069</text:p>
          </table:table-cell>
          <table:table-cell office:value-type="float" office:value="0" table:formula="of:=COUNTIF([.D$2:.D1631];[.F632])*[.F63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961" table:style-name="ce2">
            <text:p>54961</text:p>
          </table:table-cell>
          <table:table-cell office:value-type="float" office:value="67621" table:style-name="ce2">
            <text:p>67621</text:p>
          </table:table-cell>
          <table:table-cell office:value-type="float" office:value="67196" table:style-name="ce3">
            <text:p>67196</text:p>
          </table:table-cell>
          <table:table-cell office:value-type="float" office:value="69974" table:style-name="ce3">
            <text:p>69974</text:p>
          </table:table-cell>
          <table:table-cell office:value-type="float" office:value="2778" table:formula="of:=ABS([.D633]-[.C633])" table:style-name="ce3">
            <text:p>2778</text:p>
          </table:table-cell>
          <table:table-cell office:value-type="float" office:value="67196" table:formula="of:=IFERROR(COM.MICROSOFT.SINGLE(__xludf.dummyfunction(&quot;&quot;&quot;COMPUTED_VALUE&quot;&quot;&quot;));67196)" table:style-name="ce3">
            <text:p>67196</text:p>
          </table:table-cell>
          <table:table-cell office:value-type="float" office:value="0" table:formula="of:=COUNTIF([.D$2:.D1632];[.F633])*[.F63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5444" table:style-name="ce2">
            <text:p>95444</text:p>
          </table:table-cell>
          <table:table-cell office:value-type="float" office:value="79253" table:style-name="ce2">
            <text:p>79253</text:p>
          </table:table-cell>
          <table:table-cell office:value-type="float" office:value="67589" table:style-name="ce3">
            <text:p>67589</text:p>
          </table:table-cell>
          <table:table-cell office:value-type="float" office:value="70327" table:style-name="ce3">
            <text:p>70327</text:p>
          </table:table-cell>
          <table:table-cell office:value-type="float" office:value="2738" table:formula="of:=ABS([.D634]-[.C634])" table:style-name="ce3">
            <text:p>2738</text:p>
          </table:table-cell>
          <table:table-cell office:value-type="float" office:value="67589" table:formula="of:=IFERROR(COM.MICROSOFT.SINGLE(__xludf.dummyfunction(&quot;&quot;&quot;COMPUTED_VALUE&quot;&quot;&quot;));67589)" table:style-name="ce3">
            <text:p>67589</text:p>
          </table:table-cell>
          <table:table-cell office:value-type="float" office:value="0" table:formula="of:=COUNTIF([.D$2:.D1633];[.F634])*[.F63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613" table:style-name="ce2">
            <text:p>84613</text:p>
          </table:table-cell>
          <table:table-cell office:value-type="float" office:value="78529" table:style-name="ce2">
            <text:p>78529</text:p>
          </table:table-cell>
          <table:table-cell office:value-type="float" office:value="67699" table:style-name="ce3">
            <text:p>67699</text:p>
          </table:table-cell>
          <table:table-cell office:value-type="float" office:value="70574" table:style-name="ce3">
            <text:p>70574</text:p>
          </table:table-cell>
          <table:table-cell office:value-type="float" office:value="2875" table:formula="of:=ABS([.D635]-[.C635])" table:style-name="ce3">
            <text:p>2875</text:p>
          </table:table-cell>
          <table:table-cell office:value-type="float" office:value="67699" table:formula="of:=IFERROR(COM.MICROSOFT.SINGLE(__xludf.dummyfunction(&quot;&quot;&quot;COMPUTED_VALUE&quot;&quot;&quot;));67699)" table:style-name="ce3">
            <text:p>67699</text:p>
          </table:table-cell>
          <table:table-cell office:value-type="float" office:value="0" table:formula="of:=COUNTIF([.D$2:.D1634];[.F635])*[.F63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6436" table:style-name="ce2">
            <text:p>36436</text:p>
          </table:table-cell>
          <table:table-cell office:value-type="float" office:value="62364" table:style-name="ce2">
            <text:p>62364</text:p>
          </table:table-cell>
          <table:table-cell office:value-type="float" office:value="67779" table:style-name="ce3">
            <text:p>67779</text:p>
          </table:table-cell>
          <table:table-cell office:value-type="float" office:value="70628" table:style-name="ce3">
            <text:p>70628</text:p>
          </table:table-cell>
          <table:table-cell office:value-type="float" office:value="2849" table:formula="of:=ABS([.D636]-[.C636])" table:style-name="ce3">
            <text:p>2849</text:p>
          </table:table-cell>
          <table:table-cell office:value-type="float" office:value="67779" table:formula="of:=IFERROR(COM.MICROSOFT.SINGLE(__xludf.dummyfunction(&quot;&quot;&quot;COMPUTED_VALUE&quot;&quot;&quot;));67779)" table:style-name="ce3">
            <text:p>67779</text:p>
          </table:table-cell>
          <table:table-cell office:value-type="float" office:value="0" table:formula="of:=COUNTIF([.D$2:.D1635];[.F636])*[.F63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416" table:style-name="ce2">
            <text:p>62416</text:p>
          </table:table-cell>
          <table:table-cell office:value-type="float" office:value="61914" table:style-name="ce2">
            <text:p>61914</text:p>
          </table:table-cell>
          <table:table-cell office:value-type="float" office:value="67869" table:style-name="ce3">
            <text:p>67869</text:p>
          </table:table-cell>
          <table:table-cell office:value-type="float" office:value="70628" table:style-name="ce3">
            <text:p>70628</text:p>
          </table:table-cell>
          <table:table-cell office:value-type="float" office:value="2759" table:formula="of:=ABS([.D637]-[.C637])" table:style-name="ce3">
            <text:p>2759</text:p>
          </table:table-cell>
          <table:table-cell office:value-type="float" office:value="67869" table:formula="of:=IFERROR(COM.MICROSOFT.SINGLE(__xludf.dummyfunction(&quot;&quot;&quot;COMPUTED_VALUE&quot;&quot;&quot;));67869)" table:style-name="ce3">
            <text:p>67869</text:p>
          </table:table-cell>
          <table:table-cell office:value-type="float" office:value="0" table:formula="of:=COUNTIF([.D$2:.D1636];[.F637])*[.F63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8479" table:style-name="ce2">
            <text:p>78479</text:p>
          </table:table-cell>
          <table:table-cell office:value-type="float" office:value="43240" table:style-name="ce2">
            <text:p>43240</text:p>
          </table:table-cell>
          <table:table-cell office:value-type="float" office:value="67939" table:style-name="ce3">
            <text:p>67939</text:p>
          </table:table-cell>
          <table:table-cell office:value-type="float" office:value="70838" table:style-name="ce3">
            <text:p>70838</text:p>
          </table:table-cell>
          <table:table-cell office:value-type="float" office:value="2899" table:formula="of:=ABS([.D638]-[.C638])" table:style-name="ce3">
            <text:p>2899</text:p>
          </table:table-cell>
          <table:table-cell office:value-type="float" office:value="67939" table:formula="of:=IFERROR(COM.MICROSOFT.SINGLE(__xludf.dummyfunction(&quot;&quot;&quot;COMPUTED_VALUE&quot;&quot;&quot;));67939)" table:style-name="ce3">
            <text:p>67939</text:p>
          </table:table-cell>
          <table:table-cell office:value-type="float" office:value="0" table:formula="of:=COUNTIF([.D$2:.D1637];[.F638])*[.F63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827" table:style-name="ce2">
            <text:p>31827</text:p>
          </table:table-cell>
          <table:table-cell office:value-type="float" office:value="37146" table:style-name="ce2">
            <text:p>37146</text:p>
          </table:table-cell>
          <table:table-cell office:value-type="float" office:value="67982" table:style-name="ce3">
            <text:p>67982</text:p>
          </table:table-cell>
          <table:table-cell office:value-type="float" office:value="70919" table:style-name="ce3">
            <text:p>70919</text:p>
          </table:table-cell>
          <table:table-cell office:value-type="float" office:value="2937" table:formula="of:=ABS([.D639]-[.C639])" table:style-name="ce3">
            <text:p>2937</text:p>
          </table:table-cell>
          <table:table-cell office:value-type="float" office:value="67982" table:formula="of:=IFERROR(COM.MICROSOFT.SINGLE(__xludf.dummyfunction(&quot;&quot;&quot;COMPUTED_VALUE&quot;&quot;&quot;));67982)" table:style-name="ce3">
            <text:p>67982</text:p>
          </table:table-cell>
          <table:table-cell office:value-type="float" office:value="0" table:formula="of:=COUNTIF([.D$2:.D1638];[.F639])*[.F63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738" table:style-name="ce2">
            <text:p>94738</text:p>
          </table:table-cell>
          <table:table-cell office:value-type="float" office:value="81883" table:style-name="ce2">
            <text:p>81883</text:p>
          </table:table-cell>
          <table:table-cell office:value-type="float" office:value="68212" table:style-name="ce3">
            <text:p>68212</text:p>
          </table:table-cell>
          <table:table-cell office:value-type="float" office:value="70935" table:style-name="ce3">
            <text:p>70935</text:p>
          </table:table-cell>
          <table:table-cell office:value-type="float" office:value="2723" table:formula="of:=ABS([.D640]-[.C640])" table:style-name="ce3">
            <text:p>2723</text:p>
          </table:table-cell>
          <table:table-cell office:value-type="float" office:value="68212" table:formula="of:=IFERROR(COM.MICROSOFT.SINGLE(__xludf.dummyfunction(&quot;&quot;&quot;COMPUTED_VALUE&quot;&quot;&quot;));68212)" table:style-name="ce3">
            <text:p>68212</text:p>
          </table:table-cell>
          <table:table-cell office:value-type="float" office:value="0" table:formula="of:=COUNTIF([.D$2:.D1639];[.F640])*[.F64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541" table:style-name="ce2">
            <text:p>97541</text:p>
          </table:table-cell>
          <table:table-cell office:value-type="float" office:value="79253" table:style-name="ce2">
            <text:p>79253</text:p>
          </table:table-cell>
          <table:table-cell office:value-type="float" office:value="68214" table:style-name="ce3">
            <text:p>68214</text:p>
          </table:table-cell>
          <table:table-cell office:value-type="float" office:value="71081" table:style-name="ce3">
            <text:p>71081</text:p>
          </table:table-cell>
          <table:table-cell office:value-type="float" office:value="2867" table:formula="of:=ABS([.D641]-[.C641])" table:style-name="ce3">
            <text:p>2867</text:p>
          </table:table-cell>
          <table:table-cell office:value-type="float" office:value="68214" table:formula="of:=IFERROR(COM.MICROSOFT.SINGLE(__xludf.dummyfunction(&quot;&quot;&quot;COMPUTED_VALUE&quot;&quot;&quot;));68214)" table:style-name="ce3">
            <text:p>68214</text:p>
          </table:table-cell>
          <table:table-cell office:value-type="float" office:value="0" table:formula="of:=COUNTIF([.D$2:.D1640];[.F641])*[.F64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6855" table:style-name="ce2">
            <text:p>66855</text:p>
          </table:table-cell>
          <table:table-cell office:value-type="float" office:value="29605" table:style-name="ce2">
            <text:p>29605</text:p>
          </table:table-cell>
          <table:table-cell office:value-type="float" office:value="68260" table:style-name="ce3">
            <text:p>68260</text:p>
          </table:table-cell>
          <table:table-cell office:value-type="float" office:value="71081" table:style-name="ce3">
            <text:p>71081</text:p>
          </table:table-cell>
          <table:table-cell office:value-type="float" office:value="2821" table:formula="of:=ABS([.D642]-[.C642])" table:style-name="ce3">
            <text:p>2821</text:p>
          </table:table-cell>
          <table:table-cell office:value-type="float" office:value="68260" table:formula="of:=IFERROR(COM.MICROSOFT.SINGLE(__xludf.dummyfunction(&quot;&quot;&quot;COMPUTED_VALUE&quot;&quot;&quot;));68260)" table:style-name="ce3">
            <text:p>68260</text:p>
          </table:table-cell>
          <table:table-cell office:value-type="float" office:value="0" table:formula="of:=COUNTIF([.D$2:.D1641];[.F642])*[.F64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582" table:style-name="ce2">
            <text:p>70582</text:p>
          </table:table-cell>
          <table:table-cell office:value-type="float" office:value="83297" table:style-name="ce2">
            <text:p>83297</text:p>
          </table:table-cell>
          <table:table-cell office:value-type="float" office:value="68298" table:style-name="ce3">
            <text:p>68298</text:p>
          </table:table-cell>
          <table:table-cell office:value-type="float" office:value="71081" table:style-name="ce3">
            <text:p>71081</text:p>
          </table:table-cell>
          <table:table-cell office:value-type="float" office:value="2783" table:formula="of:=ABS([.D643]-[.C643])" table:style-name="ce3">
            <text:p>2783</text:p>
          </table:table-cell>
          <table:table-cell office:value-type="float" office:value="68298" table:formula="of:=IFERROR(COM.MICROSOFT.SINGLE(__xludf.dummyfunction(&quot;&quot;&quot;COMPUTED_VALUE&quot;&quot;&quot;));68298)" table:style-name="ce3">
            <text:p>68298</text:p>
          </table:table-cell>
          <table:table-cell office:value-type="float" office:value="0" table:formula="of:=COUNTIF([.D$2:.D1642];[.F643])*[.F64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6034" table:style-name="ce2">
            <text:p>66034</text:p>
          </table:table-cell>
          <table:table-cell office:value-type="float" office:value="32135" table:style-name="ce2">
            <text:p>32135</text:p>
          </table:table-cell>
          <table:table-cell office:value-type="float" office:value="68300" table:style-name="ce3">
            <text:p>68300</text:p>
          </table:table-cell>
          <table:table-cell office:value-type="float" office:value="71081" table:style-name="ce3">
            <text:p>71081</text:p>
          </table:table-cell>
          <table:table-cell office:value-type="float" office:value="2781" table:formula="of:=ABS([.D644]-[.C644])" table:style-name="ce3">
            <text:p>2781</text:p>
          </table:table-cell>
          <table:table-cell office:value-type="float" office:value="68300" table:formula="of:=IFERROR(COM.MICROSOFT.SINGLE(__xludf.dummyfunction(&quot;&quot;&quot;COMPUTED_VALUE&quot;&quot;&quot;));68300)" table:style-name="ce3">
            <text:p>68300</text:p>
          </table:table-cell>
          <table:table-cell office:value-type="float" office:value="0" table:formula="of:=COUNTIF([.D$2:.D1643];[.F644])*[.F64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3893" table:style-name="ce2">
            <text:p>33893</text:p>
          </table:table-cell>
          <table:table-cell office:value-type="float" office:value="20394" table:style-name="ce2">
            <text:p>20394</text:p>
          </table:table-cell>
          <table:table-cell office:value-type="float" office:value="68404" table:style-name="ce3">
            <text:p>68404</text:p>
          </table:table-cell>
          <table:table-cell office:value-type="float" office:value="71264" table:style-name="ce3">
            <text:p>71264</text:p>
          </table:table-cell>
          <table:table-cell office:value-type="float" office:value="2860" table:formula="of:=ABS([.D645]-[.C645])" table:style-name="ce3">
            <text:p>2860</text:p>
          </table:table-cell>
          <table:table-cell office:value-type="float" office:value="68404" table:formula="of:=IFERROR(COM.MICROSOFT.SINGLE(__xludf.dummyfunction(&quot;&quot;&quot;COMPUTED_VALUE&quot;&quot;&quot;));68404)" table:style-name="ce3">
            <text:p>68404</text:p>
          </table:table-cell>
          <table:table-cell office:value-type="float" office:value="0" table:formula="of:=COUNTIF([.D$2:.D1644];[.F645])*[.F64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467" table:style-name="ce2">
            <text:p>77467</text:p>
          </table:table-cell>
          <table:table-cell office:value-type="float" office:value="68822" table:style-name="ce2">
            <text:p>68822</text:p>
          </table:table-cell>
          <table:table-cell office:value-type="float" office:value="68550" table:style-name="ce3">
            <text:p>68550</text:p>
          </table:table-cell>
          <table:table-cell office:value-type="float" office:value="71352" table:style-name="ce3">
            <text:p>71352</text:p>
          </table:table-cell>
          <table:table-cell office:value-type="float" office:value="2802" table:formula="of:=ABS([.D646]-[.C646])" table:style-name="ce3">
            <text:p>2802</text:p>
          </table:table-cell>
          <table:table-cell office:value-type="float" office:value="68550" table:formula="of:=IFERROR(COM.MICROSOFT.SINGLE(__xludf.dummyfunction(&quot;&quot;&quot;COMPUTED_VALUE&quot;&quot;&quot;));68550)" table:style-name="ce3">
            <text:p>68550</text:p>
          </table:table-cell>
          <table:table-cell office:value-type="float" office:value="0" table:formula="of:=COUNTIF([.D$2:.D1645];[.F646])*[.F64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7149" table:style-name="ce2">
            <text:p>37149</text:p>
          </table:table-cell>
          <table:table-cell office:value-type="float" office:value="79166" table:style-name="ce2">
            <text:p>79166</text:p>
          </table:table-cell>
          <table:table-cell office:value-type="float" office:value="68611" table:style-name="ce3">
            <text:p>68611</text:p>
          </table:table-cell>
          <table:table-cell office:value-type="float" office:value="71394" table:style-name="ce3">
            <text:p>71394</text:p>
          </table:table-cell>
          <table:table-cell office:value-type="float" office:value="2783" table:formula="of:=ABS([.D647]-[.C647])" table:style-name="ce3">
            <text:p>2783</text:p>
          </table:table-cell>
          <table:table-cell office:value-type="float" office:value="68611" table:formula="of:=IFERROR(COM.MICROSOFT.SINGLE(__xludf.dummyfunction(&quot;&quot;&quot;COMPUTED_VALUE&quot;&quot;&quot;));68611)" table:style-name="ce3">
            <text:p>68611</text:p>
          </table:table-cell>
          <table:table-cell office:value-type="float" office:value="0" table:formula="of:=COUNTIF([.D$2:.D1646];[.F647])*[.F64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2676" table:style-name="ce2">
            <text:p>22676</text:p>
          </table:table-cell>
          <table:table-cell office:value-type="float" office:value="28333" table:style-name="ce2">
            <text:p>28333</text:p>
          </table:table-cell>
          <table:table-cell office:value-type="float" office:value="68621" table:style-name="ce3">
            <text:p>68621</text:p>
          </table:table-cell>
          <table:table-cell office:value-type="float" office:value="71800" table:style-name="ce3">
            <text:p>71800</text:p>
          </table:table-cell>
          <table:table-cell office:value-type="float" office:value="3179" table:formula="of:=ABS([.D648]-[.C648])" table:style-name="ce3">
            <text:p>3179</text:p>
          </table:table-cell>
          <table:table-cell office:value-type="float" office:value="68621" table:formula="of:=IFERROR(COM.MICROSOFT.SINGLE(__xludf.dummyfunction(&quot;&quot;&quot;COMPUTED_VALUE&quot;&quot;&quot;));68621)" table:style-name="ce3">
            <text:p>68621</text:p>
          </table:table-cell>
          <table:table-cell office:value-type="float" office:value="0" table:formula="of:=COUNTIF([.D$2:.D1647];[.F648])*[.F64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029" table:style-name="ce2">
            <text:p>92029</text:p>
          </table:table-cell>
          <table:table-cell office:value-type="float" office:value="47166" table:style-name="ce2">
            <text:p>47166</text:p>
          </table:table-cell>
          <table:table-cell office:value-type="float" office:value="68791" table:style-name="ce3">
            <text:p>68791</text:p>
          </table:table-cell>
          <table:table-cell office:value-type="float" office:value="71845" table:style-name="ce3">
            <text:p>71845</text:p>
          </table:table-cell>
          <table:table-cell office:value-type="float" office:value="3054" table:formula="of:=ABS([.D649]-[.C649])" table:style-name="ce3">
            <text:p>3054</text:p>
          </table:table-cell>
          <table:table-cell office:value-type="float" office:value="68791" table:formula="of:=IFERROR(COM.MICROSOFT.SINGLE(__xludf.dummyfunction(&quot;&quot;&quot;COMPUTED_VALUE&quot;&quot;&quot;));68791)" table:style-name="ce3">
            <text:p>68791</text:p>
          </table:table-cell>
          <table:table-cell office:value-type="float" office:value="0" table:formula="of:=COUNTIF([.D$2:.D1648];[.F649])*[.F64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520" table:style-name="ce2">
            <text:p>94520</text:p>
          </table:table-cell>
          <table:table-cell office:value-type="float" office:value="70838" table:style-name="ce2">
            <text:p>70838</text:p>
          </table:table-cell>
          <table:table-cell office:value-type="float" office:value="68804" table:style-name="ce3">
            <text:p>68804</text:p>
          </table:table-cell>
          <table:table-cell office:value-type="float" office:value="72085" table:style-name="ce3">
            <text:p>72085</text:p>
          </table:table-cell>
          <table:table-cell office:value-type="float" office:value="3281" table:formula="of:=ABS([.D650]-[.C650])" table:style-name="ce3">
            <text:p>3281</text:p>
          </table:table-cell>
          <table:table-cell office:value-type="float" office:value="68804" table:formula="of:=IFERROR(COM.MICROSOFT.SINGLE(__xludf.dummyfunction(&quot;&quot;&quot;COMPUTED_VALUE&quot;&quot;&quot;));68804)" table:style-name="ce3">
            <text:p>68804</text:p>
          </table:table-cell>
          <table:table-cell office:value-type="float" office:value="0" table:formula="of:=COUNTIF([.D$2:.D1649];[.F650])*[.F65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370" table:style-name="ce2">
            <text:p>45370</text:p>
          </table:table-cell>
          <table:table-cell office:value-type="float" office:value="79253" table:style-name="ce2">
            <text:p>79253</text:p>
          </table:table-cell>
          <table:table-cell office:value-type="float" office:value="68813" table:style-name="ce3">
            <text:p>68813</text:p>
          </table:table-cell>
          <table:table-cell office:value-type="float" office:value="72086" table:style-name="ce3">
            <text:p>72086</text:p>
          </table:table-cell>
          <table:table-cell office:value-type="float" office:value="3273" table:formula="of:=ABS([.D651]-[.C651])" table:style-name="ce3">
            <text:p>3273</text:p>
          </table:table-cell>
          <table:table-cell office:value-type="float" office:value="68813" table:formula="of:=IFERROR(COM.MICROSOFT.SINGLE(__xludf.dummyfunction(&quot;&quot;&quot;COMPUTED_VALUE&quot;&quot;&quot;));68813)" table:style-name="ce3">
            <text:p>68813</text:p>
          </table:table-cell>
          <table:table-cell office:value-type="float" office:value="0" table:formula="of:=COUNTIF([.D$2:.D1650];[.F651])*[.F65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953" table:style-name="ce2">
            <text:p>86953</text:p>
          </table:table-cell>
          <table:table-cell office:value-type="float" office:value="50576" table:style-name="ce2">
            <text:p>50576</text:p>
          </table:table-cell>
          <table:table-cell office:value-type="float" office:value="68822" table:style-name="ce3">
            <text:p>68822</text:p>
          </table:table-cell>
          <table:table-cell office:value-type="float" office:value="72188" table:style-name="ce3">
            <text:p>72188</text:p>
          </table:table-cell>
          <table:table-cell office:value-type="float" office:value="3366" table:formula="of:=ABS([.D652]-[.C652])" table:style-name="ce3">
            <text:p>3366</text:p>
          </table:table-cell>
          <table:table-cell office:value-type="float" office:value="68822" table:formula="of:=IFERROR(COM.MICROSOFT.SINGLE(__xludf.dummyfunction(&quot;&quot;&quot;COMPUTED_VALUE&quot;&quot;&quot;));68822)" table:style-name="ce3">
            <text:p>68822</text:p>
          </table:table-cell>
          <table:table-cell office:value-type="float" office:value="894686" table:formula="of:=COUNTIF([.D$2:.D1651];[.F652])*[.F652]" table:style-name="ce3">
            <text:p>894686</text:p>
          </table:table-cell>
          <table:table-cell table:number-columns-repeated="16377"/>
        </table:table-row>
        <table:table-row table:style-name="ro1">
          <table:table-cell office:value-type="float" office:value="12736" table:style-name="ce2">
            <text:p>12736</text:p>
          </table:table-cell>
          <table:table-cell office:value-type="float" office:value="16934" table:style-name="ce2">
            <text:p>16934</text:p>
          </table:table-cell>
          <table:table-cell office:value-type="float" office:value="69033" table:style-name="ce3">
            <text:p>69033</text:p>
          </table:table-cell>
          <table:table-cell office:value-type="float" office:value="72338" table:style-name="ce3">
            <text:p>72338</text:p>
          </table:table-cell>
          <table:table-cell office:value-type="float" office:value="3305" table:formula="of:=ABS([.D653]-[.C653])" table:style-name="ce3">
            <text:p>3305</text:p>
          </table:table-cell>
          <table:table-cell office:value-type="float" office:value="69033" table:formula="of:=IFERROR(COM.MICROSOFT.SINGLE(__xludf.dummyfunction(&quot;&quot;&quot;COMPUTED_VALUE&quot;&quot;&quot;));69033)" table:style-name="ce3">
            <text:p>69033</text:p>
          </table:table-cell>
          <table:table-cell office:value-type="float" office:value="0" table:formula="of:=COUNTIF([.D$2:.D1652];[.F653])*[.F65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7014" table:style-name="ce2">
            <text:p>37014</text:p>
          </table:table-cell>
          <table:table-cell office:value-type="float" office:value="41185" table:style-name="ce2">
            <text:p>41185</text:p>
          </table:table-cell>
          <table:table-cell office:value-type="float" office:value="69037" table:style-name="ce3">
            <text:p>69037</text:p>
          </table:table-cell>
          <table:table-cell office:value-type="float" office:value="72362" table:style-name="ce3">
            <text:p>72362</text:p>
          </table:table-cell>
          <table:table-cell office:value-type="float" office:value="3325" table:formula="of:=ABS([.D654]-[.C654])" table:style-name="ce3">
            <text:p>3325</text:p>
          </table:table-cell>
          <table:table-cell office:value-type="float" office:value="69037" table:formula="of:=IFERROR(COM.MICROSOFT.SINGLE(__xludf.dummyfunction(&quot;&quot;&quot;COMPUTED_VALUE&quot;&quot;&quot;));69037)" table:style-name="ce3">
            <text:p>69037</text:p>
          </table:table-cell>
          <table:table-cell office:value-type="float" office:value="0" table:formula="of:=COUNTIF([.D$2:.D1653];[.F654])*[.F65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5511" table:style-name="ce2">
            <text:p>95511</text:p>
          </table:table-cell>
          <table:table-cell office:value-type="float" office:value="85166" table:style-name="ce2">
            <text:p>85166</text:p>
          </table:table-cell>
          <table:table-cell office:value-type="float" office:value="69239" table:style-name="ce3">
            <text:p>69239</text:p>
          </table:table-cell>
          <table:table-cell office:value-type="float" office:value="72374" table:style-name="ce3">
            <text:p>72374</text:p>
          </table:table-cell>
          <table:table-cell office:value-type="float" office:value="3135" table:formula="of:=ABS([.D655]-[.C655])" table:style-name="ce3">
            <text:p>3135</text:p>
          </table:table-cell>
          <table:table-cell office:value-type="float" office:value="69239" table:formula="of:=IFERROR(COM.MICROSOFT.SINGLE(__xludf.dummyfunction(&quot;&quot;&quot;COMPUTED_VALUE&quot;&quot;&quot;));69239)" table:style-name="ce3">
            <text:p>69239</text:p>
          </table:table-cell>
          <table:table-cell office:value-type="float" office:value="0" table:formula="of:=COUNTIF([.D$2:.D1654];[.F655])*[.F65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629" table:style-name="ce2">
            <text:p>93629</text:p>
          </table:table-cell>
          <table:table-cell office:value-type="float" office:value="61042" table:style-name="ce2">
            <text:p>61042</text:p>
          </table:table-cell>
          <table:table-cell office:value-type="float" office:value="69251" table:style-name="ce3">
            <text:p>69251</text:p>
          </table:table-cell>
          <table:table-cell office:value-type="float" office:value="72376" table:style-name="ce3">
            <text:p>72376</text:p>
          </table:table-cell>
          <table:table-cell office:value-type="float" office:value="3125" table:formula="of:=ABS([.D656]-[.C656])" table:style-name="ce3">
            <text:p>3125</text:p>
          </table:table-cell>
          <table:table-cell office:value-type="float" office:value="69251" table:formula="of:=IFERROR(COM.MICROSOFT.SINGLE(__xludf.dummyfunction(&quot;&quot;&quot;COMPUTED_VALUE&quot;&quot;&quot;));69251)" table:style-name="ce3">
            <text:p>69251</text:p>
          </table:table-cell>
          <table:table-cell office:value-type="float" office:value="0" table:formula="of:=COUNTIF([.D$2:.D1655];[.F656])*[.F65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5831" table:style-name="ce2">
            <text:p>95831</text:p>
          </table:table-cell>
          <table:table-cell office:value-type="float" office:value="40730" table:style-name="ce2">
            <text:p>40730</text:p>
          </table:table-cell>
          <table:table-cell office:value-type="float" office:value="69296" table:style-name="ce3">
            <text:p>69296</text:p>
          </table:table-cell>
          <table:table-cell office:value-type="float" office:value="72376" table:style-name="ce3">
            <text:p>72376</text:p>
          </table:table-cell>
          <table:table-cell office:value-type="float" office:value="3080" table:formula="of:=ABS([.D657]-[.C657])" table:style-name="ce3">
            <text:p>3080</text:p>
          </table:table-cell>
          <table:table-cell office:value-type="float" office:value="69296" table:formula="of:=IFERROR(COM.MICROSOFT.SINGLE(__xludf.dummyfunction(&quot;&quot;&quot;COMPUTED_VALUE&quot;&quot;&quot;));69296)" table:style-name="ce3">
            <text:p>69296</text:p>
          </table:table-cell>
          <table:table-cell office:value-type="float" office:value="0" table:formula="of:=COUNTIF([.D$2:.D1656];[.F657])*[.F65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6049" table:style-name="ce2">
            <text:p>56049</text:p>
          </table:table-cell>
          <table:table-cell office:value-type="float" office:value="80299" table:style-name="ce2">
            <text:p>80299</text:p>
          </table:table-cell>
          <table:table-cell office:value-type="float" office:value="69366" table:style-name="ce3">
            <text:p>69366</text:p>
          </table:table-cell>
          <table:table-cell office:value-type="float" office:value="72376" table:style-name="ce3">
            <text:p>72376</text:p>
          </table:table-cell>
          <table:table-cell office:value-type="float" office:value="3010" table:formula="of:=ABS([.D658]-[.C658])" table:style-name="ce3">
            <text:p>3010</text:p>
          </table:table-cell>
          <table:table-cell office:value-type="float" office:value="69366" table:formula="of:=IFERROR(COM.MICROSOFT.SINGLE(__xludf.dummyfunction(&quot;&quot;&quot;COMPUTED_VALUE&quot;&quot;&quot;));69366)" table:style-name="ce3">
            <text:p>69366</text:p>
          </table:table-cell>
          <table:table-cell office:value-type="float" office:value="0" table:formula="of:=COUNTIF([.D$2:.D1657];[.F658])*[.F65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9900" table:style-name="ce2">
            <text:p>29900</text:p>
          </table:table-cell>
          <table:table-cell office:value-type="float" office:value="16094" table:style-name="ce2">
            <text:p>16094</text:p>
          </table:table-cell>
          <table:table-cell office:value-type="float" office:value="69378" table:style-name="ce3">
            <text:p>69378</text:p>
          </table:table-cell>
          <table:table-cell office:value-type="float" office:value="72376" table:style-name="ce3">
            <text:p>72376</text:p>
          </table:table-cell>
          <table:table-cell office:value-type="float" office:value="2998" table:formula="of:=ABS([.D659]-[.C659])" table:style-name="ce3">
            <text:p>2998</text:p>
          </table:table-cell>
          <table:table-cell office:value-type="float" office:value="69378" table:formula="of:=IFERROR(COM.MICROSOFT.SINGLE(__xludf.dummyfunction(&quot;&quot;&quot;COMPUTED_VALUE&quot;&quot;&quot;));69378)" table:style-name="ce3">
            <text:p>69378</text:p>
          </table:table-cell>
          <table:table-cell office:value-type="float" office:value="0" table:formula="of:=COUNTIF([.D$2:.D1658];[.F659])*[.F65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032" table:style-name="ce2">
            <text:p>77032</text:p>
          </table:table-cell>
          <table:table-cell office:value-type="float" office:value="47834" table:style-name="ce2">
            <text:p>47834</text:p>
          </table:table-cell>
          <table:table-cell office:value-type="float" office:value="69439" table:style-name="ce3">
            <text:p>69439</text:p>
          </table:table-cell>
          <table:table-cell office:value-type="float" office:value="72376" table:style-name="ce3">
            <text:p>72376</text:p>
          </table:table-cell>
          <table:table-cell office:value-type="float" office:value="2937" table:formula="of:=ABS([.D660]-[.C660])" table:style-name="ce3">
            <text:p>2937</text:p>
          </table:table-cell>
          <table:table-cell office:value-type="float" office:value="69439" table:formula="of:=IFERROR(COM.MICROSOFT.SINGLE(__xludf.dummyfunction(&quot;&quot;&quot;COMPUTED_VALUE&quot;&quot;&quot;));69439)" table:style-name="ce3">
            <text:p>69439</text:p>
          </table:table-cell>
          <table:table-cell office:value-type="float" office:value="0" table:formula="of:=COUNTIF([.D$2:.D1659];[.F660])*[.F66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8320" table:style-name="ce2">
            <text:p>88320</text:p>
          </table:table-cell>
          <table:table-cell office:value-type="float" office:value="64538" table:style-name="ce2">
            <text:p>64538</text:p>
          </table:table-cell>
          <table:table-cell office:value-type="float" office:value="69656" table:style-name="ce3">
            <text:p>69656</text:p>
          </table:table-cell>
          <table:table-cell office:value-type="float" office:value="72376" table:style-name="ce3">
            <text:p>72376</text:p>
          </table:table-cell>
          <table:table-cell office:value-type="float" office:value="2720" table:formula="of:=ABS([.D661]-[.C661])" table:style-name="ce3">
            <text:p>2720</text:p>
          </table:table-cell>
          <table:table-cell office:value-type="float" office:value="69656" table:formula="of:=IFERROR(COM.MICROSOFT.SINGLE(__xludf.dummyfunction(&quot;&quot;&quot;COMPUTED_VALUE&quot;&quot;&quot;));69656)" table:style-name="ce3">
            <text:p>69656</text:p>
          </table:table-cell>
          <table:table-cell office:value-type="float" office:value="0" table:formula="of:=COUNTIF([.D$2:.D1660];[.F661])*[.F66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300" table:style-name="ce2">
            <text:p>68300</text:p>
          </table:table-cell>
          <table:table-cell office:value-type="float" office:value="23040" table:style-name="ce2">
            <text:p>23040</text:p>
          </table:table-cell>
          <table:table-cell office:value-type="float" office:value="69675" table:style-name="ce3">
            <text:p>69675</text:p>
          </table:table-cell>
          <table:table-cell office:value-type="float" office:value="72376" table:style-name="ce3">
            <text:p>72376</text:p>
          </table:table-cell>
          <table:table-cell office:value-type="float" office:value="2701" table:formula="of:=ABS([.D662]-[.C662])" table:style-name="ce3">
            <text:p>2701</text:p>
          </table:table-cell>
          <table:table-cell office:value-type="float" office:value="69675" table:formula="of:=IFERROR(COM.MICROSOFT.SINGLE(__xludf.dummyfunction(&quot;&quot;&quot;COMPUTED_VALUE&quot;&quot;&quot;));69675)" table:style-name="ce3">
            <text:p>69675</text:p>
          </table:table-cell>
          <table:table-cell office:value-type="float" office:value="0" table:formula="of:=COUNTIF([.D$2:.D1661];[.F662])*[.F66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526" table:style-name="ce2">
            <text:p>82526</text:p>
          </table:table-cell>
          <table:table-cell office:value-type="float" office:value="32180" table:style-name="ce2">
            <text:p>32180</text:p>
          </table:table-cell>
          <table:table-cell office:value-type="float" office:value="69857" table:style-name="ce3">
            <text:p>69857</text:p>
          </table:table-cell>
          <table:table-cell office:value-type="float" office:value="72376" table:style-name="ce3">
            <text:p>72376</text:p>
          </table:table-cell>
          <table:table-cell office:value-type="float" office:value="2519" table:formula="of:=ABS([.D663]-[.C663])" table:style-name="ce3">
            <text:p>2519</text:p>
          </table:table-cell>
          <table:table-cell office:value-type="float" office:value="69857" table:formula="of:=IFERROR(COM.MICROSOFT.SINGLE(__xludf.dummyfunction(&quot;&quot;&quot;COMPUTED_VALUE&quot;&quot;&quot;));69857)" table:style-name="ce3">
            <text:p>69857</text:p>
          </table:table-cell>
          <table:table-cell office:value-type="float" office:value="349285" table:formula="of:=COUNTIF([.D$2:.D1662];[.F663])*[.F663]" table:style-name="ce3">
            <text:p>349285</text:p>
          </table:table-cell>
          <table:table-cell table:number-columns-repeated="16377"/>
        </table:table-row>
        <table:table-row table:style-name="ro1">
          <table:table-cell office:value-type="float" office:value="91345" table:style-name="ce2">
            <text:p>91345</text:p>
          </table:table-cell>
          <table:table-cell office:value-type="float" office:value="62370" table:style-name="ce2">
            <text:p>62370</text:p>
          </table:table-cell>
          <table:table-cell office:value-type="float" office:value="70225" table:style-name="ce3">
            <text:p>70225</text:p>
          </table:table-cell>
          <table:table-cell office:value-type="float" office:value="72376" table:style-name="ce3">
            <text:p>72376</text:p>
          </table:table-cell>
          <table:table-cell office:value-type="float" office:value="2151" table:formula="of:=ABS([.D664]-[.C664])" table:style-name="ce3">
            <text:p>2151</text:p>
          </table:table-cell>
          <table:table-cell office:value-type="float" office:value="70225" table:formula="of:=IFERROR(COM.MICROSOFT.SINGLE(__xludf.dummyfunction(&quot;&quot;&quot;COMPUTED_VALUE&quot;&quot;&quot;));70225)" table:style-name="ce3">
            <text:p>70225</text:p>
          </table:table-cell>
          <table:table-cell office:value-type="float" office:value="0" table:formula="of:=COUNTIF([.D$2:.D1663];[.F664])*[.F66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150" table:style-name="ce2">
            <text:p>85150</text:p>
          </table:table-cell>
          <table:table-cell office:value-type="float" office:value="39035" table:style-name="ce2">
            <text:p>39035</text:p>
          </table:table-cell>
          <table:table-cell office:value-type="float" office:value="70237" table:style-name="ce3">
            <text:p>70237</text:p>
          </table:table-cell>
          <table:table-cell office:value-type="float" office:value="72376" table:style-name="ce3">
            <text:p>72376</text:p>
          </table:table-cell>
          <table:table-cell office:value-type="float" office:value="2139" table:formula="of:=ABS([.D665]-[.C665])" table:style-name="ce3">
            <text:p>2139</text:p>
          </table:table-cell>
          <table:table-cell office:value-type="float" office:value="70237" table:formula="of:=IFERROR(COM.MICROSOFT.SINGLE(__xludf.dummyfunction(&quot;&quot;&quot;COMPUTED_VALUE&quot;&quot;&quot;));70237)" table:style-name="ce3">
            <text:p>70237</text:p>
          </table:table-cell>
          <table:table-cell office:value-type="float" office:value="0" table:formula="of:=COUNTIF([.D$2:.D1664];[.F665])*[.F66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519" table:style-name="ce2">
            <text:p>65519</text:p>
          </table:table-cell>
          <table:table-cell office:value-type="float" office:value="44754" table:style-name="ce2">
            <text:p>44754</text:p>
          </table:table-cell>
          <table:table-cell office:value-type="float" office:value="70385" table:style-name="ce3">
            <text:p>70385</text:p>
          </table:table-cell>
          <table:table-cell office:value-type="float" office:value="72376" table:style-name="ce3">
            <text:p>72376</text:p>
          </table:table-cell>
          <table:table-cell office:value-type="float" office:value="1991" table:formula="of:=ABS([.D666]-[.C666])" table:style-name="ce3">
            <text:p>1991</text:p>
          </table:table-cell>
          <table:table-cell office:value-type="float" office:value="70385" table:formula="of:=IFERROR(COM.MICROSOFT.SINGLE(__xludf.dummyfunction(&quot;&quot;&quot;COMPUTED_VALUE&quot;&quot;&quot;));70385)" table:style-name="ce3">
            <text:p>70385</text:p>
          </table:table-cell>
          <table:table-cell office:value-type="float" office:value="0" table:formula="of:=COUNTIF([.D$2:.D1665];[.F666])*[.F66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865" table:style-name="ce2">
            <text:p>10865</text:p>
          </table:table-cell>
          <table:table-cell office:value-type="float" office:value="28011" table:style-name="ce2">
            <text:p>28011</text:p>
          </table:table-cell>
          <table:table-cell office:value-type="float" office:value="70488" table:style-name="ce3">
            <text:p>70488</text:p>
          </table:table-cell>
          <table:table-cell office:value-type="float" office:value="72376" table:style-name="ce3">
            <text:p>72376</text:p>
          </table:table-cell>
          <table:table-cell office:value-type="float" office:value="1888" table:formula="of:=ABS([.D667]-[.C667])" table:style-name="ce3">
            <text:p>1888</text:p>
          </table:table-cell>
          <table:table-cell office:value-type="float" office:value="70488" table:formula="of:=IFERROR(COM.MICROSOFT.SINGLE(__xludf.dummyfunction(&quot;&quot;&quot;COMPUTED_VALUE&quot;&quot;&quot;));70488)" table:style-name="ce3">
            <text:p>70488</text:p>
          </table:table-cell>
          <table:table-cell office:value-type="float" office:value="0" table:formula="of:=COUNTIF([.D$2:.D1666];[.F667])*[.F66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592" table:style-name="ce2">
            <text:p>18592</text:p>
          </table:table-cell>
          <table:table-cell office:value-type="float" office:value="83297" table:style-name="ce2">
            <text:p>83297</text:p>
          </table:table-cell>
          <table:table-cell office:value-type="float" office:value="70582" table:style-name="ce3">
            <text:p>70582</text:p>
          </table:table-cell>
          <table:table-cell office:value-type="float" office:value="72495" table:style-name="ce3">
            <text:p>72495</text:p>
          </table:table-cell>
          <table:table-cell office:value-type="float" office:value="1913" table:formula="of:=ABS([.D668]-[.C668])" table:style-name="ce3">
            <text:p>1913</text:p>
          </table:table-cell>
          <table:table-cell office:value-type="float" office:value="70582" table:formula="of:=IFERROR(COM.MICROSOFT.SINGLE(__xludf.dummyfunction(&quot;&quot;&quot;COMPUTED_VALUE&quot;&quot;&quot;));70582)" table:style-name="ce3">
            <text:p>70582</text:p>
          </table:table-cell>
          <table:table-cell office:value-type="float" office:value="0" table:formula="of:=COUNTIF([.D$2:.D1667];[.F668])*[.F66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078" table:style-name="ce2">
            <text:p>19078</text:p>
          </table:table-cell>
          <table:table-cell office:value-type="float" office:value="62370" table:style-name="ce2">
            <text:p>62370</text:p>
          </table:table-cell>
          <table:table-cell office:value-type="float" office:value="70594" table:style-name="ce3">
            <text:p>70594</text:p>
          </table:table-cell>
          <table:table-cell office:value-type="float" office:value="72634" table:style-name="ce3">
            <text:p>72634</text:p>
          </table:table-cell>
          <table:table-cell office:value-type="float" office:value="2040" table:formula="of:=ABS([.D669]-[.C669])" table:style-name="ce3">
            <text:p>2040</text:p>
          </table:table-cell>
          <table:table-cell office:value-type="float" office:value="70594" table:formula="of:=IFERROR(COM.MICROSOFT.SINGLE(__xludf.dummyfunction(&quot;&quot;&quot;COMPUTED_VALUE&quot;&quot;&quot;));70594)" table:style-name="ce3">
            <text:p>70594</text:p>
          </table:table-cell>
          <table:table-cell office:value-type="float" office:value="0" table:formula="of:=COUNTIF([.D$2:.D1668];[.F669])*[.F66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128" table:style-name="ce2">
            <text:p>65128</text:p>
          </table:table-cell>
          <table:table-cell office:value-type="float" office:value="83297" table:style-name="ce2">
            <text:p>83297</text:p>
          </table:table-cell>
          <table:table-cell office:value-type="float" office:value="70614" table:style-name="ce3">
            <text:p>70614</text:p>
          </table:table-cell>
          <table:table-cell office:value-type="float" office:value="72666" table:style-name="ce3">
            <text:p>72666</text:p>
          </table:table-cell>
          <table:table-cell office:value-type="float" office:value="2052" table:formula="of:=ABS([.D670]-[.C670])" table:style-name="ce3">
            <text:p>2052</text:p>
          </table:table-cell>
          <table:table-cell office:value-type="float" office:value="70614" table:formula="of:=IFERROR(COM.MICROSOFT.SINGLE(__xludf.dummyfunction(&quot;&quot;&quot;COMPUTED_VALUE&quot;&quot;&quot;));70614)" table:style-name="ce3">
            <text:p>70614</text:p>
          </table:table-cell>
          <table:table-cell office:value-type="float" office:value="0" table:formula="of:=COUNTIF([.D$2:.D1669];[.F670])*[.F67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9680" table:style-name="ce2">
            <text:p>29680</text:p>
          </table:table-cell>
          <table:table-cell office:value-type="float" office:value="16423" table:style-name="ce2">
            <text:p>16423</text:p>
          </table:table-cell>
          <table:table-cell office:value-type="float" office:value="70628" table:style-name="ce3">
            <text:p>70628</text:p>
          </table:table-cell>
          <table:table-cell office:value-type="float" office:value="72666" table:style-name="ce3">
            <text:p>72666</text:p>
          </table:table-cell>
          <table:table-cell office:value-type="float" office:value="2038" table:formula="of:=ABS([.D671]-[.C671])" table:style-name="ce3">
            <text:p>2038</text:p>
          </table:table-cell>
          <table:table-cell office:value-type="float" office:value="70628" table:formula="of:=IFERROR(COM.MICROSOFT.SINGLE(__xludf.dummyfunction(&quot;&quot;&quot;COMPUTED_VALUE&quot;&quot;&quot;));70628)" table:style-name="ce3">
            <text:p>70628</text:p>
          </table:table-cell>
          <table:table-cell office:value-type="float" office:value="141256" table:formula="of:=COUNTIF([.D$2:.D1670];[.F671])*[.F671]" table:style-name="ce3">
            <text:p>141256</text:p>
          </table:table-cell>
          <table:table-cell table:number-columns-repeated="16377"/>
        </table:table-row>
        <table:table-row table:style-name="ro1">
          <table:table-cell office:value-type="float" office:value="63907" table:style-name="ce2">
            <text:p>63907</text:p>
          </table:table-cell>
          <table:table-cell office:value-type="float" office:value="60692" table:style-name="ce2">
            <text:p>60692</text:p>
          </table:table-cell>
          <table:table-cell office:value-type="float" office:value="70630" table:style-name="ce3">
            <text:p>70630</text:p>
          </table:table-cell>
          <table:table-cell office:value-type="float" office:value="72666" table:style-name="ce3">
            <text:p>72666</text:p>
          </table:table-cell>
          <table:table-cell office:value-type="float" office:value="2036" table:formula="of:=ABS([.D672]-[.C672])" table:style-name="ce3">
            <text:p>2036</text:p>
          </table:table-cell>
          <table:table-cell office:value-type="float" office:value="70630" table:formula="of:=IFERROR(COM.MICROSOFT.SINGLE(__xludf.dummyfunction(&quot;&quot;&quot;COMPUTED_VALUE&quot;&quot;&quot;));70630)" table:style-name="ce3">
            <text:p>70630</text:p>
          </table:table-cell>
          <table:table-cell office:value-type="float" office:value="0" table:formula="of:=COUNTIF([.D$2:.D1671];[.F672])*[.F67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189" table:style-name="ce2">
            <text:p>52189</text:p>
          </table:table-cell>
          <table:table-cell office:value-type="float" office:value="79101" table:style-name="ce2">
            <text:p>79101</text:p>
          </table:table-cell>
          <table:table-cell office:value-type="float" office:value="70715" table:style-name="ce3">
            <text:p>70715</text:p>
          </table:table-cell>
          <table:table-cell office:value-type="float" office:value="72666" table:style-name="ce3">
            <text:p>72666</text:p>
          </table:table-cell>
          <table:table-cell office:value-type="float" office:value="1951" table:formula="of:=ABS([.D673]-[.C673])" table:style-name="ce3">
            <text:p>1951</text:p>
          </table:table-cell>
          <table:table-cell office:value-type="float" office:value="70715" table:formula="of:=IFERROR(COM.MICROSOFT.SINGLE(__xludf.dummyfunction(&quot;&quot;&quot;COMPUTED_VALUE&quot;&quot;&quot;));70715)" table:style-name="ce3">
            <text:p>70715</text:p>
          </table:table-cell>
          <table:table-cell office:value-type="float" office:value="0" table:formula="of:=COUNTIF([.D$2:.D1672];[.F673])*[.F67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0834" table:style-name="ce2">
            <text:p>50834</text:p>
          </table:table-cell>
          <table:table-cell office:value-type="float" office:value="68822" table:style-name="ce2">
            <text:p>68822</text:p>
          </table:table-cell>
          <table:table-cell office:value-type="float" office:value="70719" table:style-name="ce3">
            <text:p>70719</text:p>
          </table:table-cell>
          <table:table-cell office:value-type="float" office:value="72666" table:style-name="ce3">
            <text:p>72666</text:p>
          </table:table-cell>
          <table:table-cell office:value-type="float" office:value="1947" table:formula="of:=ABS([.D674]-[.C674])" table:style-name="ce3">
            <text:p>1947</text:p>
          </table:table-cell>
          <table:table-cell office:value-type="float" office:value="70719" table:formula="of:=IFERROR(COM.MICROSOFT.SINGLE(__xludf.dummyfunction(&quot;&quot;&quot;COMPUTED_VALUE&quot;&quot;&quot;));70719)" table:style-name="ce3">
            <text:p>70719</text:p>
          </table:table-cell>
          <table:table-cell office:value-type="float" office:value="0" table:formula="of:=COUNTIF([.D$2:.D1673];[.F674])*[.F67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390" table:style-name="ce2">
            <text:p>48390</text:p>
          </table:table-cell>
          <table:table-cell office:value-type="float" office:value="98628" table:style-name="ce2">
            <text:p>98628</text:p>
          </table:table-cell>
          <table:table-cell office:value-type="float" office:value="70753" table:style-name="ce3">
            <text:p>70753</text:p>
          </table:table-cell>
          <table:table-cell office:value-type="float" office:value="72666" table:style-name="ce3">
            <text:p>72666</text:p>
          </table:table-cell>
          <table:table-cell office:value-type="float" office:value="1913" table:formula="of:=ABS([.D675]-[.C675])" table:style-name="ce3">
            <text:p>1913</text:p>
          </table:table-cell>
          <table:table-cell office:value-type="float" office:value="70753" table:formula="of:=IFERROR(COM.MICROSOFT.SINGLE(__xludf.dummyfunction(&quot;&quot;&quot;COMPUTED_VALUE&quot;&quot;&quot;));70753)" table:style-name="ce3">
            <text:p>70753</text:p>
          </table:table-cell>
          <table:table-cell office:value-type="float" office:value="0" table:formula="of:=COUNTIF([.D$2:.D1674];[.F675])*[.F67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835" table:style-name="ce2">
            <text:p>16835</text:p>
          </table:table-cell>
          <table:table-cell office:value-type="float" office:value="43240" table:style-name="ce2">
            <text:p>43240</text:p>
          </table:table-cell>
          <table:table-cell office:value-type="float" office:value="70795" table:style-name="ce3">
            <text:p>70795</text:p>
          </table:table-cell>
          <table:table-cell office:value-type="float" office:value="72666" table:style-name="ce3">
            <text:p>72666</text:p>
          </table:table-cell>
          <table:table-cell office:value-type="float" office:value="1871" table:formula="of:=ABS([.D676]-[.C676])" table:style-name="ce3">
            <text:p>1871</text:p>
          </table:table-cell>
          <table:table-cell office:value-type="float" office:value="70795" table:formula="of:=IFERROR(COM.MICROSOFT.SINGLE(__xludf.dummyfunction(&quot;&quot;&quot;COMPUTED_VALUE&quot;&quot;&quot;));70795)" table:style-name="ce3">
            <text:p>70795</text:p>
          </table:table-cell>
          <table:table-cell office:value-type="float" office:value="0" table:formula="of:=COUNTIF([.D$2:.D1675];[.F676])*[.F67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523" table:style-name="ce2">
            <text:p>16523</text:p>
          </table:table-cell>
          <table:table-cell office:value-type="float" office:value="58031" table:style-name="ce2">
            <text:p>58031</text:p>
          </table:table-cell>
          <table:table-cell office:value-type="float" office:value="70882" table:style-name="ce3">
            <text:p>70882</text:p>
          </table:table-cell>
          <table:table-cell office:value-type="float" office:value="72666" table:style-name="ce3">
            <text:p>72666</text:p>
          </table:table-cell>
          <table:table-cell office:value-type="float" office:value="1784" table:formula="of:=ABS([.D677]-[.C677])" table:style-name="ce3">
            <text:p>1784</text:p>
          </table:table-cell>
          <table:table-cell office:value-type="float" office:value="70882" table:formula="of:=IFERROR(COM.MICROSOFT.SINGLE(__xludf.dummyfunction(&quot;&quot;&quot;COMPUTED_VALUE&quot;&quot;&quot;));70882)" table:style-name="ce3">
            <text:p>70882</text:p>
          </table:table-cell>
          <table:table-cell office:value-type="float" office:value="0" table:formula="of:=COUNTIF([.D$2:.D1676];[.F677])*[.F67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3750" table:style-name="ce2">
            <text:p>23750</text:p>
          </table:table-cell>
          <table:table-cell office:value-type="float" office:value="72666" table:style-name="ce2">
            <text:p>72666</text:p>
          </table:table-cell>
          <table:table-cell office:value-type="float" office:value="70897" table:style-name="ce3">
            <text:p>70897</text:p>
          </table:table-cell>
          <table:table-cell office:value-type="float" office:value="72666" table:style-name="ce3">
            <text:p>72666</text:p>
          </table:table-cell>
          <table:table-cell office:value-type="float" office:value="1769" table:formula="of:=ABS([.D678]-[.C678])" table:style-name="ce3">
            <text:p>1769</text:p>
          </table:table-cell>
          <table:table-cell office:value-type="float" office:value="70897" table:formula="of:=IFERROR(COM.MICROSOFT.SINGLE(__xludf.dummyfunction(&quot;&quot;&quot;COMPUTED_VALUE&quot;&quot;&quot;));70897)" table:style-name="ce3">
            <text:p>70897</text:p>
          </table:table-cell>
          <table:table-cell office:value-type="float" office:value="0" table:formula="of:=COUNTIF([.D$2:.D1677];[.F678])*[.F67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801" table:style-name="ce2">
            <text:p>93801</text:p>
          </table:table-cell>
          <table:table-cell office:value-type="float" office:value="62698" table:style-name="ce2">
            <text:p>62698</text:p>
          </table:table-cell>
          <table:table-cell office:value-type="float" office:value="70951" table:style-name="ce3">
            <text:p>70951</text:p>
          </table:table-cell>
          <table:table-cell office:value-type="float" office:value="72666" table:style-name="ce3">
            <text:p>72666</text:p>
          </table:table-cell>
          <table:table-cell office:value-type="float" office:value="1715" table:formula="of:=ABS([.D679]-[.C679])" table:style-name="ce3">
            <text:p>1715</text:p>
          </table:table-cell>
          <table:table-cell office:value-type="float" office:value="70951" table:formula="of:=IFERROR(COM.MICROSOFT.SINGLE(__xludf.dummyfunction(&quot;&quot;&quot;COMPUTED_VALUE&quot;&quot;&quot;));70951)" table:style-name="ce3">
            <text:p>70951</text:p>
          </table:table-cell>
          <table:table-cell office:value-type="float" office:value="0" table:formula="of:=COUNTIF([.D$2:.D1678];[.F679])*[.F67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455" table:style-name="ce2">
            <text:p>15455</text:p>
          </table:table-cell>
          <table:table-cell office:value-type="float" office:value="85166" table:style-name="ce2">
            <text:p>85166</text:p>
          </table:table-cell>
          <table:table-cell office:value-type="float" office:value="70981" table:style-name="ce3">
            <text:p>70981</text:p>
          </table:table-cell>
          <table:table-cell office:value-type="float" office:value="72666" table:style-name="ce3">
            <text:p>72666</text:p>
          </table:table-cell>
          <table:table-cell office:value-type="float" office:value="1685" table:formula="of:=ABS([.D680]-[.C680])" table:style-name="ce3">
            <text:p>1685</text:p>
          </table:table-cell>
          <table:table-cell office:value-type="float" office:value="70981" table:formula="of:=IFERROR(COM.MICROSOFT.SINGLE(__xludf.dummyfunction(&quot;&quot;&quot;COMPUTED_VALUE&quot;&quot;&quot;));70981)" table:style-name="ce3">
            <text:p>70981</text:p>
          </table:table-cell>
          <table:table-cell office:value-type="float" office:value="0" table:formula="of:=COUNTIF([.D$2:.D1679];[.F680])*[.F68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9313" table:style-name="ce2">
            <text:p>39313</text:p>
          </table:table-cell>
          <table:table-cell office:value-type="float" office:value="39154" table:style-name="ce2">
            <text:p>39154</text:p>
          </table:table-cell>
          <table:table-cell office:value-type="float" office:value="71081" table:style-name="ce3">
            <text:p>71081</text:p>
          </table:table-cell>
          <table:table-cell office:value-type="float" office:value="72666" table:style-name="ce3">
            <text:p>72666</text:p>
          </table:table-cell>
          <table:table-cell office:value-type="float" office:value="1585" table:formula="of:=ABS([.D681]-[.C681])" table:style-name="ce3">
            <text:p>1585</text:p>
          </table:table-cell>
          <table:table-cell office:value-type="float" office:value="71081" table:formula="of:=IFERROR(COM.MICROSOFT.SINGLE(__xludf.dummyfunction(&quot;&quot;&quot;COMPUTED_VALUE&quot;&quot;&quot;));71081)" table:style-name="ce3">
            <text:p>71081</text:p>
          </table:table-cell>
          <table:table-cell office:value-type="float" office:value="284324" table:formula="of:=COUNTIF([.D$2:.D1680];[.F681])*[.F681]" table:style-name="ce3">
            <text:p>284324</text:p>
          </table:table-cell>
          <table:table-cell table:number-columns-repeated="16377"/>
        </table:table-row>
        <table:table-row table:style-name="ro1">
          <table:table-cell office:value-type="float" office:value="12246" table:style-name="ce2">
            <text:p>12246</text:p>
          </table:table-cell>
          <table:table-cell office:value-type="float" office:value="29615" table:style-name="ce2">
            <text:p>29615</text:p>
          </table:table-cell>
          <table:table-cell office:value-type="float" office:value="71151" table:style-name="ce3">
            <text:p>71151</text:p>
          </table:table-cell>
          <table:table-cell office:value-type="float" office:value="72666" table:style-name="ce3">
            <text:p>72666</text:p>
          </table:table-cell>
          <table:table-cell office:value-type="float" office:value="1515" table:formula="of:=ABS([.D682]-[.C682])" table:style-name="ce3">
            <text:p>1515</text:p>
          </table:table-cell>
          <table:table-cell office:value-type="float" office:value="71151" table:formula="of:=IFERROR(COM.MICROSOFT.SINGLE(__xludf.dummyfunction(&quot;&quot;&quot;COMPUTED_VALUE&quot;&quot;&quot;));71151)" table:style-name="ce3">
            <text:p>71151</text:p>
          </table:table-cell>
          <table:table-cell office:value-type="float" office:value="0" table:formula="of:=COUNTIF([.D$2:.D1681];[.F682])*[.F68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7256" table:style-name="ce2">
            <text:p>57256</text:p>
          </table:table-cell>
          <table:table-cell office:value-type="float" office:value="28645" table:style-name="ce2">
            <text:p>28645</text:p>
          </table:table-cell>
          <table:table-cell office:value-type="float" office:value="71356" table:style-name="ce3">
            <text:p>71356</text:p>
          </table:table-cell>
          <table:table-cell office:value-type="float" office:value="72666" table:style-name="ce3">
            <text:p>72666</text:p>
          </table:table-cell>
          <table:table-cell office:value-type="float" office:value="1310" table:formula="of:=ABS([.D683]-[.C683])" table:style-name="ce3">
            <text:p>1310</text:p>
          </table:table-cell>
          <table:table-cell office:value-type="float" office:value="71356" table:formula="of:=IFERROR(COM.MICROSOFT.SINGLE(__xludf.dummyfunction(&quot;&quot;&quot;COMPUTED_VALUE&quot;&quot;&quot;));71356)" table:style-name="ce3">
            <text:p>71356</text:p>
          </table:table-cell>
          <table:table-cell office:value-type="float" office:value="0" table:formula="of:=COUNTIF([.D$2:.D1682];[.F683])*[.F68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719" table:style-name="ce2">
            <text:p>70719</text:p>
          </table:table-cell>
          <table:table-cell office:value-type="float" office:value="80450" table:style-name="ce2">
            <text:p>80450</text:p>
          </table:table-cell>
          <table:table-cell office:value-type="float" office:value="71377" table:style-name="ce3">
            <text:p>71377</text:p>
          </table:table-cell>
          <table:table-cell office:value-type="float" office:value="72666" table:style-name="ce3">
            <text:p>72666</text:p>
          </table:table-cell>
          <table:table-cell office:value-type="float" office:value="1289" table:formula="of:=ABS([.D684]-[.C684])" table:style-name="ce3">
            <text:p>1289</text:p>
          </table:table-cell>
          <table:table-cell office:value-type="float" office:value="71377" table:formula="of:=IFERROR(COM.MICROSOFT.SINGLE(__xludf.dummyfunction(&quot;&quot;&quot;COMPUTED_VALUE&quot;&quot;&quot;));71377)" table:style-name="ce3">
            <text:p>71377</text:p>
          </table:table-cell>
          <table:table-cell office:value-type="float" office:value="0" table:formula="of:=COUNTIF([.D$2:.D1683];[.F684])*[.F68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935" table:style-name="ce2">
            <text:p>93935</text:p>
          </table:table-cell>
          <table:table-cell office:value-type="float" office:value="11251" table:style-name="ce2">
            <text:p>11251</text:p>
          </table:table-cell>
          <table:table-cell office:value-type="float" office:value="71402" table:style-name="ce3">
            <text:p>71402</text:p>
          </table:table-cell>
          <table:table-cell office:value-type="float" office:value="72666" table:style-name="ce3">
            <text:p>72666</text:p>
          </table:table-cell>
          <table:table-cell office:value-type="float" office:value="1264" table:formula="of:=ABS([.D685]-[.C685])" table:style-name="ce3">
            <text:p>1264</text:p>
          </table:table-cell>
          <table:table-cell office:value-type="float" office:value="71402" table:formula="of:=IFERROR(COM.MICROSOFT.SINGLE(__xludf.dummyfunction(&quot;&quot;&quot;COMPUTED_VALUE&quot;&quot;&quot;));71402)" table:style-name="ce3">
            <text:p>71402</text:p>
          </table:table-cell>
          <table:table-cell office:value-type="float" office:value="0" table:formula="of:=COUNTIF([.D$2:.D1684];[.F685])*[.F68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629" table:style-name="ce2">
            <text:p>49629</text:p>
          </table:table-cell>
          <table:table-cell office:value-type="float" office:value="43085" table:style-name="ce2">
            <text:p>43085</text:p>
          </table:table-cell>
          <table:table-cell office:value-type="float" office:value="71499" table:style-name="ce3">
            <text:p>71499</text:p>
          </table:table-cell>
          <table:table-cell office:value-type="float" office:value="72666" table:style-name="ce3">
            <text:p>72666</text:p>
          </table:table-cell>
          <table:table-cell office:value-type="float" office:value="1167" table:formula="of:=ABS([.D686]-[.C686])" table:style-name="ce3">
            <text:p>1167</text:p>
          </table:table-cell>
          <table:table-cell office:value-type="float" office:value="71499" table:formula="of:=IFERROR(COM.MICROSOFT.SINGLE(__xludf.dummyfunction(&quot;&quot;&quot;COMPUTED_VALUE&quot;&quot;&quot;));71499)" table:style-name="ce3">
            <text:p>71499</text:p>
          </table:table-cell>
          <table:table-cell office:value-type="float" office:value="0" table:formula="of:=COUNTIF([.D$2:.D1685];[.F686])*[.F68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8611" table:style-name="ce2">
            <text:p>68611</text:p>
          </table:table-cell>
          <table:table-cell office:value-type="float" office:value="12734" table:style-name="ce2">
            <text:p>12734</text:p>
          </table:table-cell>
          <table:table-cell office:value-type="float" office:value="71622" table:style-name="ce3">
            <text:p>71622</text:p>
          </table:table-cell>
          <table:table-cell office:value-type="float" office:value="72666" table:style-name="ce3">
            <text:p>72666</text:p>
          </table:table-cell>
          <table:table-cell office:value-type="float" office:value="1044" table:formula="of:=ABS([.D687]-[.C687])" table:style-name="ce3">
            <text:p>1044</text:p>
          </table:table-cell>
          <table:table-cell office:value-type="float" office:value="71622" table:formula="of:=IFERROR(COM.MICROSOFT.SINGLE(__xludf.dummyfunction(&quot;&quot;&quot;COMPUTED_VALUE&quot;&quot;&quot;));71622)" table:style-name="ce3">
            <text:p>71622</text:p>
          </table:table-cell>
          <table:table-cell office:value-type="float" office:value="0" table:formula="of:=COUNTIF([.D$2:.D1686];[.F687])*[.F68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656" table:style-name="ce2">
            <text:p>69656</text:p>
          </table:table-cell>
          <table:table-cell office:value-type="float" office:value="44568" table:style-name="ce2">
            <text:p>44568</text:p>
          </table:table-cell>
          <table:table-cell office:value-type="float" office:value="71629" table:style-name="ce3">
            <text:p>71629</text:p>
          </table:table-cell>
          <table:table-cell office:value-type="float" office:value="72666" table:style-name="ce3">
            <text:p>72666</text:p>
          </table:table-cell>
          <table:table-cell office:value-type="float" office:value="1037" table:formula="of:=ABS([.D688]-[.C688])" table:style-name="ce3">
            <text:p>1037</text:p>
          </table:table-cell>
          <table:table-cell office:value-type="float" office:value="71629" table:formula="of:=IFERROR(COM.MICROSOFT.SINGLE(__xludf.dummyfunction(&quot;&quot;&quot;COMPUTED_VALUE&quot;&quot;&quot;));71629)" table:style-name="ce3">
            <text:p>71629</text:p>
          </table:table-cell>
          <table:table-cell office:value-type="float" office:value="0" table:formula="of:=COUNTIF([.D$2:.D1687];[.F688])*[.F68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033" table:style-name="ce2">
            <text:p>30033</text:p>
          </table:table-cell>
          <table:table-cell office:value-type="float" office:value="32331" table:style-name="ce2">
            <text:p>32331</text:p>
          </table:table-cell>
          <table:table-cell office:value-type="float" office:value="71921" table:style-name="ce3">
            <text:p>71921</text:p>
          </table:table-cell>
          <table:table-cell office:value-type="float" office:value="72839" table:style-name="ce3">
            <text:p>72839</text:p>
          </table:table-cell>
          <table:table-cell office:value-type="float" office:value="918" table:formula="of:=ABS([.D689]-[.C689])" table:style-name="ce3">
            <text:p>918</text:p>
          </table:table-cell>
          <table:table-cell office:value-type="float" office:value="71921" table:formula="of:=IFERROR(COM.MICROSOFT.SINGLE(__xludf.dummyfunction(&quot;&quot;&quot;COMPUTED_VALUE&quot;&quot;&quot;));71921)" table:style-name="ce3">
            <text:p>71921</text:p>
          </table:table-cell>
          <table:table-cell office:value-type="float" office:value="0" table:formula="of:=COUNTIF([.D$2:.D1688];[.F689])*[.F68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145" table:style-name="ce2">
            <text:p>54145</text:p>
          </table:table-cell>
          <table:table-cell office:value-type="float" office:value="10729" table:style-name="ce2">
            <text:p>10729</text:p>
          </table:table-cell>
          <table:table-cell office:value-type="float" office:value="72008" table:style-name="ce3">
            <text:p>72008</text:p>
          </table:table-cell>
          <table:table-cell office:value-type="float" office:value="72988" table:style-name="ce3">
            <text:p>72988</text:p>
          </table:table-cell>
          <table:table-cell office:value-type="float" office:value="980" table:formula="of:=ABS([.D690]-[.C690])" table:style-name="ce3">
            <text:p>980</text:p>
          </table:table-cell>
          <table:table-cell office:value-type="float" office:value="72008" table:formula="of:=IFERROR(COM.MICROSOFT.SINGLE(__xludf.dummyfunction(&quot;&quot;&quot;COMPUTED_VALUE&quot;&quot;&quot;));72008)" table:style-name="ce3">
            <text:p>72008</text:p>
          </table:table-cell>
          <table:table-cell office:value-type="float" office:value="0" table:formula="of:=COUNTIF([.D$2:.D1689];[.F690])*[.F69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5483" table:style-name="ce2">
            <text:p>25483</text:p>
          </table:table-cell>
          <table:table-cell office:value-type="float" office:value="29605" table:style-name="ce2">
            <text:p>29605</text:p>
          </table:table-cell>
          <table:table-cell office:value-type="float" office:value="72021" table:style-name="ce3">
            <text:p>72021</text:p>
          </table:table-cell>
          <table:table-cell office:value-type="float" office:value="72995" table:style-name="ce3">
            <text:p>72995</text:p>
          </table:table-cell>
          <table:table-cell office:value-type="float" office:value="974" table:formula="of:=ABS([.D691]-[.C691])" table:style-name="ce3">
            <text:p>974</text:p>
          </table:table-cell>
          <table:table-cell office:value-type="float" office:value="72021" table:formula="of:=IFERROR(COM.MICROSOFT.SINGLE(__xludf.dummyfunction(&quot;&quot;&quot;COMPUTED_VALUE&quot;&quot;&quot;));72021)" table:style-name="ce3">
            <text:p>72021</text:p>
          </table:table-cell>
          <table:table-cell office:value-type="float" office:value="0" table:formula="of:=COUNTIF([.D$2:.D1690];[.F691])*[.F69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0736" table:style-name="ce2">
            <text:p>20736</text:p>
          </table:table-cell>
          <table:table-cell office:value-type="float" office:value="27197" table:style-name="ce2">
            <text:p>27197</text:p>
          </table:table-cell>
          <table:table-cell office:value-type="float" office:value="72307" table:style-name="ce3">
            <text:p>72307</text:p>
          </table:table-cell>
          <table:table-cell office:value-type="float" office:value="73021" table:style-name="ce3">
            <text:p>73021</text:p>
          </table:table-cell>
          <table:table-cell office:value-type="float" office:value="714" table:formula="of:=ABS([.D692]-[.C692])" table:style-name="ce3">
            <text:p>714</text:p>
          </table:table-cell>
          <table:table-cell office:value-type="float" office:value="72307" table:formula="of:=IFERROR(COM.MICROSOFT.SINGLE(__xludf.dummyfunction(&quot;&quot;&quot;COMPUTED_VALUE&quot;&quot;&quot;));72307)" table:style-name="ce3">
            <text:p>72307</text:p>
          </table:table-cell>
          <table:table-cell office:value-type="float" office:value="0" table:formula="of:=COUNTIF([.D$2:.D1691];[.F692])*[.F69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628" table:style-name="ce2">
            <text:p>70628</text:p>
          </table:table-cell>
          <table:table-cell office:value-type="float" office:value="17513" table:style-name="ce2">
            <text:p>17513</text:p>
          </table:table-cell>
          <table:table-cell office:value-type="float" office:value="72376" table:style-name="ce3">
            <text:p>72376</text:p>
          </table:table-cell>
          <table:table-cell office:value-type="float" office:value="73681" table:style-name="ce3">
            <text:p>73681</text:p>
          </table:table-cell>
          <table:table-cell office:value-type="float" office:value="1305" table:formula="of:=ABS([.D693]-[.C693])" table:style-name="ce3">
            <text:p>1305</text:p>
          </table:table-cell>
          <table:table-cell office:value-type="float" office:value="72376" table:formula="of:=IFERROR(COM.MICROSOFT.SINGLE(__xludf.dummyfunction(&quot;&quot;&quot;COMPUTED_VALUE&quot;&quot;&quot;));72376)" table:style-name="ce3">
            <text:p>72376</text:p>
          </table:table-cell>
          <table:table-cell office:value-type="float" office:value="868512" table:formula="of:=COUNTIF([.D$2:.D1692];[.F693])*[.F693]" table:style-name="ce3">
            <text:p>868512</text:p>
          </table:table-cell>
          <table:table-cell table:number-columns-repeated="16377"/>
        </table:table-row>
        <table:table-row table:style-name="ro1">
          <table:table-cell office:value-type="float" office:value="46547" table:style-name="ce2">
            <text:p>46547</text:p>
          </table:table-cell>
          <table:table-cell office:value-type="float" office:value="79966" table:style-name="ce2">
            <text:p>79966</text:p>
          </table:table-cell>
          <table:table-cell office:value-type="float" office:value="72493" table:style-name="ce3">
            <text:p>72493</text:p>
          </table:table-cell>
          <table:table-cell office:value-type="float" office:value="73936" table:style-name="ce3">
            <text:p>73936</text:p>
          </table:table-cell>
          <table:table-cell office:value-type="float" office:value="1443" table:formula="of:=ABS([.D694]-[.C694])" table:style-name="ce3">
            <text:p>1443</text:p>
          </table:table-cell>
          <table:table-cell office:value-type="float" office:value="72493" table:formula="of:=IFERROR(COM.MICROSOFT.SINGLE(__xludf.dummyfunction(&quot;&quot;&quot;COMPUTED_VALUE&quot;&quot;&quot;));72493)" table:style-name="ce3">
            <text:p>72493</text:p>
          </table:table-cell>
          <table:table-cell office:value-type="float" office:value="0" table:formula="of:=COUNTIF([.D$2:.D1693];[.F694])*[.F69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4712" table:style-name="ce2">
            <text:p>34712</text:p>
          </table:table-cell>
          <table:table-cell office:value-type="float" office:value="54500" table:style-name="ce2">
            <text:p>54500</text:p>
          </table:table-cell>
          <table:table-cell office:value-type="float" office:value="72506" table:style-name="ce3">
            <text:p>72506</text:p>
          </table:table-cell>
          <table:table-cell office:value-type="float" office:value="74006" table:style-name="ce3">
            <text:p>74006</text:p>
          </table:table-cell>
          <table:table-cell office:value-type="float" office:value="1500" table:formula="of:=ABS([.D695]-[.C695])" table:style-name="ce3">
            <text:p>1500</text:p>
          </table:table-cell>
          <table:table-cell office:value-type="float" office:value="72506" table:formula="of:=IFERROR(COM.MICROSOFT.SINGLE(__xludf.dummyfunction(&quot;&quot;&quot;COMPUTED_VALUE&quot;&quot;&quot;));72506)" table:style-name="ce3">
            <text:p>72506</text:p>
          </table:table-cell>
          <table:table-cell office:value-type="float" office:value="0" table:formula="of:=COUNTIF([.D$2:.D1694];[.F695])*[.F69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856" table:style-name="ce2">
            <text:p>10856</text:p>
          </table:table-cell>
          <table:table-cell office:value-type="float" office:value="47834" table:style-name="ce2">
            <text:p>47834</text:p>
          </table:table-cell>
          <table:table-cell office:value-type="float" office:value="72663" table:style-name="ce3">
            <text:p>72663</text:p>
          </table:table-cell>
          <table:table-cell office:value-type="float" office:value="74083" table:style-name="ce3">
            <text:p>74083</text:p>
          </table:table-cell>
          <table:table-cell office:value-type="float" office:value="1420" table:formula="of:=ABS([.D696]-[.C696])" table:style-name="ce3">
            <text:p>1420</text:p>
          </table:table-cell>
          <table:table-cell office:value-type="float" office:value="72663" table:formula="of:=IFERROR(COM.MICROSOFT.SINGLE(__xludf.dummyfunction(&quot;&quot;&quot;COMPUTED_VALUE&quot;&quot;&quot;));72663)" table:style-name="ce3">
            <text:p>72663</text:p>
          </table:table-cell>
          <table:table-cell office:value-type="float" office:value="0" table:formula="of:=COUNTIF([.D$2:.D1695];[.F696])*[.F69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0229" table:style-name="ce2">
            <text:p>40229</text:p>
          </table:table-cell>
          <table:table-cell office:value-type="float" office:value="18590" table:style-name="ce2">
            <text:p>18590</text:p>
          </table:table-cell>
          <table:table-cell office:value-type="float" office:value="72666" table:style-name="ce3">
            <text:p>72666</text:p>
          </table:table-cell>
          <table:table-cell office:value-type="float" office:value="74633" table:style-name="ce3">
            <text:p>74633</text:p>
          </table:table-cell>
          <table:table-cell office:value-type="float" office:value="1967" table:formula="of:=ABS([.D697]-[.C697])" table:style-name="ce3">
            <text:p>1967</text:p>
          </table:table-cell>
          <table:table-cell office:value-type="float" office:value="72666" table:formula="of:=IFERROR(COM.MICROSOFT.SINGLE(__xludf.dummyfunction(&quot;&quot;&quot;COMPUTED_VALUE&quot;&quot;&quot;));72666)" table:style-name="ce3">
            <text:p>72666</text:p>
          </table:table-cell>
          <table:table-cell office:value-type="float" office:value="1380654" table:formula="of:=COUNTIF([.D$2:.D1696];[.F697])*[.F697]" table:style-name="ce3">
            <text:p>1380654</text:p>
          </table:table-cell>
          <table:table-cell table:number-columns-repeated="16377"/>
        </table:table-row>
        <table:table-row table:style-name="ro1">
          <table:table-cell office:value-type="float" office:value="62932" table:style-name="ce2">
            <text:p>62932</text:p>
          </table:table-cell>
          <table:table-cell office:value-type="float" office:value="79646" table:style-name="ce2">
            <text:p>79646</text:p>
          </table:table-cell>
          <table:table-cell office:value-type="float" office:value="72668" table:style-name="ce3">
            <text:p>72668</text:p>
          </table:table-cell>
          <table:table-cell office:value-type="float" office:value="74762" table:style-name="ce3">
            <text:p>74762</text:p>
          </table:table-cell>
          <table:table-cell office:value-type="float" office:value="2094" table:formula="of:=ABS([.D698]-[.C698])" table:style-name="ce3">
            <text:p>2094</text:p>
          </table:table-cell>
          <table:table-cell office:value-type="float" office:value="72668" table:formula="of:=IFERROR(COM.MICROSOFT.SINGLE(__xludf.dummyfunction(&quot;&quot;&quot;COMPUTED_VALUE&quot;&quot;&quot;));72668)" table:style-name="ce3">
            <text:p>72668</text:p>
          </table:table-cell>
          <table:table-cell office:value-type="float" office:value="0" table:formula="of:=COUNTIF([.D$2:.D1697];[.F698])*[.F69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4539" table:style-name="ce2">
            <text:p>34539</text:p>
          </table:table-cell>
          <table:table-cell office:value-type="float" office:value="77892" table:style-name="ce2">
            <text:p>77892</text:p>
          </table:table-cell>
          <table:table-cell office:value-type="float" office:value="72846" table:style-name="ce3">
            <text:p>72846</text:p>
          </table:table-cell>
          <table:table-cell office:value-type="float" office:value="74859" table:style-name="ce3">
            <text:p>74859</text:p>
          </table:table-cell>
          <table:table-cell office:value-type="float" office:value="2013" table:formula="of:=ABS([.D699]-[.C699])" table:style-name="ce3">
            <text:p>2013</text:p>
          </table:table-cell>
          <table:table-cell office:value-type="float" office:value="72846" table:formula="of:=IFERROR(COM.MICROSOFT.SINGLE(__xludf.dummyfunction(&quot;&quot;&quot;COMPUTED_VALUE&quot;&quot;&quot;));72846)" table:style-name="ce3">
            <text:p>72846</text:p>
          </table:table-cell>
          <table:table-cell office:value-type="float" office:value="0" table:formula="of:=COUNTIF([.D$2:.D1698];[.F699])*[.F69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528" table:style-name="ce2">
            <text:p>52528</text:p>
          </table:table-cell>
          <table:table-cell office:value-type="float" office:value="92176" table:style-name="ce2">
            <text:p>92176</text:p>
          </table:table-cell>
          <table:table-cell office:value-type="float" office:value="73026" table:style-name="ce3">
            <text:p>73026</text:p>
          </table:table-cell>
          <table:table-cell office:value-type="float" office:value="74882" table:style-name="ce3">
            <text:p>74882</text:p>
          </table:table-cell>
          <table:table-cell office:value-type="float" office:value="1856" table:formula="of:=ABS([.D700]-[.C700])" table:style-name="ce3">
            <text:p>1856</text:p>
          </table:table-cell>
          <table:table-cell office:value-type="float" office:value="73026" table:formula="of:=IFERROR(COM.MICROSOFT.SINGLE(__xludf.dummyfunction(&quot;&quot;&quot;COMPUTED_VALUE&quot;&quot;&quot;));73026)" table:style-name="ce3">
            <text:p>73026</text:p>
          </table:table-cell>
          <table:table-cell office:value-type="float" office:value="0" table:formula="of:=COUNTIF([.D$2:.D1699];[.F700])*[.F70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8937" table:style-name="ce2">
            <text:p>98937</text:p>
          </table:table-cell>
          <table:table-cell office:value-type="float" office:value="18544" table:style-name="ce2">
            <text:p>18544</text:p>
          </table:table-cell>
          <table:table-cell office:value-type="float" office:value="73123" table:style-name="ce3">
            <text:p>73123</text:p>
          </table:table-cell>
          <table:table-cell office:value-type="float" office:value="75136" table:style-name="ce3">
            <text:p>75136</text:p>
          </table:table-cell>
          <table:table-cell office:value-type="float" office:value="2013" table:formula="of:=ABS([.D701]-[.C701])" table:style-name="ce3">
            <text:p>2013</text:p>
          </table:table-cell>
          <table:table-cell office:value-type="float" office:value="73123" table:formula="of:=IFERROR(COM.MICROSOFT.SINGLE(__xludf.dummyfunction(&quot;&quot;&quot;COMPUTED_VALUE&quot;&quot;&quot;));73123)" table:style-name="ce3">
            <text:p>73123</text:p>
          </table:table-cell>
          <table:table-cell office:value-type="float" office:value="0" table:formula="of:=COUNTIF([.D$2:.D1700];[.F701])*[.F70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209" table:style-name="ce2">
            <text:p>91209</text:p>
          </table:table-cell>
          <table:table-cell office:value-type="float" office:value="71352" table:style-name="ce2">
            <text:p>71352</text:p>
          </table:table-cell>
          <table:table-cell office:value-type="float" office:value="73179" table:style-name="ce3">
            <text:p>73179</text:p>
          </table:table-cell>
          <table:table-cell office:value-type="float" office:value="75490" table:style-name="ce3">
            <text:p>75490</text:p>
          </table:table-cell>
          <table:table-cell office:value-type="float" office:value="2311" table:formula="of:=ABS([.D702]-[.C702])" table:style-name="ce3">
            <text:p>2311</text:p>
          </table:table-cell>
          <table:table-cell office:value-type="float" office:value="73179" table:formula="of:=IFERROR(COM.MICROSOFT.SINGLE(__xludf.dummyfunction(&quot;&quot;&quot;COMPUTED_VALUE&quot;&quot;&quot;));73179)" table:style-name="ce3">
            <text:p>73179</text:p>
          </table:table-cell>
          <table:table-cell office:value-type="float" office:value="0" table:formula="of:=COUNTIF([.D$2:.D1701];[.F702])*[.F70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740" table:style-name="ce2">
            <text:p>18740</text:p>
          </table:table-cell>
          <table:table-cell office:value-type="float" office:value="63353" table:style-name="ce2">
            <text:p>63353</text:p>
          </table:table-cell>
          <table:table-cell office:value-type="float" office:value="73255" table:style-name="ce3">
            <text:p>73255</text:p>
          </table:table-cell>
          <table:table-cell office:value-type="float" office:value="75964" table:style-name="ce3">
            <text:p>75964</text:p>
          </table:table-cell>
          <table:table-cell office:value-type="float" office:value="2709" table:formula="of:=ABS([.D703]-[.C703])" table:style-name="ce3">
            <text:p>2709</text:p>
          </table:table-cell>
          <table:table-cell office:value-type="float" office:value="73255" table:formula="of:=IFERROR(COM.MICROSOFT.SINGLE(__xludf.dummyfunction(&quot;&quot;&quot;COMPUTED_VALUE&quot;&quot;&quot;));73255)" table:style-name="ce3">
            <text:p>73255</text:p>
          </table:table-cell>
          <table:table-cell office:value-type="float" office:value="0" table:formula="of:=COUNTIF([.D$2:.D1702];[.F703])*[.F70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629" table:style-name="ce2">
            <text:p>86629</text:p>
          </table:table-cell>
          <table:table-cell office:value-type="float" office:value="70628" table:style-name="ce2">
            <text:p>70628</text:p>
          </table:table-cell>
          <table:table-cell office:value-type="float" office:value="73286" table:style-name="ce3">
            <text:p>73286</text:p>
          </table:table-cell>
          <table:table-cell office:value-type="float" office:value="76042" table:style-name="ce3">
            <text:p>76042</text:p>
          </table:table-cell>
          <table:table-cell office:value-type="float" office:value="2756" table:formula="of:=ABS([.D704]-[.C704])" table:style-name="ce3">
            <text:p>2756</text:p>
          </table:table-cell>
          <table:table-cell office:value-type="float" office:value="73286" table:formula="of:=IFERROR(COM.MICROSOFT.SINGLE(__xludf.dummyfunction(&quot;&quot;&quot;COMPUTED_VALUE&quot;&quot;&quot;));73286)" table:style-name="ce3">
            <text:p>73286</text:p>
          </table:table-cell>
          <table:table-cell office:value-type="float" office:value="0" table:formula="of:=COUNTIF([.D$2:.D1703];[.F704])*[.F70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4790" table:style-name="ce2">
            <text:p>64790</text:p>
          </table:table-cell>
          <table:table-cell office:value-type="float" office:value="47041" table:style-name="ce2">
            <text:p>47041</text:p>
          </table:table-cell>
          <table:table-cell office:value-type="float" office:value="73395" table:style-name="ce3">
            <text:p>73395</text:p>
          </table:table-cell>
          <table:table-cell office:value-type="float" office:value="76051" table:style-name="ce3">
            <text:p>76051</text:p>
          </table:table-cell>
          <table:table-cell office:value-type="float" office:value="2656" table:formula="of:=ABS([.D705]-[.C705])" table:style-name="ce3">
            <text:p>2656</text:p>
          </table:table-cell>
          <table:table-cell office:value-type="float" office:value="73395" table:formula="of:=IFERROR(COM.MICROSOFT.SINGLE(__xludf.dummyfunction(&quot;&quot;&quot;COMPUTED_VALUE&quot;&quot;&quot;));73395)" table:style-name="ce3">
            <text:p>73395</text:p>
          </table:table-cell>
          <table:table-cell office:value-type="float" office:value="0" table:formula="of:=COUNTIF([.D$2:.D1704];[.F705])*[.F70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6551" table:style-name="ce2">
            <text:p>56551</text:p>
          </table:table-cell>
          <table:table-cell office:value-type="float" office:value="79101" table:style-name="ce2">
            <text:p>79101</text:p>
          </table:table-cell>
          <table:table-cell office:value-type="float" office:value="73420" table:style-name="ce3">
            <text:p>73420</text:p>
          </table:table-cell>
          <table:table-cell office:value-type="float" office:value="76084" table:style-name="ce3">
            <text:p>76084</text:p>
          </table:table-cell>
          <table:table-cell office:value-type="float" office:value="2664" table:formula="of:=ABS([.D706]-[.C706])" table:style-name="ce3">
            <text:p>2664</text:p>
          </table:table-cell>
          <table:table-cell office:value-type="float" office:value="73420" table:formula="of:=IFERROR(COM.MICROSOFT.SINGLE(__xludf.dummyfunction(&quot;&quot;&quot;COMPUTED_VALUE&quot;&quot;&quot;));73420)" table:style-name="ce3">
            <text:p>73420</text:p>
          </table:table-cell>
          <table:table-cell office:value-type="float" office:value="0" table:formula="of:=COUNTIF([.D$2:.D1705];[.F706])*[.F70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297" table:style-name="ce2">
            <text:p>83297</text:p>
          </table:table-cell>
          <table:table-cell office:value-type="float" office:value="20038" table:style-name="ce2">
            <text:p>20038</text:p>
          </table:table-cell>
          <table:table-cell office:value-type="float" office:value="73535" table:style-name="ce3">
            <text:p>73535</text:p>
          </table:table-cell>
          <table:table-cell office:value-type="float" office:value="76121" table:style-name="ce3">
            <text:p>76121</text:p>
          </table:table-cell>
          <table:table-cell office:value-type="float" office:value="2586" table:formula="of:=ABS([.D707]-[.C707])" table:style-name="ce3">
            <text:p>2586</text:p>
          </table:table-cell>
          <table:table-cell office:value-type="float" office:value="73535" table:formula="of:=IFERROR(COM.MICROSOFT.SINGLE(__xludf.dummyfunction(&quot;&quot;&quot;COMPUTED_VALUE&quot;&quot;&quot;));73535)" table:style-name="ce3">
            <text:p>73535</text:p>
          </table:table-cell>
          <table:table-cell office:value-type="float" office:value="0" table:formula="of:=COUNTIF([.D$2:.D1706];[.F707])*[.F70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130" table:style-name="ce2">
            <text:p>75130</text:p>
          </table:table-cell>
          <table:table-cell office:value-type="float" office:value="56853" table:style-name="ce2">
            <text:p>56853</text:p>
          </table:table-cell>
          <table:table-cell office:value-type="float" office:value="73632" table:style-name="ce3">
            <text:p>73632</text:p>
          </table:table-cell>
          <table:table-cell office:value-type="float" office:value="76273" table:style-name="ce3">
            <text:p>76273</text:p>
          </table:table-cell>
          <table:table-cell office:value-type="float" office:value="2641" table:formula="of:=ABS([.D708]-[.C708])" table:style-name="ce3">
            <text:p>2641</text:p>
          </table:table-cell>
          <table:table-cell office:value-type="float" office:value="73632" table:formula="of:=IFERROR(COM.MICROSOFT.SINGLE(__xludf.dummyfunction(&quot;&quot;&quot;COMPUTED_VALUE&quot;&quot;&quot;));73632)" table:style-name="ce3">
            <text:p>73632</text:p>
          </table:table-cell>
          <table:table-cell office:value-type="float" office:value="0" table:formula="of:=COUNTIF([.D$2:.D1707];[.F708])*[.F70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3535" table:style-name="ce2">
            <text:p>33535</text:p>
          </table:table-cell>
          <table:table-cell office:value-type="float" office:value="61978" table:style-name="ce2">
            <text:p>61978</text:p>
          </table:table-cell>
          <table:table-cell office:value-type="float" office:value="73747" table:style-name="ce3">
            <text:p>73747</text:p>
          </table:table-cell>
          <table:table-cell office:value-type="float" office:value="76620" table:style-name="ce3">
            <text:p>76620</text:p>
          </table:table-cell>
          <table:table-cell office:value-type="float" office:value="2873" table:formula="of:=ABS([.D709]-[.C709])" table:style-name="ce3">
            <text:p>2873</text:p>
          </table:table-cell>
          <table:table-cell office:value-type="float" office:value="73747" table:formula="of:=IFERROR(COM.MICROSOFT.SINGLE(__xludf.dummyfunction(&quot;&quot;&quot;COMPUTED_VALUE&quot;&quot;&quot;));73747)" table:style-name="ce3">
            <text:p>73747</text:p>
          </table:table-cell>
          <table:table-cell office:value-type="float" office:value="0" table:formula="of:=COUNTIF([.D$2:.D1708];[.F709])*[.F70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492" table:style-name="ce2">
            <text:p>43492</text:p>
          </table:table-cell>
          <table:table-cell office:value-type="float" office:value="14865" table:style-name="ce2">
            <text:p>14865</text:p>
          </table:table-cell>
          <table:table-cell office:value-type="float" office:value="73961" table:style-name="ce3">
            <text:p>73961</text:p>
          </table:table-cell>
          <table:table-cell office:value-type="float" office:value="76935" table:style-name="ce3">
            <text:p>76935</text:p>
          </table:table-cell>
          <table:table-cell office:value-type="float" office:value="2974" table:formula="of:=ABS([.D710]-[.C710])" table:style-name="ce3">
            <text:p>2974</text:p>
          </table:table-cell>
          <table:table-cell office:value-type="float" office:value="73961" table:formula="of:=IFERROR(COM.MICROSOFT.SINGLE(__xludf.dummyfunction(&quot;&quot;&quot;COMPUTED_VALUE&quot;&quot;&quot;));73961)" table:style-name="ce3">
            <text:p>73961</text:p>
          </table:table-cell>
          <table:table-cell office:value-type="float" office:value="0" table:formula="of:=COUNTIF([.D$2:.D1709];[.F710])*[.F71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1344" table:style-name="ce2">
            <text:p>51344</text:p>
          </table:table-cell>
          <table:table-cell office:value-type="float" office:value="99384" table:style-name="ce2">
            <text:p>99384</text:p>
          </table:table-cell>
          <table:table-cell office:value-type="float" office:value="74053" table:style-name="ce3">
            <text:p>74053</text:p>
          </table:table-cell>
          <table:table-cell office:value-type="float" office:value="77323" table:style-name="ce3">
            <text:p>77323</text:p>
          </table:table-cell>
          <table:table-cell office:value-type="float" office:value="3270" table:formula="of:=ABS([.D711]-[.C711])" table:style-name="ce3">
            <text:p>3270</text:p>
          </table:table-cell>
          <table:table-cell office:value-type="float" office:value="74053" table:formula="of:=IFERROR(COM.MICROSOFT.SINGLE(__xludf.dummyfunction(&quot;&quot;&quot;COMPUTED_VALUE&quot;&quot;&quot;));74053)" table:style-name="ce3">
            <text:p>74053</text:p>
          </table:table-cell>
          <table:table-cell office:value-type="float" office:value="0" table:formula="of:=COUNTIF([.D$2:.D1710];[.F711])*[.F71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260" table:style-name="ce2">
            <text:p>35260</text:p>
          </table:table-cell>
          <table:table-cell office:value-type="float" office:value="24059" table:style-name="ce2">
            <text:p>24059</text:p>
          </table:table-cell>
          <table:table-cell office:value-type="float" office:value="74076" table:style-name="ce3">
            <text:p>74076</text:p>
          </table:table-cell>
          <table:table-cell office:value-type="float" office:value="77353" table:style-name="ce3">
            <text:p>77353</text:p>
          </table:table-cell>
          <table:table-cell office:value-type="float" office:value="3277" table:formula="of:=ABS([.D712]-[.C712])" table:style-name="ce3">
            <text:p>3277</text:p>
          </table:table-cell>
          <table:table-cell office:value-type="float" office:value="74076" table:formula="of:=IFERROR(COM.MICROSOFT.SINGLE(__xludf.dummyfunction(&quot;&quot;&quot;COMPUTED_VALUE&quot;&quot;&quot;));74076)" table:style-name="ce3">
            <text:p>74076</text:p>
          </table:table-cell>
          <table:table-cell office:value-type="float" office:value="0" table:formula="of:=COUNTIF([.D$2:.D1711];[.F712])*[.F71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784" table:style-name="ce2">
            <text:p>84784</text:p>
          </table:table-cell>
          <table:table-cell office:value-type="float" office:value="51807" table:style-name="ce2">
            <text:p>51807</text:p>
          </table:table-cell>
          <table:table-cell office:value-type="float" office:value="74262" table:style-name="ce3">
            <text:p>74262</text:p>
          </table:table-cell>
          <table:table-cell office:value-type="float" office:value="77523" table:style-name="ce3">
            <text:p>77523</text:p>
          </table:table-cell>
          <table:table-cell office:value-type="float" office:value="3261" table:formula="of:=ABS([.D713]-[.C713])" table:style-name="ce3">
            <text:p>3261</text:p>
          </table:table-cell>
          <table:table-cell office:value-type="float" office:value="74262" table:formula="of:=IFERROR(COM.MICROSOFT.SINGLE(__xludf.dummyfunction(&quot;&quot;&quot;COMPUTED_VALUE&quot;&quot;&quot;));74262)" table:style-name="ce3">
            <text:p>74262</text:p>
          </table:table-cell>
          <table:table-cell office:value-type="float" office:value="0" table:formula="of:=COUNTIF([.D$2:.D1712];[.F713])*[.F71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409" table:style-name="ce2">
            <text:p>12409</text:p>
          </table:table-cell>
          <table:table-cell office:value-type="float" office:value="16319" table:style-name="ce2">
            <text:p>16319</text:p>
          </table:table-cell>
          <table:table-cell office:value-type="float" office:value="74375" table:style-name="ce3">
            <text:p>74375</text:p>
          </table:table-cell>
          <table:table-cell office:value-type="float" office:value="77576" table:style-name="ce3">
            <text:p>77576</text:p>
          </table:table-cell>
          <table:table-cell office:value-type="float" office:value="3201" table:formula="of:=ABS([.D714]-[.C714])" table:style-name="ce3">
            <text:p>3201</text:p>
          </table:table-cell>
          <table:table-cell office:value-type="float" office:value="74375" table:formula="of:=IFERROR(COM.MICROSOFT.SINGLE(__xludf.dummyfunction(&quot;&quot;&quot;COMPUTED_VALUE&quot;&quot;&quot;));74375)" table:style-name="ce3">
            <text:p>74375</text:p>
          </table:table-cell>
          <table:table-cell office:value-type="float" office:value="0" table:formula="of:=COUNTIF([.D$2:.D1713];[.F714])*[.F71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243" table:style-name="ce2">
            <text:p>16243</text:p>
          </table:table-cell>
          <table:table-cell office:value-type="float" office:value="18062" table:style-name="ce2">
            <text:p>18062</text:p>
          </table:table-cell>
          <table:table-cell office:value-type="float" office:value="74555" table:style-name="ce3">
            <text:p>74555</text:p>
          </table:table-cell>
          <table:table-cell office:value-type="float" office:value="77640" table:style-name="ce3">
            <text:p>77640</text:p>
          </table:table-cell>
          <table:table-cell office:value-type="float" office:value="3085" table:formula="of:=ABS([.D715]-[.C715])" table:style-name="ce3">
            <text:p>3085</text:p>
          </table:table-cell>
          <table:table-cell office:value-type="float" office:value="74555" table:formula="of:=IFERROR(COM.MICROSOFT.SINGLE(__xludf.dummyfunction(&quot;&quot;&quot;COMPUTED_VALUE&quot;&quot;&quot;));74555)" table:style-name="ce3">
            <text:p>74555</text:p>
          </table:table-cell>
          <table:table-cell office:value-type="float" office:value="0" table:formula="of:=COUNTIF([.D$2:.D1714];[.F715])*[.F71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891" table:style-name="ce2">
            <text:p>19891</text:p>
          </table:table-cell>
          <table:table-cell office:value-type="float" office:value="46508" table:style-name="ce2">
            <text:p>46508</text:p>
          </table:table-cell>
          <table:table-cell office:value-type="float" office:value="74929" table:style-name="ce3">
            <text:p>74929</text:p>
          </table:table-cell>
          <table:table-cell office:value-type="float" office:value="77658" table:style-name="ce3">
            <text:p>77658</text:p>
          </table:table-cell>
          <table:table-cell office:value-type="float" office:value="2729" table:formula="of:=ABS([.D716]-[.C716])" table:style-name="ce3">
            <text:p>2729</text:p>
          </table:table-cell>
          <table:table-cell office:value-type="float" office:value="74929" table:formula="of:=IFERROR(COM.MICROSOFT.SINGLE(__xludf.dummyfunction(&quot;&quot;&quot;COMPUTED_VALUE&quot;&quot;&quot;));74929)" table:style-name="ce3">
            <text:p>74929</text:p>
          </table:table-cell>
          <table:table-cell office:value-type="float" office:value="0" table:formula="of:=COUNTIF([.D$2:.D1715];[.F716])*[.F71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614" table:style-name="ce2">
            <text:p>35614</text:p>
          </table:table-cell>
          <table:table-cell office:value-type="float" office:value="86985" table:style-name="ce2">
            <text:p>86985</text:p>
          </table:table-cell>
          <table:table-cell office:value-type="float" office:value="75077" table:style-name="ce3">
            <text:p>75077</text:p>
          </table:table-cell>
          <table:table-cell office:value-type="float" office:value="77792" table:style-name="ce3">
            <text:p>77792</text:p>
          </table:table-cell>
          <table:table-cell office:value-type="float" office:value="2715" table:formula="of:=ABS([.D717]-[.C717])" table:style-name="ce3">
            <text:p>2715</text:p>
          </table:table-cell>
          <table:table-cell office:value-type="float" office:value="75077" table:formula="of:=IFERROR(COM.MICROSOFT.SINGLE(__xludf.dummyfunction(&quot;&quot;&quot;COMPUTED_VALUE&quot;&quot;&quot;));75077)" table:style-name="ce3">
            <text:p>75077</text:p>
          </table:table-cell>
          <table:table-cell office:value-type="float" office:value="0" table:formula="of:=COUNTIF([.D$2:.D1716];[.F717])*[.F71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122" table:style-name="ce2">
            <text:p>15122</text:p>
          </table:table-cell>
          <table:table-cell office:value-type="float" office:value="68822" table:style-name="ce2">
            <text:p>68822</text:p>
          </table:table-cell>
          <table:table-cell office:value-type="float" office:value="75130" table:style-name="ce3">
            <text:p>75130</text:p>
          </table:table-cell>
          <table:table-cell office:value-type="float" office:value="77892" table:style-name="ce3">
            <text:p>77892</text:p>
          </table:table-cell>
          <table:table-cell office:value-type="float" office:value="2762" table:formula="of:=ABS([.D718]-[.C718])" table:style-name="ce3">
            <text:p>2762</text:p>
          </table:table-cell>
          <table:table-cell office:value-type="float" office:value="75130" table:formula="of:=IFERROR(COM.MICROSOFT.SINGLE(__xludf.dummyfunction(&quot;&quot;&quot;COMPUTED_VALUE&quot;&quot;&quot;));75130)" table:style-name="ce3">
            <text:p>75130</text:p>
          </table:table-cell>
          <table:table-cell office:value-type="float" office:value="0" table:formula="of:=COUNTIF([.D$2:.D1717];[.F718])*[.F71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057" table:style-name="ce2">
            <text:p>43057</text:p>
          </table:table-cell>
          <table:table-cell office:value-type="float" office:value="98628" table:style-name="ce2">
            <text:p>98628</text:p>
          </table:table-cell>
          <table:table-cell office:value-type="float" office:value="75300" table:style-name="ce3">
            <text:p>75300</text:p>
          </table:table-cell>
          <table:table-cell office:value-type="float" office:value="77934" table:style-name="ce3">
            <text:p>77934</text:p>
          </table:table-cell>
          <table:table-cell office:value-type="float" office:value="2634" table:formula="of:=ABS([.D719]-[.C719])" table:style-name="ce3">
            <text:p>2634</text:p>
          </table:table-cell>
          <table:table-cell office:value-type="float" office:value="75300" table:formula="of:=IFERROR(COM.MICROSOFT.SINGLE(__xludf.dummyfunction(&quot;&quot;&quot;COMPUTED_VALUE&quot;&quot;&quot;));75300)" table:style-name="ce3">
            <text:p>75300</text:p>
          </table:table-cell>
          <table:table-cell office:value-type="float" office:value="0" table:formula="of:=COUNTIF([.D$2:.D1718];[.F719])*[.F71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820" table:style-name="ce2">
            <text:p>84820</text:p>
          </table:table-cell>
          <table:table-cell office:value-type="float" office:value="60692" table:style-name="ce2">
            <text:p>60692</text:p>
          </table:table-cell>
          <table:table-cell office:value-type="float" office:value="75306" table:style-name="ce3">
            <text:p>75306</text:p>
          </table:table-cell>
          <table:table-cell office:value-type="float" office:value="77975" table:style-name="ce3">
            <text:p>77975</text:p>
          </table:table-cell>
          <table:table-cell office:value-type="float" office:value="2669" table:formula="of:=ABS([.D720]-[.C720])" table:style-name="ce3">
            <text:p>2669</text:p>
          </table:table-cell>
          <table:table-cell office:value-type="float" office:value="75306" table:formula="of:=IFERROR(COM.MICROSOFT.SINGLE(__xludf.dummyfunction(&quot;&quot;&quot;COMPUTED_VALUE&quot;&quot;&quot;));75306)" table:style-name="ce3">
            <text:p>75306</text:p>
          </table:table-cell>
          <table:table-cell office:value-type="float" office:value="0" table:formula="of:=COUNTIF([.D$2:.D1719];[.F720])*[.F72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233" table:style-name="ce2">
            <text:p>12233</text:p>
          </table:table-cell>
          <table:table-cell office:value-type="float" office:value="76084" table:style-name="ce2">
            <text:p>76084</text:p>
          </table:table-cell>
          <table:table-cell office:value-type="float" office:value="75331" table:style-name="ce3">
            <text:p>75331</text:p>
          </table:table-cell>
          <table:table-cell office:value-type="float" office:value="78325" table:style-name="ce3">
            <text:p>78325</text:p>
          </table:table-cell>
          <table:table-cell office:value-type="float" office:value="2994" table:formula="of:=ABS([.D721]-[.C721])" table:style-name="ce3">
            <text:p>2994</text:p>
          </table:table-cell>
          <table:table-cell office:value-type="float" office:value="75331" table:formula="of:=IFERROR(COM.MICROSOFT.SINGLE(__xludf.dummyfunction(&quot;&quot;&quot;COMPUTED_VALUE&quot;&quot;&quot;));75331)" table:style-name="ce3">
            <text:p>75331</text:p>
          </table:table-cell>
          <table:table-cell office:value-type="float" office:value="0" table:formula="of:=COUNTIF([.D$2:.D1720];[.F721])*[.F72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3335" table:style-name="ce2">
            <text:p>23335</text:p>
          </table:table-cell>
          <table:table-cell office:value-type="float" office:value="65709" table:style-name="ce2">
            <text:p>65709</text:p>
          </table:table-cell>
          <table:table-cell office:value-type="float" office:value="75343" table:style-name="ce3">
            <text:p>75343</text:p>
          </table:table-cell>
          <table:table-cell office:value-type="float" office:value="78415" table:style-name="ce3">
            <text:p>78415</text:p>
          </table:table-cell>
          <table:table-cell office:value-type="float" office:value="3072" table:formula="of:=ABS([.D722]-[.C722])" table:style-name="ce3">
            <text:p>3072</text:p>
          </table:table-cell>
          <table:table-cell office:value-type="float" office:value="75343" table:formula="of:=IFERROR(COM.MICROSOFT.SINGLE(__xludf.dummyfunction(&quot;&quot;&quot;COMPUTED_VALUE&quot;&quot;&quot;));75343)" table:style-name="ce3">
            <text:p>75343</text:p>
          </table:table-cell>
          <table:table-cell office:value-type="float" office:value="0" table:formula="of:=COUNTIF([.D$2:.D1721];[.F722])*[.F72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1081" table:style-name="ce2">
            <text:p>71081</text:p>
          </table:table-cell>
          <table:table-cell office:value-type="float" office:value="79101" table:style-name="ce2">
            <text:p>79101</text:p>
          </table:table-cell>
          <table:table-cell office:value-type="float" office:value="75415" table:style-name="ce3">
            <text:p>75415</text:p>
          </table:table-cell>
          <table:table-cell office:value-type="float" office:value="78529" table:style-name="ce3">
            <text:p>78529</text:p>
          </table:table-cell>
          <table:table-cell office:value-type="float" office:value="3114" table:formula="of:=ABS([.D723]-[.C723])" table:style-name="ce3">
            <text:p>3114</text:p>
          </table:table-cell>
          <table:table-cell office:value-type="float" office:value="75415" table:formula="of:=IFERROR(COM.MICROSOFT.SINGLE(__xludf.dummyfunction(&quot;&quot;&quot;COMPUTED_VALUE&quot;&quot;&quot;));75415)" table:style-name="ce3">
            <text:p>75415</text:p>
          </table:table-cell>
          <table:table-cell office:value-type="float" office:value="0" table:formula="of:=COUNTIF([.D$2:.D1722];[.F723])*[.F72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7869" table:style-name="ce2">
            <text:p>67869</text:p>
          </table:table-cell>
          <table:table-cell office:value-type="float" office:value="62671" table:style-name="ce2">
            <text:p>62671</text:p>
          </table:table-cell>
          <table:table-cell office:value-type="float" office:value="75457" table:style-name="ce3">
            <text:p>75457</text:p>
          </table:table-cell>
          <table:table-cell office:value-type="float" office:value="78549" table:style-name="ce3">
            <text:p>78549</text:p>
          </table:table-cell>
          <table:table-cell office:value-type="float" office:value="3092" table:formula="of:=ABS([.D724]-[.C724])" table:style-name="ce3">
            <text:p>3092</text:p>
          </table:table-cell>
          <table:table-cell office:value-type="float" office:value="75457" table:formula="of:=IFERROR(COM.MICROSOFT.SINGLE(__xludf.dummyfunction(&quot;&quot;&quot;COMPUTED_VALUE&quot;&quot;&quot;));75457)" table:style-name="ce3">
            <text:p>75457</text:p>
          </table:table-cell>
          <table:table-cell office:value-type="float" office:value="0" table:formula="of:=COUNTIF([.D$2:.D1723];[.F724])*[.F72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734" table:style-name="ce2">
            <text:p>49734</text:p>
          </table:table-cell>
          <table:table-cell office:value-type="float" office:value="51807" table:style-name="ce2">
            <text:p>51807</text:p>
          </table:table-cell>
          <table:table-cell office:value-type="float" office:value="75465" table:style-name="ce3">
            <text:p>75465</text:p>
          </table:table-cell>
          <table:table-cell office:value-type="float" office:value="78771" table:style-name="ce3">
            <text:p>78771</text:p>
          </table:table-cell>
          <table:table-cell office:value-type="float" office:value="3306" table:formula="of:=ABS([.D725]-[.C725])" table:style-name="ce3">
            <text:p>3306</text:p>
          </table:table-cell>
          <table:table-cell office:value-type="float" office:value="75465" table:formula="of:=IFERROR(COM.MICROSOFT.SINGLE(__xludf.dummyfunction(&quot;&quot;&quot;COMPUTED_VALUE&quot;&quot;&quot;));75465)" table:style-name="ce3">
            <text:p>75465</text:p>
          </table:table-cell>
          <table:table-cell office:value-type="float" office:value="0" table:formula="of:=COUNTIF([.D$2:.D1724];[.F725])*[.F72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696" table:style-name="ce2">
            <text:p>12696</text:p>
          </table:table-cell>
          <table:table-cell office:value-type="float" office:value="83851" table:style-name="ce2">
            <text:p>83851</text:p>
          </table:table-cell>
          <table:table-cell office:value-type="float" office:value="75472" table:style-name="ce3">
            <text:p>75472</text:p>
          </table:table-cell>
          <table:table-cell office:value-type="float" office:value="79094" table:style-name="ce3">
            <text:p>79094</text:p>
          </table:table-cell>
          <table:table-cell office:value-type="float" office:value="3622" table:formula="of:=ABS([.D726]-[.C726])" table:style-name="ce3">
            <text:p>3622</text:p>
          </table:table-cell>
          <table:table-cell office:value-type="float" office:value="75472" table:formula="of:=IFERROR(COM.MICROSOFT.SINGLE(__xludf.dummyfunction(&quot;&quot;&quot;COMPUTED_VALUE&quot;&quot;&quot;));75472)" table:style-name="ce3">
            <text:p>75472</text:p>
          </table:table-cell>
          <table:table-cell office:value-type="float" office:value="0" table:formula="of:=COUNTIF([.D$2:.D1725];[.F726])*[.F72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492" table:style-name="ce2">
            <text:p>15492</text:p>
          </table:table-cell>
          <table:table-cell office:value-type="float" office:value="54500" table:style-name="ce2">
            <text:p>54500</text:p>
          </table:table-cell>
          <table:table-cell office:value-type="float" office:value="75525" table:style-name="ce3">
            <text:p>75525</text:p>
          </table:table-cell>
          <table:table-cell office:value-type="float" office:value="79101" table:style-name="ce3">
            <text:p>79101</text:p>
          </table:table-cell>
          <table:table-cell office:value-type="float" office:value="3576" table:formula="of:=ABS([.D727]-[.C727])" table:style-name="ce3">
            <text:p>3576</text:p>
          </table:table-cell>
          <table:table-cell office:value-type="float" office:value="75525" table:formula="of:=IFERROR(COM.MICROSOFT.SINGLE(__xludf.dummyfunction(&quot;&quot;&quot;COMPUTED_VALUE&quot;&quot;&quot;));75525)" table:style-name="ce3">
            <text:p>75525</text:p>
          </table:table-cell>
          <table:table-cell office:value-type="float" office:value="0" table:formula="of:=COUNTIF([.D$2:.D1726];[.F727])*[.F72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9208" table:style-name="ce2">
            <text:p>29208</text:p>
          </table:table-cell>
          <table:table-cell office:value-type="float" office:value="62370" table:style-name="ce2">
            <text:p>62370</text:p>
          </table:table-cell>
          <table:table-cell office:value-type="float" office:value="75686" table:style-name="ce3">
            <text:p>75686</text:p>
          </table:table-cell>
          <table:table-cell office:value-type="float" office:value="79101" table:style-name="ce3">
            <text:p>79101</text:p>
          </table:table-cell>
          <table:table-cell office:value-type="float" office:value="3415" table:formula="of:=ABS([.D728]-[.C728])" table:style-name="ce3">
            <text:p>3415</text:p>
          </table:table-cell>
          <table:table-cell office:value-type="float" office:value="75686" table:formula="of:=IFERROR(COM.MICROSOFT.SINGLE(__xludf.dummyfunction(&quot;&quot;&quot;COMPUTED_VALUE&quot;&quot;&quot;));75686)" table:style-name="ce3">
            <text:p>75686</text:p>
          </table:table-cell>
          <table:table-cell office:value-type="float" office:value="0" table:formula="of:=COUNTIF([.D$2:.D1727];[.F728])*[.F72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284" table:style-name="ce2">
            <text:p>24284</text:p>
          </table:table-cell>
          <table:table-cell office:value-type="float" office:value="11417" table:style-name="ce2">
            <text:p>11417</text:p>
          </table:table-cell>
          <table:table-cell office:value-type="float" office:value="75820" table:style-name="ce3">
            <text:p>75820</text:p>
          </table:table-cell>
          <table:table-cell office:value-type="float" office:value="79101" table:style-name="ce3">
            <text:p>79101</text:p>
          </table:table-cell>
          <table:table-cell office:value-type="float" office:value="3281" table:formula="of:=ABS([.D729]-[.C729])" table:style-name="ce3">
            <text:p>3281</text:p>
          </table:table-cell>
          <table:table-cell office:value-type="float" office:value="75820" table:formula="of:=IFERROR(COM.MICROSOFT.SINGLE(__xludf.dummyfunction(&quot;&quot;&quot;COMPUTED_VALUE&quot;&quot;&quot;));75820)" table:style-name="ce3">
            <text:p>75820</text:p>
          </table:table-cell>
          <table:table-cell office:value-type="float" office:value="0" table:formula="of:=COUNTIF([.D$2:.D1728];[.F729])*[.F72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157" table:style-name="ce2">
            <text:p>41157</text:p>
          </table:table-cell>
          <table:table-cell office:value-type="float" office:value="47772" table:style-name="ce2">
            <text:p>47772</text:p>
          </table:table-cell>
          <table:table-cell office:value-type="float" office:value="75888" table:style-name="ce3">
            <text:p>75888</text:p>
          </table:table-cell>
          <table:table-cell office:value-type="float" office:value="79101" table:style-name="ce3">
            <text:p>79101</text:p>
          </table:table-cell>
          <table:table-cell office:value-type="float" office:value="3213" table:formula="of:=ABS([.D730]-[.C730])" table:style-name="ce3">
            <text:p>3213</text:p>
          </table:table-cell>
          <table:table-cell office:value-type="float" office:value="75888" table:formula="of:=IFERROR(COM.MICROSOFT.SINGLE(__xludf.dummyfunction(&quot;&quot;&quot;COMPUTED_VALUE&quot;&quot;&quot;));75888)" table:style-name="ce3">
            <text:p>75888</text:p>
          </table:table-cell>
          <table:table-cell office:value-type="float" office:value="0" table:formula="of:=COUNTIF([.D$2:.D1729];[.F730])*[.F73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544" table:style-name="ce2">
            <text:p>30544</text:p>
          </table:table-cell>
          <table:table-cell office:value-type="float" office:value="66296" table:style-name="ce2">
            <text:p>66296</text:p>
          </table:table-cell>
          <table:table-cell office:value-type="float" office:value="75976" table:style-name="ce3">
            <text:p>75976</text:p>
          </table:table-cell>
          <table:table-cell office:value-type="float" office:value="79101" table:style-name="ce3">
            <text:p>79101</text:p>
          </table:table-cell>
          <table:table-cell office:value-type="float" office:value="3125" table:formula="of:=ABS([.D731]-[.C731])" table:style-name="ce3">
            <text:p>3125</text:p>
          </table:table-cell>
          <table:table-cell office:value-type="float" office:value="75976" table:formula="of:=IFERROR(COM.MICROSOFT.SINGLE(__xludf.dummyfunction(&quot;&quot;&quot;COMPUTED_VALUE&quot;&quot;&quot;));75976)" table:style-name="ce3">
            <text:p>75976</text:p>
          </table:table-cell>
          <table:table-cell office:value-type="float" office:value="0" table:formula="of:=COUNTIF([.D$2:.D1730];[.F731])*[.F73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226" table:style-name="ce2">
            <text:p>92226</text:p>
          </table:table-cell>
          <table:table-cell office:value-type="float" office:value="17271" table:style-name="ce2">
            <text:p>17271</text:p>
          </table:table-cell>
          <table:table-cell office:value-type="float" office:value="75979" table:style-name="ce3">
            <text:p>75979</text:p>
          </table:table-cell>
          <table:table-cell office:value-type="float" office:value="79101" table:style-name="ce3">
            <text:p>79101</text:p>
          </table:table-cell>
          <table:table-cell office:value-type="float" office:value="3122" table:formula="of:=ABS([.D732]-[.C732])" table:style-name="ce3">
            <text:p>3122</text:p>
          </table:table-cell>
          <table:table-cell office:value-type="float" office:value="75979" table:formula="of:=IFERROR(COM.MICROSOFT.SINGLE(__xludf.dummyfunction(&quot;&quot;&quot;COMPUTED_VALUE&quot;&quot;&quot;));75979)" table:style-name="ce3">
            <text:p>75979</text:p>
          </table:table-cell>
          <table:table-cell office:value-type="float" office:value="0" table:formula="of:=COUNTIF([.D$2:.D1731];[.F732])*[.F73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246" table:style-name="ce2">
            <text:p>61246</text:p>
          </table:table-cell>
          <table:table-cell office:value-type="float" office:value="52329" table:style-name="ce2">
            <text:p>52329</text:p>
          </table:table-cell>
          <table:table-cell office:value-type="float" office:value="75980" table:style-name="ce3">
            <text:p>75980</text:p>
          </table:table-cell>
          <table:table-cell office:value-type="float" office:value="79101" table:style-name="ce3">
            <text:p>79101</text:p>
          </table:table-cell>
          <table:table-cell office:value-type="float" office:value="3121" table:formula="of:=ABS([.D733]-[.C733])" table:style-name="ce3">
            <text:p>3121</text:p>
          </table:table-cell>
          <table:table-cell office:value-type="float" office:value="75980" table:formula="of:=IFERROR(COM.MICROSOFT.SINGLE(__xludf.dummyfunction(&quot;&quot;&quot;COMPUTED_VALUE&quot;&quot;&quot;));75980)" table:style-name="ce3">
            <text:p>75980</text:p>
          </table:table-cell>
          <table:table-cell office:value-type="float" office:value="0" table:formula="of:=COUNTIF([.D$2:.D1732];[.F733])*[.F73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227" table:style-name="ce2">
            <text:p>63227</text:p>
          </table:table-cell>
          <table:table-cell office:value-type="float" office:value="96077" table:style-name="ce2">
            <text:p>96077</text:p>
          </table:table-cell>
          <table:table-cell office:value-type="float" office:value="76060" table:style-name="ce3">
            <text:p>76060</text:p>
          </table:table-cell>
          <table:table-cell office:value-type="float" office:value="79101" table:style-name="ce3">
            <text:p>79101</text:p>
          </table:table-cell>
          <table:table-cell office:value-type="float" office:value="3041" table:formula="of:=ABS([.D734]-[.C734])" table:style-name="ce3">
            <text:p>3041</text:p>
          </table:table-cell>
          <table:table-cell office:value-type="float" office:value="76060" table:formula="of:=IFERROR(COM.MICROSOFT.SINGLE(__xludf.dummyfunction(&quot;&quot;&quot;COMPUTED_VALUE&quot;&quot;&quot;));76060)" table:style-name="ce3">
            <text:p>76060</text:p>
          </table:table-cell>
          <table:table-cell office:value-type="float" office:value="0" table:formula="of:=COUNTIF([.D$2:.D1733];[.F734])*[.F73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426" table:style-name="ce2">
            <text:p>31426</text:p>
          </table:table-cell>
          <table:table-cell office:value-type="float" office:value="44568" table:style-name="ce2">
            <text:p>44568</text:p>
          </table:table-cell>
          <table:table-cell office:value-type="float" office:value="76218" table:style-name="ce3">
            <text:p>76218</text:p>
          </table:table-cell>
          <table:table-cell office:value-type="float" office:value="79101" table:style-name="ce3">
            <text:p>79101</text:p>
          </table:table-cell>
          <table:table-cell office:value-type="float" office:value="2883" table:formula="of:=ABS([.D735]-[.C735])" table:style-name="ce3">
            <text:p>2883</text:p>
          </table:table-cell>
          <table:table-cell office:value-type="float" office:value="76218" table:formula="of:=IFERROR(COM.MICROSOFT.SINGLE(__xludf.dummyfunction(&quot;&quot;&quot;COMPUTED_VALUE&quot;&quot;&quot;));76218)" table:style-name="ce3">
            <text:p>76218</text:p>
          </table:table-cell>
          <table:table-cell office:value-type="float" office:value="0" table:formula="of:=COUNTIF([.D$2:.D1734];[.F735])*[.F73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7047" table:style-name="ce2">
            <text:p>57047</text:p>
          </table:table-cell>
          <table:table-cell office:value-type="float" office:value="79253" table:style-name="ce2">
            <text:p>79253</text:p>
          </table:table-cell>
          <table:table-cell office:value-type="float" office:value="76443" table:style-name="ce3">
            <text:p>76443</text:p>
          </table:table-cell>
          <table:table-cell office:value-type="float" office:value="79101" table:style-name="ce3">
            <text:p>79101</text:p>
          </table:table-cell>
          <table:table-cell office:value-type="float" office:value="2658" table:formula="of:=ABS([.D736]-[.C736])" table:style-name="ce3">
            <text:p>2658</text:p>
          </table:table-cell>
          <table:table-cell office:value-type="float" office:value="76443" table:formula="of:=IFERROR(COM.MICROSOFT.SINGLE(__xludf.dummyfunction(&quot;&quot;&quot;COMPUTED_VALUE&quot;&quot;&quot;));76443)" table:style-name="ce3">
            <text:p>76443</text:p>
          </table:table-cell>
          <table:table-cell office:value-type="float" office:value="0" table:formula="of:=COUNTIF([.D$2:.D1735];[.F736])*[.F73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3855" table:style-name="ce2">
            <text:p>23855</text:p>
          </table:table-cell>
          <table:table-cell office:value-type="float" office:value="79520" table:style-name="ce2">
            <text:p>79520</text:p>
          </table:table-cell>
          <table:table-cell office:value-type="float" office:value="76719" table:style-name="ce3">
            <text:p>76719</text:p>
          </table:table-cell>
          <table:table-cell office:value-type="float" office:value="79101" table:style-name="ce3">
            <text:p>79101</text:p>
          </table:table-cell>
          <table:table-cell office:value-type="float" office:value="2382" table:formula="of:=ABS([.D737]-[.C737])" table:style-name="ce3">
            <text:p>2382</text:p>
          </table:table-cell>
          <table:table-cell office:value-type="float" office:value="76719" table:formula="of:=IFERROR(COM.MICROSOFT.SINGLE(__xludf.dummyfunction(&quot;&quot;&quot;COMPUTED_VALUE&quot;&quot;&quot;));76719)" table:style-name="ce3">
            <text:p>76719</text:p>
          </table:table-cell>
          <table:table-cell office:value-type="float" office:value="0" table:formula="of:=COUNTIF([.D$2:.D1736];[.F737])*[.F73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439" table:style-name="ce2">
            <text:p>69439</text:p>
          </table:table-cell>
          <table:table-cell office:value-type="float" office:value="27186" table:style-name="ce2">
            <text:p>27186</text:p>
          </table:table-cell>
          <table:table-cell office:value-type="float" office:value="76828" table:style-name="ce3">
            <text:p>76828</text:p>
          </table:table-cell>
          <table:table-cell office:value-type="float" office:value="79101" table:style-name="ce3">
            <text:p>79101</text:p>
          </table:table-cell>
          <table:table-cell office:value-type="float" office:value="2273" table:formula="of:=ABS([.D738]-[.C738])" table:style-name="ce3">
            <text:p>2273</text:p>
          </table:table-cell>
          <table:table-cell office:value-type="float" office:value="76828" table:formula="of:=IFERROR(COM.MICROSOFT.SINGLE(__xludf.dummyfunction(&quot;&quot;&quot;COMPUTED_VALUE&quot;&quot;&quot;));76828)" table:style-name="ce3">
            <text:p>76828</text:p>
          </table:table-cell>
          <table:table-cell office:value-type="float" office:value="0" table:formula="of:=COUNTIF([.D$2:.D1737];[.F738])*[.F73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166" table:style-name="ce2">
            <text:p>85166</text:p>
          </table:table-cell>
          <table:table-cell office:value-type="float" office:value="31655" table:style-name="ce2">
            <text:p>31655</text:p>
          </table:table-cell>
          <table:table-cell office:value-type="float" office:value="76842" table:style-name="ce3">
            <text:p>76842</text:p>
          </table:table-cell>
          <table:table-cell office:value-type="float" office:value="79101" table:style-name="ce3">
            <text:p>79101</text:p>
          </table:table-cell>
          <table:table-cell office:value-type="float" office:value="2259" table:formula="of:=ABS([.D739]-[.C739])" table:style-name="ce3">
            <text:p>2259</text:p>
          </table:table-cell>
          <table:table-cell office:value-type="float" office:value="76842" table:formula="of:=IFERROR(COM.MICROSOFT.SINGLE(__xludf.dummyfunction(&quot;&quot;&quot;COMPUTED_VALUE&quot;&quot;&quot;));76842)" table:style-name="ce3">
            <text:p>76842</text:p>
          </table:table-cell>
          <table:table-cell office:value-type="float" office:value="0" table:formula="of:=COUNTIF([.D$2:.D1738];[.F739])*[.F73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5322" table:style-name="ce2">
            <text:p>25322</text:p>
          </table:table-cell>
          <table:table-cell office:value-type="float" office:value="62989" table:style-name="ce2">
            <text:p>62989</text:p>
          </table:table-cell>
          <table:table-cell office:value-type="float" office:value="76933" table:style-name="ce3">
            <text:p>76933</text:p>
          </table:table-cell>
          <table:table-cell office:value-type="float" office:value="79101" table:style-name="ce3">
            <text:p>79101</text:p>
          </table:table-cell>
          <table:table-cell office:value-type="float" office:value="2168" table:formula="of:=ABS([.D740]-[.C740])" table:style-name="ce3">
            <text:p>2168</text:p>
          </table:table-cell>
          <table:table-cell office:value-type="float" office:value="76933" table:formula="of:=IFERROR(COM.MICROSOFT.SINGLE(__xludf.dummyfunction(&quot;&quot;&quot;COMPUTED_VALUE&quot;&quot;&quot;));76933)" table:style-name="ce3">
            <text:p>76933</text:p>
          </table:table-cell>
          <table:table-cell office:value-type="float" office:value="0" table:formula="of:=COUNTIF([.D$2:.D1739];[.F740])*[.F74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479" table:style-name="ce2">
            <text:p>14479</text:p>
          </table:table-cell>
          <table:table-cell office:value-type="float" office:value="26112" table:style-name="ce2">
            <text:p>26112</text:p>
          </table:table-cell>
          <table:table-cell office:value-type="float" office:value="77014" table:style-name="ce3">
            <text:p>77014</text:p>
          </table:table-cell>
          <table:table-cell office:value-type="float" office:value="79101" table:style-name="ce3">
            <text:p>79101</text:p>
          </table:table-cell>
          <table:table-cell office:value-type="float" office:value="2087" table:formula="of:=ABS([.D741]-[.C741])" table:style-name="ce3">
            <text:p>2087</text:p>
          </table:table-cell>
          <table:table-cell office:value-type="float" office:value="77014" table:formula="of:=IFERROR(COM.MICROSOFT.SINGLE(__xludf.dummyfunction(&quot;&quot;&quot;COMPUTED_VALUE&quot;&quot;&quot;));77014)" table:style-name="ce3">
            <text:p>77014</text:p>
          </table:table-cell>
          <table:table-cell office:value-type="float" office:value="0" table:formula="of:=COUNTIF([.D$2:.D1740];[.F741])*[.F74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140" table:style-name="ce2">
            <text:p>77140</text:p>
          </table:table-cell>
          <table:table-cell office:value-type="float" office:value="28645" table:style-name="ce2">
            <text:p>28645</text:p>
          </table:table-cell>
          <table:table-cell office:value-type="float" office:value="77032" table:style-name="ce3">
            <text:p>77032</text:p>
          </table:table-cell>
          <table:table-cell office:value-type="float" office:value="79101" table:style-name="ce3">
            <text:p>79101</text:p>
          </table:table-cell>
          <table:table-cell office:value-type="float" office:value="2069" table:formula="of:=ABS([.D742]-[.C742])" table:style-name="ce3">
            <text:p>2069</text:p>
          </table:table-cell>
          <table:table-cell office:value-type="float" office:value="77032" table:formula="of:=IFERROR(COM.MICROSOFT.SINGLE(__xludf.dummyfunction(&quot;&quot;&quot;COMPUTED_VALUE&quot;&quot;&quot;));77032)" table:style-name="ce3">
            <text:p>77032</text:p>
          </table:table-cell>
          <table:table-cell office:value-type="float" office:value="0" table:formula="of:=COUNTIF([.D$2:.D1741];[.F742])*[.F74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612" table:style-name="ce2">
            <text:p>10612</text:p>
          </table:table-cell>
          <table:table-cell office:value-type="float" office:value="17077" table:style-name="ce2">
            <text:p>17077</text:p>
          </table:table-cell>
          <table:table-cell office:value-type="float" office:value="77140" table:style-name="ce3">
            <text:p>77140</text:p>
          </table:table-cell>
          <table:table-cell office:value-type="float" office:value="79101" table:style-name="ce3">
            <text:p>79101</text:p>
          </table:table-cell>
          <table:table-cell office:value-type="float" office:value="1961" table:formula="of:=ABS([.D743]-[.C743])" table:style-name="ce3">
            <text:p>1961</text:p>
          </table:table-cell>
          <table:table-cell office:value-type="float" office:value="77140" table:formula="of:=IFERROR(COM.MICROSOFT.SINGLE(__xludf.dummyfunction(&quot;&quot;&quot;COMPUTED_VALUE&quot;&quot;&quot;));77140)" table:style-name="ce3">
            <text:p>77140</text:p>
          </table:table-cell>
          <table:table-cell office:value-type="float" office:value="0" table:formula="of:=COUNTIF([.D$2:.D1742];[.F743])*[.F74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6543" table:style-name="ce2">
            <text:p>56543</text:p>
          </table:table-cell>
          <table:table-cell office:value-type="float" office:value="83297" table:style-name="ce2">
            <text:p>83297</text:p>
          </table:table-cell>
          <table:table-cell office:value-type="float" office:value="77169" table:style-name="ce3">
            <text:p>77169</text:p>
          </table:table-cell>
          <table:table-cell office:value-type="float" office:value="79101" table:style-name="ce3">
            <text:p>79101</text:p>
          </table:table-cell>
          <table:table-cell office:value-type="float" office:value="1932" table:formula="of:=ABS([.D744]-[.C744])" table:style-name="ce3">
            <text:p>1932</text:p>
          </table:table-cell>
          <table:table-cell office:value-type="float" office:value="77169" table:formula="of:=IFERROR(COM.MICROSOFT.SINGLE(__xludf.dummyfunction(&quot;&quot;&quot;COMPUTED_VALUE&quot;&quot;&quot;));77169)" table:style-name="ce3">
            <text:p>77169</text:p>
          </table:table-cell>
          <table:table-cell office:value-type="float" office:value="0" table:formula="of:=COUNTIF([.D$2:.D1743];[.F744])*[.F74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3494" table:style-name="ce2">
            <text:p>53494</text:p>
          </table:table-cell>
          <table:table-cell office:value-type="float" office:value="80908" table:style-name="ce2">
            <text:p>80908</text:p>
          </table:table-cell>
          <table:table-cell office:value-type="float" office:value="77218" table:style-name="ce3">
            <text:p>77218</text:p>
          </table:table-cell>
          <table:table-cell office:value-type="float" office:value="79101" table:style-name="ce3">
            <text:p>79101</text:p>
          </table:table-cell>
          <table:table-cell office:value-type="float" office:value="1883" table:formula="of:=ABS([.D745]-[.C745])" table:style-name="ce3">
            <text:p>1883</text:p>
          </table:table-cell>
          <table:table-cell office:value-type="float" office:value="77218" table:formula="of:=IFERROR(COM.MICROSOFT.SINGLE(__xludf.dummyfunction(&quot;&quot;&quot;COMPUTED_VALUE&quot;&quot;&quot;));77218)" table:style-name="ce3">
            <text:p>77218</text:p>
          </table:table-cell>
          <table:table-cell office:value-type="float" office:value="0" table:formula="of:=COUNTIF([.D$2:.D1744];[.F745])*[.F74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334" table:style-name="ce2">
            <text:p>45334</text:p>
          </table:table-cell>
          <table:table-cell office:value-type="float" office:value="95239" table:style-name="ce2">
            <text:p>95239</text:p>
          </table:table-cell>
          <table:table-cell office:value-type="float" office:value="77332" table:style-name="ce3">
            <text:p>77332</text:p>
          </table:table-cell>
          <table:table-cell office:value-type="float" office:value="79101" table:style-name="ce3">
            <text:p>79101</text:p>
          </table:table-cell>
          <table:table-cell office:value-type="float" office:value="1769" table:formula="of:=ABS([.D746]-[.C746])" table:style-name="ce3">
            <text:p>1769</text:p>
          </table:table-cell>
          <table:table-cell office:value-type="float" office:value="77332" table:formula="of:=IFERROR(COM.MICROSOFT.SINGLE(__xludf.dummyfunction(&quot;&quot;&quot;COMPUTED_VALUE&quot;&quot;&quot;));77332)" table:style-name="ce3">
            <text:p>77332</text:p>
          </table:table-cell>
          <table:table-cell office:value-type="float" office:value="0" table:formula="of:=COUNTIF([.D$2:.D1745];[.F746])*[.F74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9902" table:style-name="ce2">
            <text:p>89902</text:p>
          </table:table-cell>
          <table:table-cell office:value-type="float" office:value="85166" table:style-name="ce2">
            <text:p>85166</text:p>
          </table:table-cell>
          <table:table-cell office:value-type="float" office:value="77343" table:style-name="ce3">
            <text:p>77343</text:p>
          </table:table-cell>
          <table:table-cell office:value-type="float" office:value="79166" table:style-name="ce3">
            <text:p>79166</text:p>
          </table:table-cell>
          <table:table-cell office:value-type="float" office:value="1823" table:formula="of:=ABS([.D747]-[.C747])" table:style-name="ce3">
            <text:p>1823</text:p>
          </table:table-cell>
          <table:table-cell office:value-type="float" office:value="77343" table:formula="of:=IFERROR(COM.MICROSOFT.SINGLE(__xludf.dummyfunction(&quot;&quot;&quot;COMPUTED_VALUE&quot;&quot;&quot;));77343)" table:style-name="ce3">
            <text:p>77343</text:p>
          </table:table-cell>
          <table:table-cell office:value-type="float" office:value="0" table:formula="of:=COUNTIF([.D$2:.D1746];[.F747])*[.F74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3255" table:style-name="ce2">
            <text:p>73255</text:p>
          </table:table-cell>
          <table:table-cell office:value-type="float" office:value="57735" table:style-name="ce2">
            <text:p>57735</text:p>
          </table:table-cell>
          <table:table-cell office:value-type="float" office:value="77382" table:style-name="ce3">
            <text:p>77382</text:p>
          </table:table-cell>
          <table:table-cell office:value-type="float" office:value="79253" table:style-name="ce3">
            <text:p>79253</text:p>
          </table:table-cell>
          <table:table-cell office:value-type="float" office:value="1871" table:formula="of:=ABS([.D748]-[.C748])" table:style-name="ce3">
            <text:p>1871</text:p>
          </table:table-cell>
          <table:table-cell office:value-type="float" office:value="77382" table:formula="of:=IFERROR(COM.MICROSOFT.SINGLE(__xludf.dummyfunction(&quot;&quot;&quot;COMPUTED_VALUE&quot;&quot;&quot;));77382)" table:style-name="ce3">
            <text:p>77382</text:p>
          </table:table-cell>
          <table:table-cell office:value-type="float" office:value="0" table:formula="of:=COUNTIF([.D$2:.D1747];[.F748])*[.F74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6895" table:style-name="ce2">
            <text:p>26895</text:p>
          </table:table-cell>
          <table:table-cell office:value-type="float" office:value="18173" table:style-name="ce2">
            <text:p>18173</text:p>
          </table:table-cell>
          <table:table-cell office:value-type="float" office:value="77455" table:style-name="ce3">
            <text:p>77455</text:p>
          </table:table-cell>
          <table:table-cell office:value-type="float" office:value="79253" table:style-name="ce3">
            <text:p>79253</text:p>
          </table:table-cell>
          <table:table-cell office:value-type="float" office:value="1798" table:formula="of:=ABS([.D749]-[.C749])" table:style-name="ce3">
            <text:p>1798</text:p>
          </table:table-cell>
          <table:table-cell office:value-type="float" office:value="77455" table:formula="of:=IFERROR(COM.MICROSOFT.SINGLE(__xludf.dummyfunction(&quot;&quot;&quot;COMPUTED_VALUE&quot;&quot;&quot;));77455)" table:style-name="ce3">
            <text:p>77455</text:p>
          </table:table-cell>
          <table:table-cell office:value-type="float" office:value="0" table:formula="of:=COUNTIF([.D$2:.D1748];[.F749])*[.F74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4218" table:style-name="ce2">
            <text:p>64218</text:p>
          </table:table-cell>
          <table:table-cell office:value-type="float" office:value="47924" table:style-name="ce2">
            <text:p>47924</text:p>
          </table:table-cell>
          <table:table-cell office:value-type="float" office:value="77458" table:style-name="ce3">
            <text:p>77458</text:p>
          </table:table-cell>
          <table:table-cell office:value-type="float" office:value="79253" table:style-name="ce3">
            <text:p>79253</text:p>
          </table:table-cell>
          <table:table-cell office:value-type="float" office:value="1795" table:formula="of:=ABS([.D750]-[.C750])" table:style-name="ce3">
            <text:p>1795</text:p>
          </table:table-cell>
          <table:table-cell office:value-type="float" office:value="77458" table:formula="of:=IFERROR(COM.MICROSOFT.SINGLE(__xludf.dummyfunction(&quot;&quot;&quot;COMPUTED_VALUE&quot;&quot;&quot;));77458)" table:style-name="ce3">
            <text:p>77458</text:p>
          </table:table-cell>
          <table:table-cell office:value-type="float" office:value="0" table:formula="of:=COUNTIF([.D$2:.D1749];[.F750])*[.F75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8172" table:style-name="ce2">
            <text:p>78172</text:p>
          </table:table-cell>
          <table:table-cell office:value-type="float" office:value="49084" table:style-name="ce2">
            <text:p>49084</text:p>
          </table:table-cell>
          <table:table-cell office:value-type="float" office:value="77467" table:style-name="ce3">
            <text:p>77467</text:p>
          </table:table-cell>
          <table:table-cell office:value-type="float" office:value="79253" table:style-name="ce3">
            <text:p>79253</text:p>
          </table:table-cell>
          <table:table-cell office:value-type="float" office:value="1786" table:formula="of:=ABS([.D751]-[.C751])" table:style-name="ce3">
            <text:p>1786</text:p>
          </table:table-cell>
          <table:table-cell office:value-type="float" office:value="77467" table:formula="of:=IFERROR(COM.MICROSOFT.SINGLE(__xludf.dummyfunction(&quot;&quot;&quot;COMPUTED_VALUE&quot;&quot;&quot;));77467)" table:style-name="ce3">
            <text:p>77467</text:p>
          </table:table-cell>
          <table:table-cell office:value-type="float" office:value="0" table:formula="of:=COUNTIF([.D$2:.D1750];[.F751])*[.F75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332" table:style-name="ce2">
            <text:p>77332</text:p>
          </table:table-cell>
          <table:table-cell office:value-type="float" office:value="43240" table:style-name="ce2">
            <text:p>43240</text:p>
          </table:table-cell>
          <table:table-cell office:value-type="float" office:value="77632" table:style-name="ce3">
            <text:p>77632</text:p>
          </table:table-cell>
          <table:table-cell office:value-type="float" office:value="79253" table:style-name="ce3">
            <text:p>79253</text:p>
          </table:table-cell>
          <table:table-cell office:value-type="float" office:value="1621" table:formula="of:=ABS([.D752]-[.C752])" table:style-name="ce3">
            <text:p>1621</text:p>
          </table:table-cell>
          <table:table-cell office:value-type="float" office:value="77632" table:formula="of:=IFERROR(COM.MICROSOFT.SINGLE(__xludf.dummyfunction(&quot;&quot;&quot;COMPUTED_VALUE&quot;&quot;&quot;));77632)" table:style-name="ce3">
            <text:p>77632</text:p>
          </table:table-cell>
          <table:table-cell office:value-type="float" office:value="0" table:formula="of:=COUNTIF([.D$2:.D1751];[.F752])*[.F75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955" table:style-name="ce2">
            <text:p>17955</text:p>
          </table:table-cell>
          <table:table-cell office:value-type="float" office:value="95261" table:style-name="ce2">
            <text:p>95261</text:p>
          </table:table-cell>
          <table:table-cell office:value-type="float" office:value="78126" table:style-name="ce3">
            <text:p>78126</text:p>
          </table:table-cell>
          <table:table-cell office:value-type="float" office:value="79253" table:style-name="ce3">
            <text:p>79253</text:p>
          </table:table-cell>
          <table:table-cell office:value-type="float" office:value="1127" table:formula="of:=ABS([.D753]-[.C753])" table:style-name="ce3">
            <text:p>1127</text:p>
          </table:table-cell>
          <table:table-cell office:value-type="float" office:value="78126" table:formula="of:=IFERROR(COM.MICROSOFT.SINGLE(__xludf.dummyfunction(&quot;&quot;&quot;COMPUTED_VALUE&quot;&quot;&quot;));78126)" table:style-name="ce3">
            <text:p>78126</text:p>
          </table:table-cell>
          <table:table-cell office:value-type="float" office:value="0" table:formula="of:=COUNTIF([.D$2:.D1752];[.F753])*[.F75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704" table:style-name="ce2">
            <text:p>31704</text:p>
          </table:table-cell>
          <table:table-cell office:value-type="float" office:value="37280" table:style-name="ce2">
            <text:p>37280</text:p>
          </table:table-cell>
          <table:table-cell office:value-type="float" office:value="78172" table:style-name="ce3">
            <text:p>78172</text:p>
          </table:table-cell>
          <table:table-cell office:value-type="float" office:value="79253" table:style-name="ce3">
            <text:p>79253</text:p>
          </table:table-cell>
          <table:table-cell office:value-type="float" office:value="1081" table:formula="of:=ABS([.D754]-[.C754])" table:style-name="ce3">
            <text:p>1081</text:p>
          </table:table-cell>
          <table:table-cell office:value-type="float" office:value="78172" table:formula="of:=IFERROR(COM.MICROSOFT.SINGLE(__xludf.dummyfunction(&quot;&quot;&quot;COMPUTED_VALUE&quot;&quot;&quot;));78172)" table:style-name="ce3">
            <text:p>78172</text:p>
          </table:table-cell>
          <table:table-cell office:value-type="float" office:value="0" table:formula="of:=COUNTIF([.D$2:.D1753];[.F754])*[.F75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774" table:style-name="ce2">
            <text:p>83774</text:p>
          </table:table-cell>
          <table:table-cell office:value-type="float" office:value="66296" table:style-name="ce2">
            <text:p>66296</text:p>
          </table:table-cell>
          <table:table-cell office:value-type="float" office:value="78207" table:style-name="ce3">
            <text:p>78207</text:p>
          </table:table-cell>
          <table:table-cell office:value-type="float" office:value="79253" table:style-name="ce3">
            <text:p>79253</text:p>
          </table:table-cell>
          <table:table-cell office:value-type="float" office:value="1046" table:formula="of:=ABS([.D755]-[.C755])" table:style-name="ce3">
            <text:p>1046</text:p>
          </table:table-cell>
          <table:table-cell office:value-type="float" office:value="78207" table:formula="of:=IFERROR(COM.MICROSOFT.SINGLE(__xludf.dummyfunction(&quot;&quot;&quot;COMPUTED_VALUE&quot;&quot;&quot;));78207)" table:style-name="ce3">
            <text:p>78207</text:p>
          </table:table-cell>
          <table:table-cell office:value-type="float" office:value="0" table:formula="of:=COUNTIF([.D$2:.D1754];[.F755])*[.F75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943" table:style-name="ce2">
            <text:p>54943</text:p>
          </table:table-cell>
          <table:table-cell office:value-type="float" office:value="83851" table:style-name="ce2">
            <text:p>83851</text:p>
          </table:table-cell>
          <table:table-cell office:value-type="float" office:value="78382" table:style-name="ce3">
            <text:p>78382</text:p>
          </table:table-cell>
          <table:table-cell office:value-type="float" office:value="79253" table:style-name="ce3">
            <text:p>79253</text:p>
          </table:table-cell>
          <table:table-cell office:value-type="float" office:value="871" table:formula="of:=ABS([.D756]-[.C756])" table:style-name="ce3">
            <text:p>871</text:p>
          </table:table-cell>
          <table:table-cell office:value-type="float" office:value="78382" table:formula="of:=IFERROR(COM.MICROSOFT.SINGLE(__xludf.dummyfunction(&quot;&quot;&quot;COMPUTED_VALUE&quot;&quot;&quot;));78382)" table:style-name="ce3">
            <text:p>78382</text:p>
          </table:table-cell>
          <table:table-cell office:value-type="float" office:value="0" table:formula="of:=COUNTIF([.D$2:.D1755];[.F756])*[.F75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875" table:style-name="ce2">
            <text:p>65875</text:p>
          </table:table-cell>
          <table:table-cell office:value-type="float" office:value="79101" table:style-name="ce2">
            <text:p>79101</text:p>
          </table:table-cell>
          <table:table-cell office:value-type="float" office:value="78468" table:style-name="ce3">
            <text:p>78468</text:p>
          </table:table-cell>
          <table:table-cell office:value-type="float" office:value="79253" table:style-name="ce3">
            <text:p>79253</text:p>
          </table:table-cell>
          <table:table-cell office:value-type="float" office:value="785" table:formula="of:=ABS([.D757]-[.C757])" table:style-name="ce3">
            <text:p>785</text:p>
          </table:table-cell>
          <table:table-cell office:value-type="float" office:value="78468" table:formula="of:=IFERROR(COM.MICROSOFT.SINGLE(__xludf.dummyfunction(&quot;&quot;&quot;COMPUTED_VALUE&quot;&quot;&quot;));78468)" table:style-name="ce3">
            <text:p>78468</text:p>
          </table:table-cell>
          <table:table-cell office:value-type="float" office:value="0" table:formula="of:=COUNTIF([.D$2:.D1756];[.F757])*[.F75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695" table:style-name="ce2">
            <text:p>30695</text:p>
          </table:table-cell>
          <table:table-cell office:value-type="float" office:value="72666" table:style-name="ce2">
            <text:p>72666</text:p>
          </table:table-cell>
          <table:table-cell office:value-type="float" office:value="78479" table:style-name="ce3">
            <text:p>78479</text:p>
          </table:table-cell>
          <table:table-cell office:value-type="float" office:value="79253" table:style-name="ce3">
            <text:p>79253</text:p>
          </table:table-cell>
          <table:table-cell office:value-type="float" office:value="774" table:formula="of:=ABS([.D758]-[.C758])" table:style-name="ce3">
            <text:p>774</text:p>
          </table:table-cell>
          <table:table-cell office:value-type="float" office:value="78479" table:formula="of:=IFERROR(COM.MICROSOFT.SINGLE(__xludf.dummyfunction(&quot;&quot;&quot;COMPUTED_VALUE&quot;&quot;&quot;));78479)" table:style-name="ce3">
            <text:p>78479</text:p>
          </table:table-cell>
          <table:table-cell office:value-type="float" office:value="0" table:formula="of:=COUNTIF([.D$2:.D1757];[.F758])*[.F75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5827" table:style-name="ce2">
            <text:p>25827</text:p>
          </table:table-cell>
          <table:table-cell office:value-type="float" office:value="53304" table:style-name="ce2">
            <text:p>53304</text:p>
          </table:table-cell>
          <table:table-cell office:value-type="float" office:value="78562" table:style-name="ce3">
            <text:p>78562</text:p>
          </table:table-cell>
          <table:table-cell office:value-type="float" office:value="79253" table:style-name="ce3">
            <text:p>79253</text:p>
          </table:table-cell>
          <table:table-cell office:value-type="float" office:value="691" table:formula="of:=ABS([.D759]-[.C759])" table:style-name="ce3">
            <text:p>691</text:p>
          </table:table-cell>
          <table:table-cell office:value-type="float" office:value="78562" table:formula="of:=IFERROR(COM.MICROSOFT.SINGLE(__xludf.dummyfunction(&quot;&quot;&quot;COMPUTED_VALUE&quot;&quot;&quot;));78562)" table:style-name="ce3">
            <text:p>78562</text:p>
          </table:table-cell>
          <table:table-cell office:value-type="float" office:value="0" table:formula="of:=COUNTIF([.D$2:.D1758];[.F759])*[.F75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6127" table:style-name="ce2">
            <text:p>66127</text:p>
          </table:table-cell>
          <table:table-cell office:value-type="float" office:value="92176" table:style-name="ce2">
            <text:p>92176</text:p>
          </table:table-cell>
          <table:table-cell office:value-type="float" office:value="78678" table:style-name="ce3">
            <text:p>78678</text:p>
          </table:table-cell>
          <table:table-cell office:value-type="float" office:value="79253" table:style-name="ce3">
            <text:p>79253</text:p>
          </table:table-cell>
          <table:table-cell office:value-type="float" office:value="575" table:formula="of:=ABS([.D760]-[.C760])" table:style-name="ce3">
            <text:p>575</text:p>
          </table:table-cell>
          <table:table-cell office:value-type="float" office:value="78678" table:formula="of:=IFERROR(COM.MICROSOFT.SINGLE(__xludf.dummyfunction(&quot;&quot;&quot;COMPUTED_VALUE&quot;&quot;&quot;));78678)" table:style-name="ce3">
            <text:p>78678</text:p>
          </table:table-cell>
          <table:table-cell office:value-type="float" office:value="0" table:formula="of:=COUNTIF([.D$2:.D1759];[.F760])*[.F76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436" table:style-name="ce2">
            <text:p>16436</text:p>
          </table:table-cell>
          <table:table-cell office:value-type="float" office:value="97614" table:style-name="ce2">
            <text:p>97614</text:p>
          </table:table-cell>
          <table:table-cell office:value-type="float" office:value="78721" table:style-name="ce3">
            <text:p>78721</text:p>
          </table:table-cell>
          <table:table-cell office:value-type="float" office:value="79253" table:style-name="ce3">
            <text:p>79253</text:p>
          </table:table-cell>
          <table:table-cell office:value-type="float" office:value="532" table:formula="of:=ABS([.D761]-[.C761])" table:style-name="ce3">
            <text:p>532</text:p>
          </table:table-cell>
          <table:table-cell office:value-type="float" office:value="78721" table:formula="of:=IFERROR(COM.MICROSOFT.SINGLE(__xludf.dummyfunction(&quot;&quot;&quot;COMPUTED_VALUE&quot;&quot;&quot;));78721)" table:style-name="ce3">
            <text:p>78721</text:p>
          </table:table-cell>
          <table:table-cell office:value-type="float" office:value="0" table:formula="of:=COUNTIF([.D$2:.D1760];[.F761])*[.F76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7869" table:style-name="ce2">
            <text:p>27869</text:p>
          </table:table-cell>
          <table:table-cell office:value-type="float" office:value="48013" table:style-name="ce2">
            <text:p>48013</text:p>
          </table:table-cell>
          <table:table-cell office:value-type="float" office:value="78782" table:style-name="ce3">
            <text:p>78782</text:p>
          </table:table-cell>
          <table:table-cell office:value-type="float" office:value="79253" table:style-name="ce3">
            <text:p>79253</text:p>
          </table:table-cell>
          <table:table-cell office:value-type="float" office:value="471" table:formula="of:=ABS([.D762]-[.C762])" table:style-name="ce3">
            <text:p>471</text:p>
          </table:table-cell>
          <table:table-cell office:value-type="float" office:value="78782" table:formula="of:=IFERROR(COM.MICROSOFT.SINGLE(__xludf.dummyfunction(&quot;&quot;&quot;COMPUTED_VALUE&quot;&quot;&quot;));78782)" table:style-name="ce3">
            <text:p>78782</text:p>
          </table:table-cell>
          <table:table-cell office:value-type="float" office:value="0" table:formula="of:=COUNTIF([.D$2:.D1761];[.F762])*[.F76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4766" table:style-name="ce2">
            <text:p>54766</text:p>
          </table:table-cell>
          <table:table-cell office:value-type="float" office:value="34900" table:style-name="ce2">
            <text:p>34900</text:p>
          </table:table-cell>
          <table:table-cell office:value-type="float" office:value="78958" table:style-name="ce3">
            <text:p>78958</text:p>
          </table:table-cell>
          <table:table-cell office:value-type="float" office:value="79253" table:style-name="ce3">
            <text:p>79253</text:p>
          </table:table-cell>
          <table:table-cell office:value-type="float" office:value="295" table:formula="of:=ABS([.D763]-[.C763])" table:style-name="ce3">
            <text:p>295</text:p>
          </table:table-cell>
          <table:table-cell office:value-type="float" office:value="78958" table:formula="of:=IFERROR(COM.MICROSOFT.SINGLE(__xludf.dummyfunction(&quot;&quot;&quot;COMPUTED_VALUE&quot;&quot;&quot;));78958)" table:style-name="ce3">
            <text:p>78958</text:p>
          </table:table-cell>
          <table:table-cell office:value-type="float" office:value="0" table:formula="of:=COUNTIF([.D$2:.D1762];[.F763])*[.F76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521" table:style-name="ce2">
            <text:p>96521</text:p>
          </table:table-cell>
          <table:table-cell office:value-type="float" office:value="83851" table:style-name="ce2">
            <text:p>83851</text:p>
          </table:table-cell>
          <table:table-cell office:value-type="float" office:value="79101" table:style-name="ce3">
            <text:p>79101</text:p>
          </table:table-cell>
          <table:table-cell office:value-type="float" office:value="79253" table:style-name="ce3">
            <text:p>79253</text:p>
          </table:table-cell>
          <table:table-cell office:value-type="float" office:value="152" table:formula="of:=ABS([.D764]-[.C764])" table:style-name="ce3">
            <text:p>152</text:p>
          </table:table-cell>
          <table:table-cell office:value-type="float" office:value="79101" table:formula="of:=IFERROR(COM.MICROSOFT.SINGLE(__xludf.dummyfunction(&quot;&quot;&quot;COMPUTED_VALUE&quot;&quot;&quot;));79101)" table:style-name="ce3">
            <text:p>79101</text:p>
          </table:table-cell>
          <table:table-cell office:value-type="float" office:value="1582020" table:formula="of:=COUNTIF([.D$2:.D1763];[.F764])*[.F764]" table:style-name="ce3">
            <text:p>1582020</text:p>
          </table:table-cell>
          <table:table-cell table:number-columns-repeated="16377"/>
        </table:table-row>
        <table:table-row table:style-name="ro1">
          <table:table-cell office:value-type="float" office:value="39183" table:style-name="ce2">
            <text:p>39183</text:p>
          </table:table-cell>
          <table:table-cell office:value-type="float" office:value="70628" table:style-name="ce2">
            <text:p>70628</text:p>
          </table:table-cell>
          <table:table-cell office:value-type="float" office:value="79195" table:style-name="ce3">
            <text:p>79195</text:p>
          </table:table-cell>
          <table:table-cell office:value-type="float" office:value="79414" table:style-name="ce3">
            <text:p>79414</text:p>
          </table:table-cell>
          <table:table-cell office:value-type="float" office:value="219" table:formula="of:=ABS([.D765]-[.C765])" table:style-name="ce3">
            <text:p>219</text:p>
          </table:table-cell>
          <table:table-cell office:value-type="float" office:value="79195" table:formula="of:=IFERROR(COM.MICROSOFT.SINGLE(__xludf.dummyfunction(&quot;&quot;&quot;COMPUTED_VALUE&quot;&quot;&quot;));79195)" table:style-name="ce3">
            <text:p>79195</text:p>
          </table:table-cell>
          <table:table-cell office:value-type="float" office:value="0" table:formula="of:=COUNTIF([.D$2:.D1764];[.F765])*[.F76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834" table:style-name="ce2">
            <text:p>18834</text:p>
          </table:table-cell>
          <table:table-cell office:value-type="float" office:value="35784" table:style-name="ce2">
            <text:p>35784</text:p>
          </table:table-cell>
          <table:table-cell office:value-type="float" office:value="79253" table:style-name="ce3">
            <text:p>79253</text:p>
          </table:table-cell>
          <table:table-cell office:value-type="float" office:value="79520" table:style-name="ce3">
            <text:p>79520</text:p>
          </table:table-cell>
          <table:table-cell office:value-type="float" office:value="267" table:formula="of:=ABS([.D766]-[.C766])" table:style-name="ce3">
            <text:p>267</text:p>
          </table:table-cell>
          <table:table-cell office:value-type="float" office:value="79253" table:formula="of:=IFERROR(COM.MICROSOFT.SINGLE(__xludf.dummyfunction(&quot;&quot;&quot;COMPUTED_VALUE&quot;&quot;&quot;));79253)" table:style-name="ce3">
            <text:p>79253</text:p>
          </table:table-cell>
          <table:table-cell office:value-type="float" office:value="1347301" table:formula="of:=COUNTIF([.D$2:.D1765];[.F766])*[.F766]" table:style-name="ce3">
            <text:p>1347301</text:p>
          </table:table-cell>
          <table:table-cell table:number-columns-repeated="16377"/>
        </table:table-row>
        <table:table-row table:style-name="ro1">
          <table:table-cell office:value-type="float" office:value="73420" table:style-name="ce2">
            <text:p>73420</text:p>
          </table:table-cell>
          <table:table-cell office:value-type="float" office:value="64200" table:style-name="ce2">
            <text:p>64200</text:p>
          </table:table-cell>
          <table:table-cell office:value-type="float" office:value="79261" table:style-name="ce3">
            <text:p>79261</text:p>
          </table:table-cell>
          <table:table-cell office:value-type="float" office:value="79631" table:style-name="ce3">
            <text:p>79631</text:p>
          </table:table-cell>
          <table:table-cell office:value-type="float" office:value="370" table:formula="of:=ABS([.D767]-[.C767])" table:style-name="ce3">
            <text:p>370</text:p>
          </table:table-cell>
          <table:table-cell office:value-type="float" office:value="79261" table:formula="of:=IFERROR(COM.MICROSOFT.SINGLE(__xludf.dummyfunction(&quot;&quot;&quot;COMPUTED_VALUE&quot;&quot;&quot;));79261)" table:style-name="ce3">
            <text:p>79261</text:p>
          </table:table-cell>
          <table:table-cell office:value-type="float" office:value="0" table:formula="of:=COUNTIF([.D$2:.D1766];[.F767])*[.F76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485" table:style-name="ce2">
            <text:p>97485</text:p>
          </table:table-cell>
          <table:table-cell office:value-type="float" office:value="45854" table:style-name="ce2">
            <text:p>45854</text:p>
          </table:table-cell>
          <table:table-cell office:value-type="float" office:value="79324" table:style-name="ce3">
            <text:p>79324</text:p>
          </table:table-cell>
          <table:table-cell office:value-type="float" office:value="79646" table:style-name="ce3">
            <text:p>79646</text:p>
          </table:table-cell>
          <table:table-cell office:value-type="float" office:value="322" table:formula="of:=ABS([.D768]-[.C768])" table:style-name="ce3">
            <text:p>322</text:p>
          </table:table-cell>
          <table:table-cell office:value-type="float" office:value="79324" table:formula="of:=IFERROR(COM.MICROSOFT.SINGLE(__xludf.dummyfunction(&quot;&quot;&quot;COMPUTED_VALUE&quot;&quot;&quot;));79324)" table:style-name="ce3">
            <text:p>79324</text:p>
          </table:table-cell>
          <table:table-cell office:value-type="float" office:value="0" table:formula="of:=COUNTIF([.D$2:.D1767];[.F768])*[.F76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0874" table:style-name="ce2">
            <text:p>50874</text:p>
          </table:table-cell>
          <table:table-cell office:value-type="float" office:value="98017" table:style-name="ce2">
            <text:p>98017</text:p>
          </table:table-cell>
          <table:table-cell office:value-type="float" office:value="79332" table:style-name="ce3">
            <text:p>79332</text:p>
          </table:table-cell>
          <table:table-cell office:value-type="float" office:value="79760" table:style-name="ce3">
            <text:p>79760</text:p>
          </table:table-cell>
          <table:table-cell office:value-type="float" office:value="428" table:formula="of:=ABS([.D769]-[.C769])" table:style-name="ce3">
            <text:p>428</text:p>
          </table:table-cell>
          <table:table-cell office:value-type="float" office:value="79332" table:formula="of:=IFERROR(COM.MICROSOFT.SINGLE(__xludf.dummyfunction(&quot;&quot;&quot;COMPUTED_VALUE&quot;&quot;&quot;));79332)" table:style-name="ce3">
            <text:p>79332</text:p>
          </table:table-cell>
          <table:table-cell office:value-type="float" office:value="0" table:formula="of:=COUNTIF([.D$2:.D1768];[.F769])*[.F76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477" table:style-name="ce2">
            <text:p>61477</text:p>
          </table:table-cell>
          <table:table-cell office:value-type="float" office:value="58419" table:style-name="ce2">
            <text:p>58419</text:p>
          </table:table-cell>
          <table:table-cell office:value-type="float" office:value="79439" table:style-name="ce3">
            <text:p>79439</text:p>
          </table:table-cell>
          <table:table-cell office:value-type="float" office:value="79818" table:style-name="ce3">
            <text:p>79818</text:p>
          </table:table-cell>
          <table:table-cell office:value-type="float" office:value="379" table:formula="of:=ABS([.D770]-[.C770])" table:style-name="ce3">
            <text:p>379</text:p>
          </table:table-cell>
          <table:table-cell office:value-type="float" office:value="79439" table:formula="of:=IFERROR(COM.MICROSOFT.SINGLE(__xludf.dummyfunction(&quot;&quot;&quot;COMPUTED_VALUE&quot;&quot;&quot;));79439)" table:style-name="ce3">
            <text:p>79439</text:p>
          </table:table-cell>
          <table:table-cell office:value-type="float" office:value="0" table:formula="of:=COUNTIF([.D$2:.D1769];[.F770])*[.F77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459" table:style-name="ce2">
            <text:p>52459</text:p>
          </table:table-cell>
          <table:table-cell office:value-type="float" office:value="52329" table:style-name="ce2">
            <text:p>52329</text:p>
          </table:table-cell>
          <table:table-cell office:value-type="float" office:value="79548" table:style-name="ce3">
            <text:p>79548</text:p>
          </table:table-cell>
          <table:table-cell office:value-type="float" office:value="79966" table:style-name="ce3">
            <text:p>79966</text:p>
          </table:table-cell>
          <table:table-cell office:value-type="float" office:value="418" table:formula="of:=ABS([.D771]-[.C771])" table:style-name="ce3">
            <text:p>418</text:p>
          </table:table-cell>
          <table:table-cell office:value-type="float" office:value="79548" table:formula="of:=IFERROR(COM.MICROSOFT.SINGLE(__xludf.dummyfunction(&quot;&quot;&quot;COMPUTED_VALUE&quot;&quot;&quot;));79548)" table:style-name="ce3">
            <text:p>79548</text:p>
          </table:table-cell>
          <table:table-cell office:value-type="float" office:value="0" table:formula="of:=COUNTIF([.D$2:.D1770];[.F771])*[.F77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878" table:style-name="ce2">
            <text:p>82878</text:p>
          </table:table-cell>
          <table:table-cell office:value-type="float" office:value="79253" table:style-name="ce2">
            <text:p>79253</text:p>
          </table:table-cell>
          <table:table-cell office:value-type="float" office:value="79879" table:style-name="ce3">
            <text:p>79879</text:p>
          </table:table-cell>
          <table:table-cell office:value-type="float" office:value="80051" table:style-name="ce3">
            <text:p>80051</text:p>
          </table:table-cell>
          <table:table-cell office:value-type="float" office:value="172" table:formula="of:=ABS([.D772]-[.C772])" table:style-name="ce3">
            <text:p>172</text:p>
          </table:table-cell>
          <table:table-cell office:value-type="float" office:value="79879" table:formula="of:=IFERROR(COM.MICROSOFT.SINGLE(__xludf.dummyfunction(&quot;&quot;&quot;COMPUTED_VALUE&quot;&quot;&quot;));79879)" table:style-name="ce3">
            <text:p>79879</text:p>
          </table:table-cell>
          <table:table-cell office:value-type="float" office:value="0" table:formula="of:=COUNTIF([.D$2:.D1771];[.F772])*[.F77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371" table:style-name="ce2">
            <text:p>18371</text:p>
          </table:table-cell>
          <table:table-cell office:value-type="float" office:value="19152" table:style-name="ce2">
            <text:p>19152</text:p>
          </table:table-cell>
          <table:table-cell office:value-type="float" office:value="79906" table:style-name="ce3">
            <text:p>79906</text:p>
          </table:table-cell>
          <table:table-cell office:value-type="float" office:value="80241" table:style-name="ce3">
            <text:p>80241</text:p>
          </table:table-cell>
          <table:table-cell office:value-type="float" office:value="335" table:formula="of:=ABS([.D773]-[.C773])" table:style-name="ce3">
            <text:p>335</text:p>
          </table:table-cell>
          <table:table-cell office:value-type="float" office:value="79906" table:formula="of:=IFERROR(COM.MICROSOFT.SINGLE(__xludf.dummyfunction(&quot;&quot;&quot;COMPUTED_VALUE&quot;&quot;&quot;));79906)" table:style-name="ce3">
            <text:p>79906</text:p>
          </table:table-cell>
          <table:table-cell office:value-type="float" office:value="0" table:formula="of:=COUNTIF([.D$2:.D1772];[.F773])*[.F77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8631" table:style-name="ce2">
            <text:p>58631</text:p>
          </table:table-cell>
          <table:table-cell office:value-type="float" office:value="54500" table:style-name="ce2">
            <text:p>54500</text:p>
          </table:table-cell>
          <table:table-cell office:value-type="float" office:value="79948" table:style-name="ce3">
            <text:p>79948</text:p>
          </table:table-cell>
          <table:table-cell office:value-type="float" office:value="80299" table:style-name="ce3">
            <text:p>80299</text:p>
          </table:table-cell>
          <table:table-cell office:value-type="float" office:value="351" table:formula="of:=ABS([.D774]-[.C774])" table:style-name="ce3">
            <text:p>351</text:p>
          </table:table-cell>
          <table:table-cell office:value-type="float" office:value="79948" table:formula="of:=IFERROR(COM.MICROSOFT.SINGLE(__xludf.dummyfunction(&quot;&quot;&quot;COMPUTED_VALUE&quot;&quot;&quot;));79948)" table:style-name="ce3">
            <text:p>79948</text:p>
          </table:table-cell>
          <table:table-cell office:value-type="float" office:value="0" table:formula="of:=COUNTIF([.D$2:.D1773];[.F774])*[.F77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293" table:style-name="ce2">
            <text:p>92293</text:p>
          </table:table-cell>
          <table:table-cell office:value-type="float" office:value="22682" table:style-name="ce2">
            <text:p>22682</text:p>
          </table:table-cell>
          <table:table-cell office:value-type="float" office:value="79955" table:style-name="ce3">
            <text:p>79955</text:p>
          </table:table-cell>
          <table:table-cell office:value-type="float" office:value="80397" table:style-name="ce3">
            <text:p>80397</text:p>
          </table:table-cell>
          <table:table-cell office:value-type="float" office:value="442" table:formula="of:=ABS([.D775]-[.C775])" table:style-name="ce3">
            <text:p>442</text:p>
          </table:table-cell>
          <table:table-cell office:value-type="float" office:value="79955" table:formula="of:=IFERROR(COM.MICROSOFT.SINGLE(__xludf.dummyfunction(&quot;&quot;&quot;COMPUTED_VALUE&quot;&quot;&quot;));79955)" table:style-name="ce3">
            <text:p>79955</text:p>
          </table:table-cell>
          <table:table-cell office:value-type="float" office:value="0" table:formula="of:=COUNTIF([.D$2:.D1774];[.F775])*[.F77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4034" table:style-name="ce2">
            <text:p>64034</text:p>
          </table:table-cell>
          <table:table-cell office:value-type="float" office:value="28645" table:style-name="ce2">
            <text:p>28645</text:p>
          </table:table-cell>
          <table:table-cell office:value-type="float" office:value="79974" table:style-name="ce3">
            <text:p>79974</text:p>
          </table:table-cell>
          <table:table-cell office:value-type="float" office:value="80450" table:style-name="ce3">
            <text:p>80450</text:p>
          </table:table-cell>
          <table:table-cell office:value-type="float" office:value="476" table:formula="of:=ABS([.D776]-[.C776])" table:style-name="ce3">
            <text:p>476</text:p>
          </table:table-cell>
          <table:table-cell office:value-type="float" office:value="79974" table:formula="of:=IFERROR(COM.MICROSOFT.SINGLE(__xludf.dummyfunction(&quot;&quot;&quot;COMPUTED_VALUE&quot;&quot;&quot;));79974)" table:style-name="ce3">
            <text:p>79974</text:p>
          </table:table-cell>
          <table:table-cell office:value-type="float" office:value="0" table:formula="of:=COUNTIF([.D$2:.D1775];[.F776])*[.F77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077" table:style-name="ce2">
            <text:p>75077</text:p>
          </table:table-cell>
          <table:table-cell office:value-type="float" office:value="51807" table:style-name="ce2">
            <text:p>51807</text:p>
          </table:table-cell>
          <table:table-cell office:value-type="float" office:value="80045" table:style-name="ce3">
            <text:p>80045</text:p>
          </table:table-cell>
          <table:table-cell office:value-type="float" office:value="80603" table:style-name="ce3">
            <text:p>80603</text:p>
          </table:table-cell>
          <table:table-cell office:value-type="float" office:value="558" table:formula="of:=ABS([.D777]-[.C777])" table:style-name="ce3">
            <text:p>558</text:p>
          </table:table-cell>
          <table:table-cell office:value-type="float" office:value="80045" table:formula="of:=IFERROR(COM.MICROSOFT.SINGLE(__xludf.dummyfunction(&quot;&quot;&quot;COMPUTED_VALUE&quot;&quot;&quot;));80045)" table:style-name="ce3">
            <text:p>80045</text:p>
          </table:table-cell>
          <table:table-cell office:value-type="float" office:value="0" table:formula="of:=COUNTIF([.D$2:.D1776];[.F777])*[.F77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292" table:style-name="ce2">
            <text:p>81292</text:p>
          </table:table-cell>
          <table:table-cell office:value-type="float" office:value="45981" table:style-name="ce2">
            <text:p>45981</text:p>
          </table:table-cell>
          <table:table-cell office:value-type="float" office:value="80100" table:style-name="ce3">
            <text:p>80100</text:p>
          </table:table-cell>
          <table:table-cell office:value-type="float" office:value="80652" table:style-name="ce3">
            <text:p>80652</text:p>
          </table:table-cell>
          <table:table-cell office:value-type="float" office:value="552" table:formula="of:=ABS([.D778]-[.C778])" table:style-name="ce3">
            <text:p>552</text:p>
          </table:table-cell>
          <table:table-cell office:value-type="float" office:value="80100" table:formula="of:=IFERROR(COM.MICROSOFT.SINGLE(__xludf.dummyfunction(&quot;&quot;&quot;COMPUTED_VALUE&quot;&quot;&quot;));80100)" table:style-name="ce3">
            <text:p>80100</text:p>
          </table:table-cell>
          <table:table-cell office:value-type="float" office:value="0" table:formula="of:=COUNTIF([.D$2:.D1777];[.F778])*[.F77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885" table:style-name="ce2">
            <text:p>81885</text:p>
          </table:table-cell>
          <table:table-cell office:value-type="float" office:value="93158" table:style-name="ce2">
            <text:p>93158</text:p>
          </table:table-cell>
          <table:table-cell office:value-type="float" office:value="80119" table:style-name="ce3">
            <text:p>80119</text:p>
          </table:table-cell>
          <table:table-cell office:value-type="float" office:value="80908" table:style-name="ce3">
            <text:p>80908</text:p>
          </table:table-cell>
          <table:table-cell office:value-type="float" office:value="789" table:formula="of:=ABS([.D779]-[.C779])" table:style-name="ce3">
            <text:p>789</text:p>
          </table:table-cell>
          <table:table-cell office:value-type="float" office:value="80119" table:formula="of:=IFERROR(COM.MICROSOFT.SINGLE(__xludf.dummyfunction(&quot;&quot;&quot;COMPUTED_VALUE&quot;&quot;&quot;));80119)" table:style-name="ce3">
            <text:p>80119</text:p>
          </table:table-cell>
          <table:table-cell office:value-type="float" office:value="0" table:formula="of:=COUNTIF([.D$2:.D1778];[.F779])*[.F77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300" table:style-name="ce2">
            <text:p>92300</text:p>
          </table:table-cell>
          <table:table-cell office:value-type="float" office:value="36393" table:style-name="ce2">
            <text:p>36393</text:p>
          </table:table-cell>
          <table:table-cell office:value-type="float" office:value="80124" table:style-name="ce3">
            <text:p>80124</text:p>
          </table:table-cell>
          <table:table-cell office:value-type="float" office:value="80970" table:style-name="ce3">
            <text:p>80970</text:p>
          </table:table-cell>
          <table:table-cell office:value-type="float" office:value="846" table:formula="of:=ABS([.D780]-[.C780])" table:style-name="ce3">
            <text:p>846</text:p>
          </table:table-cell>
          <table:table-cell office:value-type="float" office:value="80124" table:formula="of:=IFERROR(COM.MICROSOFT.SINGLE(__xludf.dummyfunction(&quot;&quot;&quot;COMPUTED_VALUE&quot;&quot;&quot;));80124)" table:style-name="ce3">
            <text:p>80124</text:p>
          </table:table-cell>
          <table:table-cell office:value-type="float" office:value="0" table:formula="of:=COUNTIF([.D$2:.D1779];[.F780])*[.F78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964" table:style-name="ce2">
            <text:p>97964</text:p>
          </table:table-cell>
          <table:table-cell office:value-type="float" office:value="67294" table:style-name="ce2">
            <text:p>67294</text:p>
          </table:table-cell>
          <table:table-cell office:value-type="float" office:value="80126" table:style-name="ce3">
            <text:p>80126</text:p>
          </table:table-cell>
          <table:table-cell office:value-type="float" office:value="81256" table:style-name="ce3">
            <text:p>81256</text:p>
          </table:table-cell>
          <table:table-cell office:value-type="float" office:value="1130" table:formula="of:=ABS([.D781]-[.C781])" table:style-name="ce3">
            <text:p>1130</text:p>
          </table:table-cell>
          <table:table-cell office:value-type="float" office:value="80126" table:formula="of:=IFERROR(COM.MICROSOFT.SINGLE(__xludf.dummyfunction(&quot;&quot;&quot;COMPUTED_VALUE&quot;&quot;&quot;));80126)" table:style-name="ce3">
            <text:p>80126</text:p>
          </table:table-cell>
          <table:table-cell office:value-type="float" office:value="0" table:formula="of:=COUNTIF([.D$2:.D1780];[.F781])*[.F78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096" table:style-name="ce2">
            <text:p>59096</text:p>
          </table:table-cell>
          <table:table-cell office:value-type="float" office:value="69267" table:style-name="ce2">
            <text:p>69267</text:p>
          </table:table-cell>
          <table:table-cell office:value-type="float" office:value="80127" table:style-name="ce3">
            <text:p>80127</text:p>
          </table:table-cell>
          <table:table-cell office:value-type="float" office:value="81268" table:style-name="ce3">
            <text:p>81268</text:p>
          </table:table-cell>
          <table:table-cell office:value-type="float" office:value="1141" table:formula="of:=ABS([.D782]-[.C782])" table:style-name="ce3">
            <text:p>1141</text:p>
          </table:table-cell>
          <table:table-cell office:value-type="float" office:value="80127" table:formula="of:=IFERROR(COM.MICROSOFT.SINGLE(__xludf.dummyfunction(&quot;&quot;&quot;COMPUTED_VALUE&quot;&quot;&quot;));80127)" table:style-name="ce3">
            <text:p>80127</text:p>
          </table:table-cell>
          <table:table-cell office:value-type="float" office:value="0" table:formula="of:=COUNTIF([.D$2:.D1781];[.F782])*[.F78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792" table:style-name="ce2">
            <text:p>48792</text:p>
          </table:table-cell>
          <table:table-cell office:value-type="float" office:value="69248" table:style-name="ce2">
            <text:p>69248</text:p>
          </table:table-cell>
          <table:table-cell office:value-type="float" office:value="80209" table:style-name="ce3">
            <text:p>80209</text:p>
          </table:table-cell>
          <table:table-cell office:value-type="float" office:value="81321" table:style-name="ce3">
            <text:p>81321</text:p>
          </table:table-cell>
          <table:table-cell office:value-type="float" office:value="1112" table:formula="of:=ABS([.D783]-[.C783])" table:style-name="ce3">
            <text:p>1112</text:p>
          </table:table-cell>
          <table:table-cell office:value-type="float" office:value="80209" table:formula="of:=IFERROR(COM.MICROSOFT.SINGLE(__xludf.dummyfunction(&quot;&quot;&quot;COMPUTED_VALUE&quot;&quot;&quot;));80209)" table:style-name="ce3">
            <text:p>80209</text:p>
          </table:table-cell>
          <table:table-cell office:value-type="float" office:value="0" table:formula="of:=COUNTIF([.D$2:.D1782];[.F783])*[.F78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2288" table:style-name="ce2">
            <text:p>22288</text:p>
          </table:table-cell>
          <table:table-cell office:value-type="float" office:value="94108" table:style-name="ce2">
            <text:p>94108</text:p>
          </table:table-cell>
          <table:table-cell office:value-type="float" office:value="80254" table:style-name="ce3">
            <text:p>80254</text:p>
          </table:table-cell>
          <table:table-cell office:value-type="float" office:value="81537" table:style-name="ce3">
            <text:p>81537</text:p>
          </table:table-cell>
          <table:table-cell office:value-type="float" office:value="1283" table:formula="of:=ABS([.D784]-[.C784])" table:style-name="ce3">
            <text:p>1283</text:p>
          </table:table-cell>
          <table:table-cell office:value-type="float" office:value="80254" table:formula="of:=IFERROR(COM.MICROSOFT.SINGLE(__xludf.dummyfunction(&quot;&quot;&quot;COMPUTED_VALUE&quot;&quot;&quot;));80254)" table:style-name="ce3">
            <text:p>80254</text:p>
          </table:table-cell>
          <table:table-cell office:value-type="float" office:value="0" table:formula="of:=COUNTIF([.D$2:.D1783];[.F784])*[.F78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619" table:style-name="ce2">
            <text:p>18619</text:p>
          </table:table-cell>
          <table:table-cell office:value-type="float" office:value="68822" table:style-name="ce2">
            <text:p>68822</text:p>
          </table:table-cell>
          <table:table-cell office:value-type="float" office:value="80320" table:style-name="ce3">
            <text:p>80320</text:p>
          </table:table-cell>
          <table:table-cell office:value-type="float" office:value="81589" table:style-name="ce3">
            <text:p>81589</text:p>
          </table:table-cell>
          <table:table-cell office:value-type="float" office:value="1269" table:formula="of:=ABS([.D785]-[.C785])" table:style-name="ce3">
            <text:p>1269</text:p>
          </table:table-cell>
          <table:table-cell office:value-type="float" office:value="80320" table:formula="of:=IFERROR(COM.MICROSOFT.SINGLE(__xludf.dummyfunction(&quot;&quot;&quot;COMPUTED_VALUE&quot;&quot;&quot;));80320)" table:style-name="ce3">
            <text:p>80320</text:p>
          </table:table-cell>
          <table:table-cell office:value-type="float" office:value="0" table:formula="of:=COUNTIF([.D$2:.D1784];[.F785])*[.F78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920" table:style-name="ce2">
            <text:p>17920</text:p>
          </table:table-cell>
          <table:table-cell office:value-type="float" office:value="27815" table:style-name="ce2">
            <text:p>27815</text:p>
          </table:table-cell>
          <table:table-cell office:value-type="float" office:value="80513" table:style-name="ce3">
            <text:p>80513</text:p>
          </table:table-cell>
          <table:table-cell office:value-type="float" office:value="81729" table:style-name="ce3">
            <text:p>81729</text:p>
          </table:table-cell>
          <table:table-cell office:value-type="float" office:value="1216" table:formula="of:=ABS([.D786]-[.C786])" table:style-name="ce3">
            <text:p>1216</text:p>
          </table:table-cell>
          <table:table-cell office:value-type="float" office:value="80513" table:formula="of:=IFERROR(COM.MICROSOFT.SINGLE(__xludf.dummyfunction(&quot;&quot;&quot;COMPUTED_VALUE&quot;&quot;&quot;));80513)" table:style-name="ce3">
            <text:p>80513</text:p>
          </table:table-cell>
          <table:table-cell office:value-type="float" office:value="0" table:formula="of:=COUNTIF([.D$2:.D1785];[.F786])*[.F78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9408" table:style-name="ce2">
            <text:p>89408</text:p>
          </table:table-cell>
          <table:table-cell office:value-type="float" office:value="72666" table:style-name="ce2">
            <text:p>72666</text:p>
          </table:table-cell>
          <table:table-cell office:value-type="float" office:value="80714" table:style-name="ce3">
            <text:p>80714</text:p>
          </table:table-cell>
          <table:table-cell office:value-type="float" office:value="81883" table:style-name="ce3">
            <text:p>81883</text:p>
          </table:table-cell>
          <table:table-cell office:value-type="float" office:value="1169" table:formula="of:=ABS([.D787]-[.C787])" table:style-name="ce3">
            <text:p>1169</text:p>
          </table:table-cell>
          <table:table-cell office:value-type="float" office:value="80714" table:formula="of:=IFERROR(COM.MICROSOFT.SINGLE(__xludf.dummyfunction(&quot;&quot;&quot;COMPUTED_VALUE&quot;&quot;&quot;));80714)" table:style-name="ce3">
            <text:p>80714</text:p>
          </table:table-cell>
          <table:table-cell office:value-type="float" office:value="0" table:formula="of:=COUNTIF([.D$2:.D1786];[.F787])*[.F78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1222" table:style-name="ce2">
            <text:p>51222</text:p>
          </table:table-cell>
          <table:table-cell office:value-type="float" office:value="92339" table:style-name="ce2">
            <text:p>92339</text:p>
          </table:table-cell>
          <table:table-cell office:value-type="float" office:value="80798" table:style-name="ce3">
            <text:p>80798</text:p>
          </table:table-cell>
          <table:table-cell office:value-type="float" office:value="82431" table:style-name="ce3">
            <text:p>82431</text:p>
          </table:table-cell>
          <table:table-cell office:value-type="float" office:value="1633" table:formula="of:=ABS([.D788]-[.C788])" table:style-name="ce3">
            <text:p>1633</text:p>
          </table:table-cell>
          <table:table-cell office:value-type="float" office:value="80798" table:formula="of:=IFERROR(COM.MICROSOFT.SINGLE(__xludf.dummyfunction(&quot;&quot;&quot;COMPUTED_VALUE&quot;&quot;&quot;));80798)" table:style-name="ce3">
            <text:p>80798</text:p>
          </table:table-cell>
          <table:table-cell office:value-type="float" office:value="0" table:formula="of:=COUNTIF([.D$2:.D1787];[.F788])*[.F78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3457" table:style-name="ce2">
            <text:p>33457</text:p>
          </table:table-cell>
          <table:table-cell office:value-type="float" office:value="90190" table:style-name="ce2">
            <text:p>90190</text:p>
          </table:table-cell>
          <table:table-cell office:value-type="float" office:value="80968" table:style-name="ce3">
            <text:p>80968</text:p>
          </table:table-cell>
          <table:table-cell office:value-type="float" office:value="82618" table:style-name="ce3">
            <text:p>82618</text:p>
          </table:table-cell>
          <table:table-cell office:value-type="float" office:value="1650" table:formula="of:=ABS([.D789]-[.C789])" table:style-name="ce3">
            <text:p>1650</text:p>
          </table:table-cell>
          <table:table-cell office:value-type="float" office:value="80968" table:formula="of:=IFERROR(COM.MICROSOFT.SINGLE(__xludf.dummyfunction(&quot;&quot;&quot;COMPUTED_VALUE&quot;&quot;&quot;));80968)" table:style-name="ce3">
            <text:p>80968</text:p>
          </table:table-cell>
          <table:table-cell office:value-type="float" office:value="0" table:formula="of:=COUNTIF([.D$2:.D1788];[.F789])*[.F78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548" table:style-name="ce2">
            <text:p>79548</text:p>
          </table:table-cell>
          <table:table-cell office:value-type="float" office:value="68822" table:style-name="ce2">
            <text:p>68822</text:p>
          </table:table-cell>
          <table:table-cell office:value-type="float" office:value="81215" table:style-name="ce3">
            <text:p>81215</text:p>
          </table:table-cell>
          <table:table-cell office:value-type="float" office:value="82620" table:style-name="ce3">
            <text:p>82620</text:p>
          </table:table-cell>
          <table:table-cell office:value-type="float" office:value="1405" table:formula="of:=ABS([.D790]-[.C790])" table:style-name="ce3">
            <text:p>1405</text:p>
          </table:table-cell>
          <table:table-cell office:value-type="float" office:value="81215" table:formula="of:=IFERROR(COM.MICROSOFT.SINGLE(__xludf.dummyfunction(&quot;&quot;&quot;COMPUTED_VALUE&quot;&quot;&quot;));81215)" table:style-name="ce3">
            <text:p>81215</text:p>
          </table:table-cell>
          <table:table-cell office:value-type="float" office:value="0" table:formula="of:=COUNTIF([.D$2:.D1789];[.F790])*[.F79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841" table:style-name="ce2">
            <text:p>16841</text:p>
          </table:table-cell>
          <table:table-cell office:value-type="float" office:value="17911" table:style-name="ce2">
            <text:p>17911</text:p>
          </table:table-cell>
          <table:table-cell office:value-type="float" office:value="81292" table:style-name="ce3">
            <text:p>81292</text:p>
          </table:table-cell>
          <table:table-cell office:value-type="float" office:value="82756" table:style-name="ce3">
            <text:p>82756</text:p>
          </table:table-cell>
          <table:table-cell office:value-type="float" office:value="1464" table:formula="of:=ABS([.D791]-[.C791])" table:style-name="ce3">
            <text:p>1464</text:p>
          </table:table-cell>
          <table:table-cell office:value-type="float" office:value="81292" table:formula="of:=IFERROR(COM.MICROSOFT.SINGLE(__xludf.dummyfunction(&quot;&quot;&quot;COMPUTED_VALUE&quot;&quot;&quot;));81292)" table:style-name="ce3">
            <text:p>81292</text:p>
          </table:table-cell>
          <table:table-cell office:value-type="float" office:value="0" table:formula="of:=COUNTIF([.D$2:.D1790];[.F791])*[.F79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683" table:style-name="ce2">
            <text:p>61683</text:p>
          </table:table-cell>
          <table:table-cell office:value-type="float" office:value="77353" table:style-name="ce2">
            <text:p>77353</text:p>
          </table:table-cell>
          <table:table-cell office:value-type="float" office:value="81470" table:style-name="ce3">
            <text:p>81470</text:p>
          </table:table-cell>
          <table:table-cell office:value-type="float" office:value="83094" table:style-name="ce3">
            <text:p>83094</text:p>
          </table:table-cell>
          <table:table-cell office:value-type="float" office:value="1624" table:formula="of:=ABS([.D792]-[.C792])" table:style-name="ce3">
            <text:p>1624</text:p>
          </table:table-cell>
          <table:table-cell office:value-type="float" office:value="81470" table:formula="of:=IFERROR(COM.MICROSOFT.SINGLE(__xludf.dummyfunction(&quot;&quot;&quot;COMPUTED_VALUE&quot;&quot;&quot;));81470)" table:style-name="ce3">
            <text:p>81470</text:p>
          </table:table-cell>
          <table:table-cell office:value-type="float" office:value="0" table:formula="of:=COUNTIF([.D$2:.D1791];[.F792])*[.F79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8205" table:style-name="ce2">
            <text:p>58205</text:p>
          </table:table-cell>
          <table:table-cell office:value-type="float" office:value="39848" table:style-name="ce2">
            <text:p>39848</text:p>
          </table:table-cell>
          <table:table-cell office:value-type="float" office:value="81490" table:style-name="ce3">
            <text:p>81490</text:p>
          </table:table-cell>
          <table:table-cell office:value-type="float" office:value="83136" table:style-name="ce3">
            <text:p>83136</text:p>
          </table:table-cell>
          <table:table-cell office:value-type="float" office:value="1646" table:formula="of:=ABS([.D793]-[.C793])" table:style-name="ce3">
            <text:p>1646</text:p>
          </table:table-cell>
          <table:table-cell office:value-type="float" office:value="81490" table:formula="of:=IFERROR(COM.MICROSOFT.SINGLE(__xludf.dummyfunction(&quot;&quot;&quot;COMPUTED_VALUE&quot;&quot;&quot;));81490)" table:style-name="ce3">
            <text:p>81490</text:p>
          </table:table-cell>
          <table:table-cell office:value-type="float" office:value="0" table:formula="of:=COUNTIF([.D$2:.D1792];[.F793])*[.F79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788" table:style-name="ce2">
            <text:p>43788</text:p>
          </table:table-cell>
          <table:table-cell office:value-type="float" office:value="38588" table:style-name="ce2">
            <text:p>38588</text:p>
          </table:table-cell>
          <table:table-cell office:value-type="float" office:value="81511" table:style-name="ce3">
            <text:p>81511</text:p>
          </table:table-cell>
          <table:table-cell office:value-type="float" office:value="83297" table:style-name="ce3">
            <text:p>83297</text:p>
          </table:table-cell>
          <table:table-cell office:value-type="float" office:value="1786" table:formula="of:=ABS([.D794]-[.C794])" table:style-name="ce3">
            <text:p>1786</text:p>
          </table:table-cell>
          <table:table-cell office:value-type="float" office:value="81511" table:formula="of:=IFERROR(COM.MICROSOFT.SINGLE(__xludf.dummyfunction(&quot;&quot;&quot;COMPUTED_VALUE&quot;&quot;&quot;));81511)" table:style-name="ce3">
            <text:p>81511</text:p>
          </table:table-cell>
          <table:table-cell office:value-type="float" office:value="0" table:formula="of:=COUNTIF([.D$2:.D1793];[.F794])*[.F79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475" table:style-name="ce2">
            <text:p>84475</text:p>
          </table:table-cell>
          <table:table-cell office:value-type="float" office:value="84475" table:style-name="ce2">
            <text:p>84475</text:p>
          </table:table-cell>
          <table:table-cell office:value-type="float" office:value="81581" table:style-name="ce3">
            <text:p>81581</text:p>
          </table:table-cell>
          <table:table-cell office:value-type="float" office:value="83297" table:style-name="ce3">
            <text:p>83297</text:p>
          </table:table-cell>
          <table:table-cell office:value-type="float" office:value="1716" table:formula="of:=ABS([.D795]-[.C795])" table:style-name="ce3">
            <text:p>1716</text:p>
          </table:table-cell>
          <table:table-cell office:value-type="float" office:value="81581" table:formula="of:=IFERROR(COM.MICROSOFT.SINGLE(__xludf.dummyfunction(&quot;&quot;&quot;COMPUTED_VALUE&quot;&quot;&quot;));81581)" table:style-name="ce3">
            <text:p>81581</text:p>
          </table:table-cell>
          <table:table-cell office:value-type="float" office:value="0" table:formula="of:=COUNTIF([.D$2:.D1794];[.F795])*[.F79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4053" table:style-name="ce2">
            <text:p>74053</text:p>
          </table:table-cell>
          <table:table-cell office:value-type="float" office:value="10266" table:style-name="ce2">
            <text:p>10266</text:p>
          </table:table-cell>
          <table:table-cell office:value-type="float" office:value="81584" table:style-name="ce3">
            <text:p>81584</text:p>
          </table:table-cell>
          <table:table-cell office:value-type="float" office:value="83297" table:style-name="ce3">
            <text:p>83297</text:p>
          </table:table-cell>
          <table:table-cell office:value-type="float" office:value="1713" table:formula="of:=ABS([.D796]-[.C796])" table:style-name="ce3">
            <text:p>1713</text:p>
          </table:table-cell>
          <table:table-cell office:value-type="float" office:value="81584" table:formula="of:=IFERROR(COM.MICROSOFT.SINGLE(__xludf.dummyfunction(&quot;&quot;&quot;COMPUTED_VALUE&quot;&quot;&quot;));81584)" table:style-name="ce3">
            <text:p>81584</text:p>
          </table:table-cell>
          <table:table-cell office:value-type="float" office:value="0" table:formula="of:=COUNTIF([.D$2:.D1795];[.F796])*[.F79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1537" table:style-name="ce2">
            <text:p>11537</text:p>
          </table:table-cell>
          <table:table-cell office:value-type="float" office:value="93796" table:style-name="ce2">
            <text:p>93796</text:p>
          </table:table-cell>
          <table:table-cell office:value-type="float" office:value="81660" table:style-name="ce3">
            <text:p>81660</text:p>
          </table:table-cell>
          <table:table-cell office:value-type="float" office:value="83297" table:style-name="ce3">
            <text:p>83297</text:p>
          </table:table-cell>
          <table:table-cell office:value-type="float" office:value="1637" table:formula="of:=ABS([.D797]-[.C797])" table:style-name="ce3">
            <text:p>1637</text:p>
          </table:table-cell>
          <table:table-cell office:value-type="float" office:value="81660" table:formula="of:=IFERROR(COM.MICROSOFT.SINGLE(__xludf.dummyfunction(&quot;&quot;&quot;COMPUTED_VALUE&quot;&quot;&quot;));81660)" table:style-name="ce3">
            <text:p>81660</text:p>
          </table:table-cell>
          <table:table-cell office:value-type="float" office:value="0" table:formula="of:=COUNTIF([.D$2:.D1796];[.F797])*[.F79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987" table:style-name="ce2">
            <text:p>91987</text:p>
          </table:table-cell>
          <table:table-cell office:value-type="float" office:value="89494" table:style-name="ce2">
            <text:p>89494</text:p>
          </table:table-cell>
          <table:table-cell office:value-type="float" office:value="81746" table:style-name="ce3">
            <text:p>81746</text:p>
          </table:table-cell>
          <table:table-cell office:value-type="float" office:value="83297" table:style-name="ce3">
            <text:p>83297</text:p>
          </table:table-cell>
          <table:table-cell office:value-type="float" office:value="1551" table:formula="of:=ABS([.D798]-[.C798])" table:style-name="ce3">
            <text:p>1551</text:p>
          </table:table-cell>
          <table:table-cell office:value-type="float" office:value="81746" table:formula="of:=IFERROR(COM.MICROSOFT.SINGLE(__xludf.dummyfunction(&quot;&quot;&quot;COMPUTED_VALUE&quot;&quot;&quot;));81746)" table:style-name="ce3">
            <text:p>81746</text:p>
          </table:table-cell>
          <table:table-cell office:value-type="float" office:value="0" table:formula="of:=COUNTIF([.D$2:.D1797];[.F798])*[.F79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804" table:style-name="ce2">
            <text:p>19804</text:p>
          </table:table-cell>
          <table:table-cell office:value-type="float" office:value="40764" table:style-name="ce2">
            <text:p>40764</text:p>
          </table:table-cell>
          <table:table-cell office:value-type="float" office:value="81852" table:style-name="ce3">
            <text:p>81852</text:p>
          </table:table-cell>
          <table:table-cell office:value-type="float" office:value="83297" table:style-name="ce3">
            <text:p>83297</text:p>
          </table:table-cell>
          <table:table-cell office:value-type="float" office:value="1445" table:formula="of:=ABS([.D799]-[.C799])" table:style-name="ce3">
            <text:p>1445</text:p>
          </table:table-cell>
          <table:table-cell office:value-type="float" office:value="81852" table:formula="of:=IFERROR(COM.MICROSOFT.SINGLE(__xludf.dummyfunction(&quot;&quot;&quot;COMPUTED_VALUE&quot;&quot;&quot;));81852)" table:style-name="ce3">
            <text:p>81852</text:p>
          </table:table-cell>
          <table:table-cell office:value-type="float" office:value="0" table:formula="of:=COUNTIF([.D$2:.D1798];[.F799])*[.F79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138" table:style-name="ce2">
            <text:p>35138</text:p>
          </table:table-cell>
          <table:table-cell office:value-type="float" office:value="83851" table:style-name="ce2">
            <text:p>83851</text:p>
          </table:table-cell>
          <table:table-cell office:value-type="float" office:value="81885" table:style-name="ce3">
            <text:p>81885</text:p>
          </table:table-cell>
          <table:table-cell office:value-type="float" office:value="83297" table:style-name="ce3">
            <text:p>83297</text:p>
          </table:table-cell>
          <table:table-cell office:value-type="float" office:value="1412" table:formula="of:=ABS([.D800]-[.C800])" table:style-name="ce3">
            <text:p>1412</text:p>
          </table:table-cell>
          <table:table-cell office:value-type="float" office:value="81885" table:formula="of:=IFERROR(COM.MICROSOFT.SINGLE(__xludf.dummyfunction(&quot;&quot;&quot;COMPUTED_VALUE&quot;&quot;&quot;));81885)" table:style-name="ce3">
            <text:p>81885</text:p>
          </table:table-cell>
          <table:table-cell office:value-type="float" office:value="0" table:formula="of:=COUNTIF([.D$2:.D1799];[.F800])*[.F80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8532" table:style-name="ce2">
            <text:p>88532</text:p>
          </table:table-cell>
          <table:table-cell office:value-type="float" office:value="62479" table:style-name="ce2">
            <text:p>62479</text:p>
          </table:table-cell>
          <table:table-cell office:value-type="float" office:value="81936" table:style-name="ce3">
            <text:p>81936</text:p>
          </table:table-cell>
          <table:table-cell office:value-type="float" office:value="83297" table:style-name="ce3">
            <text:p>83297</text:p>
          </table:table-cell>
          <table:table-cell office:value-type="float" office:value="1361" table:formula="of:=ABS([.D801]-[.C801])" table:style-name="ce3">
            <text:p>1361</text:p>
          </table:table-cell>
          <table:table-cell office:value-type="float" office:value="81936" table:formula="of:=IFERROR(COM.MICROSOFT.SINGLE(__xludf.dummyfunction(&quot;&quot;&quot;COMPUTED_VALUE&quot;&quot;&quot;));81936)" table:style-name="ce3">
            <text:p>81936</text:p>
          </table:table-cell>
          <table:table-cell office:value-type="float" office:value="0" table:formula="of:=COUNTIF([.D$2:.D1800];[.F801])*[.F80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1972" table:style-name="ce2">
            <text:p>21972</text:p>
          </table:table-cell>
          <table:table-cell office:value-type="float" office:value="20395" table:style-name="ce2">
            <text:p>20395</text:p>
          </table:table-cell>
          <table:table-cell office:value-type="float" office:value="82025" table:style-name="ce3">
            <text:p>82025</text:p>
          </table:table-cell>
          <table:table-cell office:value-type="float" office:value="83297" table:style-name="ce3">
            <text:p>83297</text:p>
          </table:table-cell>
          <table:table-cell office:value-type="float" office:value="1272" table:formula="of:=ABS([.D802]-[.C802])" table:style-name="ce3">
            <text:p>1272</text:p>
          </table:table-cell>
          <table:table-cell office:value-type="float" office:value="82025" table:formula="of:=IFERROR(COM.MICROSOFT.SINGLE(__xludf.dummyfunction(&quot;&quot;&quot;COMPUTED_VALUE&quot;&quot;&quot;));82025)" table:style-name="ce3">
            <text:p>82025</text:p>
          </table:table-cell>
          <table:table-cell office:value-type="float" office:value="0" table:formula="of:=COUNTIF([.D$2:.D1801];[.F802])*[.F80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7380" table:style-name="ce2">
            <text:p>87380</text:p>
          </table:table-cell>
          <table:table-cell office:value-type="float" office:value="16280" table:style-name="ce2">
            <text:p>16280</text:p>
          </table:table-cell>
          <table:table-cell office:value-type="float" office:value="82102" table:style-name="ce3">
            <text:p>82102</text:p>
          </table:table-cell>
          <table:table-cell office:value-type="float" office:value="83297" table:style-name="ce3">
            <text:p>83297</text:p>
          </table:table-cell>
          <table:table-cell office:value-type="float" office:value="1195" table:formula="of:=ABS([.D803]-[.C803])" table:style-name="ce3">
            <text:p>1195</text:p>
          </table:table-cell>
          <table:table-cell office:value-type="float" office:value="82102" table:formula="of:=IFERROR(COM.MICROSOFT.SINGLE(__xludf.dummyfunction(&quot;&quot;&quot;COMPUTED_VALUE&quot;&quot;&quot;));82102)" table:style-name="ce3">
            <text:p>82102</text:p>
          </table:table-cell>
          <table:table-cell office:value-type="float" office:value="0" table:formula="of:=COUNTIF([.D$2:.D1802];[.F803])*[.F80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9296" table:style-name="ce2">
            <text:p>69296</text:p>
          </table:table-cell>
          <table:table-cell office:value-type="float" office:value="83851" table:style-name="ce2">
            <text:p>83851</text:p>
          </table:table-cell>
          <table:table-cell office:value-type="float" office:value="82111" table:style-name="ce3">
            <text:p>82111</text:p>
          </table:table-cell>
          <table:table-cell office:value-type="float" office:value="83297" table:style-name="ce3">
            <text:p>83297</text:p>
          </table:table-cell>
          <table:table-cell office:value-type="float" office:value="1186" table:formula="of:=ABS([.D804]-[.C804])" table:style-name="ce3">
            <text:p>1186</text:p>
          </table:table-cell>
          <table:table-cell office:value-type="float" office:value="82111" table:formula="of:=IFERROR(COM.MICROSOFT.SINGLE(__xludf.dummyfunction(&quot;&quot;&quot;COMPUTED_VALUE&quot;&quot;&quot;));82111)" table:style-name="ce3">
            <text:p>82111</text:p>
          </table:table-cell>
          <table:table-cell office:value-type="float" office:value="0" table:formula="of:=COUNTIF([.D$2:.D1803];[.F804])*[.F80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8721" table:style-name="ce2">
            <text:p>78721</text:p>
          </table:table-cell>
          <table:table-cell office:value-type="float" office:value="85856" table:style-name="ce2">
            <text:p>85856</text:p>
          </table:table-cell>
          <table:table-cell office:value-type="float" office:value="82274" table:style-name="ce3">
            <text:p>82274</text:p>
          </table:table-cell>
          <table:table-cell office:value-type="float" office:value="83297" table:style-name="ce3">
            <text:p>83297</text:p>
          </table:table-cell>
          <table:table-cell office:value-type="float" office:value="1023" table:formula="of:=ABS([.D805]-[.C805])" table:style-name="ce3">
            <text:p>1023</text:p>
          </table:table-cell>
          <table:table-cell office:value-type="float" office:value="82274" table:formula="of:=IFERROR(COM.MICROSOFT.SINGLE(__xludf.dummyfunction(&quot;&quot;&quot;COMPUTED_VALUE&quot;&quot;&quot;));82274)" table:style-name="ce3">
            <text:p>82274</text:p>
          </table:table-cell>
          <table:table-cell office:value-type="float" office:value="0" table:formula="of:=COUNTIF([.D$2:.D1804];[.F805])*[.F80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819" table:style-name="ce2">
            <text:p>85819</text:p>
          </table:table-cell>
          <table:table-cell office:value-type="float" office:value="47166" table:style-name="ce2">
            <text:p>47166</text:p>
          </table:table-cell>
          <table:table-cell office:value-type="float" office:value="82299" table:style-name="ce3">
            <text:p>82299</text:p>
          </table:table-cell>
          <table:table-cell office:value-type="float" office:value="83297" table:style-name="ce3">
            <text:p>83297</text:p>
          </table:table-cell>
          <table:table-cell office:value-type="float" office:value="998" table:formula="of:=ABS([.D806]-[.C806])" table:style-name="ce3">
            <text:p>998</text:p>
          </table:table-cell>
          <table:table-cell office:value-type="float" office:value="82299" table:formula="of:=IFERROR(COM.MICROSOFT.SINGLE(__xludf.dummyfunction(&quot;&quot;&quot;COMPUTED_VALUE&quot;&quot;&quot;));82299)" table:style-name="ce3">
            <text:p>82299</text:p>
          </table:table-cell>
          <table:table-cell office:value-type="float" office:value="0" table:formula="of:=COUNTIF([.D$2:.D1805];[.F806])*[.F80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119" table:style-name="ce2">
            <text:p>80119</text:p>
          </table:table-cell>
          <table:table-cell office:value-type="float" office:value="11244" table:style-name="ce2">
            <text:p>11244</text:p>
          </table:table-cell>
          <table:table-cell office:value-type="float" office:value="82526" table:style-name="ce3">
            <text:p>82526</text:p>
          </table:table-cell>
          <table:table-cell office:value-type="float" office:value="83297" table:style-name="ce3">
            <text:p>83297</text:p>
          </table:table-cell>
          <table:table-cell office:value-type="float" office:value="771" table:formula="of:=ABS([.D807]-[.C807])" table:style-name="ce3">
            <text:p>771</text:p>
          </table:table-cell>
          <table:table-cell office:value-type="float" office:value="82526" table:formula="of:=IFERROR(COM.MICROSOFT.SINGLE(__xludf.dummyfunction(&quot;&quot;&quot;COMPUTED_VALUE&quot;&quot;&quot;));82526)" table:style-name="ce3">
            <text:p>82526</text:p>
          </table:table-cell>
          <table:table-cell office:value-type="float" office:value="0" table:formula="of:=COUNTIF([.D$2:.D1806];[.F807])*[.F80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949" table:style-name="ce2">
            <text:p>96949</text:p>
          </table:table-cell>
          <table:table-cell office:value-type="float" office:value="13944" table:style-name="ce2">
            <text:p>13944</text:p>
          </table:table-cell>
          <table:table-cell office:value-type="float" office:value="82570" table:style-name="ce3">
            <text:p>82570</text:p>
          </table:table-cell>
          <table:table-cell office:value-type="float" office:value="83297" table:style-name="ce3">
            <text:p>83297</text:p>
          </table:table-cell>
          <table:table-cell office:value-type="float" office:value="727" table:formula="of:=ABS([.D808]-[.C808])" table:style-name="ce3">
            <text:p>727</text:p>
          </table:table-cell>
          <table:table-cell office:value-type="float" office:value="82570" table:formula="of:=IFERROR(COM.MICROSOFT.SINGLE(__xludf.dummyfunction(&quot;&quot;&quot;COMPUTED_VALUE&quot;&quot;&quot;));82570)" table:style-name="ce3">
            <text:p>82570</text:p>
          </table:table-cell>
          <table:table-cell office:value-type="float" office:value="0" table:formula="of:=COUNTIF([.D$2:.D1807];[.F808])*[.F80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638" table:style-name="ce2">
            <text:p>10638</text:p>
          </table:table-cell>
          <table:table-cell office:value-type="float" office:value="97010" table:style-name="ce2">
            <text:p>97010</text:p>
          </table:table-cell>
          <table:table-cell office:value-type="float" office:value="82669" table:style-name="ce3">
            <text:p>82669</text:p>
          </table:table-cell>
          <table:table-cell office:value-type="float" office:value="83297" table:style-name="ce3">
            <text:p>83297</text:p>
          </table:table-cell>
          <table:table-cell office:value-type="float" office:value="628" table:formula="of:=ABS([.D809]-[.C809])" table:style-name="ce3">
            <text:p>628</text:p>
          </table:table-cell>
          <table:table-cell office:value-type="float" office:value="82669" table:formula="of:=IFERROR(COM.MICROSOFT.SINGLE(__xludf.dummyfunction(&quot;&quot;&quot;COMPUTED_VALUE&quot;&quot;&quot;));82669)" table:style-name="ce3">
            <text:p>82669</text:p>
          </table:table-cell>
          <table:table-cell office:value-type="float" office:value="0" table:formula="of:=COUNTIF([.D$2:.D1808];[.F809])*[.F80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213" table:style-name="ce2">
            <text:p>12213</text:p>
          </table:table-cell>
          <table:table-cell office:value-type="float" office:value="49984" table:style-name="ce2">
            <text:p>49984</text:p>
          </table:table-cell>
          <table:table-cell office:value-type="float" office:value="82681" table:style-name="ce3">
            <text:p>82681</text:p>
          </table:table-cell>
          <table:table-cell office:value-type="float" office:value="83297" table:style-name="ce3">
            <text:p>83297</text:p>
          </table:table-cell>
          <table:table-cell office:value-type="float" office:value="616" table:formula="of:=ABS([.D810]-[.C810])" table:style-name="ce3">
            <text:p>616</text:p>
          </table:table-cell>
          <table:table-cell office:value-type="float" office:value="82681" table:formula="of:=IFERROR(COM.MICROSOFT.SINGLE(__xludf.dummyfunction(&quot;&quot;&quot;COMPUTED_VALUE&quot;&quot;&quot;));82681)" table:style-name="ce3">
            <text:p>82681</text:p>
          </table:table-cell>
          <table:table-cell office:value-type="float" office:value="0" table:formula="of:=COUNTIF([.D$2:.D1809];[.F810])*[.F81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0582" table:style-name="ce2">
            <text:p>90582</text:p>
          </table:table-cell>
          <table:table-cell office:value-type="float" office:value="66296" table:style-name="ce2">
            <text:p>66296</text:p>
          </table:table-cell>
          <table:table-cell office:value-type="float" office:value="82719" table:style-name="ce3">
            <text:p>82719</text:p>
          </table:table-cell>
          <table:table-cell office:value-type="float" office:value="83297" table:style-name="ce3">
            <text:p>83297</text:p>
          </table:table-cell>
          <table:table-cell office:value-type="float" office:value="578" table:formula="of:=ABS([.D811]-[.C811])" table:style-name="ce3">
            <text:p>578</text:p>
          </table:table-cell>
          <table:table-cell office:value-type="float" office:value="82719" table:formula="of:=IFERROR(COM.MICROSOFT.SINGLE(__xludf.dummyfunction(&quot;&quot;&quot;COMPUTED_VALUE&quot;&quot;&quot;));82719)" table:style-name="ce3">
            <text:p>82719</text:p>
          </table:table-cell>
          <table:table-cell office:value-type="float" office:value="0" table:formula="of:=COUNTIF([.D$2:.D1810];[.F811])*[.F81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153" table:style-name="ce2">
            <text:p>84153</text:p>
          </table:table-cell>
          <table:table-cell office:value-type="float" office:value="69786" table:style-name="ce2">
            <text:p>69786</text:p>
          </table:table-cell>
          <table:table-cell office:value-type="float" office:value="82734" table:style-name="ce3">
            <text:p>82734</text:p>
          </table:table-cell>
          <table:table-cell office:value-type="float" office:value="83367" table:style-name="ce3">
            <text:p>83367</text:p>
          </table:table-cell>
          <table:table-cell office:value-type="float" office:value="633" table:formula="of:=ABS([.D812]-[.C812])" table:style-name="ce3">
            <text:p>633</text:p>
          </table:table-cell>
          <table:table-cell office:value-type="float" office:value="82734" table:formula="of:=IFERROR(COM.MICROSOFT.SINGLE(__xludf.dummyfunction(&quot;&quot;&quot;COMPUTED_VALUE&quot;&quot;&quot;));82734)" table:style-name="ce3">
            <text:p>82734</text:p>
          </table:table-cell>
          <table:table-cell office:value-type="float" office:value="0" table:formula="of:=COUNTIF([.D$2:.D1811];[.F812])*[.F81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703" table:style-name="ce2">
            <text:p>52703</text:p>
          </table:table-cell>
          <table:table-cell office:value-type="float" office:value="14947" table:style-name="ce2">
            <text:p>14947</text:p>
          </table:table-cell>
          <table:table-cell office:value-type="float" office:value="82878" table:style-name="ce3">
            <text:p>82878</text:p>
          </table:table-cell>
          <table:table-cell office:value-type="float" office:value="83593" table:style-name="ce3">
            <text:p>83593</text:p>
          </table:table-cell>
          <table:table-cell office:value-type="float" office:value="715" table:formula="of:=ABS([.D813]-[.C813])" table:style-name="ce3">
            <text:p>715</text:p>
          </table:table-cell>
          <table:table-cell office:value-type="float" office:value="82878" table:formula="of:=IFERROR(COM.MICROSOFT.SINGLE(__xludf.dummyfunction(&quot;&quot;&quot;COMPUTED_VALUE&quot;&quot;&quot;));82878)" table:style-name="ce3">
            <text:p>82878</text:p>
          </table:table-cell>
          <table:table-cell office:value-type="float" office:value="0" table:formula="of:=COUNTIF([.D$2:.D1812];[.F813])*[.F81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734" table:style-name="ce2">
            <text:p>82734</text:p>
          </table:table-cell>
          <table:table-cell office:value-type="float" office:value="44321" table:style-name="ce2">
            <text:p>44321</text:p>
          </table:table-cell>
          <table:table-cell office:value-type="float" office:value="82905" table:style-name="ce3">
            <text:p>82905</text:p>
          </table:table-cell>
          <table:table-cell office:value-type="float" office:value="83649" table:style-name="ce3">
            <text:p>83649</text:p>
          </table:table-cell>
          <table:table-cell office:value-type="float" office:value="744" table:formula="of:=ABS([.D814]-[.C814])" table:style-name="ce3">
            <text:p>744</text:p>
          </table:table-cell>
          <table:table-cell office:value-type="float" office:value="82905" table:formula="of:=IFERROR(COM.MICROSOFT.SINGLE(__xludf.dummyfunction(&quot;&quot;&quot;COMPUTED_VALUE&quot;&quot;&quot;));82905)" table:style-name="ce3">
            <text:p>82905</text:p>
          </table:table-cell>
          <table:table-cell office:value-type="float" office:value="0" table:formula="of:=COUNTIF([.D$2:.D1813];[.F814])*[.F81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346" table:style-name="ce2">
            <text:p>31346</text:p>
          </table:table-cell>
          <table:table-cell office:value-type="float" office:value="65022" table:style-name="ce2">
            <text:p>65022</text:p>
          </table:table-cell>
          <table:table-cell office:value-type="float" office:value="82965" table:style-name="ce3">
            <text:p>82965</text:p>
          </table:table-cell>
          <table:table-cell office:value-type="float" office:value="83737" table:style-name="ce3">
            <text:p>83737</text:p>
          </table:table-cell>
          <table:table-cell office:value-type="float" office:value="772" table:formula="of:=ABS([.D815]-[.C815])" table:style-name="ce3">
            <text:p>772</text:p>
          </table:table-cell>
          <table:table-cell office:value-type="float" office:value="82965" table:formula="of:=IFERROR(COM.MICROSOFT.SINGLE(__xludf.dummyfunction(&quot;&quot;&quot;COMPUTED_VALUE&quot;&quot;&quot;));82965)" table:style-name="ce3">
            <text:p>82965</text:p>
          </table:table-cell>
          <table:table-cell office:value-type="float" office:value="0" table:formula="of:=COUNTIF([.D$2:.D1814];[.F815])*[.F81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574" table:style-name="ce2">
            <text:p>30574</text:p>
          </table:table-cell>
          <table:table-cell office:value-type="float" office:value="56778" table:style-name="ce2">
            <text:p>56778</text:p>
          </table:table-cell>
          <table:table-cell office:value-type="float" office:value="83276" table:style-name="ce3">
            <text:p>83276</text:p>
          </table:table-cell>
          <table:table-cell office:value-type="float" office:value="83851" table:style-name="ce3">
            <text:p>83851</text:p>
          </table:table-cell>
          <table:table-cell office:value-type="float" office:value="575" table:formula="of:=ABS([.D816]-[.C816])" table:style-name="ce3">
            <text:p>575</text:p>
          </table:table-cell>
          <table:table-cell office:value-type="float" office:value="83276" table:formula="of:=IFERROR(COM.MICROSOFT.SINGLE(__xludf.dummyfunction(&quot;&quot;&quot;COMPUTED_VALUE&quot;&quot;&quot;));83276)" table:style-name="ce3">
            <text:p>83276</text:p>
          </table:table-cell>
          <table:table-cell office:value-type="float" office:value="0" table:formula="of:=COUNTIF([.D$2:.D1815];[.F816])*[.F81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416" table:style-name="ce2">
            <text:p>48416</text:p>
          </table:table-cell>
          <table:table-cell office:value-type="float" office:value="38908" table:style-name="ce2">
            <text:p>38908</text:p>
          </table:table-cell>
          <table:table-cell office:value-type="float" office:value="83297" table:style-name="ce3">
            <text:p>83297</text:p>
          </table:table-cell>
          <table:table-cell office:value-type="float" office:value="83851" table:style-name="ce3">
            <text:p>83851</text:p>
          </table:table-cell>
          <table:table-cell office:value-type="float" office:value="554" table:formula="of:=ABS([.D817]-[.C817])" table:style-name="ce3">
            <text:p>554</text:p>
          </table:table-cell>
          <table:table-cell office:value-type="float" office:value="83297" table:formula="of:=IFERROR(COM.MICROSOFT.SINGLE(__xludf.dummyfunction(&quot;&quot;&quot;COMPUTED_VALUE&quot;&quot;&quot;));83297)" table:style-name="ce3">
            <text:p>83297</text:p>
          </table:table-cell>
          <table:table-cell office:value-type="float" office:value="1499346" table:formula="of:=COUNTIF([.D$2:.D1816];[.F817])*[.F817]" table:style-name="ce3">
            <text:p>1499346</text:p>
          </table:table-cell>
          <table:table-cell table:number-columns-repeated="16377"/>
        </table:table-row>
        <table:table-row table:style-name="ro1">
          <table:table-cell office:value-type="float" office:value="71402" table:style-name="ce2">
            <text:p>71402</text:p>
          </table:table-cell>
          <table:table-cell office:value-type="float" office:value="46947" table:style-name="ce2">
            <text:p>46947</text:p>
          </table:table-cell>
          <table:table-cell office:value-type="float" office:value="83378" table:style-name="ce3">
            <text:p>83378</text:p>
          </table:table-cell>
          <table:table-cell office:value-type="float" office:value="83851" table:style-name="ce3">
            <text:p>83851</text:p>
          </table:table-cell>
          <table:table-cell office:value-type="float" office:value="473" table:formula="of:=ABS([.D818]-[.C818])" table:style-name="ce3">
            <text:p>473</text:p>
          </table:table-cell>
          <table:table-cell office:value-type="float" office:value="83378" table:formula="of:=IFERROR(COM.MICROSOFT.SINGLE(__xludf.dummyfunction(&quot;&quot;&quot;COMPUTED_VALUE&quot;&quot;&quot;));83378)" table:style-name="ce3">
            <text:p>83378</text:p>
          </table:table-cell>
          <table:table-cell office:value-type="float" office:value="0" table:formula="of:=COUNTIF([.D$2:.D1817];[.F818])*[.F81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158" table:style-name="ce2">
            <text:p>17158</text:p>
          </table:table-cell>
          <table:table-cell office:value-type="float" office:value="22018" table:style-name="ce2">
            <text:p>22018</text:p>
          </table:table-cell>
          <table:table-cell office:value-type="float" office:value="83433" table:style-name="ce3">
            <text:p>83433</text:p>
          </table:table-cell>
          <table:table-cell office:value-type="float" office:value="83851" table:style-name="ce3">
            <text:p>83851</text:p>
          </table:table-cell>
          <table:table-cell office:value-type="float" office:value="418" table:formula="of:=ABS([.D819]-[.C819])" table:style-name="ce3">
            <text:p>418</text:p>
          </table:table-cell>
          <table:table-cell office:value-type="float" office:value="83433" table:formula="of:=IFERROR(COM.MICROSOFT.SINGLE(__xludf.dummyfunction(&quot;&quot;&quot;COMPUTED_VALUE&quot;&quot;&quot;));83433)" table:style-name="ce3">
            <text:p>83433</text:p>
          </table:table-cell>
          <table:table-cell office:value-type="float" office:value="0" table:formula="of:=COUNTIF([.D$2:.D1818];[.F819])*[.F81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0254" table:style-name="ce2">
            <text:p>40254</text:p>
          </table:table-cell>
          <table:table-cell office:value-type="float" office:value="82756" table:style-name="ce2">
            <text:p>82756</text:p>
          </table:table-cell>
          <table:table-cell office:value-type="float" office:value="83462" table:style-name="ce3">
            <text:p>83462</text:p>
          </table:table-cell>
          <table:table-cell office:value-type="float" office:value="83851" table:style-name="ce3">
            <text:p>83851</text:p>
          </table:table-cell>
          <table:table-cell office:value-type="float" office:value="389" table:formula="of:=ABS([.D820]-[.C820])" table:style-name="ce3">
            <text:p>389</text:p>
          </table:table-cell>
          <table:table-cell office:value-type="float" office:value="83462" table:formula="of:=IFERROR(COM.MICROSOFT.SINGLE(__xludf.dummyfunction(&quot;&quot;&quot;COMPUTED_VALUE&quot;&quot;&quot;));83462)" table:style-name="ce3">
            <text:p>83462</text:p>
          </table:table-cell>
          <table:table-cell office:value-type="float" office:value="0" table:formula="of:=COUNTIF([.D$2:.D1819];[.F820])*[.F82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823" table:style-name="ce2">
            <text:p>24823</text:p>
          </table:table-cell>
          <table:table-cell office:value-type="float" office:value="68567" table:style-name="ce2">
            <text:p>68567</text:p>
          </table:table-cell>
          <table:table-cell office:value-type="float" office:value="83464" table:style-name="ce3">
            <text:p>83464</text:p>
          </table:table-cell>
          <table:table-cell office:value-type="float" office:value="83851" table:style-name="ce3">
            <text:p>83851</text:p>
          </table:table-cell>
          <table:table-cell office:value-type="float" office:value="387" table:formula="of:=ABS([.D821]-[.C821])" table:style-name="ce3">
            <text:p>387</text:p>
          </table:table-cell>
          <table:table-cell office:value-type="float" office:value="83464" table:formula="of:=IFERROR(COM.MICROSOFT.SINGLE(__xludf.dummyfunction(&quot;&quot;&quot;COMPUTED_VALUE&quot;&quot;&quot;));83464)" table:style-name="ce3">
            <text:p>83464</text:p>
          </table:table-cell>
          <table:table-cell office:value-type="float" office:value="0" table:formula="of:=COUNTIF([.D$2:.D1820];[.F821])*[.F82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6467" table:style-name="ce2">
            <text:p>36467</text:p>
          </table:table-cell>
          <table:table-cell office:value-type="float" office:value="52987" table:style-name="ce2">
            <text:p>52987</text:p>
          </table:table-cell>
          <table:table-cell office:value-type="float" office:value="83502" table:style-name="ce3">
            <text:p>83502</text:p>
          </table:table-cell>
          <table:table-cell office:value-type="float" office:value="83851" table:style-name="ce3">
            <text:p>83851</text:p>
          </table:table-cell>
          <table:table-cell office:value-type="float" office:value="349" table:formula="of:=ABS([.D822]-[.C822])" table:style-name="ce3">
            <text:p>349</text:p>
          </table:table-cell>
          <table:table-cell office:value-type="float" office:value="83502" table:formula="of:=IFERROR(COM.MICROSOFT.SINGLE(__xludf.dummyfunction(&quot;&quot;&quot;COMPUTED_VALUE&quot;&quot;&quot;));83502)" table:style-name="ce3">
            <text:p>83502</text:p>
          </table:table-cell>
          <table:table-cell office:value-type="float" office:value="0" table:formula="of:=COUNTIF([.D$2:.D1821];[.F822])*[.F82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8460" table:style-name="ce2">
            <text:p>38460</text:p>
          </table:table-cell>
          <table:table-cell office:value-type="float" office:value="90190" table:style-name="ce2">
            <text:p>90190</text:p>
          </table:table-cell>
          <table:table-cell office:value-type="float" office:value="83522" table:style-name="ce3">
            <text:p>83522</text:p>
          </table:table-cell>
          <table:table-cell office:value-type="float" office:value="83851" table:style-name="ce3">
            <text:p>83851</text:p>
          </table:table-cell>
          <table:table-cell office:value-type="float" office:value="329" table:formula="of:=ABS([.D823]-[.C823])" table:style-name="ce3">
            <text:p>329</text:p>
          </table:table-cell>
          <table:table-cell office:value-type="float" office:value="83522" table:formula="of:=IFERROR(COM.MICROSOFT.SINGLE(__xludf.dummyfunction(&quot;&quot;&quot;COMPUTED_VALUE&quot;&quot;&quot;));83522)" table:style-name="ce3">
            <text:p>83522</text:p>
          </table:table-cell>
          <table:table-cell office:value-type="float" office:value="0" table:formula="of:=COUNTIF([.D$2:.D1822];[.F823])*[.F82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032" table:style-name="ce2">
            <text:p>28032</text:p>
          </table:table-cell>
          <table:table-cell office:value-type="float" office:value="71264" table:style-name="ce2">
            <text:p>71264</text:p>
          </table:table-cell>
          <table:table-cell office:value-type="float" office:value="83726" table:style-name="ce3">
            <text:p>83726</text:p>
          </table:table-cell>
          <table:table-cell office:value-type="float" office:value="83895" table:style-name="ce3">
            <text:p>83895</text:p>
          </table:table-cell>
          <table:table-cell office:value-type="float" office:value="169" table:formula="of:=ABS([.D824]-[.C824])" table:style-name="ce3">
            <text:p>169</text:p>
          </table:table-cell>
          <table:table-cell office:value-type="float" office:value="83726" table:formula="of:=IFERROR(COM.MICROSOFT.SINGLE(__xludf.dummyfunction(&quot;&quot;&quot;COMPUTED_VALUE&quot;&quot;&quot;));83726)" table:style-name="ce3">
            <text:p>83726</text:p>
          </table:table-cell>
          <table:table-cell office:value-type="float" office:value="0" table:formula="of:=COUNTIF([.D$2:.D1823];[.F824])*[.F82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0853" table:style-name="ce2">
            <text:p>90853</text:p>
          </table:table-cell>
          <table:table-cell office:value-type="float" office:value="58391" table:style-name="ce2">
            <text:p>58391</text:p>
          </table:table-cell>
          <table:table-cell office:value-type="float" office:value="83746" table:style-name="ce3">
            <text:p>83746</text:p>
          </table:table-cell>
          <table:table-cell office:value-type="float" office:value="83928" table:style-name="ce3">
            <text:p>83928</text:p>
          </table:table-cell>
          <table:table-cell office:value-type="float" office:value="182" table:formula="of:=ABS([.D825]-[.C825])" table:style-name="ce3">
            <text:p>182</text:p>
          </table:table-cell>
          <table:table-cell office:value-type="float" office:value="83746" table:formula="of:=IFERROR(COM.MICROSOFT.SINGLE(__xludf.dummyfunction(&quot;&quot;&quot;COMPUTED_VALUE&quot;&quot;&quot;));83746)" table:style-name="ce3">
            <text:p>83746</text:p>
          </table:table-cell>
          <table:table-cell office:value-type="float" office:value="0" table:formula="of:=COUNTIF([.D$2:.D1824];[.F825])*[.F82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193" table:style-name="ce2">
            <text:p>93193</text:p>
          </table:table-cell>
          <table:table-cell office:value-type="float" office:value="72666" table:style-name="ce2">
            <text:p>72666</text:p>
          </table:table-cell>
          <table:table-cell office:value-type="float" office:value="83774" table:style-name="ce3">
            <text:p>83774</text:p>
          </table:table-cell>
          <table:table-cell office:value-type="float" office:value="83976" table:style-name="ce3">
            <text:p>83976</text:p>
          </table:table-cell>
          <table:table-cell office:value-type="float" office:value="202" table:formula="of:=ABS([.D826]-[.C826])" table:style-name="ce3">
            <text:p>202</text:p>
          </table:table-cell>
          <table:table-cell office:value-type="float" office:value="83774" table:formula="of:=IFERROR(COM.MICROSOFT.SINGLE(__xludf.dummyfunction(&quot;&quot;&quot;COMPUTED_VALUE&quot;&quot;&quot;));83774)" table:style-name="ce3">
            <text:p>83774</text:p>
          </table:table-cell>
          <table:table-cell office:value-type="float" office:value="0" table:formula="of:=COUNTIF([.D$2:.D1825];[.F826])*[.F82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0190" table:style-name="ce2">
            <text:p>90190</text:p>
          </table:table-cell>
          <table:table-cell office:value-type="float" office:value="28645" table:style-name="ce2">
            <text:p>28645</text:p>
          </table:table-cell>
          <table:table-cell office:value-type="float" office:value="83851" table:style-name="ce3">
            <text:p>83851</text:p>
          </table:table-cell>
          <table:table-cell office:value-type="float" office:value="84252" table:style-name="ce3">
            <text:p>84252</text:p>
          </table:table-cell>
          <table:table-cell office:value-type="float" office:value="401" table:formula="of:=ABS([.D827]-[.C827])" table:style-name="ce3">
            <text:p>401</text:p>
          </table:table-cell>
          <table:table-cell office:value-type="float" office:value="83851" table:formula="of:=IFERROR(COM.MICROSOFT.SINGLE(__xludf.dummyfunction(&quot;&quot;&quot;COMPUTED_VALUE&quot;&quot;&quot;));83851)" table:style-name="ce3">
            <text:p>83851</text:p>
          </table:table-cell>
          <table:table-cell office:value-type="float" office:value="670808" table:formula="of:=COUNTIF([.D$2:.D1826];[.F827])*[.F827]" table:style-name="ce3">
            <text:p>670808</text:p>
          </table:table-cell>
          <table:table-cell table:number-columns-repeated="16377"/>
        </table:table-row>
        <table:table-row table:style-name="ro1">
          <table:table-cell office:value-type="float" office:value="35742" table:style-name="ce2">
            <text:p>35742</text:p>
          </table:table-cell>
          <table:table-cell office:value-type="float" office:value="90190" table:style-name="ce2">
            <text:p>90190</text:p>
          </table:table-cell>
          <table:table-cell office:value-type="float" office:value="83906" table:style-name="ce3">
            <text:p>83906</text:p>
          </table:table-cell>
          <table:table-cell office:value-type="float" office:value="84356" table:style-name="ce3">
            <text:p>84356</text:p>
          </table:table-cell>
          <table:table-cell office:value-type="float" office:value="450" table:formula="of:=ABS([.D828]-[.C828])" table:style-name="ce3">
            <text:p>450</text:p>
          </table:table-cell>
          <table:table-cell office:value-type="float" office:value="83906" table:formula="of:=IFERROR(COM.MICROSOFT.SINGLE(__xludf.dummyfunction(&quot;&quot;&quot;COMPUTED_VALUE&quot;&quot;&quot;));83906)" table:style-name="ce3">
            <text:p>83906</text:p>
          </table:table-cell>
          <table:table-cell office:value-type="float" office:value="0" table:formula="of:=COUNTIF([.D$2:.D1827];[.F828])*[.F82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4472" table:style-name="ce2">
            <text:p>64472</text:p>
          </table:table-cell>
          <table:table-cell office:value-type="float" office:value="95923" table:style-name="ce2">
            <text:p>95923</text:p>
          </table:table-cell>
          <table:table-cell office:value-type="float" office:value="83959" table:style-name="ce3">
            <text:p>83959</text:p>
          </table:table-cell>
          <table:table-cell office:value-type="float" office:value="84388" table:style-name="ce3">
            <text:p>84388</text:p>
          </table:table-cell>
          <table:table-cell office:value-type="float" office:value="429" table:formula="of:=ABS([.D829]-[.C829])" table:style-name="ce3">
            <text:p>429</text:p>
          </table:table-cell>
          <table:table-cell office:value-type="float" office:value="83959" table:formula="of:=IFERROR(COM.MICROSOFT.SINGLE(__xludf.dummyfunction(&quot;&quot;&quot;COMPUTED_VALUE&quot;&quot;&quot;));83959)" table:style-name="ce3">
            <text:p>83959</text:p>
          </table:table-cell>
          <table:table-cell office:value-type="float" office:value="0" table:formula="of:=COUNTIF([.D$2:.D1828];[.F829])*[.F82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5785" table:style-name="ce2">
            <text:p>45785</text:p>
          </table:table-cell>
          <table:table-cell office:value-type="float" office:value="79101" table:style-name="ce2">
            <text:p>79101</text:p>
          </table:table-cell>
          <table:table-cell office:value-type="float" office:value="84081" table:style-name="ce3">
            <text:p>84081</text:p>
          </table:table-cell>
          <table:table-cell office:value-type="float" office:value="84475" table:style-name="ce3">
            <text:p>84475</text:p>
          </table:table-cell>
          <table:table-cell office:value-type="float" office:value="394" table:formula="of:=ABS([.D830]-[.C830])" table:style-name="ce3">
            <text:p>394</text:p>
          </table:table-cell>
          <table:table-cell office:value-type="float" office:value="84081" table:formula="of:=IFERROR(COM.MICROSOFT.SINGLE(__xludf.dummyfunction(&quot;&quot;&quot;COMPUTED_VALUE&quot;&quot;&quot;));84081)" table:style-name="ce3">
            <text:p>84081</text:p>
          </table:table-cell>
          <table:table-cell office:value-type="float" office:value="0" table:formula="of:=COUNTIF([.D$2:.D1829];[.F830])*[.F83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235" table:style-name="ce2">
            <text:p>84235</text:p>
          </table:table-cell>
          <table:table-cell office:value-type="float" office:value="51774" table:style-name="ce2">
            <text:p>51774</text:p>
          </table:table-cell>
          <table:table-cell office:value-type="float" office:value="84116" table:style-name="ce3">
            <text:p>84116</text:p>
          </table:table-cell>
          <table:table-cell office:value-type="float" office:value="84475" table:style-name="ce3">
            <text:p>84475</text:p>
          </table:table-cell>
          <table:table-cell office:value-type="float" office:value="359" table:formula="of:=ABS([.D831]-[.C831])" table:style-name="ce3">
            <text:p>359</text:p>
          </table:table-cell>
          <table:table-cell office:value-type="float" office:value="84116" table:formula="of:=IFERROR(COM.MICROSOFT.SINGLE(__xludf.dummyfunction(&quot;&quot;&quot;COMPUTED_VALUE&quot;&quot;&quot;));84116)" table:style-name="ce3">
            <text:p>84116</text:p>
          </table:table-cell>
          <table:table-cell office:value-type="float" office:value="0" table:formula="of:=COUNTIF([.D$2:.D1830];[.F831])*[.F83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0337" table:style-name="ce2">
            <text:p>20337</text:p>
          </table:table-cell>
          <table:table-cell office:value-type="float" office:value="21528" table:style-name="ce2">
            <text:p>21528</text:p>
          </table:table-cell>
          <table:table-cell office:value-type="float" office:value="84153" table:style-name="ce3">
            <text:p>84153</text:p>
          </table:table-cell>
          <table:table-cell office:value-type="float" office:value="84475" table:style-name="ce3">
            <text:p>84475</text:p>
          </table:table-cell>
          <table:table-cell office:value-type="float" office:value="322" table:formula="of:=ABS([.D832]-[.C832])" table:style-name="ce3">
            <text:p>322</text:p>
          </table:table-cell>
          <table:table-cell office:value-type="float" office:value="84153" table:formula="of:=IFERROR(COM.MICROSOFT.SINGLE(__xludf.dummyfunction(&quot;&quot;&quot;COMPUTED_VALUE&quot;&quot;&quot;));84153)" table:style-name="ce3">
            <text:p>84153</text:p>
          </table:table-cell>
          <table:table-cell office:value-type="float" office:value="0" table:formula="of:=COUNTIF([.D$2:.D1831];[.F832])*[.F83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1921" table:style-name="ce2">
            <text:p>71921</text:p>
          </table:table-cell>
          <table:table-cell office:value-type="float" office:value="28645" table:style-name="ce2">
            <text:p>28645</text:p>
          </table:table-cell>
          <table:table-cell office:value-type="float" office:value="84235" table:style-name="ce3">
            <text:p>84235</text:p>
          </table:table-cell>
          <table:table-cell office:value-type="float" office:value="84475" table:style-name="ce3">
            <text:p>84475</text:p>
          </table:table-cell>
          <table:table-cell office:value-type="float" office:value="240" table:formula="of:=ABS([.D833]-[.C833])" table:style-name="ce3">
            <text:p>240</text:p>
          </table:table-cell>
          <table:table-cell office:value-type="float" office:value="84235" table:formula="of:=IFERROR(COM.MICROSOFT.SINGLE(__xludf.dummyfunction(&quot;&quot;&quot;COMPUTED_VALUE&quot;&quot;&quot;));84235)" table:style-name="ce3">
            <text:p>84235</text:p>
          </table:table-cell>
          <table:table-cell office:value-type="float" office:value="0" table:formula="of:=COUNTIF([.D$2:.D1832];[.F833])*[.F83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1844" table:style-name="ce2">
            <text:p>51844</text:p>
          </table:table-cell>
          <table:table-cell office:value-type="float" office:value="44536" table:style-name="ce2">
            <text:p>44536</text:p>
          </table:table-cell>
          <table:table-cell office:value-type="float" office:value="84264" table:style-name="ce3">
            <text:p>84264</text:p>
          </table:table-cell>
          <table:table-cell office:value-type="float" office:value="84475" table:style-name="ce3">
            <text:p>84475</text:p>
          </table:table-cell>
          <table:table-cell office:value-type="float" office:value="211" table:formula="of:=ABS([.D834]-[.C834])" table:style-name="ce3">
            <text:p>211</text:p>
          </table:table-cell>
          <table:table-cell office:value-type="float" office:value="84264" table:formula="of:=IFERROR(COM.MICROSOFT.SINGLE(__xludf.dummyfunction(&quot;&quot;&quot;COMPUTED_VALUE&quot;&quot;&quot;));84264)" table:style-name="ce3">
            <text:p>84264</text:p>
          </table:table-cell>
          <table:table-cell office:value-type="float" office:value="0" table:formula="of:=COUNTIF([.D$2:.D1833];[.F834])*[.F83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894" table:style-name="ce2">
            <text:p>93894</text:p>
          </table:table-cell>
          <table:table-cell office:value-type="float" office:value="84475" table:style-name="ce2">
            <text:p>84475</text:p>
          </table:table-cell>
          <table:table-cell office:value-type="float" office:value="84348" table:style-name="ce3">
            <text:p>84348</text:p>
          </table:table-cell>
          <table:table-cell office:value-type="float" office:value="84475" table:style-name="ce3">
            <text:p>84475</text:p>
          </table:table-cell>
          <table:table-cell office:value-type="float" office:value="127" table:formula="of:=ABS([.D835]-[.C835])" table:style-name="ce3">
            <text:p>127</text:p>
          </table:table-cell>
          <table:table-cell office:value-type="float" office:value="84348" table:formula="of:=IFERROR(COM.MICROSOFT.SINGLE(__xludf.dummyfunction(&quot;&quot;&quot;COMPUTED_VALUE&quot;&quot;&quot;));84348)" table:style-name="ce3">
            <text:p>84348</text:p>
          </table:table-cell>
          <table:table-cell office:value-type="float" office:value="0" table:formula="of:=COUNTIF([.D$2:.D1834];[.F835])*[.F83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414" table:style-name="ce2">
            <text:p>91414</text:p>
          </table:table-cell>
          <table:table-cell office:value-type="float" office:value="15256" table:style-name="ce2">
            <text:p>15256</text:p>
          </table:table-cell>
          <table:table-cell office:value-type="float" office:value="84475" table:style-name="ce3">
            <text:p>84475</text:p>
          </table:table-cell>
          <table:table-cell office:value-type="float" office:value="84475" table:style-name="ce3">
            <text:p>84475</text:p>
          </table:table-cell>
          <table:table-cell office:value-type="float" office:value="0" table:formula="of:=ABS([.D836]-[.C836])" table:style-name="ce3">
            <text:p>0</text:p>
          </table:table-cell>
          <table:table-cell office:value-type="float" office:value="84475" table:formula="of:=IFERROR(COM.MICROSOFT.SINGLE(__xludf.dummyfunction(&quot;&quot;&quot;COMPUTED_VALUE&quot;&quot;&quot;));84475)" table:style-name="ce3">
            <text:p>84475</text:p>
          </table:table-cell>
          <table:table-cell office:value-type="float" office:value="1267125" table:formula="of:=COUNTIF([.D$2:.D1835];[.F836])*[.F836]" table:style-name="ce3">
            <text:p>1267125</text:p>
          </table:table-cell>
          <table:table-cell table:number-columns-repeated="16377"/>
        </table:table-row>
        <table:table-row table:style-name="ro1">
          <table:table-cell office:value-type="float" office:value="23884" table:style-name="ce2">
            <text:p>23884</text:p>
          </table:table-cell>
          <table:table-cell office:value-type="float" office:value="66296" table:style-name="ce2">
            <text:p>66296</text:p>
          </table:table-cell>
          <table:table-cell office:value-type="float" office:value="84569" table:style-name="ce3">
            <text:p>84569</text:p>
          </table:table-cell>
          <table:table-cell office:value-type="float" office:value="84475" table:style-name="ce3">
            <text:p>84475</text:p>
          </table:table-cell>
          <table:table-cell office:value-type="float" office:value="94" table:formula="of:=ABS([.D837]-[.C837])" table:style-name="ce3">
            <text:p>94</text:p>
          </table:table-cell>
          <table:table-cell office:value-type="float" office:value="84569" table:formula="of:=IFERROR(COM.MICROSOFT.SINGLE(__xludf.dummyfunction(&quot;&quot;&quot;COMPUTED_VALUE&quot;&quot;&quot;));84569)" table:style-name="ce3">
            <text:p>84569</text:p>
          </table:table-cell>
          <table:table-cell office:value-type="float" office:value="422845" table:formula="of:=COUNTIF([.D$2:.D1836];[.F837])*[.F837]" table:style-name="ce3">
            <text:p>422845</text:p>
          </table:table-cell>
          <table:table-cell table:number-columns-repeated="16377"/>
        </table:table-row>
        <table:table-row table:style-name="ro1">
          <table:table-cell office:value-type="float" office:value="57314" table:style-name="ce2">
            <text:p>57314</text:p>
          </table:table-cell>
          <table:table-cell office:value-type="float" office:value="28319" table:style-name="ce2">
            <text:p>28319</text:p>
          </table:table-cell>
          <table:table-cell office:value-type="float" office:value="84613" table:style-name="ce3">
            <text:p>84613</text:p>
          </table:table-cell>
          <table:table-cell office:value-type="float" office:value="84475" table:style-name="ce3">
            <text:p>84475</text:p>
          </table:table-cell>
          <table:table-cell office:value-type="float" office:value="138" table:formula="of:=ABS([.D838]-[.C838])" table:style-name="ce3">
            <text:p>138</text:p>
          </table:table-cell>
          <table:table-cell office:value-type="float" office:value="84613" table:formula="of:=IFERROR(COM.MICROSOFT.SINGLE(__xludf.dummyfunction(&quot;&quot;&quot;COMPUTED_VALUE&quot;&quot;&quot;));84613)" table:style-name="ce3">
            <text:p>84613</text:p>
          </table:table-cell>
          <table:table-cell office:value-type="float" office:value="0" table:formula="of:=COUNTIF([.D$2:.D1837];[.F838])*[.F83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6738" table:style-name="ce2">
            <text:p>66738</text:p>
          </table:table-cell>
          <table:table-cell office:value-type="float" office:value="90958" table:style-name="ce2">
            <text:p>90958</text:p>
          </table:table-cell>
          <table:table-cell office:value-type="float" office:value="84697" table:style-name="ce3">
            <text:p>84697</text:p>
          </table:table-cell>
          <table:table-cell office:value-type="float" office:value="84475" table:style-name="ce3">
            <text:p>84475</text:p>
          </table:table-cell>
          <table:table-cell office:value-type="float" office:value="222" table:formula="of:=ABS([.D839]-[.C839])" table:style-name="ce3">
            <text:p>222</text:p>
          </table:table-cell>
          <table:table-cell office:value-type="float" office:value="84697" table:formula="of:=IFERROR(COM.MICROSOFT.SINGLE(__xludf.dummyfunction(&quot;&quot;&quot;COMPUTED_VALUE&quot;&quot;&quot;));84697)" table:style-name="ce3">
            <text:p>84697</text:p>
          </table:table-cell>
          <table:table-cell office:value-type="float" office:value="0" table:formula="of:=COUNTIF([.D$2:.D1838];[.F839])*[.F83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2376" table:style-name="ce2">
            <text:p>72376</text:p>
          </table:table-cell>
          <table:table-cell office:value-type="float" office:value="78771" table:style-name="ce2">
            <text:p>78771</text:p>
          </table:table-cell>
          <table:table-cell office:value-type="float" office:value="84784" table:style-name="ce3">
            <text:p>84784</text:p>
          </table:table-cell>
          <table:table-cell office:value-type="float" office:value="84475" table:style-name="ce3">
            <text:p>84475</text:p>
          </table:table-cell>
          <table:table-cell office:value-type="float" office:value="309" table:formula="of:=ABS([.D840]-[.C840])" table:style-name="ce3">
            <text:p>309</text:p>
          </table:table-cell>
          <table:table-cell office:value-type="float" office:value="84784" table:formula="of:=IFERROR(COM.MICROSOFT.SINGLE(__xludf.dummyfunction(&quot;&quot;&quot;COMPUTED_VALUE&quot;&quot;&quot;));84784)" table:style-name="ce3">
            <text:p>84784</text:p>
          </table:table-cell>
          <table:table-cell office:value-type="float" office:value="0" table:formula="of:=COUNTIF([.D$2:.D1839];[.F840])*[.F84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616" table:style-name="ce2">
            <text:p>59616</text:p>
          </table:table-cell>
          <table:table-cell office:value-type="float" office:value="21810" table:style-name="ce2">
            <text:p>21810</text:p>
          </table:table-cell>
          <table:table-cell office:value-type="float" office:value="84820" table:style-name="ce3">
            <text:p>84820</text:p>
          </table:table-cell>
          <table:table-cell office:value-type="float" office:value="84475" table:style-name="ce3">
            <text:p>84475</text:p>
          </table:table-cell>
          <table:table-cell office:value-type="float" office:value="345" table:formula="of:=ABS([.D841]-[.C841])" table:style-name="ce3">
            <text:p>345</text:p>
          </table:table-cell>
          <table:table-cell office:value-type="float" office:value="84820" table:formula="of:=IFERROR(COM.MICROSOFT.SINGLE(__xludf.dummyfunction(&quot;&quot;&quot;COMPUTED_VALUE&quot;&quot;&quot;));84820)" table:style-name="ce3">
            <text:p>84820</text:p>
          </table:table-cell>
          <table:table-cell office:value-type="float" office:value="0" table:formula="of:=COUNTIF([.D$2:.D1840];[.F841])*[.F84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9956" table:style-name="ce2">
            <text:p>99956</text:p>
          </table:table-cell>
          <table:table-cell office:value-type="float" office:value="40120" table:style-name="ce2">
            <text:p>40120</text:p>
          </table:table-cell>
          <table:table-cell office:value-type="float" office:value="84872" table:style-name="ce3">
            <text:p>84872</text:p>
          </table:table-cell>
          <table:table-cell office:value-type="float" office:value="84475" table:style-name="ce3">
            <text:p>84475</text:p>
          </table:table-cell>
          <table:table-cell office:value-type="float" office:value="397" table:formula="of:=ABS([.D842]-[.C842])" table:style-name="ce3">
            <text:p>397</text:p>
          </table:table-cell>
          <table:table-cell office:value-type="float" office:value="84872" table:formula="of:=IFERROR(COM.MICROSOFT.SINGLE(__xludf.dummyfunction(&quot;&quot;&quot;COMPUTED_VALUE&quot;&quot;&quot;));84872)" table:style-name="ce3">
            <text:p>84872</text:p>
          </table:table-cell>
          <table:table-cell office:value-type="float" office:value="0" table:formula="of:=COUNTIF([.D$2:.D1841];[.F842])*[.F84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926" table:style-name="ce2">
            <text:p>63926</text:p>
          </table:table-cell>
          <table:table-cell office:value-type="float" office:value="51298" table:style-name="ce2">
            <text:p>51298</text:p>
          </table:table-cell>
          <table:table-cell office:value-type="float" office:value="84961" table:style-name="ce3">
            <text:p>84961</text:p>
          </table:table-cell>
          <table:table-cell office:value-type="float" office:value="84475" table:style-name="ce3">
            <text:p>84475</text:p>
          </table:table-cell>
          <table:table-cell office:value-type="float" office:value="486" table:formula="of:=ABS([.D843]-[.C843])" table:style-name="ce3">
            <text:p>486</text:p>
          </table:table-cell>
          <table:table-cell office:value-type="float" office:value="84961" table:formula="of:=IFERROR(COM.MICROSOFT.SINGLE(__xludf.dummyfunction(&quot;&quot;&quot;COMPUTED_VALUE&quot;&quot;&quot;));84961)" table:style-name="ce3">
            <text:p>84961</text:p>
          </table:table-cell>
          <table:table-cell office:value-type="float" office:value="0" table:formula="of:=COUNTIF([.D$2:.D1842];[.F843])*[.F84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3573" table:style-name="ce2">
            <text:p>53573</text:p>
          </table:table-cell>
          <table:table-cell office:value-type="float" office:value="25383" table:style-name="ce2">
            <text:p>25383</text:p>
          </table:table-cell>
          <table:table-cell office:value-type="float" office:value="85150" table:style-name="ce3">
            <text:p>85150</text:p>
          </table:table-cell>
          <table:table-cell office:value-type="float" office:value="84475" table:style-name="ce3">
            <text:p>84475</text:p>
          </table:table-cell>
          <table:table-cell office:value-type="float" office:value="675" table:formula="of:=ABS([.D844]-[.C844])" table:style-name="ce3">
            <text:p>675</text:p>
          </table:table-cell>
          <table:table-cell office:value-type="float" office:value="85150" table:formula="of:=IFERROR(COM.MICROSOFT.SINGLE(__xludf.dummyfunction(&quot;&quot;&quot;COMPUTED_VALUE&quot;&quot;&quot;));85150)" table:style-name="ce3">
            <text:p>85150</text:p>
          </table:table-cell>
          <table:table-cell office:value-type="float" office:value="0" table:formula="of:=COUNTIF([.D$2:.D1843];[.F844])*[.F84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851" table:style-name="ce2">
            <text:p>83851</text:p>
          </table:table-cell>
          <table:table-cell office:value-type="float" office:value="13307" table:style-name="ce2">
            <text:p>13307</text:p>
          </table:table-cell>
          <table:table-cell office:value-type="float" office:value="85165" table:style-name="ce3">
            <text:p>85165</text:p>
          </table:table-cell>
          <table:table-cell office:value-type="float" office:value="84487" table:style-name="ce3">
            <text:p>84487</text:p>
          </table:table-cell>
          <table:table-cell office:value-type="float" office:value="678" table:formula="of:=ABS([.D845]-[.C845])" table:style-name="ce3">
            <text:p>678</text:p>
          </table:table-cell>
          <table:table-cell office:value-type="float" office:value="85165" table:formula="of:=IFERROR(COM.MICROSOFT.SINGLE(__xludf.dummyfunction(&quot;&quot;&quot;COMPUTED_VALUE&quot;&quot;&quot;));85165)" table:style-name="ce3">
            <text:p>85165</text:p>
          </table:table-cell>
          <table:table-cell office:value-type="float" office:value="0" table:formula="of:=COUNTIF([.D$2:.D1844];[.F845])*[.F84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052" table:style-name="ce2">
            <text:p>62052</text:p>
          </table:table-cell>
          <table:table-cell office:value-type="float" office:value="37219" table:style-name="ce2">
            <text:p>37219</text:p>
          </table:table-cell>
          <table:table-cell office:value-type="float" office:value="85166" table:style-name="ce3">
            <text:p>85166</text:p>
          </table:table-cell>
          <table:table-cell office:value-type="float" office:value="84569" table:style-name="ce3">
            <text:p>84569</text:p>
          </table:table-cell>
          <table:table-cell office:value-type="float" office:value="597" table:formula="of:=ABS([.D846]-[.C846])" table:style-name="ce3">
            <text:p>597</text:p>
          </table:table-cell>
          <table:table-cell office:value-type="float" office:value="85166" table:formula="of:=IFERROR(COM.MICROSOFT.SINGLE(__xludf.dummyfunction(&quot;&quot;&quot;COMPUTED_VALUE&quot;&quot;&quot;));85166)" table:style-name="ce3">
            <text:p>85166</text:p>
          </table:table-cell>
          <table:table-cell office:value-type="float" office:value="255498" table:formula="of:=COUNTIF([.D$2:.D1845];[.F846])*[.F846]" table:style-name="ce3">
            <text:p>255498</text:p>
          </table:table-cell>
          <table:table-cell table:number-columns-repeated="16377"/>
        </table:table-row>
        <table:table-row table:style-name="ro1">
          <table:table-cell office:value-type="float" office:value="18954" table:style-name="ce2">
            <text:p>18954</text:p>
          </table:table-cell>
          <table:table-cell office:value-type="float" office:value="54500" table:style-name="ce2">
            <text:p>54500</text:p>
          </table:table-cell>
          <table:table-cell office:value-type="float" office:value="85277" table:style-name="ce3">
            <text:p>85277</text:p>
          </table:table-cell>
          <table:table-cell office:value-type="float" office:value="84569" table:style-name="ce3">
            <text:p>84569</text:p>
          </table:table-cell>
          <table:table-cell office:value-type="float" office:value="708" table:formula="of:=ABS([.D847]-[.C847])" table:style-name="ce3">
            <text:p>708</text:p>
          </table:table-cell>
          <table:table-cell office:value-type="float" office:value="85277" table:formula="of:=IFERROR(COM.MICROSOFT.SINGLE(__xludf.dummyfunction(&quot;&quot;&quot;COMPUTED_VALUE&quot;&quot;&quot;));85277)" table:style-name="ce3">
            <text:p>85277</text:p>
          </table:table-cell>
          <table:table-cell office:value-type="float" office:value="0" table:formula="of:=COUNTIF([.D$2:.D1846];[.F847])*[.F84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984" table:style-name="ce2">
            <text:p>19984</text:p>
          </table:table-cell>
          <table:table-cell office:value-type="float" office:value="67636" table:style-name="ce2">
            <text:p>67636</text:p>
          </table:table-cell>
          <table:table-cell office:value-type="float" office:value="85282" table:style-name="ce3">
            <text:p>85282</text:p>
          </table:table-cell>
          <table:table-cell office:value-type="float" office:value="84569" table:style-name="ce3">
            <text:p>84569</text:p>
          </table:table-cell>
          <table:table-cell office:value-type="float" office:value="713" table:formula="of:=ABS([.D848]-[.C848])" table:style-name="ce3">
            <text:p>713</text:p>
          </table:table-cell>
          <table:table-cell office:value-type="float" office:value="85282" table:formula="of:=IFERROR(COM.MICROSOFT.SINGLE(__xludf.dummyfunction(&quot;&quot;&quot;COMPUTED_VALUE&quot;&quot;&quot;));85282)" table:style-name="ce3">
            <text:p>85282</text:p>
          </table:table-cell>
          <table:table-cell office:value-type="float" office:value="0" table:formula="of:=COUNTIF([.D$2:.D1847];[.F848])*[.F84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119" table:style-name="ce2">
            <text:p>60119</text:p>
          </table:table-cell>
          <table:table-cell office:value-type="float" office:value="33810" table:style-name="ce2">
            <text:p>33810</text:p>
          </table:table-cell>
          <table:table-cell office:value-type="float" office:value="85409" table:style-name="ce3">
            <text:p>85409</text:p>
          </table:table-cell>
          <table:table-cell office:value-type="float" office:value="84569" table:style-name="ce3">
            <text:p>84569</text:p>
          </table:table-cell>
          <table:table-cell office:value-type="float" office:value="840" table:formula="of:=ABS([.D849]-[.C849])" table:style-name="ce3">
            <text:p>840</text:p>
          </table:table-cell>
          <table:table-cell office:value-type="float" office:value="85409" table:formula="of:=IFERROR(COM.MICROSOFT.SINGLE(__xludf.dummyfunction(&quot;&quot;&quot;COMPUTED_VALUE&quot;&quot;&quot;));85409)" table:style-name="ce3">
            <text:p>85409</text:p>
          </table:table-cell>
          <table:table-cell office:value-type="float" office:value="0" table:formula="of:=COUNTIF([.D$2:.D1848];[.F849])*[.F84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147" table:style-name="ce2">
            <text:p>12147</text:p>
          </table:table-cell>
          <table:table-cell office:value-type="float" office:value="20266" table:style-name="ce2">
            <text:p>20266</text:p>
          </table:table-cell>
          <table:table-cell office:value-type="float" office:value="85520" table:style-name="ce3">
            <text:p>85520</text:p>
          </table:table-cell>
          <table:table-cell office:value-type="float" office:value="84569" table:style-name="ce3">
            <text:p>84569</text:p>
          </table:table-cell>
          <table:table-cell office:value-type="float" office:value="951" table:formula="of:=ABS([.D850]-[.C850])" table:style-name="ce3">
            <text:p>951</text:p>
          </table:table-cell>
          <table:table-cell office:value-type="float" office:value="85520" table:formula="of:=IFERROR(COM.MICROSOFT.SINGLE(__xludf.dummyfunction(&quot;&quot;&quot;COMPUTED_VALUE&quot;&quot;&quot;));85520)" table:style-name="ce3">
            <text:p>85520</text:p>
          </table:table-cell>
          <table:table-cell office:value-type="float" office:value="0" table:formula="of:=COUNTIF([.D$2:.D1849];[.F850])*[.F85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871" table:style-name="ce2">
            <text:p>31871</text:p>
          </table:table-cell>
          <table:table-cell office:value-type="float" office:value="79253" table:style-name="ce2">
            <text:p>79253</text:p>
          </table:table-cell>
          <table:table-cell office:value-type="float" office:value="85531" table:style-name="ce3">
            <text:p>85531</text:p>
          </table:table-cell>
          <table:table-cell office:value-type="float" office:value="84865" table:style-name="ce3">
            <text:p>84865</text:p>
          </table:table-cell>
          <table:table-cell office:value-type="float" office:value="666" table:formula="of:=ABS([.D851]-[.C851])" table:style-name="ce3">
            <text:p>666</text:p>
          </table:table-cell>
          <table:table-cell office:value-type="float" office:value="85531" table:formula="of:=IFERROR(COM.MICROSOFT.SINGLE(__xludf.dummyfunction(&quot;&quot;&quot;COMPUTED_VALUE&quot;&quot;&quot;));85531)" table:style-name="ce3">
            <text:p>85531</text:p>
          </table:table-cell>
          <table:table-cell office:value-type="float" office:value="0" table:formula="of:=COUNTIF([.D$2:.D1850];[.F851])*[.F85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040" table:style-name="ce2">
            <text:p>55040</text:p>
          </table:table-cell>
          <table:table-cell office:value-type="float" office:value="90217" table:style-name="ce2">
            <text:p>90217</text:p>
          </table:table-cell>
          <table:table-cell office:value-type="float" office:value="85724" table:style-name="ce3">
            <text:p>85724</text:p>
          </table:table-cell>
          <table:table-cell office:value-type="float" office:value="85143" table:style-name="ce3">
            <text:p>85143</text:p>
          </table:table-cell>
          <table:table-cell office:value-type="float" office:value="581" table:formula="of:=ABS([.D852]-[.C852])" table:style-name="ce3">
            <text:p>581</text:p>
          </table:table-cell>
          <table:table-cell office:value-type="float" office:value="85724" table:formula="of:=IFERROR(COM.MICROSOFT.SINGLE(__xludf.dummyfunction(&quot;&quot;&quot;COMPUTED_VALUE&quot;&quot;&quot;));85724)" table:style-name="ce3">
            <text:p>85724</text:p>
          </table:table-cell>
          <table:table-cell office:value-type="float" office:value="0" table:formula="of:=COUNTIF([.D$2:.D1851];[.F852])*[.F85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3706" table:style-name="ce2">
            <text:p>23706</text:p>
          </table:table-cell>
          <table:table-cell office:value-type="float" office:value="83367" table:style-name="ce2">
            <text:p>83367</text:p>
          </table:table-cell>
          <table:table-cell office:value-type="float" office:value="85819" table:style-name="ce3">
            <text:p>85819</text:p>
          </table:table-cell>
          <table:table-cell office:value-type="float" office:value="85166" table:style-name="ce3">
            <text:p>85166</text:p>
          </table:table-cell>
          <table:table-cell office:value-type="float" office:value="653" table:formula="of:=ABS([.D853]-[.C853])" table:style-name="ce3">
            <text:p>653</text:p>
          </table:table-cell>
          <table:table-cell office:value-type="float" office:value="85819" table:formula="of:=IFERROR(COM.MICROSOFT.SINGLE(__xludf.dummyfunction(&quot;&quot;&quot;COMPUTED_VALUE&quot;&quot;&quot;));85819)" table:style-name="ce3">
            <text:p>85819</text:p>
          </table:table-cell>
          <table:table-cell office:value-type="float" office:value="0" table:formula="of:=COUNTIF([.D$2:.D1852];[.F853])*[.F85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851" table:style-name="ce2">
            <text:p>17851</text:p>
          </table:table-cell>
          <table:table-cell office:value-type="float" office:value="83851" table:style-name="ce2">
            <text:p>83851</text:p>
          </table:table-cell>
          <table:table-cell office:value-type="float" office:value="85899" table:style-name="ce3">
            <text:p>85899</text:p>
          </table:table-cell>
          <table:table-cell office:value-type="float" office:value="85166" table:style-name="ce3">
            <text:p>85166</text:p>
          </table:table-cell>
          <table:table-cell office:value-type="float" office:value="733" table:formula="of:=ABS([.D854]-[.C854])" table:style-name="ce3">
            <text:p>733</text:p>
          </table:table-cell>
          <table:table-cell office:value-type="float" office:value="85899" table:formula="of:=IFERROR(COM.MICROSOFT.SINGLE(__xludf.dummyfunction(&quot;&quot;&quot;COMPUTED_VALUE&quot;&quot;&quot;));85899)" table:style-name="ce3">
            <text:p>85899</text:p>
          </table:table-cell>
          <table:table-cell office:value-type="float" office:value="0" table:formula="of:=COUNTIF([.D$2:.D1853];[.F854])*[.F85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5520" table:style-name="ce2">
            <text:p>85520</text:p>
          </table:table-cell>
          <table:table-cell office:value-type="float" office:value="83297" table:style-name="ce2">
            <text:p>83297</text:p>
          </table:table-cell>
          <table:table-cell office:value-type="float" office:value="85907" table:style-name="ce3">
            <text:p>85907</text:p>
          </table:table-cell>
          <table:table-cell office:value-type="float" office:value="85166" table:style-name="ce3">
            <text:p>85166</text:p>
          </table:table-cell>
          <table:table-cell office:value-type="float" office:value="741" table:formula="of:=ABS([.D855]-[.C855])" table:style-name="ce3">
            <text:p>741</text:p>
          </table:table-cell>
          <table:table-cell office:value-type="float" office:value="85907" table:formula="of:=IFERROR(COM.MICROSOFT.SINGLE(__xludf.dummyfunction(&quot;&quot;&quot;COMPUTED_VALUE&quot;&quot;&quot;));85907)" table:style-name="ce3">
            <text:p>85907</text:p>
          </table:table-cell>
          <table:table-cell office:value-type="float" office:value="0" table:formula="of:=COUNTIF([.D$2:.D1854];[.F855])*[.F85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8471" table:style-name="ce2">
            <text:p>38471</text:p>
          </table:table-cell>
          <table:table-cell office:value-type="float" office:value="40983" table:style-name="ce2">
            <text:p>40983</text:p>
          </table:table-cell>
          <table:table-cell office:value-type="float" office:value="85910" table:style-name="ce3">
            <text:p>85910</text:p>
          </table:table-cell>
          <table:table-cell office:value-type="float" office:value="85270" table:style-name="ce3">
            <text:p>85270</text:p>
          </table:table-cell>
          <table:table-cell office:value-type="float" office:value="640" table:formula="of:=ABS([.D856]-[.C856])" table:style-name="ce3">
            <text:p>640</text:p>
          </table:table-cell>
          <table:table-cell office:value-type="float" office:value="85910" table:formula="of:=IFERROR(COM.MICROSOFT.SINGLE(__xludf.dummyfunction(&quot;&quot;&quot;COMPUTED_VALUE&quot;&quot;&quot;));85910)" table:style-name="ce3">
            <text:p>85910</text:p>
          </table:table-cell>
          <table:table-cell office:value-type="float" office:value="0" table:formula="of:=COUNTIF([.D$2:.D1855];[.F856])*[.F85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4357" table:style-name="ce2">
            <text:p>64357</text:p>
          </table:table-cell>
          <table:table-cell office:value-type="float" office:value="94963" table:style-name="ce2">
            <text:p>94963</text:p>
          </table:table-cell>
          <table:table-cell office:value-type="float" office:value="86039" table:style-name="ce3">
            <text:p>86039</text:p>
          </table:table-cell>
          <table:table-cell office:value-type="float" office:value="85353" table:style-name="ce3">
            <text:p>85353</text:p>
          </table:table-cell>
          <table:table-cell office:value-type="float" office:value="686" table:formula="of:=ABS([.D857]-[.C857])" table:style-name="ce3">
            <text:p>686</text:p>
          </table:table-cell>
          <table:table-cell office:value-type="float" office:value="86039" table:formula="of:=IFERROR(COM.MICROSOFT.SINGLE(__xludf.dummyfunction(&quot;&quot;&quot;COMPUTED_VALUE&quot;&quot;&quot;));86039)" table:style-name="ce3">
            <text:p>86039</text:p>
          </table:table-cell>
          <table:table-cell office:value-type="float" office:value="0" table:formula="of:=COUNTIF([.D$2:.D1856];[.F857])*[.F85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2719" table:style-name="ce2">
            <text:p>82719</text:p>
          </table:table-cell>
          <table:table-cell office:value-type="float" office:value="28371" table:style-name="ce2">
            <text:p>28371</text:p>
          </table:table-cell>
          <table:table-cell office:value-type="float" office:value="86065" table:style-name="ce3">
            <text:p>86065</text:p>
          </table:table-cell>
          <table:table-cell office:value-type="float" office:value="85447" table:style-name="ce3">
            <text:p>85447</text:p>
          </table:table-cell>
          <table:table-cell office:value-type="float" office:value="618" table:formula="of:=ABS([.D858]-[.C858])" table:style-name="ce3">
            <text:p>618</text:p>
          </table:table-cell>
          <table:table-cell office:value-type="float" office:value="86065" table:formula="of:=IFERROR(COM.MICROSOFT.SINGLE(__xludf.dummyfunction(&quot;&quot;&quot;COMPUTED_VALUE&quot;&quot;&quot;));86065)" table:style-name="ce3">
            <text:p>86065</text:p>
          </table:table-cell>
          <table:table-cell office:value-type="float" office:value="0" table:formula="of:=COUNTIF([.D$2:.D1857];[.F858])*[.F85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216" table:style-name="ce2">
            <text:p>55216</text:p>
          </table:table-cell>
          <table:table-cell office:value-type="float" office:value="56394" table:style-name="ce2">
            <text:p>56394</text:p>
          </table:table-cell>
          <table:table-cell office:value-type="float" office:value="86272" table:style-name="ce3">
            <text:p>86272</text:p>
          </table:table-cell>
          <table:table-cell office:value-type="float" office:value="85448" table:style-name="ce3">
            <text:p>85448</text:p>
          </table:table-cell>
          <table:table-cell office:value-type="float" office:value="824" table:formula="of:=ABS([.D859]-[.C859])" table:style-name="ce3">
            <text:p>824</text:p>
          </table:table-cell>
          <table:table-cell office:value-type="float" office:value="86272" table:formula="of:=IFERROR(COM.MICROSOFT.SINGLE(__xludf.dummyfunction(&quot;&quot;&quot;COMPUTED_VALUE&quot;&quot;&quot;));86272)" table:style-name="ce3">
            <text:p>86272</text:p>
          </table:table-cell>
          <table:table-cell office:value-type="float" office:value="0" table:formula="of:=COUNTIF([.D$2:.D1858];[.F859])*[.F85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8567" table:style-name="ce2">
            <text:p>98567</text:p>
          </table:table-cell>
          <table:table-cell office:value-type="float" office:value="47834" table:style-name="ce2">
            <text:p>47834</text:p>
          </table:table-cell>
          <table:table-cell office:value-type="float" office:value="86368" table:style-name="ce3">
            <text:p>86368</text:p>
          </table:table-cell>
          <table:table-cell office:value-type="float" office:value="85451" table:style-name="ce3">
            <text:p>85451</text:p>
          </table:table-cell>
          <table:table-cell office:value-type="float" office:value="917" table:formula="of:=ABS([.D860]-[.C860])" table:style-name="ce3">
            <text:p>917</text:p>
          </table:table-cell>
          <table:table-cell office:value-type="float" office:value="86368" table:formula="of:=IFERROR(COM.MICROSOFT.SINGLE(__xludf.dummyfunction(&quot;&quot;&quot;COMPUTED_VALUE&quot;&quot;&quot;));86368)" table:style-name="ce3">
            <text:p>86368</text:p>
          </table:table-cell>
          <table:table-cell office:value-type="float" office:value="0" table:formula="of:=COUNTIF([.D$2:.D1859];[.F860])*[.F86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8865" table:style-name="ce2">
            <text:p>58865</text:p>
          </table:table-cell>
          <table:table-cell office:value-type="float" office:value="50989" table:style-name="ce2">
            <text:p>50989</text:p>
          </table:table-cell>
          <table:table-cell office:value-type="float" office:value="86410" table:style-name="ce3">
            <text:p>86410</text:p>
          </table:table-cell>
          <table:table-cell office:value-type="float" office:value="85547" table:style-name="ce3">
            <text:p>85547</text:p>
          </table:table-cell>
          <table:table-cell office:value-type="float" office:value="863" table:formula="of:=ABS([.D861]-[.C861])" table:style-name="ce3">
            <text:p>863</text:p>
          </table:table-cell>
          <table:table-cell office:value-type="float" office:value="86410" table:formula="of:=IFERROR(COM.MICROSOFT.SINGLE(__xludf.dummyfunction(&quot;&quot;&quot;COMPUTED_VALUE&quot;&quot;&quot;));86410)" table:style-name="ce3">
            <text:p>86410</text:p>
          </table:table-cell>
          <table:table-cell office:value-type="float" office:value="0" table:formula="of:=COUNTIF([.D$2:.D1860];[.F861])*[.F86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4116" table:style-name="ce2">
            <text:p>84116</text:p>
          </table:table-cell>
          <table:table-cell office:value-type="float" office:value="10207" table:style-name="ce2">
            <text:p>10207</text:p>
          </table:table-cell>
          <table:table-cell office:value-type="float" office:value="86629" table:style-name="ce3">
            <text:p>86629</text:p>
          </table:table-cell>
          <table:table-cell office:value-type="float" office:value="85856" table:style-name="ce3">
            <text:p>85856</text:p>
          </table:table-cell>
          <table:table-cell office:value-type="float" office:value="773" table:formula="of:=ABS([.D862]-[.C862])" table:style-name="ce3">
            <text:p>773</text:p>
          </table:table-cell>
          <table:table-cell office:value-type="float" office:value="86629" table:formula="of:=IFERROR(COM.MICROSOFT.SINGLE(__xludf.dummyfunction(&quot;&quot;&quot;COMPUTED_VALUE&quot;&quot;&quot;));86629)" table:style-name="ce3">
            <text:p>86629</text:p>
          </table:table-cell>
          <table:table-cell office:value-type="float" office:value="0" table:formula="of:=COUNTIF([.D$2:.D1861];[.F862])*[.F86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278" table:style-name="ce2">
            <text:p>94278</text:p>
          </table:table-cell>
          <table:table-cell office:value-type="float" office:value="12968" table:style-name="ce2">
            <text:p>12968</text:p>
          </table:table-cell>
          <table:table-cell office:value-type="float" office:value="86653" table:style-name="ce3">
            <text:p>86653</text:p>
          </table:table-cell>
          <table:table-cell office:value-type="float" office:value="85865" table:style-name="ce3">
            <text:p>85865</text:p>
          </table:table-cell>
          <table:table-cell office:value-type="float" office:value="788" table:formula="of:=ABS([.D863]-[.C863])" table:style-name="ce3">
            <text:p>788</text:p>
          </table:table-cell>
          <table:table-cell office:value-type="float" office:value="86653" table:formula="of:=IFERROR(COM.MICROSOFT.SINGLE(__xludf.dummyfunction(&quot;&quot;&quot;COMPUTED_VALUE&quot;&quot;&quot;));86653)" table:style-name="ce3">
            <text:p>86653</text:p>
          </table:table-cell>
          <table:table-cell office:value-type="float" office:value="0" table:formula="of:=COUNTIF([.D$2:.D1862];[.F863])*[.F86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912" table:style-name="ce2">
            <text:p>31912</text:p>
          </table:table-cell>
          <table:table-cell office:value-type="float" office:value="32099" table:style-name="ce2">
            <text:p>32099</text:p>
          </table:table-cell>
          <table:table-cell office:value-type="float" office:value="86695" table:style-name="ce3">
            <text:p>86695</text:p>
          </table:table-cell>
          <table:table-cell office:value-type="float" office:value="85887" table:style-name="ce3">
            <text:p>85887</text:p>
          </table:table-cell>
          <table:table-cell office:value-type="float" office:value="808" table:formula="of:=ABS([.D864]-[.C864])" table:style-name="ce3">
            <text:p>808</text:p>
          </table:table-cell>
          <table:table-cell office:value-type="float" office:value="86695" table:formula="of:=IFERROR(COM.MICROSOFT.SINGLE(__xludf.dummyfunction(&quot;&quot;&quot;COMPUTED_VALUE&quot;&quot;&quot;));86695)" table:style-name="ce3">
            <text:p>86695</text:p>
          </table:table-cell>
          <table:table-cell office:value-type="float" office:value="0" table:formula="of:=COUNTIF([.D$2:.D1863];[.F864])*[.F86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886" table:style-name="ce2">
            <text:p>14886</text:p>
          </table:table-cell>
          <table:table-cell office:value-type="float" office:value="44568" table:style-name="ce2">
            <text:p>44568</text:p>
          </table:table-cell>
          <table:table-cell office:value-type="float" office:value="86706" table:style-name="ce3">
            <text:p>86706</text:p>
          </table:table-cell>
          <table:table-cell office:value-type="float" office:value="85894" table:style-name="ce3">
            <text:p>85894</text:p>
          </table:table-cell>
          <table:table-cell office:value-type="float" office:value="812" table:formula="of:=ABS([.D865]-[.C865])" table:style-name="ce3">
            <text:p>812</text:p>
          </table:table-cell>
          <table:table-cell office:value-type="float" office:value="86706" table:formula="of:=IFERROR(COM.MICROSOFT.SINGLE(__xludf.dummyfunction(&quot;&quot;&quot;COMPUTED_VALUE&quot;&quot;&quot;));86706)" table:style-name="ce3">
            <text:p>86706</text:p>
          </table:table-cell>
          <table:table-cell office:value-type="float" office:value="0" table:formula="of:=COUNTIF([.D$2:.D1864];[.F865])*[.F86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820" table:style-name="ce2">
            <text:p>75820</text:p>
          </table:table-cell>
          <table:table-cell office:value-type="float" office:value="60692" table:style-name="ce2">
            <text:p>60692</text:p>
          </table:table-cell>
          <table:table-cell office:value-type="float" office:value="86849" table:style-name="ce3">
            <text:p>86849</text:p>
          </table:table-cell>
          <table:table-cell office:value-type="float" office:value="85952" table:style-name="ce3">
            <text:p>85952</text:p>
          </table:table-cell>
          <table:table-cell office:value-type="float" office:value="897" table:formula="of:=ABS([.D866]-[.C866])" table:style-name="ce3">
            <text:p>897</text:p>
          </table:table-cell>
          <table:table-cell office:value-type="float" office:value="86849" table:formula="of:=IFERROR(COM.MICROSOFT.SINGLE(__xludf.dummyfunction(&quot;&quot;&quot;COMPUTED_VALUE&quot;&quot;&quot;));86849)" table:style-name="ce3">
            <text:p>86849</text:p>
          </table:table-cell>
          <table:table-cell office:value-type="float" office:value="0" table:formula="of:=COUNTIF([.D$2:.D1865];[.F866])*[.F86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7985" table:style-name="ce2">
            <text:p>37985</text:p>
          </table:table-cell>
          <table:table-cell office:value-type="float" office:value="49205" table:style-name="ce2">
            <text:p>49205</text:p>
          </table:table-cell>
          <table:table-cell office:value-type="float" office:value="86924" table:style-name="ce3">
            <text:p>86924</text:p>
          </table:table-cell>
          <table:table-cell office:value-type="float" office:value="86774" table:style-name="ce3">
            <text:p>86774</text:p>
          </table:table-cell>
          <table:table-cell office:value-type="float" office:value="150" table:formula="of:=ABS([.D867]-[.C867])" table:style-name="ce3">
            <text:p>150</text:p>
          </table:table-cell>
          <table:table-cell office:value-type="float" office:value="86924" table:formula="of:=IFERROR(COM.MICROSOFT.SINGLE(__xludf.dummyfunction(&quot;&quot;&quot;COMPUTED_VALUE&quot;&quot;&quot;));86924)" table:style-name="ce3">
            <text:p>86924</text:p>
          </table:table-cell>
          <table:table-cell office:value-type="float" office:value="0" table:formula="of:=COUNTIF([.D$2:.D1866];[.F867])*[.F86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6024" table:style-name="ce2">
            <text:p>66024</text:p>
          </table:table-cell>
          <table:table-cell office:value-type="float" office:value="31579" table:style-name="ce2">
            <text:p>31579</text:p>
          </table:table-cell>
          <table:table-cell office:value-type="float" office:value="86953" table:style-name="ce3">
            <text:p>86953</text:p>
          </table:table-cell>
          <table:table-cell office:value-type="float" office:value="86802" table:style-name="ce3">
            <text:p>86802</text:p>
          </table:table-cell>
          <table:table-cell office:value-type="float" office:value="151" table:formula="of:=ABS([.D868]-[.C868])" table:style-name="ce3">
            <text:p>151</text:p>
          </table:table-cell>
          <table:table-cell office:value-type="float" office:value="86953" table:formula="of:=IFERROR(COM.MICROSOFT.SINGLE(__xludf.dummyfunction(&quot;&quot;&quot;COMPUTED_VALUE&quot;&quot;&quot;));86953)" table:style-name="ce3">
            <text:p>86953</text:p>
          </table:table-cell>
          <table:table-cell office:value-type="float" office:value="0" table:formula="of:=COUNTIF([.D$2:.D1867];[.F868])*[.F86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0690" table:style-name="ce2">
            <text:p>40690</text:p>
          </table:table-cell>
          <table:table-cell office:value-type="float" office:value="72376" table:style-name="ce2">
            <text:p>72376</text:p>
          </table:table-cell>
          <table:table-cell office:value-type="float" office:value="87307" table:style-name="ce3">
            <text:p>87307</text:p>
          </table:table-cell>
          <table:table-cell office:value-type="float" office:value="86985" table:style-name="ce3">
            <text:p>86985</text:p>
          </table:table-cell>
          <table:table-cell office:value-type="float" office:value="322" table:formula="of:=ABS([.D869]-[.C869])" table:style-name="ce3">
            <text:p>322</text:p>
          </table:table-cell>
          <table:table-cell office:value-type="float" office:value="87307" table:formula="of:=IFERROR(COM.MICROSOFT.SINGLE(__xludf.dummyfunction(&quot;&quot;&quot;COMPUTED_VALUE&quot;&quot;&quot;));87307)" table:style-name="ce3">
            <text:p>87307</text:p>
          </table:table-cell>
          <table:table-cell office:value-type="float" office:value="0" table:formula="of:=COUNTIF([.D$2:.D1868];[.F869])*[.F86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296" table:style-name="ce2">
            <text:p>97296</text:p>
          </table:table-cell>
          <table:table-cell office:value-type="float" office:value="84475" table:style-name="ce2">
            <text:p>84475</text:p>
          </table:table-cell>
          <table:table-cell office:value-type="float" office:value="87325" table:style-name="ce3">
            <text:p>87325</text:p>
          </table:table-cell>
          <table:table-cell office:value-type="float" office:value="87032" table:style-name="ce3">
            <text:p>87032</text:p>
          </table:table-cell>
          <table:table-cell office:value-type="float" office:value="293" table:formula="of:=ABS([.D870]-[.C870])" table:style-name="ce3">
            <text:p>293</text:p>
          </table:table-cell>
          <table:table-cell office:value-type="float" office:value="87325" table:formula="of:=IFERROR(COM.MICROSOFT.SINGLE(__xludf.dummyfunction(&quot;&quot;&quot;COMPUTED_VALUE&quot;&quot;&quot;));87325)" table:style-name="ce3">
            <text:p>87325</text:p>
          </table:table-cell>
          <table:table-cell office:value-type="float" office:value="0" table:formula="of:=COUNTIF([.D$2:.D1869];[.F870])*[.F87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6537" table:style-name="ce2">
            <text:p>26537</text:p>
          </table:table-cell>
          <table:table-cell office:value-type="float" office:value="64899" table:style-name="ce2">
            <text:p>64899</text:p>
          </table:table-cell>
          <table:table-cell office:value-type="float" office:value="87380" table:style-name="ce3">
            <text:p>87380</text:p>
          </table:table-cell>
          <table:table-cell office:value-type="float" office:value="87132" table:style-name="ce3">
            <text:p>87132</text:p>
          </table:table-cell>
          <table:table-cell office:value-type="float" office:value="248" table:formula="of:=ABS([.D871]-[.C871])" table:style-name="ce3">
            <text:p>248</text:p>
          </table:table-cell>
          <table:table-cell office:value-type="float" office:value="87380" table:formula="of:=IFERROR(COM.MICROSOFT.SINGLE(__xludf.dummyfunction(&quot;&quot;&quot;COMPUTED_VALUE&quot;&quot;&quot;));87380)" table:style-name="ce3">
            <text:p>87380</text:p>
          </table:table-cell>
          <table:table-cell office:value-type="float" office:value="0" table:formula="of:=COUNTIF([.D$2:.D1870];[.F871])*[.F87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3676" table:style-name="ce2">
            <text:p>23676</text:p>
          </table:table-cell>
          <table:table-cell office:value-type="float" office:value="72995" table:style-name="ce2">
            <text:p>72995</text:p>
          </table:table-cell>
          <table:table-cell office:value-type="float" office:value="87383" table:style-name="ce3">
            <text:p>87383</text:p>
          </table:table-cell>
          <table:table-cell office:value-type="float" office:value="87401" table:style-name="ce3">
            <text:p>87401</text:p>
          </table:table-cell>
          <table:table-cell office:value-type="float" office:value="18" table:formula="of:=ABS([.D872]-[.C872])" table:style-name="ce3">
            <text:p>18</text:p>
          </table:table-cell>
          <table:table-cell office:value-type="float" office:value="87383" table:formula="of:=IFERROR(COM.MICROSOFT.SINGLE(__xludf.dummyfunction(&quot;&quot;&quot;COMPUTED_VALUE&quot;&quot;&quot;));87383)" table:style-name="ce3">
            <text:p>87383</text:p>
          </table:table-cell>
          <table:table-cell office:value-type="float" office:value="0" table:formula="of:=COUNTIF([.D$2:.D1871];[.F872])*[.F87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014" table:style-name="ce2">
            <text:p>19014</text:p>
          </table:table-cell>
          <table:table-cell office:value-type="float" office:value="84475" table:style-name="ce2">
            <text:p>84475</text:p>
          </table:table-cell>
          <table:table-cell office:value-type="float" office:value="87477" table:style-name="ce3">
            <text:p>87477</text:p>
          </table:table-cell>
          <table:table-cell office:value-type="float" office:value="88103" table:style-name="ce3">
            <text:p>88103</text:p>
          </table:table-cell>
          <table:table-cell office:value-type="float" office:value="626" table:formula="of:=ABS([.D873]-[.C873])" table:style-name="ce3">
            <text:p>626</text:p>
          </table:table-cell>
          <table:table-cell office:value-type="float" office:value="87477" table:formula="of:=IFERROR(COM.MICROSOFT.SINGLE(__xludf.dummyfunction(&quot;&quot;&quot;COMPUTED_VALUE&quot;&quot;&quot;));87477)" table:style-name="ce3">
            <text:p>87477</text:p>
          </table:table-cell>
          <table:table-cell office:value-type="float" office:value="0" table:formula="of:=COUNTIF([.D$2:.D1872];[.F873])*[.F87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618" table:style-name="ce2">
            <text:p>93618</text:p>
          </table:table-cell>
          <table:table-cell office:value-type="float" office:value="67504" table:style-name="ce2">
            <text:p>67504</text:p>
          </table:table-cell>
          <table:table-cell office:value-type="float" office:value="87543" table:style-name="ce3">
            <text:p>87543</text:p>
          </table:table-cell>
          <table:table-cell office:value-type="float" office:value="88174" table:style-name="ce3">
            <text:p>88174</text:p>
          </table:table-cell>
          <table:table-cell office:value-type="float" office:value="631" table:formula="of:=ABS([.D874]-[.C874])" table:style-name="ce3">
            <text:p>631</text:p>
          </table:table-cell>
          <table:table-cell office:value-type="float" office:value="87543" table:formula="of:=IFERROR(COM.MICROSOFT.SINGLE(__xludf.dummyfunction(&quot;&quot;&quot;COMPUTED_VALUE&quot;&quot;&quot;));87543)" table:style-name="ce3">
            <text:p>87543</text:p>
          </table:table-cell>
          <table:table-cell office:value-type="float" office:value="0" table:formula="of:=COUNTIF([.D$2:.D1873];[.F874])*[.F87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2886" table:style-name="ce2">
            <text:p>22886</text:p>
          </table:table-cell>
          <table:table-cell office:value-type="float" office:value="44568" table:style-name="ce2">
            <text:p>44568</text:p>
          </table:table-cell>
          <table:table-cell office:value-type="float" office:value="87678" table:style-name="ce3">
            <text:p>87678</text:p>
          </table:table-cell>
          <table:table-cell office:value-type="float" office:value="88216" table:style-name="ce3">
            <text:p>88216</text:p>
          </table:table-cell>
          <table:table-cell office:value-type="float" office:value="538" table:formula="of:=ABS([.D875]-[.C875])" table:style-name="ce3">
            <text:p>538</text:p>
          </table:table-cell>
          <table:table-cell office:value-type="float" office:value="87678" table:formula="of:=IFERROR(COM.MICROSOFT.SINGLE(__xludf.dummyfunction(&quot;&quot;&quot;COMPUTED_VALUE&quot;&quot;&quot;));87678)" table:style-name="ce3">
            <text:p>87678</text:p>
          </table:table-cell>
          <table:table-cell office:value-type="float" office:value="0" table:formula="of:=COUNTIF([.D$2:.D1874];[.F875])*[.F87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2999" table:style-name="ce2">
            <text:p>42999</text:p>
          </table:table-cell>
          <table:table-cell office:value-type="float" office:value="43240" table:style-name="ce2">
            <text:p>43240</text:p>
          </table:table-cell>
          <table:table-cell office:value-type="float" office:value="87738" table:style-name="ce3">
            <text:p>87738</text:p>
          </table:table-cell>
          <table:table-cell office:value-type="float" office:value="88293" table:style-name="ce3">
            <text:p>88293</text:p>
          </table:table-cell>
          <table:table-cell office:value-type="float" office:value="555" table:formula="of:=ABS([.D876]-[.C876])" table:style-name="ce3">
            <text:p>555</text:p>
          </table:table-cell>
          <table:table-cell office:value-type="float" office:value="87738" table:formula="of:=IFERROR(COM.MICROSOFT.SINGLE(__xludf.dummyfunction(&quot;&quot;&quot;COMPUTED_VALUE&quot;&quot;&quot;));87738)" table:style-name="ce3">
            <text:p>87738</text:p>
          </table:table-cell>
          <table:table-cell office:value-type="float" office:value="0" table:formula="of:=COUNTIF([.D$2:.D1875];[.F876])*[.F87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005" table:style-name="ce2">
            <text:p>97005</text:p>
          </table:table-cell>
          <table:table-cell office:value-type="float" office:value="40764" table:style-name="ce2">
            <text:p>40764</text:p>
          </table:table-cell>
          <table:table-cell office:value-type="float" office:value="88205" table:style-name="ce3">
            <text:p>88205</text:p>
          </table:table-cell>
          <table:table-cell office:value-type="float" office:value="88319" table:style-name="ce3">
            <text:p>88319</text:p>
          </table:table-cell>
          <table:table-cell office:value-type="float" office:value="114" table:formula="of:=ABS([.D877]-[.C877])" table:style-name="ce3">
            <text:p>114</text:p>
          </table:table-cell>
          <table:table-cell office:value-type="float" office:value="88205" table:formula="of:=IFERROR(COM.MICROSOFT.SINGLE(__xludf.dummyfunction(&quot;&quot;&quot;COMPUTED_VALUE&quot;&quot;&quot;));88205)" table:style-name="ce3">
            <text:p>88205</text:p>
          </table:table-cell>
          <table:table-cell office:value-type="float" office:value="0" table:formula="of:=COUNTIF([.D$2:.D1876];[.F877])*[.F87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168" table:style-name="ce2">
            <text:p>49168</text:p>
          </table:table-cell>
          <table:table-cell office:value-type="float" office:value="84388" table:style-name="ce2">
            <text:p>84388</text:p>
          </table:table-cell>
          <table:table-cell office:value-type="float" office:value="88295" table:style-name="ce3">
            <text:p>88295</text:p>
          </table:table-cell>
          <table:table-cell office:value-type="float" office:value="88374" table:style-name="ce3">
            <text:p>88374</text:p>
          </table:table-cell>
          <table:table-cell office:value-type="float" office:value="79" table:formula="of:=ABS([.D878]-[.C878])" table:style-name="ce3">
            <text:p>79</text:p>
          </table:table-cell>
          <table:table-cell office:value-type="float" office:value="88295" table:formula="of:=IFERROR(COM.MICROSOFT.SINGLE(__xludf.dummyfunction(&quot;&quot;&quot;COMPUTED_VALUE&quot;&quot;&quot;));88295)" table:style-name="ce3">
            <text:p>88295</text:p>
          </table:table-cell>
          <table:table-cell office:value-type="float" office:value="0" table:formula="of:=COUNTIF([.D$2:.D1877];[.F878])*[.F87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187" table:style-name="ce2">
            <text:p>32187</text:p>
          </table:table-cell>
          <table:table-cell office:value-type="float" office:value="29605" table:style-name="ce2">
            <text:p>29605</text:p>
          </table:table-cell>
          <table:table-cell office:value-type="float" office:value="88320" table:style-name="ce3">
            <text:p>88320</text:p>
          </table:table-cell>
          <table:table-cell office:value-type="float" office:value="88411" table:style-name="ce3">
            <text:p>88411</text:p>
          </table:table-cell>
          <table:table-cell office:value-type="float" office:value="91" table:formula="of:=ABS([.D879]-[.C879])" table:style-name="ce3">
            <text:p>91</text:p>
          </table:table-cell>
          <table:table-cell office:value-type="float" office:value="88320" table:formula="of:=IFERROR(COM.MICROSOFT.SINGLE(__xludf.dummyfunction(&quot;&quot;&quot;COMPUTED_VALUE&quot;&quot;&quot;));88320)" table:style-name="ce3">
            <text:p>88320</text:p>
          </table:table-cell>
          <table:table-cell office:value-type="float" office:value="0" table:formula="of:=COUNTIF([.D$2:.D1878];[.F879])*[.F87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580" table:style-name="ce2">
            <text:p>55580</text:p>
          </table:table-cell>
          <table:table-cell office:value-type="float" office:value="35405" table:style-name="ce2">
            <text:p>35405</text:p>
          </table:table-cell>
          <table:table-cell office:value-type="float" office:value="88532" table:style-name="ce3">
            <text:p>88532</text:p>
          </table:table-cell>
          <table:table-cell office:value-type="float" office:value="88560" table:style-name="ce3">
            <text:p>88560</text:p>
          </table:table-cell>
          <table:table-cell office:value-type="float" office:value="28" table:formula="of:=ABS([.D880]-[.C880])" table:style-name="ce3">
            <text:p>28</text:p>
          </table:table-cell>
          <table:table-cell office:value-type="float" office:value="88532" table:formula="of:=IFERROR(COM.MICROSOFT.SINGLE(__xludf.dummyfunction(&quot;&quot;&quot;COMPUTED_VALUE&quot;&quot;&quot;));88532)" table:style-name="ce3">
            <text:p>88532</text:p>
          </table:table-cell>
          <table:table-cell office:value-type="float" office:value="0" table:formula="of:=COUNTIF([.D$2:.D1879];[.F880])*[.F88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138" table:style-name="ce2">
            <text:p>47138</text:p>
          </table:table-cell>
          <table:table-cell office:value-type="float" office:value="81256" table:style-name="ce2">
            <text:p>81256</text:p>
          </table:table-cell>
          <table:table-cell office:value-type="float" office:value="88545" table:style-name="ce3">
            <text:p>88545</text:p>
          </table:table-cell>
          <table:table-cell office:value-type="float" office:value="88660" table:style-name="ce3">
            <text:p>88660</text:p>
          </table:table-cell>
          <table:table-cell office:value-type="float" office:value="115" table:formula="of:=ABS([.D881]-[.C881])" table:style-name="ce3">
            <text:p>115</text:p>
          </table:table-cell>
          <table:table-cell office:value-type="float" office:value="88545" table:formula="of:=IFERROR(COM.MICROSOFT.SINGLE(__xludf.dummyfunction(&quot;&quot;&quot;COMPUTED_VALUE&quot;&quot;&quot;));88545)" table:style-name="ce3">
            <text:p>88545</text:p>
          </table:table-cell>
          <table:table-cell office:value-type="float" office:value="0" table:formula="of:=COUNTIF([.D$2:.D1880];[.F881])*[.F88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5134" table:style-name="ce2">
            <text:p>65134</text:p>
          </table:table-cell>
          <table:table-cell office:value-type="float" office:value="72988" table:style-name="ce2">
            <text:p>72988</text:p>
          </table:table-cell>
          <table:table-cell office:value-type="float" office:value="88579" table:style-name="ce3">
            <text:p>88579</text:p>
          </table:table-cell>
          <table:table-cell office:value-type="float" office:value="88794" table:style-name="ce3">
            <text:p>88794</text:p>
          </table:table-cell>
          <table:table-cell office:value-type="float" office:value="215" table:formula="of:=ABS([.D882]-[.C882])" table:style-name="ce3">
            <text:p>215</text:p>
          </table:table-cell>
          <table:table-cell office:value-type="float" office:value="88579" table:formula="of:=IFERROR(COM.MICROSOFT.SINGLE(__xludf.dummyfunction(&quot;&quot;&quot;COMPUTED_VALUE&quot;&quot;&quot;));88579)" table:style-name="ce3">
            <text:p>88579</text:p>
          </table:table-cell>
          <table:table-cell office:value-type="float" office:value="0" table:formula="of:=COUNTIF([.D$2:.D1881];[.F882])*[.F88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225" table:style-name="ce2">
            <text:p>70225</text:p>
          </table:table-cell>
          <table:table-cell office:value-type="float" office:value="28645" table:style-name="ce2">
            <text:p>28645</text:p>
          </table:table-cell>
          <table:table-cell office:value-type="float" office:value="88923" table:style-name="ce3">
            <text:p>88923</text:p>
          </table:table-cell>
          <table:table-cell office:value-type="float" office:value="89052" table:style-name="ce3">
            <text:p>89052</text:p>
          </table:table-cell>
          <table:table-cell office:value-type="float" office:value="129" table:formula="of:=ABS([.D883]-[.C883])" table:style-name="ce3">
            <text:p>129</text:p>
          </table:table-cell>
          <table:table-cell office:value-type="float" office:value="88923" table:formula="of:=IFERROR(COM.MICROSOFT.SINGLE(__xludf.dummyfunction(&quot;&quot;&quot;COMPUTED_VALUE&quot;&quot;&quot;));88923)" table:style-name="ce3">
            <text:p>88923</text:p>
          </table:table-cell>
          <table:table-cell office:value-type="float" office:value="0" table:formula="of:=COUNTIF([.D$2:.D1882];[.F883])*[.F88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247" table:style-name="ce2">
            <text:p>32247</text:p>
          </table:table-cell>
          <table:table-cell office:value-type="float" office:value="41914" table:style-name="ce2">
            <text:p>41914</text:p>
          </table:table-cell>
          <table:table-cell office:value-type="float" office:value="89138" table:style-name="ce3">
            <text:p>89138</text:p>
          </table:table-cell>
          <table:table-cell office:value-type="float" office:value="89057" table:style-name="ce3">
            <text:p>89057</text:p>
          </table:table-cell>
          <table:table-cell office:value-type="float" office:value="81" table:formula="of:=ABS([.D884]-[.C884])" table:style-name="ce3">
            <text:p>81</text:p>
          </table:table-cell>
          <table:table-cell office:value-type="float" office:value="89138" table:formula="of:=IFERROR(COM.MICROSOFT.SINGLE(__xludf.dummyfunction(&quot;&quot;&quot;COMPUTED_VALUE&quot;&quot;&quot;));89138)" table:style-name="ce3">
            <text:p>89138</text:p>
          </table:table-cell>
          <table:table-cell office:value-type="float" office:value="0" table:formula="of:=COUNTIF([.D$2:.D1883];[.F884])*[.F88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382" table:style-name="ce2">
            <text:p>77382</text:p>
          </table:table-cell>
          <table:table-cell office:value-type="float" office:value="69857" table:style-name="ce2">
            <text:p>69857</text:p>
          </table:table-cell>
          <table:table-cell office:value-type="float" office:value="89257" table:style-name="ce3">
            <text:p>89257</text:p>
          </table:table-cell>
          <table:table-cell office:value-type="float" office:value="89185" table:style-name="ce3">
            <text:p>89185</text:p>
          </table:table-cell>
          <table:table-cell office:value-type="float" office:value="72" table:formula="of:=ABS([.D885]-[.C885])" table:style-name="ce3">
            <text:p>72</text:p>
          </table:table-cell>
          <table:table-cell office:value-type="float" office:value="89257" table:formula="of:=IFERROR(COM.MICROSOFT.SINGLE(__xludf.dummyfunction(&quot;&quot;&quot;COMPUTED_VALUE&quot;&quot;&quot;));89257)" table:style-name="ce3">
            <text:p>89257</text:p>
          </table:table-cell>
          <table:table-cell office:value-type="float" office:value="892570" table:formula="of:=COUNTIF([.D$2:.D1884];[.F885])*[.F885]" table:style-name="ce3">
            <text:p>892570</text:p>
          </table:table-cell>
          <table:table-cell table:number-columns-repeated="16377"/>
        </table:table-row>
        <table:table-row table:style-name="ro1">
          <table:table-cell office:value-type="float" office:value="85910" table:style-name="ce2">
            <text:p>85910</text:p>
          </table:table-cell>
          <table:table-cell office:value-type="float" office:value="89257" table:style-name="ce2">
            <text:p>89257</text:p>
          </table:table-cell>
          <table:table-cell office:value-type="float" office:value="89408" table:style-name="ce3">
            <text:p>89408</text:p>
          </table:table-cell>
          <table:table-cell office:value-type="float" office:value="89257" table:style-name="ce3">
            <text:p>89257</text:p>
          </table:table-cell>
          <table:table-cell office:value-type="float" office:value="151" table:formula="of:=ABS([.D886]-[.C886])" table:style-name="ce3">
            <text:p>151</text:p>
          </table:table-cell>
          <table:table-cell office:value-type="float" office:value="89408" table:formula="of:=IFERROR(COM.MICROSOFT.SINGLE(__xludf.dummyfunction(&quot;&quot;&quot;COMPUTED_VALUE&quot;&quot;&quot;));89408)" table:style-name="ce3">
            <text:p>89408</text:p>
          </table:table-cell>
          <table:table-cell office:value-type="float" office:value="0" table:formula="of:=COUNTIF([.D$2:.D1885];[.F886])*[.F88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055" table:style-name="ce2">
            <text:p>24055</text:p>
          </table:table-cell>
          <table:table-cell office:value-type="float" office:value="67072" table:style-name="ce2">
            <text:p>67072</text:p>
          </table:table-cell>
          <table:table-cell office:value-type="float" office:value="89417" table:style-name="ce3">
            <text:p>89417</text:p>
          </table:table-cell>
          <table:table-cell office:value-type="float" office:value="89257" table:style-name="ce3">
            <text:p>89257</text:p>
          </table:table-cell>
          <table:table-cell office:value-type="float" office:value="160" table:formula="of:=ABS([.D887]-[.C887])" table:style-name="ce3">
            <text:p>160</text:p>
          </table:table-cell>
          <table:table-cell office:value-type="float" office:value="89417" table:formula="of:=IFERROR(COM.MICROSOFT.SINGLE(__xludf.dummyfunction(&quot;&quot;&quot;COMPUTED_VALUE&quot;&quot;&quot;));89417)" table:style-name="ce3">
            <text:p>89417</text:p>
          </table:table-cell>
          <table:table-cell office:value-type="float" office:value="0" table:formula="of:=COUNTIF([.D$2:.D1886];[.F887])*[.F88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487" table:style-name="ce2">
            <text:p>49487</text:p>
          </table:table-cell>
          <table:table-cell office:value-type="float" office:value="11022" table:style-name="ce2">
            <text:p>11022</text:p>
          </table:table-cell>
          <table:table-cell office:value-type="float" office:value="89426" table:style-name="ce3">
            <text:p>89426</text:p>
          </table:table-cell>
          <table:table-cell office:value-type="float" office:value="89257" table:style-name="ce3">
            <text:p>89257</text:p>
          </table:table-cell>
          <table:table-cell office:value-type="float" office:value="169" table:formula="of:=ABS([.D888]-[.C888])" table:style-name="ce3">
            <text:p>169</text:p>
          </table:table-cell>
          <table:table-cell office:value-type="float" office:value="89426" table:formula="of:=IFERROR(COM.MICROSOFT.SINGLE(__xludf.dummyfunction(&quot;&quot;&quot;COMPUTED_VALUE&quot;&quot;&quot;));89426)" table:style-name="ce3">
            <text:p>89426</text:p>
          </table:table-cell>
          <table:table-cell office:value-type="float" office:value="0" table:formula="of:=COUNTIF([.D$2:.D1887];[.F888])*[.F88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897" table:style-name="ce2">
            <text:p>70897</text:p>
          </table:table-cell>
          <table:table-cell office:value-type="float" office:value="18278" table:style-name="ce2">
            <text:p>18278</text:p>
          </table:table-cell>
          <table:table-cell office:value-type="float" office:value="89542" table:style-name="ce3">
            <text:p>89542</text:p>
          </table:table-cell>
          <table:table-cell office:value-type="float" office:value="89257" table:style-name="ce3">
            <text:p>89257</text:p>
          </table:table-cell>
          <table:table-cell office:value-type="float" office:value="285" table:formula="of:=ABS([.D889]-[.C889])" table:style-name="ce3">
            <text:p>285</text:p>
          </table:table-cell>
          <table:table-cell office:value-type="float" office:value="89542" table:formula="of:=IFERROR(COM.MICROSOFT.SINGLE(__xludf.dummyfunction(&quot;&quot;&quot;COMPUTED_VALUE&quot;&quot;&quot;));89542)" table:style-name="ce3">
            <text:p>89542</text:p>
          </table:table-cell>
          <table:table-cell office:value-type="float" office:value="0" table:formula="of:=COUNTIF([.D$2:.D1888];[.F889])*[.F88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846" table:style-name="ce2">
            <text:p>96846</text:p>
          </table:table-cell>
          <table:table-cell office:value-type="float" office:value="83297" table:style-name="ce2">
            <text:p>83297</text:p>
          </table:table-cell>
          <table:table-cell office:value-type="float" office:value="89697" table:style-name="ce3">
            <text:p>89697</text:p>
          </table:table-cell>
          <table:table-cell office:value-type="float" office:value="89257" table:style-name="ce3">
            <text:p>89257</text:p>
          </table:table-cell>
          <table:table-cell office:value-type="float" office:value="440" table:formula="of:=ABS([.D890]-[.C890])" table:style-name="ce3">
            <text:p>440</text:p>
          </table:table-cell>
          <table:table-cell office:value-type="float" office:value="89697" table:formula="of:=IFERROR(COM.MICROSOFT.SINGLE(__xludf.dummyfunction(&quot;&quot;&quot;COMPUTED_VALUE&quot;&quot;&quot;));89697)" table:style-name="ce3">
            <text:p>89697</text:p>
          </table:table-cell>
          <table:table-cell office:value-type="float" office:value="0" table:formula="of:=COUNTIF([.D$2:.D1889];[.F890])*[.F89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6249" table:style-name="ce2">
            <text:p>26249</text:p>
          </table:table-cell>
          <table:table-cell office:value-type="float" office:value="22533" table:style-name="ce2">
            <text:p>22533</text:p>
          </table:table-cell>
          <table:table-cell office:value-type="float" office:value="89902" table:style-name="ce3">
            <text:p>89902</text:p>
          </table:table-cell>
          <table:table-cell office:value-type="float" office:value="89257" table:style-name="ce3">
            <text:p>89257</text:p>
          </table:table-cell>
          <table:table-cell office:value-type="float" office:value="645" table:formula="of:=ABS([.D891]-[.C891])" table:style-name="ce3">
            <text:p>645</text:p>
          </table:table-cell>
          <table:table-cell office:value-type="float" office:value="89902" table:formula="of:=IFERROR(COM.MICROSOFT.SINGLE(__xludf.dummyfunction(&quot;&quot;&quot;COMPUTED_VALUE&quot;&quot;&quot;));89902)" table:style-name="ce3">
            <text:p>89902</text:p>
          </table:table-cell>
          <table:table-cell office:value-type="float" office:value="0" table:formula="of:=COUNTIF([.D$2:.D1890];[.F891])*[.F89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913" table:style-name="ce2">
            <text:p>31913</text:p>
          </table:table-cell>
          <table:table-cell office:value-type="float" office:value="72086" table:style-name="ce2">
            <text:p>72086</text:p>
          </table:table-cell>
          <table:table-cell office:value-type="float" office:value="90056" table:style-name="ce3">
            <text:p>90056</text:p>
          </table:table-cell>
          <table:table-cell office:value-type="float" office:value="89257" table:style-name="ce3">
            <text:p>89257</text:p>
          </table:table-cell>
          <table:table-cell office:value-type="float" office:value="799" table:formula="of:=ABS([.D892]-[.C892])" table:style-name="ce3">
            <text:p>799</text:p>
          </table:table-cell>
          <table:table-cell office:value-type="float" office:value="90056" table:formula="of:=IFERROR(COM.MICROSOFT.SINGLE(__xludf.dummyfunction(&quot;&quot;&quot;COMPUTED_VALUE&quot;&quot;&quot;));90056)" table:style-name="ce3">
            <text:p>90056</text:p>
          </table:table-cell>
          <table:table-cell office:value-type="float" office:value="0" table:formula="of:=COUNTIF([.D$2:.D1891];[.F892])*[.F89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3340" table:style-name="ce2">
            <text:p>13340</text:p>
          </table:table-cell>
          <table:table-cell office:value-type="float" office:value="88560" table:style-name="ce2">
            <text:p>88560</text:p>
          </table:table-cell>
          <table:table-cell office:value-type="float" office:value="90190" table:style-name="ce3">
            <text:p>90190</text:p>
          </table:table-cell>
          <table:table-cell office:value-type="float" office:value="89257" table:style-name="ce3">
            <text:p>89257</text:p>
          </table:table-cell>
          <table:table-cell office:value-type="float" office:value="933" table:formula="of:=ABS([.D893]-[.C893])" table:style-name="ce3">
            <text:p>933</text:p>
          </table:table-cell>
          <table:table-cell office:value-type="float" office:value="90190" table:formula="of:=IFERROR(COM.MICROSOFT.SINGLE(__xludf.dummyfunction(&quot;&quot;&quot;COMPUTED_VALUE&quot;&quot;&quot;));90190)" table:style-name="ce3">
            <text:p>90190</text:p>
          </table:table-cell>
          <table:table-cell office:value-type="float" office:value="1352850" table:formula="of:=COUNTIF([.D$2:.D1892];[.F893])*[.F893]" table:style-name="ce3">
            <text:p>1352850</text:p>
          </table:table-cell>
          <table:table-cell table:number-columns-repeated="16377"/>
        </table:table-row>
        <table:table-row table:style-name="ro1">
          <table:table-cell office:value-type="float" office:value="81511" table:style-name="ce2">
            <text:p>81511</text:p>
          </table:table-cell>
          <table:table-cell office:value-type="float" office:value="66296" table:style-name="ce2">
            <text:p>66296</text:p>
          </table:table-cell>
          <table:table-cell office:value-type="float" office:value="90258" table:style-name="ce3">
            <text:p>90258</text:p>
          </table:table-cell>
          <table:table-cell office:value-type="float" office:value="89257" table:style-name="ce3">
            <text:p>89257</text:p>
          </table:table-cell>
          <table:table-cell office:value-type="float" office:value="1001" table:formula="of:=ABS([.D894]-[.C894])" table:style-name="ce3">
            <text:p>1001</text:p>
          </table:table-cell>
          <table:table-cell office:value-type="float" office:value="90258" table:formula="of:=IFERROR(COM.MICROSOFT.SINGLE(__xludf.dummyfunction(&quot;&quot;&quot;COMPUTED_VALUE&quot;&quot;&quot;));90258)" table:style-name="ce3">
            <text:p>90258</text:p>
          </table:table-cell>
          <table:table-cell office:value-type="float" office:value="0" table:formula="of:=COUNTIF([.D$2:.D1893];[.F894])*[.F89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7973" table:style-name="ce2">
            <text:p>57973</text:p>
          </table:table-cell>
          <table:table-cell office:value-type="float" office:value="36393" table:style-name="ce2">
            <text:p>36393</text:p>
          </table:table-cell>
          <table:table-cell office:value-type="float" office:value="90344" table:style-name="ce3">
            <text:p>90344</text:p>
          </table:table-cell>
          <table:table-cell office:value-type="float" office:value="89257" table:style-name="ce3">
            <text:p>89257</text:p>
          </table:table-cell>
          <table:table-cell office:value-type="float" office:value="1087" table:formula="of:=ABS([.D895]-[.C895])" table:style-name="ce3">
            <text:p>1087</text:p>
          </table:table-cell>
          <table:table-cell office:value-type="float" office:value="90344" table:formula="of:=IFERROR(COM.MICROSOFT.SINGLE(__xludf.dummyfunction(&quot;&quot;&quot;COMPUTED_VALUE&quot;&quot;&quot;));90344)" table:style-name="ce3">
            <text:p>90344</text:p>
          </table:table-cell>
          <table:table-cell office:value-type="float" office:value="0" table:formula="of:=COUNTIF([.D$2:.D1894];[.F895])*[.F89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6791" table:style-name="ce2">
            <text:p>26791</text:p>
          </table:table-cell>
          <table:table-cell office:value-type="float" office:value="89257" table:style-name="ce2">
            <text:p>89257</text:p>
          </table:table-cell>
          <table:table-cell office:value-type="float" office:value="90509" table:style-name="ce3">
            <text:p>90509</text:p>
          </table:table-cell>
          <table:table-cell office:value-type="float" office:value="89494" table:style-name="ce3">
            <text:p>89494</text:p>
          </table:table-cell>
          <table:table-cell office:value-type="float" office:value="1015" table:formula="of:=ABS([.D896]-[.C896])" table:style-name="ce3">
            <text:p>1015</text:p>
          </table:table-cell>
          <table:table-cell office:value-type="float" office:value="90509" table:formula="of:=IFERROR(COM.MICROSOFT.SINGLE(__xludf.dummyfunction(&quot;&quot;&quot;COMPUTED_VALUE&quot;&quot;&quot;));90509)" table:style-name="ce3">
            <text:p>90509</text:p>
          </table:table-cell>
          <table:table-cell office:value-type="float" office:value="0" table:formula="of:=COUNTIF([.D$2:.D1895];[.F896])*[.F89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155" table:style-name="ce2">
            <text:p>41155</text:p>
          </table:table-cell>
          <table:table-cell office:value-type="float" office:value="36393" table:style-name="ce2">
            <text:p>36393</text:p>
          </table:table-cell>
          <table:table-cell office:value-type="float" office:value="90582" table:style-name="ce3">
            <text:p>90582</text:p>
          </table:table-cell>
          <table:table-cell office:value-type="float" office:value="89557" table:style-name="ce3">
            <text:p>89557</text:p>
          </table:table-cell>
          <table:table-cell office:value-type="float" office:value="1025" table:formula="of:=ABS([.D897]-[.C897])" table:style-name="ce3">
            <text:p>1025</text:p>
          </table:table-cell>
          <table:table-cell office:value-type="float" office:value="90582" table:formula="of:=IFERROR(COM.MICROSOFT.SINGLE(__xludf.dummyfunction(&quot;&quot;&quot;COMPUTED_VALUE&quot;&quot;&quot;));90582)" table:style-name="ce3">
            <text:p>90582</text:p>
          </table:table-cell>
          <table:table-cell office:value-type="float" office:value="724656" table:formula="of:=COUNTIF([.D$2:.D1896];[.F897])*[.F897]" table:style-name="ce3">
            <text:p>724656</text:p>
          </table:table-cell>
          <table:table-cell table:number-columns-repeated="16377"/>
        </table:table-row>
        <table:table-row table:style-name="ro1">
          <table:table-cell office:value-type="float" office:value="11531" table:style-name="ce2">
            <text:p>11531</text:p>
          </table:table-cell>
          <table:table-cell office:value-type="float" office:value="65438" table:style-name="ce2">
            <text:p>65438</text:p>
          </table:table-cell>
          <table:table-cell office:value-type="float" office:value="90758" table:style-name="ce3">
            <text:p>90758</text:p>
          </table:table-cell>
          <table:table-cell office:value-type="float" office:value="89709" table:style-name="ce3">
            <text:p>89709</text:p>
          </table:table-cell>
          <table:table-cell office:value-type="float" office:value="1049" table:formula="of:=ABS([.D898]-[.C898])" table:style-name="ce3">
            <text:p>1049</text:p>
          </table:table-cell>
          <table:table-cell office:value-type="float" office:value="90758" table:formula="of:=IFERROR(COM.MICROSOFT.SINGLE(__xludf.dummyfunction(&quot;&quot;&quot;COMPUTED_VALUE&quot;&quot;&quot;));90758)" table:style-name="ce3">
            <text:p>90758</text:p>
          </table:table-cell>
          <table:table-cell office:value-type="float" office:value="0" table:formula="of:=COUNTIF([.D$2:.D1897];[.F898])*[.F89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981" table:style-name="ce2">
            <text:p>70981</text:p>
          </table:table-cell>
          <table:table-cell office:value-type="float" office:value="41334" table:style-name="ce2">
            <text:p>41334</text:p>
          </table:table-cell>
          <table:table-cell office:value-type="float" office:value="90803" table:style-name="ce3">
            <text:p>90803</text:p>
          </table:table-cell>
          <table:table-cell office:value-type="float" office:value="90190" table:style-name="ce3">
            <text:p>90190</text:p>
          </table:table-cell>
          <table:table-cell office:value-type="float" office:value="613" table:formula="of:=ABS([.D899]-[.C899])" table:style-name="ce3">
            <text:p>613</text:p>
          </table:table-cell>
          <table:table-cell office:value-type="float" office:value="90803" table:formula="of:=IFERROR(COM.MICROSOFT.SINGLE(__xludf.dummyfunction(&quot;&quot;&quot;COMPUTED_VALUE&quot;&quot;&quot;));90803)" table:style-name="ce3">
            <text:p>90803</text:p>
          </table:table-cell>
          <table:table-cell office:value-type="float" office:value="0" table:formula="of:=COUNTIF([.D$2:.D1898];[.F899])*[.F89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021" table:style-name="ce2">
            <text:p>19021</text:p>
          </table:table-cell>
          <table:table-cell office:value-type="float" office:value="60692" table:style-name="ce2">
            <text:p>60692</text:p>
          </table:table-cell>
          <table:table-cell office:value-type="float" office:value="90817" table:style-name="ce3">
            <text:p>90817</text:p>
          </table:table-cell>
          <table:table-cell office:value-type="float" office:value="90190" table:style-name="ce3">
            <text:p>90190</text:p>
          </table:table-cell>
          <table:table-cell office:value-type="float" office:value="627" table:formula="of:=ABS([.D900]-[.C900])" table:style-name="ce3">
            <text:p>627</text:p>
          </table:table-cell>
          <table:table-cell office:value-type="float" office:value="90817" table:formula="of:=IFERROR(COM.MICROSOFT.SINGLE(__xludf.dummyfunction(&quot;&quot;&quot;COMPUTED_VALUE&quot;&quot;&quot;));90817)" table:style-name="ce3">
            <text:p>90817</text:p>
          </table:table-cell>
          <table:table-cell office:value-type="float" office:value="0" table:formula="of:=COUNTIF([.D$2:.D1899];[.F900])*[.F90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9123" table:style-name="ce2">
            <text:p>19123</text:p>
          </table:table-cell>
          <table:table-cell office:value-type="float" office:value="84569" table:style-name="ce2">
            <text:p>84569</text:p>
          </table:table-cell>
          <table:table-cell office:value-type="float" office:value="90853" table:style-name="ce3">
            <text:p>90853</text:p>
          </table:table-cell>
          <table:table-cell office:value-type="float" office:value="90190" table:style-name="ce3">
            <text:p>90190</text:p>
          </table:table-cell>
          <table:table-cell office:value-type="float" office:value="663" table:formula="of:=ABS([.D901]-[.C901])" table:style-name="ce3">
            <text:p>663</text:p>
          </table:table-cell>
          <table:table-cell office:value-type="float" office:value="90853" table:formula="of:=IFERROR(COM.MICROSOFT.SINGLE(__xludf.dummyfunction(&quot;&quot;&quot;COMPUTED_VALUE&quot;&quot;&quot;));90853)" table:style-name="ce3">
            <text:p>90853</text:p>
          </table:table-cell>
          <table:table-cell office:value-type="float" office:value="0" table:formula="of:=COUNTIF([.D$2:.D1900];[.F901])*[.F90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215" table:style-name="ce2">
            <text:p>15215</text:p>
          </table:table-cell>
          <table:table-cell office:value-type="float" office:value="57592" table:style-name="ce2">
            <text:p>57592</text:p>
          </table:table-cell>
          <table:table-cell office:value-type="float" office:value="91034" table:style-name="ce3">
            <text:p>91034</text:p>
          </table:table-cell>
          <table:table-cell office:value-type="float" office:value="90190" table:style-name="ce3">
            <text:p>90190</text:p>
          </table:table-cell>
          <table:table-cell office:value-type="float" office:value="844" table:formula="of:=ABS([.D902]-[.C902])" table:style-name="ce3">
            <text:p>844</text:p>
          </table:table-cell>
          <table:table-cell office:value-type="float" office:value="91034" table:formula="of:=IFERROR(COM.MICROSOFT.SINGLE(__xludf.dummyfunction(&quot;&quot;&quot;COMPUTED_VALUE&quot;&quot;&quot;));91034)" table:style-name="ce3">
            <text:p>91034</text:p>
          </table:table-cell>
          <table:table-cell office:value-type="float" office:value="0" table:formula="of:=COUNTIF([.D$2:.D1901];[.F902])*[.F90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1944" table:style-name="ce2">
            <text:p>51944</text:p>
          </table:table-cell>
          <table:table-cell office:value-type="float" office:value="14684" table:style-name="ce2">
            <text:p>14684</text:p>
          </table:table-cell>
          <table:table-cell office:value-type="float" office:value="91054" table:style-name="ce3">
            <text:p>91054</text:p>
          </table:table-cell>
          <table:table-cell office:value-type="float" office:value="90190" table:style-name="ce3">
            <text:p>90190</text:p>
          </table:table-cell>
          <table:table-cell office:value-type="float" office:value="864" table:formula="of:=ABS([.D903]-[.C903])" table:style-name="ce3">
            <text:p>864</text:p>
          </table:table-cell>
          <table:table-cell office:value-type="float" office:value="91054" table:formula="of:=IFERROR(COM.MICROSOFT.SINGLE(__xludf.dummyfunction(&quot;&quot;&quot;COMPUTED_VALUE&quot;&quot;&quot;));91054)" table:style-name="ce3">
            <text:p>91054</text:p>
          </table:table-cell>
          <table:table-cell office:value-type="float" office:value="0" table:formula="of:=COUNTIF([.D$2:.D1902];[.F903])*[.F90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2510" table:style-name="ce2">
            <text:p>42510</text:p>
          </table:table-cell>
          <table:table-cell office:value-type="float" office:value="72666" table:style-name="ce2">
            <text:p>72666</text:p>
          </table:table-cell>
          <table:table-cell office:value-type="float" office:value="91192" table:style-name="ce3">
            <text:p>91192</text:p>
          </table:table-cell>
          <table:table-cell office:value-type="float" office:value="90190" table:style-name="ce3">
            <text:p>90190</text:p>
          </table:table-cell>
          <table:table-cell office:value-type="float" office:value="1002" table:formula="of:=ABS([.D904]-[.C904])" table:style-name="ce3">
            <text:p>1002</text:p>
          </table:table-cell>
          <table:table-cell office:value-type="float" office:value="91192" table:formula="of:=IFERROR(COM.MICROSOFT.SINGLE(__xludf.dummyfunction(&quot;&quot;&quot;COMPUTED_VALUE&quot;&quot;&quot;));91192)" table:style-name="ce3">
            <text:p>91192</text:p>
          </table:table-cell>
          <table:table-cell office:value-type="float" office:value="0" table:formula="of:=COUNTIF([.D$2:.D1903];[.F904])*[.F90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313" table:style-name="ce2">
            <text:p>14313</text:p>
          </table:table-cell>
          <table:table-cell office:value-type="float" office:value="84475" table:style-name="ce2">
            <text:p>84475</text:p>
          </table:table-cell>
          <table:table-cell office:value-type="float" office:value="91209" table:style-name="ce3">
            <text:p>91209</text:p>
          </table:table-cell>
          <table:table-cell office:value-type="float" office:value="90190" table:style-name="ce3">
            <text:p>90190</text:p>
          </table:table-cell>
          <table:table-cell office:value-type="float" office:value="1019" table:formula="of:=ABS([.D905]-[.C905])" table:style-name="ce3">
            <text:p>1019</text:p>
          </table:table-cell>
          <table:table-cell office:value-type="float" office:value="91209" table:formula="of:=IFERROR(COM.MICROSOFT.SINGLE(__xludf.dummyfunction(&quot;&quot;&quot;COMPUTED_VALUE&quot;&quot;&quot;));91209)" table:style-name="ce3">
            <text:p>91209</text:p>
          </table:table-cell>
          <table:table-cell office:value-type="float" office:value="0" table:formula="of:=COUNTIF([.D$2:.D1904];[.F905])*[.F90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686" table:style-name="ce2">
            <text:p>75686</text:p>
          </table:table-cell>
          <table:table-cell office:value-type="float" office:value="94789" table:style-name="ce2">
            <text:p>94789</text:p>
          </table:table-cell>
          <table:table-cell office:value-type="float" office:value="91345" table:style-name="ce3">
            <text:p>91345</text:p>
          </table:table-cell>
          <table:table-cell office:value-type="float" office:value="90190" table:style-name="ce3">
            <text:p>90190</text:p>
          </table:table-cell>
          <table:table-cell office:value-type="float" office:value="1155" table:formula="of:=ABS([.D906]-[.C906])" table:style-name="ce3">
            <text:p>1155</text:p>
          </table:table-cell>
          <table:table-cell office:value-type="float" office:value="91345" table:formula="of:=IFERROR(COM.MICROSOFT.SINGLE(__xludf.dummyfunction(&quot;&quot;&quot;COMPUTED_VALUE&quot;&quot;&quot;));91345)" table:style-name="ce3">
            <text:p>91345</text:p>
          </table:table-cell>
          <table:table-cell office:value-type="float" office:value="0" table:formula="of:=COUNTIF([.D$2:.D1905];[.F906])*[.F90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7398" table:style-name="ce2">
            <text:p>37398</text:p>
          </table:table-cell>
          <table:table-cell office:value-type="float" office:value="64138" table:style-name="ce2">
            <text:p>64138</text:p>
          </table:table-cell>
          <table:table-cell office:value-type="float" office:value="91379" table:style-name="ce3">
            <text:p>91379</text:p>
          </table:table-cell>
          <table:table-cell office:value-type="float" office:value="90190" table:style-name="ce3">
            <text:p>90190</text:p>
          </table:table-cell>
          <table:table-cell office:value-type="float" office:value="1189" table:formula="of:=ABS([.D907]-[.C907])" table:style-name="ce3">
            <text:p>1189</text:p>
          </table:table-cell>
          <table:table-cell office:value-type="float" office:value="91379" table:formula="of:=IFERROR(COM.MICROSOFT.SINGLE(__xludf.dummyfunction(&quot;&quot;&quot;COMPUTED_VALUE&quot;&quot;&quot;));91379)" table:style-name="ce3">
            <text:p>91379</text:p>
          </table:table-cell>
          <table:table-cell office:value-type="float" office:value="0" table:formula="of:=COUNTIF([.D$2:.D1906];[.F907])*[.F90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968" table:style-name="ce2">
            <text:p>80968</text:p>
          </table:table-cell>
          <table:table-cell office:value-type="float" office:value="49372" table:style-name="ce2">
            <text:p>49372</text:p>
          </table:table-cell>
          <table:table-cell office:value-type="float" office:value="91414" table:style-name="ce3">
            <text:p>91414</text:p>
          </table:table-cell>
          <table:table-cell office:value-type="float" office:value="90190" table:style-name="ce3">
            <text:p>90190</text:p>
          </table:table-cell>
          <table:table-cell office:value-type="float" office:value="1224" table:formula="of:=ABS([.D908]-[.C908])" table:style-name="ce3">
            <text:p>1224</text:p>
          </table:table-cell>
          <table:table-cell office:value-type="float" office:value="91414" table:formula="of:=IFERROR(COM.MICROSOFT.SINGLE(__xludf.dummyfunction(&quot;&quot;&quot;COMPUTED_VALUE&quot;&quot;&quot;));91414)" table:style-name="ce3">
            <text:p>91414</text:p>
          </table:table-cell>
          <table:table-cell office:value-type="float" office:value="0" table:formula="of:=COUNTIF([.D$2:.D1907];[.F908])*[.F90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3423" table:style-name="ce2">
            <text:p>13423</text:p>
          </table:table-cell>
          <table:table-cell office:value-type="float" office:value="40764" table:style-name="ce2">
            <text:p>40764</text:p>
          </table:table-cell>
          <table:table-cell office:value-type="float" office:value="91430" table:style-name="ce3">
            <text:p>91430</text:p>
          </table:table-cell>
          <table:table-cell office:value-type="float" office:value="90190" table:style-name="ce3">
            <text:p>90190</text:p>
          </table:table-cell>
          <table:table-cell office:value-type="float" office:value="1240" table:formula="of:=ABS([.D909]-[.C909])" table:style-name="ce3">
            <text:p>1240</text:p>
          </table:table-cell>
          <table:table-cell office:value-type="float" office:value="91430" table:formula="of:=IFERROR(COM.MICROSOFT.SINGLE(__xludf.dummyfunction(&quot;&quot;&quot;COMPUTED_VALUE&quot;&quot;&quot;));91430)" table:style-name="ce3">
            <text:p>91430</text:p>
          </table:table-cell>
          <table:table-cell office:value-type="float" office:value="0" table:formula="of:=COUNTIF([.D$2:.D1908];[.F909])*[.F90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1784" table:style-name="ce2">
            <text:p>51784</text:p>
          </table:table-cell>
          <table:table-cell office:value-type="float" office:value="21800" table:style-name="ce2">
            <text:p>21800</text:p>
          </table:table-cell>
          <table:table-cell office:value-type="float" office:value="91716" table:style-name="ce3">
            <text:p>91716</text:p>
          </table:table-cell>
          <table:table-cell office:value-type="float" office:value="90190" table:style-name="ce3">
            <text:p>90190</text:p>
          </table:table-cell>
          <table:table-cell office:value-type="float" office:value="1526" table:formula="of:=ABS([.D910]-[.C910])" table:style-name="ce3">
            <text:p>1526</text:p>
          </table:table-cell>
          <table:table-cell office:value-type="float" office:value="91716" table:formula="of:=IFERROR(COM.MICROSOFT.SINGLE(__xludf.dummyfunction(&quot;&quot;&quot;COMPUTED_VALUE&quot;&quot;&quot;));91716)" table:style-name="ce3">
            <text:p>91716</text:p>
          </table:table-cell>
          <table:table-cell office:value-type="float" office:value="0" table:formula="of:=COUNTIF([.D$2:.D1909];[.F910])*[.F91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771" table:style-name="ce2">
            <text:p>16771</text:p>
          </table:table-cell>
          <table:table-cell office:value-type="float" office:value="79101" table:style-name="ce2">
            <text:p>79101</text:p>
          </table:table-cell>
          <table:table-cell office:value-type="float" office:value="91885" table:style-name="ce3">
            <text:p>91885</text:p>
          </table:table-cell>
          <table:table-cell office:value-type="float" office:value="90190" table:style-name="ce3">
            <text:p>90190</text:p>
          </table:table-cell>
          <table:table-cell office:value-type="float" office:value="1695" table:formula="of:=ABS([.D911]-[.C911])" table:style-name="ce3">
            <text:p>1695</text:p>
          </table:table-cell>
          <table:table-cell office:value-type="float" office:value="91885" table:formula="of:=IFERROR(COM.MICROSOFT.SINGLE(__xludf.dummyfunction(&quot;&quot;&quot;COMPUTED_VALUE&quot;&quot;&quot;));91885)" table:style-name="ce3">
            <text:p>91885</text:p>
          </table:table-cell>
          <table:table-cell office:value-type="float" office:value="0" table:formula="of:=COUNTIF([.D$2:.D1910];[.F911])*[.F91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6751" table:style-name="ce2">
            <text:p>46751</text:p>
          </table:table-cell>
          <table:table-cell office:value-type="float" office:value="29605" table:style-name="ce2">
            <text:p>29605</text:p>
          </table:table-cell>
          <table:table-cell office:value-type="float" office:value="91964" table:style-name="ce3">
            <text:p>91964</text:p>
          </table:table-cell>
          <table:table-cell office:value-type="float" office:value="90190" table:style-name="ce3">
            <text:p>90190</text:p>
          </table:table-cell>
          <table:table-cell office:value-type="float" office:value="1774" table:formula="of:=ABS([.D912]-[.C912])" table:style-name="ce3">
            <text:p>1774</text:p>
          </table:table-cell>
          <table:table-cell office:value-type="float" office:value="91964" table:formula="of:=IFERROR(COM.MICROSOFT.SINGLE(__xludf.dummyfunction(&quot;&quot;&quot;COMPUTED_VALUE&quot;&quot;&quot;));91964)" table:style-name="ce3">
            <text:p>91964</text:p>
          </table:table-cell>
          <table:table-cell office:value-type="float" office:value="0" table:formula="of:=COUNTIF([.D$2:.D1911];[.F912])*[.F91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177" table:style-name="ce2">
            <text:p>32177</text:p>
          </table:table-cell>
          <table:table-cell office:value-type="float" office:value="39427" table:style-name="ce2">
            <text:p>39427</text:p>
          </table:table-cell>
          <table:table-cell office:value-type="float" office:value="91987" table:style-name="ce3">
            <text:p>91987</text:p>
          </table:table-cell>
          <table:table-cell office:value-type="float" office:value="90190" table:style-name="ce3">
            <text:p>90190</text:p>
          </table:table-cell>
          <table:table-cell office:value-type="float" office:value="1797" table:formula="of:=ABS([.D913]-[.C913])" table:style-name="ce3">
            <text:p>1797</text:p>
          </table:table-cell>
          <table:table-cell office:value-type="float" office:value="91987" table:formula="of:=IFERROR(COM.MICROSOFT.SINGLE(__xludf.dummyfunction(&quot;&quot;&quot;COMPUTED_VALUE&quot;&quot;&quot;));91987)" table:style-name="ce3">
            <text:p>91987</text:p>
          </table:table-cell>
          <table:table-cell office:value-type="float" office:value="0" table:formula="of:=COUNTIF([.D$2:.D1912];[.F913])*[.F91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885" table:style-name="ce2">
            <text:p>91885</text:p>
          </table:table-cell>
          <table:table-cell office:value-type="float" office:value="68822" table:style-name="ce2">
            <text:p>68822</text:p>
          </table:table-cell>
          <table:table-cell office:value-type="float" office:value="92029" table:style-name="ce3">
            <text:p>92029</text:p>
          </table:table-cell>
          <table:table-cell office:value-type="float" office:value="90217" table:style-name="ce3">
            <text:p>90217</text:p>
          </table:table-cell>
          <table:table-cell office:value-type="float" office:value="1812" table:formula="of:=ABS([.D914]-[.C914])" table:style-name="ce3">
            <text:p>1812</text:p>
          </table:table-cell>
          <table:table-cell office:value-type="float" office:value="92029" table:formula="of:=IFERROR(COM.MICROSOFT.SINGLE(__xludf.dummyfunction(&quot;&quot;&quot;COMPUTED_VALUE&quot;&quot;&quot;));92029)" table:style-name="ce3">
            <text:p>92029</text:p>
          </table:table-cell>
          <table:table-cell office:value-type="float" office:value="0" table:formula="of:=COUNTIF([.D$2:.D1913];[.F914])*[.F91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9436" table:style-name="ce2">
            <text:p>29436</text:p>
          </table:table-cell>
          <table:table-cell office:value-type="float" office:value="84475" table:style-name="ce2">
            <text:p>84475</text:p>
          </table:table-cell>
          <table:table-cell office:value-type="float" office:value="92046" table:style-name="ce3">
            <text:p>92046</text:p>
          </table:table-cell>
          <table:table-cell office:value-type="float" office:value="90412" table:style-name="ce3">
            <text:p>90412</text:p>
          </table:table-cell>
          <table:table-cell office:value-type="float" office:value="1634" table:formula="of:=ABS([.D915]-[.C915])" table:style-name="ce3">
            <text:p>1634</text:p>
          </table:table-cell>
          <table:table-cell office:value-type="float" office:value="92046" table:formula="of:=IFERROR(COM.MICROSOFT.SINGLE(__xludf.dummyfunction(&quot;&quot;&quot;COMPUTED_VALUE&quot;&quot;&quot;));92046)" table:style-name="ce3">
            <text:p>92046</text:p>
          </table:table-cell>
          <table:table-cell office:value-type="float" office:value="0" table:formula="of:=COUNTIF([.D$2:.D1914];[.F915])*[.F91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7793" table:style-name="ce2">
            <text:p>37793</text:p>
          </table:table-cell>
          <table:table-cell office:value-type="float" office:value="40764" table:style-name="ce2">
            <text:p>40764</text:p>
          </table:table-cell>
          <table:table-cell office:value-type="float" office:value="92076" table:style-name="ce3">
            <text:p>92076</text:p>
          </table:table-cell>
          <table:table-cell office:value-type="float" office:value="90534" table:style-name="ce3">
            <text:p>90534</text:p>
          </table:table-cell>
          <table:table-cell office:value-type="float" office:value="1542" table:formula="of:=ABS([.D916]-[.C916])" table:style-name="ce3">
            <text:p>1542</text:p>
          </table:table-cell>
          <table:table-cell office:value-type="float" office:value="92076" table:formula="of:=IFERROR(COM.MICROSOFT.SINGLE(__xludf.dummyfunction(&quot;&quot;&quot;COMPUTED_VALUE&quot;&quot;&quot;));92076)" table:style-name="ce3">
            <text:p>92076</text:p>
          </table:table-cell>
          <table:table-cell office:value-type="float" office:value="0" table:formula="of:=COUNTIF([.D$2:.D1915];[.F916])*[.F91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527" table:style-name="ce2">
            <text:p>18527</text:p>
          </table:table-cell>
          <table:table-cell office:value-type="float" office:value="69857" table:style-name="ce2">
            <text:p>69857</text:p>
          </table:table-cell>
          <table:table-cell office:value-type="float" office:value="92176" table:style-name="ce3">
            <text:p>92176</text:p>
          </table:table-cell>
          <table:table-cell office:value-type="float" office:value="90582" table:style-name="ce3">
            <text:p>90582</text:p>
          </table:table-cell>
          <table:table-cell office:value-type="float" office:value="1594" table:formula="of:=ABS([.D917]-[.C917])" table:style-name="ce3">
            <text:p>1594</text:p>
          </table:table-cell>
          <table:table-cell office:value-type="float" office:value="92176" table:formula="of:=IFERROR(COM.MICROSOFT.SINGLE(__xludf.dummyfunction(&quot;&quot;&quot;COMPUTED_VALUE&quot;&quot;&quot;));92176)" table:style-name="ce3">
            <text:p>92176</text:p>
          </table:table-cell>
          <table:table-cell office:value-type="float" office:value="1013936" table:formula="of:=COUNTIF([.D$2:.D1916];[.F917])*[.F917]" table:style-name="ce3">
            <text:p>1013936</text:p>
          </table:table-cell>
          <table:table-cell table:number-columns-repeated="16377"/>
        </table:table-row>
        <table:table-row table:style-name="ro1">
          <table:table-cell office:value-type="float" office:value="83464" table:style-name="ce2">
            <text:p>83464</text:p>
          </table:table-cell>
          <table:table-cell office:value-type="float" office:value="77792" table:style-name="ce2">
            <text:p>77792</text:p>
          </table:table-cell>
          <table:table-cell office:value-type="float" office:value="92226" table:style-name="ce3">
            <text:p>92226</text:p>
          </table:table-cell>
          <table:table-cell office:value-type="float" office:value="90582" table:style-name="ce3">
            <text:p>90582</text:p>
          </table:table-cell>
          <table:table-cell office:value-type="float" office:value="1644" table:formula="of:=ABS([.D918]-[.C918])" table:style-name="ce3">
            <text:p>1644</text:p>
          </table:table-cell>
          <table:table-cell office:value-type="float" office:value="92226" table:formula="of:=IFERROR(COM.MICROSOFT.SINGLE(__xludf.dummyfunction(&quot;&quot;&quot;COMPUTED_VALUE&quot;&quot;&quot;));92226)" table:style-name="ce3">
            <text:p>92226</text:p>
          </table:table-cell>
          <table:table-cell office:value-type="float" office:value="0" table:formula="of:=COUNTIF([.D$2:.D1917];[.F918])*[.F91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4411" table:style-name="ce2">
            <text:p>44411</text:p>
          </table:table-cell>
          <table:table-cell office:value-type="float" office:value="54500" table:style-name="ce2">
            <text:p>54500</text:p>
          </table:table-cell>
          <table:table-cell office:value-type="float" office:value="92268" table:style-name="ce3">
            <text:p>92268</text:p>
          </table:table-cell>
          <table:table-cell office:value-type="float" office:value="90582" table:style-name="ce3">
            <text:p>90582</text:p>
          </table:table-cell>
          <table:table-cell office:value-type="float" office:value="1686" table:formula="of:=ABS([.D919]-[.C919])" table:style-name="ce3">
            <text:p>1686</text:p>
          </table:table-cell>
          <table:table-cell office:value-type="float" office:value="92268" table:formula="of:=IFERROR(COM.MICROSOFT.SINGLE(__xludf.dummyfunction(&quot;&quot;&quot;COMPUTED_VALUE&quot;&quot;&quot;));92268)" table:style-name="ce3">
            <text:p>92268</text:p>
          </table:table-cell>
          <table:table-cell office:value-type="float" office:value="0" table:formula="of:=COUNTIF([.D$2:.D1918];[.F919])*[.F91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554" table:style-name="ce2">
            <text:p>30554</text:p>
          </table:table-cell>
          <table:table-cell office:value-type="float" office:value="29550" table:style-name="ce2">
            <text:p>29550</text:p>
          </table:table-cell>
          <table:table-cell office:value-type="float" office:value="92293" table:style-name="ce3">
            <text:p>92293</text:p>
          </table:table-cell>
          <table:table-cell office:value-type="float" office:value="90582" table:style-name="ce3">
            <text:p>90582</text:p>
          </table:table-cell>
          <table:table-cell office:value-type="float" office:value="1711" table:formula="of:=ABS([.D920]-[.C920])" table:style-name="ce3">
            <text:p>1711</text:p>
          </table:table-cell>
          <table:table-cell office:value-type="float" office:value="92293" table:formula="of:=IFERROR(COM.MICROSOFT.SINGLE(__xludf.dummyfunction(&quot;&quot;&quot;COMPUTED_VALUE&quot;&quot;&quot;));92293)" table:style-name="ce3">
            <text:p>92293</text:p>
          </table:table-cell>
          <table:table-cell office:value-type="float" office:value="0" table:formula="of:=COUNTIF([.D$2:.D1919];[.F920])*[.F92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5958" table:style-name="ce2">
            <text:p>55958</text:p>
          </table:table-cell>
          <table:table-cell office:value-type="float" office:value="51807" table:style-name="ce2">
            <text:p>51807</text:p>
          </table:table-cell>
          <table:table-cell office:value-type="float" office:value="92300" table:style-name="ce3">
            <text:p>92300</text:p>
          </table:table-cell>
          <table:table-cell office:value-type="float" office:value="90582" table:style-name="ce3">
            <text:p>90582</text:p>
          </table:table-cell>
          <table:table-cell office:value-type="float" office:value="1718" table:formula="of:=ABS([.D921]-[.C921])" table:style-name="ce3">
            <text:p>1718</text:p>
          </table:table-cell>
          <table:table-cell office:value-type="float" office:value="92300" table:formula="of:=IFERROR(COM.MICROSOFT.SINGLE(__xludf.dummyfunction(&quot;&quot;&quot;COMPUTED_VALUE&quot;&quot;&quot;));92300)" table:style-name="ce3">
            <text:p>92300</text:p>
          </table:table-cell>
          <table:table-cell office:value-type="float" office:value="0" table:formula="of:=COUNTIF([.D$2:.D1920];[.F921])*[.F92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7160" table:style-name="ce2">
            <text:p>97160</text:p>
          </table:table-cell>
          <table:table-cell office:value-type="float" office:value="23416" table:style-name="ce2">
            <text:p>23416</text:p>
          </table:table-cell>
          <table:table-cell office:value-type="float" office:value="92507" table:style-name="ce3">
            <text:p>92507</text:p>
          </table:table-cell>
          <table:table-cell office:value-type="float" office:value="90582" table:style-name="ce3">
            <text:p>90582</text:p>
          </table:table-cell>
          <table:table-cell office:value-type="float" office:value="1925" table:formula="of:=ABS([.D922]-[.C922])" table:style-name="ce3">
            <text:p>1925</text:p>
          </table:table-cell>
          <table:table-cell office:value-type="float" office:value="92507" table:formula="of:=IFERROR(COM.MICROSOFT.SINGLE(__xludf.dummyfunction(&quot;&quot;&quot;COMPUTED_VALUE&quot;&quot;&quot;));92507)" table:style-name="ce3">
            <text:p>92507</text:p>
          </table:table-cell>
          <table:table-cell office:value-type="float" office:value="0" table:formula="of:=COUNTIF([.D$2:.D1921];[.F922])*[.F92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673" table:style-name="ce2">
            <text:p>12673</text:p>
          </table:table-cell>
          <table:table-cell office:value-type="float" office:value="62370" table:style-name="ce2">
            <text:p>62370</text:p>
          </table:table-cell>
          <table:table-cell office:value-type="float" office:value="92616" table:style-name="ce3">
            <text:p>92616</text:p>
          </table:table-cell>
          <table:table-cell office:value-type="float" office:value="90582" table:style-name="ce3">
            <text:p>90582</text:p>
          </table:table-cell>
          <table:table-cell office:value-type="float" office:value="2034" table:formula="of:=ABS([.D923]-[.C923])" table:style-name="ce3">
            <text:p>2034</text:p>
          </table:table-cell>
          <table:table-cell office:value-type="float" office:value="92616" table:formula="of:=IFERROR(COM.MICROSOFT.SINGLE(__xludf.dummyfunction(&quot;&quot;&quot;COMPUTED_VALUE&quot;&quot;&quot;));92616)" table:style-name="ce3">
            <text:p>92616</text:p>
          </table:table-cell>
          <table:table-cell office:value-type="float" office:value="0" table:formula="of:=COUNTIF([.D$2:.D1922];[.F923])*[.F92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2021" table:style-name="ce2">
            <text:p>72021</text:p>
          </table:table-cell>
          <table:table-cell office:value-type="float" office:value="65743" table:style-name="ce2">
            <text:p>65743</text:p>
          </table:table-cell>
          <table:table-cell office:value-type="float" office:value="92689" table:style-name="ce3">
            <text:p>92689</text:p>
          </table:table-cell>
          <table:table-cell office:value-type="float" office:value="90582" table:style-name="ce3">
            <text:p>90582</text:p>
          </table:table-cell>
          <table:table-cell office:value-type="float" office:value="2107" table:formula="of:=ABS([.D924]-[.C924])" table:style-name="ce3">
            <text:p>2107</text:p>
          </table:table-cell>
          <table:table-cell office:value-type="float" office:value="92689" table:formula="of:=IFERROR(COM.MICROSOFT.SINGLE(__xludf.dummyfunction(&quot;&quot;&quot;COMPUTED_VALUE&quot;&quot;&quot;));92689)" table:style-name="ce3">
            <text:p>92689</text:p>
          </table:table-cell>
          <table:table-cell office:value-type="float" office:value="0" table:formula="of:=COUNTIF([.D$2:.D1923];[.F924])*[.F92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6272" table:style-name="ce2">
            <text:p>86272</text:p>
          </table:table-cell>
          <table:table-cell office:value-type="float" office:value="27177" table:style-name="ce2">
            <text:p>27177</text:p>
          </table:table-cell>
          <table:table-cell office:value-type="float" office:value="92785" table:style-name="ce3">
            <text:p>92785</text:p>
          </table:table-cell>
          <table:table-cell office:value-type="float" office:value="90751" table:style-name="ce3">
            <text:p>90751</text:p>
          </table:table-cell>
          <table:table-cell office:value-type="float" office:value="2034" table:formula="of:=ABS([.D925]-[.C925])" table:style-name="ce3">
            <text:p>2034</text:p>
          </table:table-cell>
          <table:table-cell office:value-type="float" office:value="92785" table:formula="of:=IFERROR(COM.MICROSOFT.SINGLE(__xludf.dummyfunction(&quot;&quot;&quot;COMPUTED_VALUE&quot;&quot;&quot;));92785)" table:style-name="ce3">
            <text:p>92785</text:p>
          </table:table-cell>
          <table:table-cell office:value-type="float" office:value="0" table:formula="of:=COUNTIF([.D$2:.D1924];[.F925])*[.F92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8595" table:style-name="ce2">
            <text:p>58595</text:p>
          </table:table-cell>
          <table:table-cell office:value-type="float" office:value="90582" table:style-name="ce2">
            <text:p>90582</text:p>
          </table:table-cell>
          <table:table-cell office:value-type="float" office:value="93094" table:style-name="ce3">
            <text:p>93094</text:p>
          </table:table-cell>
          <table:table-cell office:value-type="float" office:value="90761" table:style-name="ce3">
            <text:p>90761</text:p>
          </table:table-cell>
          <table:table-cell office:value-type="float" office:value="2333" table:formula="of:=ABS([.D926]-[.C926])" table:style-name="ce3">
            <text:p>2333</text:p>
          </table:table-cell>
          <table:table-cell office:value-type="float" office:value="93094" table:formula="of:=IFERROR(COM.MICROSOFT.SINGLE(__xludf.dummyfunction(&quot;&quot;&quot;COMPUTED_VALUE&quot;&quot;&quot;));93094)" table:style-name="ce3">
            <text:p>93094</text:p>
          </table:table-cell>
          <table:table-cell office:value-type="float" office:value="0" table:formula="of:=COUNTIF([.D$2:.D1925];[.F926])*[.F92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3628" table:style-name="ce2">
            <text:p>23628</text:p>
          </table:table-cell>
          <table:table-cell office:value-type="float" office:value="10375" table:style-name="ce2">
            <text:p>10375</text:p>
          </table:table-cell>
          <table:table-cell office:value-type="float" office:value="93193" table:style-name="ce3">
            <text:p>93193</text:p>
          </table:table-cell>
          <table:table-cell office:value-type="float" office:value="90958" table:style-name="ce3">
            <text:p>90958</text:p>
          </table:table-cell>
          <table:table-cell office:value-type="float" office:value="2235" table:formula="of:=ABS([.D927]-[.C927])" table:style-name="ce3">
            <text:p>2235</text:p>
          </table:table-cell>
          <table:table-cell office:value-type="float" office:value="93193" table:formula="of:=IFERROR(COM.MICROSOFT.SINGLE(__xludf.dummyfunction(&quot;&quot;&quot;COMPUTED_VALUE&quot;&quot;&quot;));93193)" table:style-name="ce3">
            <text:p>93193</text:p>
          </table:table-cell>
          <table:table-cell office:value-type="float" office:value="0" table:formula="of:=COUNTIF([.D$2:.D1926];[.F927])*[.F92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261" table:style-name="ce2">
            <text:p>79261</text:p>
          </table:table-cell>
          <table:table-cell office:value-type="float" office:value="72666" table:style-name="ce2">
            <text:p>72666</text:p>
          </table:table-cell>
          <table:table-cell office:value-type="float" office:value="93324" table:style-name="ce3">
            <text:p>93324</text:p>
          </table:table-cell>
          <table:table-cell office:value-type="float" office:value="91182" table:style-name="ce3">
            <text:p>91182</text:p>
          </table:table-cell>
          <table:table-cell office:value-type="float" office:value="2142" table:formula="of:=ABS([.D928]-[.C928])" table:style-name="ce3">
            <text:p>2142</text:p>
          </table:table-cell>
          <table:table-cell office:value-type="float" office:value="93324" table:formula="of:=IFERROR(COM.MICROSOFT.SINGLE(__xludf.dummyfunction(&quot;&quot;&quot;COMPUTED_VALUE&quot;&quot;&quot;));93324)" table:style-name="ce3">
            <text:p>93324</text:p>
          </table:table-cell>
          <table:table-cell office:value-type="float" office:value="0" table:formula="of:=COUNTIF([.D$2:.D1927];[.F928])*[.F92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4730" table:style-name="ce2">
            <text:p>34730</text:p>
          </table:table-cell>
          <table:table-cell office:value-type="float" office:value="61458" table:style-name="ce2">
            <text:p>61458</text:p>
          </table:table-cell>
          <table:table-cell office:value-type="float" office:value="93469" table:style-name="ce3">
            <text:p>93469</text:p>
          </table:table-cell>
          <table:table-cell office:value-type="float" office:value="91265" table:style-name="ce3">
            <text:p>91265</text:p>
          </table:table-cell>
          <table:table-cell office:value-type="float" office:value="2204" table:formula="of:=ABS([.D929]-[.C929])" table:style-name="ce3">
            <text:p>2204</text:p>
          </table:table-cell>
          <table:table-cell office:value-type="float" office:value="93469" table:formula="of:=IFERROR(COM.MICROSOFT.SINGLE(__xludf.dummyfunction(&quot;&quot;&quot;COMPUTED_VALUE&quot;&quot;&quot;));93469)" table:style-name="ce3">
            <text:p>93469</text:p>
          </table:table-cell>
          <table:table-cell office:value-type="float" office:value="0" table:formula="of:=COUNTIF([.D$2:.D1928];[.F929])*[.F92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101" table:style-name="ce2">
            <text:p>32101</text:p>
          </table:table-cell>
          <table:table-cell office:value-type="float" office:value="49340" table:style-name="ce2">
            <text:p>49340</text:p>
          </table:table-cell>
          <table:table-cell office:value-type="float" office:value="93488" table:style-name="ce3">
            <text:p>93488</text:p>
          </table:table-cell>
          <table:table-cell office:value-type="float" office:value="91276" table:style-name="ce3">
            <text:p>91276</text:p>
          </table:table-cell>
          <table:table-cell office:value-type="float" office:value="2212" table:formula="of:=ABS([.D930]-[.C930])" table:style-name="ce3">
            <text:p>2212</text:p>
          </table:table-cell>
          <table:table-cell office:value-type="float" office:value="93488" table:formula="of:=IFERROR(COM.MICROSOFT.SINGLE(__xludf.dummyfunction(&quot;&quot;&quot;COMPUTED_VALUE&quot;&quot;&quot;));93488)" table:style-name="ce3">
            <text:p>93488</text:p>
          </table:table-cell>
          <table:table-cell office:value-type="float" office:value="0" table:formula="of:=COUNTIF([.D$2:.D1929];[.F930])*[.F93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1964" table:style-name="ce2">
            <text:p>91964</text:p>
          </table:table-cell>
          <table:table-cell office:value-type="float" office:value="19525" table:style-name="ce2">
            <text:p>19525</text:p>
          </table:table-cell>
          <table:table-cell office:value-type="float" office:value="93618" table:style-name="ce3">
            <text:p>93618</text:p>
          </table:table-cell>
          <table:table-cell office:value-type="float" office:value="91403" table:style-name="ce3">
            <text:p>91403</text:p>
          </table:table-cell>
          <table:table-cell office:value-type="float" office:value="2215" table:formula="of:=ABS([.D931]-[.C931])" table:style-name="ce3">
            <text:p>2215</text:p>
          </table:table-cell>
          <table:table-cell office:value-type="float" office:value="93618" table:formula="of:=IFERROR(COM.MICROSOFT.SINGLE(__xludf.dummyfunction(&quot;&quot;&quot;COMPUTED_VALUE&quot;&quot;&quot;));93618)" table:style-name="ce3">
            <text:p>93618</text:p>
          </table:table-cell>
          <table:table-cell office:value-type="float" office:value="0" table:formula="of:=COUNTIF([.D$2:.D1930];[.F931])*[.F93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149" table:style-name="ce2">
            <text:p>60149</text:p>
          </table:table-cell>
          <table:table-cell office:value-type="float" office:value="92176" table:style-name="ce2">
            <text:p>92176</text:p>
          </table:table-cell>
          <table:table-cell office:value-type="float" office:value="93629" table:style-name="ce3">
            <text:p>93629</text:p>
          </table:table-cell>
          <table:table-cell office:value-type="float" office:value="91467" table:style-name="ce3">
            <text:p>91467</text:p>
          </table:table-cell>
          <table:table-cell office:value-type="float" office:value="2162" table:formula="of:=ABS([.D932]-[.C932])" table:style-name="ce3">
            <text:p>2162</text:p>
          </table:table-cell>
          <table:table-cell office:value-type="float" office:value="93629" table:formula="of:=IFERROR(COM.MICROSOFT.SINGLE(__xludf.dummyfunction(&quot;&quot;&quot;COMPUTED_VALUE&quot;&quot;&quot;));93629)" table:style-name="ce3">
            <text:p>93629</text:p>
          </table:table-cell>
          <table:table-cell office:value-type="float" office:value="0" table:formula="of:=COUNTIF([.D$2:.D1931];[.F932])*[.F93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6421" table:style-name="ce2">
            <text:p>96421</text:p>
          </table:table-cell>
          <table:table-cell office:value-type="float" office:value="36393" table:style-name="ce2">
            <text:p>36393</text:p>
          </table:table-cell>
          <table:table-cell office:value-type="float" office:value="93661" table:style-name="ce3">
            <text:p>93661</text:p>
          </table:table-cell>
          <table:table-cell office:value-type="float" office:value="91634" table:style-name="ce3">
            <text:p>91634</text:p>
          </table:table-cell>
          <table:table-cell office:value-type="float" office:value="2027" table:formula="of:=ABS([.D933]-[.C933])" table:style-name="ce3">
            <text:p>2027</text:p>
          </table:table-cell>
          <table:table-cell office:value-type="float" office:value="93661" table:formula="of:=IFERROR(COM.MICROSOFT.SINGLE(__xludf.dummyfunction(&quot;&quot;&quot;COMPUTED_VALUE&quot;&quot;&quot;));93661)" table:style-name="ce3">
            <text:p>93661</text:p>
          </table:table-cell>
          <table:table-cell office:value-type="float" office:value="0" table:formula="of:=COUNTIF([.D$2:.D1932];[.F933])*[.F93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3535" table:style-name="ce2">
            <text:p>73535</text:p>
          </table:table-cell>
          <table:table-cell office:value-type="float" office:value="81729" table:style-name="ce2">
            <text:p>81729</text:p>
          </table:table-cell>
          <table:table-cell office:value-type="float" office:value="93665" table:style-name="ce3">
            <text:p>93665</text:p>
          </table:table-cell>
          <table:table-cell office:value-type="float" office:value="92079" table:style-name="ce3">
            <text:p>92079</text:p>
          </table:table-cell>
          <table:table-cell office:value-type="float" office:value="1586" table:formula="of:=ABS([.D934]-[.C934])" table:style-name="ce3">
            <text:p>1586</text:p>
          </table:table-cell>
          <table:table-cell office:value-type="float" office:value="93665" table:formula="of:=IFERROR(COM.MICROSOFT.SINGLE(__xludf.dummyfunction(&quot;&quot;&quot;COMPUTED_VALUE&quot;&quot;&quot;));93665)" table:style-name="ce3">
            <text:p>93665</text:p>
          </table:table-cell>
          <table:table-cell office:value-type="float" office:value="0" table:formula="of:=COUNTIF([.D$2:.D1933];[.F934])*[.F93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5343" table:style-name="ce2">
            <text:p>75343</text:p>
          </table:table-cell>
          <table:table-cell office:value-type="float" office:value="60692" table:style-name="ce2">
            <text:p>60692</text:p>
          </table:table-cell>
          <table:table-cell office:value-type="float" office:value="93801" table:style-name="ce3">
            <text:p>93801</text:p>
          </table:table-cell>
          <table:table-cell office:value-type="float" office:value="92119" table:style-name="ce3">
            <text:p>92119</text:p>
          </table:table-cell>
          <table:table-cell office:value-type="float" office:value="1682" table:formula="of:=ABS([.D935]-[.C935])" table:style-name="ce3">
            <text:p>1682</text:p>
          </table:table-cell>
          <table:table-cell office:value-type="float" office:value="93801" table:formula="of:=IFERROR(COM.MICROSOFT.SINGLE(__xludf.dummyfunction(&quot;&quot;&quot;COMPUTED_VALUE&quot;&quot;&quot;));93801)" table:style-name="ce3">
            <text:p>93801</text:p>
          </table:table-cell>
          <table:table-cell office:value-type="float" office:value="0" table:formula="of:=COUNTIF([.D$2:.D1934];[.F935])*[.F93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8638" table:style-name="ce2">
            <text:p>48638</text:p>
          </table:table-cell>
          <table:table-cell office:value-type="float" office:value="28844" table:style-name="ce2">
            <text:p>28844</text:p>
          </table:table-cell>
          <table:table-cell office:value-type="float" office:value="93845" table:style-name="ce3">
            <text:p>93845</text:p>
          </table:table-cell>
          <table:table-cell office:value-type="float" office:value="92176" table:style-name="ce3">
            <text:p>92176</text:p>
          </table:table-cell>
          <table:table-cell office:value-type="float" office:value="1669" table:formula="of:=ABS([.D936]-[.C936])" table:style-name="ce3">
            <text:p>1669</text:p>
          </table:table-cell>
          <table:table-cell office:value-type="float" office:value="93845" table:formula="of:=IFERROR(COM.MICROSOFT.SINGLE(__xludf.dummyfunction(&quot;&quot;&quot;COMPUTED_VALUE&quot;&quot;&quot;));93845)" table:style-name="ce3">
            <text:p>93845</text:p>
          </table:table-cell>
          <table:table-cell office:value-type="float" office:value="0" table:formula="of:=COUNTIF([.D$2:.D1935];[.F936])*[.F93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3746" table:style-name="ce2">
            <text:p>33746</text:p>
          </table:table-cell>
          <table:table-cell office:value-type="float" office:value="66296" table:style-name="ce2">
            <text:p>66296</text:p>
          </table:table-cell>
          <table:table-cell office:value-type="float" office:value="93894" table:style-name="ce3">
            <text:p>93894</text:p>
          </table:table-cell>
          <table:table-cell office:value-type="float" office:value="92176" table:style-name="ce3">
            <text:p>92176</text:p>
          </table:table-cell>
          <table:table-cell office:value-type="float" office:value="1718" table:formula="of:=ABS([.D937]-[.C937])" table:style-name="ce3">
            <text:p>1718</text:p>
          </table:table-cell>
          <table:table-cell office:value-type="float" office:value="93894" table:formula="of:=IFERROR(COM.MICROSOFT.SINGLE(__xludf.dummyfunction(&quot;&quot;&quot;COMPUTED_VALUE&quot;&quot;&quot;));93894)" table:style-name="ce3">
            <text:p>93894</text:p>
          </table:table-cell>
          <table:table-cell office:value-type="float" office:value="0" table:formula="of:=COUNTIF([.D$2:.D1936];[.F937])*[.F93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7163" table:style-name="ce2">
            <text:p>57163</text:p>
          </table:table-cell>
          <table:table-cell office:value-type="float" office:value="64173" table:style-name="ce2">
            <text:p>64173</text:p>
          </table:table-cell>
          <table:table-cell office:value-type="float" office:value="93935" table:style-name="ce3">
            <text:p>93935</text:p>
          </table:table-cell>
          <table:table-cell office:value-type="float" office:value="92176" table:style-name="ce3">
            <text:p>92176</text:p>
          </table:table-cell>
          <table:table-cell office:value-type="float" office:value="1759" table:formula="of:=ABS([.D938]-[.C938])" table:style-name="ce3">
            <text:p>1759</text:p>
          </table:table-cell>
          <table:table-cell office:value-type="float" office:value="93935" table:formula="of:=IFERROR(COM.MICROSOFT.SINGLE(__xludf.dummyfunction(&quot;&quot;&quot;COMPUTED_VALUE&quot;&quot;&quot;));93935)" table:style-name="ce3">
            <text:p>93935</text:p>
          </table:table-cell>
          <table:table-cell office:value-type="float" office:value="0" table:formula="of:=COUNTIF([.D$2:.D1937];[.F938])*[.F93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0694" table:style-name="ce2">
            <text:p>40694</text:p>
          </table:table-cell>
          <table:table-cell office:value-type="float" office:value="25667" table:style-name="ce2">
            <text:p>25667</text:p>
          </table:table-cell>
          <table:table-cell office:value-type="float" office:value="94064" table:style-name="ce3">
            <text:p>94064</text:p>
          </table:table-cell>
          <table:table-cell office:value-type="float" office:value="92176" table:style-name="ce3">
            <text:p>92176</text:p>
          </table:table-cell>
          <table:table-cell office:value-type="float" office:value="1888" table:formula="of:=ABS([.D939]-[.C939])" table:style-name="ce3">
            <text:p>1888</text:p>
          </table:table-cell>
          <table:table-cell office:value-type="float" office:value="94064" table:formula="of:=IFERROR(COM.MICROSOFT.SINGLE(__xludf.dummyfunction(&quot;&quot;&quot;COMPUTED_VALUE&quot;&quot;&quot;));94064)" table:style-name="ce3">
            <text:p>94064</text:p>
          </table:table-cell>
          <table:table-cell office:value-type="float" office:value="0" table:formula="of:=COUNTIF([.D$2:.D1938];[.F939])*[.F93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7656" table:style-name="ce2">
            <text:p>17656</text:p>
          </table:table-cell>
          <table:table-cell office:value-type="float" office:value="12560" table:style-name="ce2">
            <text:p>12560</text:p>
          </table:table-cell>
          <table:table-cell office:value-type="float" office:value="94202" table:style-name="ce3">
            <text:p>94202</text:p>
          </table:table-cell>
          <table:table-cell office:value-type="float" office:value="92176" table:style-name="ce3">
            <text:p>92176</text:p>
          </table:table-cell>
          <table:table-cell office:value-type="float" office:value="2026" table:formula="of:=ABS([.D940]-[.C940])" table:style-name="ce3">
            <text:p>2026</text:p>
          </table:table-cell>
          <table:table-cell office:value-type="float" office:value="94202" table:formula="of:=IFERROR(COM.MICROSOFT.SINGLE(__xludf.dummyfunction(&quot;&quot;&quot;COMPUTED_VALUE&quot;&quot;&quot;));94202)" table:style-name="ce3">
            <text:p>94202</text:p>
          </table:table-cell>
          <table:table-cell office:value-type="float" office:value="0" table:formula="of:=COUNTIF([.D$2:.D1939];[.F940])*[.F94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5674" table:style-name="ce2">
            <text:p>25674</text:p>
          </table:table-cell>
          <table:table-cell office:value-type="float" office:value="81321" table:style-name="ce2">
            <text:p>81321</text:p>
          </table:table-cell>
          <table:table-cell office:value-type="float" office:value="94278" table:style-name="ce3">
            <text:p>94278</text:p>
          </table:table-cell>
          <table:table-cell office:value-type="float" office:value="92176" table:style-name="ce3">
            <text:p>92176</text:p>
          </table:table-cell>
          <table:table-cell office:value-type="float" office:value="2102" table:formula="of:=ABS([.D941]-[.C941])" table:style-name="ce3">
            <text:p>2102</text:p>
          </table:table-cell>
          <table:table-cell office:value-type="float" office:value="94278" table:formula="of:=IFERROR(COM.MICROSOFT.SINGLE(__xludf.dummyfunction(&quot;&quot;&quot;COMPUTED_VALUE&quot;&quot;&quot;));94278)" table:style-name="ce3">
            <text:p>94278</text:p>
          </table:table-cell>
          <table:table-cell office:value-type="float" office:value="0" table:formula="of:=COUNTIF([.D$2:.D1940];[.F941])*[.F94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6631" table:style-name="ce2">
            <text:p>46631</text:p>
          </table:table-cell>
          <table:table-cell office:value-type="float" office:value="79101" table:style-name="ce2">
            <text:p>79101</text:p>
          </table:table-cell>
          <table:table-cell office:value-type="float" office:value="94370" table:style-name="ce3">
            <text:p>94370</text:p>
          </table:table-cell>
          <table:table-cell office:value-type="float" office:value="92176" table:style-name="ce3">
            <text:p>92176</text:p>
          </table:table-cell>
          <table:table-cell office:value-type="float" office:value="2194" table:formula="of:=ABS([.D942]-[.C942])" table:style-name="ce3">
            <text:p>2194</text:p>
          </table:table-cell>
          <table:table-cell office:value-type="float" office:value="94370" table:formula="of:=IFERROR(COM.MICROSOFT.SINGLE(__xludf.dummyfunction(&quot;&quot;&quot;COMPUTED_VALUE&quot;&quot;&quot;));94370)" table:style-name="ce3">
            <text:p>94370</text:p>
          </table:table-cell>
          <table:table-cell office:value-type="float" office:value="0" table:formula="of:=COUNTIF([.D$2:.D1941];[.F942])*[.F94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1088" table:style-name="ce2">
            <text:p>31088</text:p>
          </table:table-cell>
          <table:table-cell office:value-type="float" office:value="79101" table:style-name="ce2">
            <text:p>79101</text:p>
          </table:table-cell>
          <table:table-cell office:value-type="float" office:value="94450" table:style-name="ce3">
            <text:p>94450</text:p>
          </table:table-cell>
          <table:table-cell office:value-type="float" office:value="92176" table:style-name="ce3">
            <text:p>92176</text:p>
          </table:table-cell>
          <table:table-cell office:value-type="float" office:value="2274" table:formula="of:=ABS([.D943]-[.C943])" table:style-name="ce3">
            <text:p>2274</text:p>
          </table:table-cell>
          <table:table-cell office:value-type="float" office:value="94450" table:formula="of:=IFERROR(COM.MICROSOFT.SINGLE(__xludf.dummyfunction(&quot;&quot;&quot;COMPUTED_VALUE&quot;&quot;&quot;));94450)" table:style-name="ce3">
            <text:p>94450</text:p>
          </table:table-cell>
          <table:table-cell office:value-type="float" office:value="0" table:formula="of:=COUNTIF([.D$2:.D1942];[.F943])*[.F94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025" table:style-name="ce2">
            <text:p>16025</text:p>
          </table:table-cell>
          <table:table-cell office:value-type="float" office:value="15602" table:style-name="ce2">
            <text:p>15602</text:p>
          </table:table-cell>
          <table:table-cell office:value-type="float" office:value="94520" table:style-name="ce3">
            <text:p>94520</text:p>
          </table:table-cell>
          <table:table-cell office:value-type="float" office:value="92176" table:style-name="ce3">
            <text:p>92176</text:p>
          </table:table-cell>
          <table:table-cell office:value-type="float" office:value="2344" table:formula="of:=ABS([.D944]-[.C944])" table:style-name="ce3">
            <text:p>2344</text:p>
          </table:table-cell>
          <table:table-cell office:value-type="float" office:value="94520" table:formula="of:=IFERROR(COM.MICROSOFT.SINGLE(__xludf.dummyfunction(&quot;&quot;&quot;COMPUTED_VALUE&quot;&quot;&quot;));94520)" table:style-name="ce3">
            <text:p>94520</text:p>
          </table:table-cell>
          <table:table-cell office:value-type="float" office:value="0" table:formula="of:=COUNTIF([.D$2:.D1943];[.F944])*[.F94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0344" table:style-name="ce2">
            <text:p>90344</text:p>
          </table:table-cell>
          <table:table-cell office:value-type="float" office:value="93010" table:style-name="ce2">
            <text:p>93010</text:p>
          </table:table-cell>
          <table:table-cell office:value-type="float" office:value="94589" table:style-name="ce3">
            <text:p>94589</text:p>
          </table:table-cell>
          <table:table-cell office:value-type="float" office:value="92176" table:style-name="ce3">
            <text:p>92176</text:p>
          </table:table-cell>
          <table:table-cell office:value-type="float" office:value="2413" table:formula="of:=ABS([.D945]-[.C945])" table:style-name="ce3">
            <text:p>2413</text:p>
          </table:table-cell>
          <table:table-cell office:value-type="float" office:value="94589" table:formula="of:=IFERROR(COM.MICROSOFT.SINGLE(__xludf.dummyfunction(&quot;&quot;&quot;COMPUTED_VALUE&quot;&quot;&quot;));94589)" table:style-name="ce3">
            <text:p>94589</text:p>
          </table:table-cell>
          <table:table-cell office:value-type="float" office:value="0" table:formula="of:=COUNTIF([.D$2:.D1944];[.F945])*[.F94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502" table:style-name="ce2">
            <text:p>83502</text:p>
          </table:table-cell>
          <table:table-cell office:value-type="float" office:value="89257" table:style-name="ce2">
            <text:p>89257</text:p>
          </table:table-cell>
          <table:table-cell office:value-type="float" office:value="94594" table:style-name="ce3">
            <text:p>94594</text:p>
          </table:table-cell>
          <table:table-cell office:value-type="float" office:value="92176" table:style-name="ce3">
            <text:p>92176</text:p>
          </table:table-cell>
          <table:table-cell office:value-type="float" office:value="2418" table:formula="of:=ABS([.D946]-[.C946])" table:style-name="ce3">
            <text:p>2418</text:p>
          </table:table-cell>
          <table:table-cell office:value-type="float" office:value="94594" table:formula="of:=IFERROR(COM.MICROSOFT.SINGLE(__xludf.dummyfunction(&quot;&quot;&quot;COMPUTED_VALUE&quot;&quot;&quot;));94594)" table:style-name="ce3">
            <text:p>94594</text:p>
          </table:table-cell>
          <table:table-cell office:value-type="float" office:value="0" table:formula="of:=COUNTIF([.D$2:.D1945];[.F946])*[.F94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2506" table:style-name="ce2">
            <text:p>72506</text:p>
          </table:table-cell>
          <table:table-cell office:value-type="float" office:value="97934" table:style-name="ce2">
            <text:p>97934</text:p>
          </table:table-cell>
          <table:table-cell office:value-type="float" office:value="94702" table:style-name="ce3">
            <text:p>94702</text:p>
          </table:table-cell>
          <table:table-cell office:value-type="float" office:value="92278" table:style-name="ce3">
            <text:p>92278</text:p>
          </table:table-cell>
          <table:table-cell office:value-type="float" office:value="2424" table:formula="of:=ABS([.D947]-[.C947])" table:style-name="ce3">
            <text:p>2424</text:p>
          </table:table-cell>
          <table:table-cell office:value-type="float" office:value="94702" table:formula="of:=IFERROR(COM.MICROSOFT.SINGLE(__xludf.dummyfunction(&quot;&quot;&quot;COMPUTED_VALUE&quot;&quot;&quot;));94702)" table:style-name="ce3">
            <text:p>94702</text:p>
          </table:table-cell>
          <table:table-cell office:value-type="float" office:value="0" table:formula="of:=COUNTIF([.D$2:.D1946];[.F947])*[.F94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7982" table:style-name="ce2">
            <text:p>67982</text:p>
          </table:table-cell>
          <table:table-cell office:value-type="float" office:value="92119" table:style-name="ce2">
            <text:p>92119</text:p>
          </table:table-cell>
          <table:table-cell office:value-type="float" office:value="94738" table:style-name="ce3">
            <text:p>94738</text:p>
          </table:table-cell>
          <table:table-cell office:value-type="float" office:value="92339" table:style-name="ce3">
            <text:p>92339</text:p>
          </table:table-cell>
          <table:table-cell office:value-type="float" office:value="2399" table:formula="of:=ABS([.D948]-[.C948])" table:style-name="ce3">
            <text:p>2399</text:p>
          </table:table-cell>
          <table:table-cell office:value-type="float" office:value="94738" table:formula="of:=IFERROR(COM.MICROSOFT.SINGLE(__xludf.dummyfunction(&quot;&quot;&quot;COMPUTED_VALUE&quot;&quot;&quot;));94738)" table:style-name="ce3">
            <text:p>94738</text:p>
          </table:table-cell>
          <table:table-cell office:value-type="float" office:value="0" table:formula="of:=COUNTIF([.D$2:.D1947];[.F948])*[.F94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3274" table:style-name="ce2">
            <text:p>53274</text:p>
          </table:table-cell>
          <table:table-cell office:value-type="float" office:value="20232" table:style-name="ce2">
            <text:p>20232</text:p>
          </table:table-cell>
          <table:table-cell office:value-type="float" office:value="94944" table:style-name="ce3">
            <text:p>94944</text:p>
          </table:table-cell>
          <table:table-cell office:value-type="float" office:value="92388" table:style-name="ce3">
            <text:p>92388</text:p>
          </table:table-cell>
          <table:table-cell office:value-type="float" office:value="2556" table:formula="of:=ABS([.D949]-[.C949])" table:style-name="ce3">
            <text:p>2556</text:p>
          </table:table-cell>
          <table:table-cell office:value-type="float" office:value="94944" table:formula="of:=IFERROR(COM.MICROSOFT.SINGLE(__xludf.dummyfunction(&quot;&quot;&quot;COMPUTED_VALUE&quot;&quot;&quot;));94944)" table:style-name="ce3">
            <text:p>94944</text:p>
          </table:table-cell>
          <table:table-cell office:value-type="float" office:value="0" table:formula="of:=COUNTIF([.D$2:.D1948];[.F949])*[.F94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581" table:style-name="ce2">
            <text:p>81581</text:p>
          </table:table-cell>
          <table:table-cell office:value-type="float" office:value="15775" table:style-name="ce2">
            <text:p>15775</text:p>
          </table:table-cell>
          <table:table-cell office:value-type="float" office:value="95088" table:style-name="ce3">
            <text:p>95088</text:p>
          </table:table-cell>
          <table:table-cell office:value-type="float" office:value="92760" table:style-name="ce3">
            <text:p>92760</text:p>
          </table:table-cell>
          <table:table-cell office:value-type="float" office:value="2328" table:formula="of:=ABS([.D950]-[.C950])" table:style-name="ce3">
            <text:p>2328</text:p>
          </table:table-cell>
          <table:table-cell office:value-type="float" office:value="95088" table:formula="of:=IFERROR(COM.MICROSOFT.SINGLE(__xludf.dummyfunction(&quot;&quot;&quot;COMPUTED_VALUE&quot;&quot;&quot;));95088)" table:style-name="ce3">
            <text:p>95088</text:p>
          </table:table-cell>
          <table:table-cell office:value-type="float" office:value="0" table:formula="of:=COUNTIF([.D$2:.D1949];[.F950])*[.F95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634" table:style-name="ce2">
            <text:p>61634</text:p>
          </table:table-cell>
          <table:table-cell office:value-type="float" office:value="92176" table:style-name="ce2">
            <text:p>92176</text:p>
          </table:table-cell>
          <table:table-cell office:value-type="float" office:value="95180" table:style-name="ce3">
            <text:p>95180</text:p>
          </table:table-cell>
          <table:table-cell office:value-type="float" office:value="92974" table:style-name="ce3">
            <text:p>92974</text:p>
          </table:table-cell>
          <table:table-cell office:value-type="float" office:value="2206" table:formula="of:=ABS([.D951]-[.C951])" table:style-name="ce3">
            <text:p>2206</text:p>
          </table:table-cell>
          <table:table-cell office:value-type="float" office:value="95180" table:formula="of:=IFERROR(COM.MICROSOFT.SINGLE(__xludf.dummyfunction(&quot;&quot;&quot;COMPUTED_VALUE&quot;&quot;&quot;));95180)" table:style-name="ce3">
            <text:p>95180</text:p>
          </table:table-cell>
          <table:table-cell office:value-type="float" office:value="0" table:formula="of:=COUNTIF([.D$2:.D1950];[.F951])*[.F95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4465" table:style-name="ce2">
            <text:p>34465</text:p>
          </table:table-cell>
          <table:table-cell office:value-type="float" office:value="76620" table:style-name="ce2">
            <text:p>76620</text:p>
          </table:table-cell>
          <table:table-cell office:value-type="float" office:value="95224" table:style-name="ce3">
            <text:p>95224</text:p>
          </table:table-cell>
          <table:table-cell office:value-type="float" office:value="93010" table:style-name="ce3">
            <text:p>93010</text:p>
          </table:table-cell>
          <table:table-cell office:value-type="float" office:value="2214" table:formula="of:=ABS([.D952]-[.C952])" table:style-name="ce3">
            <text:p>2214</text:p>
          </table:table-cell>
          <table:table-cell office:value-type="float" office:value="95224" table:formula="of:=IFERROR(COM.MICROSOFT.SINGLE(__xludf.dummyfunction(&quot;&quot;&quot;COMPUTED_VALUE&quot;&quot;&quot;));95224)" table:style-name="ce3">
            <text:p>95224</text:p>
          </table:table-cell>
          <table:table-cell office:value-type="float" office:value="0" table:formula="of:=COUNTIF([.D$2:.D1951];[.F952])*[.F95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9738" table:style-name="ce2">
            <text:p>39738</text:p>
          </table:table-cell>
          <table:table-cell office:value-type="float" office:value="76121" table:style-name="ce2">
            <text:p>76121</text:p>
          </table:table-cell>
          <table:table-cell office:value-type="float" office:value="95389" table:style-name="ce3">
            <text:p>95389</text:p>
          </table:table-cell>
          <table:table-cell office:value-type="float" office:value="93158" table:style-name="ce3">
            <text:p>93158</text:p>
          </table:table-cell>
          <table:table-cell office:value-type="float" office:value="2231" table:formula="of:=ABS([.D953]-[.C953])" table:style-name="ce3">
            <text:p>2231</text:p>
          </table:table-cell>
          <table:table-cell office:value-type="float" office:value="95389" table:formula="of:=IFERROR(COM.MICROSOFT.SINGLE(__xludf.dummyfunction(&quot;&quot;&quot;COMPUTED_VALUE&quot;&quot;&quot;));95389)" table:style-name="ce3">
            <text:p>95389</text:p>
          </table:table-cell>
          <table:table-cell office:value-type="float" office:value="0" table:formula="of:=COUNTIF([.D$2:.D1952];[.F953])*[.F95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9929" table:style-name="ce2">
            <text:p>29929</text:p>
          </table:table-cell>
          <table:table-cell office:value-type="float" office:value="34694" table:style-name="ce2">
            <text:p>34694</text:p>
          </table:table-cell>
          <table:table-cell office:value-type="float" office:value="95444" table:style-name="ce3">
            <text:p>95444</text:p>
          </table:table-cell>
          <table:table-cell office:value-type="float" office:value="93412" table:style-name="ce3">
            <text:p>93412</text:p>
          </table:table-cell>
          <table:table-cell office:value-type="float" office:value="2032" table:formula="of:=ABS([.D954]-[.C954])" table:style-name="ce3">
            <text:p>2032</text:p>
          </table:table-cell>
          <table:table-cell office:value-type="float" office:value="95444" table:formula="of:=IFERROR(COM.MICROSOFT.SINGLE(__xludf.dummyfunction(&quot;&quot;&quot;COMPUTED_VALUE&quot;&quot;&quot;));95444)" table:style-name="ce3">
            <text:p>95444</text:p>
          </table:table-cell>
          <table:table-cell office:value-type="float" office:value="0" table:formula="of:=COUNTIF([.D$2:.D1953];[.F954])*[.F95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062" table:style-name="ce2">
            <text:p>63062</text:p>
          </table:table-cell>
          <table:table-cell office:value-type="float" office:value="53509" table:style-name="ce2">
            <text:p>53509</text:p>
          </table:table-cell>
          <table:table-cell office:value-type="float" office:value="95511" table:style-name="ce3">
            <text:p>95511</text:p>
          </table:table-cell>
          <table:table-cell office:value-type="float" office:value="93637" table:style-name="ce3">
            <text:p>93637</text:p>
          </table:table-cell>
          <table:table-cell office:value-type="float" office:value="1874" table:formula="of:=ABS([.D955]-[.C955])" table:style-name="ce3">
            <text:p>1874</text:p>
          </table:table-cell>
          <table:table-cell office:value-type="float" office:value="95511" table:formula="of:=IFERROR(COM.MICROSOFT.SINGLE(__xludf.dummyfunction(&quot;&quot;&quot;COMPUTED_VALUE&quot;&quot;&quot;));95511)" table:style-name="ce3">
            <text:p>95511</text:p>
          </table:table-cell>
          <table:table-cell office:value-type="float" office:value="0" table:formula="of:=COUNTIF([.D$2:.D1954];[.F955])*[.F95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325" table:style-name="ce2">
            <text:p>61325</text:p>
          </table:table-cell>
          <table:table-cell office:value-type="float" office:value="19831" table:style-name="ce2">
            <text:p>19831</text:p>
          </table:table-cell>
          <table:table-cell office:value-type="float" office:value="95818" table:style-name="ce3">
            <text:p>95818</text:p>
          </table:table-cell>
          <table:table-cell office:value-type="float" office:value="93643" table:style-name="ce3">
            <text:p>93643</text:p>
          </table:table-cell>
          <table:table-cell office:value-type="float" office:value="2175" table:formula="of:=ABS([.D956]-[.C956])" table:style-name="ce3">
            <text:p>2175</text:p>
          </table:table-cell>
          <table:table-cell office:value-type="float" office:value="95818" table:formula="of:=IFERROR(COM.MICROSOFT.SINGLE(__xludf.dummyfunction(&quot;&quot;&quot;COMPUTED_VALUE&quot;&quot;&quot;));95818)" table:style-name="ce3">
            <text:p>95818</text:p>
          </table:table-cell>
          <table:table-cell office:value-type="float" office:value="0" table:formula="of:=COUNTIF([.D$2:.D1955];[.F956])*[.F95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5180" table:style-name="ce2">
            <text:p>95180</text:p>
          </table:table-cell>
          <table:table-cell office:value-type="float" office:value="32789" table:style-name="ce2">
            <text:p>32789</text:p>
          </table:table-cell>
          <table:table-cell office:value-type="float" office:value="95831" table:style-name="ce3">
            <text:p>95831</text:p>
          </table:table-cell>
          <table:table-cell office:value-type="float" office:value="93796" table:style-name="ce3">
            <text:p>93796</text:p>
          </table:table-cell>
          <table:table-cell office:value-type="float" office:value="2035" table:formula="of:=ABS([.D957]-[.C957])" table:style-name="ce3">
            <text:p>2035</text:p>
          </table:table-cell>
          <table:table-cell office:value-type="float" office:value="95831" table:formula="of:=IFERROR(COM.MICROSOFT.SINGLE(__xludf.dummyfunction(&quot;&quot;&quot;COMPUTED_VALUE&quot;&quot;&quot;));95831)" table:style-name="ce3">
            <text:p>95831</text:p>
          </table:table-cell>
          <table:table-cell office:value-type="float" office:value="0" table:formula="of:=COUNTIF([.D$2:.D1956];[.F957])*[.F95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6828" table:style-name="ce2">
            <text:p>76828</text:p>
          </table:table-cell>
          <table:table-cell office:value-type="float" office:value="81537" table:style-name="ce2">
            <text:p>81537</text:p>
          </table:table-cell>
          <table:table-cell office:value-type="float" office:value="95915" table:style-name="ce3">
            <text:p>95915</text:p>
          </table:table-cell>
          <table:table-cell office:value-type="float" office:value="93842" table:style-name="ce3">
            <text:p>93842</text:p>
          </table:table-cell>
          <table:table-cell office:value-type="float" office:value="2073" table:formula="of:=ABS([.D958]-[.C958])" table:style-name="ce3">
            <text:p>2073</text:p>
          </table:table-cell>
          <table:table-cell office:value-type="float" office:value="95915" table:formula="of:=IFERROR(COM.MICROSOFT.SINGLE(__xludf.dummyfunction(&quot;&quot;&quot;COMPUTED_VALUE&quot;&quot;&quot;));95915)" table:style-name="ce3">
            <text:p>95915</text:p>
          </table:table-cell>
          <table:table-cell office:value-type="float" office:value="0" table:formula="of:=COUNTIF([.D$2:.D1957];[.F958])*[.F95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6895" table:style-name="ce2">
            <text:p>16895</text:p>
          </table:table-cell>
          <table:table-cell office:value-type="float" office:value="72666" table:style-name="ce2">
            <text:p>72666</text:p>
          </table:table-cell>
          <table:table-cell office:value-type="float" office:value="95968" table:style-name="ce3">
            <text:p>95968</text:p>
          </table:table-cell>
          <table:table-cell office:value-type="float" office:value="93940" table:style-name="ce3">
            <text:p>93940</text:p>
          </table:table-cell>
          <table:table-cell office:value-type="float" office:value="2028" table:formula="of:=ABS([.D959]-[.C959])" table:style-name="ce3">
            <text:p>2028</text:p>
          </table:table-cell>
          <table:table-cell office:value-type="float" office:value="95968" table:formula="of:=IFERROR(COM.MICROSOFT.SINGLE(__xludf.dummyfunction(&quot;&quot;&quot;COMPUTED_VALUE&quot;&quot;&quot;));95968)" table:style-name="ce3">
            <text:p>95968</text:p>
          </table:table-cell>
          <table:table-cell office:value-type="float" office:value="0" table:formula="of:=COUNTIF([.D$2:.D1958];[.F959])*[.F95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2407" table:style-name="ce2">
            <text:p>42407</text:p>
          </table:table-cell>
          <table:table-cell office:value-type="float" office:value="31971" table:style-name="ce2">
            <text:p>31971</text:p>
          </table:table-cell>
          <table:table-cell office:value-type="float" office:value="95972" table:style-name="ce3">
            <text:p>95972</text:p>
          </table:table-cell>
          <table:table-cell office:value-type="float" office:value="94108" table:style-name="ce3">
            <text:p>94108</text:p>
          </table:table-cell>
          <table:table-cell office:value-type="float" office:value="1864" table:formula="of:=ABS([.D960]-[.C960])" table:style-name="ce3">
            <text:p>1864</text:p>
          </table:table-cell>
          <table:table-cell office:value-type="float" office:value="95972" table:formula="of:=IFERROR(COM.MICROSOFT.SINGLE(__xludf.dummyfunction(&quot;&quot;&quot;COMPUTED_VALUE&quot;&quot;&quot;));95972)" table:style-name="ce3">
            <text:p>95972</text:p>
          </table:table-cell>
          <table:table-cell office:value-type="float" office:value="0" table:formula="of:=COUNTIF([.D$2:.D1959];[.F960])*[.F96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8627" table:style-name="ce2">
            <text:p>38627</text:p>
          </table:table-cell>
          <table:table-cell office:value-type="float" office:value="66296" table:style-name="ce2">
            <text:p>66296</text:p>
          </table:table-cell>
          <table:table-cell office:value-type="float" office:value="96015" table:style-name="ce3">
            <text:p>96015</text:p>
          </table:table-cell>
          <table:table-cell office:value-type="float" office:value="94310" table:style-name="ce3">
            <text:p>94310</text:p>
          </table:table-cell>
          <table:table-cell office:value-type="float" office:value="1705" table:formula="of:=ABS([.D961]-[.C961])" table:style-name="ce3">
            <text:p>1705</text:p>
          </table:table-cell>
          <table:table-cell office:value-type="float" office:value="96015" table:formula="of:=IFERROR(COM.MICROSOFT.SINGLE(__xludf.dummyfunction(&quot;&quot;&quot;COMPUTED_VALUE&quot;&quot;&quot;));96015)" table:style-name="ce3">
            <text:p>96015</text:p>
          </table:table-cell>
          <table:table-cell office:value-type="float" office:value="0" table:formula="of:=COUNTIF([.D$2:.D1960];[.F961])*[.F96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9392" table:style-name="ce2">
            <text:p>49392</text:p>
          </table:table-cell>
          <table:table-cell office:value-type="float" office:value="53573" table:style-name="ce2">
            <text:p>53573</text:p>
          </table:table-cell>
          <table:table-cell office:value-type="float" office:value="96296" table:style-name="ce3">
            <text:p>96296</text:p>
          </table:table-cell>
          <table:table-cell office:value-type="float" office:value="94666" table:style-name="ce3">
            <text:p>94666</text:p>
          </table:table-cell>
          <table:table-cell office:value-type="float" office:value="1630" table:formula="of:=ABS([.D962]-[.C962])" table:style-name="ce3">
            <text:p>1630</text:p>
          </table:table-cell>
          <table:table-cell office:value-type="float" office:value="96296" table:formula="of:=IFERROR(COM.MICROSOFT.SINGLE(__xludf.dummyfunction(&quot;&quot;&quot;COMPUTED_VALUE&quot;&quot;&quot;));96296)" table:style-name="ce3">
            <text:p>96296</text:p>
          </table:table-cell>
          <table:table-cell office:value-type="float" office:value="0" table:formula="of:=COUNTIF([.D$2:.D1961];[.F962])*[.F96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0342" table:style-name="ce2">
            <text:p>10342</text:p>
          </table:table-cell>
          <table:table-cell office:value-type="float" office:value="73936" table:style-name="ce2">
            <text:p>73936</text:p>
          </table:table-cell>
          <table:table-cell office:value-type="float" office:value="96385" table:style-name="ce3">
            <text:p>96385</text:p>
          </table:table-cell>
          <table:table-cell office:value-type="float" office:value="94789" table:style-name="ce3">
            <text:p>94789</text:p>
          </table:table-cell>
          <table:table-cell office:value-type="float" office:value="1596" table:formula="of:=ABS([.D963]-[.C963])" table:style-name="ce3">
            <text:p>1596</text:p>
          </table:table-cell>
          <table:table-cell office:value-type="float" office:value="96385" table:formula="of:=IFERROR(COM.MICROSOFT.SINGLE(__xludf.dummyfunction(&quot;&quot;&quot;COMPUTED_VALUE&quot;&quot;&quot;));96385)" table:style-name="ce3">
            <text:p>96385</text:p>
          </table:table-cell>
          <table:table-cell office:value-type="float" office:value="0" table:formula="of:=COUNTIF([.D$2:.D1962];[.F963])*[.F96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1470" table:style-name="ce2">
            <text:p>81470</text:p>
          </table:table-cell>
          <table:table-cell office:value-type="float" office:value="19476" table:style-name="ce2">
            <text:p>19476</text:p>
          </table:table-cell>
          <table:table-cell office:value-type="float" office:value="96421" table:style-name="ce3">
            <text:p>96421</text:p>
          </table:table-cell>
          <table:table-cell office:value-type="float" office:value="94963" table:style-name="ce3">
            <text:p>94963</text:p>
          </table:table-cell>
          <table:table-cell office:value-type="float" office:value="1458" table:formula="of:=ABS([.D964]-[.C964])" table:style-name="ce3">
            <text:p>1458</text:p>
          </table:table-cell>
          <table:table-cell office:value-type="float" office:value="96421" table:formula="of:=IFERROR(COM.MICROSOFT.SINGLE(__xludf.dummyfunction(&quot;&quot;&quot;COMPUTED_VALUE&quot;&quot;&quot;));96421)" table:style-name="ce3">
            <text:p>96421</text:p>
          </table:table-cell>
          <table:table-cell office:value-type="float" office:value="0" table:formula="of:=COUNTIF([.D$2:.D1963];[.F964])*[.F96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9948" table:style-name="ce2">
            <text:p>79948</text:p>
          </table:table-cell>
          <table:table-cell office:value-type="float" office:value="73681" table:style-name="ce2">
            <text:p>73681</text:p>
          </table:table-cell>
          <table:table-cell office:value-type="float" office:value="96521" table:style-name="ce3">
            <text:p>96521</text:p>
          </table:table-cell>
          <table:table-cell office:value-type="float" office:value="94988" table:style-name="ce3">
            <text:p>94988</text:p>
          </table:table-cell>
          <table:table-cell office:value-type="float" office:value="1533" table:formula="of:=ABS([.D965]-[.C965])" table:style-name="ce3">
            <text:p>1533</text:p>
          </table:table-cell>
          <table:table-cell office:value-type="float" office:value="96521" table:formula="of:=IFERROR(COM.MICROSOFT.SINGLE(__xludf.dummyfunction(&quot;&quot;&quot;COMPUTED_VALUE&quot;&quot;&quot;));96521)" table:style-name="ce3">
            <text:p>96521</text:p>
          </table:table-cell>
          <table:table-cell office:value-type="float" office:value="0" table:formula="of:=COUNTIF([.D$2:.D1964];[.F965])*[.F96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798" table:style-name="ce2">
            <text:p>80798</text:p>
          </table:table-cell>
          <table:table-cell office:value-type="float" office:value="67908" table:style-name="ce2">
            <text:p>67908</text:p>
          </table:table-cell>
          <table:table-cell office:value-type="float" office:value="96558" table:style-name="ce3">
            <text:p>96558</text:p>
          </table:table-cell>
          <table:table-cell office:value-type="float" office:value="95239" table:style-name="ce3">
            <text:p>95239</text:p>
          </table:table-cell>
          <table:table-cell office:value-type="float" office:value="1319" table:formula="of:=ABS([.D966]-[.C966])" table:style-name="ce3">
            <text:p>1319</text:p>
          </table:table-cell>
          <table:table-cell office:value-type="float" office:value="96558" table:formula="of:=IFERROR(COM.MICROSOFT.SINGLE(__xludf.dummyfunction(&quot;&quot;&quot;COMPUTED_VALUE&quot;&quot;&quot;));96558)" table:style-name="ce3">
            <text:p>96558</text:p>
          </table:table-cell>
          <table:table-cell office:value-type="float" office:value="193116" table:formula="of:=COUNTIF([.D$2:.D1965];[.F966])*[.F966]" table:style-name="ce3">
            <text:p>193116</text:p>
          </table:table-cell>
          <table:table-cell table:number-columns-repeated="16377"/>
        </table:table-row>
        <table:table-row table:style-name="ro1">
          <table:table-cell office:value-type="float" office:value="48113" table:style-name="ce2">
            <text:p>48113</text:p>
          </table:table-cell>
          <table:table-cell office:value-type="float" office:value="26473" table:style-name="ce2">
            <text:p>26473</text:p>
          </table:table-cell>
          <table:table-cell office:value-type="float" office:value="96782" table:style-name="ce3">
            <text:p>96782</text:p>
          </table:table-cell>
          <table:table-cell office:value-type="float" office:value="95261" table:style-name="ce3">
            <text:p>95261</text:p>
          </table:table-cell>
          <table:table-cell office:value-type="float" office:value="1521" table:formula="of:=ABS([.D967]-[.C967])" table:style-name="ce3">
            <text:p>1521</text:p>
          </table:table-cell>
          <table:table-cell office:value-type="float" office:value="96782" table:formula="of:=IFERROR(COM.MICROSOFT.SINGLE(__xludf.dummyfunction(&quot;&quot;&quot;COMPUTED_VALUE&quot;&quot;&quot;));96782)" table:style-name="ce3">
            <text:p>96782</text:p>
          </table:table-cell>
          <table:table-cell office:value-type="float" office:value="0" table:formula="of:=COUNTIF([.D$2:.D1966];[.F967])*[.F96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7504" table:style-name="ce2">
            <text:p>27504</text:p>
          </table:table-cell>
          <table:table-cell office:value-type="float" office:value="66296" table:style-name="ce2">
            <text:p>66296</text:p>
          </table:table-cell>
          <table:table-cell office:value-type="float" office:value="96846" table:style-name="ce3">
            <text:p>96846</text:p>
          </table:table-cell>
          <table:table-cell office:value-type="float" office:value="95602" table:style-name="ce3">
            <text:p>95602</text:p>
          </table:table-cell>
          <table:table-cell office:value-type="float" office:value="1244" table:formula="of:=ABS([.D968]-[.C968])" table:style-name="ce3">
            <text:p>1244</text:p>
          </table:table-cell>
          <table:table-cell office:value-type="float" office:value="96846" table:formula="of:=IFERROR(COM.MICROSOFT.SINGLE(__xludf.dummyfunction(&quot;&quot;&quot;COMPUTED_VALUE&quot;&quot;&quot;));96846)" table:style-name="ce3">
            <text:p>96846</text:p>
          </table:table-cell>
          <table:table-cell office:value-type="float" office:value="0" table:formula="of:=COUNTIF([.D$2:.D1967];[.F968])*[.F96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214" table:style-name="ce2">
            <text:p>63214</text:p>
          </table:table-cell>
          <table:table-cell office:value-type="float" office:value="72376" table:style-name="ce2">
            <text:p>72376</text:p>
          </table:table-cell>
          <table:table-cell office:value-type="float" office:value="96855" table:style-name="ce3">
            <text:p>96855</text:p>
          </table:table-cell>
          <table:table-cell office:value-type="float" office:value="95834" table:style-name="ce3">
            <text:p>95834</text:p>
          </table:table-cell>
          <table:table-cell office:value-type="float" office:value="1021" table:formula="of:=ABS([.D969]-[.C969])" table:style-name="ce3">
            <text:p>1021</text:p>
          </table:table-cell>
          <table:table-cell office:value-type="float" office:value="96855" table:formula="of:=IFERROR(COM.MICROSOFT.SINGLE(__xludf.dummyfunction(&quot;&quot;&quot;COMPUTED_VALUE&quot;&quot;&quot;));96855)" table:style-name="ce3">
            <text:p>96855</text:p>
          </table:table-cell>
          <table:table-cell office:value-type="float" office:value="0" table:formula="of:=COUNTIF([.D$2:.D1968];[.F969])*[.F96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224" table:style-name="ce2">
            <text:p>30224</text:p>
          </table:table-cell>
          <table:table-cell office:value-type="float" office:value="23096" table:style-name="ce2">
            <text:p>23096</text:p>
          </table:table-cell>
          <table:table-cell office:value-type="float" office:value="96939" table:style-name="ce3">
            <text:p>96939</text:p>
          </table:table-cell>
          <table:table-cell office:value-type="float" office:value="95923" table:style-name="ce3">
            <text:p>95923</text:p>
          </table:table-cell>
          <table:table-cell office:value-type="float" office:value="1016" table:formula="of:=ABS([.D970]-[.C970])" table:style-name="ce3">
            <text:p>1016</text:p>
          </table:table-cell>
          <table:table-cell office:value-type="float" office:value="96939" table:formula="of:=IFERROR(COM.MICROSOFT.SINGLE(__xludf.dummyfunction(&quot;&quot;&quot;COMPUTED_VALUE&quot;&quot;&quot;));96939)" table:style-name="ce3">
            <text:p>96939</text:p>
          </table:table-cell>
          <table:table-cell office:value-type="float" office:value="0" table:formula="of:=COUNTIF([.D$2:.D1969];[.F970])*[.F97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3112" table:style-name="ce2">
            <text:p>63112</text:p>
          </table:table-cell>
          <table:table-cell office:value-type="float" office:value="69857" table:style-name="ce2">
            <text:p>69857</text:p>
          </table:table-cell>
          <table:table-cell office:value-type="float" office:value="96949" table:style-name="ce3">
            <text:p>96949</text:p>
          </table:table-cell>
          <table:table-cell office:value-type="float" office:value="96077" table:style-name="ce3">
            <text:p>96077</text:p>
          </table:table-cell>
          <table:table-cell office:value-type="float" office:value="872" table:formula="of:=ABS([.D971]-[.C971])" table:style-name="ce3">
            <text:p>872</text:p>
          </table:table-cell>
          <table:table-cell office:value-type="float" office:value="96949" table:formula="of:=IFERROR(COM.MICROSOFT.SINGLE(__xludf.dummyfunction(&quot;&quot;&quot;COMPUTED_VALUE&quot;&quot;&quot;));96949)" table:style-name="ce3">
            <text:p>96949</text:p>
          </table:table-cell>
          <table:table-cell office:value-type="float" office:value="0" table:formula="of:=COUNTIF([.D$2:.D1970];[.F971])*[.F97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7829" table:style-name="ce2">
            <text:p>47829</text:p>
          </table:table-cell>
          <table:table-cell office:value-type="float" office:value="66296" table:style-name="ce2">
            <text:p>66296</text:p>
          </table:table-cell>
          <table:table-cell office:value-type="float" office:value="96975" table:style-name="ce3">
            <text:p>96975</text:p>
          </table:table-cell>
          <table:table-cell office:value-type="float" office:value="96287" table:style-name="ce3">
            <text:p>96287</text:p>
          </table:table-cell>
          <table:table-cell office:value-type="float" office:value="688" table:formula="of:=ABS([.D972]-[.C972])" table:style-name="ce3">
            <text:p>688</text:p>
          </table:table-cell>
          <table:table-cell office:value-type="float" office:value="96975" table:formula="of:=IFERROR(COM.MICROSOFT.SINGLE(__xludf.dummyfunction(&quot;&quot;&quot;COMPUTED_VALUE&quot;&quot;&quot;));96975)" table:style-name="ce3">
            <text:p>96975</text:p>
          </table:table-cell>
          <table:table-cell office:value-type="float" office:value="0" table:formula="of:=COUNTIF([.D$2:.D1971];[.F972])*[.F97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412" table:style-name="ce2">
            <text:p>32412</text:p>
          </table:table-cell>
          <table:table-cell office:value-type="float" office:value="32329" table:style-name="ce2">
            <text:p>32329</text:p>
          </table:table-cell>
          <table:table-cell office:value-type="float" office:value="97005" table:style-name="ce3">
            <text:p>97005</text:p>
          </table:table-cell>
          <table:table-cell office:value-type="float" office:value="96318" table:style-name="ce3">
            <text:p>96318</text:p>
          </table:table-cell>
          <table:table-cell office:value-type="float" office:value="687" table:formula="of:=ABS([.D973]-[.C973])" table:style-name="ce3">
            <text:p>687</text:p>
          </table:table-cell>
          <table:table-cell office:value-type="float" office:value="97005" table:formula="of:=IFERROR(COM.MICROSOFT.SINGLE(__xludf.dummyfunction(&quot;&quot;&quot;COMPUTED_VALUE&quot;&quot;&quot;));97005)" table:style-name="ce3">
            <text:p>97005</text:p>
          </table:table-cell>
          <table:table-cell office:value-type="float" office:value="0" table:formula="of:=COUNTIF([.D$2:.D1972];[.F973])*[.F97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2231" table:style-name="ce2">
            <text:p>52231</text:p>
          </table:table-cell>
          <table:table-cell office:value-type="float" office:value="72376" table:style-name="ce2">
            <text:p>72376</text:p>
          </table:table-cell>
          <table:table-cell office:value-type="float" office:value="97017" table:style-name="ce3">
            <text:p>97017</text:p>
          </table:table-cell>
          <table:table-cell office:value-type="float" office:value="96558" table:style-name="ce3">
            <text:p>96558</text:p>
          </table:table-cell>
          <table:table-cell office:value-type="float" office:value="459" table:formula="of:=ABS([.D974]-[.C974])" table:style-name="ce3">
            <text:p>459</text:p>
          </table:table-cell>
          <table:table-cell office:value-type="float" office:value="97017" table:formula="of:=IFERROR(COM.MICROSOFT.SINGLE(__xludf.dummyfunction(&quot;&quot;&quot;COMPUTED_VALUE&quot;&quot;&quot;));97017)" table:style-name="ce3">
            <text:p>97017</text:p>
          </table:table-cell>
          <table:table-cell office:value-type="float" office:value="0" table:formula="of:=COUNTIF([.D$2:.D1973];[.F974])*[.F97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0379" table:style-name="ce2">
            <text:p>30379</text:p>
          </table:table-cell>
          <table:table-cell office:value-type="float" office:value="62620" table:style-name="ce2">
            <text:p>62620</text:p>
          </table:table-cell>
          <table:table-cell office:value-type="float" office:value="97081" table:style-name="ce3">
            <text:p>97081</text:p>
          </table:table-cell>
          <table:table-cell office:value-type="float" office:value="96558" table:style-name="ce3">
            <text:p>96558</text:p>
          </table:table-cell>
          <table:table-cell office:value-type="float" office:value="523" table:formula="of:=ABS([.D975]-[.C975])" table:style-name="ce3">
            <text:p>523</text:p>
          </table:table-cell>
          <table:table-cell office:value-type="float" office:value="97081" table:formula="of:=IFERROR(COM.MICROSOFT.SINGLE(__xludf.dummyfunction(&quot;&quot;&quot;COMPUTED_VALUE&quot;&quot;&quot;));97081)" table:style-name="ce3">
            <text:p>97081</text:p>
          </table:table-cell>
          <table:table-cell office:value-type="float" office:value="0" table:formula="of:=COUNTIF([.D$2:.D1974];[.F975])*[.F97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0100" table:style-name="ce2">
            <text:p>80100</text:p>
          </table:table-cell>
          <table:table-cell office:value-type="float" office:value="29605" table:style-name="ce2">
            <text:p>29605</text:p>
          </table:table-cell>
          <table:table-cell office:value-type="float" office:value="97160" table:style-name="ce3">
            <text:p>97160</text:p>
          </table:table-cell>
          <table:table-cell office:value-type="float" office:value="97010" table:style-name="ce3">
            <text:p>97010</text:p>
          </table:table-cell>
          <table:table-cell office:value-type="float" office:value="150" table:formula="of:=ABS([.D976]-[.C976])" table:style-name="ce3">
            <text:p>150</text:p>
          </table:table-cell>
          <table:table-cell office:value-type="float" office:value="97160" table:formula="of:=IFERROR(COM.MICROSOFT.SINGLE(__xludf.dummyfunction(&quot;&quot;&quot;COMPUTED_VALUE&quot;&quot;&quot;));97160)" table:style-name="ce3">
            <text:p>97160</text:p>
          </table:table-cell>
          <table:table-cell office:value-type="float" office:value="0" table:formula="of:=COUNTIF([.D$2:.D1975];[.F976])*[.F97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4262" table:style-name="ce2">
            <text:p>74262</text:p>
          </table:table-cell>
          <table:table-cell office:value-type="float" office:value="90582" table:style-name="ce2">
            <text:p>90582</text:p>
          </table:table-cell>
          <table:table-cell office:value-type="float" office:value="97267" table:style-name="ce3">
            <text:p>97267</text:p>
          </table:table-cell>
          <table:table-cell office:value-type="float" office:value="97452" table:style-name="ce3">
            <text:p>97452</text:p>
          </table:table-cell>
          <table:table-cell office:value-type="float" office:value="185" table:formula="of:=ABS([.D977]-[.C977])" table:style-name="ce3">
            <text:p>185</text:p>
          </table:table-cell>
          <table:table-cell office:value-type="float" office:value="97267" table:formula="of:=IFERROR(COM.MICROSOFT.SINGLE(__xludf.dummyfunction(&quot;&quot;&quot;COMPUTED_VALUE&quot;&quot;&quot;));97267)" table:style-name="ce3">
            <text:p>97267</text:p>
          </table:table-cell>
          <table:table-cell office:value-type="float" office:value="0" table:formula="of:=COUNTIF([.D$2:.D1976];[.F977])*[.F97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4634" table:style-name="ce2">
            <text:p>14634</text:p>
          </table:table-cell>
          <table:table-cell office:value-type="float" office:value="52329" table:style-name="ce2">
            <text:p>52329</text:p>
          </table:table-cell>
          <table:table-cell office:value-type="float" office:value="97296" table:style-name="ce3">
            <text:p>97296</text:p>
          </table:table-cell>
          <table:table-cell office:value-type="float" office:value="97462" table:style-name="ce3">
            <text:p>97462</text:p>
          </table:table-cell>
          <table:table-cell office:value-type="float" office:value="166" table:formula="of:=ABS([.D978]-[.C978])" table:style-name="ce3">
            <text:p>166</text:p>
          </table:table-cell>
          <table:table-cell office:value-type="float" office:value="97296" table:formula="of:=IFERROR(COM.MICROSOFT.SINGLE(__xludf.dummyfunction(&quot;&quot;&quot;COMPUTED_VALUE&quot;&quot;&quot;));97296)" table:style-name="ce3">
            <text:p>97296</text:p>
          </table:table-cell>
          <table:table-cell office:value-type="float" office:value="0" table:formula="of:=COUNTIF([.D$2:.D1977];[.F978])*[.F97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1091" table:style-name="ce2">
            <text:p>41091</text:p>
          </table:table-cell>
          <table:table-cell office:value-type="float" office:value="97452" table:style-name="ce2">
            <text:p>97452</text:p>
          </table:table-cell>
          <table:table-cell office:value-type="float" office:value="97392" table:style-name="ce3">
            <text:p>97392</text:p>
          </table:table-cell>
          <table:table-cell office:value-type="float" office:value="97519" table:style-name="ce3">
            <text:p>97519</text:p>
          </table:table-cell>
          <table:table-cell office:value-type="float" office:value="127" table:formula="of:=ABS([.D979]-[.C979])" table:style-name="ce3">
            <text:p>127</text:p>
          </table:table-cell>
          <table:table-cell office:value-type="float" office:value="97392" table:formula="of:=IFERROR(COM.MICROSOFT.SINGLE(__xludf.dummyfunction(&quot;&quot;&quot;COMPUTED_VALUE&quot;&quot;&quot;));97392)" table:style-name="ce3">
            <text:p>97392</text:p>
          </table:table-cell>
          <table:table-cell office:value-type="float" office:value="0" table:formula="of:=COUNTIF([.D$2:.D1978];[.F979])*[.F97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482" table:style-name="ce2">
            <text:p>32482</text:p>
          </table:table-cell>
          <table:table-cell office:value-type="float" office:value="31278" table:style-name="ce2">
            <text:p>31278</text:p>
          </table:table-cell>
          <table:table-cell office:value-type="float" office:value="97469" table:style-name="ce3">
            <text:p>97469</text:p>
          </table:table-cell>
          <table:table-cell office:value-type="float" office:value="97601" table:style-name="ce3">
            <text:p>97601</text:p>
          </table:table-cell>
          <table:table-cell office:value-type="float" office:value="132" table:formula="of:=ABS([.D980]-[.C980])" table:style-name="ce3">
            <text:p>132</text:p>
          </table:table-cell>
          <table:table-cell office:value-type="float" office:value="97469" table:formula="of:=IFERROR(COM.MICROSOFT.SINGLE(__xludf.dummyfunction(&quot;&quot;&quot;COMPUTED_VALUE&quot;&quot;&quot;));97469)" table:style-name="ce3">
            <text:p>97469</text:p>
          </table:table-cell>
          <table:table-cell office:value-type="float" office:value="0" table:formula="of:=COUNTIF([.D$2:.D1979];[.F980])*[.F98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4499" table:style-name="ce2">
            <text:p>44499</text:p>
          </table:table-cell>
          <table:table-cell office:value-type="float" office:value="83851" table:style-name="ce2">
            <text:p>83851</text:p>
          </table:table-cell>
          <table:table-cell office:value-type="float" office:value="97485" table:style-name="ce3">
            <text:p>97485</text:p>
          </table:table-cell>
          <table:table-cell office:value-type="float" office:value="97614" table:style-name="ce3">
            <text:p>97614</text:p>
          </table:table-cell>
          <table:table-cell office:value-type="float" office:value="129" table:formula="of:=ABS([.D981]-[.C981])" table:style-name="ce3">
            <text:p>129</text:p>
          </table:table-cell>
          <table:table-cell office:value-type="float" office:value="97485" table:formula="of:=IFERROR(COM.MICROSOFT.SINGLE(__xludf.dummyfunction(&quot;&quot;&quot;COMPUTED_VALUE&quot;&quot;&quot;));97485)" table:style-name="ce3">
            <text:p>97485</text:p>
          </table:table-cell>
          <table:table-cell office:value-type="float" office:value="0" table:formula="of:=COUNTIF([.D$2:.D1980];[.F981])*[.F98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050" table:style-name="ce2">
            <text:p>12050</text:p>
          </table:table-cell>
          <table:table-cell office:value-type="float" office:value="85447" table:style-name="ce2">
            <text:p>85447</text:p>
          </table:table-cell>
          <table:table-cell office:value-type="float" office:value="97541" table:style-name="ce3">
            <text:p>97541</text:p>
          </table:table-cell>
          <table:table-cell office:value-type="float" office:value="97917" table:style-name="ce3">
            <text:p>97917</text:p>
          </table:table-cell>
          <table:table-cell office:value-type="float" office:value="376" table:formula="of:=ABS([.D982]-[.C982])" table:style-name="ce3">
            <text:p>376</text:p>
          </table:table-cell>
          <table:table-cell office:value-type="float" office:value="97541" table:formula="of:=IFERROR(COM.MICROSOFT.SINGLE(__xludf.dummyfunction(&quot;&quot;&quot;COMPUTED_VALUE&quot;&quot;&quot;));97541)" table:style-name="ce3">
            <text:p>97541</text:p>
          </table:table-cell>
          <table:table-cell office:value-type="float" office:value="0" table:formula="of:=COUNTIF([.D$2:.D1981];[.F982])*[.F982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3469" table:style-name="ce2">
            <text:p>93469</text:p>
          </table:table-cell>
          <table:table-cell office:value-type="float" office:value="21599" table:style-name="ce2">
            <text:p>21599</text:p>
          </table:table-cell>
          <table:table-cell office:value-type="float" office:value="97777" table:style-name="ce3">
            <text:p>97777</text:p>
          </table:table-cell>
          <table:table-cell office:value-type="float" office:value="97934" table:style-name="ce3">
            <text:p>97934</text:p>
          </table:table-cell>
          <table:table-cell office:value-type="float" office:value="157" table:formula="of:=ABS([.D983]-[.C983])" table:style-name="ce3">
            <text:p>157</text:p>
          </table:table-cell>
          <table:table-cell office:value-type="float" office:value="97777" table:formula="of:=IFERROR(COM.MICROSOFT.SINGLE(__xludf.dummyfunction(&quot;&quot;&quot;COMPUTED_VALUE&quot;&quot;&quot;));97777)" table:style-name="ce3">
            <text:p>97777</text:p>
          </table:table-cell>
          <table:table-cell office:value-type="float" office:value="0" table:formula="of:=COUNTIF([.D$2:.D1982];[.F983])*[.F98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3286" table:style-name="ce2">
            <text:p>73286</text:p>
          </table:table-cell>
          <table:table-cell office:value-type="float" office:value="38522" table:style-name="ce2">
            <text:p>38522</text:p>
          </table:table-cell>
          <table:table-cell office:value-type="float" office:value="97778" table:style-name="ce3">
            <text:p>97778</text:p>
          </table:table-cell>
          <table:table-cell office:value-type="float" office:value="98017" table:style-name="ce3">
            <text:p>98017</text:p>
          </table:table-cell>
          <table:table-cell office:value-type="float" office:value="239" table:formula="of:=ABS([.D984]-[.C984])" table:style-name="ce3">
            <text:p>239</text:p>
          </table:table-cell>
          <table:table-cell office:value-type="float" office:value="97778" table:formula="of:=IFERROR(COM.MICROSOFT.SINGLE(__xludf.dummyfunction(&quot;&quot;&quot;COMPUTED_VALUE&quot;&quot;&quot;));97778)" table:style-name="ce3">
            <text:p>97778</text:p>
          </table:table-cell>
          <table:table-cell office:value-type="float" office:value="0" table:formula="of:=COUNTIF([.D$2:.D1983];[.F984])*[.F98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8923" table:style-name="ce2">
            <text:p>88923</text:p>
          </table:table-cell>
          <table:table-cell office:value-type="float" office:value="81268" table:style-name="ce2">
            <text:p>81268</text:p>
          </table:table-cell>
          <table:table-cell office:value-type="float" office:value="97903" table:style-name="ce3">
            <text:p>97903</text:p>
          </table:table-cell>
          <table:table-cell office:value-type="float" office:value="98106" table:style-name="ce3">
            <text:p>98106</text:p>
          </table:table-cell>
          <table:table-cell office:value-type="float" office:value="203" table:formula="of:=ABS([.D985]-[.C985])" table:style-name="ce3">
            <text:p>203</text:p>
          </table:table-cell>
          <table:table-cell office:value-type="float" office:value="97903" table:formula="of:=IFERROR(COM.MICROSOFT.SINGLE(__xludf.dummyfunction(&quot;&quot;&quot;COMPUTED_VALUE&quot;&quot;&quot;));97903)" table:style-name="ce3">
            <text:p>97903</text:p>
          </table:table-cell>
          <table:table-cell office:value-type="float" office:value="0" table:formula="of:=COUNTIF([.D$2:.D1984];[.F985])*[.F98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0527" table:style-name="ce2">
            <text:p>20527</text:p>
          </table:table-cell>
          <table:table-cell office:value-type="float" office:value="29605" table:style-name="ce2">
            <text:p>29605</text:p>
          </table:table-cell>
          <table:table-cell office:value-type="float" office:value="97964" table:style-name="ce3">
            <text:p>97964</text:p>
          </table:table-cell>
          <table:table-cell office:value-type="float" office:value="98463" table:style-name="ce3">
            <text:p>98463</text:p>
          </table:table-cell>
          <table:table-cell office:value-type="float" office:value="499" table:formula="of:=ABS([.D986]-[.C986])" table:style-name="ce3">
            <text:p>499</text:p>
          </table:table-cell>
          <table:table-cell office:value-type="float" office:value="97964" table:formula="of:=IFERROR(COM.MICROSOFT.SINGLE(__xludf.dummyfunction(&quot;&quot;&quot;COMPUTED_VALUE&quot;&quot;&quot;));97964)" table:style-name="ce3">
            <text:p>97964</text:p>
          </table:table-cell>
          <table:table-cell office:value-type="float" office:value="0" table:formula="of:=COUNTIF([.D$2:.D1985];[.F986])*[.F98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3959" table:style-name="ce2">
            <text:p>83959</text:p>
          </table:table-cell>
          <table:table-cell office:value-type="float" office:value="57974" table:style-name="ce2">
            <text:p>57974</text:p>
          </table:table-cell>
          <table:table-cell office:value-type="float" office:value="98062" table:style-name="ce3">
            <text:p>98062</text:p>
          </table:table-cell>
          <table:table-cell office:value-type="float" office:value="98628" table:style-name="ce3">
            <text:p>98628</text:p>
          </table:table-cell>
          <table:table-cell office:value-type="float" office:value="566" table:formula="of:=ABS([.D987]-[.C987])" table:style-name="ce3">
            <text:p>566</text:p>
          </table:table-cell>
          <table:table-cell office:value-type="float" office:value="98062" table:formula="of:=IFERROR(COM.MICROSOFT.SINGLE(__xludf.dummyfunction(&quot;&quot;&quot;COMPUTED_VALUE&quot;&quot;&quot;));98062)" table:style-name="ce3">
            <text:p>98062</text:p>
          </table:table-cell>
          <table:table-cell office:value-type="float" office:value="0" table:formula="of:=COUNTIF([.D$2:.D1986];[.F987])*[.F98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2046" table:style-name="ce2">
            <text:p>92046</text:p>
          </table:table-cell>
          <table:table-cell office:value-type="float" office:value="83593" table:style-name="ce2">
            <text:p>83593</text:p>
          </table:table-cell>
          <table:table-cell office:value-type="float" office:value="98101" table:style-name="ce3">
            <text:p>98101</text:p>
          </table:table-cell>
          <table:table-cell office:value-type="float" office:value="98628" table:style-name="ce3">
            <text:p>98628</text:p>
          </table:table-cell>
          <table:table-cell office:value-type="float" office:value="527" table:formula="of:=ABS([.D988]-[.C988])" table:style-name="ce3">
            <text:p>527</text:p>
          </table:table-cell>
          <table:table-cell office:value-type="float" office:value="98101" table:formula="of:=IFERROR(COM.MICROSOFT.SINGLE(__xludf.dummyfunction(&quot;&quot;&quot;COMPUTED_VALUE&quot;&quot;&quot;));98101)" table:style-name="ce3">
            <text:p>98101</text:p>
          </table:table-cell>
          <table:table-cell office:value-type="float" office:value="0" table:formula="of:=COUNTIF([.D$2:.D1987];[.F988])*[.F98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7939" table:style-name="ce2">
            <text:p>67939</text:p>
          </table:table-cell>
          <table:table-cell office:value-type="float" office:value="99783" table:style-name="ce2">
            <text:p>99783</text:p>
          </table:table-cell>
          <table:table-cell office:value-type="float" office:value="98105" table:style-name="ce3">
            <text:p>98105</text:p>
          </table:table-cell>
          <table:table-cell office:value-type="float" office:value="98628" table:style-name="ce3">
            <text:p>98628</text:p>
          </table:table-cell>
          <table:table-cell office:value-type="float" office:value="523" table:formula="of:=ABS([.D989]-[.C989])" table:style-name="ce3">
            <text:p>523</text:p>
          </table:table-cell>
          <table:table-cell office:value-type="float" office:value="98105" table:formula="of:=IFERROR(COM.MICROSOFT.SINGLE(__xludf.dummyfunction(&quot;&quot;&quot;COMPUTED_VALUE&quot;&quot;&quot;));98105)" table:style-name="ce3">
            <text:p>98105</text:p>
          </table:table-cell>
          <table:table-cell office:value-type="float" office:value="0" table:formula="of:=COUNTIF([.D$2:.D1988];[.F989])*[.F98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2239" table:style-name="ce2">
            <text:p>42239</text:p>
          </table:table-cell>
          <table:table-cell office:value-type="float" office:value="53315" table:style-name="ce2">
            <text:p>53315</text:p>
          </table:table-cell>
          <table:table-cell office:value-type="float" office:value="98111" table:style-name="ce3">
            <text:p>98111</text:p>
          </table:table-cell>
          <table:table-cell office:value-type="float" office:value="98628" table:style-name="ce3">
            <text:p>98628</text:p>
          </table:table-cell>
          <table:table-cell office:value-type="float" office:value="517" table:formula="of:=ABS([.D990]-[.C990])" table:style-name="ce3">
            <text:p>517</text:p>
          </table:table-cell>
          <table:table-cell office:value-type="float" office:value="98111" table:formula="of:=IFERROR(COM.MICROSOFT.SINGLE(__xludf.dummyfunction(&quot;&quot;&quot;COMPUTED_VALUE&quot;&quot;&quot;));98111)" table:style-name="ce3">
            <text:p>98111</text:p>
          </table:table-cell>
          <table:table-cell office:value-type="float" office:value="0" table:formula="of:=COUNTIF([.D$2:.D1989];[.F990])*[.F99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6584" table:style-name="ce2">
            <text:p>56584</text:p>
          </table:table-cell>
          <table:table-cell office:value-type="float" office:value="16398" table:style-name="ce2">
            <text:p>16398</text:p>
          </table:table-cell>
          <table:table-cell office:value-type="float" office:value="98567" table:style-name="ce3">
            <text:p>98567</text:p>
          </table:table-cell>
          <table:table-cell office:value-type="float" office:value="98628" table:style-name="ce3">
            <text:p>98628</text:p>
          </table:table-cell>
          <table:table-cell office:value-type="float" office:value="61" table:formula="of:=ABS([.D991]-[.C991])" table:style-name="ce3">
            <text:p>61</text:p>
          </table:table-cell>
          <table:table-cell office:value-type="float" office:value="98567" table:formula="of:=IFERROR(COM.MICROSOFT.SINGLE(__xludf.dummyfunction(&quot;&quot;&quot;COMPUTED_VALUE&quot;&quot;&quot;));98567)" table:style-name="ce3">
            <text:p>98567</text:p>
          </table:table-cell>
          <table:table-cell office:value-type="float" office:value="0" table:formula="of:=COUNTIF([.D$2:.D1990];[.F991])*[.F991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0237" table:style-name="ce2">
            <text:p>70237</text:p>
          </table:table-cell>
          <table:table-cell office:value-type="float" office:value="21652" table:style-name="ce2">
            <text:p>21652</text:p>
          </table:table-cell>
          <table:table-cell office:value-type="float" office:value="98628" table:style-name="ce3">
            <text:p>98628</text:p>
          </table:table-cell>
          <table:table-cell office:value-type="float" office:value="98628" table:style-name="ce3">
            <text:p>98628</text:p>
          </table:table-cell>
          <table:table-cell office:value-type="float" office:value="0" table:formula="of:=ABS([.D992]-[.C992])" table:style-name="ce3">
            <text:p>0</text:p>
          </table:table-cell>
          <table:table-cell office:value-type="float" office:value="98628" table:formula="of:=IFERROR(COM.MICROSOFT.SINGLE(__xludf.dummyfunction(&quot;&quot;&quot;COMPUTED_VALUE&quot;&quot;&quot;));98628)" table:style-name="ce3">
            <text:p>98628</text:p>
          </table:table-cell>
          <table:table-cell office:value-type="float" office:value="591768" table:formula="of:=COUNTIF([.D$2:.D1991];[.F992])*[.F992]" table:style-name="ce3">
            <text:p>591768</text:p>
          </table:table-cell>
          <table:table-cell table:number-columns-repeated="16377"/>
        </table:table-row>
        <table:table-row table:style-name="ro1">
          <table:table-cell office:value-type="float" office:value="50928" table:style-name="ce2">
            <text:p>50928</text:p>
          </table:table-cell>
          <table:table-cell office:value-type="float" office:value="90582" table:style-name="ce2">
            <text:p>90582</text:p>
          </table:table-cell>
          <table:table-cell office:value-type="float" office:value="98707" table:style-name="ce3">
            <text:p>98707</text:p>
          </table:table-cell>
          <table:table-cell office:value-type="float" office:value="99011" table:style-name="ce3">
            <text:p>99011</text:p>
          </table:table-cell>
          <table:table-cell office:value-type="float" office:value="304" table:formula="of:=ABS([.D993]-[.C993])" table:style-name="ce3">
            <text:p>304</text:p>
          </table:table-cell>
          <table:table-cell office:value-type="float" office:value="98707" table:formula="of:=IFERROR(COM.MICROSOFT.SINGLE(__xludf.dummyfunction(&quot;&quot;&quot;COMPUTED_VALUE&quot;&quot;&quot;));98707)" table:style-name="ce3">
            <text:p>98707</text:p>
          </table:table-cell>
          <table:table-cell office:value-type="float" office:value="0" table:formula="of:=COUNTIF([.D$2:.D1992];[.F993])*[.F993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7632" table:style-name="ce2">
            <text:p>77632</text:p>
          </table:table-cell>
          <table:table-cell office:value-type="float" office:value="88216" table:style-name="ce2">
            <text:p>88216</text:p>
          </table:table-cell>
          <table:table-cell office:value-type="float" office:value="98860" table:style-name="ce3">
            <text:p>98860</text:p>
          </table:table-cell>
          <table:table-cell office:value-type="float" office:value="99263" table:style-name="ce3">
            <text:p>99263</text:p>
          </table:table-cell>
          <table:table-cell office:value-type="float" office:value="403" table:formula="of:=ABS([.D994]-[.C994])" table:style-name="ce3">
            <text:p>403</text:p>
          </table:table-cell>
          <table:table-cell office:value-type="float" office:value="98860" table:formula="of:=IFERROR(COM.MICROSOFT.SINGLE(__xludf.dummyfunction(&quot;&quot;&quot;COMPUTED_VALUE&quot;&quot;&quot;));98860)" table:style-name="ce3">
            <text:p>98860</text:p>
          </table:table-cell>
          <table:table-cell office:value-type="float" office:value="0" table:formula="of:=COUNTIF([.D$2:.D1993];[.F994])*[.F994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573" table:style-name="ce2">
            <text:p>59573</text:p>
          </table:table-cell>
          <table:table-cell office:value-type="float" office:value="94988" table:style-name="ce2">
            <text:p>94988</text:p>
          </table:table-cell>
          <table:table-cell office:value-type="float" office:value="98937" table:style-name="ce3">
            <text:p>98937</text:p>
          </table:table-cell>
          <table:table-cell office:value-type="float" office:value="99306" table:style-name="ce3">
            <text:p>99306</text:p>
          </table:table-cell>
          <table:table-cell office:value-type="float" office:value="369" table:formula="of:=ABS([.D995]-[.C995])" table:style-name="ce3">
            <text:p>369</text:p>
          </table:table-cell>
          <table:table-cell office:value-type="float" office:value="98937" table:formula="of:=IFERROR(COM.MICROSOFT.SINGLE(__xludf.dummyfunction(&quot;&quot;&quot;COMPUTED_VALUE&quot;&quot;&quot;));98937)" table:style-name="ce3">
            <text:p>98937</text:p>
          </table:table-cell>
          <table:table-cell office:value-type="float" office:value="0" table:formula="of:=COUNTIF([.D$2:.D1994];[.F995])*[.F995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4450" table:style-name="ce2">
            <text:p>94450</text:p>
          </table:table-cell>
          <table:table-cell office:value-type="float" office:value="36393" table:style-name="ce2">
            <text:p>36393</text:p>
          </table:table-cell>
          <table:table-cell office:value-type="float" office:value="99007" table:style-name="ce3">
            <text:p>99007</text:p>
          </table:table-cell>
          <table:table-cell office:value-type="float" office:value="99345" table:style-name="ce3">
            <text:p>99345</text:p>
          </table:table-cell>
          <table:table-cell office:value-type="float" office:value="338" table:formula="of:=ABS([.D996]-[.C996])" table:style-name="ce3">
            <text:p>338</text:p>
          </table:table-cell>
          <table:table-cell office:value-type="float" office:value="99007" table:formula="of:=IFERROR(COM.MICROSOFT.SINGLE(__xludf.dummyfunction(&quot;&quot;&quot;COMPUTED_VALUE&quot;&quot;&quot;));99007)" table:style-name="ce3">
            <text:p>99007</text:p>
          </table:table-cell>
          <table:table-cell office:value-type="float" office:value="0" table:formula="of:=COUNTIF([.D$2:.D1995];[.F996])*[.F996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3063" table:style-name="ce2">
            <text:p>43063</text:p>
          </table:table-cell>
          <table:table-cell office:value-type="float" office:value="91467" table:style-name="ce2">
            <text:p>91467</text:p>
          </table:table-cell>
          <table:table-cell office:value-type="float" office:value="99063" table:style-name="ce3">
            <text:p>99063</text:p>
          </table:table-cell>
          <table:table-cell office:value-type="float" office:value="99384" table:style-name="ce3">
            <text:p>99384</text:p>
          </table:table-cell>
          <table:table-cell office:value-type="float" office:value="321" table:formula="of:=ABS([.D997]-[.C997])" table:style-name="ce3">
            <text:p>321</text:p>
          </table:table-cell>
          <table:table-cell office:value-type="float" office:value="99063" table:formula="of:=IFERROR(COM.MICROSOFT.SINGLE(__xludf.dummyfunction(&quot;&quot;&quot;COMPUTED_VALUE&quot;&quot;&quot;));99063)" table:style-name="ce3">
            <text:p>99063</text:p>
          </table:table-cell>
          <table:table-cell office:value-type="float" office:value="0" table:formula="of:=COUNTIF([.D$2:.D1996];[.F997])*[.F997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95915" table:style-name="ce2">
            <text:p>95915</text:p>
          </table:table-cell>
          <table:table-cell office:value-type="float" office:value="28645" table:style-name="ce2">
            <text:p>28645</text:p>
          </table:table-cell>
          <table:table-cell office:value-type="float" office:value="99249" table:style-name="ce3">
            <text:p>99249</text:p>
          </table:table-cell>
          <table:table-cell office:value-type="float" office:value="99504" table:style-name="ce3">
            <text:p>99504</text:p>
          </table:table-cell>
          <table:table-cell office:value-type="float" office:value="255" table:formula="of:=ABS([.D998]-[.C998])" table:style-name="ce3">
            <text:p>255</text:p>
          </table:table-cell>
          <table:table-cell office:value-type="float" office:value="99249" table:formula="of:=IFERROR(COM.MICROSOFT.SINGLE(__xludf.dummyfunction(&quot;&quot;&quot;COMPUTED_VALUE&quot;&quot;&quot;));99249)" table:style-name="ce3">
            <text:p>99249</text:p>
          </table:table-cell>
          <table:table-cell office:value-type="float" office:value="0" table:formula="of:=COUNTIF([.D$2:.D1997];[.F998])*[.F998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8977" table:style-name="ce2">
            <text:p>18977</text:p>
          </table:table-cell>
          <table:table-cell office:value-type="float" office:value="63414" table:style-name="ce2">
            <text:p>63414</text:p>
          </table:table-cell>
          <table:table-cell office:value-type="float" office:value="99720" table:style-name="ce3">
            <text:p>99720</text:p>
          </table:table-cell>
          <table:table-cell office:value-type="float" office:value="99708" table:style-name="ce3">
            <text:p>99708</text:p>
          </table:table-cell>
          <table:table-cell office:value-type="float" office:value="12" table:formula="of:=ABS([.D999]-[.C999])" table:style-name="ce3">
            <text:p>12</text:p>
          </table:table-cell>
          <table:table-cell office:value-type="float" office:value="99720" table:formula="of:=IFERROR(COM.MICROSOFT.SINGLE(__xludf.dummyfunction(&quot;&quot;&quot;COMPUTED_VALUE&quot;&quot;&quot;));99720)" table:style-name="ce3">
            <text:p>99720</text:p>
          </table:table-cell>
          <table:table-cell office:value-type="float" office:value="0" table:formula="of:=COUNTIF([.D$2:.D1998];[.F999])*[.F999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59673" table:style-name="ce2">
            <text:p>59673</text:p>
          </table:table-cell>
          <table:table-cell office:value-type="float" office:value="96558" table:style-name="ce2">
            <text:p>96558</text:p>
          </table:table-cell>
          <table:table-cell office:value-type="float" office:value="99853" table:style-name="ce3">
            <text:p>99853</text:p>
          </table:table-cell>
          <table:table-cell office:value-type="float" office:value="99783" table:style-name="ce3">
            <text:p>99783</text:p>
          </table:table-cell>
          <table:table-cell office:value-type="float" office:value="70" table:formula="of:=ABS([.D1000]-[.C1000])" table:style-name="ce3">
            <text:p>70</text:p>
          </table:table-cell>
          <table:table-cell office:value-type="float" office:value="99853" table:formula="of:=IFERROR(COM.MICROSOFT.SINGLE(__xludf.dummyfunction(&quot;&quot;&quot;COMPUTED_VALUE&quot;&quot;&quot;));99853)" table:style-name="ce3">
            <text:p>99853</text:p>
          </table:table-cell>
          <table:table-cell office:value-type="float" office:value="0" table:formula="of:=COUNTIF([.D$2:.D1999];[.F1000])*[.F1000]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73123" table:style-name="ce2">
            <text:p>73123</text:p>
          </table:table-cell>
          <table:table-cell office:value-type="float" office:value="12635" table:style-name="ce2">
            <text:p>12635</text:p>
          </table:table-cell>
          <table:table-cell office:value-type="float" office:value="99956" table:style-name="ce3">
            <text:p>99956</text:p>
          </table:table-cell>
          <table:table-cell office:value-type="float" office:value="99809" table:style-name="ce3">
            <text:p>99809</text:p>
          </table:table-cell>
          <table:table-cell office:value-type="float" office:value="147" table:formula="of:=ABS([.D1001]-[.C1001])" table:style-name="ce3">
            <text:p>147</text:p>
          </table:table-cell>
          <table:table-cell office:value-type="float" office:value="99956" table:formula="of:=IFERROR(COM.MICROSOFT.SINGLE(__xludf.dummyfunction(&quot;&quot;&quot;COMPUTED_VALUE&quot;&quot;&quot;));99956)" table:style-name="ce3">
            <text:p>99956</text:p>
          </table:table-cell>
          <table:table-cell office:value-type="float" office:value="0" table:formula="of:=COUNTIF([.D$2:.D2000];[.F1001])*[.F1001]" table:style-name="ce3">
            <text:p>0</text:p>
          </table:table-cell>
          <table:table-cell table:number-columns-repeated="16377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Ben Wright</dc:creator>
    <dc:date>2024-12-03T21:29:00Z</dc:date>
  </office:meta>
</office:document-meta>
</file>